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 style:data-style-name="N120"/>
    <style:style style:name="ce4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ce4"/>
        <table:table-column table:style-name="co5" table:default-cell-style-name="ce1"/>
        <table:table-column table:style-name="co8" table:number-columns-repeated="2" table:default-cell-style-name="Default"/>
        <table:table-row table:style-name="ro1">
          <table:table-cell office:value-type="float" office:value="427" calcext:value-type="float">
            <text:p>427</text:p>
          </table:table-cell>
          <table:table-cell table:number-columns-repeated="2" table:style-name="ce2" office:value-type="string" calcext:value-type="string">
            <text:p>3423</text:p>
          </table:table-cell>
          <table:table-cell office:value-type="float" office:value="444.9" calcext:value-type="float">
            <text:p>444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2001-10-12</text:p>
          </table:table-cell>
          <table:table-cell office:value-type="float" office:value="444.709991455078" calcext:value-type="float">
            <text:p>444.709991455078000</text:p>
          </table:table-cell>
          <table:table-cell office:value-type="float" office:value="-19.0008544921852" calcext:value-type="float">
            <text:p>-19</text:p>
          </table:table-cell>
          <table:table-cell table:style-name="ce1" table:formula="of:=ABS([.K1])" office:value-type="float" office:value="19.0008544921852" calcext:value-type="float">
            <text:p>1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table:style-name="ce2" office:value-type="string" calcext:value-type="string">
            <text:p>3425</text:p>
          </table:table-cell>
          <table:table-cell office:value-type="float" office:value="449.28" calcext:value-type="float">
            <text:p>449.2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2001-10-12</text:p>
          </table:table-cell>
          <table:table-cell office:value-type="float" office:value="449.470001220703" calcext:value-type="float">
            <text:p>449.470001220703000</text:p>
          </table:table-cell>
          <table:table-cell office:value-type="float" office:value="19.0001220703152" calcext:value-type="float">
            <text:p>19</text:p>
          </table:table-cell>
          <table:table-cell table:style-name="ce1" table:formula="of:=ABS([.K2])" office:value-type="float" office:value="19.0001220703152" calcext:value-type="float">
            <text:p>1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table:style-name="ce2" office:value-type="string" calcext:value-type="string">
            <text:p>3424</text:p>
          </table:table-cell>
          <table:table-cell office:value-type="float" office:value="446.57" calcext:value-type="float">
            <text:p>446.5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2001-10-12</text:p>
          </table:table-cell>
          <table:table-cell office:value-type="float" office:value="446.75" calcext:value-type="float">
            <text:p>446.750000000000000</text:p>
          </table:table-cell>
          <table:table-cell office:value-type="float" office:value="18.0000000000007" calcext:value-type="float">
            <text:p>18</text:p>
          </table:table-cell>
          <table:table-cell table:style-name="ce1" table:formula="of:=ABS([.K3])" office:value-type="float" office:value="18.0000000000007" calcext:value-type="float">
            <text:p>18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table:style-name="ce2" office:value-type="string" calcext:value-type="string">
            <text:p>3720</text:p>
          </table:table-cell>
          <table:table-cell office:value-type="float" office:value="497.397" calcext:value-type="float">
            <text:p>497.39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7.380004882812" calcext:value-type="float">
            <text:p>497.380004882812000</text:p>
          </table:table-cell>
          <table:table-cell office:value-type="float" office:value="-1.69951171874914" calcext:value-type="float">
            <text:p>-2</text:p>
          </table:table-cell>
          <table:table-cell table:style-name="ce1" table:formula="of:=ABS([.K4])" office:value-type="float" office:value="1.69951171874914" calcext:value-type="float">
            <text:p>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table:style-name="ce2" office:value-type="string" calcext:value-type="string">
            <text:p>3715</text:p>
          </table:table-cell>
          <table:table-cell office:value-type="float" office:value="504.063" calcext:value-type="float">
            <text:p>504.06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3.920013427734" calcext:value-type="float">
            <text:p>503.920013427734000</text:p>
          </table:table-cell>
          <table:table-cell office:value-type="float" office:value="-14.2986572265613" calcext:value-type="float">
            <text:p>-14</text:p>
          </table:table-cell>
          <table:table-cell table:style-name="ce1" table:formula="of:=ABS([.K5])" office:value-type="float" office:value="14.2986572265613" calcext:value-type="float">
            <text:p>14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table:style-name="ce2" office:value-type="string" calcext:value-type="string">
            <text:p>3716</text:p>
          </table:table-cell>
          <table:table-cell office:value-type="float" office:value="503.192" calcext:value-type="float">
            <text:p>503.19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3.160003662109" calcext:value-type="float">
            <text:p>503.160003662109000</text:p>
          </table:table-cell>
          <table:table-cell office:value-type="float" office:value="-3.19963378906323" calcext:value-type="float">
            <text:p>-3</text:p>
          </table:table-cell>
          <table:table-cell table:style-name="ce1" table:formula="of:=ABS([.K6])" office:value-type="float" office:value="3.19963378906323" calcext:value-type="float">
            <text:p>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table:style-name="ce2" office:value-type="string" calcext:value-type="string">
            <text:p>3717</text:p>
          </table:table-cell>
          <table:table-cell office:value-type="float" office:value="502.072" calcext:value-type="float">
            <text:p>502.07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1.929992675781" calcext:value-type="float">
            <text:p>501.929992675781000</text:p>
          </table:table-cell>
          <table:table-cell office:value-type="float" office:value="-14.2007324218753" calcext:value-type="float">
            <text:p>-14</text:p>
          </table:table-cell>
          <table:table-cell table:style-name="ce1" table:formula="of:=ABS([.K7])" office:value-type="float" office:value="14.2007324218753" calcext:value-type="float">
            <text:p>14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table:style-name="ce2" office:value-type="string" calcext:value-type="string">
            <text:p>3718</text:p>
          </table:table-cell>
          <table:table-cell office:value-type="float" office:value="499.8" calcext:value-type="float">
            <text:p>499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9.559997558594" calcext:value-type="float">
            <text:p>499.559997558594000</text:p>
          </table:table-cell>
          <table:table-cell office:value-type="float" office:value="-24.0002441406261" calcext:value-type="float">
            <text:p>-24</text:p>
          </table:table-cell>
          <table:table-cell table:style-name="ce1" table:formula="of:=ABS([.K8])" office:value-type="float" office:value="24.0002441406261" calcext:value-type="float">
            <text:p>2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table:style-name="ce2" office:value-type="string" calcext:value-type="string">
            <text:p>3713</text:p>
          </table:table-cell>
          <table:table-cell office:value-type="float" office:value="504.724" calcext:value-type="float">
            <text:p>504.72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4.510009765625" calcext:value-type="float">
            <text:p>504.510009765625000</text:p>
          </table:table-cell>
          <table:table-cell office:value-type="float" office:value="-21.399023437499" calcext:value-type="float">
            <text:p>-21</text:p>
          </table:table-cell>
          <table:table-cell table:style-name="ce1" table:formula="of:=ABS([.K9])" office:value-type="float" office:value="21.399023437499" calcext:value-type="float">
            <text:p>2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table:style-name="ce2" office:value-type="string" calcext:value-type="string">
            <text:p>3712</text:p>
          </table:table-cell>
          <table:table-cell office:value-type="float" office:value="504.65" calcext:value-type="float">
            <text:p>504.6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4.450012207031" calcext:value-type="float">
            <text:p>504.450012207031000</text:p>
          </table:table-cell>
          <table:table-cell office:value-type="float" office:value="-19.9987792968727" calcext:value-type="float">
            <text:p>-20</text:p>
          </table:table-cell>
          <table:table-cell table:style-name="ce1" table:formula="of:=ABS([.K10])" office:value-type="float" office:value="19.9987792968727" calcext:value-type="float">
            <text:p>2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table:style-name="ce2" office:value-type="string" calcext:value-type="string">
            <text:p>3095</text:p>
          </table:table-cell>
          <table:table-cell office:value-type="float" office:value="544.08" calcext:value-type="float">
            <text:p>544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3.710021972656" calcext:value-type="float">
            <text:p>543.710021972656000</text:p>
          </table:table-cell>
          <table:table-cell office:value-type="float" office:value="-36.9978027343791" calcext:value-type="float">
            <text:p>-37</text:p>
          </table:table-cell>
          <table:table-cell table:style-name="ce1" table:formula="of:=ABS([.K11])" office:value-type="float" office:value="36.9978027343791" calcext:value-type="float">
            <text:p>3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table:style-name="ce2" office:value-type="string" calcext:value-type="string">
            <text:p>3092</text:p>
          </table:table-cell>
          <table:table-cell office:value-type="float" office:value="544.04" calcext:value-type="float">
            <text:p>544.0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3.919982910156" calcext:value-type="float">
            <text:p>543.919982910156000</text:p>
          </table:table-cell>
          <table:table-cell office:value-type="float" office:value="-12.0017089843714" calcext:value-type="float">
            <text:p>-12</text:p>
          </table:table-cell>
          <table:table-cell table:style-name="ce1" table:formula="of:=ABS([.K12])" office:value-type="float" office:value="12.0017089843714" calcext:value-type="float">
            <text:p>1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table:style-name="ce2" office:value-type="string" calcext:value-type="string">
            <text:p>3093</text:p>
          </table:table-cell>
          <table:table-cell office:value-type="float" office:value="543.98" calcext:value-type="float">
            <text:p>543.9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4.469970703125" calcext:value-type="float">
            <text:p>544.469970703125000</text:p>
          </table:table-cell>
          <table:table-cell office:value-type="float" office:value="48.9970703124982" calcext:value-type="float">
            <text:p>49</text:p>
          </table:table-cell>
          <table:table-cell table:style-name="ce1" table:formula="of:=ABS([.K13])" office:value-type="float" office:value="48.9970703124982" calcext:value-type="float">
            <text:p>49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table:style-name="ce2" office:value-type="string" calcext:value-type="string">
            <text:p>3724</text:p>
          </table:table-cell>
          <table:table-cell office:value-type="float" office:value="494.255" calcext:value-type="float">
            <text:p>494.255</text:p>
          </table:table-cell>
          <table:table-cell office:value-type="float" office:value="494.255" calcext:value-type="float">
            <text:p>494.255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179992675781" calcext:value-type="float">
            <text:p>494.179992675781000</text:p>
          </table:table-cell>
          <table:table-cell office:value-type="float" office:value="-7.50073242187455" calcext:value-type="float">
            <text:p>-8</text:p>
          </table:table-cell>
          <table:table-cell table:style-name="ce1" table:formula="of:=ABS([.K14])" office:value-type="float" office:value="7.50073242187455" calcext:value-type="float">
            <text:p>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table:style-name="ce2" office:value-type="string" calcext:value-type="string">
            <text:p>3725</text:p>
          </table:table-cell>
          <table:table-cell office:value-type="float" office:value="494.584" calcext:value-type="float">
            <text:p>494.584</text:p>
          </table:table-cell>
          <table:table-cell office:value-type="float" office:value="494.584" calcext:value-type="float">
            <text:p>494.584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390014648438" calcext:value-type="float">
            <text:p>494.390014648438000</text:p>
          </table:table-cell>
          <table:table-cell office:value-type="float" office:value="-19.3985351562503" calcext:value-type="float">
            <text:p>-19</text:p>
          </table:table-cell>
          <table:table-cell table:style-name="ce1" table:formula="of:=ABS([.K15])" office:value-type="float" office:value="19.3985351562503" calcext:value-type="float">
            <text:p>1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table:style-name="ce2" office:value-type="string" calcext:value-type="string">
            <text:p>3726</text:p>
          </table:table-cell>
          <table:table-cell office:value-type="float" office:value="494.503" calcext:value-type="float">
            <text:p>494.503</text:p>
          </table:table-cell>
          <table:table-cell office:value-type="float" office:value="494.503" calcext:value-type="float">
            <text:p>494.503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329986572266" calcext:value-type="float">
            <text:p>494.329986572266000</text:p>
          </table:table-cell>
          <table:table-cell office:value-type="float" office:value="-17.3013427734361" calcext:value-type="float">
            <text:p>-17</text:p>
          </table:table-cell>
          <table:table-cell table:style-name="ce1" table:formula="of:=ABS([.K16])" office:value-type="float" office:value="17.3013427734361" calcext:value-type="float">
            <text:p>1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table:style-name="ce2" office:value-type="string" calcext:value-type="string">
            <text:p>3727</text:p>
          </table:table-cell>
          <table:table-cell office:value-type="float" office:value="493.924" calcext:value-type="float">
            <text:p>493.924</text:p>
          </table:table-cell>
          <table:table-cell office:value-type="float" office:value="493.924" calcext:value-type="float">
            <text:p>493.924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109985351562" calcext:value-type="float">
            <text:p>494.109985351562000</text:p>
          </table:table-cell>
          <table:table-cell office:value-type="float" office:value="18.5985351562522" calcext:value-type="float">
            <text:p>19</text:p>
          </table:table-cell>
          <table:table-cell table:style-name="ce1" table:formula="of:=ABS([.K17])" office:value-type="float" office:value="18.5985351562522" calcext:value-type="float">
            <text:p>19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table:style-name="ce2" office:value-type="string" calcext:value-type="string">
            <text:p>3738</text:p>
          </table:table-cell>
          <table:table-cell office:value-type="float" office:value="484.471" calcext:value-type="float">
            <text:p>484.47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4.470001220703" calcext:value-type="float">
            <text:p>484.470001220703000</text:p>
          </table:table-cell>
          <table:table-cell office:value-type="float" office:value="-0.099877929687864" calcext:value-type="float">
            <text:p>0</text:p>
          </table:table-cell>
          <table:table-cell table:style-name="ce1" table:formula="of:=ABS([.K18])" office:value-type="float" office:value="0.099877929687864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table:style-name="ce2" office:value-type="string" calcext:value-type="string">
            <text:p>3739</text:p>
          </table:table-cell>
          <table:table-cell office:value-type="float" office:value="489.209" calcext:value-type="float">
            <text:p>489.20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8.899993896484" calcext:value-type="float">
            <text:p>488.899993896484000</text:p>
          </table:table-cell>
          <table:table-cell office:value-type="float" office:value="-30.9006103515628" calcext:value-type="float">
            <text:p>-31</text:p>
          </table:table-cell>
          <table:table-cell table:style-name="ce1" table:formula="of:=ABS([.K19])" office:value-type="float" office:value="30.9006103515628" calcext:value-type="float">
            <text:p>31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table:style-name="ce2" office:value-type="string" calcext:value-type="string">
            <text:p>3723</text:p>
          </table:table-cell>
          <table:table-cell office:value-type="float" office:value="494.916" calcext:value-type="float">
            <text:p>494.916</text:p>
          </table:table-cell>
          <table:table-cell office:value-type="float" office:value="494.916" calcext:value-type="float">
            <text:p>494.916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619995117188" calcext:value-type="float">
            <text:p>494.619995117188000</text:p>
          </table:table-cell>
          <table:table-cell office:value-type="float" office:value="-29.6004882812497" calcext:value-type="float">
            <text:p>-30</text:p>
          </table:table-cell>
          <table:table-cell table:style-name="ce1" table:formula="of:=ABS([.K20])" office:value-type="float" office:value="29.6004882812497" calcext:value-type="float">
            <text:p>3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table:style-name="ce2" office:value-type="string" calcext:value-type="string">
            <text:p>3737</text:p>
          </table:table-cell>
          <table:table-cell office:value-type="float" office:value="490.603" calcext:value-type="float">
            <text:p>490.6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0.630004882812" calcext:value-type="float">
            <text:p>490.630004882812000</text:p>
          </table:table-cell>
          <table:table-cell office:value-type="float" office:value="2.70048828124914" calcext:value-type="float">
            <text:p>3</text:p>
          </table:table-cell>
          <table:table-cell table:style-name="ce1" table:formula="of:=ABS([.K21])" office:value-type="float" office:value="2.70048828124914" calcext:value-type="float">
            <text:p>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table:style-name="ce2" office:value-type="string" calcext:value-type="string">
            <text:p>3736</text:p>
          </table:table-cell>
          <table:table-cell office:value-type="float" office:value="485.355" calcext:value-type="float">
            <text:p>485.35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5.410003662109" calcext:value-type="float">
            <text:p>485.410003662109000</text:p>
          </table:table-cell>
          <table:table-cell office:value-type="float" office:value="5.50036621093568" calcext:value-type="float">
            <text:p>6</text:p>
          </table:table-cell>
          <table:table-cell table:style-name="ce1" table:formula="of:=ABS([.K22])" office:value-type="float" office:value="5.50036621093568" calcext:value-type="float">
            <text:p>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table:style-name="ce2" office:value-type="string" calcext:value-type="string">
            <text:p>3722</text:p>
          </table:table-cell>
          <table:table-cell office:value-type="float" office:value="495.545" calcext:value-type="float">
            <text:p>495.54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489990234375" calcext:value-type="float">
            <text:p>495.489990234375000</text:p>
          </table:table-cell>
          <table:table-cell office:value-type="float" office:value="-5.50097656250159" calcext:value-type="float">
            <text:p>-6</text:p>
          </table:table-cell>
          <table:table-cell table:style-name="ce1" table:formula="of:=ABS([.K23])" office:value-type="float" office:value="5.50097656250159" calcext:value-type="float">
            <text:p>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table:style-name="ce2" office:value-type="string" calcext:value-type="string">
            <text:p>3734</text:p>
          </table:table-cell>
          <table:table-cell office:value-type="float" office:value="478.041" calcext:value-type="float">
            <text:p>478.04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7.950012207031" calcext:value-type="float">
            <text:p>477.950012207031000</text:p>
          </table:table-cell>
          <table:table-cell office:value-type="float" office:value="-9.09877929687468" calcext:value-type="float">
            <text:p>-9</text:p>
          </table:table-cell>
          <table:table-cell table:style-name="ce1" table:formula="of:=ABS([.K24])" office:value-type="float" office:value="9.09877929687468" calcext:value-type="float">
            <text:p>9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table:style-name="ce2" office:value-type="string" calcext:value-type="string">
            <text:p>3735</text:p>
          </table:table-cell>
          <table:table-cell office:value-type="float" office:value="482.582" calcext:value-type="float">
            <text:p>482.58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2.510009765625" calcext:value-type="float">
            <text:p>482.510009765625000</text:p>
          </table:table-cell>
          <table:table-cell office:value-type="float" office:value="-7.19902343749936" calcext:value-type="float">
            <text:p>-7</text:p>
          </table:table-cell>
          <table:table-cell table:style-name="ce1" table:formula="of:=ABS([.K25])" office:value-type="float" office:value="7.19902343749936" calcext:value-type="float">
            <text:p>7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table:style-name="ce2" office:value-type="string" calcext:value-type="string">
            <text:p>3721</text:p>
          </table:table-cell>
          <table:table-cell office:value-type="float" office:value="496.291" calcext:value-type="float">
            <text:p>496.29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6.329986572266" calcext:value-type="float">
            <text:p>496.329986572266000</text:p>
          </table:table-cell>
          <table:table-cell office:value-type="float" office:value="3.89865722656282" calcext:value-type="float">
            <text:p>4</text:p>
          </table:table-cell>
          <table:table-cell table:style-name="ce1" table:formula="of:=ABS([.K26])" office:value-type="float" office:value="3.89865722656282" calcext:value-type="float">
            <text:p>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table:style-name="ce2" office:value-type="string" calcext:value-type="string">
            <text:p>3731</text:p>
          </table:table-cell>
          <table:table-cell office:value-type="float" office:value="496.105" calcext:value-type="float">
            <text:p>496.10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989990234375" calcext:value-type="float">
            <text:p>495.989990234375000</text:p>
          </table:table-cell>
          <table:table-cell office:value-type="float" office:value="-11.5009765625018" calcext:value-type="float">
            <text:p>-12</text:p>
          </table:table-cell>
          <table:table-cell table:style-name="ce1" table:formula="of:=ABS([.K27])" office:value-type="float" office:value="11.5009765625018" calcext:value-type="float">
            <text:p>1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table:style-name="ce2" office:value-type="string" calcext:value-type="string">
            <text:p>3732</text:p>
          </table:table-cell>
          <table:table-cell office:value-type="float" office:value="475.625" calcext:value-type="float">
            <text:p>475.62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679992675781" calcext:value-type="float">
            <text:p>475.679992675781000</text:p>
          </table:table-cell>
          <table:table-cell office:value-type="float" office:value="5.499267578125" calcext:value-type="float">
            <text:p>5</text:p>
          </table:table-cell>
          <table:table-cell table:style-name="ce1" table:formula="of:=ABS([.K28])" office:value-type="float" office:value="5.499267578125" calcext:value-type="float">
            <text:p>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table:style-name="ce2" office:value-type="string" calcext:value-type="string">
            <text:p>3733</text:p>
          </table:table-cell>
          <table:table-cell office:value-type="float" office:value="474.974" calcext:value-type="float">
            <text:p>474.97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070007324219" calcext:value-type="float">
            <text:p>475.070007324219000</text:p>
          </table:table-cell>
          <table:table-cell office:value-type="float" office:value="9.60073242187605" calcext:value-type="float">
            <text:p>10</text:p>
          </table:table-cell>
          <table:table-cell table:style-name="ce1" table:formula="of:=ABS([.K29])" office:value-type="float" office:value="9.60073242187605" calcext:value-type="float">
            <text:p>1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table:style-name="ce2" office:value-type="string" calcext:value-type="string">
            <text:p>3405</text:p>
          </table:table-cell>
          <table:table-cell office:value-type="float" office:value="454.86" calcext:value-type="float">
            <text:p>454.8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929992675781" calcext:value-type="float">
            <text:p>454.929992675781000</text:p>
          </table:table-cell>
          <table:table-cell office:value-type="float" office:value="6.99926757812364" calcext:value-type="float">
            <text:p>7</text:p>
          </table:table-cell>
          <table:table-cell table:style-name="ce1" table:formula="of:=ABS([.K30])" office:value-type="float" office:value="6.99926757812364" calcext:value-type="float">
            <text:p>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table:style-name="ce2" office:value-type="string" calcext:value-type="string">
            <text:p>3437</text:p>
          </table:table-cell>
          <table:table-cell office:value-type="float" office:value="454.421" calcext:value-type="float">
            <text:p>454.42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470001220703" calcext:value-type="float">
            <text:p>454.470001220703000</text:p>
          </table:table-cell>
          <table:table-cell office:value-type="float" office:value="4.90012207031327" calcext:value-type="float">
            <text:p>5</text:p>
          </table:table-cell>
          <table:table-cell table:style-name="ce1" table:formula="of:=ABS([.K31])" office:value-type="float" office:value="4.90012207031327" calcext:value-type="float">
            <text:p>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table:style-name="ce2" office:value-type="string" calcext:value-type="string">
            <text:p>3663</text:p>
          </table:table-cell>
          <table:table-cell office:value-type="float" office:value="455.539" calcext:value-type="float">
            <text:p>455.53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549987792969" calcext:value-type="float">
            <text:p>455.549987792969000</text:p>
          </table:table-cell>
          <table:table-cell office:value-type="float" office:value="1.09877929687627" calcext:value-type="float">
            <text:p>1</text:p>
          </table:table-cell>
          <table:table-cell table:style-name="ce1" table:formula="of:=ABS([.K32])" office:value-type="float" office:value="1.09877929687627" calcext:value-type="float">
            <text:p>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table:style-name="ce2" office:value-type="string" calcext:value-type="string">
            <text:p>3664</text:p>
          </table:table-cell>
          <table:table-cell office:value-type="float" office:value="455.24" calcext:value-type="float">
            <text:p>455.2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230010986328" calcext:value-type="float">
            <text:p>455.230010986328000</text:p>
          </table:table-cell>
          <table:table-cell office:value-type="float" office:value="-0.998901367188409" calcext:value-type="float">
            <text:p>-1</text:p>
          </table:table-cell>
          <table:table-cell table:style-name="ce1" table:formula="of:=ABS([.K33])" office:value-type="float" office:value="0.998901367188409" calcext:value-type="float">
            <text:p>1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table:style-name="ce2" office:value-type="string" calcext:value-type="string">
            <text:p>3623</text:p>
          </table:table-cell>
          <table:table-cell office:value-type="float" office:value="480.055" calcext:value-type="float">
            <text:p>480.05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0.089996337891" calcext:value-type="float">
            <text:p>480.089996337891000</text:p>
          </table:table-cell>
          <table:table-cell office:value-type="float" office:value="3.49963378906182" calcext:value-type="float">
            <text:p>3</text:p>
          </table:table-cell>
          <table:table-cell table:style-name="ce1" table:formula="of:=ABS([.K34])" office:value-type="float" office:value="3.49963378906182" calcext:value-type="float">
            <text:p>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table:style-name="ce2" office:value-type="string" calcext:value-type="string">
            <text:p>3379</text:p>
          </table:table-cell>
          <table:table-cell office:value-type="float" office:value="458.91" calcext:value-type="float">
            <text:p>458.910</text:p>
          </table:table-cell>
          <table:table-cell office:value-type="float" office:value="458.913" calcext:value-type="float">
            <text:p>458.913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019989013672" calcext:value-type="float">
            <text:p>459.019989013672000</text:p>
          </table:table-cell>
          <table:table-cell office:value-type="float" office:value="10.998901367185" calcext:value-type="float">
            <text:p>11</text:p>
          </table:table-cell>
          <table:table-cell table:style-name="ce1" table:formula="of:=ABS([.K35])" office:value-type="float" office:value="10.998901367185" calcext:value-type="float">
            <text:p>1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table:style-name="ce2" office:value-type="string" calcext:value-type="string">
            <text:p>3426</text:p>
          </table:table-cell>
          <table:table-cell office:value-type="float" office:value="452.26" calcext:value-type="float">
            <text:p>452.2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220001220703" calcext:value-type="float">
            <text:p>452.220001220703000</text:p>
          </table:table-cell>
          <table:table-cell office:value-type="float" office:value="-3.99987792968659" calcext:value-type="float">
            <text:p>-4</text:p>
          </table:table-cell>
          <table:table-cell table:style-name="ce1" table:formula="of:=ABS([.K36])" office:value-type="float" office:value="3.99987792968659" calcext:value-type="float">
            <text:p>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table:style-name="ce2" office:value-type="string" calcext:value-type="string">
            <text:p>3635</text:p>
          </table:table-cell>
          <table:table-cell office:value-type="float" office:value="468.78" calcext:value-type="float">
            <text:p>468.7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8.790008544922" calcext:value-type="float">
            <text:p>468.790008544922000</text:p>
          </table:table-cell>
          <table:table-cell office:value-type="float" office:value="1.00085449219023" calcext:value-type="float">
            <text:p>1</text:p>
          </table:table-cell>
          <table:table-cell table:style-name="ce1" table:formula="of:=ABS([.K37])" office:value-type="float" office:value="1.00085449219023" calcext:value-type="float">
            <text:p>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table:style-name="ce2" office:value-type="string" calcext:value-type="string">
            <text:p>3413</text:p>
          </table:table-cell>
          <table:table-cell office:value-type="float" office:value="455.38" calcext:value-type="float">
            <text:p>455.3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5" calcext:value-type="float">
            <text:p>455.500000000000000</text:p>
          </table:table-cell>
          <table:table-cell office:value-type="float" office:value="12.0000000000005" calcext:value-type="float">
            <text:p>12</text:p>
          </table:table-cell>
          <table:table-cell table:style-name="ce1" table:formula="of:=ABS([.K38])" office:value-type="float" office:value="12.0000000000005" calcext:value-type="float">
            <text:p>1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table:style-name="ce2" office:value-type="string" calcext:value-type="string">
            <text:p>3412</text:p>
          </table:table-cell>
          <table:table-cell office:value-type="float" office:value="454.737" calcext:value-type="float">
            <text:p>454.7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820007324219" calcext:value-type="float">
            <text:p>454.820007324219000</text:p>
          </table:table-cell>
          <table:table-cell office:value-type="float" office:value="8.30073242187268" calcext:value-type="float">
            <text:p>8</text:p>
          </table:table-cell>
          <table:table-cell table:style-name="ce1" table:formula="of:=ABS([.K39])" office:value-type="float" office:value="8.30073242187268" calcext:value-type="float">
            <text:p>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table:style-name="ce2" office:value-type="string" calcext:value-type="string">
            <text:p>3396</text:p>
          </table:table-cell>
          <table:table-cell office:value-type="float" office:value="455.46" calcext:value-type="float">
            <text:p>455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549987792969" calcext:value-type="float">
            <text:p>455.549987792969000</text:p>
          </table:table-cell>
          <table:table-cell office:value-type="float" office:value="8.99877929687705" calcext:value-type="float">
            <text:p>9</text:p>
          </table:table-cell>
          <table:table-cell table:style-name="ce1" table:formula="of:=ABS([.K40])" office:value-type="float" office:value="8.99877929687705" calcext:value-type="float">
            <text:p>9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table:style-name="ce2" office:value-type="string" calcext:value-type="string">
            <text:p>3378</text:p>
          </table:table-cell>
          <table:table-cell office:value-type="float" office:value="460.03" calcext:value-type="float">
            <text:p>460.0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070007324219" calcext:value-type="float">
            <text:p>460.070007324219000</text:p>
          </table:table-cell>
          <table:table-cell office:value-type="float" office:value="4.00073242187773" calcext:value-type="float">
            <text:p>4</text:p>
          </table:table-cell>
          <table:table-cell table:style-name="ce1" table:formula="of:=ABS([.K41])" office:value-type="float" office:value="4.00073242187773" calcext:value-type="float">
            <text:p>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table:style-name="ce2" office:value-type="string" calcext:value-type="string">
            <text:p>3377</text:p>
          </table:table-cell>
          <table:table-cell office:value-type="float" office:value="458.34" calcext:value-type="float">
            <text:p>458.3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8.399993896484" calcext:value-type="float">
            <text:p>458.399993896484000</text:p>
          </table:table-cell>
          <table:table-cell office:value-type="float" office:value="5.99938964844" calcext:value-type="float">
            <text:p>6</text:p>
          </table:table-cell>
          <table:table-cell table:style-name="ce1" table:formula="of:=ABS([.K42])" office:value-type="float" office:value="5.99938964844" calcext:value-type="float">
            <text:p>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table:style-name="ce2" office:value-type="string" calcext:value-type="string">
            <text:p>3376</text:p>
          </table:table-cell>
          <table:table-cell office:value-type="float" office:value="456.44" calcext:value-type="float">
            <text:p>456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549987792969" calcext:value-type="float">
            <text:p>456.549987792969000</text:p>
          </table:table-cell>
          <table:table-cell office:value-type="float" office:value="10.9987792968752" calcext:value-type="float">
            <text:p>11</text:p>
          </table:table-cell>
          <table:table-cell table:style-name="ce1" table:formula="of:=ABS([.K43])" office:value-type="float" office:value="10.9987792968752" calcext:value-type="float">
            <text:p>1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table:style-name="ce2" office:value-type="string" calcext:value-type="string">
            <text:p>3636</text:p>
          </table:table-cell>
          <table:table-cell office:value-type="float" office:value="474.66" calcext:value-type="float">
            <text:p>474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4.600006103516" calcext:value-type="float">
            <text:p>474.600006103516000</text:p>
          </table:table-cell>
          <table:table-cell office:value-type="float" office:value="-5.99938964844" calcext:value-type="float">
            <text:p>-6</text:p>
          </table:table-cell>
          <table:table-cell table:style-name="ce1" table:formula="of:=ABS([.K44])" office:value-type="float" office:value="5.99938964844" calcext:value-type="float">
            <text:p>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table:style-name="ce2" office:value-type="string" calcext:value-type="string">
            <text:p>3622</text:p>
          </table:table-cell>
          <table:table-cell office:value-type="float" office:value="473.469" calcext:value-type="float">
            <text:p>473.46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470001220703" calcext:value-type="float">
            <text:p>473.470001220703000</text:p>
          </table:table-cell>
          <table:table-cell office:value-type="float" office:value="0.100122070313091" calcext:value-type="float">
            <text:p>0</text:p>
          </table:table-cell>
          <table:table-cell table:style-name="ce1" table:formula="of:=ABS([.K45])" office:value-type="float" office:value="0.100122070313091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table:style-name="ce2" office:value-type="string" calcext:value-type="string">
            <text:p>3634</text:p>
          </table:table-cell>
          <table:table-cell office:value-type="float" office:value="477.881" calcext:value-type="float">
            <text:p>477.88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7.859985351562" calcext:value-type="float">
            <text:p>477.859985351562000</text:p>
          </table:table-cell>
          <table:table-cell office:value-type="float" office:value="-2.10146484374718" calcext:value-type="float">
            <text:p>-2</text:p>
          </table:table-cell>
          <table:table-cell table:style-name="ce1" table:formula="of:=ABS([.K46])" office:value-type="float" office:value="2.10146484374718" calcext:value-type="float">
            <text:p>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table:style-name="ce2" office:value-type="string" calcext:value-type="string">
            <text:p>3374</text:p>
          </table:table-cell>
          <table:table-cell office:value-type="float" office:value="454.4" calcext:value-type="float">
            <text:p>454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510009765625" calcext:value-type="float">
            <text:p>454.510009765625000</text:p>
          </table:table-cell>
          <table:table-cell office:value-type="float" office:value="11.0009765625023" calcext:value-type="float">
            <text:p>11</text:p>
          </table:table-cell>
          <table:table-cell table:style-name="ce1" table:formula="of:=ABS([.K47])" office:value-type="float" office:value="11.0009765625023" calcext:value-type="float">
            <text:p>11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table:style-name="ce2" office:value-type="string" calcext:value-type="string">
            <text:p>3584</text:p>
          </table:table-cell>
          <table:table-cell office:value-type="float" office:value="455.91" calcext:value-type="float">
            <text:p>455.9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959991455078" calcext:value-type="float">
            <text:p>455.959991455078000</text:p>
          </table:table-cell>
          <table:table-cell office:value-type="float" office:value="4.99914550781" calcext:value-type="float">
            <text:p>5</text:p>
          </table:table-cell>
          <table:table-cell table:style-name="ce1" table:formula="of:=ABS([.K48])" office:value-type="float" office:value="4.99914550781" calcext:value-type="float">
            <text:p>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table:style-name="ce2" office:value-type="string" calcext:value-type="string">
            <text:p>3585</text:p>
          </table:table-cell>
          <table:table-cell office:value-type="float" office:value="462.39" calcext:value-type="float">
            <text:p>462.3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359985351562" calcext:value-type="float">
            <text:p>462.359985351562000</text:p>
          </table:table-cell>
          <table:table-cell office:value-type="float" office:value="-3.00146484374864" calcext:value-type="float">
            <text:p>-3</text:p>
          </table:table-cell>
          <table:table-cell table:style-name="ce1" table:formula="of:=ABS([.K49])" office:value-type="float" office:value="3.00146484374864" calcext:value-type="float">
            <text:p>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table:style-name="ce2" office:value-type="string" calcext:value-type="string">
            <text:p>3729</text:p>
          </table:table-cell>
          <table:table-cell office:value-type="float" office:value="502.2" calcext:value-type="float">
            <text:p>502.2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2.149993896484" calcext:value-type="float">
            <text:p>502.149993896484000</text:p>
          </table:table-cell>
          <table:table-cell office:value-type="float" office:value="-5.00061035156136" calcext:value-type="float">
            <text:p>-5</text:p>
          </table:table-cell>
          <table:table-cell table:style-name="ce1" table:formula="of:=ABS([.K50])" office:value-type="float" office:value="5.00061035156136" calcext:value-type="float">
            <text:p>5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table:style-name="ce2" office:value-type="string" calcext:value-type="string">
            <text:p>3730</text:p>
          </table:table-cell>
          <table:table-cell office:value-type="float" office:value="497.467" calcext:value-type="float">
            <text:p>497.4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7.609985351562" calcext:value-type="float">
            <text:p>497.609985351562000</text:p>
          </table:table-cell>
          <table:table-cell office:value-type="float" office:value="14.2985351562515" calcext:value-type="float">
            <text:p>14</text:p>
          </table:table-cell>
          <table:table-cell table:style-name="ce1" table:formula="of:=ABS([.K51])" office:value-type="float" office:value="14.2985351562515" calcext:value-type="float">
            <text:p>1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table:style-name="ce2" office:value-type="string" calcext:value-type="string">
            <text:p>3707</text:p>
          </table:table-cell>
          <table:table-cell office:value-type="float" office:value="534.388" calcext:value-type="float">
            <text:p>534.38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4.409973144531" calcext:value-type="float">
            <text:p>534.409973144531000</text:p>
          </table:table-cell>
          <table:table-cell office:value-type="float" office:value="2.19731445312163" calcext:value-type="float">
            <text:p>2</text:p>
          </table:table-cell>
          <table:table-cell table:style-name="ce1" table:formula="of:=ABS([.K52])" office:value-type="float" office:value="2.19731445312163" calcext:value-type="float">
            <text:p>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table:style-name="ce2" office:value-type="string" calcext:value-type="string">
            <text:p>3088</text:p>
          </table:table-cell>
          <table:table-cell office:value-type="float" office:value="530.4" calcext:value-type="float">
            <text:p>530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0.419982910156" calcext:value-type="float">
            <text:p>530.419982910156000</text:p>
          </table:table-cell>
          <table:table-cell office:value-type="float" office:value="1.99829101562727" calcext:value-type="float">
            <text:p>2</text:p>
          </table:table-cell>
          <table:table-cell table:style-name="ce1" table:formula="of:=ABS([.K53])" office:value-type="float" office:value="1.99829101562727" calcext:value-type="float">
            <text:p>2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table:style-name="ce2" office:value-type="string" calcext:value-type="string">
            <text:p>3089</text:p>
          </table:table-cell>
          <table:table-cell office:value-type="float" office:value="532.83" calcext:value-type="float">
            <text:p>532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3.030029296875" calcext:value-type="float">
            <text:p>533.030029296875000</text:p>
          </table:table-cell>
          <table:table-cell office:value-type="float" office:value="20.0029296874959" calcext:value-type="float">
            <text:p>20</text:p>
          </table:table-cell>
          <table:table-cell table:style-name="ce1" table:formula="of:=ABS([.K54])" office:value-type="float" office:value="20.0029296874959" calcext:value-type="float">
            <text:p>2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table:style-name="ce2" office:value-type="string" calcext:value-type="string">
            <text:p>3709</text:p>
          </table:table-cell>
          <table:table-cell office:value-type="float" office:value="508.608" calcext:value-type="float">
            <text:p>508.60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8.260009765625" calcext:value-type="float">
            <text:p>508.260009765625000</text:p>
          </table:table-cell>
          <table:table-cell office:value-type="float" office:value="-34.7990234375004" calcext:value-type="float">
            <text:p>-35</text:p>
          </table:table-cell>
          <table:table-cell table:style-name="ce1" table:formula="of:=ABS([.K55])" office:value-type="float" office:value="34.7990234375004" calcext:value-type="float">
            <text:p>35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table:style-name="ce2" office:value-type="string" calcext:value-type="string">
            <text:p>3710</text:p>
          </table:table-cell>
          <table:table-cell office:value-type="float" office:value="507.115" calcext:value-type="float">
            <text:p>507.11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6.809997558594" calcext:value-type="float">
            <text:p>506.809997558594000</text:p>
          </table:table-cell>
          <table:table-cell office:value-type="float" office:value="-30.5002441406259" calcext:value-type="float">
            <text:p>-31</text:p>
          </table:table-cell>
          <table:table-cell table:style-name="ce1" table:formula="of:=ABS([.K56])" office:value-type="float" office:value="30.5002441406259" calcext:value-type="float">
            <text:p>31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table:style-name="ce2" office:value-type="string" calcext:value-type="string">
            <text:p>3708</text:p>
          </table:table-cell>
          <table:table-cell office:value-type="float" office:value="510.508" calcext:value-type="float">
            <text:p>510.50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0.190002441406" calcext:value-type="float">
            <text:p>510.190002441406000</text:p>
          </table:table-cell>
          <table:table-cell office:value-type="float" office:value="-31.7997558593731" calcext:value-type="float">
            <text:p>-32</text:p>
          </table:table-cell>
          <table:table-cell table:style-name="ce1" table:formula="of:=ABS([.K57])" office:value-type="float" office:value="31.7997558593731" calcext:value-type="float">
            <text:p>32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table:style-name="ce2" office:value-type="string" calcext:value-type="string">
            <text:p>3719</text:p>
          </table:table-cell>
          <table:table-cell office:value-type="float" office:value="498.815" calcext:value-type="float">
            <text:p>498.81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8.619995117188" calcext:value-type="float">
            <text:p>498.619995117188000</text:p>
          </table:table-cell>
          <table:table-cell office:value-type="float" office:value="-19.5004882812498" calcext:value-type="float">
            <text:p>-20</text:p>
          </table:table-cell>
          <table:table-cell table:style-name="ce1" table:formula="of:=ABS([.K58])" office:value-type="float" office:value="19.5004882812498" calcext:value-type="float">
            <text:p>2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table:style-name="ce2" office:value-type="string" calcext:value-type="string">
            <text:p>3740</text:p>
          </table:table-cell>
          <table:table-cell office:value-type="float" office:value="486.071" calcext:value-type="float">
            <text:p>486.07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6.130004882812" calcext:value-type="float">
            <text:p>486.130004882812000</text:p>
          </table:table-cell>
          <table:table-cell office:value-type="float" office:value="5.90048828124736" calcext:value-type="float">
            <text:p>6</text:p>
          </table:table-cell>
          <table:table-cell table:style-name="ce1" table:formula="of:=ABS([.K59])" office:value-type="float" office:value="5.90048828124736" calcext:value-type="float">
            <text:p>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table:style-name="ce2" office:value-type="string" calcext:value-type="string">
            <text:p>3624</text:p>
          </table:table-cell>
          <table:table-cell office:value-type="float" office:value="482.996" calcext:value-type="float">
            <text:p>482.99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3.140014648438" calcext:value-type="float">
            <text:p>483.140014648438000</text:p>
          </table:table-cell>
          <table:table-cell office:value-type="float" office:value="14.4014648437519" calcext:value-type="float">
            <text:p>14</text:p>
          </table:table-cell>
          <table:table-cell table:style-name="ce1" table:formula="of:=ABS([.K60])" office:value-type="float" office:value="14.4014648437519" calcext:value-type="float">
            <text:p>14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table:style-name="ce2" office:value-type="string" calcext:value-type="string">
            <text:p>3748</text:p>
          </table:table-cell>
          <table:table-cell office:value-type="float" office:value="469.243" calcext:value-type="float">
            <text:p>469.24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279998779297" calcext:value-type="float">
            <text:p>469.279998779297000</text:p>
          </table:table-cell>
          <table:table-cell office:value-type="float" office:value="3.699877929688" calcext:value-type="float">
            <text:p>4</text:p>
          </table:table-cell>
          <table:table-cell table:style-name="ce1" table:formula="of:=ABS([.K61])" office:value-type="float" office:value="3.699877929688" calcext:value-type="float">
            <text:p>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table:style-name="ce2" office:value-type="string" calcext:value-type="string">
            <text:p>3749</text:p>
          </table:table-cell>
          <table:table-cell office:value-type="float" office:value="465.245" calcext:value-type="float">
            <text:p>465.24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140014648438" calcext:value-type="float">
            <text:p>465.140014648438000</text:p>
          </table:table-cell>
          <table:table-cell office:value-type="float" office:value="-10.4985351562505" calcext:value-type="float">
            <text:p>-10</text:p>
          </table:table-cell>
          <table:table-cell table:style-name="ce1" table:formula="of:=ABS([.K62])" office:value-type="float" office:value="10.4985351562505" calcext:value-type="float">
            <text:p>1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table:style-name="ce2" office:value-type="string" calcext:value-type="string">
            <text:p>3750</text:p>
          </table:table-cell>
          <table:table-cell office:value-type="float" office:value="462.171" calcext:value-type="float">
            <text:p>462.17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170013427734" calcext:value-type="float">
            <text:p>462.170013427734000</text:p>
          </table:table-cell>
          <table:table-cell office:value-type="float" office:value="-0.098657226561727" calcext:value-type="float">
            <text:p>0</text:p>
          </table:table-cell>
          <table:table-cell table:style-name="ce1" table:formula="of:=ABS([.K63])" office:value-type="float" office:value="0.098657226561727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table:style-name="ce2" office:value-type="string" calcext:value-type="string">
            <text:p>3746</text:p>
          </table:table-cell>
          <table:table-cell office:value-type="float" office:value="475.868" calcext:value-type="float">
            <text:p>475.86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6.010009765625" calcext:value-type="float">
            <text:p>476.010009765625000</text:p>
          </table:table-cell>
          <table:table-cell office:value-type="float" office:value="14.2009765625005" calcext:value-type="float">
            <text:p>14</text:p>
          </table:table-cell>
          <table:table-cell table:style-name="ce1" table:formula="of:=ABS([.K64])" office:value-type="float" office:value="14.2009765625005" calcext:value-type="float">
            <text:p>1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table:style-name="ce2" office:value-type="string" calcext:value-type="string">
            <text:p>3625</text:p>
          </table:table-cell>
          <table:table-cell office:value-type="float" office:value="487.225" calcext:value-type="float">
            <text:p>487.22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7.170013427734" calcext:value-type="float">
            <text:p>487.170013427734000</text:p>
          </table:table-cell>
          <table:table-cell office:value-type="float" office:value="-5.49865722656477" calcext:value-type="float">
            <text:p>-5</text:p>
          </table:table-cell>
          <table:table-cell table:style-name="ce1" table:formula="of:=ABS([.K65])" office:value-type="float" office:value="5.49865722656477" calcext:value-type="float">
            <text:p>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table:style-name="ce2" office:value-type="string" calcext:value-type="string">
            <text:p>3632</text:p>
          </table:table-cell>
          <table:table-cell office:value-type="float" office:value="483.245" calcext:value-type="float">
            <text:p>483.24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3.279998779297" calcext:value-type="float">
            <text:p>483.279998779297000</text:p>
          </table:table-cell>
          <table:table-cell office:value-type="float" office:value="3.49987792968705" calcext:value-type="float">
            <text:p>3</text:p>
          </table:table-cell>
          <table:table-cell table:style-name="ce1" table:formula="of:=ABS([.K66])" office:value-type="float" office:value="3.49987792968705" calcext:value-type="float">
            <text:p>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table:style-name="ce2" office:value-type="string" calcext:value-type="string">
            <text:p>3747</text:p>
          </table:table-cell>
          <table:table-cell office:value-type="float" office:value="472.056" calcext:value-type="float">
            <text:p>472.05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2.109985351562" calcext:value-type="float">
            <text:p>472.109985351562000</text:p>
          </table:table-cell>
          <table:table-cell office:value-type="float" office:value="5.39853515625168" calcext:value-type="float">
            <text:p>5</text:p>
          </table:table-cell>
          <table:table-cell table:style-name="ce1" table:formula="of:=ABS([.K67])" office:value-type="float" office:value="5.39853515625168" calcext:value-type="float">
            <text:p>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table:style-name="ce2" office:value-type="string" calcext:value-type="string">
            <text:p>3626</text:p>
          </table:table-cell>
          <table:table-cell office:value-type="float" office:value="489.6" calcext:value-type="float">
            <text:p>489.6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9.649993896484" calcext:value-type="float">
            <text:p>489.649993896484000</text:p>
          </table:table-cell>
          <table:table-cell office:value-type="float" office:value="4.99938964843523" calcext:value-type="float">
            <text:p>5</text:p>
          </table:table-cell>
          <table:table-cell table:style-name="ce1" table:formula="of:=ABS([.K68])" office:value-type="float" office:value="4.99938964843523" calcext:value-type="float">
            <text:p>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table:style-name="ce2" office:value-type="string" calcext:value-type="string">
            <text:p>3627</text:p>
          </table:table-cell>
          <table:table-cell office:value-type="float" office:value="495.547" calcext:value-type="float">
            <text:p>495.54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579986572266" calcext:value-type="float">
            <text:p>495.579986572266000</text:p>
          </table:table-cell>
          <table:table-cell office:value-type="float" office:value="3.29865722655995" calcext:value-type="float">
            <text:p>3</text:p>
          </table:table-cell>
          <table:table-cell table:style-name="ce1" table:formula="of:=ABS([.K69])" office:value-type="float" office:value="3.29865722655995" calcext:value-type="float">
            <text:p>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table:style-name="ce2" office:value-type="string" calcext:value-type="string">
            <text:p>3620</text:p>
          </table:table-cell>
          <table:table-cell office:value-type="float" office:value="501.84" calcext:value-type="float">
            <text:p>501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1.940002441406" calcext:value-type="float">
            <text:p>501.940002441406000</text:p>
          </table:table-cell>
          <table:table-cell office:value-type="float" office:value="10.0002441406275" calcext:value-type="float">
            <text:p>10</text:p>
          </table:table-cell>
          <table:table-cell table:style-name="ce1" table:formula="of:=ABS([.K70])" office:value-type="float" office:value="10.0002441406275" calcext:value-type="float">
            <text:p>1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table:style-name="ce2" office:value-type="string" calcext:value-type="string">
            <text:p>3618</text:p>
          </table:table-cell>
          <table:table-cell office:value-type="float" office:value="500.07" calcext:value-type="float">
            <text:p>500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0.190002441406" calcext:value-type="float">
            <text:p>500.190002441406000</text:p>
          </table:table-cell>
          <table:table-cell office:value-type="float" office:value="12.0002441406257" calcext:value-type="float">
            <text:p>12</text:p>
          </table:table-cell>
          <table:table-cell table:style-name="ce1" table:formula="of:=ABS([.K71])" office:value-type="float" office:value="12.0002441406257" calcext:value-type="float">
            <text:p>1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table:style-name="ce2" office:value-type="string" calcext:value-type="string">
            <text:p>3619</text:p>
          </table:table-cell>
          <table:table-cell office:value-type="float" office:value="500.51" calcext:value-type="float">
            <text:p>500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0.600006103516" calcext:value-type="float">
            <text:p>500.600006103516000</text:p>
          </table:table-cell>
          <table:table-cell office:value-type="float" office:value="9.00061035156341" calcext:value-type="float">
            <text:p>9</text:p>
          </table:table-cell>
          <table:table-cell table:style-name="ce1" table:formula="of:=ABS([.K72])" office:value-type="float" office:value="9.00061035156341" calcext:value-type="float">
            <text:p>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table:style-name="ce2" office:value-type="string" calcext:value-type="string">
            <text:p>3628</text:p>
          </table:table-cell>
          <table:table-cell office:value-type="float" office:value="499.67" calcext:value-type="float">
            <text:p>499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9.820007324219" calcext:value-type="float">
            <text:p>499.820007324219000</text:p>
          </table:table-cell>
          <table:table-cell office:value-type="float" office:value="15.0007324218734" calcext:value-type="float">
            <text:p>15</text:p>
          </table:table-cell>
          <table:table-cell table:style-name="ce1" table:formula="of:=ABS([.K73])" office:value-type="float" office:value="15.0007324218734" calcext:value-type="float">
            <text:p>1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table:style-name="ce2" office:value-type="string" calcext:value-type="string">
            <text:p>3629</text:p>
          </table:table-cell>
          <table:table-cell office:value-type="float" office:value="497.89" calcext:value-type="float">
            <text:p>497.8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8.179992675781" calcext:value-type="float">
            <text:p>498.179992675781000</text:p>
          </table:table-cell>
          <table:table-cell office:value-type="float" office:value="28.9992675781264" calcext:value-type="float">
            <text:p>29</text:p>
          </table:table-cell>
          <table:table-cell table:style-name="ce1" table:formula="of:=ABS([.K74])" office:value-type="float" office:value="28.9992675781264" calcext:value-type="float">
            <text:p>2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table:style-name="ce2" office:value-type="string" calcext:value-type="string">
            <text:p>3630</text:p>
          </table:table-cell>
          <table:table-cell office:value-type="float" office:value="492.05" calcext:value-type="float">
            <text:p>492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2.119995117188" calcext:value-type="float">
            <text:p>492.119995117188000</text:p>
          </table:table-cell>
          <table:table-cell office:value-type="float" office:value="6.99951171874886" calcext:value-type="float">
            <text:p>7</text:p>
          </table:table-cell>
          <table:table-cell table:style-name="ce1" table:formula="of:=ABS([.K75])" office:value-type="float" office:value="6.99951171874886" calcext:value-type="float">
            <text:p>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table:style-name="ce2" office:value-type="string" calcext:value-type="string">
            <text:p>3637</text:p>
          </table:table-cell>
          <table:table-cell office:value-type="float" office:value="488.413" calcext:value-type="float">
            <text:p>488.41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8.459991455078" calcext:value-type="float">
            <text:p>488.459991455078000</text:p>
          </table:table-cell>
          <table:table-cell office:value-type="float" office:value="4.69914550781141" calcext:value-type="float">
            <text:p>5</text:p>
          </table:table-cell>
          <table:table-cell table:style-name="ce1" table:formula="of:=ABS([.K76])" office:value-type="float" office:value="4.69914550781141" calcext:value-type="float">
            <text:p>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table:style-name="ce2" office:value-type="string" calcext:value-type="string">
            <text:p>3640</text:p>
          </table:table-cell>
          <table:table-cell office:value-type="float" office:value="493.1" calcext:value-type="float">
            <text:p>493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3.200012207031" calcext:value-type="float">
            <text:p>493.200012207031000</text:p>
          </table:table-cell>
          <table:table-cell office:value-type="float" office:value="10.0012207031227" calcext:value-type="float">
            <text:p>10</text:p>
          </table:table-cell>
          <table:table-cell table:style-name="ce1" table:formula="of:=ABS([.K77])" office:value-type="float" office:value="10.0012207031227" calcext:value-type="float">
            <text:p>1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table:style-name="ce2" office:value-type="string" calcext:value-type="string">
            <text:p>3641</text:p>
          </table:table-cell>
          <table:table-cell office:value-type="float" office:value="493.8" calcext:value-type="float">
            <text:p>493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3.859985351562" calcext:value-type="float">
            <text:p>493.859985351562000</text:p>
          </table:table-cell>
          <table:table-cell office:value-type="float" office:value="5.99853515624886" calcext:value-type="float">
            <text:p>6</text:p>
          </table:table-cell>
          <table:table-cell table:style-name="ce1" table:formula="of:=ABS([.K78])" office:value-type="float" office:value="5.99853515624886" calcext:value-type="float">
            <text:p>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table:style-name="ce2" office:value-type="string" calcext:value-type="string">
            <text:p>3643</text:p>
          </table:table-cell>
          <table:table-cell office:value-type="float" office:value="489.87" calcext:value-type="float">
            <text:p>489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0.429992675781" calcext:value-type="float">
            <text:p>490.429992675781000</text:p>
          </table:table-cell>
          <table:table-cell office:value-type="float" office:value="55.9992675781245" calcext:value-type="float">
            <text:p>56</text:p>
          </table:table-cell>
          <table:table-cell table:style-name="ce1" table:formula="of:=ABS([.K79])" office:value-type="float" office:value="55.9992675781245" calcext:value-type="float">
            <text:p>5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table:style-name="ce2" office:value-type="string" calcext:value-type="string">
            <text:p>3728</text:p>
          </table:table-cell>
          <table:table-cell office:value-type="float" office:value="503.37" calcext:value-type="float">
            <text:p>503.3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3.489990234375" calcext:value-type="float">
            <text:p>503.489990234375000</text:p>
          </table:table-cell>
          <table:table-cell office:value-type="float" office:value="11.9990234374995" calcext:value-type="float">
            <text:p>12</text:p>
          </table:table-cell>
          <table:table-cell table:style-name="ce1" table:formula="of:=ABS([.K80])" office:value-type="float" office:value="11.9990234374995" calcext:value-type="float">
            <text:p>1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table:style-name="ce2" office:value-type="string" calcext:value-type="string">
            <text:p>3391</text:p>
          </table:table-cell>
          <table:table-cell office:value-type="float" office:value="485.387" calcext:value-type="float">
            <text:p>485.38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5.459991455078" calcext:value-type="float">
            <text:p>485.459991455078000</text:p>
          </table:table-cell>
          <table:table-cell office:value-type="float" office:value="7.29914550781245" calcext:value-type="float">
            <text:p>7</text:p>
          </table:table-cell>
          <table:table-cell table:style-name="ce1" table:formula="of:=ABS([.K81])" office:value-type="float" office:value="7.29914550781245" calcext:value-type="float">
            <text:p>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table:style-name="ce2" office:value-type="string" calcext:value-type="string">
            <text:p>3617</text:p>
          </table:table-cell>
          <table:table-cell office:value-type="float" office:value="500.33" calcext:value-type="float">
            <text:p>500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0.429992675781" calcext:value-type="float">
            <text:p>500.429992675781000</text:p>
          </table:table-cell>
          <table:table-cell office:value-type="float" office:value="9.99926757812659" calcext:value-type="float">
            <text:p>10</text:p>
          </table:table-cell>
          <table:table-cell table:style-name="ce1" table:formula="of:=ABS([.K82])" office:value-type="float" office:value="9.99926757812659" calcext:value-type="float">
            <text:p>1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table:style-name="ce2" office:value-type="string" calcext:value-type="string">
            <text:p>3390</text:p>
          </table:table-cell>
          <table:table-cell office:value-type="float" office:value="491.461" calcext:value-type="float">
            <text:p>491.46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1.510009765625" calcext:value-type="float">
            <text:p>491.510009765625000</text:p>
          </table:table-cell>
          <table:table-cell office:value-type="float" office:value="4.90097656249873" calcext:value-type="float">
            <text:p>5</text:p>
          </table:table-cell>
          <table:table-cell table:style-name="ce1" table:formula="of:=ABS([.K83])" office:value-type="float" office:value="4.90097656249873" calcext:value-type="float">
            <text:p>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table:style-name="ce2" office:value-type="string" calcext:value-type="string">
            <text:p>3616</text:p>
          </table:table-cell>
          <table:table-cell office:value-type="float" office:value="500.58" calcext:value-type="float">
            <text:p>500.5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0.690002441406" calcext:value-type="float">
            <text:p>500.690002441406000</text:p>
          </table:table-cell>
          <table:table-cell office:value-type="float" office:value="11.0002441406266" calcext:value-type="float">
            <text:p>11</text:p>
          </table:table-cell>
          <table:table-cell table:style-name="ce1" table:formula="of:=ABS([.K84])" office:value-type="float" office:value="11.0002441406266" calcext:value-type="float">
            <text:p>1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table:style-name="ce2" office:value-type="string" calcext:value-type="string">
            <text:p>3586</text:p>
          </table:table-cell>
          <table:table-cell office:value-type="float" office:value="483.884" calcext:value-type="float">
            <text:p>483.88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3.950012207031" calcext:value-type="float">
            <text:p>483.950012207031000</text:p>
          </table:table-cell>
          <table:table-cell office:value-type="float" office:value="6.60122070312354" calcext:value-type="float">
            <text:p>7</text:p>
          </table:table-cell>
          <table:table-cell table:style-name="ce1" table:formula="of:=ABS([.K85])" office:value-type="float" office:value="6.60122070312354" calcext:value-type="float">
            <text:p>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table:style-name="ce2" office:value-type="string" calcext:value-type="string">
            <text:p>3642</text:p>
          </table:table-cell>
          <table:table-cell office:value-type="float" office:value="493.99" calcext:value-type="float">
            <text:p>493.9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040008544922" calcext:value-type="float">
            <text:p>494.040008544922000</text:p>
          </table:table-cell>
          <table:table-cell office:value-type="float" office:value="5.00085449218659" calcext:value-type="float">
            <text:p>5</text:p>
          </table:table-cell>
          <table:table-cell table:style-name="ce1" table:formula="of:=ABS([.K86])" office:value-type="float" office:value="5.00085449218659" calcext:value-type="float">
            <text:p>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table:style-name="ce2" office:value-type="string" calcext:value-type="string">
            <text:p>3745</text:p>
          </table:table-cell>
          <table:table-cell office:value-type="float" office:value="508.39" calcext:value-type="float">
            <text:p>508.3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2.100006103516" calcext:value-type="float">
            <text:p>502.100006103516000</text:p>
          </table:table-cell>
          <table:table-cell office:value-type="float" office:value="-628.999389648436" calcext:value-type="float">
            <text:p>-629</text:p>
          </table:table-cell>
          <table:table-cell table:style-name="ce1" table:formula="of:=ABS([.K87])" office:value-type="float" office:value="628.999389648436" calcext:value-type="float">
            <text:p>62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table:style-name="ce2" office:value-type="string" calcext:value-type="string">
            <text:p>3744</text:p>
          </table:table-cell>
          <table:table-cell office:value-type="float" office:value="507.279" calcext:value-type="float">
            <text:p>507.27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7.209991455078" calcext:value-type="float">
            <text:p>507.209991455078000</text:p>
          </table:table-cell>
          <table:table-cell office:value-type="float" office:value="-6.90085449218714" calcext:value-type="float">
            <text:p>-7</text:p>
          </table:table-cell>
          <table:table-cell table:style-name="ce1" table:formula="of:=ABS([.K88])" office:value-type="float" office:value="6.90085449218714" calcext:value-type="float">
            <text:p>7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table:style-name="ce2" office:value-type="string" calcext:value-type="string">
            <text:p>3388</text:p>
          </table:table-cell>
          <table:table-cell office:value-type="float" office:value="499.5" calcext:value-type="float">
            <text:p>499.5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9.600006103516" calcext:value-type="float">
            <text:p>499.600006103516000</text:p>
          </table:table-cell>
          <table:table-cell office:value-type="float" office:value="10.0006103515625" calcext:value-type="float">
            <text:p>10</text:p>
          </table:table-cell>
          <table:table-cell table:style-name="ce1" table:formula="of:=ABS([.K89])" office:value-type="float" office:value="10.0006103515625" calcext:value-type="float">
            <text:p>1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table:style-name="ce2" office:value-type="string" calcext:value-type="string">
            <text:p>3389</text:p>
          </table:table-cell>
          <table:table-cell office:value-type="float" office:value="494.67" calcext:value-type="float">
            <text:p>494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660003662109" calcext:value-type="float">
            <text:p>494.660003662109000</text:p>
          </table:table-cell>
          <table:table-cell office:value-type="float" office:value="-0.999633789064092" calcext:value-type="float">
            <text:p>-1</text:p>
          </table:table-cell>
          <table:table-cell table:style-name="ce1" table:formula="of:=ABS([.K90])" office:value-type="float" office:value="0.999633789064092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table:style-name="ce2" office:value-type="string" calcext:value-type="string">
            <text:p>3387</text:p>
          </table:table-cell>
          <table:table-cell office:value-type="float" office:value="495.25" calcext:value-type="float">
            <text:p>495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329986572266" calcext:value-type="float">
            <text:p>495.329986572266000</text:p>
          </table:table-cell>
          <table:table-cell office:value-type="float" office:value="7.9986572265625" calcext:value-type="float">
            <text:p>8</text:p>
          </table:table-cell>
          <table:table-cell table:style-name="ce1" table:formula="of:=ABS([.K91])" office:value-type="float" office:value="7.9986572265625" calcext:value-type="float">
            <text:p>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table:style-name="ce2" office:value-type="string" calcext:value-type="string">
            <text:p>3560</text:p>
          </table:table-cell>
          <table:table-cell office:value-type="float" office:value="489.765" calcext:value-type="float">
            <text:p>489.76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9.829986572266" calcext:value-type="float">
            <text:p>489.829986572266000</text:p>
          </table:table-cell>
          <table:table-cell office:value-type="float" office:value="6.49865722656386" calcext:value-type="float">
            <text:p>6</text:p>
          </table:table-cell>
          <table:table-cell table:style-name="ce1" table:formula="of:=ABS([.K92])" office:value-type="float" office:value="6.49865722656386" calcext:value-type="float">
            <text:p>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table:style-name="ce2" office:value-type="string" calcext:value-type="string">
            <text:p>3569</text:p>
          </table:table-cell>
          <table:table-cell office:value-type="float" office:value="490.21" calcext:value-type="float">
            <text:p>490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0.269989013672" calcext:value-type="float">
            <text:p>490.269989013672000</text:p>
          </table:table-cell>
          <table:table-cell office:value-type="float" office:value="5.99890136718955" calcext:value-type="float">
            <text:p>6</text:p>
          </table:table-cell>
          <table:table-cell table:style-name="ce1" table:formula="of:=ABS([.K93])" office:value-type="float" office:value="5.99890136718955" calcext:value-type="float">
            <text:p>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table:style-name="ce2" office:value-type="string" calcext:value-type="string">
            <text:p>3743</text:p>
          </table:table-cell>
          <table:table-cell office:value-type="float" office:value="506.388" calcext:value-type="float">
            <text:p>506.38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6.559997558594" calcext:value-type="float">
            <text:p>506.559997558594000</text:p>
          </table:table-cell>
          <table:table-cell office:value-type="float" office:value="17.1997558593773" calcext:value-type="float">
            <text:p>17</text:p>
          </table:table-cell>
          <table:table-cell table:style-name="ce1" table:formula="of:=ABS([.K94])" office:value-type="float" office:value="17.1997558593773" calcext:value-type="float">
            <text:p>1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table:style-name="ce2" office:value-type="string" calcext:value-type="string">
            <text:p>3741</text:p>
          </table:table-cell>
          <table:table-cell office:value-type="float" office:value="519.036" calcext:value-type="float">
            <text:p>519.03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9.039978027344" calcext:value-type="float">
            <text:p>519.039978027344000</text:p>
          </table:table-cell>
          <table:table-cell office:value-type="float" office:value="0.397802734380548" calcext:value-type="float">
            <text:p>0</text:p>
          </table:table-cell>
          <table:table-cell table:style-name="ce1" table:formula="of:=ABS([.K95])" office:value-type="float" office:value="0.397802734380548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table:style-name="ce2" office:value-type="string" calcext:value-type="string">
            <text:p>3543</text:p>
          </table:table-cell>
          <table:table-cell office:value-type="float" office:value="492.56" calcext:value-type="float">
            <text:p>492.5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2.619995117188" calcext:value-type="float">
            <text:p>492.619995117188000</text:p>
          </table:table-cell>
          <table:table-cell office:value-type="float" office:value="5.99951171874977" calcext:value-type="float">
            <text:p>6</text:p>
          </table:table-cell>
          <table:table-cell table:style-name="ce1" table:formula="of:=ABS([.K96])" office:value-type="float" office:value="5.99951171874977" calcext:value-type="float">
            <text:p>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table:style-name="ce2" office:value-type="string" calcext:value-type="string">
            <text:p>3517</text:p>
          </table:table-cell>
          <table:table-cell office:value-type="float" office:value="495.627" calcext:value-type="float">
            <text:p>495.62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709991455078" calcext:value-type="float">
            <text:p>495.709991455078000</text:p>
          </table:table-cell>
          <table:table-cell office:value-type="float" office:value="8.29914550781155" calcext:value-type="float">
            <text:p>8</text:p>
          </table:table-cell>
          <table:table-cell table:style-name="ce1" table:formula="of:=ABS([.K97])" office:value-type="float" office:value="8.29914550781155" calcext:value-type="float">
            <text:p>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table:style-name="ce2" office:value-type="string" calcext:value-type="string">
            <text:p>3542</text:p>
          </table:table-cell>
          <table:table-cell office:value-type="float" office:value="526.305" calcext:value-type="float">
            <text:p>526.30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400024414062" calcext:value-type="float">
            <text:p>526.400024414062000</text:p>
          </table:table-cell>
          <table:table-cell office:value-type="float" office:value="9.502441406255" calcext:value-type="float">
            <text:p>10</text:p>
          </table:table-cell>
          <table:table-cell table:style-name="ce1" table:formula="of:=ABS([.K98])" office:value-type="float" office:value="9.502441406255" calcext:value-type="float">
            <text:p>1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table:style-name="ce2" office:value-type="string" calcext:value-type="string">
            <text:p>3106</text:p>
          </table:table-cell>
          <table:table-cell office:value-type="float" office:value="524.25" calcext:value-type="float">
            <text:p>524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4.190002441406" calcext:value-type="float">
            <text:p>524.190002441406000</text:p>
          </table:table-cell>
          <table:table-cell office:value-type="float" office:value="-5.999755859375" calcext:value-type="float">
            <text:p>-6</text:p>
          </table:table-cell>
          <table:table-cell table:style-name="ce1" table:formula="of:=ABS([.K99])" office:value-type="float" office:value="5.999755859375" calcext:value-type="float">
            <text:p>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table:style-name="ce2" office:value-type="string" calcext:value-type="string">
            <text:p>3540</text:p>
          </table:table-cell>
          <table:table-cell office:value-type="float" office:value="519.744" calcext:value-type="float">
            <text:p>519.74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9.659973144531" calcext:value-type="float">
            <text:p>519.659973144531000</text:p>
          </table:table-cell>
          <table:table-cell office:value-type="float" office:value="-8.40268554687782" calcext:value-type="float">
            <text:p>-8</text:p>
          </table:table-cell>
          <table:table-cell table:style-name="ce1" table:formula="of:=ABS([.K100])" office:value-type="float" office:value="8.40268554687782" calcext:value-type="float">
            <text:p>8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table:style-name="ce2" office:value-type="string" calcext:value-type="string">
            <text:p>3104</text:p>
          </table:table-cell>
          <table:table-cell office:value-type="float" office:value="514.34" calcext:value-type="float">
            <text:p>514.3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4.429992675781" calcext:value-type="float">
            <text:p>514.429992675781000</text:p>
          </table:table-cell>
          <table:table-cell office:value-type="float" office:value="8.99926757812182" calcext:value-type="float">
            <text:p>9</text:p>
          </table:table-cell>
          <table:table-cell table:style-name="ce1" table:formula="of:=ABS([.K101])" office:value-type="float" office:value="8.99926757812182" calcext:value-type="float">
            <text:p>9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table:style-name="ce2" office:value-type="string" calcext:value-type="string">
            <text:p>3087</text:p>
          </table:table-cell>
          <table:table-cell office:value-type="float" office:value="528.79" calcext:value-type="float">
            <text:p>528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8.630004882812" calcext:value-type="float">
            <text:p>528.630004882812000</text:p>
          </table:table-cell>
          <table:table-cell office:value-type="float" office:value="-15.9995117187464" calcext:value-type="float">
            <text:p>-16</text:p>
          </table:table-cell>
          <table:table-cell table:style-name="ce1" table:formula="of:=ABS([.K102])" office:value-type="float" office:value="15.9995117187464" calcext:value-type="float">
            <text:p>16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table:style-name="ce2" office:value-type="string" calcext:value-type="string">
            <text:p>3527</text:p>
          </table:table-cell>
          <table:table-cell office:value-type="float" office:value="502.249" calcext:value-type="float">
            <text:p>502.24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2.329986572266" calcext:value-type="float">
            <text:p>502.329986572266000</text:p>
          </table:table-cell>
          <table:table-cell office:value-type="float" office:value="8.09865722656014" calcext:value-type="float">
            <text:p>8</text:p>
          </table:table-cell>
          <table:table-cell table:style-name="ce1" table:formula="of:=ABS([.K103])" office:value-type="float" office:value="8.09865722656014" calcext:value-type="float">
            <text:p>8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table:style-name="ce2" office:value-type="string" calcext:value-type="string">
            <text:p>3103</text:p>
          </table:table-cell>
          <table:table-cell office:value-type="float" office:value="516.75" calcext:value-type="float">
            <text:p>516.7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6.700012207031" calcext:value-type="float">
            <text:p>516.700012207031000</text:p>
          </table:table-cell>
          <table:table-cell office:value-type="float" office:value="-4.998779296875" calcext:value-type="float">
            <text:p>-5</text:p>
          </table:table-cell>
          <table:table-cell table:style-name="ce1" table:formula="of:=ABS([.K104])" office:value-type="float" office:value="4.998779296875" calcext:value-type="float">
            <text:p>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table:style-name="ce2" office:value-type="string" calcext:value-type="string">
            <text:p>3526</text:p>
          </table:table-cell>
          <table:table-cell office:value-type="float" office:value="495.054" calcext:value-type="float">
            <text:p>495.05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119995117188" calcext:value-type="float">
            <text:p>495.119995117188000</text:p>
          </table:table-cell>
          <table:table-cell office:value-type="float" office:value="6.59951171875264" calcext:value-type="float">
            <text:p>7</text:p>
          </table:table-cell>
          <table:table-cell table:style-name="ce1" table:formula="of:=ABS([.K105])" office:value-type="float" office:value="6.59951171875264" calcext:value-type="float">
            <text:p>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table:style-name="ce2" office:value-type="string" calcext:value-type="string">
            <text:p>3525</text:p>
          </table:table-cell>
          <table:table-cell office:value-type="float" office:value="488.99" calcext:value-type="float">
            <text:p>488.9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8.929992675781" calcext:value-type="float">
            <text:p>488.929992675781000</text:p>
          </table:table-cell>
          <table:table-cell office:value-type="float" office:value="-6.00073242187591" calcext:value-type="float">
            <text:p>-6</text:p>
          </table:table-cell>
          <table:table-cell table:style-name="ce1" table:formula="of:=ABS([.K106])" office:value-type="float" office:value="6.00073242187591" calcext:value-type="float">
            <text:p>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table:style-name="ce2" office:value-type="string" calcext:value-type="string">
            <text:p>3100</text:p>
          </table:table-cell>
          <table:table-cell office:value-type="float" office:value="517.63" calcext:value-type="float">
            <text:p>517.6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7.419982910156" calcext:value-type="float">
            <text:p>517.419982910156000</text:p>
          </table:table-cell>
          <table:table-cell office:value-type="float" office:value="-21.0017089843745" calcext:value-type="float">
            <text:p>-21</text:p>
          </table:table-cell>
          <table:table-cell table:style-name="ce1" table:formula="of:=ABS([.K107])" office:value-type="float" office:value="21.0017089843745" calcext:value-type="float">
            <text:p>2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table:style-name="ce2" office:value-type="string" calcext:value-type="string">
            <text:p>3101</text:p>
          </table:table-cell>
          <table:table-cell office:value-type="float" office:value="514.94" calcext:value-type="float">
            <text:p>514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4.739990234375" calcext:value-type="float">
            <text:p>514.739990234375000</text:p>
          </table:table-cell>
          <table:table-cell office:value-type="float" office:value="-20.0009765625055" calcext:value-type="float">
            <text:p>-20</text:p>
          </table:table-cell>
          <table:table-cell table:style-name="ce1" table:formula="of:=ABS([.K108])" office:value-type="float" office:value="20.0009765625055" calcext:value-type="float">
            <text:p>2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table:style-name="ce2" office:value-type="string" calcext:value-type="string">
            <text:p>3081</text:p>
          </table:table-cell>
          <table:table-cell office:value-type="float" office:value="512.913" calcext:value-type="float">
            <text:p>512.91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2.840026855469" calcext:value-type="float">
            <text:p>512.840026855469000</text:p>
          </table:table-cell>
          <table:table-cell office:value-type="float" office:value="-7.29731445312609" calcext:value-type="float">
            <text:p>-7</text:p>
          </table:table-cell>
          <table:table-cell table:style-name="ce1" table:formula="of:=ABS([.K109])" office:value-type="float" office:value="7.29731445312609" calcext:value-type="float">
            <text:p>7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table:style-name="ce2" office:value-type="string" calcext:value-type="string">
            <text:p>3080</text:p>
          </table:table-cell>
          <table:table-cell office:value-type="float" office:value="498.914" calcext:value-type="float">
            <text:p>498.91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8.880004882812" calcext:value-type="float">
            <text:p>498.880004882812000</text:p>
          </table:table-cell>
          <table:table-cell office:value-type="float" office:value="-3.39951171874873" calcext:value-type="float">
            <text:p>-3</text:p>
          </table:table-cell>
          <table:table-cell table:style-name="ce1" table:formula="of:=ABS([.K110])" office:value-type="float" office:value="3.39951171874873" calcext:value-type="float">
            <text:p>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table:style-name="ce2" office:value-type="string" calcext:value-type="string">
            <text:p>3667</text:p>
          </table:table-cell>
          <table:table-cell office:value-type="float" office:value="453.16" calcext:value-type="float">
            <text:p>453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140014648438" calcext:value-type="float">
            <text:p>453.140014648438000</text:p>
          </table:table-cell>
          <table:table-cell office:value-type="float" office:value="-1.9985351562525" calcext:value-type="float">
            <text:p>-2</text:p>
          </table:table-cell>
          <table:table-cell table:style-name="ce1" table:formula="of:=ABS([.K111])" office:value-type="float" office:value="1.9985351562525" calcext:value-type="float">
            <text:p>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table:style-name="ce2" office:value-type="string" calcext:value-type="string">
            <text:p>3404</text:p>
          </table:table-cell>
          <table:table-cell office:value-type="float" office:value="453.723" calcext:value-type="float">
            <text:p>453.72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820007324219" calcext:value-type="float">
            <text:p>453.820007324219000</text:p>
          </table:table-cell>
          <table:table-cell office:value-type="float" office:value="9.70073242187368" calcext:value-type="float">
            <text:p>10</text:p>
          </table:table-cell>
          <table:table-cell table:style-name="ce1" table:formula="of:=ABS([.K112])" office:value-type="float" office:value="9.70073242187368" calcext:value-type="float">
            <text:p>1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table:style-name="ce2" office:value-type="string" calcext:value-type="string">
            <text:p>3403</text:p>
          </table:table-cell>
          <table:table-cell office:value-type="float" office:value="454.96" calcext:value-type="float">
            <text:p>454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" calcext:value-type="float">
            <text:p>455.000000000000000</text:p>
          </table:table-cell>
          <table:table-cell office:value-type="float" office:value="4.00000000000205" calcext:value-type="float">
            <text:p>4</text:p>
          </table:table-cell>
          <table:table-cell table:style-name="ce1" table:formula="of:=ABS([.K113])" office:value-type="float" office:value="4.00000000000205" calcext:value-type="float">
            <text:p>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table:style-name="ce2" office:value-type="string" calcext:value-type="string">
            <text:p>3402</text:p>
          </table:table-cell>
          <table:table-cell office:value-type="float" office:value="456.3" calcext:value-type="float">
            <text:p>456.3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5" calcext:value-type="float">
            <text:p>456.500000000000000</text:p>
          </table:table-cell>
          <table:table-cell office:value-type="float" office:value="19.9999999999989" calcext:value-type="float">
            <text:p>20</text:p>
          </table:table-cell>
          <table:table-cell table:style-name="ce1" table:formula="of:=ABS([.K114])" office:value-type="float" office:value="19.9999999999989" calcext:value-type="float">
            <text:p>2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table:style-name="ce2" office:value-type="string" calcext:value-type="string">
            <text:p>3306</text:p>
          </table:table-cell>
          <table:table-cell office:value-type="float" office:value="453.73" calcext:value-type="float">
            <text:p>453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809997558594" calcext:value-type="float">
            <text:p>453.809997558594000</text:p>
          </table:table-cell>
          <table:table-cell office:value-type="float" office:value="7.99975585937318" calcext:value-type="float">
            <text:p>8</text:p>
          </table:table-cell>
          <table:table-cell table:style-name="ce1" table:formula="of:=ABS([.K115])" office:value-type="float" office:value="7.99975585937318" calcext:value-type="float">
            <text:p>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table:style-name="ce2" office:value-type="string" calcext:value-type="string">
            <text:p>3400</text:p>
          </table:table-cell>
          <table:table-cell office:value-type="float" office:value="454.59" calcext:value-type="float">
            <text:p>454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670013427734" calcext:value-type="float">
            <text:p>454.670013427734000</text:p>
          </table:table-cell>
          <table:table-cell office:value-type="float" office:value="8.00134277344" calcext:value-type="float">
            <text:p>8</text:p>
          </table:table-cell>
          <table:table-cell table:style-name="ce1" table:formula="of:=ABS([.K116])" office:value-type="float" office:value="8.00134277344" calcext:value-type="float">
            <text:p>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table:style-name="ce2" office:value-type="string" calcext:value-type="string">
            <text:p>3399</text:p>
          </table:table-cell>
          <table:table-cell office:value-type="float" office:value="452.92" calcext:value-type="float">
            <text:p>452.9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010009765625" calcext:value-type="float">
            <text:p>453.010009765625000</text:p>
          </table:table-cell>
          <table:table-cell office:value-type="float" office:value="9.00097656249841" calcext:value-type="float">
            <text:p>9</text:p>
          </table:table-cell>
          <table:table-cell table:style-name="ce1" table:formula="of:=ABS([.K117])" office:value-type="float" office:value="9.00097656249841" calcext:value-type="float">
            <text:p>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table:style-name="ce2" office:value-type="string" calcext:value-type="string">
            <text:p>3665</text:p>
          </table:table-cell>
          <table:table-cell office:value-type="float" office:value="456.72" calcext:value-type="float">
            <text:p>456.7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709991455078" calcext:value-type="float">
            <text:p>456.709991455078000</text:p>
          </table:table-cell>
          <table:table-cell office:value-type="float" office:value="-1.00085449219023" calcext:value-type="float">
            <text:p>-1</text:p>
          </table:table-cell>
          <table:table-cell table:style-name="ce1" table:formula="of:=ABS([.K118])" office:value-type="float" office:value="1.00085449219023" calcext:value-type="float">
            <text:p>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table:style-name="ce2" office:value-type="string" calcext:value-type="string">
            <text:p>3406</text:p>
          </table:table-cell>
          <table:table-cell office:value-type="float" office:value="454.44" calcext:value-type="float">
            <text:p>454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239990234375" calcext:value-type="float">
            <text:p>455.239990234375000</text:p>
          </table:table-cell>
          <table:table-cell office:value-type="float" office:value="79.9990234375002" calcext:value-type="float">
            <text:p>80</text:p>
          </table:table-cell>
          <table:table-cell table:style-name="ce1" table:formula="of:=ABS([.K119])" office:value-type="float" office:value="79.9990234375002" calcext:value-type="float">
            <text:p>8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table:style-name="ce2" office:value-type="string" calcext:value-type="string">
            <text:p>3394</text:p>
          </table:table-cell>
          <table:table-cell office:value-type="float" office:value="470.1" calcext:value-type="float">
            <text:p>470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0.170013427734" calcext:value-type="float">
            <text:p>470.170013427734000</text:p>
          </table:table-cell>
          <table:table-cell office:value-type="float" office:value="7.00134277343523" calcext:value-type="float">
            <text:p>7</text:p>
          </table:table-cell>
          <table:table-cell table:style-name="ce1" table:formula="of:=ABS([.K120])" office:value-type="float" office:value="7.00134277343523" calcext:value-type="float">
            <text:p>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table:style-name="ce2" office:value-type="string" calcext:value-type="string">
            <text:p>3633</text:p>
          </table:table-cell>
          <table:table-cell office:value-type="float" office:value="473.57" calcext:value-type="float">
            <text:p>473.5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619995117188" calcext:value-type="float">
            <text:p>473.619995117188000</text:p>
          </table:table-cell>
          <table:table-cell office:value-type="float" office:value="4.99951171875068" calcext:value-type="float">
            <text:p>5</text:p>
          </table:table-cell>
          <table:table-cell table:style-name="ce1" table:formula="of:=ABS([.K121])" office:value-type="float" office:value="4.99951171875068" calcext:value-type="float">
            <text:p>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table:style-name="ce2" office:value-type="string" calcext:value-type="string">
            <text:p>3395</text:p>
          </table:table-cell>
          <table:table-cell office:value-type="float" office:value="462.45" calcext:value-type="float">
            <text:p>462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600006103516" calcext:value-type="float">
            <text:p>462.600006103516000</text:p>
          </table:table-cell>
          <table:table-cell office:value-type="float" office:value="15.0006103515636" calcext:value-type="float">
            <text:p>15</text:p>
          </table:table-cell>
          <table:table-cell table:style-name="ce1" table:formula="of:=ABS([.K122])" office:value-type="float" office:value="15.0006103515636" calcext:value-type="float">
            <text:p>1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table:style-name="ce2" office:value-type="string" calcext:value-type="string">
            <text:p>3639</text:p>
          </table:table-cell>
          <table:table-cell office:value-type="float" office:value="478.16" calcext:value-type="float">
            <text:p>478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8.220001220703" calcext:value-type="float">
            <text:p>478.220001220703000</text:p>
          </table:table-cell>
          <table:table-cell office:value-type="float" office:value="6.00012207031" calcext:value-type="float">
            <text:p>6</text:p>
          </table:table-cell>
          <table:table-cell table:style-name="ce1" table:formula="of:=ABS([.K123])" office:value-type="float" office:value="6.00012207031" calcext:value-type="float">
            <text:p>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table:style-name="ce2" office:value-type="string" calcext:value-type="string">
            <text:p>3988</text:p>
          </table:table-cell>
          <table:table-cell office:value-type="float" office:value="455.837" calcext:value-type="float">
            <text:p>455.8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910003662109" calcext:value-type="float">
            <text:p>455.910003662109000</text:p>
          </table:table-cell>
          <table:table-cell office:value-type="float" office:value="7.30036621093859" calcext:value-type="float">
            <text:p>7</text:p>
          </table:table-cell>
          <table:table-cell table:style-name="ce1" table:formula="of:=ABS([.K124])" office:value-type="float" office:value="7.30036621093859" calcext:value-type="float">
            <text:p>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table:style-name="ce2" office:value-type="string" calcext:value-type="string">
            <text:p>3989</text:p>
          </table:table-cell>
          <table:table-cell office:value-type="float" office:value="456.226" calcext:value-type="float">
            <text:p>456.22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269989013672" calcext:value-type="float">
            <text:p>456.269989013672000</text:p>
          </table:table-cell>
          <table:table-cell office:value-type="float" office:value="4.39890136718759" calcext:value-type="float">
            <text:p>4</text:p>
          </table:table-cell>
          <table:table-cell table:style-name="ce1" table:formula="of:=ABS([.K125])" office:value-type="float" office:value="4.39890136718759" calcext:value-type="float">
            <text:p>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table:style-name="ce2" office:value-type="string" calcext:value-type="string">
            <text:p>3596</text:p>
          </table:table-cell>
          <table:table-cell office:value-type="float" office:value="455.08" calcext:value-type="float">
            <text:p>455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410003662109" calcext:value-type="float">
            <text:p>455.410003662109000</text:p>
          </table:table-cell>
          <table:table-cell office:value-type="float" office:value="33.0003662109391" calcext:value-type="float">
            <text:p>33</text:p>
          </table:table-cell>
          <table:table-cell table:style-name="ce1" table:formula="of:=ABS([.K126])" office:value-type="float" office:value="33.0003662109391" calcext:value-type="float">
            <text:p>3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table:style-name="ce2" office:value-type="string" calcext:value-type="string">
            <text:p>3594</text:p>
          </table:table-cell>
          <table:table-cell office:value-type="float" office:value="455.74" calcext:value-type="float">
            <text:p>455.7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160003662109" calcext:value-type="float">
            <text:p>456.160003662109000</text:p>
          </table:table-cell>
          <table:table-cell office:value-type="float" office:value="42.0003662109366" calcext:value-type="float">
            <text:p>42</text:p>
          </table:table-cell>
          <table:table-cell table:style-name="ce1" table:formula="of:=ABS([.K127])" office:value-type="float" office:value="42.0003662109366" calcext:value-type="float">
            <text:p>4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table:style-name="ce2" office:value-type="string" calcext:value-type="string">
            <text:p>3593</text:p>
          </table:table-cell>
          <table:table-cell office:value-type="float" office:value="457.91" calcext:value-type="float">
            <text:p>457.9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859985351562" calcext:value-type="float">
            <text:p>457.859985351562000</text:p>
          </table:table-cell>
          <table:table-cell office:value-type="float" office:value="-5.0014648437525" calcext:value-type="float">
            <text:p>-5</text:p>
          </table:table-cell>
          <table:table-cell table:style-name="ce1" table:formula="of:=ABS([.K128])" office:value-type="float" office:value="5.0014648437525" calcext:value-type="float">
            <text:p>5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table:style-name="ce2" office:value-type="string" calcext:value-type="string">
            <text:p>3590</text:p>
          </table:table-cell>
          <table:table-cell office:value-type="float" office:value="461.229" calcext:value-type="float">
            <text:p>461.22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320007324219" calcext:value-type="float">
            <text:p>461.320007324219000</text:p>
          </table:table-cell>
          <table:table-cell office:value-type="float" office:value="9.1007324218765" calcext:value-type="float">
            <text:p>9</text:p>
          </table:table-cell>
          <table:table-cell table:style-name="ce1" table:formula="of:=ABS([.K129])" office:value-type="float" office:value="9.1007324218765" calcext:value-type="float">
            <text:p>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table:style-name="ce2" office:value-type="string" calcext:value-type="string">
            <text:p>3589</text:p>
          </table:table-cell>
          <table:table-cell office:value-type="float" office:value="462.94" calcext:value-type="float">
            <text:p>462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989990234375" calcext:value-type="float">
            <text:p>462.989990234375000</text:p>
          </table:table-cell>
          <table:table-cell office:value-type="float" office:value="4.99902343750023" calcext:value-type="float">
            <text:p>5</text:p>
          </table:table-cell>
          <table:table-cell table:style-name="ce1" table:formula="of:=ABS([.K130])" office:value-type="float" office:value="4.99902343750023" calcext:value-type="float">
            <text:p>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table:style-name="ce2" office:value-type="string" calcext:value-type="string">
            <text:p>3583</text:p>
          </table:table-cell>
          <table:table-cell office:value-type="float" office:value="458.11" calcext:value-type="float">
            <text:p>458.1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8.160003662109" calcext:value-type="float">
            <text:p>458.160003662109000</text:p>
          </table:table-cell>
          <table:table-cell office:value-type="float" office:value="5.00036621093614" calcext:value-type="float">
            <text:p>5</text:p>
          </table:table-cell>
          <table:table-cell table:style-name="ce1" table:formula="of:=ABS([.K131])" office:value-type="float" office:value="5.00036621093614" calcext:value-type="float">
            <text:p>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table:style-name="ce2" office:value-type="string" calcext:value-type="string">
            <text:p>3582</text:p>
          </table:table-cell>
          <table:table-cell office:value-type="float" office:value="463.37" calcext:value-type="float">
            <text:p>463.3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3.390014648438" calcext:value-type="float">
            <text:p>463.390014648438000</text:p>
          </table:table-cell>
          <table:table-cell office:value-type="float" office:value="2.00146484374955" calcext:value-type="float">
            <text:p>2</text:p>
          </table:table-cell>
          <table:table-cell table:style-name="ce1" table:formula="of:=ABS([.K132])" office:value-type="float" office:value="2.00146484374955" calcext:value-type="float">
            <text:p>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table:style-name="ce2" office:value-type="string" calcext:value-type="string">
            <text:p>3581</text:p>
          </table:table-cell>
          <table:table-cell office:value-type="float" office:value="467.807" calcext:value-type="float">
            <text:p>467.80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869995117188" calcext:value-type="float">
            <text:p>467.869995117188000</text:p>
          </table:table-cell>
          <table:table-cell office:value-type="float" office:value="6.29951171874836" calcext:value-type="float">
            <text:p>6</text:p>
          </table:table-cell>
          <table:table-cell table:style-name="ce1" table:formula="of:=ABS([.K133])" office:value-type="float" office:value="6.29951171874836" calcext:value-type="float">
            <text:p>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table:style-name="ce2" office:value-type="string" calcext:value-type="string">
            <text:p>3587</text:p>
          </table:table-cell>
          <table:table-cell office:value-type="float" office:value="475.83" calcext:value-type="float">
            <text:p>475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779998779297" calcext:value-type="float">
            <text:p>475.779998779297000</text:p>
          </table:table-cell>
          <table:table-cell office:value-type="float" office:value="-5.00012207031091" calcext:value-type="float">
            <text:p>-5</text:p>
          </table:table-cell>
          <table:table-cell table:style-name="ce1" table:formula="of:=ABS([.K134])" office:value-type="float" office:value="5.00012207031091" calcext:value-type="float">
            <text:p>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table:style-name="ce2" office:value-type="string" calcext:value-type="string">
            <text:p>3392</text:p>
          </table:table-cell>
          <table:table-cell office:value-type="float" office:value="478.25" calcext:value-type="float">
            <text:p>478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8.329986572266" calcext:value-type="float">
            <text:p>478.329986572266000</text:p>
          </table:table-cell>
          <table:table-cell office:value-type="float" office:value="7.9986572265625" calcext:value-type="float">
            <text:p>8</text:p>
          </table:table-cell>
          <table:table-cell table:style-name="ce1" table:formula="of:=ABS([.K135])" office:value-type="float" office:value="7.9986572265625" calcext:value-type="float">
            <text:p>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table:style-name="ce2" office:value-type="string" calcext:value-type="string">
            <text:p>3987</text:p>
          </table:table-cell>
          <table:table-cell office:value-type="float" office:value="457.203" calcext:value-type="float">
            <text:p>457.2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160003662109" calcext:value-type="float">
            <text:p>457.160003662109000</text:p>
          </table:table-cell>
          <table:table-cell office:value-type="float" office:value="-4.29963378905995" calcext:value-type="float">
            <text:p>-4</text:p>
          </table:table-cell>
          <table:table-cell table:style-name="ce1" table:formula="of:=ABS([.K136])" office:value-type="float" office:value="4.29963378905995" calcext:value-type="float">
            <text:p>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table:style-name="ce2" office:value-type="string" calcext:value-type="string">
            <text:p>3565</text:p>
          </table:table-cell>
          <table:table-cell office:value-type="float" office:value="455.83" calcext:value-type="float">
            <text:p>455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910003662109" calcext:value-type="float">
            <text:p>455.910003662109000</text:p>
          </table:table-cell>
          <table:table-cell office:value-type="float" office:value="8.00036621093909" calcext:value-type="float">
            <text:p>8</text:p>
          </table:table-cell>
          <table:table-cell table:style-name="ce1" table:formula="of:=ABS([.K137])" office:value-type="float" office:value="8.00036621093909" calcext:value-type="float">
            <text:p>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table:style-name="ce2" office:value-type="string" calcext:value-type="string">
            <text:p>3591</text:p>
          </table:table-cell>
          <table:table-cell office:value-type="float" office:value="460.687" calcext:value-type="float">
            <text:p>460.68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730010986328" calcext:value-type="float">
            <text:p>460.730010986328000</text:p>
          </table:table-cell>
          <table:table-cell office:value-type="float" office:value="4.30109863281132" calcext:value-type="float">
            <text:p>4</text:p>
          </table:table-cell>
          <table:table-cell table:style-name="ce1" table:formula="of:=ABS([.K138])" office:value-type="float" office:value="4.30109863281132" calcext:value-type="float">
            <text:p>4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table:style-name="ce2" office:value-type="string" calcext:value-type="string">
            <text:p>3588</text:p>
          </table:table-cell>
          <table:table-cell office:value-type="float" office:value="473.21" calcext:value-type="float">
            <text:p>473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190002441406" calcext:value-type="float">
            <text:p>473.190002441406000</text:p>
          </table:table-cell>
          <table:table-cell office:value-type="float" office:value="-1.99975585937295" calcext:value-type="float">
            <text:p>-2</text:p>
          </table:table-cell>
          <table:table-cell table:style-name="ce1" table:formula="of:=ABS([.K139])" office:value-type="float" office:value="1.99975585937295" calcext:value-type="float">
            <text:p>2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table:style-name="ce2" office:value-type="string" calcext:value-type="string">
            <text:p>3564</text:p>
          </table:table-cell>
          <table:table-cell office:value-type="float" office:value="457.03" calcext:value-type="float">
            <text:p>457.0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119995117188" calcext:value-type="float">
            <text:p>457.119995117188000</text:p>
          </table:table-cell>
          <table:table-cell office:value-type="float" office:value="8.99951171875273" calcext:value-type="float">
            <text:p>9</text:p>
          </table:table-cell>
          <table:table-cell table:style-name="ce1" table:formula="of:=ABS([.K140])" office:value-type="float" office:value="8.99951171875273" calcext:value-type="float">
            <text:p>9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table:style-name="ce2" office:value-type="string" calcext:value-type="string">
            <text:p>3573</text:p>
          </table:table-cell>
          <table:table-cell office:value-type="float" office:value="456.82" calcext:value-type="float">
            <text:p>456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910003662109" calcext:value-type="float">
            <text:p>456.910003662109000</text:p>
          </table:table-cell>
          <table:table-cell office:value-type="float" office:value="9.00036621093818" calcext:value-type="float">
            <text:p>9</text:p>
          </table:table-cell>
          <table:table-cell table:style-name="ce1" table:formula="of:=ABS([.K141])" office:value-type="float" office:value="9.00036621093818" calcext:value-type="float">
            <text:p>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table:style-name="ce2" office:value-type="string" calcext:value-type="string">
            <text:p>3571</text:p>
          </table:table-cell>
          <table:table-cell office:value-type="float" office:value="461.06" calcext:value-type="float">
            <text:p>461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089996337891" calcext:value-type="float">
            <text:p>461.089996337891000</text:p>
          </table:table-cell>
          <table:table-cell office:value-type="float" office:value="2.99963378906227" calcext:value-type="float">
            <text:p>3</text:p>
          </table:table-cell>
          <table:table-cell table:style-name="ce1" table:formula="of:=ABS([.K142])" office:value-type="float" office:value="2.99963378906227" calcext:value-type="float">
            <text:p>3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table:style-name="ce2" office:value-type="string" calcext:value-type="string">
            <text:p>3570</text:p>
          </table:table-cell>
          <table:table-cell office:value-type="float" office:value="477.677" calcext:value-type="float">
            <text:p>477.67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7.640014648438" calcext:value-type="float">
            <text:p>477.640014648438000</text:p>
          </table:table-cell>
          <table:table-cell office:value-type="float" office:value="-3.69853515625209" calcext:value-type="float">
            <text:p>-4</text:p>
          </table:table-cell>
          <table:table-cell table:style-name="ce1" table:formula="of:=ABS([.K143])" office:value-type="float" office:value="3.69853515625209" calcext:value-type="float">
            <text:p>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table:style-name="ce2" office:value-type="string" calcext:value-type="string">
            <text:p>3563</text:p>
          </table:table-cell>
          <table:table-cell office:value-type="float" office:value="460.22" calcext:value-type="float">
            <text:p>460.2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279998779297" calcext:value-type="float">
            <text:p>460.279998779297000</text:p>
          </table:table-cell>
          <table:table-cell office:value-type="float" office:value="5.99987792968477" calcext:value-type="float">
            <text:p>6</text:p>
          </table:table-cell>
          <table:table-cell table:style-name="ce1" table:formula="of:=ABS([.K144])" office:value-type="float" office:value="5.99987792968477" calcext:value-type="float">
            <text:p>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table:style-name="ce2" office:value-type="string" calcext:value-type="string">
            <text:p>3562</text:p>
          </table:table-cell>
          <table:table-cell office:value-type="float" office:value="475.562" calcext:value-type="float">
            <text:p>475.56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510009765625" calcext:value-type="float">
            <text:p>475.510009765625000</text:p>
          </table:table-cell>
          <table:table-cell office:value-type="float" office:value="-5.19902343750118" calcext:value-type="float">
            <text:p>-5</text:p>
          </table:table-cell>
          <table:table-cell table:style-name="ce1" table:formula="of:=ABS([.K145])" office:value-type="float" office:value="5.19902343750118" calcext:value-type="float">
            <text:p>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table:style-name="ce2" office:value-type="string" calcext:value-type="string">
            <text:p>3561</text:p>
          </table:table-cell>
          <table:table-cell office:value-type="float" office:value="487.779" calcext:value-type="float">
            <text:p>487.77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2.880004882812" calcext:value-type="float">
            <text:p>482.880004882812000</text:p>
          </table:table-cell>
          <table:table-cell office:value-type="float" office:value="-489.89951171875" calcext:value-type="float">
            <text:p>-490</text:p>
          </table:table-cell>
          <table:table-cell table:style-name="ce1" table:formula="of:=ABS([.K146])" office:value-type="float" office:value="489.89951171875" calcext:value-type="float">
            <text:p>49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table:style-name="ce2" office:value-type="string" calcext:value-type="string">
            <text:p>3677</text:p>
          </table:table-cell>
          <table:table-cell office:value-type="float" office:value="487.13" calcext:value-type="float">
            <text:p>487.1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7.200012207031" calcext:value-type="float">
            <text:p>487.200012207031000</text:p>
          </table:table-cell>
          <table:table-cell office:value-type="float" office:value="7.00122070312545" calcext:value-type="float">
            <text:p>7</text:p>
          </table:table-cell>
          <table:table-cell table:style-name="ce1" table:formula="of:=ABS([.K147])" office:value-type="float" office:value="7.00122070312545" calcext:value-type="float">
            <text:p>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table:style-name="ce2" office:value-type="string" calcext:value-type="string">
            <text:p>3939</text:p>
          </table:table-cell>
          <table:table-cell office:value-type="float" office:value="471.769" calcext:value-type="float">
            <text:p>471.76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1.820007324219" calcext:value-type="float">
            <text:p>471.820007324219000</text:p>
          </table:table-cell>
          <table:table-cell office:value-type="float" office:value="5.10073242187445" calcext:value-type="float">
            <text:p>5</text:p>
          </table:table-cell>
          <table:table-cell table:style-name="ce1" table:formula="of:=ABS([.K148])" office:value-type="float" office:value="5.10073242187445" calcext:value-type="float">
            <text:p>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table:style-name="ce2" office:value-type="string" calcext:value-type="string">
            <text:p>3546</text:p>
          </table:table-cell>
          <table:table-cell office:value-type="float" office:value="460.56" calcext:value-type="float">
            <text:p>460.5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640014648438" calcext:value-type="float">
            <text:p>460.640014648438000</text:p>
          </table:table-cell>
          <table:table-cell office:value-type="float" office:value="8.00146484374977" calcext:value-type="float">
            <text:p>8</text:p>
          </table:table-cell>
          <table:table-cell table:style-name="ce1" table:formula="of:=ABS([.K149])" office:value-type="float" office:value="8.00146484374977" calcext:value-type="float">
            <text:p>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table:style-name="ce2" office:value-type="string" calcext:value-type="string">
            <text:p>3572</text:p>
          </table:table-cell>
          <table:table-cell office:value-type="float" office:value="462.95" calcext:value-type="float">
            <text:p>462.9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3.070007324219" calcext:value-type="float">
            <text:p>463.070007324219000</text:p>
          </table:table-cell>
          <table:table-cell office:value-type="float" office:value="12.0007324218761" calcext:value-type="float">
            <text:p>12</text:p>
          </table:table-cell>
          <table:table-cell table:style-name="ce1" table:formula="of:=ABS([.K150])" office:value-type="float" office:value="12.0007324218761" calcext:value-type="float">
            <text:p>12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table:style-name="ce2" office:value-type="string" calcext:value-type="string">
            <text:p>3676</text:p>
          </table:table-cell>
          <table:table-cell office:value-type="float" office:value="488.51" calcext:value-type="float">
            <text:p>488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8.570007324219" calcext:value-type="float">
            <text:p>488.570007324219000</text:p>
          </table:table-cell>
          <table:table-cell office:value-type="float" office:value="6.00073242187591" calcext:value-type="float">
            <text:p>6</text:p>
          </table:table-cell>
          <table:table-cell table:style-name="ce1" table:formula="of:=ABS([.K151])" office:value-type="float" office:value="6.00073242187591" calcext:value-type="float">
            <text:p>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table:style-name="ce2" office:value-type="string" calcext:value-type="string">
            <text:p>3544</text:p>
          </table:table-cell>
          <table:table-cell office:value-type="float" office:value="480.68" calcext:value-type="float">
            <text:p>480.6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0.820007324219" calcext:value-type="float">
            <text:p>480.820007324219000</text:p>
          </table:table-cell>
          <table:table-cell office:value-type="float" office:value="14.0007324218743" calcext:value-type="float">
            <text:p>14</text:p>
          </table:table-cell>
          <table:table-cell table:style-name="ce1" table:formula="of:=ABS([.K152])" office:value-type="float" office:value="14.0007324218743" calcext:value-type="float">
            <text:p>14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table:style-name="ce2" office:value-type="string" calcext:value-type="string">
            <text:p>3516</text:p>
          </table:table-cell>
          <table:table-cell office:value-type="float" office:value="476.394" calcext:value-type="float">
            <text:p>476.39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6.489990234375" calcext:value-type="float">
            <text:p>476.489990234375000</text:p>
          </table:table-cell>
          <table:table-cell office:value-type="float" office:value="9.59902343749945" calcext:value-type="float">
            <text:p>10</text:p>
          </table:table-cell>
          <table:table-cell table:style-name="ce1" table:formula="of:=ABS([.K153])" office:value-type="float" office:value="9.59902343749945" calcext:value-type="float">
            <text:p>10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table:style-name="ce2" office:value-type="string" calcext:value-type="string">
            <text:p>3515</text:p>
          </table:table-cell>
          <table:table-cell office:value-type="float" office:value="461.329" calcext:value-type="float">
            <text:p>461.32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540008544922" calcext:value-type="float">
            <text:p>461.540008544922000</text:p>
          </table:table-cell>
          <table:table-cell office:value-type="float" office:value="21.1008544921867" calcext:value-type="float">
            <text:p>21</text:p>
          </table:table-cell>
          <table:table-cell table:style-name="ce1" table:formula="of:=ABS([.K154])" office:value-type="float" office:value="21.1008544921867" calcext:value-type="float">
            <text:p>2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table:style-name="ce2" office:value-type="string" calcext:value-type="string">
            <text:p>3519</text:p>
          </table:table-cell>
          <table:table-cell office:value-type="float" office:value="461.094" calcext:value-type="float">
            <text:p>461.09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190002441406" calcext:value-type="float">
            <text:p>461.190002441406000</text:p>
          </table:table-cell>
          <table:table-cell office:value-type="float" office:value="9.60024414062559" calcext:value-type="float">
            <text:p>10</text:p>
          </table:table-cell>
          <table:table-cell table:style-name="ce1" table:formula="of:=ABS([.K155])" office:value-type="float" office:value="9.60024414062559" calcext:value-type="float">
            <text:p>1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table:style-name="ce2" office:value-type="string" calcext:value-type="string">
            <text:p>3534</text:p>
          </table:table-cell>
          <table:table-cell office:value-type="float" office:value="466.8" calcext:value-type="float">
            <text:p>466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640014648438" calcext:value-type="float">
            <text:p>466.640014648438000</text:p>
          </table:table-cell>
          <table:table-cell office:value-type="float" office:value="-15.9985351562511" calcext:value-type="float">
            <text:p>-16</text:p>
          </table:table-cell>
          <table:table-cell table:style-name="ce1" table:formula="of:=ABS([.K156])" office:value-type="float" office:value="15.9985351562511" calcext:value-type="float">
            <text:p>1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table:style-name="ce2" office:value-type="string" calcext:value-type="string">
            <text:p>3529</text:p>
          </table:table-cell>
          <table:table-cell office:value-type="float" office:value="459.412" calcext:value-type="float">
            <text:p>459.41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660003662109" calcext:value-type="float">
            <text:p>459.660003662109000</text:p>
          </table:table-cell>
          <table:table-cell office:value-type="float" office:value="24.8003662109397" calcext:value-type="float">
            <text:p>25</text:p>
          </table:table-cell>
          <table:table-cell table:style-name="ce1" table:formula="of:=ABS([.K157])" office:value-type="float" office:value="24.8003662109397" calcext:value-type="float">
            <text:p>2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table:style-name="ce2" office:value-type="string" calcext:value-type="string">
            <text:p>3535</text:p>
          </table:table-cell>
          <table:table-cell office:value-type="float" office:value="469.769" calcext:value-type="float">
            <text:p>469.76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649993896484" calcext:value-type="float">
            <text:p>469.649993896484000</text:p>
          </table:table-cell>
          <table:table-cell office:value-type="float" office:value="-11.900610351563" calcext:value-type="float">
            <text:p>-12</text:p>
          </table:table-cell>
          <table:table-cell table:style-name="ce1" table:formula="of:=ABS([.K158])" office:value-type="float" office:value="11.900610351563" calcext:value-type="float">
            <text:p>1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table:style-name="ce2" office:value-type="string" calcext:value-type="string">
            <text:p>3528</text:p>
          </table:table-cell>
          <table:table-cell office:value-type="float" office:value="465.292" calcext:value-type="float">
            <text:p>465.29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410003662109" calcext:value-type="float">
            <text:p>465.410003662109000</text:p>
          </table:table-cell>
          <table:table-cell office:value-type="float" office:value="11.8003662109402" calcext:value-type="float">
            <text:p>12</text:p>
          </table:table-cell>
          <table:table-cell table:style-name="ce1" table:formula="of:=ABS([.K159])" office:value-type="float" office:value="11.8003662109402" calcext:value-type="float">
            <text:p>1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table:style-name="ce2" office:value-type="string" calcext:value-type="string">
            <text:p>3524</text:p>
          </table:table-cell>
          <table:table-cell office:value-type="float" office:value="484.887" calcext:value-type="float">
            <text:p>484.88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4.880004882812" calcext:value-type="float">
            <text:p>484.880004882812000</text:p>
          </table:table-cell>
          <table:table-cell office:value-type="float" office:value="-0.699511718750045" calcext:value-type="float">
            <text:p>-1</text:p>
          </table:table-cell>
          <table:table-cell table:style-name="ce1" table:formula="of:=ABS([.K160])" office:value-type="float" office:value="0.699511718750045" calcext:value-type="float">
            <text:p>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table:style-name="ce2" office:value-type="string" calcext:value-type="string">
            <text:p>3532</text:p>
          </table:table-cell>
          <table:table-cell office:value-type="float" office:value="461.82" calcext:value-type="float">
            <text:p>461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980010986328" calcext:value-type="float">
            <text:p>461.980010986328000</text:p>
          </table:table-cell>
          <table:table-cell office:value-type="float" office:value="16.0010986328132" calcext:value-type="float">
            <text:p>16</text:p>
          </table:table-cell>
          <table:table-cell table:style-name="ce1" table:formula="of:=ABS([.K161])" office:value-type="float" office:value="16.0010986328132" calcext:value-type="float">
            <text:p>1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table:style-name="ce2" office:value-type="string" calcext:value-type="string">
            <text:p>3530</text:p>
          </table:table-cell>
          <table:table-cell office:value-type="float" office:value="465.43" calcext:value-type="float">
            <text:p>465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529998779297" calcext:value-type="float">
            <text:p>465.529998779297000</text:p>
          </table:table-cell>
          <table:table-cell office:value-type="float" office:value="9.99987792968682" calcext:value-type="float">
            <text:p>10</text:p>
          </table:table-cell>
          <table:table-cell table:style-name="ce1" table:formula="of:=ABS([.K162])" office:value-type="float" office:value="9.99987792968682" calcext:value-type="float">
            <text:p>1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table:style-name="ce2" office:value-type="string" calcext:value-type="string">
            <text:p>3523</text:p>
          </table:table-cell>
          <table:table-cell office:value-type="float" office:value="482.079" calcext:value-type="float">
            <text:p>482.07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1.980010986328" calcext:value-type="float">
            <text:p>481.980010986328000</text:p>
          </table:table-cell>
          <table:table-cell office:value-type="float" office:value="-9.89890136718827" calcext:value-type="float">
            <text:p>-10</text:p>
          </table:table-cell>
          <table:table-cell table:style-name="ce1" table:formula="of:=ABS([.K163])" office:value-type="float" office:value="9.89890136718827" calcext:value-type="float">
            <text:p>10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table:style-name="ce2" office:value-type="string" calcext:value-type="string">
            <text:p>3078</text:p>
          </table:table-cell>
          <table:table-cell office:value-type="float" office:value="474.61" calcext:value-type="float">
            <text:p>474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4.619995117188" calcext:value-type="float">
            <text:p>474.619995117188000</text:p>
          </table:table-cell>
          <table:table-cell office:value-type="float" office:value="0.999511718748636" calcext:value-type="float">
            <text:p>1</text:p>
          </table:table-cell>
          <table:table-cell table:style-name="ce1" table:formula="of:=ABS([.K164])" office:value-type="float" office:value="0.999511718748636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table:style-name="ce2" office:value-type="string" calcext:value-type="string">
            <text:p>3079</text:p>
          </table:table-cell>
          <table:table-cell office:value-type="float" office:value="480.67" calcext:value-type="float">
            <text:p>480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0.690002441406" calcext:value-type="float">
            <text:p>480.690002441406000</text:p>
          </table:table-cell>
          <table:table-cell office:value-type="float" office:value="2.00024414062341" calcext:value-type="float">
            <text:p>2</text:p>
          </table:table-cell>
          <table:table-cell table:style-name="ce1" table:formula="of:=ABS([.K165])" office:value-type="float" office:value="2.00024414062341" calcext:value-type="float">
            <text:p>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table:style-name="ce2" office:value-type="string" calcext:value-type="string">
            <text:p>3531</text:p>
          </table:table-cell>
          <table:table-cell office:value-type="float" office:value="466.8" calcext:value-type="float">
            <text:p>466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910003662109" calcext:value-type="float">
            <text:p>466.910003662109000</text:p>
          </table:table-cell>
          <table:table-cell office:value-type="float" office:value="11.0003662109364" calcext:value-type="float">
            <text:p>11</text:p>
          </table:table-cell>
          <table:table-cell table:style-name="ce1" table:formula="of:=ABS([.K166])" office:value-type="float" office:value="11.0003662109364" calcext:value-type="float">
            <text:p>1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3896</text:p>
          </table:table-cell>
          <table:table-cell office:value-type="float" office:value="503.26" calcext:value-type="float">
            <text:p>503.2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3.660003662109" calcext:value-type="float">
            <text:p>503.660003662109000</text:p>
          </table:table-cell>
          <table:table-cell office:value-type="float" office:value="40.0003662109384" calcext:value-type="float">
            <text:p>40</text:p>
          </table:table-cell>
          <table:table-cell table:style-name="ce1" table:formula="of:=ABS([.K167])" office:value-type="float" office:value="40.0003662109384" calcext:value-type="float">
            <text:p>4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table:style-name="ce2" office:value-type="string" calcext:value-type="string">
            <text:p>3918</text:p>
          </table:table-cell>
          <table:table-cell office:value-type="float" office:value="472.95" calcext:value-type="float">
            <text:p>472.9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369995117188" calcext:value-type="float">
            <text:p>473.369995117188000</text:p>
          </table:table-cell>
          <table:table-cell office:value-type="float" office:value="41.9995117187511" calcext:value-type="float">
            <text:p>42</text:p>
          </table:table-cell>
          <table:table-cell table:style-name="ce1" table:formula="of:=ABS([.K168])" office:value-type="float" office:value="41.9995117187511" calcext:value-type="float">
            <text:p>4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table:style-name="ce2" office:value-type="string" calcext:value-type="string">
            <text:p>3897</text:p>
          </table:table-cell>
          <table:table-cell office:value-type="float" office:value="498.32" calcext:value-type="float">
            <text:p>498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8.290008544922" calcext:value-type="float">
            <text:p>498.290008544922000</text:p>
          </table:table-cell>
          <table:table-cell office:value-type="float" office:value="-2.99914550781182" calcext:value-type="float">
            <text:p>-3</text:p>
          </table:table-cell>
          <table:table-cell table:style-name="ce1" table:formula="of:=ABS([.K169])" office:value-type="float" office:value="2.99914550781182" calcext:value-type="float">
            <text:p>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table:style-name="ce2" office:value-type="string" calcext:value-type="string">
            <text:p>3898</text:p>
          </table:table-cell>
          <table:table-cell office:value-type="float" office:value="491.88" calcext:value-type="float">
            <text:p>491.8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1.679992675781" calcext:value-type="float">
            <text:p>491.679992675781000</text:p>
          </table:table-cell>
          <table:table-cell office:value-type="float" office:value="-20.0007324218745" calcext:value-type="float">
            <text:p>-20</text:p>
          </table:table-cell>
          <table:table-cell table:style-name="ce1" table:formula="of:=ABS([.K170])" office:value-type="float" office:value="20.0007324218745" calcext:value-type="float">
            <text:p>2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table:style-name="ce2" office:value-type="string" calcext:value-type="string">
            <text:p>3893</text:p>
          </table:table-cell>
          <table:table-cell office:value-type="float" office:value="518.93" calcext:value-type="float">
            <text:p>518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9.280029296875" calcext:value-type="float">
            <text:p>519.280029296875000</text:p>
          </table:table-cell>
          <table:table-cell office:value-type="float" office:value="35.002929687505" calcext:value-type="float">
            <text:p>35</text:p>
          </table:table-cell>
          <table:table-cell table:style-name="ce1" table:formula="of:=ABS([.K171])" office:value-type="float" office:value="35.002929687505" calcext:value-type="float">
            <text:p>3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table:style-name="ce2" office:value-type="string" calcext:value-type="string">
            <text:p>3894</text:p>
          </table:table-cell>
          <table:table-cell office:value-type="float" office:value="512.41" calcext:value-type="float">
            <text:p>512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2.690002441406" calcext:value-type="float">
            <text:p>512.690002441406000</text:p>
          </table:table-cell>
          <table:table-cell office:value-type="float" office:value="28.0002441406282" calcext:value-type="float">
            <text:p>28</text:p>
          </table:table-cell>
          <table:table-cell table:style-name="ce1" table:formula="of:=ABS([.K172])" office:value-type="float" office:value="28.0002441406282" calcext:value-type="float">
            <text:p>2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table:style-name="ce2" office:value-type="string" calcext:value-type="string">
            <text:p>3917</text:p>
          </table:table-cell>
          <table:table-cell office:value-type="float" office:value="476.62" calcext:value-type="float">
            <text:p>476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6.640014648438" calcext:value-type="float">
            <text:p>476.640014648438000</text:p>
          </table:table-cell>
          <table:table-cell office:value-type="float" office:value="2.00146484374955" calcext:value-type="float">
            <text:p>2</text:p>
          </table:table-cell>
          <table:table-cell table:style-name="ce1" table:formula="of:=ABS([.K173])" office:value-type="float" office:value="2.00146484374955" calcext:value-type="float">
            <text:p>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table:style-name="ce2" office:value-type="string" calcext:value-type="string">
            <text:p>3895</text:p>
          </table:table-cell>
          <table:table-cell office:value-type="float" office:value="505.45" calcext:value-type="float">
            <text:p>505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5.769989013672" calcext:value-type="float">
            <text:p>505.769989013672000</text:p>
          </table:table-cell>
          <table:table-cell office:value-type="float" office:value="31.9989013671886" calcext:value-type="float">
            <text:p>32</text:p>
          </table:table-cell>
          <table:table-cell table:style-name="ce1" table:formula="of:=ABS([.K174])" office:value-type="float" office:value="31.9989013671886" calcext:value-type="float">
            <text:p>3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table:style-name="ce2" office:value-type="string" calcext:value-type="string">
            <text:p>3891</text:p>
          </table:table-cell>
          <table:table-cell office:value-type="float" office:value="517.69" calcext:value-type="float">
            <text:p>517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8.030029296875" calcext:value-type="float">
            <text:p>518.030029296875000</text:p>
          </table:table-cell>
          <table:table-cell office:value-type="float" office:value="34.0029296874945" calcext:value-type="float">
            <text:p>34</text:p>
          </table:table-cell>
          <table:table-cell table:style-name="ce1" table:formula="of:=ABS([.K175])" office:value-type="float" office:value="34.0029296874945" calcext:value-type="float">
            <text:p>34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table:style-name="ce2" office:value-type="string" calcext:value-type="string">
            <text:p>3892</text:p>
          </table:table-cell>
          <table:table-cell office:value-type="float" office:value="519.89" calcext:value-type="float">
            <text:p>519.8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9.280029296875" calcext:value-type="float">
            <text:p>519.280029296875000</text:p>
          </table:table-cell>
          <table:table-cell office:value-type="float" office:value="-60.9970703124986" calcext:value-type="float">
            <text:p>-61</text:p>
          </table:table-cell>
          <table:table-cell table:style-name="ce1" table:formula="of:=ABS([.K176])" office:value-type="float" office:value="60.9970703124986" calcext:value-type="float">
            <text:p>6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table:style-name="ce2" office:value-type="string" calcext:value-type="string">
            <text:p>3887</text:p>
          </table:table-cell>
          <table:table-cell office:value-type="float" office:value="504.4" calcext:value-type="float">
            <text:p>504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4.179992675781" calcext:value-type="float">
            <text:p>504.179992675781000</text:p>
          </table:table-cell>
          <table:table-cell office:value-type="float" office:value="-22.0007324218727" calcext:value-type="float">
            <text:p>-22</text:p>
          </table:table-cell>
          <table:table-cell table:style-name="ce1" table:formula="of:=ABS([.K177])" office:value-type="float" office:value="22.0007324218727" calcext:value-type="float">
            <text:p>2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table:style-name="ce2" office:value-type="string" calcext:value-type="string">
            <text:p>3888</text:p>
          </table:table-cell>
          <table:table-cell office:value-type="float" office:value="508.12" calcext:value-type="float">
            <text:p>508.1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8.200012207031" calcext:value-type="float">
            <text:p>508.200012207031000</text:p>
          </table:table-cell>
          <table:table-cell office:value-type="float" office:value="8.00122070312455" calcext:value-type="float">
            <text:p>8</text:p>
          </table:table-cell>
          <table:table-cell table:style-name="ce1" table:formula="of:=ABS([.K178])" office:value-type="float" office:value="8.00122070312455" calcext:value-type="float">
            <text:p>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table:style-name="ce2" office:value-type="string" calcext:value-type="string">
            <text:p>3889</text:p>
          </table:table-cell>
          <table:table-cell office:value-type="float" office:value="515.45" calcext:value-type="float">
            <text:p>515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5.5" calcext:value-type="float">
            <text:p>515.500000000000000</text:p>
          </table:table-cell>
          <table:table-cell office:value-type="float" office:value="4.99999999999545" calcext:value-type="float">
            <text:p>5</text:p>
          </table:table-cell>
          <table:table-cell table:style-name="ce1" table:formula="of:=ABS([.K179])" office:value-type="float" office:value="4.99999999999545" calcext:value-type="float">
            <text:p>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table:style-name="ce2" office:value-type="string" calcext:value-type="string">
            <text:p>3890</text:p>
          </table:table-cell>
          <table:table-cell office:value-type="float" office:value="512.34" calcext:value-type="float">
            <text:p>512.3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2.280029296875" calcext:value-type="float">
            <text:p>512.280029296875000</text:p>
          </table:table-cell>
          <table:table-cell office:value-type="float" office:value="-5.99707031250318" calcext:value-type="float">
            <text:p>-6</text:p>
          </table:table-cell>
          <table:table-cell table:style-name="ce1" table:formula="of:=ABS([.K180])" office:value-type="float" office:value="5.99707031250318" calcext:value-type="float">
            <text:p>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table:style-name="ce2" office:value-type="string" calcext:value-type="string">
            <text:p>3915</text:p>
          </table:table-cell>
          <table:table-cell office:value-type="float" office:value="479.71" calcext:value-type="float">
            <text:p>479.7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9.679992675781" calcext:value-type="float">
            <text:p>479.679992675781000</text:p>
          </table:table-cell>
          <table:table-cell office:value-type="float" office:value="-3.00073242187295" calcext:value-type="float">
            <text:p>-3</text:p>
          </table:table-cell>
          <table:table-cell table:style-name="ce1" table:formula="of:=ABS([.K181])" office:value-type="float" office:value="3.00073242187295" calcext:value-type="float">
            <text:p>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table:style-name="ce2" office:value-type="string" calcext:value-type="string">
            <text:p>3916</text:p>
          </table:table-cell>
          <table:table-cell office:value-type="float" office:value="485.23" calcext:value-type="float">
            <text:p>485.2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5.470001220703" calcext:value-type="float">
            <text:p>485.470001220703000</text:p>
          </table:table-cell>
          <table:table-cell office:value-type="float" office:value="24.0001220703107" calcext:value-type="float">
            <text:p>24</text:p>
          </table:table-cell>
          <table:table-cell table:style-name="ce1" table:formula="of:=ABS([.K182])" office:value-type="float" office:value="24.0001220703107" calcext:value-type="float">
            <text:p>2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table:style-name="ce2" office:value-type="string" calcext:value-type="string">
            <text:p>3884</text:p>
          </table:table-cell>
          <table:table-cell office:value-type="float" office:value="501.62" calcext:value-type="float">
            <text:p>501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1.739990234375" calcext:value-type="float">
            <text:p>501.739990234375000</text:p>
          </table:table-cell>
          <table:table-cell office:value-type="float" office:value="11.9990234374995" calcext:value-type="float">
            <text:p>12</text:p>
          </table:table-cell>
          <table:table-cell table:style-name="ce1" table:formula="of:=ABS([.K183])" office:value-type="float" office:value="11.9990234374995" calcext:value-type="float">
            <text:p>1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table:style-name="ce2" office:value-type="string" calcext:value-type="string">
            <text:p>3885</text:p>
          </table:table-cell>
          <table:table-cell office:value-type="float" office:value="504.72" calcext:value-type="float">
            <text:p>504.7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4.690002441406" calcext:value-type="float">
            <text:p>504.690002441406000</text:p>
          </table:table-cell>
          <table:table-cell office:value-type="float" office:value="-2.99975585937773" calcext:value-type="float">
            <text:p>-3</text:p>
          </table:table-cell>
          <table:table-cell table:style-name="ce1" table:formula="of:=ABS([.K184])" office:value-type="float" office:value="2.99975585937773" calcext:value-type="float">
            <text:p>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table:style-name="ce2" office:value-type="string" calcext:value-type="string">
            <text:p>3886</text:p>
          </table:table-cell>
          <table:table-cell office:value-type="float" office:value="499.45" calcext:value-type="float">
            <text:p>499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9.350006103516" calcext:value-type="float">
            <text:p>499.350006103516000</text:p>
          </table:table-cell>
          <table:table-cell office:value-type="float" office:value="-9.99938964843636" calcext:value-type="float">
            <text:p>-10</text:p>
          </table:table-cell>
          <table:table-cell table:style-name="ce1" table:formula="of:=ABS([.K185])" office:value-type="float" office:value="9.99938964843636" calcext:value-type="float">
            <text:p>1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table:style-name="ce2" office:value-type="string" calcext:value-type="string">
            <text:p>3795</text:p>
          </table:table-cell>
          <table:table-cell office:value-type="float" office:value="446.277" calcext:value-type="float">
            <text:p>446.277</text:p>
          </table:table-cell>
          <table:table-cell office:value-type="float" office:value="446.277" calcext:value-type="float">
            <text:p>446.277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329986572266" calcext:value-type="float">
            <text:p>446.329986572266000</text:p>
          </table:table-cell>
          <table:table-cell office:value-type="float" office:value="5.29865722656382" calcext:value-type="float">
            <text:p>5</text:p>
          </table:table-cell>
          <table:table-cell table:style-name="ce1" table:formula="of:=ABS([.K186])" office:value-type="float" office:value="5.29865722656382" calcext:value-type="float">
            <text:p>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table:style-name="ce2" office:value-type="string" calcext:value-type="string">
            <text:p>3797</text:p>
          </table:table-cell>
          <table:table-cell office:value-type="float" office:value="450.682" calcext:value-type="float">
            <text:p>450.68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700012207031" calcext:value-type="float">
            <text:p>450.700012207031000</text:p>
          </table:table-cell>
          <table:table-cell office:value-type="float" office:value="1.80122070312336" calcext:value-type="float">
            <text:p>2</text:p>
          </table:table-cell>
          <table:table-cell table:style-name="ce1" table:formula="of:=ABS([.K187])" office:value-type="float" office:value="1.80122070312336" calcext:value-type="float">
            <text:p>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table:style-name="ce2" office:value-type="string" calcext:value-type="string">
            <text:p>3796</text:p>
          </table:table-cell>
          <table:table-cell office:value-type="float" office:value="449.202" calcext:value-type="float">
            <text:p>449.202</text:p>
          </table:table-cell>
          <table:table-cell office:value-type="float" office:value="449.202" calcext:value-type="float">
            <text:p>449.202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9.200012207031" calcext:value-type="float">
            <text:p>449.200012207031000</text:p>
          </table:table-cell>
          <table:table-cell office:value-type="float" office:value="-0.198779296874818" calcext:value-type="float">
            <text:p>0</text:p>
          </table:table-cell>
          <table:table-cell table:style-name="ce1" table:formula="of:=ABS([.K188])" office:value-type="float" office:value="0.198779296874818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table:style-name="ce2" office:value-type="string" calcext:value-type="string">
            <text:p>3325</text:p>
          </table:table-cell>
          <table:table-cell office:value-type="float" office:value="452.22" calcext:value-type="float">
            <text:p>452.2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290008544922" calcext:value-type="float">
            <text:p>452.290008544922000</text:p>
          </table:table-cell>
          <table:table-cell office:value-type="float" office:value="7.00085449218477" calcext:value-type="float">
            <text:p>7</text:p>
          </table:table-cell>
          <table:table-cell table:style-name="ce1" table:formula="of:=ABS([.K189])" office:value-type="float" office:value="7.00085449218477" calcext:value-type="float">
            <text:p>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table:style-name="ce2" office:value-type="string" calcext:value-type="string">
            <text:p>3798</text:p>
          </table:table-cell>
          <table:table-cell office:value-type="float" office:value="451.84" calcext:value-type="float">
            <text:p>451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799987792969" calcext:value-type="float">
            <text:p>451.799987792969000</text:p>
          </table:table-cell>
          <table:table-cell office:value-type="float" office:value="-4.0012207031225" calcext:value-type="float">
            <text:p>-4</text:p>
          </table:table-cell>
          <table:table-cell table:style-name="ce1" table:formula="of:=ABS([.K190])" office:value-type="float" office:value="4.0012207031225" calcext:value-type="float">
            <text:p>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table:style-name="ce2" office:value-type="string" calcext:value-type="string">
            <text:p>3327</text:p>
          </table:table-cell>
          <table:table-cell office:value-type="float" office:value="454.96" calcext:value-type="float">
            <text:p>454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109985351562" calcext:value-type="float">
            <text:p>455.109985351562000</text:p>
          </table:table-cell>
          <table:table-cell office:value-type="float" office:value="14.998535156252" calcext:value-type="float">
            <text:p>15</text:p>
          </table:table-cell>
          <table:table-cell table:style-name="ce1" table:formula="of:=ABS([.K191])" office:value-type="float" office:value="14.998535156252" calcext:value-type="float">
            <text:p>1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table:style-name="ce2" office:value-type="string" calcext:value-type="string">
            <text:p>3326</text:p>
          </table:table-cell>
          <table:table-cell office:value-type="float" office:value="453.5" calcext:value-type="float">
            <text:p>453.5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619995117188" calcext:value-type="float">
            <text:p>453.619995117188000</text:p>
          </table:table-cell>
          <table:table-cell office:value-type="float" office:value="11.99951171875" calcext:value-type="float">
            <text:p>12</text:p>
          </table:table-cell>
          <table:table-cell table:style-name="ce1" table:formula="of:=ABS([.K192])" office:value-type="float" office:value="11.99951171875" calcext:value-type="float">
            <text:p>1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table:style-name="ce2" office:value-type="string" calcext:value-type="string">
            <text:p>3680</text:p>
          </table:table-cell>
          <table:table-cell office:value-type="float" office:value="459.2" calcext:value-type="float">
            <text:p>459.2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170013427734" calcext:value-type="float">
            <text:p>459.170013427734000</text:p>
          </table:table-cell>
          <table:table-cell office:value-type="float" office:value="-2.99865722656136" calcext:value-type="float">
            <text:p>-3</text:p>
          </table:table-cell>
          <table:table-cell table:style-name="ce1" table:formula="of:=ABS([.K193])" office:value-type="float" office:value="2.99865722656136" calcext:value-type="float">
            <text:p>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table:style-name="ce2" office:value-type="string" calcext:value-type="string">
            <text:p>3305</text:p>
          </table:table-cell>
          <table:table-cell office:value-type="float" office:value="455.42" calcext:value-type="float">
            <text:p>455.4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519989013672" calcext:value-type="float">
            <text:p>455.519989013672000</text:p>
          </table:table-cell>
          <table:table-cell office:value-type="float" office:value="9.99890136718591" calcext:value-type="float">
            <text:p>10</text:p>
          </table:table-cell>
          <table:table-cell table:style-name="ce1" table:formula="of:=ABS([.K194])" office:value-type="float" office:value="9.99890136718591" calcext:value-type="float">
            <text:p>1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table:style-name="ce2" office:value-type="string" calcext:value-type="string">
            <text:p>3681</text:p>
          </table:table-cell>
          <table:table-cell office:value-type="float" office:value="456.79" calcext:value-type="float">
            <text:p>456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75" calcext:value-type="float">
            <text:p>456.750000000000000</text:p>
          </table:table-cell>
          <table:table-cell office:value-type="float" office:value="-4.00000000000205" calcext:value-type="float">
            <text:p>-4</text:p>
          </table:table-cell>
          <table:table-cell table:style-name="ce1" table:formula="of:=ABS([.K195])" office:value-type="float" office:value="4.00000000000205" calcext:value-type="float">
            <text:p>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table:style-name="ce2" office:value-type="string" calcext:value-type="string">
            <text:p>3672</text:p>
          </table:table-cell>
          <table:table-cell office:value-type="float" office:value="456.02" calcext:value-type="float">
            <text:p>456.0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049987792969" calcext:value-type="float">
            <text:p>456.049987792969000</text:p>
          </table:table-cell>
          <table:table-cell office:value-type="float" office:value="2.99877929687682" calcext:value-type="float">
            <text:p>3</text:p>
          </table:table-cell>
          <table:table-cell table:style-name="ce1" table:formula="of:=ABS([.K196])" office:value-type="float" office:value="2.99877929687682" calcext:value-type="float">
            <text:p>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table:style-name="ce2" office:value-type="string" calcext:value-type="string">
            <text:p>3684</text:p>
          </table:table-cell>
          <table:table-cell office:value-type="float" office:value="459.023" calcext:value-type="float">
            <text:p>459.02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019989013672" calcext:value-type="float">
            <text:p>459.019989013672000</text:p>
          </table:table-cell>
          <table:table-cell office:value-type="float" office:value="-0.301098632814956" calcext:value-type="float">
            <text:p>0</text:p>
          </table:table-cell>
          <table:table-cell table:style-name="ce1" table:formula="of:=ABS([.K197])" office:value-type="float" office:value="0.301098632814956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table:style-name="ce2" office:value-type="string" calcext:value-type="string">
            <text:p>3668</text:p>
          </table:table-cell>
          <table:table-cell office:value-type="float" office:value="455.803" calcext:value-type="float">
            <text:p>455.8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799987792969" calcext:value-type="float">
            <text:p>455.799987792969000</text:p>
          </table:table-cell>
          <table:table-cell office:value-type="float" office:value="-0.301220703124727" calcext:value-type="float">
            <text:p>0</text:p>
          </table:table-cell>
          <table:table-cell table:style-name="ce1" table:formula="of:=ABS([.K198])" office:value-type="float" office:value="0.301220703124727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3433</text:p>
          </table:table-cell>
          <table:table-cell office:value-type="float" office:value="453.87" calcext:value-type="float">
            <text:p>453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970001220703" calcext:value-type="float">
            <text:p>453.970001220703000</text:p>
          </table:table-cell>
          <table:table-cell office:value-type="float" office:value="10.000122070312" calcext:value-type="float">
            <text:p>10</text:p>
          </table:table-cell>
          <table:table-cell table:style-name="ce1" table:formula="of:=ABS([.K199])" office:value-type="float" office:value="10.000122070312" calcext:value-type="float">
            <text:p>1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table:style-name="ce2" office:value-type="string" calcext:value-type="string">
            <text:p>3446</text:p>
          </table:table-cell>
          <table:table-cell office:value-type="float" office:value="453.06" calcext:value-type="float">
            <text:p>453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160003662109" calcext:value-type="float">
            <text:p>453.160003662109000</text:p>
          </table:table-cell>
          <table:table-cell office:value-type="float" office:value="10.0003662109373" calcext:value-type="float">
            <text:p>10</text:p>
          </table:table-cell>
          <table:table-cell table:style-name="ce1" table:formula="of:=ABS([.K200])" office:value-type="float" office:value="10.0003662109373" calcext:value-type="float">
            <text:p>10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table:style-name="ce2" office:value-type="string" calcext:value-type="string">
            <text:p>3440</text:p>
          </table:table-cell>
          <table:table-cell office:value-type="float" office:value="453.76" calcext:value-type="float">
            <text:p>453.7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850006103516" calcext:value-type="float">
            <text:p>453.850006103516000</text:p>
          </table:table-cell>
          <table:table-cell office:value-type="float" office:value="9.00061035156341" calcext:value-type="float">
            <text:p>9</text:p>
          </table:table-cell>
          <table:table-cell table:style-name="ce1" table:formula="of:=ABS([.K201])" office:value-type="float" office:value="9.00061035156341" calcext:value-type="float">
            <text:p>9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table:style-name="ce2" office:value-type="string" calcext:value-type="string">
            <text:p>3439</text:p>
          </table:table-cell>
          <table:table-cell office:value-type="float" office:value="454.42" calcext:value-type="float">
            <text:p>454.4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529998779297" calcext:value-type="float">
            <text:p>454.529998779297000</text:p>
          </table:table-cell>
          <table:table-cell office:value-type="float" office:value="10.9998779296859" calcext:value-type="float">
            <text:p>11</text:p>
          </table:table-cell>
          <table:table-cell table:style-name="ce1" table:formula="of:=ABS([.K202])" office:value-type="float" office:value="10.9998779296859" calcext:value-type="float">
            <text:p>1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table:style-name="ce2" office:value-type="string" calcext:value-type="string">
            <text:p>3432</text:p>
          </table:table-cell>
          <table:table-cell office:value-type="float" office:value="450.52" calcext:value-type="float">
            <text:p>450.5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609985351562" calcext:value-type="float">
            <text:p>450.609985351562000</text:p>
          </table:table-cell>
          <table:table-cell office:value-type="float" office:value="8.99853515625182" calcext:value-type="float">
            <text:p>9</text:p>
          </table:table-cell>
          <table:table-cell table:style-name="ce1" table:formula="of:=ABS([.K203])" office:value-type="float" office:value="8.99853515625182" calcext:value-type="float">
            <text:p>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table:style-name="ce2" office:value-type="string" calcext:value-type="string">
            <text:p>3444</text:p>
          </table:table-cell>
          <table:table-cell office:value-type="float" office:value="444.47" calcext:value-type="float">
            <text:p>444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690002441406" calcext:value-type="float">
            <text:p>444.690002441406000</text:p>
          </table:table-cell>
          <table:table-cell office:value-type="float" office:value="22.0002441406223" calcext:value-type="float">
            <text:p>22</text:p>
          </table:table-cell>
          <table:table-cell table:style-name="ce1" table:formula="of:=ABS([.K204])" office:value-type="float" office:value="22.0002441406223" calcext:value-type="float">
            <text:p>2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table:style-name="ce2" office:value-type="string" calcext:value-type="string">
            <text:p>3445</text:p>
          </table:table-cell>
          <table:table-cell office:value-type="float" office:value="445.73" calcext:value-type="float">
            <text:p>445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869995117188" calcext:value-type="float">
            <text:p>445.869995117188000</text:p>
          </table:table-cell>
          <table:table-cell office:value-type="float" office:value="13.9995117187482" calcext:value-type="float">
            <text:p>14</text:p>
          </table:table-cell>
          <table:table-cell table:style-name="ce1" table:formula="of:=ABS([.K205])" office:value-type="float" office:value="13.9995117187482" calcext:value-type="float">
            <text:p>1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table:style-name="ce2" office:value-type="string" calcext:value-type="string">
            <text:p>3429</text:p>
          </table:table-cell>
          <table:table-cell office:value-type="float" office:value="447.67" calcext:value-type="float">
            <text:p>447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779998779297" calcext:value-type="float">
            <text:p>447.779998779297000</text:p>
          </table:table-cell>
          <table:table-cell office:value-type="float" office:value="10.9998779296859" calcext:value-type="float">
            <text:p>11</text:p>
          </table:table-cell>
          <table:table-cell table:style-name="ce1" table:formula="of:=ABS([.K206])" office:value-type="float" office:value="10.9998779296859" calcext:value-type="float">
            <text:p>1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table:style-name="ce2" office:value-type="string" calcext:value-type="string">
            <text:p>3428</text:p>
          </table:table-cell>
          <table:table-cell office:value-type="float" office:value="448.48" calcext:value-type="float">
            <text:p>448.4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8.529998779297" calcext:value-type="float">
            <text:p>448.529998779297000</text:p>
          </table:table-cell>
          <table:table-cell office:value-type="float" office:value="4.99987792968568" calcext:value-type="float">
            <text:p>5</text:p>
          </table:table-cell>
          <table:table-cell table:style-name="ce1" table:formula="of:=ABS([.K207])" office:value-type="float" office:value="4.99987792968568" calcext:value-type="float">
            <text:p>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table:style-name="ce2" office:value-type="string" calcext:value-type="string">
            <text:p>3438</text:p>
          </table:table-cell>
          <table:table-cell office:value-type="float" office:value="451.93" calcext:value-type="float">
            <text:p>451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049987792969" calcext:value-type="float">
            <text:p>452.049987792969000</text:p>
          </table:table-cell>
          <table:table-cell office:value-type="float" office:value="11.9987792968743" calcext:value-type="float">
            <text:p>12</text:p>
          </table:table-cell>
          <table:table-cell table:style-name="ce1" table:formula="of:=ABS([.K208])" office:value-type="float" office:value="11.9987792968743" calcext:value-type="float">
            <text:p>1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table:style-name="ce2" office:value-type="string" calcext:value-type="string">
            <text:p>3409</text:p>
          </table:table-cell>
          <table:table-cell office:value-type="float" office:value="449.26" calcext:value-type="float">
            <text:p>449.2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9.329986572266" calcext:value-type="float">
            <text:p>449.329986572266000</text:p>
          </table:table-cell>
          <table:table-cell office:value-type="float" office:value="6.99865722656341" calcext:value-type="float">
            <text:p>7</text:p>
          </table:table-cell>
          <table:table-cell table:style-name="ce1" table:formula="of:=ABS([.K209])" office:value-type="float" office:value="6.99865722656341" calcext:value-type="float">
            <text:p>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table:style-name="ce2" office:value-type="string" calcext:value-type="string">
            <text:p>3410</text:p>
          </table:table-cell>
          <table:table-cell office:value-type="float" office:value="451.61" calcext:value-type="float">
            <text:p>451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700012207031" calcext:value-type="float">
            <text:p>451.700012207031000</text:p>
          </table:table-cell>
          <table:table-cell office:value-type="float" office:value="9.00122070312364" calcext:value-type="float">
            <text:p>9</text:p>
          </table:table-cell>
          <table:table-cell table:style-name="ce1" table:formula="of:=ABS([.K210])" office:value-type="float" office:value="9.00122070312364" calcext:value-type="float">
            <text:p>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table:style-name="ce2" office:value-type="string" calcext:value-type="string">
            <text:p>3373</text:p>
          </table:table-cell>
          <table:table-cell office:value-type="float" office:value="453.59" calcext:value-type="float">
            <text:p>453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630004882812" calcext:value-type="float">
            <text:p>453.630004882812000</text:p>
          </table:table-cell>
          <table:table-cell office:value-type="float" office:value="4.0004882812525" calcext:value-type="float">
            <text:p>4</text:p>
          </table:table-cell>
          <table:table-cell table:style-name="ce1" table:formula="of:=ABS([.K211])" office:value-type="float" office:value="4.0004882812525" calcext:value-type="float">
            <text:p>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table:style-name="ce2" office:value-type="string" calcext:value-type="string">
            <text:p>3595</text:p>
          </table:table-cell>
          <table:table-cell office:value-type="float" office:value="455.27" calcext:value-type="float">
            <text:p>455.2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309997558594" calcext:value-type="float">
            <text:p>455.309997558594000</text:p>
          </table:table-cell>
          <table:table-cell office:value-type="float" office:value="3.99975585937682" calcext:value-type="float">
            <text:p>4</text:p>
          </table:table-cell>
          <table:table-cell table:style-name="ce1" table:formula="of:=ABS([.K212])" office:value-type="float" office:value="3.99975585937682" calcext:value-type="float">
            <text:p>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table:style-name="ce2" office:value-type="string" calcext:value-type="string">
            <text:p>3276</text:p>
          </table:table-cell>
          <table:table-cell office:value-type="float" office:value="449.5" calcext:value-type="float">
            <text:p>449.5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9.600006103516" calcext:value-type="float">
            <text:p>449.600006103516000</text:p>
          </table:table-cell>
          <table:table-cell office:value-type="float" office:value="10.0006103515625" calcext:value-type="float">
            <text:p>10</text:p>
          </table:table-cell>
          <table:table-cell table:style-name="ce1" table:formula="of:=ABS([.K213])" office:value-type="float" office:value="10.0006103515625" calcext:value-type="float">
            <text:p>1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table:style-name="ce2" office:value-type="string" calcext:value-type="string">
            <text:p>3371</text:p>
          </table:table-cell>
          <table:table-cell office:value-type="float" office:value="454.19" calcext:value-type="float">
            <text:p>454.1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269989013672" calcext:value-type="float">
            <text:p>454.269989013672000</text:p>
          </table:table-cell>
          <table:table-cell office:value-type="float" office:value="7.99890136718773" calcext:value-type="float">
            <text:p>8</text:p>
          </table:table-cell>
          <table:table-cell table:style-name="ce1" table:formula="of:=ABS([.K214])" office:value-type="float" office:value="7.99890136718773" calcext:value-type="float">
            <text:p>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table:style-name="ce2" office:value-type="string" calcext:value-type="string">
            <text:p>3372</text:p>
          </table:table-cell>
          <table:table-cell office:value-type="float" office:value="454.182" calcext:value-type="float">
            <text:p>454.18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239990234375" calcext:value-type="float">
            <text:p>454.239990234375000</text:p>
          </table:table-cell>
          <table:table-cell office:value-type="float" office:value="5.79902343749836" calcext:value-type="float">
            <text:p>6</text:p>
          </table:table-cell>
          <table:table-cell table:style-name="ce1" table:formula="of:=ABS([.K215])" office:value-type="float" office:value="5.79902343749836" calcext:value-type="float">
            <text:p>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table:style-name="ce2" office:value-type="string" calcext:value-type="string">
            <text:p>3576</text:p>
          </table:table-cell>
          <table:table-cell office:value-type="float" office:value="454.435" calcext:value-type="float">
            <text:p>454.43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390014648438" calcext:value-type="float">
            <text:p>454.390014648438000</text:p>
          </table:table-cell>
          <table:table-cell office:value-type="float" office:value="-4.49853515625023" calcext:value-type="float">
            <text:p>-4</text:p>
          </table:table-cell>
          <table:table-cell table:style-name="ce1" table:formula="of:=ABS([.K216])" office:value-type="float" office:value="4.49853515625023" calcext:value-type="float">
            <text:p>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table:style-name="ce2" office:value-type="string" calcext:value-type="string">
            <text:p>3566</text:p>
          </table:table-cell>
          <table:table-cell office:value-type="float" office:value="454.25" calcext:value-type="float">
            <text:p>454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320007324219" calcext:value-type="float">
            <text:p>454.320007324219000</text:p>
          </table:table-cell>
          <table:table-cell office:value-type="float" office:value="7.000732421875" calcext:value-type="float">
            <text:p>7</text:p>
          </table:table-cell>
          <table:table-cell table:style-name="ce1" table:formula="of:=ABS([.K217])" office:value-type="float" office:value="7.000732421875" calcext:value-type="float">
            <text:p>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table:style-name="ce2" office:value-type="string" calcext:value-type="string">
            <text:p>3579</text:p>
          </table:table-cell>
          <table:table-cell office:value-type="float" office:value="448.51" calcext:value-type="float">
            <text:p>448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8.570007324219" calcext:value-type="float">
            <text:p>448.570007324219000</text:p>
          </table:table-cell>
          <table:table-cell office:value-type="float" office:value="6.00073242187591" calcext:value-type="float">
            <text:p>6</text:p>
          </table:table-cell>
          <table:table-cell table:style-name="ce1" table:formula="of:=ABS([.K218])" office:value-type="float" office:value="6.00073242187591" calcext:value-type="float">
            <text:p>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table:style-name="ce2" office:value-type="string" calcext:value-type="string">
            <text:p>3568</text:p>
          </table:table-cell>
          <table:table-cell office:value-type="float" office:value="452.82" calcext:value-type="float">
            <text:p>452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910003662109" calcext:value-type="float">
            <text:p>452.910003662109000</text:p>
          </table:table-cell>
          <table:table-cell office:value-type="float" office:value="9.00036621093818" calcext:value-type="float">
            <text:p>9</text:p>
          </table:table-cell>
          <table:table-cell table:style-name="ce1" table:formula="of:=ABS([.K219])" office:value-type="float" office:value="9.00036621093818" calcext:value-type="float">
            <text:p>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table:style-name="ce2" office:value-type="string" calcext:value-type="string">
            <text:p>3575</text:p>
          </table:table-cell>
          <table:table-cell office:value-type="float" office:value="455.116" calcext:value-type="float">
            <text:p>455.11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130004882812" calcext:value-type="float">
            <text:p>455.130004882812000</text:p>
          </table:table-cell>
          <table:table-cell office:value-type="float" office:value="1.40048828125146" calcext:value-type="float">
            <text:p>1</text:p>
          </table:table-cell>
          <table:table-cell table:style-name="ce1" table:formula="of:=ABS([.K220])" office:value-type="float" office:value="1.40048828125146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table:style-name="ce2" office:value-type="string" calcext:value-type="string">
            <text:p>3567</text:p>
          </table:table-cell>
          <table:table-cell office:value-type="float" office:value="453.8" calcext:value-type="float">
            <text:p>453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869995117188" calcext:value-type="float">
            <text:p>453.869995117188000</text:p>
          </table:table-cell>
          <table:table-cell office:value-type="float" office:value="6.99951171874886" calcext:value-type="float">
            <text:p>7</text:p>
          </table:table-cell>
          <table:table-cell table:style-name="ce1" table:formula="of:=ABS([.K221])" office:value-type="float" office:value="6.99951171874886" calcext:value-type="float">
            <text:p>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table:style-name="ce2" office:value-type="string" calcext:value-type="string">
            <text:p>3574</text:p>
          </table:table-cell>
          <table:table-cell office:value-type="float" office:value="455.84" calcext:value-type="float">
            <text:p>455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820007324219" calcext:value-type="float">
            <text:p>455.820007324219000</text:p>
          </table:table-cell>
          <table:table-cell office:value-type="float" office:value="-1.9992675781225" calcext:value-type="float">
            <text:p>-2</text:p>
          </table:table-cell>
          <table:table-cell table:style-name="ce1" table:formula="of:=ABS([.K222])" office:value-type="float" office:value="1.9992675781225" calcext:value-type="float">
            <text:p>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table:style-name="ce2" office:value-type="string" calcext:value-type="string">
            <text:p>3550</text:p>
          </table:table-cell>
          <table:table-cell office:value-type="float" office:value="447.16" calcext:value-type="float">
            <text:p>447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220001220703" calcext:value-type="float">
            <text:p>447.220001220703000</text:p>
          </table:table-cell>
          <table:table-cell office:value-type="float" office:value="6.00012207031" calcext:value-type="float">
            <text:p>6</text:p>
          </table:table-cell>
          <table:table-cell table:style-name="ce1" table:formula="of:=ABS([.K223])" office:value-type="float" office:value="6.00012207031" calcext:value-type="float">
            <text:p>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table:style-name="ce2" office:value-type="string" calcext:value-type="string">
            <text:p>3549</text:p>
          </table:table-cell>
          <table:table-cell office:value-type="float" office:value="451.08" calcext:value-type="float">
            <text:p>451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209991455078" calcext:value-type="float">
            <text:p>451.209991455078000</text:p>
          </table:table-cell>
          <table:table-cell office:value-type="float" office:value="12.9991455078141" calcext:value-type="float">
            <text:p>13</text:p>
          </table:table-cell>
          <table:table-cell table:style-name="ce1" table:formula="of:=ABS([.K224])" office:value-type="float" office:value="12.9991455078141" calcext:value-type="float">
            <text:p>1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table:style-name="ce2" office:value-type="string" calcext:value-type="string">
            <text:p>3548</text:p>
          </table:table-cell>
          <table:table-cell office:value-type="float" office:value="457.24" calcext:value-type="float">
            <text:p>457.2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329986572266" calcext:value-type="float">
            <text:p>457.329986572266000</text:p>
          </table:table-cell>
          <table:table-cell office:value-type="float" office:value="8.99865722656159" calcext:value-type="float">
            <text:p>9</text:p>
          </table:table-cell>
          <table:table-cell table:style-name="ce1" table:formula="of:=ABS([.K225])" office:value-type="float" office:value="8.99865722656159" calcext:value-type="float">
            <text:p>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table:style-name="ce2" office:value-type="string" calcext:value-type="string">
            <text:p>3577</text:p>
          </table:table-cell>
          <table:table-cell office:value-type="float" office:value="447.551" calcext:value-type="float">
            <text:p>447.55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600006103516" calcext:value-type="float">
            <text:p>447.600006103516000</text:p>
          </table:table-cell>
          <table:table-cell office:value-type="float" office:value="4.90061035156373" calcext:value-type="float">
            <text:p>5</text:p>
          </table:table-cell>
          <table:table-cell table:style-name="ce1" table:formula="of:=ABS([.K226])" office:value-type="float" office:value="4.90061035156373" calcext:value-type="float">
            <text:p>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table:style-name="ce2" office:value-type="string" calcext:value-type="string">
            <text:p>3551</text:p>
          </table:table-cell>
          <table:table-cell office:value-type="float" office:value="460.47" calcext:value-type="float">
            <text:p>460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480010986328" calcext:value-type="float">
            <text:p>460.480010986328000</text:p>
          </table:table-cell>
          <table:table-cell office:value-type="float" office:value="1.00109863280977" calcext:value-type="float">
            <text:p>1</text:p>
          </table:table-cell>
          <table:table-cell table:style-name="ce1" table:formula="of:=ABS([.K227])" office:value-type="float" office:value="1.00109863280977" calcext:value-type="float">
            <text:p>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table:style-name="ce2" office:value-type="string" calcext:value-type="string">
            <text:p>3554</text:p>
          </table:table-cell>
          <table:table-cell office:value-type="float" office:value="447.94" calcext:value-type="float">
            <text:p>447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929992675781" calcext:value-type="float">
            <text:p>447.929992675781000</text:p>
          </table:table-cell>
          <table:table-cell office:value-type="float" office:value="-1.00073242187477" calcext:value-type="float">
            <text:p>-1</text:p>
          </table:table-cell>
          <table:table-cell table:style-name="ce1" table:formula="of:=ABS([.K228])" office:value-type="float" office:value="1.00073242187477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table:style-name="ce2" office:value-type="string" calcext:value-type="string">
            <text:p>3552</text:p>
          </table:table-cell>
          <table:table-cell office:value-type="float" office:value="456" calcext:value-type="float">
            <text:p>456.0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049987792969" calcext:value-type="float">
            <text:p>456.049987792969000</text:p>
          </table:table-cell>
          <table:table-cell office:value-type="float" office:value="4.998779296875" calcext:value-type="float">
            <text:p>5</text:p>
          </table:table-cell>
          <table:table-cell table:style-name="ce1" table:formula="of:=ABS([.K229])" office:value-type="float" office:value="4.998779296875" calcext:value-type="float">
            <text:p>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table:style-name="ce2" office:value-type="string" calcext:value-type="string">
            <text:p>3514</text:p>
          </table:table-cell>
          <table:table-cell office:value-type="float" office:value="460.611" calcext:value-type="float">
            <text:p>460.61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649993896484" calcext:value-type="float">
            <text:p>460.649993896484000</text:p>
          </table:table-cell>
          <table:table-cell office:value-type="float" office:value="3.8993896484385" calcext:value-type="float">
            <text:p>4</text:p>
          </table:table-cell>
          <table:table-cell table:style-name="ce1" table:formula="of:=ABS([.K230])" office:value-type="float" office:value="3.8993896484385" calcext:value-type="float">
            <text:p>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table:style-name="ce2" office:value-type="string" calcext:value-type="string">
            <text:p>3511</text:p>
          </table:table-cell>
          <table:table-cell office:value-type="float" office:value="447.07" calcext:value-type="float">
            <text:p>447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959991455078" calcext:value-type="float">
            <text:p>446.959991455078000</text:p>
          </table:table-cell>
          <table:table-cell office:value-type="float" office:value="-11.0008544921868" calcext:value-type="float">
            <text:p>-11</text:p>
          </table:table-cell>
          <table:table-cell table:style-name="ce1" table:formula="of:=ABS([.K231])" office:value-type="float" office:value="11.0008544921868" calcext:value-type="float">
            <text:p>11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table:style-name="ce2" office:value-type="string" calcext:value-type="string">
            <text:p>3513</text:p>
          </table:table-cell>
          <table:table-cell office:value-type="float" office:value="461.23" calcext:value-type="float">
            <text:p>461.2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320007324219" calcext:value-type="float">
            <text:p>461.320007324219000</text:p>
          </table:table-cell>
          <table:table-cell office:value-type="float" office:value="9.00073242187318" calcext:value-type="float">
            <text:p>9</text:p>
          </table:table-cell>
          <table:table-cell table:style-name="ce1" table:formula="of:=ABS([.K232])" office:value-type="float" office:value="9.00073242187318" calcext:value-type="float">
            <text:p>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table:style-name="ce2" office:value-type="string" calcext:value-type="string">
            <text:p>3512</text:p>
          </table:table-cell>
          <table:table-cell office:value-type="float" office:value="447.94" calcext:value-type="float">
            <text:p>447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589996337891" calcext:value-type="float">
            <text:p>447.589996337891000</text:p>
          </table:table-cell>
          <table:table-cell office:value-type="float" office:value="-35.0003662109373" calcext:value-type="float">
            <text:p>-35</text:p>
          </table:table-cell>
          <table:table-cell table:style-name="ce1" table:formula="of:=ABS([.K233])" office:value-type="float" office:value="35.0003662109373" calcext:value-type="float">
            <text:p>3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table:style-name="ce2" office:value-type="string" calcext:value-type="string">
            <text:p>3659</text:p>
          </table:table-cell>
          <table:table-cell office:value-type="float" office:value="444.79" calcext:value-type="float">
            <text:p>444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809997558594" calcext:value-type="float">
            <text:p>444.809997558594000</text:p>
          </table:table-cell>
          <table:table-cell office:value-type="float" office:value="1.99975585937295" calcext:value-type="float">
            <text:p>2</text:p>
          </table:table-cell>
          <table:table-cell table:style-name="ce1" table:formula="of:=ABS([.K234])" office:value-type="float" office:value="1.99975585937295" calcext:value-type="float">
            <text:p>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table:style-name="ce2" office:value-type="string" calcext:value-type="string">
            <text:p>3518</text:p>
          </table:table-cell>
          <table:table-cell office:value-type="float" office:value="445.76" calcext:value-type="float">
            <text:p>445.7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769989013672" calcext:value-type="float">
            <text:p>445.769989013672000</text:p>
          </table:table-cell>
          <table:table-cell office:value-type="float" office:value="0.998901367188409" calcext:value-type="float">
            <text:p>1</text:p>
          </table:table-cell>
          <table:table-cell table:style-name="ce1" table:formula="of:=ABS([.K235])" office:value-type="float" office:value="0.998901367188409" calcext:value-type="float">
            <text:p>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table:style-name="ce2" office:value-type="string" calcext:value-type="string">
            <text:p>3520</text:p>
          </table:table-cell>
          <table:table-cell office:value-type="float" office:value="460.01" calcext:value-type="float">
            <text:p>460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980010986328" calcext:value-type="float">
            <text:p>459.980010986328000</text:p>
          </table:table-cell>
          <table:table-cell office:value-type="float" office:value="-2.99890136718659" calcext:value-type="float">
            <text:p>-3</text:p>
          </table:table-cell>
          <table:table-cell table:style-name="ce1" table:formula="of:=ABS([.K236])" office:value-type="float" office:value="2.99890136718659" calcext:value-type="float">
            <text:p>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table:style-name="ce2" office:value-type="string" calcext:value-type="string">
            <text:p>3522</text:p>
          </table:table-cell>
          <table:table-cell office:value-type="float" office:value="450.27" calcext:value-type="float">
            <text:p>450.2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350006103516" calcext:value-type="float">
            <text:p>450.350006103516000</text:p>
          </table:table-cell>
          <table:table-cell office:value-type="float" office:value="8.00061035156432" calcext:value-type="float">
            <text:p>8</text:p>
          </table:table-cell>
          <table:table-cell table:style-name="ce1" table:formula="of:=ABS([.K237])" office:value-type="float" office:value="8.00061035156432" calcext:value-type="float">
            <text:p>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table:style-name="ce2" office:value-type="string" calcext:value-type="string">
            <text:p>3071</text:p>
          </table:table-cell>
          <table:table-cell office:value-type="float" office:value="444.83" calcext:value-type="float">
            <text:p>444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070007324219" calcext:value-type="float">
            <text:p>445.070007324219000</text:p>
          </table:table-cell>
          <table:table-cell office:value-type="float" office:value="24.0007324218766" calcext:value-type="float">
            <text:p>24</text:p>
          </table:table-cell>
          <table:table-cell table:style-name="ce1" table:formula="of:=ABS([.K238])" office:value-type="float" office:value="24.0007324218766" calcext:value-type="float">
            <text:p>2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table:style-name="ce2" office:value-type="string" calcext:value-type="string">
            <text:p>3072</text:p>
          </table:table-cell>
          <table:table-cell office:value-type="float" office:value="447.06" calcext:value-type="float">
            <text:p>447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149993896484" calcext:value-type="float">
            <text:p>447.149993896484000</text:p>
          </table:table-cell>
          <table:table-cell office:value-type="float" office:value="8.99938964843727" calcext:value-type="float">
            <text:p>9</text:p>
          </table:table-cell>
          <table:table-cell table:style-name="ce1" table:formula="of:=ABS([.K239])" office:value-type="float" office:value="8.99938964843727" calcext:value-type="float">
            <text:p>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table:style-name="ce2" office:value-type="string" calcext:value-type="string">
            <text:p>3968</text:p>
          </table:table-cell>
          <table:table-cell office:value-type="float" office:value="447.22" calcext:value-type="float">
            <text:p>447.2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209991455078" calcext:value-type="float">
            <text:p>447.209991455078000</text:p>
          </table:table-cell>
          <table:table-cell office:value-type="float" office:value="-1.00085449219023" calcext:value-type="float">
            <text:p>-1</text:p>
          </table:table-cell>
          <table:table-cell table:style-name="ce1" table:formula="of:=ABS([.K240])" office:value-type="float" office:value="1.00085449219023" calcext:value-type="float">
            <text:p>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table:style-name="ce2" office:value-type="string" calcext:value-type="string">
            <text:p>3521</text:p>
          </table:table-cell>
          <table:table-cell office:value-type="float" office:value="456.64" calcext:value-type="float">
            <text:p>456.6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679992675781" calcext:value-type="float">
            <text:p>456.679992675781000</text:p>
          </table:table-cell>
          <table:table-cell office:value-type="float" office:value="3.99926757812636" calcext:value-type="float">
            <text:p>4</text:p>
          </table:table-cell>
          <table:table-cell table:style-name="ce1" table:formula="of:=ABS([.K241])" office:value-type="float" office:value="3.99926757812636" calcext:value-type="float">
            <text:p>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table:style-name="ce2" office:value-type="string" calcext:value-type="string">
            <text:p>3074</text:p>
          </table:table-cell>
          <table:table-cell office:value-type="float" office:value="456.081" calcext:value-type="float">
            <text:p>456.08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070007324219" calcext:value-type="float">
            <text:p>456.070007324219000</text:p>
          </table:table-cell>
          <table:table-cell office:value-type="float" office:value="-1.09926757812673" calcext:value-type="float">
            <text:p>-1</text:p>
          </table:table-cell>
          <table:table-cell table:style-name="ce1" table:formula="of:=ABS([.K242])" office:value-type="float" office:value="1.09926757812673" calcext:value-type="float">
            <text:p>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table:style-name="ce2" office:value-type="string" calcext:value-type="string">
            <text:p>3923</text:p>
          </table:table-cell>
          <table:table-cell office:value-type="float" office:value="451.79" calcext:value-type="float">
            <text:p>451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709991455078" calcext:value-type="float">
            <text:p>451.709991455078000</text:p>
          </table:table-cell>
          <table:table-cell office:value-type="float" office:value="-8.00085449218955" calcext:value-type="float">
            <text:p>-8</text:p>
          </table:table-cell>
          <table:table-cell table:style-name="ce1" table:formula="of:=ABS([.K243])" office:value-type="float" office:value="8.00085449218955" calcext:value-type="float">
            <text:p>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table:style-name="ce2" office:value-type="string" calcext:value-type="string">
            <text:p>3924</text:p>
          </table:table-cell>
          <table:table-cell office:value-type="float" office:value="450.15" calcext:value-type="float">
            <text:p>450.1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359985351562" calcext:value-type="float">
            <text:p>450.359985351562000</text:p>
          </table:table-cell>
          <table:table-cell office:value-type="float" office:value="20.9985351562523" calcext:value-type="float">
            <text:p>21</text:p>
          </table:table-cell>
          <table:table-cell table:style-name="ce1" table:formula="of:=ABS([.K244])" office:value-type="float" office:value="20.9985351562523" calcext:value-type="float">
            <text:p>2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table:style-name="ce2" office:value-type="string" calcext:value-type="string">
            <text:p>3969</text:p>
          </table:table-cell>
          <table:table-cell office:value-type="float" office:value="452.276" calcext:value-type="float">
            <text:p>452.27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309997558594" calcext:value-type="float">
            <text:p>452.309997558594000</text:p>
          </table:table-cell>
          <table:table-cell office:value-type="float" office:value="3.39975585937395" calcext:value-type="float">
            <text:p>3</text:p>
          </table:table-cell>
          <table:table-cell table:style-name="ce1" table:formula="of:=ABS([.K245])" office:value-type="float" office:value="3.39975585937395" calcext:value-type="float">
            <text:p>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table:style-name="ce2" office:value-type="string" calcext:value-type="string">
            <text:p>3075</text:p>
          </table:table-cell>
          <table:table-cell office:value-type="float" office:value="458.47" calcext:value-type="float">
            <text:p>458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8.549987792969" calcext:value-type="float">
            <text:p>458.549987792969000</text:p>
          </table:table-cell>
          <table:table-cell office:value-type="float" office:value="7.99877929687227" calcext:value-type="float">
            <text:p>8</text:p>
          </table:table-cell>
          <table:table-cell table:style-name="ce1" table:formula="of:=ABS([.K246])" office:value-type="float" office:value="7.99877929687227" calcext:value-type="float">
            <text:p>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table:style-name="ce2" office:value-type="string" calcext:value-type="string">
            <text:p>3970</text:p>
          </table:table-cell>
          <table:table-cell office:value-type="float" office:value="457.531" calcext:value-type="float">
            <text:p>457.53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600006103516" calcext:value-type="float">
            <text:p>457.600006103516000</text:p>
          </table:table-cell>
          <table:table-cell office:value-type="float" office:value="6.90061035156191" calcext:value-type="float">
            <text:p>7</text:p>
          </table:table-cell>
          <table:table-cell table:style-name="ce1" table:formula="of:=ABS([.K247])" office:value-type="float" office:value="6.90061035156191" calcext:value-type="float">
            <text:p>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table:style-name="ce2" office:value-type="string" calcext:value-type="string">
            <text:p>3971</text:p>
          </table:table-cell>
          <table:table-cell office:value-type="float" office:value="454.619" calcext:value-type="float">
            <text:p>454.61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660003662109" calcext:value-type="float">
            <text:p>451.660003662109000</text:p>
          </table:table-cell>
          <table:table-cell office:value-type="float" office:value="-295.899633789065" calcext:value-type="float">
            <text:p>-296</text:p>
          </table:table-cell>
          <table:table-cell table:style-name="ce1" table:formula="of:=ABS([.K248])" office:value-type="float" office:value="295.899633789065" calcext:value-type="float">
            <text:p>29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table:style-name="ce2" office:value-type="string" calcext:value-type="string">
            <text:p>3914</text:p>
          </table:table-cell>
          <table:table-cell office:value-type="float" office:value="458.86" calcext:value-type="float">
            <text:p>458.8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8.850006103516" calcext:value-type="float">
            <text:p>458.850006103516000</text:p>
          </table:table-cell>
          <table:table-cell office:value-type="float" office:value="-0.999389648438864" calcext:value-type="float">
            <text:p>-1</text:p>
          </table:table-cell>
          <table:table-cell table:style-name="ce1" table:formula="of:=ABS([.K249])" office:value-type="float" office:value="0.999389648438864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table:style-name="ce2" office:value-type="string" calcext:value-type="string">
            <text:p>3972</text:p>
          </table:table-cell>
          <table:table-cell office:value-type="float" office:value="457.831" calcext:value-type="float">
            <text:p>457.83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970001220703" calcext:value-type="float">
            <text:p>457.970001220703000</text:p>
          </table:table-cell>
          <table:table-cell office:value-type="float" office:value="13.9001220703108" calcext:value-type="float">
            <text:p>14</text:p>
          </table:table-cell>
          <table:table-cell table:style-name="ce1" table:formula="of:=ABS([.K250])" office:value-type="float" office:value="13.9001220703108" calcext:value-type="float">
            <text:p>14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table:style-name="ce2" office:value-type="string" calcext:value-type="string">
            <text:p>3686</text:p>
          </table:table-cell>
          <table:table-cell office:value-type="float" office:value="445.504" calcext:value-type="float">
            <text:p>445.504</text:p>
          </table:table-cell>
          <table:table-cell office:value-type="float" office:value="445.504" calcext:value-type="float">
            <text:p>445.504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549987792969" calcext:value-type="float">
            <text:p>445.549987792969000</text:p>
          </table:table-cell>
          <table:table-cell office:value-type="float" office:value="4.59877929687309" calcext:value-type="float">
            <text:p>5</text:p>
          </table:table-cell>
          <table:table-cell table:style-name="ce1" table:formula="of:=ABS([.K251])" office:value-type="float" office:value="4.59877929687309" calcext:value-type="float">
            <text:p>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table:style-name="ce2" office:value-type="string" calcext:value-type="string">
            <text:p>3312</text:p>
          </table:table-cell>
          <table:table-cell office:value-type="float" office:value="442.31" calcext:value-type="float">
            <text:p>442.3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279998779297" calcext:value-type="float">
            <text:p>442.279998779297000</text:p>
          </table:table-cell>
          <table:table-cell office:value-type="float" office:value="-3.00012207031273" calcext:value-type="float">
            <text:p>-3</text:p>
          </table:table-cell>
          <table:table-cell table:style-name="ce1" table:formula="of:=ABS([.K252])" office:value-type="float" office:value="3.00012207031273" calcext:value-type="float">
            <text:p>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table:style-name="ce2" office:value-type="string" calcext:value-type="string">
            <text:p>3313</text:p>
          </table:table-cell>
          <table:table-cell office:value-type="float" office:value="439.87" calcext:value-type="float">
            <text:p>439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880004882812" calcext:value-type="float">
            <text:p>439.880004882812000</text:p>
          </table:table-cell>
          <table:table-cell office:value-type="float" office:value="1.00048828124955" calcext:value-type="float">
            <text:p>1</text:p>
          </table:table-cell>
          <table:table-cell table:style-name="ce1" table:formula="of:=ABS([.K253])" office:value-type="float" office:value="1.00048828124955" calcext:value-type="float">
            <text:p>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table:style-name="ce2" office:value-type="string" calcext:value-type="string">
            <text:p>3687</text:p>
          </table:table-cell>
          <table:table-cell office:value-type="float" office:value="445.37" calcext:value-type="float">
            <text:p>445.370</text:p>
          </table:table-cell>
          <table:table-cell office:value-type="float" office:value="445.37" calcext:value-type="float">
            <text:p>445.37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359985351562" calcext:value-type="float">
            <text:p>445.359985351562000</text:p>
          </table:table-cell>
          <table:table-cell office:value-type="float" office:value="-1.00146484375045" calcext:value-type="float">
            <text:p>-1</text:p>
          </table:table-cell>
          <table:table-cell table:style-name="ce1" table:formula="of:=ABS([.K254])" office:value-type="float" office:value="1.00146484375045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table:style-name="ce2" office:value-type="string" calcext:value-type="string">
            <text:p>3334</text:p>
          </table:table-cell>
          <table:table-cell office:value-type="float" office:value="442.67" calcext:value-type="float">
            <text:p>442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75" calcext:value-type="float">
            <text:p>442.750000000000000</text:p>
          </table:table-cell>
          <table:table-cell office:value-type="float" office:value="7.99999999999841" calcext:value-type="float">
            <text:p>8</text:p>
          </table:table-cell>
          <table:table-cell table:style-name="ce1" table:formula="of:=ABS([.K255])" office:value-type="float" office:value="7.99999999999841" calcext:value-type="float">
            <text:p>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table:style-name="ce2" office:value-type="string" calcext:value-type="string">
            <text:p>3332</text:p>
          </table:table-cell>
          <table:table-cell office:value-type="float" office:value="445.69" calcext:value-type="float">
            <text:p>445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820007324219" calcext:value-type="float">
            <text:p>445.820007324219000</text:p>
          </table:table-cell>
          <table:table-cell office:value-type="float" office:value="13.0007324218752" calcext:value-type="float">
            <text:p>13</text:p>
          </table:table-cell>
          <table:table-cell table:style-name="ce1" table:formula="of:=ABS([.K256])" office:value-type="float" office:value="13.0007324218752" calcext:value-type="float">
            <text:p>1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table:style-name="ce2" office:value-type="string" calcext:value-type="string">
            <text:p>3335</text:p>
          </table:table-cell>
          <table:table-cell office:value-type="float" office:value="441.68" calcext:value-type="float">
            <text:p>441.6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019989013672" calcext:value-type="float">
            <text:p>442.019989013672000</text:p>
          </table:table-cell>
          <table:table-cell office:value-type="float" office:value="33.9989013671868" calcext:value-type="float">
            <text:p>34</text:p>
          </table:table-cell>
          <table:table-cell table:style-name="ce1" table:formula="of:=ABS([.K257])" office:value-type="float" office:value="33.9989013671868" calcext:value-type="float">
            <text:p>3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table:style-name="ce2" office:value-type="string" calcext:value-type="string">
            <text:p>3346</text:p>
          </table:table-cell>
          <table:table-cell office:value-type="float" office:value="439.384" calcext:value-type="float">
            <text:p>439.38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489990234375" calcext:value-type="float">
            <text:p>439.489990234375000</text:p>
          </table:table-cell>
          <table:table-cell office:value-type="float" office:value="10.5990234374985" calcext:value-type="float">
            <text:p>11</text:p>
          </table:table-cell>
          <table:table-cell table:style-name="ce1" table:formula="of:=ABS([.K258])" office:value-type="float" office:value="10.5990234374985" calcext:value-type="float">
            <text:p>1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table:style-name="ce2" office:value-type="string" calcext:value-type="string">
            <text:p>3345</text:p>
          </table:table-cell>
          <table:table-cell office:value-type="float" office:value="439.417" calcext:value-type="float">
            <text:p>439.41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989990234375" calcext:value-type="float">
            <text:p>439.989990234375000</text:p>
          </table:table-cell>
          <table:table-cell office:value-type="float" office:value="57.2990234375027" calcext:value-type="float">
            <text:p>57</text:p>
          </table:table-cell>
          <table:table-cell table:style-name="ce1" table:formula="of:=ABS([.K259])" office:value-type="float" office:value="57.2990234375027" calcext:value-type="float">
            <text:p>5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table:style-name="ce2" office:value-type="string" calcext:value-type="string">
            <text:p>3330</text:p>
          </table:table-cell>
          <table:table-cell office:value-type="float" office:value="443.29" calcext:value-type="float">
            <text:p>443.2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3.390014648438" calcext:value-type="float">
            <text:p>443.390014648438000</text:p>
          </table:table-cell>
          <table:table-cell office:value-type="float" office:value="10.001464843748" calcext:value-type="float">
            <text:p>10</text:p>
          </table:table-cell>
          <table:table-cell table:style-name="ce1" table:formula="of:=ABS([.K260])" office:value-type="float" office:value="10.001464843748" calcext:value-type="float">
            <text:p>10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table:style-name="ce2" office:value-type="string" calcext:value-type="string">
            <text:p>3331</text:p>
          </table:table-cell>
          <table:table-cell office:value-type="float" office:value="444.51" calcext:value-type="float">
            <text:p>444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649993896484" calcext:value-type="float">
            <text:p>444.649993896484000</text:p>
          </table:table-cell>
          <table:table-cell office:value-type="float" office:value="13.9993896484384" calcext:value-type="float">
            <text:p>14</text:p>
          </table:table-cell>
          <table:table-cell table:style-name="ce1" table:formula="of:=ABS([.K261])" office:value-type="float" office:value="13.9993896484384" calcext:value-type="float">
            <text:p>1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table:style-name="ce2" office:value-type="string" calcext:value-type="string">
            <text:p>3337</text:p>
          </table:table-cell>
          <table:table-cell office:value-type="float" office:value="440.06" calcext:value-type="float">
            <text:p>440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200012207031" calcext:value-type="float">
            <text:p>440.200012207031000</text:p>
          </table:table-cell>
          <table:table-cell office:value-type="float" office:value="14.0012207031248" calcext:value-type="float">
            <text:p>14</text:p>
          </table:table-cell>
          <table:table-cell table:style-name="ce1" table:formula="of:=ABS([.K262])" office:value-type="float" office:value="14.0012207031248" calcext:value-type="float">
            <text:p>1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table:style-name="ce2" office:value-type="string" calcext:value-type="string">
            <text:p>3328</text:p>
          </table:table-cell>
          <table:table-cell office:value-type="float" office:value="442.36" calcext:value-type="float">
            <text:p>442.3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429992675781" calcext:value-type="float">
            <text:p>442.429992675781000</text:p>
          </table:table-cell>
          <table:table-cell office:value-type="float" office:value="6.99926757812364" calcext:value-type="float">
            <text:p>7</text:p>
          </table:table-cell>
          <table:table-cell table:style-name="ce1" table:formula="of:=ABS([.K263])" office:value-type="float" office:value="6.99926757812364" calcext:value-type="float">
            <text:p>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table:style-name="ce2" office:value-type="string" calcext:value-type="string">
            <text:p>3336</text:p>
          </table:table-cell>
          <table:table-cell office:value-type="float" office:value="441" calcext:value-type="float">
            <text:p>441.0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140014648438" calcext:value-type="float">
            <text:p>441.140014648438000</text:p>
          </table:table-cell>
          <table:table-cell office:value-type="float" office:value="14.00146484375" calcext:value-type="float">
            <text:p>14</text:p>
          </table:table-cell>
          <table:table-cell table:style-name="ce1" table:formula="of:=ABS([.K264])" office:value-type="float" office:value="14.00146484375" calcext:value-type="float">
            <text:p>1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table:style-name="ce2" office:value-type="string" calcext:value-type="string">
            <text:p>3329</text:p>
          </table:table-cell>
          <table:table-cell office:value-type="float" office:value="442.17" calcext:value-type="float">
            <text:p>442.1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279998779297" calcext:value-type="float">
            <text:p>442.279998779297000</text:p>
          </table:table-cell>
          <table:table-cell office:value-type="float" office:value="10.9998779296859" calcext:value-type="float">
            <text:p>11</text:p>
          </table:table-cell>
          <table:table-cell table:style-name="ce1" table:formula="of:=ABS([.K265])" office:value-type="float" office:value="10.9998779296859" calcext:value-type="float">
            <text:p>1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table:style-name="ce2" office:value-type="string" calcext:value-type="string">
            <text:p>3416</text:p>
          </table:table-cell>
          <table:table-cell office:value-type="float" office:value="440.08" calcext:value-type="float">
            <text:p>440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160003662109" calcext:value-type="float">
            <text:p>440.160003662109000</text:p>
          </table:table-cell>
          <table:table-cell office:value-type="float" office:value="8.00036621093909" calcext:value-type="float">
            <text:p>8</text:p>
          </table:table-cell>
          <table:table-cell table:style-name="ce1" table:formula="of:=ABS([.K266])" office:value-type="float" office:value="8.00036621093909" calcext:value-type="float">
            <text:p>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table:style-name="ce2" office:value-type="string" calcext:value-type="string">
            <text:p>3301</text:p>
          </table:table-cell>
          <table:table-cell office:value-type="float" office:value="438.46" calcext:value-type="float">
            <text:p>438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8.589996337891" calcext:value-type="float">
            <text:p>438.589996337891000</text:p>
          </table:table-cell>
          <table:table-cell office:value-type="float" office:value="12.9996337890645" calcext:value-type="float">
            <text:p>13</text:p>
          </table:table-cell>
          <table:table-cell table:style-name="ce1" table:formula="of:=ABS([.K267])" office:value-type="float" office:value="12.9996337890645" calcext:value-type="float">
            <text:p>1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table:style-name="ce2" office:value-type="string" calcext:value-type="string">
            <text:p>3302</text:p>
          </table:table-cell>
          <table:table-cell office:value-type="float" office:value="439.56" calcext:value-type="float">
            <text:p>439.5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730010986328" calcext:value-type="float">
            <text:p>439.730010986328000</text:p>
          </table:table-cell>
          <table:table-cell office:value-type="float" office:value="17.0010986328123" calcext:value-type="float">
            <text:p>17</text:p>
          </table:table-cell>
          <table:table-cell table:style-name="ce1" table:formula="of:=ABS([.K268])" office:value-type="float" office:value="17.0010986328123" calcext:value-type="float">
            <text:p>1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table:style-name="ce2" office:value-type="string" calcext:value-type="string">
            <text:p>3452</text:p>
          </table:table-cell>
          <table:table-cell office:value-type="float" office:value="441.357" calcext:value-type="float">
            <text:p>441.35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410003662109" calcext:value-type="float">
            <text:p>441.410003662109000</text:p>
          </table:table-cell>
          <table:table-cell office:value-type="float" office:value="5.30036621093473" calcext:value-type="float">
            <text:p>5</text:p>
          </table:table-cell>
          <table:table-cell table:style-name="ce1" table:formula="of:=ABS([.K269])" office:value-type="float" office:value="5.30036621093473" calcext:value-type="float">
            <text:p>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table:style-name="ce2" office:value-type="string" calcext:value-type="string">
            <text:p>3304</text:p>
          </table:table-cell>
          <table:table-cell office:value-type="float" office:value="453.56" calcext:value-type="float">
            <text:p>453.5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649993896484" calcext:value-type="float">
            <text:p>453.649993896484000</text:p>
          </table:table-cell>
          <table:table-cell office:value-type="float" office:value="8.99938964843727" calcext:value-type="float">
            <text:p>9</text:p>
          </table:table-cell>
          <table:table-cell table:style-name="ce1" table:formula="of:=ABS([.K270])" office:value-type="float" office:value="8.99938964843727" calcext:value-type="float">
            <text:p>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table:style-name="ce2" office:value-type="string" calcext:value-type="string">
            <text:p>3357</text:p>
          </table:table-cell>
          <table:table-cell office:value-type="float" office:value="438.54" calcext:value-type="float">
            <text:p>438.5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8.700012207031" calcext:value-type="float">
            <text:p>438.700012207031000</text:p>
          </table:table-cell>
          <table:table-cell office:value-type="float" office:value="16.001220703123" calcext:value-type="float">
            <text:p>16</text:p>
          </table:table-cell>
          <table:table-cell table:style-name="ce1" table:formula="of:=ABS([.K271])" office:value-type="float" office:value="16.001220703123" calcext:value-type="float">
            <text:p>1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table:style-name="ce2" office:value-type="string" calcext:value-type="string">
            <text:p>3443</text:p>
          </table:table-cell>
          <table:table-cell office:value-type="float" office:value="445.977" calcext:value-type="float">
            <text:p>445.97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140014648438" calcext:value-type="float">
            <text:p>446.140014648438000</text:p>
          </table:table-cell>
          <table:table-cell office:value-type="float" office:value="16.3014648437525" calcext:value-type="float">
            <text:p>16</text:p>
          </table:table-cell>
          <table:table-cell table:style-name="ce1" table:formula="of:=ABS([.K272])" office:value-type="float" office:value="16.3014648437525" calcext:value-type="float">
            <text:p>1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table:style-name="ce2" office:value-type="string" calcext:value-type="string">
            <text:p>3447</text:p>
          </table:table-cell>
          <table:table-cell office:value-type="float" office:value="450.22" calcext:value-type="float">
            <text:p>450.2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410003662109" calcext:value-type="float">
            <text:p>450.410003662109000</text:p>
          </table:table-cell>
          <table:table-cell office:value-type="float" office:value="19.0003662109348" calcext:value-type="float">
            <text:p>19</text:p>
          </table:table-cell>
          <table:table-cell table:style-name="ce1" table:formula="of:=ABS([.K273])" office:value-type="float" office:value="19.0003662109348" calcext:value-type="float">
            <text:p>1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table:style-name="ce2" office:value-type="string" calcext:value-type="string">
            <text:p>3417</text:p>
          </table:table-cell>
          <table:table-cell office:value-type="float" office:value="440.65" calcext:value-type="float">
            <text:p>440.6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799987792969" calcext:value-type="float">
            <text:p>440.799987792969000</text:p>
          </table:table-cell>
          <table:table-cell office:value-type="float" office:value="14.9987792968773" calcext:value-type="float">
            <text:p>15</text:p>
          </table:table-cell>
          <table:table-cell table:style-name="ce1" table:formula="of:=ABS([.K274])" office:value-type="float" office:value="14.9987792968773" calcext:value-type="float">
            <text:p>1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table:style-name="ce2" office:value-type="string" calcext:value-type="string">
            <text:p>3358</text:p>
          </table:table-cell>
          <table:table-cell office:value-type="float" office:value="438.97" calcext:value-type="float">
            <text:p>438.9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140014648438" calcext:value-type="float">
            <text:p>439.140014648438000</text:p>
          </table:table-cell>
          <table:table-cell office:value-type="float" office:value="17.0014648437473" calcext:value-type="float">
            <text:p>17</text:p>
          </table:table-cell>
          <table:table-cell table:style-name="ce1" table:formula="of:=ABS([.K275])" office:value-type="float" office:value="17.0014648437473" calcext:value-type="float">
            <text:p>1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table:style-name="ce2" office:value-type="string" calcext:value-type="string">
            <text:p>3441</text:p>
          </table:table-cell>
          <table:table-cell office:value-type="float" office:value="451.79" calcext:value-type="float">
            <text:p>451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920013427734" calcext:value-type="float">
            <text:p>451.920013427734000</text:p>
          </table:table-cell>
          <table:table-cell office:value-type="float" office:value="13.0013427734355" calcext:value-type="float">
            <text:p>13</text:p>
          </table:table-cell>
          <table:table-cell table:style-name="ce1" table:formula="of:=ABS([.K276])" office:value-type="float" office:value="13.0013427734355" calcext:value-type="float">
            <text:p>1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table:style-name="ce2" office:value-type="string" calcext:value-type="string">
            <text:p>3418</text:p>
          </table:table-cell>
          <table:table-cell office:value-type="float" office:value="442.251" calcext:value-type="float">
            <text:p>442.25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350006103516" calcext:value-type="float">
            <text:p>442.350006103516000</text:p>
          </table:table-cell>
          <table:table-cell office:value-type="float" office:value="9.90061035156486" calcext:value-type="float">
            <text:p>10</text:p>
          </table:table-cell>
          <table:table-cell table:style-name="ce1" table:formula="of:=ABS([.K277])" office:value-type="float" office:value="9.90061035156486" calcext:value-type="float">
            <text:p>1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table:style-name="ce2" office:value-type="string" calcext:value-type="string">
            <text:p>3693</text:p>
          </table:table-cell>
          <table:table-cell office:value-type="float" office:value="452.376" calcext:value-type="float">
            <text:p>452.37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559997558594" calcext:value-type="float">
            <text:p>452.559997558594000</text:p>
          </table:table-cell>
          <table:table-cell office:value-type="float" office:value="18.3997558593774" calcext:value-type="float">
            <text:p>18</text:p>
          </table:table-cell>
          <table:table-cell table:style-name="ce1" table:formula="of:=ABS([.K278])" office:value-type="float" office:value="18.3997558593774" calcext:value-type="float">
            <text:p>1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table:style-name="ce2" office:value-type="string" calcext:value-type="string">
            <text:p>3442</text:p>
          </table:table-cell>
          <table:table-cell office:value-type="float" office:value="447.541" calcext:value-type="float">
            <text:p>447.54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609985351562" calcext:value-type="float">
            <text:p>447.609985351562000</text:p>
          </table:table-cell>
          <table:table-cell office:value-type="float" office:value="6.89853515625032" calcext:value-type="float">
            <text:p>7</text:p>
          </table:table-cell>
          <table:table-cell table:style-name="ce1" table:formula="of:=ABS([.K279])" office:value-type="float" office:value="6.89853515625032" calcext:value-type="float">
            <text:p>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table:style-name="ce2" office:value-type="string" calcext:value-type="string">
            <text:p>3450</text:p>
          </table:table-cell>
          <table:table-cell office:value-type="float" office:value="439.12" calcext:value-type="float">
            <text:p>439.1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230010986328" calcext:value-type="float">
            <text:p>439.230010986328000</text:p>
          </table:table-cell>
          <table:table-cell office:value-type="float" office:value="11.001098632812" calcext:value-type="float">
            <text:p>11</text:p>
          </table:table-cell>
          <table:table-cell table:style-name="ce1" table:formula="of:=ABS([.K280])" office:value-type="float" office:value="11.001098632812" calcext:value-type="float">
            <text:p>1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table:style-name="ce2" office:value-type="string" calcext:value-type="string">
            <text:p>3419</text:p>
          </table:table-cell>
          <table:table-cell office:value-type="float" office:value="442.35" calcext:value-type="float">
            <text:p>442.3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480010986328" calcext:value-type="float">
            <text:p>442.480010986328000</text:p>
          </table:table-cell>
          <table:table-cell office:value-type="float" office:value="13.0010986328102" calcext:value-type="float">
            <text:p>13</text:p>
          </table:table-cell>
          <table:table-cell table:style-name="ce1" table:formula="of:=ABS([.K281])" office:value-type="float" office:value="13.0010986328102" calcext:value-type="float">
            <text:p>1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table:style-name="ce2" office:value-type="string" calcext:value-type="string">
            <text:p>3682</text:p>
          </table:table-cell>
          <table:table-cell office:value-type="float" office:value="440.712" calcext:value-type="float">
            <text:p>440.71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690002441406" calcext:value-type="float">
            <text:p>440.690002441406000</text:p>
          </table:table-cell>
          <table:table-cell office:value-type="float" office:value="-2.19975585937391" calcext:value-type="float">
            <text:p>-2</text:p>
          </table:table-cell>
          <table:table-cell table:style-name="ce1" table:formula="of:=ABS([.K282])" office:value-type="float" office:value="2.19975585937391" calcext:value-type="float">
            <text:p>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table:style-name="ce2" office:value-type="string" calcext:value-type="string">
            <text:p>3449</text:p>
          </table:table-cell>
          <table:table-cell office:value-type="float" office:value="440.18" calcext:value-type="float">
            <text:p>440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269989013672" calcext:value-type="float">
            <text:p>440.269989013672000</text:p>
          </table:table-cell>
          <table:table-cell office:value-type="float" office:value="8.99890136718682" calcext:value-type="float">
            <text:p>9</text:p>
          </table:table-cell>
          <table:table-cell table:style-name="ce1" table:formula="of:=ABS([.K283])" office:value-type="float" office:value="8.99890136718682" calcext:value-type="float">
            <text:p>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table:style-name="ce2" office:value-type="string" calcext:value-type="string">
            <text:p>3356</text:p>
          </table:table-cell>
          <table:table-cell office:value-type="float" office:value="438.27" calcext:value-type="float">
            <text:p>438.2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8.279998779297" calcext:value-type="float">
            <text:p>438.279998779297000</text:p>
          </table:table-cell>
          <table:table-cell office:value-type="float" office:value="0.999877929689319" calcext:value-type="float">
            <text:p>1</text:p>
          </table:table-cell>
          <table:table-cell table:style-name="ce1" table:formula="of:=ABS([.K284])" office:value-type="float" office:value="0.999877929689319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table:style-name="ce2" office:value-type="string" calcext:value-type="string">
            <text:p>3448</text:p>
          </table:table-cell>
          <table:table-cell office:value-type="float" office:value="439.48" calcext:value-type="float">
            <text:p>439.4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619995117188" calcext:value-type="float">
            <text:p>439.619995117188000</text:p>
          </table:table-cell>
          <table:table-cell office:value-type="float" office:value="13.9995117187482" calcext:value-type="float">
            <text:p>14</text:p>
          </table:table-cell>
          <table:table-cell table:style-name="ce1" table:formula="of:=ABS([.K285])" office:value-type="float" office:value="13.9995117187482" calcext:value-type="float">
            <text:p>1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table:style-name="ce2" office:value-type="string" calcext:value-type="string">
            <text:p>3420</text:p>
          </table:table-cell>
          <table:table-cell office:value-type="float" office:value="442.8" calcext:value-type="float">
            <text:p>442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910003662109" calcext:value-type="float">
            <text:p>442.910003662109000</text:p>
          </table:table-cell>
          <table:table-cell office:value-type="float" office:value="11.0003662109364" calcext:value-type="float">
            <text:p>11</text:p>
          </table:table-cell>
          <table:table-cell table:style-name="ce1" table:formula="of:=ABS([.K286])" office:value-type="float" office:value="11.0003662109364" calcext:value-type="float">
            <text:p>1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table:style-name="ce2" office:value-type="string" calcext:value-type="string">
            <text:p>3421</text:p>
          </table:table-cell>
          <table:table-cell office:value-type="float" office:value="443.86" calcext:value-type="float">
            <text:p>443.8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" calcext:value-type="float">
            <text:p>444.000000000000000</text:p>
          </table:table-cell>
          <table:table-cell office:value-type="float" office:value="13.9999999999986" calcext:value-type="float">
            <text:p>14</text:p>
          </table:table-cell>
          <table:table-cell table:style-name="ce1" table:formula="of:=ABS([.K287])" office:value-type="float" office:value="13.9999999999986" calcext:value-type="float">
            <text:p>1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table:style-name="ce2" office:value-type="string" calcext:value-type="string">
            <text:p>3455</text:p>
          </table:table-cell>
          <table:table-cell office:value-type="float" office:value="444.172" calcext:value-type="float">
            <text:p>444.17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350006103516" calcext:value-type="float">
            <text:p>444.350006103516000</text:p>
          </table:table-cell>
          <table:table-cell office:value-type="float" office:value="17.80061035156" calcext:value-type="float">
            <text:p>18</text:p>
          </table:table-cell>
          <table:table-cell table:style-name="ce1" table:formula="of:=ABS([.K288])" office:value-type="float" office:value="17.80061035156" calcext:value-type="float">
            <text:p>1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table:style-name="ce2" office:value-type="string" calcext:value-type="string">
            <text:p>3422</text:p>
          </table:table-cell>
          <table:table-cell office:value-type="float" office:value="446.31" calcext:value-type="float">
            <text:p>446.3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399993896484" calcext:value-type="float">
            <text:p>446.399993896484000</text:p>
          </table:table-cell>
          <table:table-cell office:value-type="float" office:value="8.99938964843727" calcext:value-type="float">
            <text:p>9</text:p>
          </table:table-cell>
          <table:table-cell table:style-name="ce1" table:formula="of:=ABS([.K289])" office:value-type="float" office:value="8.99938964843727" calcext:value-type="float">
            <text:p>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table:style-name="ce2" office:value-type="string" calcext:value-type="string">
            <text:p>3453</text:p>
          </table:table-cell>
          <table:table-cell office:value-type="float" office:value="443.1" calcext:value-type="float">
            <text:p>443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3.160003662109" calcext:value-type="float">
            <text:p>443.160003662109000</text:p>
          </table:table-cell>
          <table:table-cell office:value-type="float" office:value="6.00036621093523" calcext:value-type="float">
            <text:p>6</text:p>
          </table:table-cell>
          <table:table-cell table:style-name="ce1" table:formula="of:=ABS([.K290])" office:value-type="float" office:value="6.00036621093523" calcext:value-type="float">
            <text:p>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table:style-name="ce2" office:value-type="string" calcext:value-type="string">
            <text:p>3408</text:p>
          </table:table-cell>
          <table:table-cell office:value-type="float" office:value="447.44" calcext:value-type="float">
            <text:p>447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410003662109" calcext:value-type="float">
            <text:p>447.410003662109000</text:p>
          </table:table-cell>
          <table:table-cell office:value-type="float" office:value="-2.99963378906227" calcext:value-type="float">
            <text:p>-3</text:p>
          </table:table-cell>
          <table:table-cell table:style-name="ce1" table:formula="of:=ABS([.K291])" office:value-type="float" office:value="2.99963378906227" calcext:value-type="float">
            <text:p>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table:style-name="ce2" office:value-type="string" calcext:value-type="string">
            <text:p>3457</text:p>
          </table:table-cell>
          <table:table-cell office:value-type="float" office:value="446.65" calcext:value-type="float">
            <text:p>446.6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630004882812" calcext:value-type="float">
            <text:p>446.630004882812000</text:p>
          </table:table-cell>
          <table:table-cell office:value-type="float" office:value="-1.99951171874773" calcext:value-type="float">
            <text:p>-2</text:p>
          </table:table-cell>
          <table:table-cell table:style-name="ce1" table:formula="of:=ABS([.K292])" office:value-type="float" office:value="1.99951171874773" calcext:value-type="float">
            <text:p>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table:style-name="ce2" office:value-type="string" calcext:value-type="string">
            <text:p>3274</text:p>
          </table:table-cell>
          <table:table-cell office:value-type="float" office:value="445.946" calcext:value-type="float">
            <text:p>445.94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970001220703" calcext:value-type="float">
            <text:p>445.970001220703000</text:p>
          </table:table-cell>
          <table:table-cell office:value-type="float" office:value="2.40012207030986" calcext:value-type="float">
            <text:p>2</text:p>
          </table:table-cell>
          <table:table-cell table:style-name="ce1" table:formula="of:=ABS([.K293])" office:value-type="float" office:value="2.40012207030986" calcext:value-type="float">
            <text:p>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table:style-name="ce2" office:value-type="string" calcext:value-type="string">
            <text:p>3454</text:p>
          </table:table-cell>
          <table:table-cell office:value-type="float" office:value="445.15" calcext:value-type="float">
            <text:p>445.1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220001220703" calcext:value-type="float">
            <text:p>445.220001220703000</text:p>
          </table:table-cell>
          <table:table-cell office:value-type="float" office:value="7.00012207031477" calcext:value-type="float">
            <text:p>7</text:p>
          </table:table-cell>
          <table:table-cell table:style-name="ce1" table:formula="of:=ABS([.K294])" office:value-type="float" office:value="7.00012207031477" calcext:value-type="float">
            <text:p>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table:style-name="ce2" office:value-type="string" calcext:value-type="string">
            <text:p>3456</text:p>
          </table:table-cell>
          <table:table-cell office:value-type="float" office:value="446.68" calcext:value-type="float">
            <text:p>446.6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700012207031" calcext:value-type="float">
            <text:p>446.700012207031000</text:p>
          </table:table-cell>
          <table:table-cell office:value-type="float" office:value="2.00122070312432" calcext:value-type="float">
            <text:p>2</text:p>
          </table:table-cell>
          <table:table-cell table:style-name="ce1" table:formula="of:=ABS([.K295])" office:value-type="float" office:value="2.00122070312432" calcext:value-type="float">
            <text:p>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table:style-name="ce2" office:value-type="string" calcext:value-type="string">
            <text:p>3984</text:p>
          </table:table-cell>
          <table:table-cell office:value-type="float" office:value="441.267" calcext:value-type="float">
            <text:p>441.2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329986572266" calcext:value-type="float">
            <text:p>441.329986572266000</text:p>
          </table:table-cell>
          <table:table-cell office:value-type="float" office:value="6.29865722656291" calcext:value-type="float">
            <text:p>6</text:p>
          </table:table-cell>
          <table:table-cell table:style-name="ce1" table:formula="of:=ABS([.K296])" office:value-type="float" office:value="6.29865722656291" calcext:value-type="float">
            <text:p>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table:style-name="ce2" office:value-type="string" calcext:value-type="string">
            <text:p>3476</text:p>
          </table:table-cell>
          <table:table-cell office:value-type="float" office:value="446.61" calcext:value-type="float">
            <text:p>446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760009765625" calcext:value-type="float">
            <text:p>446.760009765625000</text:p>
          </table:table-cell>
          <table:table-cell office:value-type="float" office:value="15.0009765624986" calcext:value-type="float">
            <text:p>15</text:p>
          </table:table-cell>
          <table:table-cell table:style-name="ce1" table:formula="of:=ABS([.K297])" office:value-type="float" office:value="15.0009765624986" calcext:value-type="float">
            <text:p>1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table:style-name="ce2" office:value-type="string" calcext:value-type="string">
            <text:p>3658</text:p>
          </table:table-cell>
          <table:table-cell office:value-type="float" office:value="436.12" calcext:value-type="float">
            <text:p>436.1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6.25" calcext:value-type="float">
            <text:p>436.250000000000000</text:p>
          </table:table-cell>
          <table:table-cell office:value-type="float" office:value="12.9999999999995" calcext:value-type="float">
            <text:p>13</text:p>
          </table:table-cell>
          <table:table-cell table:style-name="ce1" table:formula="of:=ABS([.K298])" office:value-type="float" office:value="12.9999999999995" calcext:value-type="float">
            <text:p>1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table:style-name="ce2" office:value-type="string" calcext:value-type="string">
            <text:p>3271</text:p>
          </table:table-cell>
          <table:table-cell office:value-type="float" office:value="436.79" calcext:value-type="float">
            <text:p>436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6.880004882812" calcext:value-type="float">
            <text:p>436.880004882812000</text:p>
          </table:table-cell>
          <table:table-cell office:value-type="float" office:value="9.00048828124795" calcext:value-type="float">
            <text:p>9</text:p>
          </table:table-cell>
          <table:table-cell table:style-name="ce1" table:formula="of:=ABS([.K299])" office:value-type="float" office:value="9.00048828124795" calcext:value-type="float">
            <text:p>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table:style-name="ce2" office:value-type="string" calcext:value-type="string">
            <text:p>3272</text:p>
          </table:table-cell>
          <table:table-cell office:value-type="float" office:value="439.82" calcext:value-type="float">
            <text:p>439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859985351562" calcext:value-type="float">
            <text:p>439.859985351562000</text:p>
          </table:table-cell>
          <table:table-cell office:value-type="float" office:value="3.99853515625068" calcext:value-type="float">
            <text:p>4</text:p>
          </table:table-cell>
          <table:table-cell table:style-name="ce1" table:formula="of:=ABS([.K300])" office:value-type="float" office:value="3.99853515625068" calcext:value-type="float">
            <text:p>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table:style-name="ce2" office:value-type="string" calcext:value-type="string">
            <text:p>3273</text:p>
          </table:table-cell>
          <table:table-cell office:value-type="float" office:value="443.51" calcext:value-type="float">
            <text:p>443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3.589996337891" calcext:value-type="float">
            <text:p>443.589996337891000</text:p>
          </table:table-cell>
          <table:table-cell office:value-type="float" office:value="7.99963378906341" calcext:value-type="float">
            <text:p>8</text:p>
          </table:table-cell>
          <table:table-cell table:style-name="ce1" table:formula="of:=ABS([.K301])" office:value-type="float" office:value="7.99963378906341" calcext:value-type="float">
            <text:p>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table:style-name="ce2" office:value-type="string" calcext:value-type="string">
            <text:p>3275</text:p>
          </table:table-cell>
          <table:table-cell office:value-type="float" office:value="446.853" calcext:value-type="float">
            <text:p>446.85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959991455078" calcext:value-type="float">
            <text:p>446.959991455078000</text:p>
          </table:table-cell>
          <table:table-cell office:value-type="float" office:value="10.6991455078116" calcext:value-type="float">
            <text:p>11</text:p>
          </table:table-cell>
          <table:table-cell table:style-name="ce1" table:formula="of:=ABS([.K302])" office:value-type="float" office:value="10.6991455078116" calcext:value-type="float">
            <text:p>1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table:style-name="ce2" office:value-type="string" calcext:value-type="string">
            <text:p>3985</text:p>
          </table:table-cell>
          <table:table-cell office:value-type="float" office:value="440.009" calcext:value-type="float">
            <text:p>440.00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100006103516" calcext:value-type="float">
            <text:p>440.100006103516000</text:p>
          </table:table-cell>
          <table:table-cell office:value-type="float" office:value="9.10061035156104" calcext:value-type="float">
            <text:p>9</text:p>
          </table:table-cell>
          <table:table-cell table:style-name="ce1" table:formula="of:=ABS([.K303])" office:value-type="float" office:value="9.10061035156104" calcext:value-type="float">
            <text:p>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table:style-name="ce2" office:value-type="string" calcext:value-type="string">
            <text:p>3982</text:p>
          </table:table-cell>
          <table:table-cell office:value-type="float" office:value="431.226" calcext:value-type="float">
            <text:p>431.22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269989013672" calcext:value-type="float">
            <text:p>431.269989013672000</text:p>
          </table:table-cell>
          <table:table-cell office:value-type="float" office:value="4.39890136718759" calcext:value-type="float">
            <text:p>4</text:p>
          </table:table-cell>
          <table:table-cell table:style-name="ce1" table:formula="of:=ABS([.K304])" office:value-type="float" office:value="4.39890136718759" calcext:value-type="float">
            <text:p>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table:style-name="ce2" office:value-type="string" calcext:value-type="string">
            <text:p>3981</text:p>
          </table:table-cell>
          <table:table-cell office:value-type="float" office:value="433.081" calcext:value-type="float">
            <text:p>433.08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3.059997558594" calcext:value-type="float">
            <text:p>433.059997558594000</text:p>
          </table:table-cell>
          <table:table-cell office:value-type="float" office:value="-2.10024414062673" calcext:value-type="float">
            <text:p>-2</text:p>
          </table:table-cell>
          <table:table-cell table:style-name="ce1" table:formula="of:=ABS([.K305])" office:value-type="float" office:value="2.10024414062673" calcext:value-type="float">
            <text:p>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table:style-name="ce2" office:value-type="string" calcext:value-type="string">
            <text:p>3478</text:p>
          </table:table-cell>
          <table:table-cell office:value-type="float" office:value="444.43" calcext:value-type="float">
            <text:p>444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510009765625" calcext:value-type="float">
            <text:p>444.510009765625000</text:p>
          </table:table-cell>
          <table:table-cell office:value-type="float" office:value="8.00097656249932" calcext:value-type="float">
            <text:p>8</text:p>
          </table:table-cell>
          <table:table-cell table:style-name="ce1" table:formula="of:=ABS([.K306])" office:value-type="float" office:value="8.00097656249932" calcext:value-type="float">
            <text:p>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table:style-name="ce2" office:value-type="string" calcext:value-type="string">
            <text:p>3946</text:p>
          </table:table-cell>
          <table:table-cell office:value-type="float" office:value="445.59" calcext:value-type="float">
            <text:p>445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589996337891" calcext:value-type="float">
            <text:p>445.589996337891000</text:p>
          </table:table-cell>
          <table:table-cell office:value-type="float" office:value="-0.000366210934999" calcext:value-type="float">
            <text:p>0</text:p>
          </table:table-cell>
          <table:table-cell table:style-name="ce1" table:formula="of:=ABS([.K307])" office:value-type="float" office:value="0.000366210934999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table:style-name="ce2" office:value-type="string" calcext:value-type="string">
            <text:p>3479</text:p>
          </table:table-cell>
          <table:table-cell office:value-type="float" office:value="442.67" calcext:value-type="float">
            <text:p>442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690002441406" calcext:value-type="float">
            <text:p>442.690002441406000</text:p>
          </table:table-cell>
          <table:table-cell office:value-type="float" office:value="2.00024414062341" calcext:value-type="float">
            <text:p>2</text:p>
          </table:table-cell>
          <table:table-cell table:style-name="ce1" table:formula="of:=ABS([.K308])" office:value-type="float" office:value="2.00024414062341" calcext:value-type="float">
            <text:p>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table:style-name="ce2" office:value-type="string" calcext:value-type="string">
            <text:p>3504</text:p>
          </table:table-cell>
          <table:table-cell office:value-type="float" office:value="438.367" calcext:value-type="float">
            <text:p>438.3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8.329986572266" calcext:value-type="float">
            <text:p>438.329986572266000</text:p>
          </table:table-cell>
          <table:table-cell office:value-type="float" office:value="-3.70134277343936" calcext:value-type="float">
            <text:p>-4</text:p>
          </table:table-cell>
          <table:table-cell table:style-name="ce1" table:formula="of:=ABS([.K309])" office:value-type="float" office:value="3.70134277343936" calcext:value-type="float">
            <text:p>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table:style-name="ce2" office:value-type="string" calcext:value-type="string">
            <text:p>3949</text:p>
          </table:table-cell>
          <table:table-cell office:value-type="float" office:value="431.186" calcext:value-type="float">
            <text:p>431.18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" calcext:value-type="float">
            <text:p>431.000000000000000</text:p>
          </table:table-cell>
          <table:table-cell office:value-type="float" office:value="-18.5999999999979" calcext:value-type="float">
            <text:p>-19</text:p>
          </table:table-cell>
          <table:table-cell table:style-name="ce1" table:formula="of:=ABS([.K310])" office:value-type="float" office:value="18.5999999999979" calcext:value-type="float">
            <text:p>1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table:style-name="ce2" office:value-type="string" calcext:value-type="string">
            <text:p>3948</text:p>
          </table:table-cell>
          <table:table-cell office:value-type="float" office:value="434.219" calcext:value-type="float">
            <text:p>434.21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3.230010986328" calcext:value-type="float">
            <text:p>433.230010986328000</text:p>
          </table:table-cell>
          <table:table-cell office:value-type="float" office:value="-98.8989013671869" calcext:value-type="float">
            <text:p>-99</text:p>
          </table:table-cell>
          <table:table-cell table:style-name="ce1" table:formula="of:=ABS([.K311])" office:value-type="float" office:value="98.8989013671869" calcext:value-type="float">
            <text:p>9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table:style-name="ce2" office:value-type="string" calcext:value-type="string">
            <text:p>3947</text:p>
          </table:table-cell>
          <table:table-cell office:value-type="float" office:value="434.684" calcext:value-type="float">
            <text:p>434.68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.670013427734" calcext:value-type="float">
            <text:p>434.670013427734000</text:p>
          </table:table-cell>
          <table:table-cell office:value-type="float" office:value="-1.39865722656509" calcext:value-type="float">
            <text:p>-1</text:p>
          </table:table-cell>
          <table:table-cell table:style-name="ce1" table:formula="of:=ABS([.K312])" office:value-type="float" office:value="1.39865722656509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table:style-name="ce2" office:value-type="string" calcext:value-type="string">
            <text:p>3507</text:p>
          </table:table-cell>
          <table:table-cell office:value-type="float" office:value="441.35" calcext:value-type="float">
            <text:p>441.3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320007324219" calcext:value-type="float">
            <text:p>441.320007324219000</text:p>
          </table:table-cell>
          <table:table-cell office:value-type="float" office:value="-2.99926757812727" calcext:value-type="float">
            <text:p>-3</text:p>
          </table:table-cell>
          <table:table-cell table:style-name="ce1" table:formula="of:=ABS([.K313])" office:value-type="float" office:value="2.99926757812727" calcext:value-type="float">
            <text:p>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table:style-name="ce2" office:value-type="string" calcext:value-type="string">
            <text:p>3480</text:p>
          </table:table-cell>
          <table:table-cell office:value-type="float" office:value="440.74" calcext:value-type="float">
            <text:p>440.7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809997558594" calcext:value-type="float">
            <text:p>440.809997558594000</text:p>
          </table:table-cell>
          <table:table-cell office:value-type="float" office:value="6.99975585937409" calcext:value-type="float">
            <text:p>7</text:p>
          </table:table-cell>
          <table:table-cell table:style-name="ce1" table:formula="of:=ABS([.K314])" office:value-type="float" office:value="6.99975585937409" calcext:value-type="float">
            <text:p>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table:style-name="ce2" office:value-type="string" calcext:value-type="string">
            <text:p>3495</text:p>
          </table:table-cell>
          <table:table-cell office:value-type="float" office:value="436.171" calcext:value-type="float">
            <text:p>436.17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6.179992675781" calcext:value-type="float">
            <text:p>436.179992675781000</text:p>
          </table:table-cell>
          <table:table-cell office:value-type="float" office:value="0.899267578125773" calcext:value-type="float">
            <text:p>1</text:p>
          </table:table-cell>
          <table:table-cell table:style-name="ce1" table:formula="of:=ABS([.K315])" office:value-type="float" office:value="0.899267578125773" calcext:value-type="float">
            <text:p>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table:style-name="ce2" office:value-type="string" calcext:value-type="string">
            <text:p>3494</text:p>
          </table:table-cell>
          <table:table-cell office:value-type="float" office:value="430.84" calcext:value-type="float">
            <text:p>430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760009765625" calcext:value-type="float">
            <text:p>430.760009765625000</text:p>
          </table:table-cell>
          <table:table-cell office:value-type="float" office:value="-7.9990234374975" calcext:value-type="float">
            <text:p>-8</text:p>
          </table:table-cell>
          <table:table-cell table:style-name="ce1" table:formula="of:=ABS([.K316])" office:value-type="float" office:value="7.9990234374975" calcext:value-type="float">
            <text:p>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table:style-name="ce2" office:value-type="string" calcext:value-type="string">
            <text:p>3503</text:p>
          </table:table-cell>
          <table:table-cell office:value-type="float" office:value="441.305" calcext:value-type="float">
            <text:p>441.30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309997558594" calcext:value-type="float">
            <text:p>441.309997558594000</text:p>
          </table:table-cell>
          <table:table-cell office:value-type="float" office:value="0.499755859374318" calcext:value-type="float">
            <text:p>0</text:p>
          </table:table-cell>
          <table:table-cell table:style-name="ce1" table:formula="of:=ABS([.K317])" office:value-type="float" office:value="0.499755859374318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table:style-name="ce2" office:value-type="string" calcext:value-type="string">
            <text:p>3555</text:p>
          </table:table-cell>
          <table:table-cell office:value-type="float" office:value="445.361" calcext:value-type="float">
            <text:p>445.36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399993896484" calcext:value-type="float">
            <text:p>445.399993896484000</text:p>
          </table:table-cell>
          <table:table-cell office:value-type="float" office:value="3.8993896484385" calcext:value-type="float">
            <text:p>4</text:p>
          </table:table-cell>
          <table:table-cell table:style-name="ce1" table:formula="of:=ABS([.K318])" office:value-type="float" office:value="3.8993896484385" calcext:value-type="float">
            <text:p>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table:style-name="ce2" office:value-type="string" calcext:value-type="string">
            <text:p>3556</text:p>
          </table:table-cell>
          <table:table-cell office:value-type="float" office:value="443.228" calcext:value-type="float">
            <text:p>443.22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3.230010986328" calcext:value-type="float">
            <text:p>443.230010986328000</text:p>
          </table:table-cell>
          <table:table-cell office:value-type="float" office:value="0.201098632811636" calcext:value-type="float">
            <text:p>0</text:p>
          </table:table-cell>
          <table:table-cell table:style-name="ce1" table:formula="of:=ABS([.K319])" office:value-type="float" office:value="0.201098632811636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table:style-name="ce2" office:value-type="string" calcext:value-type="string">
            <text:p>3482</text:p>
          </table:table-cell>
          <table:table-cell office:value-type="float" office:value="439.632" calcext:value-type="float">
            <text:p>439.63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670013427734" calcext:value-type="float">
            <text:p>439.670013427734000</text:p>
          </table:table-cell>
          <table:table-cell office:value-type="float" office:value="3.801342773437" calcext:value-type="float">
            <text:p>4</text:p>
          </table:table-cell>
          <table:table-cell table:style-name="ce1" table:formula="of:=ABS([.K320])" office:value-type="float" office:value="3.801342773437" calcext:value-type="float">
            <text:p>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table:style-name="ce2" office:value-type="string" calcext:value-type="string">
            <text:p>3483</text:p>
          </table:table-cell>
          <table:table-cell office:value-type="float" office:value="439.23" calcext:value-type="float">
            <text:p>439.2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269989013672" calcext:value-type="float">
            <text:p>439.269989013672000</text:p>
          </table:table-cell>
          <table:table-cell office:value-type="float" office:value="3.99890136718568" calcext:value-type="float">
            <text:p>4</text:p>
          </table:table-cell>
          <table:table-cell table:style-name="ce1" table:formula="of:=ABS([.K321])" office:value-type="float" office:value="3.99890136718568" calcext:value-type="float">
            <text:p>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table:style-name="ce2" office:value-type="string" calcext:value-type="string">
            <text:p>3491</text:p>
          </table:table-cell>
          <table:table-cell office:value-type="float" office:value="434.51" calcext:value-type="float">
            <text:p>434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.540008544922" calcext:value-type="float">
            <text:p>434.540008544922000</text:p>
          </table:table-cell>
          <table:table-cell office:value-type="float" office:value="3.00085449218841" calcext:value-type="float">
            <text:p>3</text:p>
          </table:table-cell>
          <table:table-cell table:style-name="ce1" table:formula="of:=ABS([.K322])" office:value-type="float" office:value="3.00085449218841" calcext:value-type="float">
            <text:p>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table:style-name="ce2" office:value-type="string" calcext:value-type="string">
            <text:p>3490</text:p>
          </table:table-cell>
          <table:table-cell office:value-type="float" office:value="431.07" calcext:value-type="float">
            <text:p>431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029998779297" calcext:value-type="float">
            <text:p>431.029998779297000</text:p>
          </table:table-cell>
          <table:table-cell office:value-type="float" office:value="-4.00012207031182" calcext:value-type="float">
            <text:p>-4</text:p>
          </table:table-cell>
          <table:table-cell table:style-name="ce1" table:formula="of:=ABS([.K323])" office:value-type="float" office:value="4.00012207031182" calcext:value-type="float">
            <text:p>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table:style-name="ce2" office:value-type="string" calcext:value-type="string">
            <text:p>3484</text:p>
          </table:table-cell>
          <table:table-cell office:value-type="float" office:value="438.84" calcext:value-type="float">
            <text:p>438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8.899993896484" calcext:value-type="float">
            <text:p>438.899993896484000</text:p>
          </table:table-cell>
          <table:table-cell office:value-type="float" office:value="5.99938964844" calcext:value-type="float">
            <text:p>6</text:p>
          </table:table-cell>
          <table:table-cell table:style-name="ce1" table:formula="of:=ABS([.K324])" office:value-type="float" office:value="5.99938964844" calcext:value-type="float">
            <text:p>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table:style-name="ce2" office:value-type="string" calcext:value-type="string">
            <text:p>3655</text:p>
          </table:table-cell>
          <table:table-cell office:value-type="float" office:value="444.6" calcext:value-type="float">
            <text:p>444.6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589996337891" calcext:value-type="float">
            <text:p>444.589996337891000</text:p>
          </table:table-cell>
          <table:table-cell office:value-type="float" office:value="-1.00036621093977" calcext:value-type="float">
            <text:p>-1</text:p>
          </table:table-cell>
          <table:table-cell table:style-name="ce1" table:formula="of:=ABS([.K325])" office:value-type="float" office:value="1.00036621093977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table:style-name="ce2" office:value-type="string" calcext:value-type="string">
            <text:p>3661</text:p>
          </table:table-cell>
          <table:table-cell office:value-type="float" office:value="446.01" calcext:value-type="float">
            <text:p>446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019989013672" calcext:value-type="float">
            <text:p>446.019989013672000</text:p>
          </table:table-cell>
          <table:table-cell office:value-type="float" office:value="0.998901367188409" calcext:value-type="float">
            <text:p>1</text:p>
          </table:table-cell>
          <table:table-cell table:style-name="ce1" table:formula="of:=ABS([.K326])" office:value-type="float" office:value="0.998901367188409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table:style-name="ce2" office:value-type="string" calcext:value-type="string">
            <text:p>3660</text:p>
          </table:table-cell>
          <table:table-cell office:value-type="float" office:value="444.73" calcext:value-type="float">
            <text:p>444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790008544922" calcext:value-type="float">
            <text:p>444.790008544922000</text:p>
          </table:table-cell>
          <table:table-cell office:value-type="float" office:value="6.00085449218568" calcext:value-type="float">
            <text:p>6</text:p>
          </table:table-cell>
          <table:table-cell table:style-name="ce1" table:formula="of:=ABS([.K327])" office:value-type="float" office:value="6.00085449218568" calcext:value-type="float">
            <text:p>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table:style-name="ce2" office:value-type="string" calcext:value-type="string">
            <text:p>3070</text:p>
          </table:table-cell>
          <table:table-cell office:value-type="float" office:value="441.98" calcext:value-type="float">
            <text:p>441.9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2.029998779297" calcext:value-type="float">
            <text:p>442.029998779297000</text:p>
          </table:table-cell>
          <table:table-cell office:value-type="float" office:value="4.99987792968568" calcext:value-type="float">
            <text:p>5</text:p>
          </table:table-cell>
          <table:table-cell table:style-name="ce1" table:formula="of:=ABS([.K328])" office:value-type="float" office:value="4.99987792968568" calcext:value-type="float">
            <text:p>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table:style-name="ce2" office:value-type="string" calcext:value-type="string">
            <text:p>3058</text:p>
          </table:table-cell>
          <table:table-cell office:value-type="float" office:value="439.04" calcext:value-type="float">
            <text:p>439.0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089996337891" calcext:value-type="float">
            <text:p>439.089996337891000</text:p>
          </table:table-cell>
          <table:table-cell office:value-type="float" office:value="4.99963378906045" calcext:value-type="float">
            <text:p>5</text:p>
          </table:table-cell>
          <table:table-cell table:style-name="ce1" table:formula="of:=ABS([.K329])" office:value-type="float" office:value="4.99963378906045" calcext:value-type="float">
            <text:p>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table:style-name="ce2" office:value-type="string" calcext:value-type="string">
            <text:p>3597</text:p>
          </table:table-cell>
          <table:table-cell office:value-type="float" office:value="439.64" calcext:value-type="float">
            <text:p>439.6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619995117188" calcext:value-type="float">
            <text:p>439.619995117188000</text:p>
          </table:table-cell>
          <table:table-cell office:value-type="float" office:value="-2.00048828124864" calcext:value-type="float">
            <text:p>-2</text:p>
          </table:table-cell>
          <table:table-cell table:style-name="ce1" table:formula="of:=ABS([.K330])" office:value-type="float" office:value="2.00048828124864" calcext:value-type="float">
            <text:p>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table:style-name="ce2" office:value-type="string" calcext:value-type="string">
            <text:p>3967</text:p>
          </table:table-cell>
          <table:table-cell office:value-type="float" office:value="446.757" calcext:value-type="float">
            <text:p>446.75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869995117188" calcext:value-type="float">
            <text:p>446.869995117188000</text:p>
          </table:table-cell>
          <table:table-cell office:value-type="float" office:value="11.2995117187495" calcext:value-type="float">
            <text:p>11</text:p>
          </table:table-cell>
          <table:table-cell table:style-name="ce1" table:formula="of:=ABS([.K331])" office:value-type="float" office:value="11.2995117187495" calcext:value-type="float">
            <text:p>1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table:style-name="ce2" office:value-type="string" calcext:value-type="string">
            <text:p>3966</text:p>
          </table:table-cell>
          <table:table-cell office:value-type="float" office:value="437.966" calcext:value-type="float">
            <text:p>437.96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8.109985351562" calcext:value-type="float">
            <text:p>438.109985351562000</text:p>
          </table:table-cell>
          <table:table-cell office:value-type="float" office:value="14.3985351562492" calcext:value-type="float">
            <text:p>14</text:p>
          </table:table-cell>
          <table:table-cell table:style-name="ce1" table:formula="of:=ABS([.K332])" office:value-type="float" office:value="14.3985351562492" calcext:value-type="float">
            <text:p>1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table:style-name="ce2" office:value-type="string" calcext:value-type="string">
            <text:p>3965</text:p>
          </table:table-cell>
          <table:table-cell office:value-type="float" office:value="441.308" calcext:value-type="float">
            <text:p>441.30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420013427734" calcext:value-type="float">
            <text:p>441.420013427734000</text:p>
          </table:table-cell>
          <table:table-cell office:value-type="float" office:value="11.2013427734382" calcext:value-type="float">
            <text:p>11</text:p>
          </table:table-cell>
          <table:table-cell table:style-name="ce1" table:formula="of:=ABS([.K333])" office:value-type="float" office:value="11.2013427734382" calcext:value-type="float">
            <text:p>1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table:style-name="ce2" office:value-type="string" calcext:value-type="string">
            <text:p>3928</text:p>
          </table:table-cell>
          <table:table-cell office:value-type="float" office:value="455.57" calcext:value-type="float">
            <text:p>455.5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660003662109" calcext:value-type="float">
            <text:p>455.660003662109000</text:p>
          </table:table-cell>
          <table:table-cell office:value-type="float" office:value="9.00036621093818" calcext:value-type="float">
            <text:p>9</text:p>
          </table:table-cell>
          <table:table-cell table:style-name="ce1" table:formula="of:=ABS([.K334])" office:value-type="float" office:value="9.00036621093818" calcext:value-type="float">
            <text:p>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table:style-name="ce2" office:value-type="string" calcext:value-type="string">
            <text:p>3964</text:p>
          </table:table-cell>
          <table:table-cell office:value-type="float" office:value="446.925" calcext:value-type="float">
            <text:p>446.92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7.040008544922" calcext:value-type="float">
            <text:p>447.040008544922000</text:p>
          </table:table-cell>
          <table:table-cell office:value-type="float" office:value="11.5008544921864" calcext:value-type="float">
            <text:p>12</text:p>
          </table:table-cell>
          <table:table-cell table:style-name="ce1" table:formula="of:=ABS([.K335])" office:value-type="float" office:value="11.5008544921864" calcext:value-type="float">
            <text:p>1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table:style-name="ce2" office:value-type="string" calcext:value-type="string">
            <text:p>3937</text:p>
          </table:table-cell>
          <table:table-cell office:value-type="float" office:value="451.09" calcext:value-type="float">
            <text:p>451.0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109985351562" calcext:value-type="float">
            <text:p>451.109985351562000</text:p>
          </table:table-cell>
          <table:table-cell office:value-type="float" office:value="1.9985351562525" calcext:value-type="float">
            <text:p>2</text:p>
          </table:table-cell>
          <table:table-cell table:style-name="ce1" table:formula="of:=ABS([.K336])" office:value-type="float" office:value="1.9985351562525" calcext:value-type="float">
            <text:p>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table:style-name="ce2" office:value-type="string" calcext:value-type="string">
            <text:p>3930</text:p>
          </table:table-cell>
          <table:table-cell office:value-type="float" office:value="454.97" calcext:value-type="float">
            <text:p>454.9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940002441406" calcext:value-type="float">
            <text:p>454.940002441406000</text:p>
          </table:table-cell>
          <table:table-cell office:value-type="float" office:value="-2.99975585937773" calcext:value-type="float">
            <text:p>-3</text:p>
          </table:table-cell>
          <table:table-cell table:style-name="ce1" table:formula="of:=ABS([.K337])" office:value-type="float" office:value="2.99975585937773" calcext:value-type="float">
            <text:p>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table:style-name="ce2" office:value-type="string" calcext:value-type="string">
            <text:p>3962</text:p>
          </table:table-cell>
          <table:table-cell office:value-type="float" office:value="454.563" calcext:value-type="float">
            <text:p>454.56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739990234375" calcext:value-type="float">
            <text:p>454.739990234375000</text:p>
          </table:table-cell>
          <table:table-cell office:value-type="float" office:value="17.6990234375012" calcext:value-type="float">
            <text:p>18</text:p>
          </table:table-cell>
          <table:table-cell table:style-name="ce1" table:formula="of:=ABS([.K338])" office:value-type="float" office:value="17.6990234375012" calcext:value-type="float">
            <text:p>1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table:style-name="ce2" office:value-type="string" calcext:value-type="string">
            <text:p>3961</text:p>
          </table:table-cell>
          <table:table-cell office:value-type="float" office:value="453.618" calcext:value-type="float">
            <text:p>453.61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799987792969" calcext:value-type="float">
            <text:p>453.799987792969000</text:p>
          </table:table-cell>
          <table:table-cell office:value-type="float" office:value="18.1987792968755" calcext:value-type="float">
            <text:p>18</text:p>
          </table:table-cell>
          <table:table-cell table:style-name="ce1" table:formula="of:=ABS([.K339])" office:value-type="float" office:value="18.1987792968755" calcext:value-type="float">
            <text:p>1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table:style-name="ce2" office:value-type="string" calcext:value-type="string">
            <text:p>3899</text:p>
          </table:table-cell>
          <table:table-cell office:value-type="float" office:value="465.87" calcext:value-type="float">
            <text:p>465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049987792969" calcext:value-type="float">
            <text:p>466.049987792969000</text:p>
          </table:table-cell>
          <table:table-cell office:value-type="float" office:value="17.9987792968745" calcext:value-type="float">
            <text:p>18</text:p>
          </table:table-cell>
          <table:table-cell table:style-name="ce1" table:formula="of:=ABS([.K340])" office:value-type="float" office:value="17.9987792968745" calcext:value-type="float">
            <text:p>1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table:style-name="ce2" office:value-type="string" calcext:value-type="string">
            <text:p>3314</text:p>
          </table:table-cell>
          <table:table-cell office:value-type="float" office:value="437.154" calcext:value-type="float">
            <text:p>437.15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7.209991455078" calcext:value-type="float">
            <text:p>437.209991455078000</text:p>
          </table:table-cell>
          <table:table-cell office:value-type="float" office:value="5.59914550781286" calcext:value-type="float">
            <text:p>6</text:p>
          </table:table-cell>
          <table:table-cell table:style-name="ce1" table:formula="of:=ABS([.K341])" office:value-type="float" office:value="5.59914550781286" calcext:value-type="float">
            <text:p>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table:style-name="ce2" office:value-type="string" calcext:value-type="string">
            <text:p>3342</text:p>
          </table:table-cell>
          <table:table-cell office:value-type="float" office:value="434.4" calcext:value-type="float">
            <text:p>434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.459991455078" calcext:value-type="float">
            <text:p>434.459991455078000</text:p>
          </table:table-cell>
          <table:table-cell office:value-type="float" office:value="5.99914550781477" calcext:value-type="float">
            <text:p>6</text:p>
          </table:table-cell>
          <table:table-cell table:style-name="ce1" table:formula="of:=ABS([.K342])" office:value-type="float" office:value="5.99914550781477" calcext:value-type="float">
            <text:p>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table:style-name="ce2" office:value-type="string" calcext:value-type="string">
            <text:p>3343</text:p>
          </table:table-cell>
          <table:table-cell office:value-type="float" office:value="436.77" calcext:value-type="float">
            <text:p>436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7.239990234375" calcext:value-type="float">
            <text:p>437.239990234375000</text:p>
          </table:table-cell>
          <table:table-cell office:value-type="float" office:value="46.9990234375018" calcext:value-type="float">
            <text:p>47</text:p>
          </table:table-cell>
          <table:table-cell table:style-name="ce1" table:formula="of:=ABS([.K343])" office:value-type="float" office:value="46.9990234375018" calcext:value-type="float">
            <text:p>4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table:style-name="ce2" office:value-type="string" calcext:value-type="string">
            <text:p>3341</text:p>
          </table:table-cell>
          <table:table-cell office:value-type="float" office:value="434.61" calcext:value-type="float">
            <text:p>434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.899993896484" calcext:value-type="float">
            <text:p>434.899993896484000</text:p>
          </table:table-cell>
          <table:table-cell office:value-type="float" office:value="28.9993896484361" calcext:value-type="float">
            <text:p>29</text:p>
          </table:table-cell>
          <table:table-cell table:style-name="ce1" table:formula="of:=ABS([.K344])" office:value-type="float" office:value="28.9993896484361" calcext:value-type="float">
            <text:p>2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table:style-name="ce2" office:value-type="string" calcext:value-type="string">
            <text:p>3339</text:p>
          </table:table-cell>
          <table:table-cell office:value-type="float" office:value="433.96" calcext:value-type="float">
            <text:p>433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.040008544922" calcext:value-type="float">
            <text:p>434.040008544922000</text:p>
          </table:table-cell>
          <table:table-cell office:value-type="float" office:value="8.00085449218955" calcext:value-type="float">
            <text:p>8</text:p>
          </table:table-cell>
          <table:table-cell table:style-name="ce1" table:formula="of:=ABS([.K345])" office:value-type="float" office:value="8.00085449218955" calcext:value-type="float">
            <text:p>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table:style-name="ce2" office:value-type="string" calcext:value-type="string">
            <text:p>3340</text:p>
          </table:table-cell>
          <table:table-cell office:value-type="float" office:value="434.28" calcext:value-type="float">
            <text:p>434.2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.380004882812" calcext:value-type="float">
            <text:p>434.380004882812000</text:p>
          </table:table-cell>
          <table:table-cell office:value-type="float" office:value="10.0004882812527" calcext:value-type="float">
            <text:p>10</text:p>
          </table:table-cell>
          <table:table-cell table:style-name="ce1" table:formula="of:=ABS([.K346])" office:value-type="float" office:value="10.0004882812527" calcext:value-type="float">
            <text:p>1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table:style-name="ce2" office:value-type="string" calcext:value-type="string">
            <text:p>3349</text:p>
          </table:table-cell>
          <table:table-cell office:value-type="float" office:value="437.25" calcext:value-type="float">
            <text:p>437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7.350006103516" calcext:value-type="float">
            <text:p>437.350006103516000</text:p>
          </table:table-cell>
          <table:table-cell office:value-type="float" office:value="10.0006103515625" calcext:value-type="float">
            <text:p>10</text:p>
          </table:table-cell>
          <table:table-cell table:style-name="ce1" table:formula="of:=ABS([.K347])" office:value-type="float" office:value="10.0006103515625" calcext:value-type="float">
            <text:p>1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table:style-name="ce2" office:value-type="string" calcext:value-type="string">
            <text:p>3338</text:p>
          </table:table-cell>
          <table:table-cell office:value-type="float" office:value="433.4" calcext:value-type="float">
            <text:p>433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3.420013427734" calcext:value-type="float">
            <text:p>433.420013427734000</text:p>
          </table:table-cell>
          <table:table-cell office:value-type="float" office:value="2.00134277343977" calcext:value-type="float">
            <text:p>2</text:p>
          </table:table-cell>
          <table:table-cell table:style-name="ce1" table:formula="of:=ABS([.K348])" office:value-type="float" office:value="2.00134277343977" calcext:value-type="float">
            <text:p>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table:style-name="ce2" office:value-type="string" calcext:value-type="string">
            <text:p>3350</text:p>
          </table:table-cell>
          <table:table-cell office:value-type="float" office:value="436.68" calcext:value-type="float">
            <text:p>436.6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6.660003662109" calcext:value-type="float">
            <text:p>436.660003662109000</text:p>
          </table:table-cell>
          <table:table-cell office:value-type="float" office:value="-1.99963378906318" calcext:value-type="float">
            <text:p>-2</text:p>
          </table:table-cell>
          <table:table-cell table:style-name="ce1" table:formula="of:=ABS([.K349])" office:value-type="float" office:value="1.99963378906318" calcext:value-type="float">
            <text:p>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table:style-name="ce2" office:value-type="string" calcext:value-type="string">
            <text:p>3351</text:p>
          </table:table-cell>
          <table:table-cell office:value-type="float" office:value="435.27" calcext:value-type="float">
            <text:p>435.2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5.390014648438" calcext:value-type="float">
            <text:p>435.390014648438000</text:p>
          </table:table-cell>
          <table:table-cell office:value-type="float" office:value="12.0014648437518" calcext:value-type="float">
            <text:p>12</text:p>
          </table:table-cell>
          <table:table-cell table:style-name="ce1" table:formula="of:=ABS([.K350])" office:value-type="float" office:value="12.0014648437518" calcext:value-type="float">
            <text:p>1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table:style-name="ce2" office:value-type="string" calcext:value-type="string">
            <text:p>3202</text:p>
          </table:table-cell>
          <table:table-cell office:value-type="float" office:value="435.56" calcext:value-type="float">
            <text:p>435.5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5.450012207031" calcext:value-type="float">
            <text:p>435.450012207031000</text:p>
          </table:table-cell>
          <table:table-cell office:value-type="float" office:value="-10.9987792968752" calcext:value-type="float">
            <text:p>-11</text:p>
          </table:table-cell>
          <table:table-cell table:style-name="ce1" table:formula="of:=ABS([.K351])" office:value-type="float" office:value="10.9987792968752" calcext:value-type="float">
            <text:p>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table:style-name="ce2" office:value-type="string" calcext:value-type="string">
            <text:p>3363</text:p>
          </table:table-cell>
          <table:table-cell office:value-type="float" office:value="435.84" calcext:value-type="float">
            <text:p>435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5.989990234375" calcext:value-type="float">
            <text:p>435.989990234375000</text:p>
          </table:table-cell>
          <table:table-cell office:value-type="float" office:value="14.9990234375025" calcext:value-type="float">
            <text:p>15</text:p>
          </table:table-cell>
          <table:table-cell table:style-name="ce1" table:formula="of:=ABS([.K352])" office:value-type="float" office:value="14.9990234375025" calcext:value-type="float">
            <text:p>1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table:style-name="ce2" office:value-type="string" calcext:value-type="string">
            <text:p>3364</text:p>
          </table:table-cell>
          <table:table-cell office:value-type="float" office:value="436.15" calcext:value-type="float">
            <text:p>436.1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6.309997558594" calcext:value-type="float">
            <text:p>436.309997558594000</text:p>
          </table:table-cell>
          <table:table-cell office:value-type="float" office:value="15.9997558593773" calcext:value-type="float">
            <text:p>16</text:p>
          </table:table-cell>
          <table:table-cell table:style-name="ce1" table:formula="of:=ABS([.K353])" office:value-type="float" office:value="15.9997558593773" calcext:value-type="float">
            <text:p>1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table:style-name="ce2" office:value-type="string" calcext:value-type="string">
            <text:p>3367</text:p>
          </table:table-cell>
          <table:table-cell office:value-type="float" office:value="437.581" calcext:value-type="float">
            <text:p>437.58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7.709991455078" calcext:value-type="float">
            <text:p>437.709991455078000</text:p>
          </table:table-cell>
          <table:table-cell office:value-type="float" office:value="12.8991455078108" calcext:value-type="float">
            <text:p>13</text:p>
          </table:table-cell>
          <table:table-cell table:style-name="ce1" table:formula="of:=ABS([.K354])" office:value-type="float" office:value="12.8991455078108" calcext:value-type="float">
            <text:p>1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table:style-name="ce2" office:value-type="string" calcext:value-type="string">
            <text:p>3366</text:p>
          </table:table-cell>
          <table:table-cell office:value-type="float" office:value="433.87" calcext:value-type="float">
            <text:p>433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" calcext:value-type="float">
            <text:p>434.000000000000000</text:p>
          </table:table-cell>
          <table:table-cell office:value-type="float" office:value="12.9999999999995" calcext:value-type="float">
            <text:p>13</text:p>
          </table:table-cell>
          <table:table-cell table:style-name="ce1" table:formula="of:=ABS([.K355])" office:value-type="float" office:value="12.9999999999995" calcext:value-type="float">
            <text:p>1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table:style-name="ce2" office:value-type="string" calcext:value-type="string">
            <text:p>3365</text:p>
          </table:table-cell>
          <table:table-cell office:value-type="float" office:value="434.93" calcext:value-type="float">
            <text:p>434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5.059997558594" calcext:value-type="float">
            <text:p>435.059997558594000</text:p>
          </table:table-cell>
          <table:table-cell office:value-type="float" office:value="12.9997558593743" calcext:value-type="float">
            <text:p>13</text:p>
          </table:table-cell>
          <table:table-cell table:style-name="ce1" table:formula="of:=ABS([.K356])" office:value-type="float" office:value="12.9997558593743" calcext:value-type="float">
            <text:p>1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table:style-name="ce2" office:value-type="string" calcext:value-type="string">
            <text:p>3354</text:p>
          </table:table-cell>
          <table:table-cell office:value-type="float" office:value="435.73" calcext:value-type="float">
            <text:p>435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5.920013427734" calcext:value-type="float">
            <text:p>435.920013427734000</text:p>
          </table:table-cell>
          <table:table-cell office:value-type="float" office:value="19.0013427734357" calcext:value-type="float">
            <text:p>19</text:p>
          </table:table-cell>
          <table:table-cell table:style-name="ce1" table:formula="of:=ABS([.K357])" office:value-type="float" office:value="19.0013427734357" calcext:value-type="float">
            <text:p>1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table:style-name="ce2" office:value-type="string" calcext:value-type="string">
            <text:p>3355</text:p>
          </table:table-cell>
          <table:table-cell office:value-type="float" office:value="437.25" calcext:value-type="float">
            <text:p>437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7.339996337891" calcext:value-type="float">
            <text:p>437.339996337891000</text:p>
          </table:table-cell>
          <table:table-cell office:value-type="float" office:value="8.9996337890625" calcext:value-type="float">
            <text:p>9</text:p>
          </table:table-cell>
          <table:table-cell table:style-name="ce1" table:formula="of:=ABS([.K358])" office:value-type="float" office:value="8.9996337890625" calcext:value-type="float">
            <text:p>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table:style-name="ce2" office:value-type="string" calcext:value-type="string">
            <text:p>3359</text:p>
          </table:table-cell>
          <table:table-cell office:value-type="float" office:value="431.81" calcext:value-type="float">
            <text:p>431.8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880004882812" calcext:value-type="float">
            <text:p>431.880004882812000</text:p>
          </table:table-cell>
          <table:table-cell office:value-type="float" office:value="7.00048828124977" calcext:value-type="float">
            <text:p>7</text:p>
          </table:table-cell>
          <table:table-cell table:style-name="ce1" table:formula="of:=ABS([.K359])" office:value-type="float" office:value="7.00048828124977" calcext:value-type="float">
            <text:p>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table:style-name="ce2" office:value-type="string" calcext:value-type="string">
            <text:p>3360</text:p>
          </table:table-cell>
          <table:table-cell office:value-type="float" office:value="432.8" calcext:value-type="float">
            <text:p>432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2.910003662109" calcext:value-type="float">
            <text:p>432.910003662109000</text:p>
          </table:table-cell>
          <table:table-cell office:value-type="float" office:value="11.0003662109364" calcext:value-type="float">
            <text:p>11</text:p>
          </table:table-cell>
          <table:table-cell table:style-name="ce1" table:formula="of:=ABS([.K360])" office:value-type="float" office:value="11.0003662109364" calcext:value-type="float">
            <text:p>1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table:style-name="ce2" office:value-type="string" calcext:value-type="string">
            <text:p>3353</text:p>
          </table:table-cell>
          <table:table-cell office:value-type="float" office:value="434.01" calcext:value-type="float">
            <text:p>434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4.140014648438" calcext:value-type="float">
            <text:p>434.140014648438000</text:p>
          </table:table-cell>
          <table:table-cell office:value-type="float" office:value="13.0014648437509" calcext:value-type="float">
            <text:p>13</text:p>
          </table:table-cell>
          <table:table-cell table:style-name="ce1" table:formula="of:=ABS([.K361])" office:value-type="float" office:value="13.0014648437509" calcext:value-type="float">
            <text:p>1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table:style-name="ce2" office:value-type="string" calcext:value-type="string">
            <text:p>3983</text:p>
          </table:table-cell>
          <table:table-cell office:value-type="float" office:value="432.287" calcext:value-type="float">
            <text:p>432.28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2.279998779297" calcext:value-type="float">
            <text:p>432.279998779297000</text:p>
          </table:table-cell>
          <table:table-cell office:value-type="float" office:value="-0.700122070310272" calcext:value-type="float">
            <text:p>-1</text:p>
          </table:table-cell>
          <table:table-cell table:style-name="ce1" table:formula="of:=ABS([.K362])" office:value-type="float" office:value="0.700122070310272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table:style-name="ce2" office:value-type="string" calcext:value-type="string">
            <text:p>3671</text:p>
          </table:table-cell>
          <table:table-cell office:value-type="float" office:value="429.46" calcext:value-type="float">
            <text:p>429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589996337891" calcext:value-type="float">
            <text:p>429.589996337891000</text:p>
          </table:table-cell>
          <table:table-cell office:value-type="float" office:value="12.9996337890645" calcext:value-type="float">
            <text:p>13</text:p>
          </table:table-cell>
          <table:table-cell table:style-name="ce1" table:formula="of:=ABS([.K363])" office:value-type="float" office:value="12.9996337890645" calcext:value-type="float">
            <text:p>1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table:style-name="ce2" office:value-type="string" calcext:value-type="string">
            <text:p>3267</text:p>
          </table:table-cell>
          <table:table-cell office:value-type="float" office:value="430.67" calcext:value-type="float">
            <text:p>430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559997558594" calcext:value-type="float">
            <text:p>430.559997558594000</text:p>
          </table:table-cell>
          <table:table-cell office:value-type="float" office:value="-11.0002441406266" calcext:value-type="float">
            <text:p>-11</text:p>
          </table:table-cell>
          <table:table-cell table:style-name="ce1" table:formula="of:=ABS([.K364])" office:value-type="float" office:value="11.0002441406266" calcext:value-type="float">
            <text:p>1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table:style-name="ce2" office:value-type="string" calcext:value-type="string">
            <text:p>3352</text:p>
          </table:table-cell>
          <table:table-cell office:value-type="float" office:value="432.91" calcext:value-type="float">
            <text:p>432.9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3.049987792969" calcext:value-type="float">
            <text:p>433.049987792969000</text:p>
          </table:table-cell>
          <table:table-cell office:value-type="float" office:value="13.9987792968725" calcext:value-type="float">
            <text:p>14</text:p>
          </table:table-cell>
          <table:table-cell table:style-name="ce1" table:formula="of:=ABS([.K365])" office:value-type="float" office:value="13.9987792968725" calcext:value-type="float">
            <text:p>1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table:style-name="ce2" office:value-type="string" calcext:value-type="string">
            <text:p>3270</text:p>
          </table:table-cell>
          <table:table-cell office:value-type="float" office:value="432.78" calcext:value-type="float">
            <text:p>432.7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2.920013427734" calcext:value-type="float">
            <text:p>432.920013427734000</text:p>
          </table:table-cell>
          <table:table-cell office:value-type="float" office:value="14.0013427734402" calcext:value-type="float">
            <text:p>14</text:p>
          </table:table-cell>
          <table:table-cell table:style-name="ce1" table:formula="of:=ABS([.K366])" office:value-type="float" office:value="14.0013427734402" calcext:value-type="float">
            <text:p>1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table:style-name="ce2" office:value-type="string" calcext:value-type="string">
            <text:p>3361</text:p>
          </table:table-cell>
          <table:table-cell office:value-type="float" office:value="430.94" calcext:value-type="float">
            <text:p>430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049987792969" calcext:value-type="float">
            <text:p>431.049987792969000</text:p>
          </table:table-cell>
          <table:table-cell office:value-type="float" office:value="10.9987792968752" calcext:value-type="float">
            <text:p>11</text:p>
          </table:table-cell>
          <table:table-cell table:style-name="ce1" table:formula="of:=ABS([.K367])" office:value-type="float" office:value="10.9987792968752" calcext:value-type="float">
            <text:p>1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table:style-name="ce2" office:value-type="string" calcext:value-type="string">
            <text:p>3284</text:p>
          </table:table-cell>
          <table:table-cell office:value-type="float" office:value="428.97" calcext:value-type="float">
            <text:p>428.9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040008544922" calcext:value-type="float">
            <text:p>429.040008544922000</text:p>
          </table:table-cell>
          <table:table-cell office:value-type="float" office:value="7.00085449218477" calcext:value-type="float">
            <text:p>7</text:p>
          </table:table-cell>
          <table:table-cell table:style-name="ce1" table:formula="of:=ABS([.K368])" office:value-type="float" office:value="7.00085449218477" calcext:value-type="float">
            <text:p>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table:style-name="ce2" office:value-type="string" calcext:value-type="string">
            <text:p>3283</text:p>
          </table:table-cell>
          <table:table-cell office:value-type="float" office:value="429.28" calcext:value-type="float">
            <text:p>429.2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410003662109" calcext:value-type="float">
            <text:p>429.410003662109000</text:p>
          </table:table-cell>
          <table:table-cell office:value-type="float" office:value="13.0003662109402" calcext:value-type="float">
            <text:p>13</text:p>
          </table:table-cell>
          <table:table-cell table:style-name="ce1" table:formula="of:=ABS([.K369])" office:value-type="float" office:value="13.0003662109402" calcext:value-type="float">
            <text:p>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table:style-name="ce2" office:value-type="string" calcext:value-type="string">
            <text:p>3502</text:p>
          </table:table-cell>
          <table:table-cell office:value-type="float" office:value="430.09" calcext:value-type="float">
            <text:p>430.0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130004882812" calcext:value-type="float">
            <text:p>430.130004882812000</text:p>
          </table:table-cell>
          <table:table-cell office:value-type="float" office:value="4.0004882812525" calcext:value-type="float">
            <text:p>4</text:p>
          </table:table-cell>
          <table:table-cell table:style-name="ce1" table:formula="of:=ABS([.K370])" office:value-type="float" office:value="4.0004882812525" calcext:value-type="float">
            <text:p>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table:style-name="ce2" office:value-type="string" calcext:value-type="string">
            <text:p>3501</text:p>
          </table:table-cell>
          <table:table-cell office:value-type="float" office:value="431.55" calcext:value-type="float">
            <text:p>431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600006103516" calcext:value-type="float">
            <text:p>431.600006103516000</text:p>
          </table:table-cell>
          <table:table-cell office:value-type="float" office:value="5.00061035156136" calcext:value-type="float">
            <text:p>5</text:p>
          </table:table-cell>
          <table:table-cell table:style-name="ce1" table:formula="of:=ABS([.K371])" office:value-type="float" office:value="5.00061035156136" calcext:value-type="float">
            <text:p>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table:style-name="ce2" office:value-type="string" calcext:value-type="string">
            <text:p>3496</text:p>
          </table:table-cell>
          <table:table-cell office:value-type="float" office:value="429.01" calcext:value-type="float">
            <text:p>429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019989013672" calcext:value-type="float">
            <text:p>429.019989013672000</text:p>
          </table:table-cell>
          <table:table-cell office:value-type="float" office:value="0.998901367188409" calcext:value-type="float">
            <text:p>1</text:p>
          </table:table-cell>
          <table:table-cell table:style-name="ce1" table:formula="of:=ABS([.K372])" office:value-type="float" office:value="0.998901367188409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table:style-name="ce2" office:value-type="string" calcext:value-type="string">
            <text:p>3285</text:p>
          </table:table-cell>
          <table:table-cell office:value-type="float" office:value="428.44" calcext:value-type="float">
            <text:p>428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529998779297" calcext:value-type="float">
            <text:p>428.529998779297000</text:p>
          </table:table-cell>
          <table:table-cell office:value-type="float" office:value="8.99987792968773" calcext:value-type="float">
            <text:p>9</text:p>
          </table:table-cell>
          <table:table-cell table:style-name="ce1" table:formula="of:=ABS([.K373])" office:value-type="float" office:value="8.99987792968773" calcext:value-type="float">
            <text:p>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table:style-name="ce2" office:value-type="string" calcext:value-type="string">
            <text:p>3493</text:p>
          </table:table-cell>
          <table:table-cell office:value-type="float" office:value="428.89" calcext:value-type="float">
            <text:p>428.8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959991455078" calcext:value-type="float">
            <text:p>428.959991455078000</text:p>
          </table:table-cell>
          <table:table-cell office:value-type="float" office:value="6.99914550781386" calcext:value-type="float">
            <text:p>7</text:p>
          </table:table-cell>
          <table:table-cell table:style-name="ce1" table:formula="of:=ABS([.K374])" office:value-type="float" office:value="6.99914550781386" calcext:value-type="float">
            <text:p>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table:style-name="ce2" office:value-type="string" calcext:value-type="string">
            <text:p>3053</text:p>
          </table:table-cell>
          <table:table-cell office:value-type="float" office:value="430.717" calcext:value-type="float">
            <text:p>430.71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790008544922" calcext:value-type="float">
            <text:p>430.790008544922000</text:p>
          </table:table-cell>
          <table:table-cell office:value-type="float" office:value="7.30085449218905" calcext:value-type="float">
            <text:p>7</text:p>
          </table:table-cell>
          <table:table-cell table:style-name="ce1" table:formula="of:=ABS([.K375])" office:value-type="float" office:value="7.30085449218905" calcext:value-type="float">
            <text:p>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table:style-name="ce2" office:value-type="string" calcext:value-type="string">
            <text:p>3497</text:p>
          </table:table-cell>
          <table:table-cell office:value-type="float" office:value="429.33" calcext:value-type="float">
            <text:p>429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359985351562" calcext:value-type="float">
            <text:p>429.359985351562000</text:p>
          </table:table-cell>
          <table:table-cell office:value-type="float" office:value="2.99853515625159" calcext:value-type="float">
            <text:p>3</text:p>
          </table:table-cell>
          <table:table-cell table:style-name="ce1" table:formula="of:=ABS([.K376])" office:value-type="float" office:value="2.99853515625159" calcext:value-type="float">
            <text:p>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table:style-name="ce2" office:value-type="string" calcext:value-type="string">
            <text:p>3489</text:p>
          </table:table-cell>
          <table:table-cell office:value-type="float" office:value="430.87" calcext:value-type="float">
            <text:p>430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920013427734" calcext:value-type="float">
            <text:p>430.920013427734000</text:p>
          </table:table-cell>
          <table:table-cell office:value-type="float" office:value="5.00134277343705" calcext:value-type="float">
            <text:p>5</text:p>
          </table:table-cell>
          <table:table-cell table:style-name="ce1" table:formula="of:=ABS([.K377])" office:value-type="float" office:value="5.00134277343705" calcext:value-type="float">
            <text:p>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table:style-name="ce2" office:value-type="string" calcext:value-type="string">
            <text:p>3837</text:p>
          </table:table-cell>
          <table:table-cell office:value-type="float" office:value="432.61" calcext:value-type="float">
            <text:p>432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2.519989013672" calcext:value-type="float">
            <text:p>432.519989013672000</text:p>
          </table:table-cell>
          <table:table-cell office:value-type="float" office:value="-9.00109863281386" calcext:value-type="float">
            <text:p>-9</text:p>
          </table:table-cell>
          <table:table-cell table:style-name="ce1" table:formula="of:=ABS([.K378])" office:value-type="float" office:value="9.00109863281386" calcext:value-type="float">
            <text:p>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table:style-name="ce2" office:value-type="string" calcext:value-type="string">
            <text:p>3840</text:p>
          </table:table-cell>
          <table:table-cell office:value-type="float" office:value="431.18" calcext:value-type="float">
            <text:p>431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320007324219" calcext:value-type="float">
            <text:p>431.320007324219000</text:p>
          </table:table-cell>
          <table:table-cell office:value-type="float" office:value="14.0007324218743" calcext:value-type="float">
            <text:p>14</text:p>
          </table:table-cell>
          <table:table-cell table:style-name="ce1" table:formula="of:=ABS([.K379])" office:value-type="float" office:value="14.0007324218743" calcext:value-type="float">
            <text:p>1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table:style-name="ce2" office:value-type="string" calcext:value-type="string">
            <text:p>3955</text:p>
          </table:table-cell>
          <table:table-cell office:value-type="float" office:value="430.103" calcext:value-type="float">
            <text:p>430.1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190002441406" calcext:value-type="float">
            <text:p>430.190002441406000</text:p>
          </table:table-cell>
          <table:table-cell office:value-type="float" office:value="8.70024414062414" calcext:value-type="float">
            <text:p>9</text:p>
          </table:table-cell>
          <table:table-cell table:style-name="ce1" table:formula="of:=ABS([.K380])" office:value-type="float" office:value="8.70024414062414" calcext:value-type="float">
            <text:p>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table:style-name="ce2" office:value-type="string" calcext:value-type="string">
            <text:p>3838</text:p>
          </table:table-cell>
          <table:table-cell office:value-type="float" office:value="431.55" calcext:value-type="float">
            <text:p>431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679992675781" calcext:value-type="float">
            <text:p>431.679992675781000</text:p>
          </table:table-cell>
          <table:table-cell office:value-type="float" office:value="12.9992675781239" calcext:value-type="float">
            <text:p>13</text:p>
          </table:table-cell>
          <table:table-cell table:style-name="ce1" table:formula="of:=ABS([.K381])" office:value-type="float" office:value="12.9992675781239" calcext:value-type="float">
            <text:p>1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table:style-name="ce2" office:value-type="string" calcext:value-type="string">
            <text:p>3835</text:p>
          </table:table-cell>
          <table:table-cell office:value-type="float" office:value="432.69" calcext:value-type="float">
            <text:p>432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2.769989013672" calcext:value-type="float">
            <text:p>432.769989013672000</text:p>
          </table:table-cell>
          <table:table-cell office:value-type="float" office:value="7.99890136718773" calcext:value-type="float">
            <text:p>8</text:p>
          </table:table-cell>
          <table:table-cell table:style-name="ce1" table:formula="of:=ABS([.K382])" office:value-type="float" office:value="7.99890136718773" calcext:value-type="float">
            <text:p>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table:style-name="ce2" office:value-type="string" calcext:value-type="string">
            <text:p>3832</text:p>
          </table:table-cell>
          <table:table-cell office:value-type="float" office:value="430.08" calcext:value-type="float">
            <text:p>430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119995117188" calcext:value-type="float">
            <text:p>430.119995117188000</text:p>
          </table:table-cell>
          <table:table-cell office:value-type="float" office:value="3.99951171875159" calcext:value-type="float">
            <text:p>4</text:p>
          </table:table-cell>
          <table:table-cell table:style-name="ce1" table:formula="of:=ABS([.K383])" office:value-type="float" office:value="3.99951171875159" calcext:value-type="float">
            <text:p>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table:style-name="ce2" office:value-type="string" calcext:value-type="string">
            <text:p>3834</text:p>
          </table:table-cell>
          <table:table-cell office:value-type="float" office:value="439.34" calcext:value-type="float">
            <text:p>439.3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9.579986572266" calcext:value-type="float">
            <text:p>439.579986572266000</text:p>
          </table:table-cell>
          <table:table-cell office:value-type="float" office:value="23.998657226565" calcext:value-type="float">
            <text:p>24</text:p>
          </table:table-cell>
          <table:table-cell table:style-name="ce1" table:formula="of:=ABS([.K384])" office:value-type="float" office:value="23.998657226565" calcext:value-type="float">
            <text:p>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table:style-name="ce2" office:value-type="string" calcext:value-type="string">
            <text:p>3958</text:p>
          </table:table-cell>
          <table:table-cell office:value-type="float" office:value="433.093" calcext:value-type="float">
            <text:p>433.09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3.230010986328" calcext:value-type="float">
            <text:p>433.230010986328000</text:p>
          </table:table-cell>
          <table:table-cell office:value-type="float" office:value="13.7010986328107" calcext:value-type="float">
            <text:p>14</text:p>
          </table:table-cell>
          <table:table-cell table:style-name="ce1" table:formula="of:=ABS([.K385])" office:value-type="float" office:value="13.7010986328107" calcext:value-type="float">
            <text:p>1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table:style-name="ce2" office:value-type="string" calcext:value-type="string">
            <text:p>3844</text:p>
          </table:table-cell>
          <table:table-cell office:value-type="float" office:value="431.54" calcext:value-type="float">
            <text:p>431.5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589996337891" calcext:value-type="float">
            <text:p>431.589996337891000</text:p>
          </table:table-cell>
          <table:table-cell office:value-type="float" office:value="4.99963378906045" calcext:value-type="float">
            <text:p>5</text:p>
          </table:table-cell>
          <table:table-cell table:style-name="ce1" table:formula="of:=ABS([.K386])" office:value-type="float" office:value="4.99963378906045" calcext:value-type="float">
            <text:p>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table:style-name="ce2" office:value-type="string" calcext:value-type="string">
            <text:p>3843</text:p>
          </table:table-cell>
          <table:table-cell office:value-type="float" office:value="431.66" calcext:value-type="float">
            <text:p>431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1.899993896484" calcext:value-type="float">
            <text:p>431.899993896484000</text:p>
          </table:table-cell>
          <table:table-cell office:value-type="float" office:value="23.999389648435" calcext:value-type="float">
            <text:p>24</text:p>
          </table:table-cell>
          <table:table-cell table:style-name="ce1" table:formula="of:=ABS([.K387])" office:value-type="float" office:value="23.999389648435" calcext:value-type="float">
            <text:p>2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table:style-name="ce2" office:value-type="string" calcext:value-type="string">
            <text:p>3960</text:p>
          </table:table-cell>
          <table:table-cell office:value-type="float" office:value="451.989" calcext:value-type="float">
            <text:p>451.98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100006103516" calcext:value-type="float">
            <text:p>452.100006103516000</text:p>
          </table:table-cell>
          <table:table-cell office:value-type="float" office:value="11.1006103515649" calcext:value-type="float">
            <text:p>11</text:p>
          </table:table-cell>
          <table:table-cell table:style-name="ce1" table:formula="of:=ABS([.K388])" office:value-type="float" office:value="11.1006103515649" calcext:value-type="float">
            <text:p>1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table:style-name="ce2" office:value-type="string" calcext:value-type="string">
            <text:p>3959</text:p>
          </table:table-cell>
          <table:table-cell office:value-type="float" office:value="440.968" calcext:value-type="float">
            <text:p>440.96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170013427734" calcext:value-type="float">
            <text:p>441.170013427734000</text:p>
          </table:table-cell>
          <table:table-cell office:value-type="float" office:value="20.2013427734357" calcext:value-type="float">
            <text:p>20</text:p>
          </table:table-cell>
          <table:table-cell table:style-name="ce1" table:formula="of:=ABS([.K389])" office:value-type="float" office:value="20.2013427734357" calcext:value-type="float">
            <text:p>2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table:style-name="ce2" office:value-type="string" calcext:value-type="string">
            <text:p>3203</text:p>
          </table:table-cell>
          <table:table-cell office:value-type="float" office:value="430.66" calcext:value-type="float">
            <text:p>430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809997558594" calcext:value-type="float">
            <text:p>430.809997558594000</text:p>
          </table:table-cell>
          <table:table-cell office:value-type="float" office:value="14.9997558593725" calcext:value-type="float">
            <text:p>15</text:p>
          </table:table-cell>
          <table:table-cell table:style-name="ce1" table:formula="of:=ABS([.K390])" office:value-type="float" office:value="14.9997558593725" calcext:value-type="float">
            <text:p>1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table:style-name="ce2" office:value-type="string" calcext:value-type="string">
            <text:p>3244</text:p>
          </table:table-cell>
          <table:table-cell office:value-type="float" office:value="433.07" calcext:value-type="float">
            <text:p>433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3.079986572266" calcext:value-type="float">
            <text:p>433.079986572266000</text:p>
          </table:table-cell>
          <table:table-cell office:value-type="float" office:value="0.998657226563182" calcext:value-type="float">
            <text:p>1</text:p>
          </table:table-cell>
          <table:table-cell table:style-name="ce1" table:formula="of:=ABS([.K391])" office:value-type="float" office:value="0.998657226563182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table:style-name="ce2" office:value-type="string" calcext:value-type="string">
            <text:p>3232</text:p>
          </table:table-cell>
          <table:table-cell office:value-type="float" office:value="432.6" calcext:value-type="float">
            <text:p>432.6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2.570007324219" calcext:value-type="float">
            <text:p>432.570007324219000</text:p>
          </table:table-cell>
          <table:table-cell office:value-type="float" office:value="-2.99926757812727" calcext:value-type="float">
            <text:p>-3</text:p>
          </table:table-cell>
          <table:table-cell table:style-name="ce1" table:formula="of:=ABS([.K392])" office:value-type="float" office:value="2.99926757812727" calcext:value-type="float">
            <text:p>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table:style-name="ce2" office:value-type="string" calcext:value-type="string">
            <text:p>3235</text:p>
          </table:table-cell>
          <table:table-cell office:value-type="float" office:value="430.15" calcext:value-type="float">
            <text:p>430.1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089996337891" calcext:value-type="float">
            <text:p>430.089996337891000</text:p>
          </table:table-cell>
          <table:table-cell office:value-type="float" office:value="-6.00036621093523" calcext:value-type="float">
            <text:p>-6</text:p>
          </table:table-cell>
          <table:table-cell table:style-name="ce1" table:formula="of:=ABS([.K393])" office:value-type="float" office:value="6.00036621093523" calcext:value-type="float">
            <text:p>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table:style-name="ce2" office:value-type="string" calcext:value-type="string">
            <text:p>3025</text:p>
          </table:table-cell>
          <table:table-cell office:value-type="float" office:value="430.34" calcext:value-type="float">
            <text:p>430.3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179992675781" calcext:value-type="float">
            <text:p>430.179992675781000</text:p>
          </table:table-cell>
          <table:table-cell office:value-type="float" office:value="-16.0007324218725" calcext:value-type="float">
            <text:p>-16</text:p>
          </table:table-cell>
          <table:table-cell table:style-name="ce1" table:formula="of:=ABS([.K394])" office:value-type="float" office:value="16.0007324218725" calcext:value-type="float">
            <text:p>1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table:style-name="ce2" office:value-type="string" calcext:value-type="string">
            <text:p>3230</text:p>
          </table:table-cell>
          <table:table-cell office:value-type="float" office:value="430.43" calcext:value-type="float">
            <text:p>430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309997558594" calcext:value-type="float">
            <text:p>430.309997558594000</text:p>
          </table:table-cell>
          <table:table-cell office:value-type="float" office:value="-12.0002441406257" calcext:value-type="float">
            <text:p>-12</text:p>
          </table:table-cell>
          <table:table-cell table:style-name="ce1" table:formula="of:=ABS([.K395])" office:value-type="float" office:value="12.0002441406257" calcext:value-type="float">
            <text:p>1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table:style-name="ce2" office:value-type="string" calcext:value-type="string">
            <text:p>3231</text:p>
          </table:table-cell>
          <table:table-cell office:value-type="float" office:value="432.12" calcext:value-type="float">
            <text:p>432.1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2.200012207031" calcext:value-type="float">
            <text:p>432.200012207031000</text:p>
          </table:table-cell>
          <table:table-cell office:value-type="float" office:value="8.00122070312455" calcext:value-type="float">
            <text:p>8</text:p>
          </table:table-cell>
          <table:table-cell table:style-name="ce1" table:formula="of:=ABS([.K396])" office:value-type="float" office:value="8.00122070312455" calcext:value-type="float">
            <text:p>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table:style-name="ce2" office:value-type="string" calcext:value-type="string">
            <text:p>3229</text:p>
          </table:table-cell>
          <table:table-cell office:value-type="float" office:value="428" calcext:value-type="float">
            <text:p>428.0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100006103516" calcext:value-type="float">
            <text:p>428.100006103516000</text:p>
          </table:table-cell>
          <table:table-cell office:value-type="float" office:value="10.0006103515625" calcext:value-type="float">
            <text:p>10</text:p>
          </table:table-cell>
          <table:table-cell table:style-name="ce1" table:formula="of:=ABS([.K397])" office:value-type="float" office:value="10.0006103515625" calcext:value-type="float">
            <text:p>1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table:style-name="ce2" office:value-type="string" calcext:value-type="string">
            <text:p>3282</text:p>
          </table:table-cell>
          <table:table-cell office:value-type="float" office:value="429.01" calcext:value-type="float">
            <text:p>429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950012207031" calcext:value-type="float">
            <text:p>428.950012207031000</text:p>
          </table:table-cell>
          <table:table-cell office:value-type="float" office:value="-5.99877929687409" calcext:value-type="float">
            <text:p>-6</text:p>
          </table:table-cell>
          <table:table-cell table:style-name="ce1" table:formula="of:=ABS([.K398])" office:value-type="float" office:value="5.99877929687409" calcext:value-type="float">
            <text:p>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table:style-name="ce2" office:value-type="string" calcext:value-type="string">
            <text:p>3281</text:p>
          </table:table-cell>
          <table:table-cell office:value-type="float" office:value="427.91" calcext:value-type="float">
            <text:p>427.9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50012207031" calcext:value-type="float">
            <text:p>427.950012207031000</text:p>
          </table:table-cell>
          <table:table-cell office:value-type="float" office:value="4.0012207031225" calcext:value-type="float">
            <text:p>4</text:p>
          </table:table-cell>
          <table:table-cell table:style-name="ce1" table:formula="of:=ABS([.K399])" office:value-type="float" office:value="4.0012207031225" calcext:value-type="float">
            <text:p>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table:style-name="ce2" office:value-type="string" calcext:value-type="string">
            <text:p>3289</text:p>
          </table:table-cell>
          <table:table-cell office:value-type="float" office:value="427.6" calcext:value-type="float">
            <text:p>427.6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50012207031" calcext:value-type="float">
            <text:p>427.950012207031000</text:p>
          </table:table-cell>
          <table:table-cell office:value-type="float" office:value="35.0012207031227" calcext:value-type="float">
            <text:p>35</text:p>
          </table:table-cell>
          <table:table-cell table:style-name="ce1" table:formula="of:=ABS([.K400])" office:value-type="float" office:value="35.0012207031227" calcext:value-type="float">
            <text:p>3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table:style-name="ce2" office:value-type="string" calcext:value-type="string">
            <text:p>3288</text:p>
          </table:table-cell>
          <table:table-cell office:value-type="float" office:value="427.795" calcext:value-type="float">
            <text:p>427.79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20013427734" calcext:value-type="float">
            <text:p>427.920013427734000</text:p>
          </table:table-cell>
          <table:table-cell office:value-type="float" office:value="12.5013427734359" calcext:value-type="float">
            <text:p>13</text:p>
          </table:table-cell>
          <table:table-cell table:style-name="ce1" table:formula="of:=ABS([.K401])" office:value-type="float" office:value="12.5013427734359" calcext:value-type="float">
            <text:p>1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table:style-name="ce2" office:value-type="string" calcext:value-type="string">
            <text:p>3051</text:p>
          </table:table-cell>
          <table:table-cell office:value-type="float" office:value="429.788" calcext:value-type="float">
            <text:p>429.78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609985351562" calcext:value-type="float">
            <text:p>429.609985351562000</text:p>
          </table:table-cell>
          <table:table-cell office:value-type="float" office:value="-17.8014648437511" calcext:value-type="float">
            <text:p>-18</text:p>
          </table:table-cell>
          <table:table-cell table:style-name="ce1" table:formula="of:=ABS([.K402])" office:value-type="float" office:value="17.8014648437511" calcext:value-type="float">
            <text:p>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2" office:value-type="string" calcext:value-type="string">
            <text:p>3069</text:p>
          </table:table-cell>
          <table:table-cell office:value-type="float" office:value="428.33" calcext:value-type="float">
            <text:p>428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40002441406" calcext:value-type="float">
            <text:p>428.440002441406000</text:p>
          </table:table-cell>
          <table:table-cell office:value-type="float" office:value="11.0002441406266" calcext:value-type="float">
            <text:p>11</text:p>
          </table:table-cell>
          <table:table-cell table:style-name="ce1" table:formula="of:=ABS([.K403])" office:value-type="float" office:value="11.0002441406266" calcext:value-type="float">
            <text:p>1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table:style-name="ce2" office:value-type="string" calcext:value-type="string">
            <text:p>3287</text:p>
          </table:table-cell>
          <table:table-cell office:value-type="float" office:value="427.744" calcext:value-type="float">
            <text:p>427.74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790008544922" calcext:value-type="float">
            <text:p>427.790008544922000</text:p>
          </table:table-cell>
          <table:table-cell office:value-type="float" office:value="4.60085449218468" calcext:value-type="float">
            <text:p>5</text:p>
          </table:table-cell>
          <table:table-cell table:style-name="ce1" table:formula="of:=ABS([.K404])" office:value-type="float" office:value="4.60085449218468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table:style-name="ce2" office:value-type="string" calcext:value-type="string">
            <text:p>3266</text:p>
          </table:table-cell>
          <table:table-cell office:value-type="float" office:value="428.615" calcext:value-type="float">
            <text:p>428.61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690002441406" calcext:value-type="float">
            <text:p>428.690002441406000</text:p>
          </table:table-cell>
          <table:table-cell office:value-type="float" office:value="7.50024414062409" calcext:value-type="float">
            <text:p>8</text:p>
          </table:table-cell>
          <table:table-cell table:style-name="ce1" table:formula="of:=ABS([.K405])" office:value-type="float" office:value="7.50024414062409" calcext:value-type="float">
            <text:p>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table:style-name="ce2" office:value-type="string" calcext:value-type="string">
            <text:p>3068</text:p>
          </table:table-cell>
          <table:table-cell office:value-type="float" office:value="428.32" calcext:value-type="float">
            <text:p>428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60009765625" calcext:value-type="float">
            <text:p>428.260009765625000</text:p>
          </table:table-cell>
          <table:table-cell office:value-type="float" office:value="-5.99902343749932" calcext:value-type="float">
            <text:p>-6</text:p>
          </table:table-cell>
          <table:table-cell table:style-name="ce1" table:formula="of:=ABS([.K406])" office:value-type="float" office:value="5.99902343749932" calcext:value-type="float">
            <text:p>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table:style-name="ce2" office:value-type="string" calcext:value-type="string">
            <text:p>3066</text:p>
          </table:table-cell>
          <table:table-cell office:value-type="float" office:value="429.2" calcext:value-type="float">
            <text:p>429.2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489990234375" calcext:value-type="float">
            <text:p>429.489990234375000</text:p>
          </table:table-cell>
          <table:table-cell office:value-type="float" office:value="28.9990234375011" calcext:value-type="float">
            <text:p>29</text:p>
          </table:table-cell>
          <table:table-cell table:style-name="ce1" table:formula="of:=ABS([.K407])" office:value-type="float" office:value="28.9990234375011" calcext:value-type="float">
            <text:p>2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table:style-name="ce2" office:value-type="string" calcext:value-type="string">
            <text:p>3954</text:p>
          </table:table-cell>
          <table:table-cell office:value-type="float" office:value="430.468" calcext:value-type="float">
            <text:p>430.46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0.540008544922" calcext:value-type="float">
            <text:p>430.540008544922000</text:p>
          </table:table-cell>
          <table:table-cell office:value-type="float" office:value="7.20085449218573" calcext:value-type="float">
            <text:p>7</text:p>
          </table:table-cell>
          <table:table-cell table:style-name="ce1" table:formula="of:=ABS([.K408])" office:value-type="float" office:value="7.20085449218573" calcext:value-type="float">
            <text:p>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2" office:value-type="string" calcext:value-type="string">
            <text:p>3953</text:p>
          </table:table-cell>
          <table:table-cell office:value-type="float" office:value="429.556" calcext:value-type="float">
            <text:p>429.55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619995117188" calcext:value-type="float">
            <text:p>429.619995117188000</text:p>
          </table:table-cell>
          <table:table-cell office:value-type="float" office:value="6.39951171875168" calcext:value-type="float">
            <text:p>6</text:p>
          </table:table-cell>
          <table:table-cell table:style-name="ce1" table:formula="of:=ABS([.K409])" office:value-type="float" office:value="6.39951171875168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table:style-name="ce2" office:value-type="string" calcext:value-type="string">
            <text:p>3848</text:p>
          </table:table-cell>
          <table:table-cell office:value-type="float" office:value="428.26" calcext:value-type="float">
            <text:p>428.2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019989013672" calcext:value-type="float">
            <text:p>428.019989013672000</text:p>
          </table:table-cell>
          <table:table-cell office:value-type="float" office:value="-24.0010986328116" calcext:value-type="float">
            <text:p>-24</text:p>
          </table:table-cell>
          <table:table-cell table:style-name="ce1" table:formula="of:=ABS([.K410])" office:value-type="float" office:value="24.0010986328116" calcext:value-type="float">
            <text:p>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table:style-name="ce2" office:value-type="string" calcext:value-type="string">
            <text:p>3845</text:p>
          </table:table-cell>
          <table:table-cell office:value-type="float" office:value="427.74" calcext:value-type="float">
            <text:p>427.7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730010986328" calcext:value-type="float">
            <text:p>427.730010986328000</text:p>
          </table:table-cell>
          <table:table-cell office:value-type="float" office:value="-0.998901367188409" calcext:value-type="float">
            <text:p>-1</text:p>
          </table:table-cell>
          <table:table-cell table:style-name="ce1" table:formula="of:=ABS([.K411])" office:value-type="float" office:value="0.998901367188409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table:style-name="ce2" office:value-type="string" calcext:value-type="string">
            <text:p>3952</text:p>
          </table:table-cell>
          <table:table-cell office:value-type="float" office:value="428.748" calcext:value-type="float">
            <text:p>428.74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809997558594" calcext:value-type="float">
            <text:p>428.809997558594000</text:p>
          </table:table-cell>
          <table:table-cell office:value-type="float" office:value="6.19975585937595" calcext:value-type="float">
            <text:p>6</text:p>
          </table:table-cell>
          <table:table-cell table:style-name="ce1" table:formula="of:=ABS([.K412])" office:value-type="float" office:value="6.19975585937595" calcext:value-type="float">
            <text:p>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table:style-name="ce2" office:value-type="string" calcext:value-type="string">
            <text:p>3842</text:p>
          </table:table-cell>
          <table:table-cell office:value-type="float" office:value="429.49" calcext:value-type="float">
            <text:p>429.4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359985351562" calcext:value-type="float">
            <text:p>429.359985351562000</text:p>
          </table:table-cell>
          <table:table-cell office:value-type="float" office:value="-13.0014648437509" calcext:value-type="float">
            <text:p>-13</text:p>
          </table:table-cell>
          <table:table-cell table:style-name="ce1" table:formula="of:=ABS([.K413])" office:value-type="float" office:value="13.0014648437509" calcext:value-type="float">
            <text:p>1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2" office:value-type="string" calcext:value-type="string">
            <text:p>3828</text:p>
          </table:table-cell>
          <table:table-cell office:value-type="float" office:value="429.32" calcext:value-type="float">
            <text:p>429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5" calcext:value-type="float">
            <text:p>429.500000000000000</text:p>
          </table:table-cell>
          <table:table-cell office:value-type="float" office:value="18.0000000000007" calcext:value-type="float">
            <text:p>18</text:p>
          </table:table-cell>
          <table:table-cell table:style-name="ce1" table:formula="of:=ABS([.K414])" office:value-type="float" office:value="18.0000000000007" calcext:value-type="float">
            <text:p>1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table:style-name="ce2" office:value-type="string" calcext:value-type="string">
            <text:p>3205</text:p>
          </table:table-cell>
          <table:table-cell office:value-type="float" office:value="429.035" calcext:value-type="float">
            <text:p>429.03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" calcext:value-type="float">
            <text:p>429.000000000000000</text:p>
          </table:table-cell>
          <table:table-cell office:value-type="float" office:value="-3.5000000000025" calcext:value-type="float">
            <text:p>-4</text:p>
          </table:table-cell>
          <table:table-cell table:style-name="ce1" table:formula="of:=ABS([.K415])" office:value-type="float" office:value="3.5000000000025" calcext:value-type="float">
            <text:p>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table:style-name="ce2" office:value-type="string" calcext:value-type="string">
            <text:p>3247</text:p>
          </table:table-cell>
          <table:table-cell office:value-type="float" office:value="429.124" calcext:value-type="float">
            <text:p>429.12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619995117188" calcext:value-type="float">
            <text:p>429.619995117188000</text:p>
          </table:table-cell>
          <table:table-cell office:value-type="float" office:value="49.5995117187476" calcext:value-type="float">
            <text:p>50</text:p>
          </table:table-cell>
          <table:table-cell table:style-name="ce1" table:formula="of:=ABS([.K416])" office:value-type="float" office:value="49.5995117187476" calcext:value-type="float">
            <text:p>5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2" office:value-type="string" calcext:value-type="string">
            <text:p>3204</text:p>
          </table:table-cell>
          <table:table-cell office:value-type="float" office:value="429.14" calcext:value-type="float">
            <text:p>429.1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9.279998779297" calcext:value-type="float">
            <text:p>429.279998779297000</text:p>
          </table:table-cell>
          <table:table-cell office:value-type="float" office:value="13.9998779296889" calcext:value-type="float">
            <text:p>14</text:p>
          </table:table-cell>
          <table:table-cell table:style-name="ce1" table:formula="of:=ABS([.K417])" office:value-type="float" office:value="13.9998779296889" calcext:value-type="float">
            <text:p>1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2" office:value-type="string" calcext:value-type="string">
            <text:p>3248</text:p>
          </table:table-cell>
          <table:table-cell office:value-type="float" office:value="427.477" calcext:value-type="float">
            <text:p>427.47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540008544922" calcext:value-type="float">
            <text:p>427.540008544922000</text:p>
          </table:table-cell>
          <table:table-cell office:value-type="float" office:value="6.30085449218996" calcext:value-type="float">
            <text:p>6</text:p>
          </table:table-cell>
          <table:table-cell table:style-name="ce1" table:formula="of:=ABS([.K418])" office:value-type="float" office:value="6.30085449218996" calcext:value-type="float">
            <text:p>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table:style-name="ce2" office:value-type="string" calcext:value-type="string">
            <text:p>3246</text:p>
          </table:table-cell>
          <table:table-cell office:value-type="float" office:value="428.399" calcext:value-type="float">
            <text:p>428.39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540008544922" calcext:value-type="float">
            <text:p>428.540008544922000</text:p>
          </table:table-cell>
          <table:table-cell office:value-type="float" office:value="14.1008544921874" calcext:value-type="float">
            <text:p>14</text:p>
          </table:table-cell>
          <table:table-cell table:style-name="ce1" table:formula="of:=ABS([.K419])" office:value-type="float" office:value="14.1008544921874" calcext:value-type="float">
            <text:p>1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2" office:value-type="string" calcext:value-type="string">
            <text:p>3237</text:p>
          </table:table-cell>
          <table:table-cell office:value-type="float" office:value="427.63" calcext:value-type="float">
            <text:p>427.6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39996337891" calcext:value-type="float">
            <text:p>427.839996337891000</text:p>
          </table:table-cell>
          <table:table-cell office:value-type="float" office:value="20.999633789063" calcext:value-type="float">
            <text:p>21</text:p>
          </table:table-cell>
          <table:table-cell table:style-name="ce1" table:formula="of:=ABS([.K420])" office:value-type="float" office:value="20.999633789063" calcext:value-type="float">
            <text:p>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2" office:value-type="string" calcext:value-type="string">
            <text:p>3236</text:p>
          </table:table-cell>
          <table:table-cell office:value-type="float" office:value="428.07" calcext:value-type="float">
            <text:p>428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109985351562" calcext:value-type="float">
            <text:p>428.109985351562000</text:p>
          </table:table-cell>
          <table:table-cell office:value-type="float" office:value="3.99853515625068" calcext:value-type="float">
            <text:p>4</text:p>
          </table:table-cell>
          <table:table-cell table:style-name="ce1" table:formula="of:=ABS([.K421])" office:value-type="float" office:value="3.99853515625068" calcext:value-type="float">
            <text:p>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2" office:value-type="string" calcext:value-type="string">
            <text:p>3234</text:p>
          </table:table-cell>
          <table:table-cell office:value-type="float" office:value="427.88" calcext:value-type="float">
            <text:p>427.8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70001220703" calcext:value-type="float">
            <text:p>427.970001220703000</text:p>
          </table:table-cell>
          <table:table-cell office:value-type="float" office:value="9.00012207031295" calcext:value-type="float">
            <text:p>9</text:p>
          </table:table-cell>
          <table:table-cell table:style-name="ce1" table:formula="of:=ABS([.K422])" office:value-type="float" office:value="9.00012207031295" calcext:value-type="float">
            <text:p>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2" office:value-type="string" calcext:value-type="string">
            <text:p>3233</text:p>
          </table:table-cell>
          <table:table-cell office:value-type="float" office:value="427.18" calcext:value-type="float">
            <text:p>427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420013427734" calcext:value-type="float">
            <text:p>427.420013427734000</text:p>
          </table:table-cell>
          <table:table-cell office:value-type="float" office:value="24.0013427734368" calcext:value-type="float">
            <text:p>24</text:p>
          </table:table-cell>
          <table:table-cell table:style-name="ce1" table:formula="of:=ABS([.K423])" office:value-type="float" office:value="24.0013427734368" calcext:value-type="float">
            <text:p>2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2" office:value-type="string" calcext:value-type="string">
            <text:p>3223</text:p>
          </table:table-cell>
          <table:table-cell office:value-type="float" office:value="427.49" calcext:value-type="float">
            <text:p>427.4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410003662109" calcext:value-type="float">
            <text:p>427.410003662109000</text:p>
          </table:table-cell>
          <table:table-cell office:value-type="float" office:value="-7.99963378906341" calcext:value-type="float">
            <text:p>-8</text:p>
          </table:table-cell>
          <table:table-cell table:style-name="ce1" table:formula="of:=ABS([.K424])" office:value-type="float" office:value="7.99963378906341" calcext:value-type="float">
            <text:p>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ce2" office:value-type="string" calcext:value-type="string">
            <text:p>3222</text:p>
          </table:table-cell>
          <table:table-cell office:value-type="float" office:value="427.58" calcext:value-type="float">
            <text:p>427.5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19995117188" calcext:value-type="float">
            <text:p>427.619995117188000</text:p>
          </table:table-cell>
          <table:table-cell office:value-type="float" office:value="3.99951171875159" calcext:value-type="float">
            <text:p>4</text:p>
          </table:table-cell>
          <table:table-cell table:style-name="ce1" table:formula="of:=ABS([.K425])" office:value-type="float" office:value="3.99951171875159" calcext:value-type="float">
            <text:p>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table:style-name="ce2" office:value-type="string" calcext:value-type="string">
            <text:p>3258</text:p>
          </table:table-cell>
          <table:table-cell office:value-type="float" office:value="427.66" calcext:value-type="float">
            <text:p>427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510009765625" calcext:value-type="float">
            <text:p>427.510009765625000</text:p>
          </table:table-cell>
          <table:table-cell office:value-type="float" office:value="-14.9990234375025" calcext:value-type="float">
            <text:p>-15</text:p>
          </table:table-cell>
          <table:table-cell table:style-name="ce1" table:formula="of:=ABS([.K426])" office:value-type="float" office:value="14.9990234375025" calcext:value-type="float">
            <text:p>1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2" office:value-type="string" calcext:value-type="string">
            <text:p>3265</text:p>
          </table:table-cell>
          <table:table-cell office:value-type="float" office:value="427.67" calcext:value-type="float">
            <text:p>427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799987792969" calcext:value-type="float">
            <text:p>427.799987792969000</text:p>
          </table:table-cell>
          <table:table-cell office:value-type="float" office:value="12.9987792968734" calcext:value-type="float">
            <text:p>13</text:p>
          </table:table-cell>
          <table:table-cell table:style-name="ce1" table:formula="of:=ABS([.K427])" office:value-type="float" office:value="12.9987792968734" calcext:value-type="float">
            <text:p>1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2" office:value-type="string" calcext:value-type="string">
            <text:p>3257</text:p>
          </table:table-cell>
          <table:table-cell office:value-type="float" office:value="428" calcext:value-type="float">
            <text:p>428.0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59991455078" calcext:value-type="float">
            <text:p>427.959991455078000</text:p>
          </table:table-cell>
          <table:table-cell office:value-type="float" office:value="-4.0008544921875" calcext:value-type="float">
            <text:p>-4</text:p>
          </table:table-cell>
          <table:table-cell table:style-name="ce1" table:formula="of:=ABS([.K428])" office:value-type="float" office:value="4.0008544921875" calcext:value-type="float">
            <text:p>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2" office:value-type="string" calcext:value-type="string">
            <text:p>3256</text:p>
          </table:table-cell>
          <table:table-cell office:value-type="float" office:value="427.42" calcext:value-type="float">
            <text:p>427.4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60003662109" calcext:value-type="float">
            <text:p>427.660003662109000</text:p>
          </table:table-cell>
          <table:table-cell office:value-type="float" office:value="24.0003662109359" calcext:value-type="float">
            <text:p>24</text:p>
          </table:table-cell>
          <table:table-cell table:style-name="ce1" table:formula="of:=ABS([.K429])" office:value-type="float" office:value="24.0003662109359" calcext:value-type="float">
            <text:p>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2" office:value-type="string" calcext:value-type="string">
            <text:p>3255</text:p>
          </table:table-cell>
          <table:table-cell office:value-type="float" office:value="427.657" calcext:value-type="float">
            <text:p>427.65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760009765625" calcext:value-type="float">
            <text:p>427.760009765625000</text:p>
          </table:table-cell>
          <table:table-cell office:value-type="float" office:value="10.3009765625018" calcext:value-type="float">
            <text:p>10</text:p>
          </table:table-cell>
          <table:table-cell table:style-name="ce1" table:formula="of:=ABS([.K430])" office:value-type="float" office:value="10.3009765625018" calcext:value-type="float">
            <text:p>1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table:style-name="ce2" office:value-type="string" calcext:value-type="string">
            <text:p>3298</text:p>
          </table:table-cell>
          <table:table-cell office:value-type="float" office:value="427.617" calcext:value-type="float">
            <text:p>427.61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09997558594" calcext:value-type="float">
            <text:p>427.809997558594000</text:p>
          </table:table-cell>
          <table:table-cell office:value-type="float" office:value="19.2997558593731" calcext:value-type="float">
            <text:p>19</text:p>
          </table:table-cell>
          <table:table-cell table:style-name="ce1" table:formula="of:=ABS([.K431])" office:value-type="float" office:value="19.2997558593731" calcext:value-type="float">
            <text:p>1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2" office:value-type="string" calcext:value-type="string">
            <text:p>3293</text:p>
          </table:table-cell>
          <table:table-cell office:value-type="float" office:value="427.874" calcext:value-type="float">
            <text:p>427.87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040008544922" calcext:value-type="float">
            <text:p>428.040008544922000</text:p>
          </table:table-cell>
          <table:table-cell office:value-type="float" office:value="16.6008544921851" calcext:value-type="float">
            <text:p>17</text:p>
          </table:table-cell>
          <table:table-cell table:style-name="ce1" table:formula="of:=ABS([.K432])" office:value-type="float" office:value="16.6008544921851" calcext:value-type="float">
            <text:p>1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2" office:value-type="string" calcext:value-type="string">
            <text:p>3297</text:p>
          </table:table-cell>
          <table:table-cell office:value-type="float" office:value="427.577" calcext:value-type="float">
            <text:p>427.57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709991455078" calcext:value-type="float">
            <text:p>427.709991455078000</text:p>
          </table:table-cell>
          <table:table-cell office:value-type="float" office:value="13.2991455078127" calcext:value-type="float">
            <text:p>13</text:p>
          </table:table-cell>
          <table:table-cell table:style-name="ce1" table:formula="of:=ABS([.K433])" office:value-type="float" office:value="13.2991455078127" calcext:value-type="float">
            <text:p>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2" office:value-type="string" calcext:value-type="string">
            <text:p>3065</text:p>
          </table:table-cell>
          <table:table-cell office:value-type="float" office:value="427.63" calcext:value-type="float">
            <text:p>427.6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30004882812" calcext:value-type="float">
            <text:p>427.630004882812000</text:p>
          </table:table-cell>
          <table:table-cell office:value-type="float" office:value="0.000488281250455" calcext:value-type="float">
            <text:p>0</text:p>
          </table:table-cell>
          <table:table-cell table:style-name="ce1" table:formula="of:=ABS([.K434])" office:value-type="float" office:value="0.000488281250455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2" office:value-type="string" calcext:value-type="string">
            <text:p>3064</text:p>
          </table:table-cell>
          <table:table-cell office:value-type="float" office:value="427.64" calcext:value-type="float">
            <text:p>427.6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79992675781" calcext:value-type="float">
            <text:p>427.679992675781000</text:p>
          </table:table-cell>
          <table:table-cell office:value-type="float" office:value="3.99926757812636" calcext:value-type="float">
            <text:p>4</text:p>
          </table:table-cell>
          <table:table-cell table:style-name="ce1" table:formula="of:=ABS([.K435])" office:value-type="float" office:value="3.99926757812636" calcext:value-type="float">
            <text:p>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2" office:value-type="string" calcext:value-type="string">
            <text:p>3063</text:p>
          </table:table-cell>
          <table:table-cell office:value-type="float" office:value="429.13" calcext:value-type="float">
            <text:p>429.1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970001220703" calcext:value-type="float">
            <text:p>428.970001220703000</text:p>
          </table:table-cell>
          <table:table-cell office:value-type="float" office:value="-15.999877929687" calcext:value-type="float">
            <text:p>-16</text:p>
          </table:table-cell>
          <table:table-cell table:style-name="ce1" table:formula="of:=ABS([.K436])" office:value-type="float" office:value="15.999877929687" calcext:value-type="float">
            <text:p>1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table:style-name="ce2" office:value-type="string" calcext:value-type="string">
            <text:p>3294</text:p>
          </table:table-cell>
          <table:table-cell office:value-type="float" office:value="427.44" calcext:value-type="float">
            <text:p>427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579986572266" calcext:value-type="float">
            <text:p>427.579986572266000</text:p>
          </table:table-cell>
          <table:table-cell office:value-type="float" office:value="13.9986572265627" calcext:value-type="float">
            <text:p>14</text:p>
          </table:table-cell>
          <table:table-cell table:style-name="ce1" table:formula="of:=ABS([.K437])" office:value-type="float" office:value="13.9986572265627" calcext:value-type="float">
            <text:p>1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2" office:value-type="string" calcext:value-type="string">
            <text:p>3296</text:p>
          </table:table-cell>
          <table:table-cell office:value-type="float" office:value="427.44" calcext:value-type="float">
            <text:p>427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5" calcext:value-type="float">
            <text:p>427.500000000000000</text:p>
          </table:table-cell>
          <table:table-cell office:value-type="float" office:value="6.00000000000023" calcext:value-type="float">
            <text:p>6</text:p>
          </table:table-cell>
          <table:table-cell table:style-name="ce1" table:formula="of:=ABS([.K438])" office:value-type="float" office:value="6.00000000000023" calcext:value-type="float">
            <text:p>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3062</text:p>
          </table:table-cell>
          <table:table-cell office:value-type="float" office:value="427.79" calcext:value-type="float">
            <text:p>427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09985351562" calcext:value-type="float">
            <text:p>427.609985351562000</text:p>
          </table:table-cell>
          <table:table-cell office:value-type="float" office:value="-18.001464843752" calcext:value-type="float">
            <text:p>-18</text:p>
          </table:table-cell>
          <table:table-cell table:style-name="ce1" table:formula="of:=ABS([.K439])" office:value-type="float" office:value="18.001464843752" calcext:value-type="float">
            <text:p>1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2" office:value-type="string" calcext:value-type="string">
            <text:p>3299</text:p>
          </table:table-cell>
          <table:table-cell office:value-type="float" office:value="427.94" calcext:value-type="float">
            <text:p>427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10003662109" calcext:value-type="float">
            <text:p>427.910003662109000</text:p>
          </table:table-cell>
          <table:table-cell office:value-type="float" office:value="-2.99963378906227" calcext:value-type="float">
            <text:p>-3</text:p>
          </table:table-cell>
          <table:table-cell table:style-name="ce1" table:formula="of:=ABS([.K440])" office:value-type="float" office:value="2.99963378906227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2" office:value-type="string" calcext:value-type="string">
            <text:p>3061</text:p>
          </table:table-cell>
          <table:table-cell office:value-type="float" office:value="427.86" calcext:value-type="float">
            <text:p>427.8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79992675781" calcext:value-type="float">
            <text:p>427.679992675781000</text:p>
          </table:table-cell>
          <table:table-cell office:value-type="float" office:value="-18.0007324218764" calcext:value-type="float">
            <text:p>-18</text:p>
          </table:table-cell>
          <table:table-cell table:style-name="ce1" table:formula="of:=ABS([.K441])" office:value-type="float" office:value="18.0007324218764" calcext:value-type="float">
            <text:p>1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table:style-name="ce2" office:value-type="string" calcext:value-type="string">
            <text:p>3951</text:p>
          </table:table-cell>
          <table:table-cell office:value-type="float" office:value="428.858" calcext:value-type="float">
            <text:p>428.85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899993896484" calcext:value-type="float">
            <text:p>428.899993896484000</text:p>
          </table:table-cell>
          <table:table-cell office:value-type="float" office:value="4.19938964843709" calcext:value-type="float">
            <text:p>4</text:p>
          </table:table-cell>
          <table:table-cell table:style-name="ce1" table:formula="of:=ABS([.K442])" office:value-type="float" office:value="4.19938964843709" calcext:value-type="float">
            <text:p>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2" office:value-type="string" calcext:value-type="string">
            <text:p>3818</text:p>
          </table:table-cell>
          <table:table-cell office:value-type="float" office:value="427.76" calcext:value-type="float">
            <text:p>427.7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09997558594" calcext:value-type="float">
            <text:p>427.809997558594000</text:p>
          </table:table-cell>
          <table:table-cell office:value-type="float" office:value="4.99975585937591" calcext:value-type="float">
            <text:p>5</text:p>
          </table:table-cell>
          <table:table-cell table:style-name="ce1" table:formula="of:=ABS([.K443])" office:value-type="float" office:value="4.99975585937591" calcext:value-type="float">
            <text:p>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2" office:value-type="string" calcext:value-type="string">
            <text:p>3111</text:p>
          </table:table-cell>
          <table:table-cell office:value-type="float" office:value="427.91" calcext:value-type="float">
            <text:p>427.9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90002441406" calcext:value-type="float">
            <text:p>427.690002441406000</text:p>
          </table:table-cell>
          <table:table-cell office:value-type="float" office:value="-21.9997558593775" calcext:value-type="float">
            <text:p>-22</text:p>
          </table:table-cell>
          <table:table-cell table:style-name="ce1" table:formula="of:=ABS([.K444])" office:value-type="float" office:value="21.9997558593775" calcext:value-type="float">
            <text:p>2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2" office:value-type="string" calcext:value-type="string">
            <text:p>3206</text:p>
          </table:table-cell>
          <table:table-cell office:value-type="float" office:value="427.974" calcext:value-type="float">
            <text:p>427.97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149993896484" calcext:value-type="float">
            <text:p>428.149993896484000</text:p>
          </table:table-cell>
          <table:table-cell office:value-type="float" office:value="17.5993896484385" calcext:value-type="float">
            <text:p>18</text:p>
          </table:table-cell>
          <table:table-cell table:style-name="ce1" table:formula="of:=ABS([.K445])" office:value-type="float" office:value="17.5993896484385" calcext:value-type="float">
            <text:p>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3249</text:p>
          </table:table-cell>
          <table:table-cell office:value-type="float" office:value="427.206" calcext:value-type="float">
            <text:p>427.20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510009765625" calcext:value-type="float">
            <text:p>427.510009765625000</text:p>
          </table:table-cell>
          <table:table-cell office:value-type="float" office:value="30.4009765624983" calcext:value-type="float">
            <text:p>30</text:p>
          </table:table-cell>
          <table:table-cell table:style-name="ce1" table:formula="of:=ABS([.K446])" office:value-type="float" office:value="30.4009765624983" calcext:value-type="float">
            <text:p>3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2" office:value-type="string" calcext:value-type="string">
            <text:p>3250</text:p>
          </table:table-cell>
          <table:table-cell office:value-type="float" office:value="427.354" calcext:value-type="float">
            <text:p>427.35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359985351562" calcext:value-type="float">
            <text:p>427.359985351562000</text:p>
          </table:table-cell>
          <table:table-cell office:value-type="float" office:value="0.598535156251501" calcext:value-type="float">
            <text:p>1</text:p>
          </table:table-cell>
          <table:table-cell table:style-name="ce1" table:formula="of:=ABS([.K447])" office:value-type="float" office:value="0.59853515625150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2" office:value-type="string" calcext:value-type="string">
            <text:p>3238</text:p>
          </table:table-cell>
          <table:table-cell office:value-type="float" office:value="427.18" calcext:value-type="float">
            <text:p>427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339996337891" calcext:value-type="float">
            <text:p>427.339996337891000</text:p>
          </table:table-cell>
          <table:table-cell office:value-type="float" office:value="15.9996337890618" calcext:value-type="float">
            <text:p>16</text:p>
          </table:table-cell>
          <table:table-cell table:style-name="ce1" table:formula="of:=ABS([.K448])" office:value-type="float" office:value="15.9996337890618" calcext:value-type="float">
            <text:p>1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2" office:value-type="string" calcext:value-type="string">
            <text:p>3226</text:p>
          </table:table-cell>
          <table:table-cell office:value-type="float" office:value="427.69" calcext:value-type="float">
            <text:p>427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70013427734" calcext:value-type="float">
            <text:p>427.670013427734000</text:p>
          </table:table-cell>
          <table:table-cell office:value-type="float" office:value="-1.99865722656227" calcext:value-type="float">
            <text:p>-2</text:p>
          </table:table-cell>
          <table:table-cell table:style-name="ce1" table:formula="of:=ABS([.K449])" office:value-type="float" office:value="1.99865722656227" calcext:value-type="float">
            <text:p>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2" office:value-type="string" calcext:value-type="string">
            <text:p>3225</text:p>
          </table:table-cell>
          <table:table-cell office:value-type="float" office:value="427.337" calcext:value-type="float">
            <text:p>427.3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309997558594" calcext:value-type="float">
            <text:p>427.309997558594000</text:p>
          </table:table-cell>
          <table:table-cell office:value-type="float" office:value="-2.70024414062391" calcext:value-type="float">
            <text:p>-3</text:p>
          </table:table-cell>
          <table:table-cell table:style-name="ce1" table:formula="of:=ABS([.K450])" office:value-type="float" office:value="2.70024414062391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2" office:value-type="string" calcext:value-type="string">
            <text:p>3224</text:p>
          </table:table-cell>
          <table:table-cell office:value-type="float" office:value="427.483" calcext:value-type="float">
            <text:p>427.48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5" calcext:value-type="float">
            <text:p>427.500000000000000</text:p>
          </table:table-cell>
          <table:table-cell office:value-type="float" office:value="1.69999999999959" calcext:value-type="float">
            <text:p>2</text:p>
          </table:table-cell>
          <table:table-cell table:style-name="ce1" table:formula="of:=ABS([.K451])" office:value-type="float" office:value="1.69999999999959" calcext:value-type="float">
            <text:p>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2" office:value-type="string" calcext:value-type="string">
            <text:p>3262</text:p>
          </table:table-cell>
          <table:table-cell office:value-type="float" office:value="428.079" calcext:value-type="float">
            <text:p>428.07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119995117188" calcext:value-type="float">
            <text:p>428.119995117188000</text:p>
          </table:table-cell>
          <table:table-cell office:value-type="float" office:value="4.09951171874923" calcext:value-type="float">
            <text:p>4</text:p>
          </table:table-cell>
          <table:table-cell table:style-name="ce1" table:formula="of:=ABS([.K452])" office:value-type="float" office:value="4.09951171874923" calcext:value-type="float">
            <text:p>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3263</text:p>
          </table:table-cell>
          <table:table-cell office:value-type="float" office:value="428.177" calcext:value-type="float">
            <text:p>428.17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90008544922" calcext:value-type="float">
            <text:p>428.290008544922000</text:p>
          </table:table-cell>
          <table:table-cell office:value-type="float" office:value="11.3008544921854" calcext:value-type="float">
            <text:p>11</text:p>
          </table:table-cell>
          <table:table-cell table:style-name="ce1" table:formula="of:=ABS([.K453])" office:value-type="float" office:value="11.3008544921854" calcext:value-type="float">
            <text:p>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2" office:value-type="string" calcext:value-type="string">
            <text:p>3264</text:p>
          </table:table-cell>
          <table:table-cell office:value-type="float" office:value="428.1" calcext:value-type="float">
            <text:p>428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179992675781" calcext:value-type="float">
            <text:p>428.179992675781000</text:p>
          </table:table-cell>
          <table:table-cell office:value-type="float" office:value="7.99926757812273" calcext:value-type="float">
            <text:p>8</text:p>
          </table:table-cell>
          <table:table-cell table:style-name="ce1" table:formula="of:=ABS([.K454])" office:value-type="float" office:value="7.99926757812273" calcext:value-type="float">
            <text:p>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2" office:value-type="string" calcext:value-type="string">
            <text:p>3292</text:p>
          </table:table-cell>
          <table:table-cell office:value-type="float" office:value="428.02" calcext:value-type="float">
            <text:p>428.0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179992675781" calcext:value-type="float">
            <text:p>428.179992675781000</text:p>
          </table:table-cell>
          <table:table-cell office:value-type="float" office:value="15.9992675781268" calcext:value-type="float">
            <text:p>16</text:p>
          </table:table-cell>
          <table:table-cell table:style-name="ce1" table:formula="of:=ABS([.K455])" office:value-type="float" office:value="15.9992675781268" calcext:value-type="float">
            <text:p>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2" office:value-type="string" calcext:value-type="string">
            <text:p>3291</text:p>
          </table:table-cell>
          <table:table-cell office:value-type="float" office:value="428.365" calcext:value-type="float">
            <text:p>428.36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570007324219" calcext:value-type="float">
            <text:p>428.570007324219000</text:p>
          </table:table-cell>
          <table:table-cell office:value-type="float" office:value="20.5007324218741" calcext:value-type="float">
            <text:p>21</text:p>
          </table:table-cell>
          <table:table-cell table:style-name="ce1" table:formula="of:=ABS([.K456])" office:value-type="float" office:value="20.5007324218741" calcext:value-type="float">
            <text:p>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3290</text:p>
          </table:table-cell>
          <table:table-cell office:value-type="float" office:value="428.409" calcext:value-type="float">
            <text:p>428.40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709991455078" calcext:value-type="float">
            <text:p>428.709991455078000</text:p>
          </table:table-cell>
          <table:table-cell office:value-type="float" office:value="30.0991455078133" calcext:value-type="float">
            <text:p>30</text:p>
          </table:table-cell>
          <table:table-cell table:style-name="ce1" table:formula="of:=ABS([.K457])" office:value-type="float" office:value="30.0991455078133" calcext:value-type="float">
            <text:p>3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2" office:value-type="string" calcext:value-type="string">
            <text:p>3295</text:p>
          </table:table-cell>
          <table:table-cell office:value-type="float" office:value="427.742" calcext:value-type="float">
            <text:p>427.74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59991455078" calcext:value-type="float">
            <text:p>427.959991455078000</text:p>
          </table:table-cell>
          <table:table-cell office:value-type="float" office:value="21.7991455078106" calcext:value-type="float">
            <text:p>22</text:p>
          </table:table-cell>
          <table:table-cell table:style-name="ce1" table:formula="of:=ABS([.K458])" office:value-type="float" office:value="21.7991455078106" calcext:value-type="float">
            <text:p>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2" office:value-type="string" calcext:value-type="string">
            <text:p>3300</text:p>
          </table:table-cell>
          <table:table-cell office:value-type="float" office:value="428.212" calcext:value-type="float">
            <text:p>428.21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339996337891" calcext:value-type="float">
            <text:p>428.339996337891000</text:p>
          </table:table-cell>
          <table:table-cell office:value-type="float" office:value="12.7996337890636" calcext:value-type="float">
            <text:p>13</text:p>
          </table:table-cell>
          <table:table-cell table:style-name="ce1" table:formula="of:=ABS([.K459])" office:value-type="float" office:value="12.7996337890636" calcext:value-type="float">
            <text:p>1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table:style-name="ce2" office:value-type="string" calcext:value-type="string">
            <text:p>3207</text:p>
          </table:table-cell>
          <table:table-cell office:value-type="float" office:value="427.681" calcext:value-type="float">
            <text:p>427.68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90014648438" calcext:value-type="float">
            <text:p>427.890014648438000</text:p>
          </table:table-cell>
          <table:table-cell office:value-type="float" office:value="20.9014648437517" calcext:value-type="float">
            <text:p>21</text:p>
          </table:table-cell>
          <table:table-cell table:style-name="ce1" table:formula="of:=ABS([.K460])" office:value-type="float" office:value="20.9014648437517" calcext:value-type="float">
            <text:p>2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table:style-name="ce2" office:value-type="string" calcext:value-type="string">
            <text:p>3208</text:p>
          </table:table-cell>
          <table:table-cell office:value-type="float" office:value="427.807" calcext:value-type="float">
            <text:p>427.80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89990234375" calcext:value-type="float">
            <text:p>427.989990234375000</text:p>
          </table:table-cell>
          <table:table-cell office:value-type="float" office:value="18.2990234374984" calcext:value-type="float">
            <text:p>18</text:p>
          </table:table-cell>
          <table:table-cell table:style-name="ce1" table:formula="of:=ABS([.K461])" office:value-type="float" office:value="18.2990234374984" calcext:value-type="float">
            <text:p>1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table:style-name="ce2" office:value-type="string" calcext:value-type="string">
            <text:p>3251</text:p>
          </table:table-cell>
          <table:table-cell office:value-type="float" office:value="427.294" calcext:value-type="float">
            <text:p>427.29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390014648438" calcext:value-type="float">
            <text:p>427.390014648438000</text:p>
          </table:table-cell>
          <table:table-cell office:value-type="float" office:value="9.60146484375173" calcext:value-type="float">
            <text:p>10</text:p>
          </table:table-cell>
          <table:table-cell table:style-name="ce1" table:formula="of:=ABS([.K462])" office:value-type="float" office:value="9.60146484375173" calcext:value-type="float">
            <text:p>1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table:style-name="ce2" office:value-type="string" calcext:value-type="string">
            <text:p>3252</text:p>
          </table:table-cell>
          <table:table-cell office:value-type="float" office:value="427.402" calcext:value-type="float">
            <text:p>427.40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49993896484" calcext:value-type="float">
            <text:p>427.649993896484000</text:p>
          </table:table-cell>
          <table:table-cell office:value-type="float" office:value="24.7993896484388" calcext:value-type="float">
            <text:p>25</text:p>
          </table:table-cell>
          <table:table-cell table:style-name="ce1" table:formula="of:=ABS([.K463])" office:value-type="float" office:value="24.7993896484388" calcext:value-type="float">
            <text:p>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table:style-name="ce2" office:value-type="string" calcext:value-type="string">
            <text:p>3239</text:p>
          </table:table-cell>
          <table:table-cell office:value-type="float" office:value="427.89" calcext:value-type="float">
            <text:p>427.8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99993896484" calcext:value-type="float">
            <text:p>427.899993896484000</text:p>
          </table:table-cell>
          <table:table-cell office:value-type="float" office:value="0.999389648438864" calcext:value-type="float">
            <text:p>1</text:p>
          </table:table-cell>
          <table:table-cell table:style-name="ce1" table:formula="of:=ABS([.K464])" office:value-type="float" office:value="0.999389648438864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3243</text:p>
          </table:table-cell>
          <table:table-cell office:value-type="float" office:value="428.21" calcext:value-type="float">
            <text:p>428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60009765625" calcext:value-type="float">
            <text:p>428.260009765625000</text:p>
          </table:table-cell>
          <table:table-cell office:value-type="float" office:value="5.00097656250205" calcext:value-type="float">
            <text:p>5</text:p>
          </table:table-cell>
          <table:table-cell table:style-name="ce1" table:formula="of:=ABS([.K465])" office:value-type="float" office:value="5.00097656250205" calcext:value-type="float">
            <text:p>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2" office:value-type="string" calcext:value-type="string">
            <text:p>3228</text:p>
          </table:table-cell>
          <table:table-cell office:value-type="float" office:value="427.776" calcext:value-type="float">
            <text:p>427.77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99993896484" calcext:value-type="float">
            <text:p>427.899993896484000</text:p>
          </table:table-cell>
          <table:table-cell office:value-type="float" office:value="12.3993896484365" calcext:value-type="float">
            <text:p>12</text:p>
          </table:table-cell>
          <table:table-cell table:style-name="ce1" table:formula="of:=ABS([.K466])" office:value-type="float" office:value="12.3993896484365" calcext:value-type="float">
            <text:p>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2" office:value-type="string" calcext:value-type="string">
            <text:p>3227</text:p>
          </table:table-cell>
          <table:table-cell office:value-type="float" office:value="428.01" calcext:value-type="float">
            <text:p>428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90014648438" calcext:value-type="float">
            <text:p>427.890014648438000</text:p>
          </table:table-cell>
          <table:table-cell office:value-type="float" office:value="-11.9985351562491" calcext:value-type="float">
            <text:p>-12</text:p>
          </table:table-cell>
          <table:table-cell table:style-name="ce1" table:formula="of:=ABS([.K467])" office:value-type="float" office:value="11.9985351562491" calcext:value-type="float">
            <text:p>1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table:style-name="ce2" office:value-type="string" calcext:value-type="string">
            <text:p>3260</text:p>
          </table:table-cell>
          <table:table-cell office:value-type="float" office:value="428.141" calcext:value-type="float">
            <text:p>428.14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79998779297" calcext:value-type="float">
            <text:p>428.279998779297000</text:p>
          </table:table-cell>
          <table:table-cell office:value-type="float" office:value="13.8998779296855" calcext:value-type="float">
            <text:p>14</text:p>
          </table:table-cell>
          <table:table-cell table:style-name="ce1" table:formula="of:=ABS([.K468])" office:value-type="float" office:value="13.8998779296855" calcext:value-type="float">
            <text:p>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table:style-name="ce2" office:value-type="string" calcext:value-type="string">
            <text:p>3261</text:p>
          </table:table-cell>
          <table:table-cell office:value-type="float" office:value="428.268" calcext:value-type="float">
            <text:p>428.26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59991455078" calcext:value-type="float">
            <text:p>428.459991455078000</text:p>
          </table:table-cell>
          <table:table-cell office:value-type="float" office:value="19.1991455078153" calcext:value-type="float">
            <text:p>19</text:p>
          </table:table-cell>
          <table:table-cell table:style-name="ce1" table:formula="of:=ABS([.K469])" office:value-type="float" office:value="19.1991455078153" calcext:value-type="float">
            <text:p>1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table:style-name="ce2" office:value-type="string" calcext:value-type="string">
            <text:p>3209</text:p>
          </table:table-cell>
          <table:table-cell office:value-type="float" office:value="428.148" calcext:value-type="float">
            <text:p>428.14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329986572266" calcext:value-type="float">
            <text:p>428.329986572266000</text:p>
          </table:table-cell>
          <table:table-cell office:value-type="float" office:value="18.19865722656" calcext:value-type="float">
            <text:p>18</text:p>
          </table:table-cell>
          <table:table-cell table:style-name="ce1" table:formula="of:=ABS([.K470])" office:value-type="float" office:value="18.19865722656" calcext:value-type="float">
            <text:p>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ce2" office:value-type="string" calcext:value-type="string">
            <text:p>3211</text:p>
          </table:table-cell>
          <table:table-cell office:value-type="float" office:value="428.107" calcext:value-type="float">
            <text:p>428.10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39990234375" calcext:value-type="float">
            <text:p>428.239990234375000</text:p>
          </table:table-cell>
          <table:table-cell office:value-type="float" office:value="13.2990234374972" calcext:value-type="float">
            <text:p>13</text:p>
          </table:table-cell>
          <table:table-cell table:style-name="ce1" table:formula="of:=ABS([.K471])" office:value-type="float" office:value="13.2990234374972" calcext:value-type="float">
            <text:p>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table:style-name="ce2" office:value-type="string" calcext:value-type="string">
            <text:p>3210</text:p>
          </table:table-cell>
          <table:table-cell office:value-type="float" office:value="428.203" calcext:value-type="float">
            <text:p>428.2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390014648438" calcext:value-type="float">
            <text:p>428.390014648438000</text:p>
          </table:table-cell>
          <table:table-cell office:value-type="float" office:value="18.7014648437525" calcext:value-type="float">
            <text:p>19</text:p>
          </table:table-cell>
          <table:table-cell table:style-name="ce1" table:formula="of:=ABS([.K472])" office:value-type="float" office:value="18.7014648437525" calcext:value-type="float">
            <text:p>1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ce2" office:value-type="string" calcext:value-type="string">
            <text:p>3241</text:p>
          </table:table-cell>
          <table:table-cell office:value-type="float" office:value="427.367" calcext:value-type="float">
            <text:p>427.3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5" calcext:value-type="float">
            <text:p>427.500000000000000</text:p>
          </table:table-cell>
          <table:table-cell office:value-type="float" office:value="13.2999999999981" calcext:value-type="float">
            <text:p>13</text:p>
          </table:table-cell>
          <table:table-cell table:style-name="ce1" table:formula="of:=ABS([.K473])" office:value-type="float" office:value="13.2999999999981" calcext:value-type="float">
            <text:p>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3242</text:p>
          </table:table-cell>
          <table:table-cell office:value-type="float" office:value="427.478" calcext:value-type="float">
            <text:p>427.47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79992675781" calcext:value-type="float">
            <text:p>427.679992675781000</text:p>
          </table:table-cell>
          <table:table-cell office:value-type="float" office:value="20.1992675781241" calcext:value-type="float">
            <text:p>20</text:p>
          </table:table-cell>
          <table:table-cell table:style-name="ce1" table:formula="of:=ABS([.K474])" office:value-type="float" office:value="20.1992675781241" calcext:value-type="float">
            <text:p>2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table:style-name="ce2" office:value-type="string" calcext:value-type="string">
            <text:p>3221</text:p>
          </table:table-cell>
          <table:table-cell office:value-type="float" office:value="428.083" calcext:value-type="float">
            <text:p>428.08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79998779297" calcext:value-type="float">
            <text:p>428.279998779297000</text:p>
          </table:table-cell>
          <table:table-cell office:value-type="float" office:value="19.6998779296848" calcext:value-type="float">
            <text:p>20</text:p>
          </table:table-cell>
          <table:table-cell table:style-name="ce1" table:formula="of:=ABS([.K475])" office:value-type="float" office:value="19.6998779296848" calcext:value-type="float">
            <text:p>2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table:style-name="ce2" office:value-type="string" calcext:value-type="string">
            <text:p>3259</text:p>
          </table:table-cell>
          <table:table-cell office:value-type="float" office:value="428.169" calcext:value-type="float">
            <text:p>428.16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369995117188" calcext:value-type="float">
            <text:p>428.369995117188000</text:p>
          </table:table-cell>
          <table:table-cell office:value-type="float" office:value="20.0995117187517" calcext:value-type="float">
            <text:p>20</text:p>
          </table:table-cell>
          <table:table-cell table:style-name="ce1" table:formula="of:=ABS([.K476])" office:value-type="float" office:value="20.0995117187517" calcext:value-type="float">
            <text:p>2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table:style-name="ce2" office:value-type="string" calcext:value-type="string">
            <text:p>3214</text:p>
          </table:table-cell>
          <table:table-cell office:value-type="float" office:value="428.71" calcext:value-type="float">
            <text:p>428.7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730010986328" calcext:value-type="float">
            <text:p>428.730010986328000</text:p>
          </table:table-cell>
          <table:table-cell office:value-type="float" office:value="2.00109863281455" calcext:value-type="float">
            <text:p>2</text:p>
          </table:table-cell>
          <table:table-cell table:style-name="ce1" table:formula="of:=ABS([.K477])" office:value-type="float" office:value="2.00109863281455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table:style-name="ce2" office:value-type="string" calcext:value-type="string">
            <text:p>3215</text:p>
          </table:table-cell>
          <table:table-cell office:value-type="float" office:value="427.75" calcext:value-type="float">
            <text:p>427.7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829986572266" calcext:value-type="float">
            <text:p>427.829986572266000</text:p>
          </table:table-cell>
          <table:table-cell office:value-type="float" office:value="7.9986572265625" calcext:value-type="float">
            <text:p>8</text:p>
          </table:table-cell>
          <table:table-cell table:style-name="ce1" table:formula="of:=ABS([.K478])" office:value-type="float" office:value="7.9986572265625" calcext:value-type="float">
            <text:p>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3216</text:p>
          </table:table-cell>
          <table:table-cell office:value-type="float" office:value="427.61" calcext:value-type="float">
            <text:p>427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90002441406" calcext:value-type="float">
            <text:p>427.690002441406000</text:p>
          </table:table-cell>
          <table:table-cell office:value-type="float" office:value="8.00024414062364" calcext:value-type="float">
            <text:p>8</text:p>
          </table:table-cell>
          <table:table-cell table:style-name="ce1" table:formula="of:=ABS([.K479])" office:value-type="float" office:value="8.00024414062364" calcext:value-type="float">
            <text:p>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table:style-name="ce2" office:value-type="string" calcext:value-type="string">
            <text:p>3253</text:p>
          </table:table-cell>
          <table:table-cell office:value-type="float" office:value="427.85" calcext:value-type="float">
            <text:p>427.8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29992675781" calcext:value-type="float">
            <text:p>427.929992675781000</text:p>
          </table:table-cell>
          <table:table-cell office:value-type="float" office:value="7.99926757812273" calcext:value-type="float">
            <text:p>8</text:p>
          </table:table-cell>
          <table:table-cell table:style-name="ce1" table:formula="of:=ABS([.K480])" office:value-type="float" office:value="7.99926757812273" calcext:value-type="float">
            <text:p>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table:style-name="ce2" office:value-type="string" calcext:value-type="string">
            <text:p>3254</text:p>
          </table:table-cell>
          <table:table-cell office:value-type="float" office:value="427.8" calcext:value-type="float">
            <text:p>427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59991455078" calcext:value-type="float">
            <text:p>427.959991455078000</text:p>
          </table:table-cell>
          <table:table-cell office:value-type="float" office:value="15.9991455078114" calcext:value-type="float">
            <text:p>16</text:p>
          </table:table-cell>
          <table:table-cell table:style-name="ce1" table:formula="of:=ABS([.K481])" office:value-type="float" office:value="15.9991455078114" calcext:value-type="float">
            <text:p>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3240</text:p>
          </table:table-cell>
          <table:table-cell office:value-type="float" office:value="427.626" calcext:value-type="float">
            <text:p>427.62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690002441406" calcext:value-type="float">
            <text:p>427.690002441406000</text:p>
          </table:table-cell>
          <table:table-cell office:value-type="float" office:value="6.40024414062736" calcext:value-type="float">
            <text:p>6</text:p>
          </table:table-cell>
          <table:table-cell table:style-name="ce1" table:formula="of:=ABS([.K482])" office:value-type="float" office:value="6.4002441406273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3217</text:p>
          </table:table-cell>
          <table:table-cell office:value-type="float" office:value="427.76" calcext:value-type="float">
            <text:p>427.7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20013427734" calcext:value-type="float">
            <text:p>427.920013427734000</text:p>
          </table:table-cell>
          <table:table-cell office:value-type="float" office:value="16.0013427734384" calcext:value-type="float">
            <text:p>16</text:p>
          </table:table-cell>
          <table:table-cell table:style-name="ce1" table:formula="of:=ABS([.K483])" office:value-type="float" office:value="16.0013427734384" calcext:value-type="float">
            <text:p>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table:style-name="ce2" office:value-type="string" calcext:value-type="string">
            <text:p>3218</text:p>
          </table:table-cell>
          <table:table-cell office:value-type="float" office:value="427.85" calcext:value-type="float">
            <text:p>427.8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959991455078" calcext:value-type="float">
            <text:p>427.959991455078000</text:p>
          </table:table-cell>
          <table:table-cell office:value-type="float" office:value="10.9991455078102" calcext:value-type="float">
            <text:p>11</text:p>
          </table:table-cell>
          <table:table-cell table:style-name="ce1" table:formula="of:=ABS([.K484])" office:value-type="float" office:value="10.9991455078102" calcext:value-type="float">
            <text:p>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3219</text:p>
          </table:table-cell>
          <table:table-cell office:value-type="float" office:value="427.969" calcext:value-type="float">
            <text:p>427.96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079986572266" calcext:value-type="float">
            <text:p>428.079986572266000</text:p>
          </table:table-cell>
          <table:table-cell office:value-type="float" office:value="11.0986572265631" calcext:value-type="float">
            <text:p>11</text:p>
          </table:table-cell>
          <table:table-cell table:style-name="ce1" table:formula="of:=ABS([.K485])" office:value-type="float" office:value="11.0986572265631" calcext:value-type="float">
            <text:p>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3220</text:p>
          </table:table-cell>
          <table:table-cell office:value-type="float" office:value="427.933" calcext:value-type="float">
            <text:p>427.93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149993896484" calcext:value-type="float">
            <text:p>428.149993896484000</text:p>
          </table:table-cell>
          <table:table-cell office:value-type="float" office:value="21.6993896484382" calcext:value-type="float">
            <text:p>22</text:p>
          </table:table-cell>
          <table:table-cell table:style-name="ce1" table:formula="of:=ABS([.K486])" office:value-type="float" office:value="21.6993896484382" calcext:value-type="float">
            <text:p>22</text:p>
          </table:table-cell>
          <table:table-cell/>
        </table:table-row>
        <table:table-row table:style-name="ro1">
          <table:table-cell office:value-type="float" office:value="58334" calcext:value-type="float">
            <text:p>58334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750</text:p>
          </table:table-cell>
          <table:table-cell office:value-type="float" office:value="428.257" calcext:value-type="float">
            <text:p>428.25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10003662109" calcext:value-type="float">
            <text:p>428.410003662109000</text:p>
          </table:table-cell>
          <table:table-cell office:value-type="float" office:value="15.300366210937" calcext:value-type="float">
            <text:p>15</text:p>
          </table:table-cell>
          <table:table-cell table:style-name="ce1" table:formula="of:=ABS([.K487])" office:value-type="float" office:value="15.300366210937" calcext:value-type="float">
            <text:p>15</text:p>
          </table:table-cell>
          <table:table-cell/>
        </table:table-row>
        <table:table-row table:style-name="ro1">
          <table:table-cell office:value-type="float" office:value="42121" calcext:value-type="float">
            <text:p>42121</text:p>
          </table:table-cell>
          <table:table-cell table:style-name="ce2" office:value-type="string" calcext:value-type="string">
            <text:p>24590246</text:p>
          </table:table-cell>
          <table:table-cell table:style-name="ce2" office:value-type="string" calcext:value-type="string">
            <text:p>748</text:p>
          </table:table-cell>
          <table:table-cell office:value-type="float" office:value="450.59" calcext:value-type="float">
            <text:p>450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730010986328" calcext:value-type="float">
            <text:p>450.730010986328000</text:p>
          </table:table-cell>
          <table:table-cell office:value-type="float" office:value="14.001098632815" calcext:value-type="float">
            <text:p>14</text:p>
          </table:table-cell>
          <table:table-cell table:style-name="ce1" table:formula="of:=ABS([.K488])" office:value-type="float" office:value="14.001098632815" calcext:value-type="float">
            <text:p>14</text:p>
          </table:table-cell>
          <table:table-cell/>
        </table:table-row>
        <table:table-row table:style-name="ro1">
          <table:table-cell office:value-type="float" office:value="58294" calcext:value-type="float">
            <text:p>58294</text:p>
          </table:table-cell>
          <table:table-cell table:style-name="ce2" office:value-type="string" calcext:value-type="string">
            <text:p>246</text:p>
          </table:table-cell>
          <table:table-cell table:style-name="ce2" office:value-type="string" calcext:value-type="string">
            <text:p>748</text:p>
          </table:table-cell>
          <table:table-cell office:value-type="float" office:value="450.59" calcext:value-type="float">
            <text:p>450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730010986328" calcext:value-type="float">
            <text:p>450.730010986328000</text:p>
          </table:table-cell>
          <table:table-cell office:value-type="float" office:value="14.001098632815" calcext:value-type="float">
            <text:p>14</text:p>
          </table:table-cell>
          <table:table-cell table:style-name="ce1" table:formula="of:=ABS([.K489])" office:value-type="float" office:value="14.001098632815" calcext:value-type="float">
            <text:p>14</text:p>
          </table:table-cell>
          <table:table-cell/>
        </table:table-row>
        <table:table-row table:style-name="ro1">
          <table:table-cell office:value-type="float" office:value="58330" calcext:value-type="float">
            <text:p>58330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string" calcext:value-type="string">
            <text:p>747</text:p>
          </table:table-cell>
          <table:table-cell office:value-type="float" office:value="458.65" calcext:value-type="float">
            <text:p>458.6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649993896484" calcext:value-type="float">
            <text:p>456.649993896484000</text:p>
          </table:table-cell>
          <table:table-cell office:value-type="float" office:value="-200.00061035156" calcext:value-type="float">
            <text:p>-200</text:p>
          </table:table-cell>
          <table:table-cell table:style-name="ce1" table:formula="of:=ABS([.K490])" office:value-type="float" office:value="200.00061035156" calcext:value-type="float">
            <text:p>200</text:p>
          </table:table-cell>
          <table:table-cell/>
        </table:table-row>
        <table:table-row table:style-name="ro1">
          <table:table-cell office:value-type="float" office:value="58289" calcext:value-type="float">
            <text:p>58289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746</text:p>
          </table:table-cell>
          <table:table-cell office:value-type="float" office:value="459.8" calcext:value-type="float">
            <text:p>459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970001220703" calcext:value-type="float">
            <text:p>459.970001220703000</text:p>
          </table:table-cell>
          <table:table-cell office:value-type="float" office:value="17.0001220703114" calcext:value-type="float">
            <text:p>17</text:p>
          </table:table-cell>
          <table:table-cell table:style-name="ce1" table:formula="of:=ABS([.K491])" office:value-type="float" office:value="17.0001220703114" calcext:value-type="float">
            <text:p>17</text:p>
          </table:table-cell>
          <table:table-cell/>
        </table:table-row>
        <table:table-row table:style-name="ro1">
          <table:table-cell office:value-type="float" office:value="58332" calcext:value-type="float">
            <text:p>58332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string" calcext:value-type="string">
            <text:p>745</text:p>
          </table:table-cell>
          <table:table-cell office:value-type="float" office:value="464.04" calcext:value-type="float">
            <text:p>464.0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059997558594" calcext:value-type="float">
            <text:p>464.059997558594000</text:p>
          </table:table-cell>
          <table:table-cell office:value-type="float" office:value="1.99975585937295" calcext:value-type="float">
            <text:p>2</text:p>
          </table:table-cell>
          <table:table-cell table:style-name="ce1" table:formula="of:=ABS([.K492])" office:value-type="float" office:value="1.99975585937295" calcext:value-type="float">
            <text:p>2</text:p>
          </table:table-cell>
          <table:table-cell/>
        </table:table-row>
        <table:table-row table:style-name="ro1">
          <table:table-cell office:value-type="float" office:value="58331" calcext:value-type="float">
            <text:p>58331</text:p>
          </table:table-cell>
          <table:table-cell table:style-name="ce2" office:value-type="string" calcext:value-type="string">
            <text:p>464</text:p>
          </table:table-cell>
          <table:table-cell table:style-name="ce2" office:value-type="string" calcext:value-type="string">
            <text:p>744</text:p>
          </table:table-cell>
          <table:table-cell office:value-type="float" office:value="463.18" calcext:value-type="float">
            <text:p>463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3.220001220703" calcext:value-type="float">
            <text:p>463.220001220703000</text:p>
          </table:table-cell>
          <table:table-cell office:value-type="float" office:value="4.00012207031182" calcext:value-type="float">
            <text:p>4</text:p>
          </table:table-cell>
          <table:table-cell table:style-name="ce1" table:formula="of:=ABS([.K493])" office:value-type="float" office:value="4.00012207031182" calcext:value-type="float">
            <text:p>4</text:p>
          </table:table-cell>
          <table:table-cell/>
        </table:table-row>
        <table:table-row table:style-name="ro1">
          <table:table-cell office:value-type="float" office:value="58290" calcext:value-type="float">
            <text:p>58290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712</text:p>
          </table:table-cell>
          <table:table-cell office:value-type="float" office:value="460.02" calcext:value-type="float">
            <text:p>460.0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149993896484" calcext:value-type="float">
            <text:p>460.149993896484000</text:p>
          </table:table-cell>
          <table:table-cell office:value-type="float" office:value="12.9993896484393" calcext:value-type="float">
            <text:p>13</text:p>
          </table:table-cell>
          <table:table-cell table:style-name="ce1" table:formula="of:=ABS([.K494])" office:value-type="float" office:value="12.9993896484393" calcext:value-type="float">
            <text:p>13</text:p>
          </table:table-cell>
          <table:table-cell/>
        </table:table-row>
        <table:table-row table:style-name="ro1">
          <table:table-cell office:value-type="float" office:value="58292" calcext:value-type="float">
            <text:p>58292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711</text:p>
          </table:table-cell>
          <table:table-cell office:value-type="float" office:value="453.43" calcext:value-type="float">
            <text:p>453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440002441406" calcext:value-type="float">
            <text:p>453.440002441406000</text:p>
          </table:table-cell>
          <table:table-cell office:value-type="float" office:value="1.00024414062432" calcext:value-type="float">
            <text:p>1</text:p>
          </table:table-cell>
          <table:table-cell table:style-name="ce1" table:formula="of:=ABS([.K495])" office:value-type="float" office:value="1.00024414062432" calcext:value-type="float">
            <text:p>1</text:p>
          </table:table-cell>
          <table:table-cell/>
        </table:table-row>
        <table:table-row table:style-name="ro1">
          <table:table-cell office:value-type="float" office:value="58293" calcext:value-type="float">
            <text:p>58293</text:p>
          </table:table-cell>
          <table:table-cell table:style-name="ce2" office:value-type="string" calcext:value-type="string">
            <text:p>247</text:p>
          </table:table-cell>
          <table:table-cell table:style-name="ce2" office:value-type="string" calcext:value-type="string">
            <text:p>710</text:p>
          </table:table-cell>
          <table:table-cell office:value-type="float" office:value="454.16" calcext:value-type="float">
            <text:p>454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209991455078" calcext:value-type="float">
            <text:p>454.209991455078000</text:p>
          </table:table-cell>
          <table:table-cell office:value-type="float" office:value="4.99914550781" calcext:value-type="float">
            <text:p>5</text:p>
          </table:table-cell>
          <table:table-cell table:style-name="ce1" table:formula="of:=ABS([.K496])" office:value-type="float" office:value="4.99914550781" calcext:value-type="float">
            <text:p>5</text:p>
          </table:table-cell>
          <table:table-cell/>
        </table:table-row>
        <table:table-row table:style-name="ro1">
          <table:table-cell office:value-type="float" office:value="58301" calcext:value-type="float">
            <text:p>58301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709</text:p>
          </table:table-cell>
          <table:table-cell office:value-type="float" office:value="455.05" calcext:value-type="float">
            <text:p>455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" calcext:value-type="float">
            <text:p>455.000000000000000</text:p>
          </table:table-cell>
          <table:table-cell office:value-type="float" office:value="-5.00000000000114" calcext:value-type="float">
            <text:p>-5</text:p>
          </table:table-cell>
          <table:table-cell table:style-name="ce1" table:formula="of:=ABS([.K497])" office:value-type="float" office:value="5.00000000000114" calcext:value-type="float">
            <text:p>5</text:p>
          </table:table-cell>
          <table:table-cell/>
        </table:table-row>
        <table:table-row table:style-name="ro1">
          <table:table-cell office:value-type="float" office:value="58302" calcext:value-type="float">
            <text:p>58302</text:p>
          </table:table-cell>
          <table:table-cell table:style-name="ce2" office:value-type="string" calcext:value-type="string">
            <text:p>349</text:p>
          </table:table-cell>
          <table:table-cell table:style-name="ce2" office:value-type="string" calcext:value-type="string">
            <text:p>708</text:p>
          </table:table-cell>
          <table:table-cell office:value-type="float" office:value="458.96" calcext:value-type="float">
            <text:p>458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089996337891" calcext:value-type="float">
            <text:p>459.089996337891000</text:p>
          </table:table-cell>
          <table:table-cell office:value-type="float" office:value="12.9996337890645" calcext:value-type="float">
            <text:p>13</text:p>
          </table:table-cell>
          <table:table-cell table:style-name="ce1" table:formula="of:=ABS([.K498])" office:value-type="float" office:value="12.9996337890645" calcext:value-type="float">
            <text:p>13</text:p>
          </table:table-cell>
          <table:table-cell/>
        </table:table-row>
        <table:table-row table:style-name="ro1">
          <table:table-cell office:value-type="float" office:value="58282" calcext:value-type="float">
            <text:p>5828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707</text:p>
          </table:table-cell>
          <table:table-cell office:value-type="float" office:value="450.84" calcext:value-type="float">
            <text:p>450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0.940002441406" calcext:value-type="float">
            <text:p>450.940002441406000</text:p>
          </table:table-cell>
          <table:table-cell office:value-type="float" office:value="10.0002441406275" calcext:value-type="float">
            <text:p>10</text:p>
          </table:table-cell>
          <table:table-cell table:style-name="ce1" table:formula="of:=ABS([.K499])" office:value-type="float" office:value="10.0002441406275" calcext:value-type="float">
            <text:p>10</text:p>
          </table:table-cell>
          <table:table-cell/>
        </table:table-row>
        <table:table-row table:style-name="ro1">
          <table:table-cell office:value-type="float" office:value="58283" calcext:value-type="float">
            <text:p>58283</text:p>
          </table:table-cell>
          <table:table-cell table:style-name="ce2" office:value-type="string" calcext:value-type="string">
            <text:p>466</text:p>
          </table:table-cell>
          <table:table-cell table:style-name="ce2" office:value-type="string" calcext:value-type="string">
            <text:p>706</text:p>
          </table:table-cell>
          <table:table-cell office:value-type="float" office:value="459.584" calcext:value-type="float">
            <text:p>459.58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570007324219" calcext:value-type="float">
            <text:p>459.570007324219000</text:p>
          </table:table-cell>
          <table:table-cell office:value-type="float" office:value="-1.39926757812532" calcext:value-type="float">
            <text:p>-1</text:p>
          </table:table-cell>
          <table:table-cell table:style-name="ce1" table:formula="of:=ABS([.K500])" office:value-type="float" office:value="1.39926757812532" calcext:value-type="float">
            <text:p>1</text:p>
          </table:table-cell>
          <table:table-cell/>
        </table:table-row>
        <table:table-row table:style-name="ro1">
          <table:table-cell office:value-type="float" office:value="58300" calcext:value-type="float">
            <text:p>58300</text:p>
          </table:table-cell>
          <table:table-cell table:style-name="ce2" office:value-type="string" calcext:value-type="string">
            <text:p>253</text:p>
          </table:table-cell>
          <table:table-cell table:style-name="ce2" office:value-type="string" calcext:value-type="string">
            <text:p>705</text:p>
          </table:table-cell>
          <table:table-cell office:value-type="float" office:value="461.47" calcext:value-type="float">
            <text:p>461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660003662109" calcext:value-type="float">
            <text:p>461.660003662109000</text:p>
          </table:table-cell>
          <table:table-cell office:value-type="float" office:value="19.0003662109348" calcext:value-type="float">
            <text:p>19</text:p>
          </table:table-cell>
          <table:table-cell table:style-name="ce1" table:formula="of:=ABS([.K501])" office:value-type="float" office:value="19.0003662109348" calcext:value-type="float">
            <text:p>19</text:p>
          </table:table-cell>
          <table:table-cell/>
        </table:table-row>
        <table:table-row table:style-name="ro1">
          <table:table-cell office:value-type="float" office:value="58297" calcext:value-type="float">
            <text:p>58297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704</text:p>
          </table:table-cell>
          <table:table-cell office:value-type="float" office:value="455.13" calcext:value-type="float">
            <text:p>455.1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309997558594" calcext:value-type="float">
            <text:p>455.309997558594000</text:p>
          </table:table-cell>
          <table:table-cell office:value-type="float" office:value="17.9997558593755" calcext:value-type="float">
            <text:p>18</text:p>
          </table:table-cell>
          <table:table-cell table:style-name="ce1" table:formula="of:=ABS([.K502])" office:value-type="float" office:value="17.9997558593755" calcext:value-type="float">
            <text:p>18</text:p>
          </table:table-cell>
          <table:table-cell/>
        </table:table-row>
        <table:table-row table:style-name="ro1">
          <table:table-cell office:value-type="float" office:value="58278" calcext:value-type="float">
            <text:p>58278</text:p>
          </table:table-cell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703</text:p>
          </table:table-cell>
          <table:table-cell office:value-type="float" office:value="454.77" calcext:value-type="float">
            <text:p>454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790008544922" calcext:value-type="float">
            <text:p>454.790008544922000</text:p>
          </table:table-cell>
          <table:table-cell office:value-type="float" office:value="2.00085449218932" calcext:value-type="float">
            <text:p>2</text:p>
          </table:table-cell>
          <table:table-cell table:style-name="ce1" table:formula="of:=ABS([.K503])" office:value-type="float" office:value="2.00085449218932" calcext:value-type="float">
            <text:p>2</text:p>
          </table:table-cell>
          <table:table-cell/>
        </table:table-row>
        <table:table-row table:style-name="ro1">
          <table:table-cell office:value-type="float" office:value="58281" calcext:value-type="float">
            <text:p>58281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702</text:p>
          </table:table-cell>
          <table:table-cell office:value-type="float" office:value="454.61" calcext:value-type="float">
            <text:p>454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220001220703" calcext:value-type="float">
            <text:p>454.220001220703000</text:p>
          </table:table-cell>
          <table:table-cell office:value-type="float" office:value="-38.9998779296889" calcext:value-type="float">
            <text:p>-39</text:p>
          </table:table-cell>
          <table:table-cell table:style-name="ce1" table:formula="of:=ABS([.K504])" office:value-type="float" office:value="38.9998779296889" calcext:value-type="float">
            <text:p>39</text:p>
          </table:table-cell>
          <table:table-cell/>
        </table:table-row>
        <table:table-row table:style-name="ro1">
          <table:table-cell office:value-type="float" office:value="58286" calcext:value-type="float">
            <text:p>58286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701</text:p>
          </table:table-cell>
          <table:table-cell office:value-type="float" office:value="456.43" calcext:value-type="float">
            <text:p>456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559997558594" calcext:value-type="float">
            <text:p>456.559997558594000</text:p>
          </table:table-cell>
          <table:table-cell office:value-type="float" office:value="12.9997558593743" calcext:value-type="float">
            <text:p>13</text:p>
          </table:table-cell>
          <table:table-cell table:style-name="ce1" table:formula="of:=ABS([.K505])" office:value-type="float" office:value="12.9997558593743" calcext:value-type="float">
            <text:p>13</text:p>
          </table:table-cell>
          <table:table-cell/>
        </table:table-row>
        <table:table-row table:style-name="ro1">
          <table:table-cell office:value-type="float" office:value="58285" calcext:value-type="float">
            <text:p>58285</text:p>
          </table:table-cell>
          <table:table-cell table:style-name="ce2" office:value-type="string" calcext:value-type="string">
            <text:p>465</text:p>
          </table:table-cell>
          <table:table-cell table:style-name="ce2" office:value-type="string" calcext:value-type="string">
            <text:p>700</text:p>
          </table:table-cell>
          <table:table-cell office:value-type="float" office:value="466.899" calcext:value-type="float">
            <text:p>466.89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920013427734" calcext:value-type="float">
            <text:p>466.920013427734000</text:p>
          </table:table-cell>
          <table:table-cell office:value-type="float" office:value="2.10134277343741" calcext:value-type="float">
            <text:p>2</text:p>
          </table:table-cell>
          <table:table-cell table:style-name="ce1" table:formula="of:=ABS([.K506])" office:value-type="float" office:value="2.10134277343741" calcext:value-type="float">
            <text:p>2</text:p>
          </table:table-cell>
          <table:table-cell/>
        </table:table-row>
        <table:table-row table:style-name="ro1">
          <table:table-cell office:value-type="float" office:value="58280" calcext:value-type="float">
            <text:p>5828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699</text:p>
          </table:table-cell>
          <table:table-cell office:value-type="float" office:value="455.24" calcext:value-type="float">
            <text:p>455.2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260009765625" calcext:value-type="float">
            <text:p>455.260009765625000</text:p>
          </table:table-cell>
          <table:table-cell office:value-type="float" office:value="2.00097656249909" calcext:value-type="float">
            <text:p>2</text:p>
          </table:table-cell>
          <table:table-cell table:style-name="ce1" table:formula="of:=ABS([.K507])" office:value-type="float" office:value="2.00097656249909" calcext:value-type="float">
            <text:p>2</text:p>
          </table:table-cell>
          <table:table-cell/>
        </table:table-row>
        <table:table-row table:style-name="ro1">
          <table:table-cell office:value-type="float" office:value="58274" calcext:value-type="float">
            <text:p>58274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698</text:p>
          </table:table-cell>
          <table:table-cell office:value-type="float" office:value="455.35" calcext:value-type="float">
            <text:p>455.3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570007324219" calcext:value-type="float">
            <text:p>455.570007324219000</text:p>
          </table:table-cell>
          <table:table-cell office:value-type="float" office:value="22.0007324218727" calcext:value-type="float">
            <text:p>22</text:p>
          </table:table-cell>
          <table:table-cell table:style-name="ce1" table:formula="of:=ABS([.K508])" office:value-type="float" office:value="22.0007324218727" calcext:value-type="float">
            <text:p>22</text:p>
          </table:table-cell>
          <table:table-cell/>
        </table:table-row>
        <table:table-row table:style-name="ro1">
          <table:table-cell office:value-type="float" office:value="58284" calcext:value-type="float">
            <text:p>58284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697</text:p>
          </table:table-cell>
          <table:table-cell office:value-type="float" office:value="456.71" calcext:value-type="float">
            <text:p>456.7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6.839996337891" calcext:value-type="float">
            <text:p>456.839996337891000</text:p>
          </table:table-cell>
          <table:table-cell office:value-type="float" office:value="12.9996337890645" calcext:value-type="float">
            <text:p>13</text:p>
          </table:table-cell>
          <table:table-cell table:style-name="ce1" table:formula="of:=ABS([.K509])" office:value-type="float" office:value="12.9996337890645" calcext:value-type="float">
            <text:p>13</text:p>
          </table:table-cell>
          <table:table-cell/>
        </table:table-row>
        <table:table-row table:style-name="ro1">
          <table:table-cell office:value-type="float" office:value="58272" calcext:value-type="float">
            <text:p>58272</text:p>
          </table:table-cell>
          <table:table-cell table:style-name="ce2" office:value-type="string" calcext:value-type="string">
            <text:p>836</text:p>
          </table:table-cell>
          <table:table-cell table:style-name="ce2" office:value-type="string" calcext:value-type="string">
            <text:p>696</text:p>
          </table:table-cell>
          <table:table-cell office:value-type="float" office:value="455.06" calcext:value-type="float">
            <text:p>455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160003662109" calcext:value-type="float">
            <text:p>455.160003662109000</text:p>
          </table:table-cell>
          <table:table-cell office:value-type="float" office:value="10.0003662109373" calcext:value-type="float">
            <text:p>10</text:p>
          </table:table-cell>
          <table:table-cell table:style-name="ce1" table:formula="of:=ABS([.K510])" office:value-type="float" office:value="10.0003662109373" calcext:value-type="float">
            <text:p>10</text:p>
          </table:table-cell>
          <table:table-cell/>
        </table:table-row>
        <table:table-row table:style-name="ro1">
          <table:table-cell office:value-type="float" office:value="58270" calcext:value-type="float">
            <text:p>5827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695</text:p>
          </table:table-cell>
          <table:table-cell office:value-type="float" office:value="454.18" calcext:value-type="float">
            <text:p>454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4.529998779297" calcext:value-type="float">
            <text:p>454.529998779297000</text:p>
          </table:table-cell>
          <table:table-cell office:value-type="float" office:value="34.9998779296868" calcext:value-type="float">
            <text:p>35</text:p>
          </table:table-cell>
          <table:table-cell table:style-name="ce1" table:formula="of:=ABS([.K511])" office:value-type="float" office:value="34.9998779296868" calcext:value-type="float">
            <text:p>35</text:p>
          </table:table-cell>
          <table:table-cell/>
        </table:table-row>
        <table:table-row table:style-name="ro1">
          <table:table-cell office:value-type="float" office:value="58275" calcext:value-type="float">
            <text:p>58275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694</text:p>
          </table:table-cell>
          <table:table-cell office:value-type="float" office:value="453.73" calcext:value-type="float">
            <text:p>453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3.809997558594" calcext:value-type="float">
            <text:p>453.809997558594000</text:p>
          </table:table-cell>
          <table:table-cell office:value-type="float" office:value="7.99975585937318" calcext:value-type="float">
            <text:p>8</text:p>
          </table:table-cell>
          <table:table-cell table:style-name="ce1" table:formula="of:=ABS([.K512])" office:value-type="float" office:value="7.99975585937318" calcext:value-type="float">
            <text:p>8</text:p>
          </table:table-cell>
          <table:table-cell/>
        </table:table-row>
        <table:table-row table:style-name="ro1">
          <table:table-cell office:value-type="float" office:value="58271" calcext:value-type="float">
            <text:p>58271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693</text:p>
          </table:table-cell>
          <table:table-cell office:value-type="float" office:value="452.74" calcext:value-type="float">
            <text:p>452.7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660003662109" calcext:value-type="float">
            <text:p>452.660003662109000</text:p>
          </table:table-cell>
          <table:table-cell office:value-type="float" office:value="-7.99963378906341" calcext:value-type="float">
            <text:p>-8</text:p>
          </table:table-cell>
          <table:table-cell table:style-name="ce1" table:formula="of:=ABS([.K513])" office:value-type="float" office:value="7.99963378906341" calcext:value-type="float">
            <text:p>8</text:p>
          </table:table-cell>
          <table:table-cell/>
        </table:table-row>
        <table:table-row table:style-name="ro1">
          <table:table-cell office:value-type="float" office:value="58264" calcext:value-type="float">
            <text:p>58264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692</text:p>
          </table:table-cell>
          <table:table-cell office:value-type="float" office:value="446.01" calcext:value-type="float">
            <text:p>446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040008544922" calcext:value-type="float">
            <text:p>446.040008544922000</text:p>
          </table:table-cell>
          <table:table-cell office:value-type="float" office:value="3.00085449218841" calcext:value-type="float">
            <text:p>3</text:p>
          </table:table-cell>
          <table:table-cell table:style-name="ce1" table:formula="of:=ABS([.K514])" office:value-type="float" office:value="3.00085449218841" calcext:value-type="float">
            <text:p>3</text:p>
          </table:table-cell>
          <table:table-cell/>
        </table:table-row>
        <table:table-row table:style-name="ro1">
          <table:table-cell office:value-type="float" office:value="58265" calcext:value-type="float">
            <text:p>58265</text:p>
          </table:table-cell>
          <table:table-cell table:style-name="ce2" office:value-type="string" calcext:value-type="string">
            <text:p>353</text:p>
          </table:table-cell>
          <table:table-cell table:style-name="ce2" office:value-type="string" calcext:value-type="string">
            <text:p>691</text:p>
          </table:table-cell>
          <table:table-cell office:value-type="float" office:value="465.77" calcext:value-type="float">
            <text:p>465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970001220703" calcext:value-type="float">
            <text:p>465.970001220703000</text:p>
          </table:table-cell>
          <table:table-cell office:value-type="float" office:value="20.0001220703143" calcext:value-type="float">
            <text:p>20</text:p>
          </table:table-cell>
          <table:table-cell table:style-name="ce1" table:formula="of:=ABS([.K515])" office:value-type="float" office:value="20.0001220703143" calcext:value-type="float">
            <text:p>20</text:p>
          </table:table-cell>
          <table:table-cell/>
        </table:table-row>
        <table:table-row table:style-name="ro1">
          <table:table-cell office:value-type="float" office:value="58273" calcext:value-type="float">
            <text:p>58273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90</text:p>
          </table:table-cell>
          <table:table-cell office:value-type="float" office:value="448.14" calcext:value-type="float">
            <text:p>448.1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8.279998779297" calcext:value-type="float">
            <text:p>448.279998779297000</text:p>
          </table:table-cell>
          <table:table-cell office:value-type="float" office:value="13.9998779296889" calcext:value-type="float">
            <text:p>14</text:p>
          </table:table-cell>
          <table:table-cell table:style-name="ce1" table:formula="of:=ABS([.K516])" office:value-type="float" office:value="13.9998779296889" calcext:value-type="float">
            <text:p>14</text:p>
          </table:table-cell>
          <table:table-cell/>
        </table:table-row>
        <table:table-row table:style-name="ro1">
          <table:table-cell office:value-type="float" office:value="58263" calcext:value-type="float">
            <text:p>58263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688</text:p>
          </table:table-cell>
          <table:table-cell office:value-type="float" office:value="441.38" calcext:value-type="float">
            <text:p>441.3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1.420013427734" calcext:value-type="float">
            <text:p>441.420013427734000</text:p>
          </table:table-cell>
          <table:table-cell office:value-type="float" office:value="4.00134277343795" calcext:value-type="float">
            <text:p>4</text:p>
          </table:table-cell>
          <table:table-cell table:style-name="ce1" table:formula="of:=ABS([.K517])" office:value-type="float" office:value="4.00134277343795" calcext:value-type="float">
            <text:p>4</text:p>
          </table:table-cell>
          <table:table-cell/>
        </table:table-row>
        <table:table-row table:style-name="ro1">
          <table:table-cell office:value-type="float" office:value="58267" calcext:value-type="float">
            <text:p>58267</text:p>
          </table:table-cell>
          <table:table-cell table:style-name="ce2" office:value-type="string" calcext:value-type="string">
            <text:p>352</text:p>
          </table:table-cell>
          <table:table-cell table:style-name="ce2" office:value-type="string" calcext:value-type="string">
            <text:p>687</text:p>
          </table:table-cell>
          <table:table-cell office:value-type="float" office:value="469.16" calcext:value-type="float">
            <text:p>469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339996337891" calcext:value-type="float">
            <text:p>469.339996337891000</text:p>
          </table:table-cell>
          <table:table-cell office:value-type="float" office:value="17.99963378906" calcext:value-type="float">
            <text:p>18</text:p>
          </table:table-cell>
          <table:table-cell table:style-name="ce1" table:formula="of:=ABS([.K518])" office:value-type="float" office:value="17.99963378906" calcext:value-type="float">
            <text:p>18</text:p>
          </table:table-cell>
          <table:table-cell/>
        </table:table-row>
        <table:table-row table:style-name="ro1">
          <table:table-cell office:value-type="float" office:value="58266" calcext:value-type="float">
            <text:p>58266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86</text:p>
          </table:table-cell>
          <table:table-cell office:value-type="float" office:value="445.37" calcext:value-type="float">
            <text:p>445.3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5.589996337891" calcext:value-type="float">
            <text:p>445.589996337891000</text:p>
          </table:table-cell>
          <table:table-cell office:value-type="float" office:value="21.999633789062" calcext:value-type="float">
            <text:p>22</text:p>
          </table:table-cell>
          <table:table-cell table:style-name="ce1" table:formula="of:=ABS([.K519])" office:value-type="float" office:value="21.999633789062" calcext:value-type="float">
            <text:p>22</text:p>
          </table:table-cell>
          <table:table-cell/>
        </table:table-row>
        <table:table-row table:style-name="ro1">
          <table:table-cell office:value-type="float" office:value="58258" calcext:value-type="float">
            <text:p>58258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684</text:p>
          </table:table-cell>
          <table:table-cell office:value-type="float" office:value="449.66" calcext:value-type="float">
            <text:p>449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9.700012207031" calcext:value-type="float">
            <text:p>449.700012207031000</text:p>
          </table:table-cell>
          <table:table-cell office:value-type="float" office:value="4.0012207031225" calcext:value-type="float">
            <text:p>4</text:p>
          </table:table-cell>
          <table:table-cell table:style-name="ce1" table:formula="of:=ABS([.K520])" office:value-type="float" office:value="4.0012207031225" calcext:value-type="float">
            <text:p>4</text:p>
          </table:table-cell>
          <table:table-cell/>
        </table:table-row>
        <table:table-row table:style-name="ro1">
          <table:table-cell office:value-type="float" office:value="58259" calcext:value-type="float">
            <text:p>58259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683</text:p>
          </table:table-cell>
          <table:table-cell office:value-type="float" office:value="446.05" calcext:value-type="float">
            <text:p>446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079986572266" calcext:value-type="float">
            <text:p>446.079986572266000</text:p>
          </table:table-cell>
          <table:table-cell office:value-type="float" office:value="2.99865722656136" calcext:value-type="float">
            <text:p>3</text:p>
          </table:table-cell>
          <table:table-cell table:style-name="ce1" table:formula="of:=ABS([.K521])" office:value-type="float" office:value="2.99865722656136" calcext:value-type="float">
            <text:p>3</text:p>
          </table:table-cell>
          <table:table-cell/>
        </table:table-row>
        <table:table-row table:style-name="ro1">
          <table:table-cell office:value-type="float" office:value="58262" calcext:value-type="float">
            <text:p>58262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682</text:p>
          </table:table-cell>
          <table:table-cell office:value-type="float" office:value="452.06" calcext:value-type="float">
            <text:p>452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390014648438" calcext:value-type="float">
            <text:p>452.390014648438000</text:p>
          </table:table-cell>
          <table:table-cell office:value-type="float" office:value="33.0014648437498" calcext:value-type="float">
            <text:p>33</text:p>
          </table:table-cell>
          <table:table-cell table:style-name="ce1" table:formula="of:=ABS([.K522])" office:value-type="float" office:value="33.0014648437498" calcext:value-type="float">
            <text:p>33</text:p>
          </table:table-cell>
          <table:table-cell/>
        </table:table-row>
        <table:table-row table:style-name="ro1">
          <table:table-cell office:value-type="float" office:value="58251" calcext:value-type="float">
            <text:p>58251</text:p>
          </table:table-cell>
          <table:table-cell table:style-name="ce2" office:value-type="string" calcext:value-type="string">
            <text:p>238</text:p>
          </table:table-cell>
          <table:table-cell table:style-name="ce2" office:value-type="string" calcext:value-type="string">
            <text:p>677</text:p>
          </table:table-cell>
          <table:table-cell office:value-type="float" office:value="461.31" calcext:value-type="float">
            <text:p>461.3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390014648438" calcext:value-type="float">
            <text:p>461.390014648438000</text:p>
          </table:table-cell>
          <table:table-cell office:value-type="float" office:value="8.00146484374977" calcext:value-type="float">
            <text:p>8</text:p>
          </table:table-cell>
          <table:table-cell table:style-name="ce1" table:formula="of:=ABS([.K523])" office:value-type="float" office:value="8.00146484374977" calcext:value-type="float">
            <text:p>8</text:p>
          </table:table-cell>
          <table:table-cell/>
        </table:table-row>
        <table:table-row table:style-name="ro1">
          <table:table-cell office:value-type="float" office:value="42039" calcext:value-type="float">
            <text:p>42039</text:p>
          </table:table-cell>
          <table:table-cell table:style-name="ce2" office:value-type="string" calcext:value-type="string">
            <text:p>219</text:p>
          </table:table-cell>
          <table:table-cell table:style-name="ce2" office:value-type="string" calcext:value-type="string">
            <text:p>676</text:p>
          </table:table-cell>
          <table:table-cell office:value-type="float" office:value="481.085" calcext:value-type="float">
            <text:p>481.08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1.119995117188" calcext:value-type="float">
            <text:p>481.119995117188000</text:p>
          </table:table-cell>
          <table:table-cell office:value-type="float" office:value="3.49951171875205" calcext:value-type="float">
            <text:p>3</text:p>
          </table:table-cell>
          <table:table-cell table:style-name="ce1" table:formula="of:=ABS([.K524])" office:value-type="float" office:value="3.49951171875205" calcext:value-type="float">
            <text:p>3</text:p>
          </table:table-cell>
          <table:table-cell/>
        </table:table-row>
        <table:table-row table:style-name="ro1">
          <table:table-cell office:value-type="float" office:value="58247" calcext:value-type="float">
            <text:p>58247</text:p>
          </table:table-cell>
          <table:table-cell table:style-name="ce2" office:value-type="string" calcext:value-type="string">
            <text:p>24540219</text:p>
          </table:table-cell>
          <table:table-cell table:style-name="ce2" office:value-type="string" calcext:value-type="string">
            <text:p>676</text:p>
          </table:table-cell>
          <table:table-cell office:value-type="float" office:value="481.085" calcext:value-type="float">
            <text:p>481.08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1.119995117188" calcext:value-type="float">
            <text:p>481.119995117188000</text:p>
          </table:table-cell>
          <table:table-cell office:value-type="float" office:value="3.49951171875205" calcext:value-type="float">
            <text:p>3</text:p>
          </table:table-cell>
          <table:table-cell table:style-name="ce1" table:formula="of:=ABS([.K525])" office:value-type="float" office:value="3.49951171875205" calcext:value-type="float">
            <text:p>3</text:p>
          </table:table-cell>
          <table:table-cell/>
        </table:table-row>
        <table:table-row table:style-name="ro1">
          <table:table-cell office:value-type="float" office:value="58250" calcext:value-type="float">
            <text:p>58250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675</text:p>
          </table:table-cell>
          <table:table-cell office:value-type="float" office:value="461.55" calcext:value-type="float">
            <text:p>461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630004882812" calcext:value-type="float">
            <text:p>461.630004882812000</text:p>
          </table:table-cell>
          <table:table-cell office:value-type="float" office:value="8.00048828124886" calcext:value-type="float">
            <text:p>8</text:p>
          </table:table-cell>
          <table:table-cell table:style-name="ce1" table:formula="of:=ABS([.K526])" office:value-type="float" office:value="8.00048828124886" calcext:value-type="float">
            <text:p>8</text:p>
          </table:table-cell>
          <table:table-cell/>
        </table:table-row>
        <table:table-row table:style-name="ro1">
          <table:table-cell office:value-type="float" office:value="58236" calcext:value-type="float">
            <text:p>58236</text:p>
          </table:table-cell>
          <table:table-cell table:style-name="ce2" office:value-type="string" calcext:value-type="string">
            <text:p>240</text:p>
          </table:table-cell>
          <table:table-cell table:style-name="ce2" office:value-type="string" calcext:value-type="string">
            <text:p>674</text:p>
          </table:table-cell>
          <table:table-cell office:value-type="float" office:value="460.37" calcext:value-type="float">
            <text:p>460.3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309997558594" calcext:value-type="float">
            <text:p>460.309997558594000</text:p>
          </table:table-cell>
          <table:table-cell office:value-type="float" office:value="-6.00024414062545" calcext:value-type="float">
            <text:p>-6</text:p>
          </table:table-cell>
          <table:table-cell table:style-name="ce1" table:formula="of:=ABS([.K527])" office:value-type="float" office:value="6.00024414062545" calcext:value-type="float">
            <text:p>6</text:p>
          </table:table-cell>
          <table:table-cell/>
        </table:table-row>
        <table:table-row table:style-name="ro1">
          <table:table-cell office:value-type="float" office:value="58244" calcext:value-type="float">
            <text:p>58244</text:p>
          </table:table-cell>
          <table:table-cell table:style-name="ce2" office:value-type="string" calcext:value-type="string">
            <text:p>179</text:p>
          </table:table-cell>
          <table:table-cell table:style-name="ce2" office:value-type="string" calcext:value-type="string">
            <text:p>673</text:p>
          </table:table-cell>
          <table:table-cell office:value-type="float" office:value="460.38" calcext:value-type="float">
            <text:p>460.3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450012207031" calcext:value-type="float">
            <text:p>460.450012207031000</text:p>
          </table:table-cell>
          <table:table-cell office:value-type="float" office:value="7.00122070312545" calcext:value-type="float">
            <text:p>7</text:p>
          </table:table-cell>
          <table:table-cell table:style-name="ce1" table:formula="of:=ABS([.K528])" office:value-type="float" office:value="7.00122070312545" calcext:value-type="float">
            <text:p>7</text:p>
          </table:table-cell>
          <table:table-cell/>
        </table:table-row>
        <table:table-row table:style-name="ro1">
          <table:table-cell office:value-type="float" office:value="58245" calcext:value-type="float">
            <text:p>58245</text:p>
          </table:table-cell>
          <table:table-cell table:style-name="ce2" office:value-type="string" calcext:value-type="string">
            <text:p>178</text:p>
          </table:table-cell>
          <table:table-cell table:style-name="ce2" office:value-type="string" calcext:value-type="string">
            <text:p>672</text:p>
          </table:table-cell>
          <table:table-cell office:value-type="float" office:value="460.09" calcext:value-type="float">
            <text:p>460.0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089996337891" calcext:value-type="float">
            <text:p>460.089996337891000</text:p>
          </table:table-cell>
          <table:table-cell office:value-type="float" office:value="-0.000366210934999" calcext:value-type="float">
            <text:p>0</text:p>
          </table:table-cell>
          <table:table-cell table:style-name="ce1" table:formula="of:=ABS([.K529])" office:value-type="float" office:value="0.000366210934999" calcext:value-type="float">
            <text:p>0</text:p>
          </table:table-cell>
          <table:table-cell/>
        </table:table-row>
        <table:table-row table:style-name="ro1">
          <table:table-cell office:value-type="float" office:value="58242" calcext:value-type="float">
            <text:p>58242</text:p>
          </table:table-cell>
          <table:table-cell table:style-name="ce2" office:value-type="string" calcext:value-type="string">
            <text:p>181</text:p>
          </table:table-cell>
          <table:table-cell table:style-name="ce2" office:value-type="string" calcext:value-type="string">
            <text:p>671</text:p>
          </table:table-cell>
          <table:table-cell office:value-type="float" office:value="462.08" calcext:value-type="float">
            <text:p>462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100006103516" calcext:value-type="float">
            <text:p>462.100006103516000</text:p>
          </table:table-cell>
          <table:table-cell office:value-type="float" office:value="2.00061035156409" calcext:value-type="float">
            <text:p>2</text:p>
          </table:table-cell>
          <table:table-cell table:style-name="ce1" table:formula="of:=ABS([.K530])" office:value-type="float" office:value="2.00061035156409" calcext:value-type="float">
            <text:p>2</text:p>
          </table:table-cell>
          <table:table-cell/>
        </table:table-row>
        <table:table-row table:style-name="ro1">
          <table:table-cell office:value-type="float" office:value="58252" calcext:value-type="float">
            <text:p>58252</text:p>
          </table:table-cell>
          <table:table-cell table:style-name="ce2" office:value-type="string" calcext:value-type="string">
            <text:p>641</text:p>
          </table:table-cell>
          <table:table-cell table:style-name="ce2" office:value-type="string" calcext:value-type="string">
            <text:p>670</text:p>
          </table:table-cell>
          <table:table-cell office:value-type="float" office:value="464.779" calcext:value-type="float">
            <text:p>464.77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839996337891" calcext:value-type="float">
            <text:p>464.839996337891000</text:p>
          </table:table-cell>
          <table:table-cell office:value-type="float" office:value="6.09963378906286" calcext:value-type="float">
            <text:p>6</text:p>
          </table:table-cell>
          <table:table-cell table:style-name="ce1" table:formula="of:=ABS([.K531])" office:value-type="float" office:value="6.09963378906286" calcext:value-type="float">
            <text:p>6</text:p>
          </table:table-cell>
          <table:table-cell/>
        </table:table-row>
        <table:table-row table:style-name="ro1">
          <table:table-cell office:value-type="float" office:value="58239" calcext:value-type="float">
            <text:p>58239</text:p>
          </table:table-cell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669</text:p>
          </table:table-cell>
          <table:table-cell office:value-type="float" office:value="462.21" calcext:value-type="float">
            <text:p>462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170013427734" calcext:value-type="float">
            <text:p>462.170013427734000</text:p>
          </table:table-cell>
          <table:table-cell office:value-type="float" office:value="-3.99865722656045" calcext:value-type="float">
            <text:p>-4</text:p>
          </table:table-cell>
          <table:table-cell table:style-name="ce1" table:formula="of:=ABS([.K532])" office:value-type="float" office:value="3.99865722656045" calcext:value-type="float">
            <text:p>4</text:p>
          </table:table-cell>
          <table:table-cell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style-name="ce2" office:value-type="string" calcext:value-type="string">
            <text:p>194</text:p>
          </table:table-cell>
          <table:table-cell table:style-name="ce2" office:value-type="string" calcext:value-type="string">
            <text:p>668</text:p>
          </table:table-cell>
          <table:table-cell office:value-type="float" office:value="462.88" calcext:value-type="float">
            <text:p>462.8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899993896484" calcext:value-type="float">
            <text:p>462.899993896484000</text:p>
          </table:table-cell>
          <table:table-cell office:value-type="float" office:value="1.99938964843795" calcext:value-type="float">
            <text:p>2</text:p>
          </table:table-cell>
          <table:table-cell table:style-name="ce1" table:formula="of:=ABS([.K533])" office:value-type="float" office:value="1.99938964843795" calcext:value-type="float">
            <text:p>2</text:p>
          </table:table-cell>
          <table:table-cell/>
        </table:table-row>
        <table:table-row table:style-name="ro1">
          <table:table-cell office:value-type="float" office:value="58243" calcext:value-type="float">
            <text:p>58243</text:p>
          </table:table-cell>
          <table:table-cell table:style-name="ce2" office:value-type="string" calcext:value-type="string">
            <text:p>180</text:p>
          </table:table-cell>
          <table:table-cell table:style-name="ce2" office:value-type="string" calcext:value-type="string">
            <text:p>667</text:p>
          </table:table-cell>
          <table:table-cell office:value-type="float" office:value="461.44" calcext:value-type="float">
            <text:p>461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459991455078" calcext:value-type="float">
            <text:p>461.459991455078000</text:p>
          </table:table-cell>
          <table:table-cell office:value-type="float" office:value="1.99914550781273" calcext:value-type="float">
            <text:p>2</text:p>
          </table:table-cell>
          <table:table-cell table:style-name="ce1" table:formula="of:=ABS([.K534])" office:value-type="float" office:value="1.99914550781273" calcext:value-type="float">
            <text:p>2</text:p>
          </table:table-cell>
          <table:table-cell/>
        </table:table-row>
        <table:table-row table:style-name="ro1">
          <table:table-cell office:value-type="float" office:value="58246" calcext:value-type="float">
            <text:p>58246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666</text:p>
          </table:table-cell>
          <table:table-cell office:value-type="float" office:value="461.246" calcext:value-type="float">
            <text:p>461.24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239990234375" calcext:value-type="float">
            <text:p>461.239990234375000</text:p>
          </table:table-cell>
          <table:table-cell office:value-type="float" office:value="-0.60097656249809" calcext:value-type="float">
            <text:p>-1</text:p>
          </table:table-cell>
          <table:table-cell table:style-name="ce1" table:formula="of:=ABS([.K535])" office:value-type="float" office:value="0.60097656249809" calcext:value-type="float">
            <text:p>1</text:p>
          </table:table-cell>
          <table:table-cell/>
        </table:table-row>
        <table:table-row table:style-name="ro1">
          <table:table-cell office:value-type="float" office:value="58230" calcext:value-type="float">
            <text:p>58230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665</text:p>
          </table:table-cell>
          <table:table-cell office:value-type="float" office:value="457.4" calcext:value-type="float">
            <text:p>457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540008544922" calcext:value-type="float">
            <text:p>457.540008544922000</text:p>
          </table:table-cell>
          <table:table-cell office:value-type="float" office:value="14.0008544921898" calcext:value-type="float">
            <text:p>14</text:p>
          </table:table-cell>
          <table:table-cell table:style-name="ce1" table:formula="of:=ABS([.K536])" office:value-type="float" office:value="14.0008544921898" calcext:value-type="float">
            <text:p>14</text:p>
          </table:table-cell>
          <table:table-cell/>
        </table:table-row>
        <table:table-row table:style-name="ro1">
          <table:table-cell office:value-type="float" office:value="58237" calcext:value-type="float">
            <text:p>58237</text:p>
          </table:table-cell>
          <table:table-cell table:style-name="ce2" office:value-type="string" calcext:value-type="string">
            <text:p>208</text:p>
          </table:table-cell>
          <table:table-cell table:style-name="ce2" office:value-type="string" calcext:value-type="string">
            <text:p>664</text:p>
          </table:table-cell>
          <table:table-cell office:value-type="float" office:value="461.7" calcext:value-type="float">
            <text:p>461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690002441406" calcext:value-type="float">
            <text:p>461.690002441406000</text:p>
          </table:table-cell>
          <table:table-cell office:value-type="float" office:value="-0.999755859373863" calcext:value-type="float">
            <text:p>-1</text:p>
          </table:table-cell>
          <table:table-cell table:style-name="ce1" table:formula="of:=ABS([.K537])" office:value-type="float" office:value="0.999755859373863" calcext:value-type="float">
            <text:p>1</text:p>
          </table:table-cell>
          <table:table-cell/>
        </table:table-row>
        <table:table-row table:style-name="ro1">
          <table:table-cell office:value-type="float" office:value="58238" calcext:value-type="float">
            <text:p>58238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663</text:p>
          </table:table-cell>
          <table:table-cell office:value-type="float" office:value="464.28" calcext:value-type="float">
            <text:p>464.2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260009765625" calcext:value-type="float">
            <text:p>464.260009765625000</text:p>
          </table:table-cell>
          <table:table-cell office:value-type="float" office:value="-1.99902343749727" calcext:value-type="float">
            <text:p>-2</text:p>
          </table:table-cell>
          <table:table-cell table:style-name="ce1" table:formula="of:=ABS([.K538])" office:value-type="float" office:value="1.99902343749727" calcext:value-type="float">
            <text:p>2</text:p>
          </table:table-cell>
          <table:table-cell/>
        </table:table-row>
        <table:table-row table:style-name="ro1">
          <table:table-cell office:value-type="float" office:value="58222" calcext:value-type="float">
            <text:p>58222</text:p>
          </table:table-cell>
          <table:table-cell table:style-name="ce2" office:value-type="string" calcext:value-type="string">
            <text:p>202</text:p>
          </table:table-cell>
          <table:table-cell table:style-name="ce2" office:value-type="string" calcext:value-type="string">
            <text:p>662</text:p>
          </table:table-cell>
          <table:table-cell office:value-type="float" office:value="465.18" calcext:value-type="float">
            <text:p>465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149993896484" calcext:value-type="float">
            <text:p>465.149993896484000</text:p>
          </table:table-cell>
          <table:table-cell office:value-type="float" office:value="-3.00061035156318" calcext:value-type="float">
            <text:p>-3</text:p>
          </table:table-cell>
          <table:table-cell table:style-name="ce1" table:formula="of:=ABS([.K539])" office:value-type="float" office:value="3.00061035156318" calcext:value-type="float">
            <text:p>3</text:p>
          </table:table-cell>
          <table:table-cell/>
        </table:table-row>
        <table:table-row table:style-name="ro1">
          <table:table-cell office:value-type="float" office:value="58223" calcext:value-type="float">
            <text:p>58223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661</text:p>
          </table:table-cell>
          <table:table-cell office:value-type="float" office:value="478.24" calcext:value-type="float">
            <text:p>478.2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8.230010986328" calcext:value-type="float">
            <text:p>478.230010986328000</text:p>
          </table:table-cell>
          <table:table-cell office:value-type="float" office:value="-0.998901367188409" calcext:value-type="float">
            <text:p>-1</text:p>
          </table:table-cell>
          <table:table-cell table:style-name="ce1" table:formula="of:=ABS([.K540])" office:value-type="float" office:value="0.998901367188409" calcext:value-type="float">
            <text:p>1</text:p>
          </table:table-cell>
          <table:table-cell/>
        </table:table-row>
        <table:table-row table:style-name="ro1">
          <table:table-cell office:value-type="float" office:value="58231" calcext:value-type="float">
            <text:p>58231</text:p>
          </table:table-cell>
          <table:table-cell table:style-name="ce2" office:value-type="string" calcext:value-type="string">
            <text:p>833</text:p>
          </table:table-cell>
          <table:table-cell table:style-name="ce2" office:value-type="string" calcext:value-type="string">
            <text:p>659</text:p>
          </table:table-cell>
          <table:table-cell office:value-type="float" office:value="464.69" calcext:value-type="float">
            <text:p>464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670013427734" calcext:value-type="float">
            <text:p>464.670013427734000</text:p>
          </table:table-cell>
          <table:table-cell office:value-type="float" office:value="-1.99865722656227" calcext:value-type="float">
            <text:p>-2</text:p>
          </table:table-cell>
          <table:table-cell table:style-name="ce1" table:formula="of:=ABS([.K541])" office:value-type="float" office:value="1.99865722656227" calcext:value-type="float">
            <text:p>2</text:p>
          </table:table-cell>
          <table:table-cell/>
        </table:table-row>
        <table:table-row table:style-name="ro1">
          <table:table-cell office:value-type="float" office:value="58226" calcext:value-type="float">
            <text:p>58226</text:p>
          </table:table-cell>
          <table:table-cell table:style-name="ce2" office:value-type="string" calcext:value-type="string">
            <text:p>196</text:p>
          </table:table-cell>
          <table:table-cell table:style-name="ce2" office:value-type="string" calcext:value-type="string">
            <text:p>658</text:p>
          </table:table-cell>
          <table:table-cell office:value-type="float" office:value="460.59" calcext:value-type="float">
            <text:p>460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559997558594" calcext:value-type="float">
            <text:p>460.559997558594000</text:p>
          </table:table-cell>
          <table:table-cell office:value-type="float" office:value="-3.0002441406225" calcext:value-type="float">
            <text:p>-3</text:p>
          </table:table-cell>
          <table:table-cell table:style-name="ce1" table:formula="of:=ABS([.K542])" office:value-type="float" office:value="3.0002441406225" calcext:value-type="float">
            <text:p>3</text:p>
          </table:table-cell>
          <table:table-cell/>
        </table:table-row>
        <table:table-row table:style-name="ro1">
          <table:table-cell office:value-type="float" office:value="58228" calcext:value-type="float">
            <text:p>58228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656</text:p>
          </table:table-cell>
          <table:table-cell office:value-type="float" office:value="457" calcext:value-type="float">
            <text:p>457.0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179992675781" calcext:value-type="float">
            <text:p>457.179992675781000</text:p>
          </table:table-cell>
          <table:table-cell office:value-type="float" office:value="17.999267578125" calcext:value-type="float">
            <text:p>18</text:p>
          </table:table-cell>
          <table:table-cell table:style-name="ce1" table:formula="of:=ABS([.K543])" office:value-type="float" office:value="17.999267578125" calcext:value-type="float">
            <text:p>18</text:p>
          </table:table-cell>
          <table:table-cell/>
        </table:table-row>
        <table:table-row table:style-name="ro1">
          <table:table-cell office:value-type="float" office:value="58219" calcext:value-type="float">
            <text:p>58219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655</text:p>
          </table:table-cell>
          <table:table-cell office:value-type="float" office:value="466.17" calcext:value-type="float">
            <text:p>466.1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230010986328" calcext:value-type="float">
            <text:p>466.230010986328000</text:p>
          </table:table-cell>
          <table:table-cell office:value-type="float" office:value="6.00109863281091" calcext:value-type="float">
            <text:p>6</text:p>
          </table:table-cell>
          <table:table-cell table:style-name="ce1" table:formula="of:=ABS([.K544])" office:value-type="float" office:value="6.00109863281091" calcext:value-type="float">
            <text:p>6</text:p>
          </table:table-cell>
          <table:table-cell/>
        </table:table-row>
        <table:table-row table:style-name="ro1">
          <table:table-cell office:value-type="float" office:value="58215" calcext:value-type="float">
            <text:p>58215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654</text:p>
          </table:table-cell>
          <table:table-cell office:value-type="float" office:value="475.85" calcext:value-type="float">
            <text:p>475.8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850006103516" calcext:value-type="float">
            <text:p>475.850006103516000</text:p>
          </table:table-cell>
          <table:table-cell office:value-type="float" office:value="0.000610351560226" calcext:value-type="float">
            <text:p>0</text:p>
          </table:table-cell>
          <table:table-cell table:style-name="ce1" table:formula="of:=ABS([.K545])" office:value-type="float" office:value="0.000610351560226" calcext:value-type="float">
            <text:p>0</text:p>
          </table:table-cell>
          <table:table-cell/>
        </table:table-row>
        <table:table-row table:style-name="ro1">
          <table:table-cell office:value-type="float" office:value="58233" calcext:value-type="float">
            <text:p>58233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653</text:p>
          </table:table-cell>
          <table:table-cell office:value-type="float" office:value="464.9" calcext:value-type="float">
            <text:p>464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950012207031" calcext:value-type="float">
            <text:p>464.950012207031000</text:p>
          </table:table-cell>
          <table:table-cell office:value-type="float" office:value="5.00122070312727" calcext:value-type="float">
            <text:p>5</text:p>
          </table:table-cell>
          <table:table-cell table:style-name="ce1" table:formula="of:=ABS([.K546])" office:value-type="float" office:value="5.00122070312727" calcext:value-type="float">
            <text:p>5</text:p>
          </table:table-cell>
          <table:table-cell/>
        </table:table-row>
        <table:table-row table:style-name="ro1">
          <table:table-cell office:value-type="float" office:value="42118" calcext:value-type="float">
            <text:p>42118</text:p>
          </table:table-cell>
          <table:table-cell table:style-name="ce2" office:value-type="string" calcext:value-type="string">
            <text:p>24590243</text:p>
          </table:table-cell>
          <table:table-cell table:style-name="ce2" office:value-type="string" calcext:value-type="string">
            <text:p>743</text:p>
          </table:table-cell>
          <table:table-cell office:value-type="float" office:value="437.77" calcext:value-type="float">
            <text:p>437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7.959991455078" calcext:value-type="float">
            <text:p>437.959991455078000</text:p>
          </table:table-cell>
          <table:table-cell office:value-type="float" office:value="18.9991455078143" calcext:value-type="float">
            <text:p>19</text:p>
          </table:table-cell>
          <table:table-cell table:style-name="ce1" table:formula="of:=ABS([.K547])" office:value-type="float" office:value="18.9991455078143" calcext:value-type="float">
            <text:p>19</text:p>
          </table:table-cell>
          <table:table-cell/>
        </table:table-row>
        <table:table-row table:style-name="ro1">
          <table:table-cell office:value-type="float" office:value="58329" calcext:value-type="float">
            <text:p>58329</text:p>
          </table:table-cell>
          <table:table-cell table:style-name="ce2" office:value-type="string" calcext:value-type="string">
            <text:p>243</text:p>
          </table:table-cell>
          <table:table-cell table:style-name="ce2" office:value-type="string" calcext:value-type="string">
            <text:p>743</text:p>
          </table:table-cell>
          <table:table-cell office:value-type="float" office:value="437.77" calcext:value-type="float">
            <text:p>437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7.959991455078" calcext:value-type="float">
            <text:p>437.959991455078000</text:p>
          </table:table-cell>
          <table:table-cell office:value-type="float" office:value="18.9991455078143" calcext:value-type="float">
            <text:p>19</text:p>
          </table:table-cell>
          <table:table-cell table:style-name="ce1" table:formula="of:=ABS([.K548])" office:value-type="float" office:value="18.9991455078143" calcext:value-type="float">
            <text:p>19</text:p>
          </table:table-cell>
          <table:table-cell/>
        </table:table-row>
        <table:table-row table:style-name="ro1">
          <table:table-cell office:value-type="float" office:value="42117" calcext:value-type="float">
            <text:p>42117</text:p>
          </table:table-cell>
          <table:table-cell table:style-name="ce2" office:value-type="string" calcext:value-type="string">
            <text:p>24590242</text:p>
          </table:table-cell>
          <table:table-cell table:style-name="ce2" office:value-type="string" calcext:value-type="string">
            <text:p>742</text:p>
          </table:table-cell>
          <table:table-cell office:value-type="float" office:value="435.41" calcext:value-type="float">
            <text:p>435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5.149993896484" calcext:value-type="float">
            <text:p>435.149993896484000</text:p>
          </table:table-cell>
          <table:table-cell office:value-type="float" office:value="-26.000610351565" calcext:value-type="float">
            <text:p>-26</text:p>
          </table:table-cell>
          <table:table-cell table:style-name="ce1" table:formula="of:=ABS([.K549])" office:value-type="float" office:value="26.000610351565" calcext:value-type="float">
            <text:p>26</text:p>
          </table:table-cell>
          <table:table-cell/>
        </table:table-row>
        <table:table-row table:style-name="ro1">
          <table:table-cell office:value-type="float" office:value="58325" calcext:value-type="float">
            <text:p>58325</text:p>
          </table:table-cell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742</text:p>
          </table:table-cell>
          <table:table-cell office:value-type="float" office:value="435.41" calcext:value-type="float">
            <text:p>435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5.149993896484" calcext:value-type="float">
            <text:p>435.149993896484000</text:p>
          </table:table-cell>
          <table:table-cell office:value-type="float" office:value="-26.000610351565" calcext:value-type="float">
            <text:p>-26</text:p>
          </table:table-cell>
          <table:table-cell table:style-name="ce1" table:formula="of:=ABS([.K550])" office:value-type="float" office:value="26.000610351565" calcext:value-type="float">
            <text:p>26</text:p>
          </table:table-cell>
          <table:table-cell/>
        </table:table-row>
        <table:table-row table:style-name="ro1">
          <table:table-cell office:value-type="float" office:value="58288" calcext:value-type="float">
            <text:p>58288</text:p>
          </table:table-cell>
          <table:table-cell table:style-name="ce2" office:value-type="string" calcext:value-type="string">
            <text:p>254</text:p>
          </table:table-cell>
          <table:table-cell table:style-name="ce2" office:value-type="string" calcext:value-type="string">
            <text:p>741</text:p>
          </table:table-cell>
          <table:table-cell office:value-type="float" office:value="463.85" calcext:value-type="float">
            <text:p>463.8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3.920013427734" calcext:value-type="float">
            <text:p>463.920013427734000</text:p>
          </table:table-cell>
          <table:table-cell office:value-type="float" office:value="7.00134277343523" calcext:value-type="float">
            <text:p>7</text:p>
          </table:table-cell>
          <table:table-cell table:style-name="ce1" table:formula="of:=ABS([.K551])" office:value-type="float" office:value="7.00134277343523" calcext:value-type="float">
            <text:p>7</text:p>
          </table:table-cell>
          <table:table-cell/>
        </table:table-row>
        <table:table-row table:style-name="ro1">
          <table:table-cell office:value-type="float" office:value="58328" calcext:value-type="float">
            <text:p>58328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740</text:p>
          </table:table-cell>
          <table:table-cell office:value-type="float" office:value="461.3" calcext:value-type="float">
            <text:p>461.3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1.130004882812" calcext:value-type="float">
            <text:p>461.130004882812000</text:p>
          </table:table-cell>
          <table:table-cell office:value-type="float" office:value="-16.9995117187511" calcext:value-type="float">
            <text:p>-17</text:p>
          </table:table-cell>
          <table:table-cell table:style-name="ce1" table:formula="of:=ABS([.K552])" office:value-type="float" office:value="16.9995117187511" calcext:value-type="float">
            <text:p>17</text:p>
          </table:table-cell>
          <table:table-cell/>
        </table:table-row>
        <table:table-row table:style-name="ro1">
          <table:table-cell office:value-type="float" office:value="58276" calcext:value-type="float">
            <text:p>58276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739</text:p>
          </table:table-cell>
          <table:table-cell office:value-type="float" office:value="444.29" calcext:value-type="float">
            <text:p>444.2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700012207031" calcext:value-type="float">
            <text:p>444.700012207031000</text:p>
          </table:table-cell>
          <table:table-cell office:value-type="float" office:value="41.001220703123" calcext:value-type="float">
            <text:p>41</text:p>
          </table:table-cell>
          <table:table-cell table:style-name="ce1" table:formula="of:=ABS([.K553])" office:value-type="float" office:value="41.001220703123" calcext:value-type="float">
            <text:p>41</text:p>
          </table:table-cell>
          <table:table-cell/>
        </table:table-row>
        <table:table-row table:style-name="ro1">
          <table:table-cell office:value-type="float" office:value="58279" calcext:value-type="float">
            <text:p>58279</text:p>
          </table:table-cell>
          <table:table-cell table:style-name="ce2" office:value-type="string" calcext:value-type="string">
            <text:p>258</text:p>
          </table:table-cell>
          <table:table-cell table:style-name="ce2" office:value-type="string" calcext:value-type="string">
            <text:p>738</text:p>
          </table:table-cell>
          <table:table-cell office:value-type="float" office:value="448.11" calcext:value-type="float">
            <text:p>448.1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8.130004882812" calcext:value-type="float">
            <text:p>448.130004882812000</text:p>
          </table:table-cell>
          <table:table-cell office:value-type="float" office:value="2.00048828124864" calcext:value-type="float">
            <text:p>2</text:p>
          </table:table-cell>
          <table:table-cell table:style-name="ce1" table:formula="of:=ABS([.K554])" office:value-type="float" office:value="2.00048828124864" calcext:value-type="float">
            <text:p>2</text:p>
          </table:table-cell>
          <table:table-cell/>
        </table:table-row>
        <table:table-row table:style-name="ro1">
          <table:table-cell office:value-type="float" office:value="58323" calcext:value-type="float">
            <text:p>58323</text:p>
          </table:table-cell>
          <table:table-cell table:style-name="ce2" office:value-type="string" calcext:value-type="string">
            <text:p>260</text:p>
          </table:table-cell>
          <table:table-cell table:style-name="ce2" office:value-type="string" calcext:value-type="string">
            <text:p>737</text:p>
          </table:table-cell>
          <table:table-cell office:value-type="float" office:value="444.36" calcext:value-type="float">
            <text:p>444.3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329986572266" calcext:value-type="float">
            <text:p>444.329986572266000</text:p>
          </table:table-cell>
          <table:table-cell office:value-type="float" office:value="-3.00134277343886" calcext:value-type="float">
            <text:p>-3</text:p>
          </table:table-cell>
          <table:table-cell table:style-name="ce1" table:formula="of:=ABS([.K555])" office:value-type="float" office:value="3.00134277343886" calcext:value-type="float">
            <text:p>3</text:p>
          </table:table-cell>
          <table:table-cell/>
        </table:table-row>
        <table:table-row table:style-name="ro1">
          <table:table-cell office:value-type="float" office:value="58324" calcext:value-type="float">
            <text:p>58324</text:p>
          </table:table-cell>
          <table:table-cell table:style-name="ce2" office:value-type="string" calcext:value-type="string">
            <text:p>259</text:p>
          </table:table-cell>
          <table:table-cell table:style-name="ce2" office:value-type="string" calcext:value-type="string">
            <text:p>736</text:p>
          </table:table-cell>
          <table:table-cell office:value-type="float" office:value="446.55" calcext:value-type="float">
            <text:p>446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6.579986572266" calcext:value-type="float">
            <text:p>446.579986572266000</text:p>
          </table:table-cell>
          <table:table-cell office:value-type="float" office:value="2.99865722656136" calcext:value-type="float">
            <text:p>3</text:p>
          </table:table-cell>
          <table:table-cell table:style-name="ce1" table:formula="of:=ABS([.K556])" office:value-type="float" office:value="2.99865722656136" calcext:value-type="float">
            <text:p>3</text:p>
          </table:table-cell>
          <table:table-cell/>
        </table:table-row>
        <table:table-row table:style-name="ro1">
          <table:table-cell office:value-type="float" office:value="58327" calcext:value-type="float">
            <text:p>58327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735</text:p>
          </table:table-cell>
          <table:table-cell office:value-type="float" office:value="431.55" calcext:value-type="float">
            <text:p>431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709991455078" calcext:value-type="float">
            <text:p>428.709991455078000</text:p>
          </table:table-cell>
          <table:table-cell office:value-type="float" office:value="-284.000854492189" calcext:value-type="float">
            <text:p>-284</text:p>
          </table:table-cell>
          <table:table-cell table:style-name="ce1" table:formula="of:=ABS([.K557])" office:value-type="float" office:value="284.000854492189" calcext:value-type="float">
            <text:p>284</text:p>
          </table:table-cell>
          <table:table-cell/>
        </table:table-row>
        <table:table-row table:style-name="ro1">
          <table:table-cell office:value-type="float" office:value="58326" calcext:value-type="float">
            <text:p>58326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734</text:p>
          </table:table-cell>
          <table:table-cell office:value-type="float" office:value="436.1" calcext:value-type="float">
            <text:p>436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36.25" calcext:value-type="float">
            <text:p>436.250000000000000</text:p>
          </table:table-cell>
          <table:table-cell office:value-type="float" office:value="14.9999999999977" calcext:value-type="float">
            <text:p>15</text:p>
          </table:table-cell>
          <table:table-cell table:style-name="ce1" table:formula="of:=ABS([.K558])" office:value-type="float" office:value="14.9999999999977" calcext:value-type="float">
            <text:p>15</text:p>
          </table:table-cell>
          <table:table-cell/>
        </table:table-row>
        <table:table-row table:style-name="ro1">
          <table:table-cell office:value-type="float" office:value="58313" calcext:value-type="float">
            <text:p>58313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30</text:p>
          </table:table-cell>
          <table:table-cell office:value-type="float" office:value="444.54" calcext:value-type="float">
            <text:p>444.5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4.470001220703" calcext:value-type="float">
            <text:p>444.470001220703000</text:p>
          </table:table-cell>
          <table:table-cell office:value-type="float" office:value="-6.99987792968955" calcext:value-type="float">
            <text:p>-7</text:p>
          </table:table-cell>
          <table:table-cell table:style-name="ce1" table:formula="of:=ABS([.K559])" office:value-type="float" office:value="6.99987792968955" calcext:value-type="float">
            <text:p>7</text:p>
          </table:table-cell>
          <table:table-cell/>
        </table:table-row>
        <table:table-row table:style-name="ro1">
          <table:table-cell office:value-type="float" office:value="58317" calcext:value-type="float">
            <text:p>58317</text:p>
          </table:table-cell>
          <table:table-cell table:style-name="ce2" office:value-type="string" calcext:value-type="string">
            <text:p>470</text:p>
          </table:table-cell>
          <table:table-cell table:style-name="ce2" office:value-type="string" calcext:value-type="string">
            <text:p>729</text:p>
          </table:table-cell>
          <table:table-cell office:value-type="float" office:value="428.296" calcext:value-type="float">
            <text:p>428.29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80010986328" calcext:value-type="float">
            <text:p>428.480010986328000</text:p>
          </table:table-cell>
          <table:table-cell office:value-type="float" office:value="18.4010986328133" calcext:value-type="float">
            <text:p>18</text:p>
          </table:table-cell>
          <table:table-cell table:style-name="ce1" table:formula="of:=ABS([.K560])" office:value-type="float" office:value="18.4010986328133" calcext:value-type="float">
            <text:p>18</text:p>
          </table:table-cell>
          <table:table-cell/>
        </table:table-row>
        <table:table-row table:style-name="ro1">
          <table:table-cell office:value-type="float" office:value="58299" calcext:value-type="float">
            <text:p>58299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717</text:p>
          </table:table-cell>
          <table:table-cell office:value-type="float" office:value="452.47" calcext:value-type="float">
            <text:p>452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2.450012207031" calcext:value-type="float">
            <text:p>452.450012207031000</text:p>
          </table:table-cell>
          <table:table-cell office:value-type="float" office:value="-1.99877929687773" calcext:value-type="float">
            <text:p>-2</text:p>
          </table:table-cell>
          <table:table-cell table:style-name="ce1" table:formula="of:=ABS([.K561])" office:value-type="float" office:value="1.99877929687773" calcext:value-type="float">
            <text:p>2</text:p>
          </table:table-cell>
          <table:table-cell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style-name="ce2" office:value-type="string" calcext:value-type="string">
            <text:p>241</text:p>
          </table:table-cell>
          <table:table-cell table:style-name="ce2" office:value-type="string" calcext:value-type="string">
            <text:p>716</text:p>
          </table:table-cell>
          <table:table-cell office:value-type="float" office:value="459.13" calcext:value-type="float">
            <text:p>459.1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160003662109" calcext:value-type="float">
            <text:p>459.160003662109000</text:p>
          </table:table-cell>
          <table:table-cell office:value-type="float" office:value="3.00036621093795" calcext:value-type="float">
            <text:p>3</text:p>
          </table:table-cell>
          <table:table-cell table:style-name="ce1" table:formula="of:=ABS([.K562])" office:value-type="float" office:value="3.00036621093795" calcext:value-type="float">
            <text:p>3</text:p>
          </table:table-cell>
          <table:table-cell/>
        </table:table-row>
        <table:table-row table:style-name="ro1">
          <table:table-cell office:value-type="float" office:value="58303" calcext:value-type="float">
            <text:p>58303</text:p>
          </table:table-cell>
          <table:table-cell table:style-name="ce2" office:value-type="string" calcext:value-type="string">
            <text:p>177</text:p>
          </table:table-cell>
          <table:table-cell table:style-name="ce2" office:value-type="string" calcext:value-type="string">
            <text:p>715</text:p>
          </table:table-cell>
          <table:table-cell office:value-type="float" office:value="459.21" calcext:value-type="float">
            <text:p>459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200012207031" calcext:value-type="float">
            <text:p>459.200012207031000</text:p>
          </table:table-cell>
          <table:table-cell office:value-type="float" office:value="-0.998779296872954" calcext:value-type="float">
            <text:p>-1</text:p>
          </table:table-cell>
          <table:table-cell table:style-name="ce1" table:formula="of:=ABS([.K563])" office:value-type="float" office:value="0.998779296872954" calcext:value-type="float">
            <text:p>1</text:p>
          </table:table-cell>
          <table:table-cell/>
        </table:table-row>
        <table:table-row table:style-name="ro1">
          <table:table-cell office:value-type="float" office:value="58287" calcext:value-type="float">
            <text:p>58287</text:p>
          </table:table-cell>
          <table:table-cell table:style-name="ce2" office:value-type="string" calcext:value-type="string">
            <text:p>344</text:p>
          </table:table-cell>
          <table:table-cell table:style-name="ce2" office:value-type="string" calcext:value-type="string">
            <text:p>714</text:p>
          </table:table-cell>
          <table:table-cell office:value-type="float" office:value="455.11" calcext:value-type="float">
            <text:p>455.1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209991455078" calcext:value-type="float">
            <text:p>455.209991455078000</text:p>
          </table:table-cell>
          <table:table-cell office:value-type="float" office:value="9.99914550781114" calcext:value-type="float">
            <text:p>10</text:p>
          </table:table-cell>
          <table:table-cell table:style-name="ce1" table:formula="of:=ABS([.K564])" office:value-type="float" office:value="9.99914550781114" calcext:value-type="float">
            <text:p>10</text:p>
          </table:table-cell>
          <table:table-cell/>
        </table:table-row>
        <table:table-row table:style-name="ro1">
          <table:table-cell office:value-type="float" office:value="58154" calcext:value-type="float">
            <text:p>58154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592</text:p>
          </table:table-cell>
          <table:table-cell office:value-type="float" office:value="474.15" calcext:value-type="float">
            <text:p>474.1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4.079986572266" calcext:value-type="float">
            <text:p>474.079986572266000</text:p>
          </table:table-cell>
          <table:table-cell office:value-type="float" office:value="-7.00134277343523" calcext:value-type="float">
            <text:p>-7</text:p>
          </table:table-cell>
          <table:table-cell table:style-name="ce1" table:formula="of:=ABS([.K565])" office:value-type="float" office:value="7.00134277343523" calcext:value-type="float">
            <text:p>7</text:p>
          </table:table-cell>
          <table:table-cell/>
        </table:table-row>
        <table:table-row table:style-name="ro1">
          <table:table-cell office:value-type="float" office:value="58150" calcext:value-type="float">
            <text:p>58150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591</text:p>
          </table:table-cell>
          <table:table-cell office:value-type="float" office:value="467.55" calcext:value-type="float">
            <text:p>467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559997558594" calcext:value-type="float">
            <text:p>467.559997558594000</text:p>
          </table:table-cell>
          <table:table-cell office:value-type="float" office:value="0.999755859373863" calcext:value-type="float">
            <text:p>1</text:p>
          </table:table-cell>
          <table:table-cell table:style-name="ce1" table:formula="of:=ABS([.K566])" office:value-type="float" office:value="0.999755859373863" calcext:value-type="float">
            <text:p>1</text:p>
          </table:table-cell>
          <table:table-cell/>
        </table:table-row>
        <table:table-row table:style-name="ro1">
          <table:table-cell office:value-type="float" office:value="58148" calcext:value-type="float">
            <text:p>58148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590</text:p>
          </table:table-cell>
          <table:table-cell office:value-type="float" office:value="459.78" calcext:value-type="float">
            <text:p>459.7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660003662109" calcext:value-type="float">
            <text:p>459.660003662109000</text:p>
          </table:table-cell>
          <table:table-cell office:value-type="float" office:value="-11.9996337890598" calcext:value-type="float">
            <text:p>-12</text:p>
          </table:table-cell>
          <table:table-cell table:style-name="ce1" table:formula="of:=ABS([.K567])" office:value-type="float" office:value="11.9996337890598" calcext:value-type="float">
            <text:p>12</text:p>
          </table:table-cell>
          <table:table-cell/>
        </table:table-row>
        <table:table-row table:style-name="ro1">
          <table:table-cell office:value-type="float" office:value="58212" calcext:value-type="float">
            <text:p>58212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589</text:p>
          </table:table-cell>
          <table:table-cell office:value-type="float" office:value="466.61" calcext:value-type="float">
            <text:p>466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720001220703" calcext:value-type="float">
            <text:p>466.720001220703000</text:p>
          </table:table-cell>
          <table:table-cell office:value-type="float" office:value="11.0001220703111" calcext:value-type="float">
            <text:p>11</text:p>
          </table:table-cell>
          <table:table-cell table:style-name="ce1" table:formula="of:=ABS([.K568])" office:value-type="float" office:value="11.0001220703111" calcext:value-type="float">
            <text:p>11</text:p>
          </table:table-cell>
          <table:table-cell/>
        </table:table-row>
        <table:table-row table:style-name="ro1">
          <table:table-cell office:value-type="float" office:value="58149" calcext:value-type="float">
            <text:p>58149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588</text:p>
          </table:table-cell>
          <table:table-cell office:value-type="float" office:value="460.29" calcext:value-type="float">
            <text:p>460.2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299987792969" calcext:value-type="float">
            <text:p>460.299987792969000</text:p>
          </table:table-cell>
          <table:table-cell office:value-type="float" office:value="0.998779296872954" calcext:value-type="float">
            <text:p>1</text:p>
          </table:table-cell>
          <table:table-cell table:style-name="ce1" table:formula="of:=ABS([.K569])" office:value-type="float" office:value="0.998779296872954" calcext:value-type="float">
            <text:p>1</text:p>
          </table:table-cell>
          <table:table-cell/>
        </table:table-row>
        <table:table-row table:style-name="ro1">
          <table:table-cell office:value-type="float" office:value="58205" calcext:value-type="float">
            <text:p>58205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587</text:p>
          </table:table-cell>
          <table:table-cell office:value-type="float" office:value="466.82" calcext:value-type="float">
            <text:p>466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100006103516" calcext:value-type="float">
            <text:p>467.100006103516000</text:p>
          </table:table-cell>
          <table:table-cell office:value-type="float" office:value="28.0006103515632" calcext:value-type="float">
            <text:p>28</text:p>
          </table:table-cell>
          <table:table-cell table:style-name="ce1" table:formula="of:=ABS([.K570])" office:value-type="float" office:value="28.0006103515632" calcext:value-type="float">
            <text:p>28</text:p>
          </table:table-cell>
          <table:table-cell/>
        </table:table-row>
        <table:table-row table:style-name="ro1">
          <table:table-cell office:value-type="float" office:value="58202" calcext:value-type="float">
            <text:p>58202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586</text:p>
          </table:table-cell>
          <table:table-cell office:value-type="float" office:value="466.53" calcext:value-type="float">
            <text:p>466.5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670013427734" calcext:value-type="float">
            <text:p>466.670013427734000</text:p>
          </table:table-cell>
          <table:table-cell office:value-type="float" office:value="14.0013427734402" calcext:value-type="float">
            <text:p>14</text:p>
          </table:table-cell>
          <table:table-cell table:style-name="ce1" table:formula="of:=ABS([.K571])" office:value-type="float" office:value="14.0013427734402" calcext:value-type="float">
            <text:p>14</text:p>
          </table:table-cell>
          <table:table-cell/>
        </table:table-row>
        <table:table-row table:style-name="ro1">
          <table:table-cell office:value-type="float" office:value="58147" calcext:value-type="float">
            <text:p>58147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585</text:p>
          </table:table-cell>
          <table:table-cell office:value-type="float" office:value="472.67" calcext:value-type="float">
            <text:p>472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2.890014648438" calcext:value-type="float">
            <text:p>472.890014648438000</text:p>
          </table:table-cell>
          <table:table-cell office:value-type="float" office:value="22.0014648437484" calcext:value-type="float">
            <text:p>22</text:p>
          </table:table-cell>
          <table:table-cell table:style-name="ce1" table:formula="of:=ABS([.K572])" office:value-type="float" office:value="22.0014648437484" calcext:value-type="float">
            <text:p>22</text:p>
          </table:table-cell>
          <table:table-cell/>
        </table:table-row>
        <table:table-row table:style-name="ro1">
          <table:table-cell office:value-type="float" office:value="58146" calcext:value-type="float">
            <text:p>58146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84</text:p>
          </table:table-cell>
          <table:table-cell office:value-type="float" office:value="473.25" calcext:value-type="float">
            <text:p>473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459991455078" calcext:value-type="float">
            <text:p>473.459991455078000</text:p>
          </table:table-cell>
          <table:table-cell office:value-type="float" office:value="20.9991455078125" calcext:value-type="float">
            <text:p>21</text:p>
          </table:table-cell>
          <table:table-cell table:style-name="ce1" table:formula="of:=ABS([.K573])" office:value-type="float" office:value="20.9991455078125" calcext:value-type="float">
            <text:p>21</text:p>
          </table:table-cell>
          <table:table-cell/>
        </table:table-row>
        <table:table-row table:style-name="ro1">
          <table:table-cell office:value-type="float" office:value="58143" calcext:value-type="float">
            <text:p>58143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583</text:p>
          </table:table-cell>
          <table:table-cell office:value-type="float" office:value="465.9" calcext:value-type="float">
            <text:p>465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179992675781" calcext:value-type="float">
            <text:p>466.179992675781000</text:p>
          </table:table-cell>
          <table:table-cell office:value-type="float" office:value="27.9992675781273" calcext:value-type="float">
            <text:p>28</text:p>
          </table:table-cell>
          <table:table-cell table:style-name="ce1" table:formula="of:=ABS([.K574])" office:value-type="float" office:value="27.9992675781273" calcext:value-type="float">
            <text:p>28</text:p>
          </table:table-cell>
          <table:table-cell/>
        </table:table-row>
        <table:table-row table:style-name="ro1">
          <table:table-cell office:value-type="float" office:value="58145" calcext:value-type="float">
            <text:p>58145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582</text:p>
          </table:table-cell>
          <table:table-cell office:value-type="float" office:value="465.4" calcext:value-type="float">
            <text:p>465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540008544922" calcext:value-type="float">
            <text:p>465.540008544922000</text:p>
          </table:table-cell>
          <table:table-cell office:value-type="float" office:value="14.0008544921898" calcext:value-type="float">
            <text:p>14</text:p>
          </table:table-cell>
          <table:table-cell table:style-name="ce1" table:formula="of:=ABS([.K575])" office:value-type="float" office:value="14.0008544921898" calcext:value-type="float">
            <text:p>14</text:p>
          </table:table-cell>
          <table:table-cell/>
        </table:table-row>
        <table:table-row table:style-name="ro1">
          <table:table-cell office:value-type="float" office:value="41989" calcext:value-type="float">
            <text:p>41989</text:p>
          </table:table-cell>
          <table:table-cell table:style-name="ce2" office:value-type="string" calcext:value-type="string">
            <text:p>24590830</text:p>
          </table:table-cell>
          <table:table-cell table:style-name="ce2" office:value-type="string" calcext:value-type="string">
            <text:p>581</text:p>
          </table:table-cell>
          <table:table-cell office:value-type="float" office:value="493.05" calcext:value-type="float">
            <text:p>493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3.179992675781" calcext:value-type="float">
            <text:p>493.179992675781000</text:p>
          </table:table-cell>
          <table:table-cell office:value-type="float" office:value="12.9992675781239" calcext:value-type="float">
            <text:p>13</text:p>
          </table:table-cell>
          <table:table-cell table:style-name="ce1" table:formula="of:=ABS([.K576])" office:value-type="float" office:value="12.9992675781239" calcext:value-type="float">
            <text:p>13</text:p>
          </table:table-cell>
          <table:table-cell/>
        </table:table-row>
        <table:table-row table:style-name="ro1">
          <table:table-cell office:value-type="float" office:value="58188" calcext:value-type="float">
            <text:p>58188</text:p>
          </table:table-cell>
          <table:table-cell table:style-name="ce2" office:value-type="string" calcext:value-type="string">
            <text:p>830</text:p>
          </table:table-cell>
          <table:table-cell table:style-name="ce2" office:value-type="string" calcext:value-type="string">
            <text:p>581</text:p>
          </table:table-cell>
          <table:table-cell office:value-type="float" office:value="493.05" calcext:value-type="float">
            <text:p>493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3.179992675781" calcext:value-type="float">
            <text:p>493.179992675781000</text:p>
          </table:table-cell>
          <table:table-cell office:value-type="float" office:value="12.9992675781239" calcext:value-type="float">
            <text:p>13</text:p>
          </table:table-cell>
          <table:table-cell table:style-name="ce1" table:formula="of:=ABS([.K577])" office:value-type="float" office:value="12.9992675781239" calcext:value-type="float">
            <text:p>13</text:p>
          </table:table-cell>
          <table:table-cell/>
        </table:table-row>
        <table:table-row table:style-name="ro1">
          <table:table-cell office:value-type="float" office:value="41992" calcext:value-type="float">
            <text:p>41992</text:p>
          </table:table-cell>
          <table:table-cell table:style-name="ce2" office:value-type="string" calcext:value-type="string">
            <text:p>24590717</text:p>
          </table:table-cell>
          <table:table-cell table:style-name="ce2" office:value-type="string" calcext:value-type="string">
            <text:p>580</text:p>
          </table:table-cell>
          <table:table-cell office:value-type="float" office:value="495.767" calcext:value-type="float">
            <text:p>495.7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989990234375" calcext:value-type="float">
            <text:p>495.989990234375000</text:p>
          </table:table-cell>
          <table:table-cell office:value-type="float" office:value="22.2990234375004" calcext:value-type="float">
            <text:p>22</text:p>
          </table:table-cell>
          <table:table-cell table:style-name="ce1" table:formula="of:=ABS([.K578])" office:value-type="float" office:value="22.2990234375004" calcext:value-type="float">
            <text:p>22</text:p>
          </table:table-cell>
          <table:table-cell/>
        </table:table-row>
        <table:table-row table:style-name="ro1">
          <table:table-cell office:value-type="float" office:value="58133" calcext:value-type="float">
            <text:p>58133</text:p>
          </table:table-cell>
          <table:table-cell table:style-name="ce2" office:value-type="string" calcext:value-type="string">
            <text:p>717</text:p>
          </table:table-cell>
          <table:table-cell table:style-name="ce2" office:value-type="string" calcext:value-type="string">
            <text:p>580</text:p>
          </table:table-cell>
          <table:table-cell office:value-type="float" office:value="495.767" calcext:value-type="float">
            <text:p>495.7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989990234375" calcext:value-type="float">
            <text:p>495.989990234375000</text:p>
          </table:table-cell>
          <table:table-cell office:value-type="float" office:value="22.2990234375004" calcext:value-type="float">
            <text:p>22</text:p>
          </table:table-cell>
          <table:table-cell table:style-name="ce1" table:formula="of:=ABS([.K579])" office:value-type="float" office:value="22.2990234375004" calcext:value-type="float">
            <text:p>22</text:p>
          </table:table-cell>
          <table:table-cell/>
        </table:table-row>
        <table:table-row table:style-name="ro1">
          <table:table-cell office:value-type="float" office:value="41991" calcext:value-type="float">
            <text:p>41991</text:p>
          </table:table-cell>
          <table:table-cell table:style-name="ce2" office:value-type="string" calcext:value-type="string">
            <text:p>24590828</text:p>
          </table:table-cell>
          <table:table-cell table:style-name="ce2" office:value-type="string" calcext:value-type="string">
            <text:p>579</text:p>
          </table:table-cell>
          <table:table-cell office:value-type="float" office:value="502.9" calcext:value-type="float">
            <text:p>502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3.059997558594" calcext:value-type="float">
            <text:p>503.059997558594000</text:p>
          </table:table-cell>
          <table:table-cell office:value-type="float" office:value="15.9997558593773" calcext:value-type="float">
            <text:p>16</text:p>
          </table:table-cell>
          <table:table-cell table:style-name="ce1" table:formula="of:=ABS([.K580])" office:value-type="float" office:value="15.9997558593773" calcext:value-type="float">
            <text:p>16</text:p>
          </table:table-cell>
          <table:table-cell/>
        </table:table-row>
        <table:table-row table:style-name="ro1">
          <table:table-cell office:value-type="float" office:value="58136" calcext:value-type="float">
            <text:p>58136</text:p>
          </table:table-cell>
          <table:table-cell table:style-name="ce2" office:value-type="string" calcext:value-type="string">
            <text:p>828</text:p>
          </table:table-cell>
          <table:table-cell table:style-name="ce2" office:value-type="string" calcext:value-type="string">
            <text:p>579</text:p>
          </table:table-cell>
          <table:table-cell office:value-type="float" office:value="502.9" calcext:value-type="float">
            <text:p>502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3.059997558594" calcext:value-type="float">
            <text:p>503.059997558594000</text:p>
          </table:table-cell>
          <table:table-cell office:value-type="float" office:value="15.9997558593773" calcext:value-type="float">
            <text:p>16</text:p>
          </table:table-cell>
          <table:table-cell table:style-name="ce1" table:formula="of:=ABS([.K581])" office:value-type="float" office:value="15.9997558593773" calcext:value-type="float">
            <text:p>16</text:p>
          </table:table-cell>
          <table:table-cell/>
        </table:table-row>
        <table:table-row table:style-name="ro1">
          <table:table-cell office:value-type="float" office:value="58180" calcext:value-type="float">
            <text:p>58180</text:p>
          </table:table-cell>
          <table:table-cell table:style-name="ce2" office:value-type="string" calcext:value-type="string">
            <text:p>626</text:p>
          </table:table-cell>
          <table:table-cell table:style-name="ce2" office:value-type="string" calcext:value-type="string">
            <text:p>578</text:p>
          </table:table-cell>
          <table:table-cell office:value-type="float" office:value="495.201" calcext:value-type="float">
            <text:p>495.20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390014648438" calcext:value-type="float">
            <text:p>495.390014648438000</text:p>
          </table:table-cell>
          <table:table-cell office:value-type="float" office:value="18.9014648437478" calcext:value-type="float">
            <text:p>19</text:p>
          </table:table-cell>
          <table:table-cell table:style-name="ce1" table:formula="of:=ABS([.K582])" office:value-type="float" office:value="18.9014648437478" calcext:value-type="float">
            <text:p>19</text:p>
          </table:table-cell>
          <table:table-cell/>
        </table:table-row>
        <table:table-row table:style-name="ro1">
          <table:table-cell office:value-type="float" office:value="58131" calcext:value-type="float">
            <text:p>58131</text:p>
          </table:table-cell>
          <table:table-cell table:style-name="ce2" office:value-type="string" calcext:value-type="string">
            <text:p>764</text:p>
          </table:table-cell>
          <table:table-cell table:style-name="ce2" office:value-type="string" calcext:value-type="string">
            <text:p>575</text:p>
          </table:table-cell>
          <table:table-cell office:value-type="float" office:value="496.747" calcext:value-type="float">
            <text:p>496.74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6.850006103516" calcext:value-type="float">
            <text:p>496.850006103516000</text:p>
          </table:table-cell>
          <table:table-cell office:value-type="float" office:value="10.3006103515611" calcext:value-type="float">
            <text:p>10</text:p>
          </table:table-cell>
          <table:table-cell table:style-name="ce1" table:formula="of:=ABS([.K583])" office:value-type="float" office:value="10.3006103515611" calcext:value-type="float">
            <text:p>10</text:p>
          </table:table-cell>
          <table:table-cell/>
        </table:table-row>
        <table:table-row table:style-name="ro1">
          <table:table-cell office:value-type="float" office:value="58129" calcext:value-type="float">
            <text:p>58129</text:p>
          </table:table-cell>
          <table:table-cell table:style-name="ce2" office:value-type="string" calcext:value-type="string">
            <text:p>624</text:p>
          </table:table-cell>
          <table:table-cell table:style-name="ce2" office:value-type="string" calcext:value-type="string">
            <text:p>574</text:p>
          </table:table-cell>
          <table:table-cell office:value-type="float" office:value="495.546" calcext:value-type="float">
            <text:p>495.54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5.649993896484" calcext:value-type="float">
            <text:p>495.649993896484000</text:p>
          </table:table-cell>
          <table:table-cell office:value-type="float" office:value="10.3993896484383" calcext:value-type="float">
            <text:p>10</text:p>
          </table:table-cell>
          <table:table-cell table:style-name="ce1" table:formula="of:=ABS([.K584])" office:value-type="float" office:value="10.3993896484383" calcext:value-type="float">
            <text:p>10</text:p>
          </table:table-cell>
          <table:table-cell/>
        </table:table-row>
        <table:table-row table:style-name="ro1">
          <table:table-cell office:value-type="float" office:value="58173" calcext:value-type="float">
            <text:p>58173</text:p>
          </table:table-cell>
          <table:table-cell table:style-name="ce2" office:value-type="string" calcext:value-type="string">
            <text:p>215</text:p>
          </table:table-cell>
          <table:table-cell table:style-name="ce2" office:value-type="string" calcext:value-type="string">
            <text:p>573</text:p>
          </table:table-cell>
          <table:table-cell office:value-type="float" office:value="483.9" calcext:value-type="float">
            <text:p>483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3.940002441406" calcext:value-type="float">
            <text:p>483.940002441406000</text:p>
          </table:table-cell>
          <table:table-cell office:value-type="float" office:value="4.00024414062727" calcext:value-type="float">
            <text:p>4</text:p>
          </table:table-cell>
          <table:table-cell table:style-name="ce1" table:formula="of:=ABS([.K585])" office:value-type="float" office:value="4.00024414062727" calcext:value-type="float">
            <text:p>4</text:p>
          </table:table-cell>
          <table:table-cell/>
        </table:table-row>
        <table:table-row table:style-name="ro1">
          <table:table-cell office:value-type="float" office:value="58124" calcext:value-type="float">
            <text:p>58124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572</text:p>
          </table:table-cell>
          <table:table-cell office:value-type="float" office:value="479.3" calcext:value-type="float">
            <text:p>479.3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9.350006103516" calcext:value-type="float">
            <text:p>479.350006103516000</text:p>
          </table:table-cell>
          <table:table-cell office:value-type="float" office:value="5.00061035156136" calcext:value-type="float">
            <text:p>5</text:p>
          </table:table-cell>
          <table:table-cell table:style-name="ce1" table:formula="of:=ABS([.K586])" office:value-type="float" office:value="5.00061035156136" calcext:value-type="float">
            <text:p>5</text:p>
          </table:table-cell>
          <table:table-cell/>
        </table:table-row>
        <table:table-row table:style-name="ro1">
          <table:table-cell office:value-type="float" office:value="58159" calcext:value-type="float">
            <text:p>58159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570</text:p>
          </table:table-cell>
          <table:table-cell office:value-type="float" office:value="470.42" calcext:value-type="float">
            <text:p>470.4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0.410003662109" calcext:value-type="float">
            <text:p>470.410003662109000</text:p>
          </table:table-cell>
          <table:table-cell office:value-type="float" office:value="-0.999633789064092" calcext:value-type="float">
            <text:p>-1</text:p>
          </table:table-cell>
          <table:table-cell table:style-name="ce1" table:formula="of:=ABS([.K587])" office:value-type="float" office:value="0.999633789064092" calcext:value-type="float">
            <text:p>1</text:p>
          </table:table-cell>
          <table:table-cell/>
        </table:table-row>
        <table:table-row table:style-name="ro1">
          <table:table-cell office:value-type="float" office:value="58120" calcext:value-type="float">
            <text:p>58120</text:p>
          </table:table-cell>
          <table:table-cell table:style-name="ce2" office:value-type="string" calcext:value-type="string">
            <text:p>230</text:p>
          </table:table-cell>
          <table:table-cell table:style-name="ce2" office:value-type="string" calcext:value-type="string">
            <text:p>569</text:p>
          </table:table-cell>
          <table:table-cell office:value-type="float" office:value="474.94" calcext:value-type="float">
            <text:p>474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019989013672" calcext:value-type="float">
            <text:p>475.019989013672000</text:p>
          </table:table-cell>
          <table:table-cell office:value-type="float" office:value="7.99890136718773" calcext:value-type="float">
            <text:p>8</text:p>
          </table:table-cell>
          <table:table-cell table:style-name="ce1" table:formula="of:=ABS([.K588])" office:value-type="float" office:value="7.99890136718773" calcext:value-type="float">
            <text:p>8</text:p>
          </table:table-cell>
          <table:table-cell/>
        </table:table-row>
        <table:table-row table:style-name="ro1">
          <table:table-cell office:value-type="float" office:value="58125" calcext:value-type="float">
            <text:p>58125</text:p>
          </table:table-cell>
          <table:table-cell table:style-name="ce2" office:value-type="string" calcext:value-type="string">
            <text:p>218</text:p>
          </table:table-cell>
          <table:table-cell table:style-name="ce2" office:value-type="string" calcext:value-type="string">
            <text:p>568</text:p>
          </table:table-cell>
          <table:table-cell office:value-type="float" office:value="475.75" calcext:value-type="float">
            <text:p>475.7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940002441406" calcext:value-type="float">
            <text:p>475.940002441406000</text:p>
          </table:table-cell>
          <table:table-cell office:value-type="float" office:value="19.000244140625" calcext:value-type="float">
            <text:p>19</text:p>
          </table:table-cell>
          <table:table-cell table:style-name="ce1" table:formula="of:=ABS([.K589])" office:value-type="float" office:value="19.000244140625" calcext:value-type="float">
            <text:p>19</text:p>
          </table:table-cell>
          <table:table-cell/>
        </table:table-row>
        <table:table-row table:style-name="ro1">
          <table:table-cell office:value-type="float" office:value="58121" calcext:value-type="float">
            <text:p>58121</text:p>
          </table:table-cell>
          <table:table-cell table:style-name="ce2" office:value-type="string" calcext:value-type="string">
            <text:p>231</text:p>
          </table:table-cell>
          <table:table-cell table:style-name="ce2" office:value-type="string" calcext:value-type="string">
            <text:p>567</text:p>
          </table:table-cell>
          <table:table-cell office:value-type="float" office:value="479.15" calcext:value-type="float">
            <text:p>479.1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9.540008544922" calcext:value-type="float">
            <text:p>479.540008544922000</text:p>
          </table:table-cell>
          <table:table-cell office:value-type="float" office:value="39.0008544921898" calcext:value-type="float">
            <text:p>39</text:p>
          </table:table-cell>
          <table:table-cell table:style-name="ce1" table:formula="of:=ABS([.K590])" office:value-type="float" office:value="39.0008544921898" calcext:value-type="float">
            <text:p>39</text:p>
          </table:table-cell>
          <table:table-cell/>
        </table:table-row>
        <table:table-row table:style-name="ro1">
          <table:table-cell office:value-type="float" office:value="58119" calcext:value-type="float">
            <text:p>58119</text:p>
          </table:table-cell>
          <table:table-cell table:style-name="ce2" office:value-type="string" calcext:value-type="string">
            <text:p>227</text:p>
          </table:table-cell>
          <table:table-cell table:style-name="ce2" office:value-type="string" calcext:value-type="string">
            <text:p>566</text:p>
          </table:table-cell>
          <table:table-cell office:value-type="float" office:value="471.67" calcext:value-type="float">
            <text:p>471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1.720001220703" calcext:value-type="float">
            <text:p>471.720001220703000</text:p>
          </table:table-cell>
          <table:table-cell office:value-type="float" office:value="5.00012207031091" calcext:value-type="float">
            <text:p>5</text:p>
          </table:table-cell>
          <table:table-cell table:style-name="ce1" table:formula="of:=ABS([.K591])" office:value-type="float" office:value="5.00012207031091" calcext:value-type="float">
            <text:p>5</text:p>
          </table:table-cell>
          <table:table-cell/>
        </table:table-row>
        <table:table-row table:style-name="ro1">
          <table:table-cell office:value-type="float" office:value="58153" calcext:value-type="float">
            <text:p>58153</text:p>
          </table:table-cell>
          <table:table-cell table:style-name="ce2" office:value-type="string" calcext:value-type="string">
            <text:p>347</text:p>
          </table:table-cell>
          <table:table-cell table:style-name="ce2" office:value-type="string" calcext:value-type="string">
            <text:p>565</text:p>
          </table:table-cell>
          <table:table-cell office:value-type="float" office:value="487.64" calcext:value-type="float">
            <text:p>487.6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7.630004882812" calcext:value-type="float">
            <text:p>487.630004882812000</text:p>
          </table:table-cell>
          <table:table-cell office:value-type="float" office:value="-0.999511718748636" calcext:value-type="float">
            <text:p>-1</text:p>
          </table:table-cell>
          <table:table-cell table:style-name="ce1" table:formula="of:=ABS([.K592])" office:value-type="float" office:value="0.999511718748636" calcext:value-type="float">
            <text:p>1</text:p>
          </table:table-cell>
          <table:table-cell/>
        </table:table-row>
        <table:table-row table:style-name="ro1">
          <table:table-cell office:value-type="float" office:value="58122" calcext:value-type="float">
            <text:p>58122</text:p>
          </table:table-cell>
          <table:table-cell table:style-name="ce2" office:value-type="string" calcext:value-type="string">
            <text:p>232</text:p>
          </table:table-cell>
          <table:table-cell table:style-name="ce2" office:value-type="string" calcext:value-type="string">
            <text:p>564</text:p>
          </table:table-cell>
          <table:table-cell office:value-type="float" office:value="482.78" calcext:value-type="float">
            <text:p>482.7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3.070007324219" calcext:value-type="float">
            <text:p>483.070007324219000</text:p>
          </table:table-cell>
          <table:table-cell office:value-type="float" office:value="29.0007324218777" calcext:value-type="float">
            <text:p>29</text:p>
          </table:table-cell>
          <table:table-cell table:style-name="ce1" table:formula="of:=ABS([.K593])" office:value-type="float" office:value="29.0007324218777" calcext:value-type="float">
            <text:p>29</text:p>
          </table:table-cell>
          <table:table-cell/>
        </table:table-row>
        <table:table-row table:style-name="ro1">
          <table:table-cell office:value-type="float" office:value="58152" calcext:value-type="float">
            <text:p>58152</text:p>
          </table:table-cell>
          <table:table-cell table:style-name="ce2" office:value-type="string" calcext:value-type="string">
            <text:p>155</text:p>
          </table:table-cell>
          <table:table-cell table:style-name="ce2" office:value-type="string" calcext:value-type="string">
            <text:p>563</text:p>
          </table:table-cell>
          <table:table-cell office:value-type="float" office:value="485.98" calcext:value-type="float">
            <text:p>485.9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6.109985351562" calcext:value-type="float">
            <text:p>486.109985351562000</text:p>
          </table:table-cell>
          <table:table-cell office:value-type="float" office:value="12.9985351562482" calcext:value-type="float">
            <text:p>13</text:p>
          </table:table-cell>
          <table:table-cell table:style-name="ce1" table:formula="of:=ABS([.K594])" office:value-type="float" office:value="12.9985351562482" calcext:value-type="float">
            <text:p>13</text:p>
          </table:table-cell>
          <table:table-cell/>
        </table:table-row>
        <table:table-row table:style-name="ro1">
          <table:table-cell office:value-type="float" office:value="58234" calcext:value-type="float">
            <text:p>58234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652</text:p>
          </table:table-cell>
          <table:table-cell office:value-type="float" office:value="468.93" calcext:value-type="float">
            <text:p>468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010009765625" calcext:value-type="float">
            <text:p>469.010009765625000</text:p>
          </table:table-cell>
          <table:table-cell office:value-type="float" office:value="8.00097656249932" calcext:value-type="float">
            <text:p>8</text:p>
          </table:table-cell>
          <table:table-cell table:style-name="ce1" table:formula="of:=ABS([.K595])" office:value-type="float" office:value="8.00097656249932" calcext:value-type="float">
            <text:p>8</text:p>
          </table:table-cell>
          <table:table-cell/>
        </table:table-row>
        <table:table-row table:style-name="ro1">
          <table:table-cell office:value-type="float" office:value="58217" calcext:value-type="float">
            <text:p>58217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651</text:p>
          </table:table-cell>
          <table:table-cell office:value-type="float" office:value="458.69" calcext:value-type="float">
            <text:p>458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8.809997558594" calcext:value-type="float">
            <text:p>458.809997558594000</text:p>
          </table:table-cell>
          <table:table-cell office:value-type="float" office:value="11.9997558593752" calcext:value-type="float">
            <text:p>12</text:p>
          </table:table-cell>
          <table:table-cell table:style-name="ce1" table:formula="of:=ABS([.K596])" office:value-type="float" office:value="11.9997558593752" calcext:value-type="float">
            <text:p>12</text:p>
          </table:table-cell>
          <table:table-cell/>
        </table:table-row>
        <table:table-row table:style-name="ro1">
          <table:table-cell office:value-type="float" office:value="58224" calcext:value-type="float">
            <text:p>58224</text:p>
          </table:table-cell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650</text:p>
          </table:table-cell>
          <table:table-cell office:value-type="float" office:value="480.7" calcext:value-type="float">
            <text:p>480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0.299987792969" calcext:value-type="float">
            <text:p>480.299987792969000</text:p>
          </table:table-cell>
          <table:table-cell office:value-type="float" office:value="-40.0012207031239" calcext:value-type="float">
            <text:p>-40</text:p>
          </table:table-cell>
          <table:table-cell table:style-name="ce1" table:formula="of:=ABS([.K597])" office:value-type="float" office:value="40.0012207031239" calcext:value-type="float">
            <text:p>40</text:p>
          </table:table-cell>
          <table:table-cell/>
        </table:table-row>
        <table:table-row table:style-name="ro1">
          <table:table-cell office:value-type="float" office:value="58210" calcext:value-type="float">
            <text:p>58210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649</text:p>
          </table:table-cell>
          <table:table-cell office:value-type="float" office:value="478.09" calcext:value-type="float">
            <text:p>478.0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8.140014648438" calcext:value-type="float">
            <text:p>478.140014648438000</text:p>
          </table:table-cell>
          <table:table-cell office:value-type="float" office:value="5.0014648437525" calcext:value-type="float">
            <text:p>5</text:p>
          </table:table-cell>
          <table:table-cell table:style-name="ce1" table:formula="of:=ABS([.K598])" office:value-type="float" office:value="5.0014648437525" calcext:value-type="float">
            <text:p>5</text:p>
          </table:table-cell>
          <table:table-cell/>
        </table:table-row>
        <table:table-row table:style-name="ro1">
          <table:table-cell office:value-type="float" office:value="58220" calcext:value-type="float">
            <text:p>58220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648</text:p>
          </table:table-cell>
          <table:table-cell office:value-type="float" office:value="462.62" calcext:value-type="float">
            <text:p>462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700012207031" calcext:value-type="float">
            <text:p>462.700012207031000</text:p>
          </table:table-cell>
          <table:table-cell office:value-type="float" office:value="8.00122070312455" calcext:value-type="float">
            <text:p>8</text:p>
          </table:table-cell>
          <table:table-cell table:style-name="ce1" table:formula="of:=ABS([.K599])" office:value-type="float" office:value="8.00122070312455" calcext:value-type="float">
            <text:p>8</text:p>
          </table:table-cell>
          <table:table-cell/>
        </table:table-row>
        <table:table-row table:style-name="ro1">
          <table:table-cell office:value-type="float" office:value="58208" calcext:value-type="float">
            <text:p>58208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647</text:p>
          </table:table-cell>
          <table:table-cell office:value-type="float" office:value="469.81" calcext:value-type="float">
            <text:p>469.8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929992675781" calcext:value-type="float">
            <text:p>469.929992675781000</text:p>
          </table:table-cell>
          <table:table-cell office:value-type="float" office:value="11.9992675781248" calcext:value-type="float">
            <text:p>12</text:p>
          </table:table-cell>
          <table:table-cell table:style-name="ce1" table:formula="of:=ABS([.K600])" office:value-type="float" office:value="11.9992675781248" calcext:value-type="float">
            <text:p>12</text:p>
          </table:table-cell>
          <table:table-cell/>
        </table:table-row>
        <table:table-row table:style-name="ro1">
          <table:table-cell office:value-type="float" office:value="58209" calcext:value-type="float">
            <text:p>58209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646</text:p>
          </table:table-cell>
          <table:table-cell office:value-type="float" office:value="463.92" calcext:value-type="float">
            <text:p>463.9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149993896484" calcext:value-type="float">
            <text:p>464.149993896484000</text:p>
          </table:table-cell>
          <table:table-cell office:value-type="float" office:value="22.9993896484359" calcext:value-type="float">
            <text:p>23</text:p>
          </table:table-cell>
          <table:table-cell table:style-name="ce1" table:formula="of:=ABS([.K601])" office:value-type="float" office:value="22.9993896484359" calcext:value-type="float">
            <text:p>23</text:p>
          </table:table-cell>
          <table:table-cell/>
        </table:table-row>
        <table:table-row table:style-name="ro1">
          <table:table-cell office:value-type="float" office:value="58216" calcext:value-type="float">
            <text:p>58216</text:p>
          </table:table-cell>
          <table:table-cell table:style-name="ce2" office:value-type="string" calcext:value-type="string">
            <text:p>140</text:p>
          </table:table-cell>
          <table:table-cell table:style-name="ce2" office:value-type="string" calcext:value-type="string">
            <text:p>645</text:p>
          </table:table-cell>
          <table:table-cell office:value-type="float" office:value="477.66" calcext:value-type="float">
            <text:p>477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7.660003662109" calcext:value-type="float">
            <text:p>477.660003662109000</text:p>
          </table:table-cell>
          <table:table-cell office:value-type="float" office:value="0.000366210934999" calcext:value-type="float">
            <text:p>0</text:p>
          </table:table-cell>
          <table:table-cell table:style-name="ce1" table:formula="of:=ABS([.K602])" office:value-type="float" office:value="0.000366210934999" calcext:value-type="float">
            <text:p>0</text:p>
          </table:table-cell>
          <table:table-cell/>
        </table:table-row>
        <table:table-row table:style-name="ro1">
          <table:table-cell office:value-type="float" office:value="58213" calcext:value-type="float">
            <text:p>58213</text:p>
          </table:table-cell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644</text:p>
          </table:table-cell>
          <table:table-cell office:value-type="float" office:value="466.18" calcext:value-type="float">
            <text:p>466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179992675781" calcext:value-type="float">
            <text:p>466.179992675781000</text:p>
          </table:table-cell>
          <table:table-cell office:value-type="float" office:value="-0.000732421875682" calcext:value-type="float">
            <text:p>0</text:p>
          </table:table-cell>
          <table:table-cell table:style-name="ce1" table:formula="of:=ABS([.K603])" office:value-type="float" office:value="0.000732421875682" calcext:value-type="float">
            <text:p>0</text:p>
          </table:table-cell>
          <table:table-cell/>
        </table:table-row>
        <table:table-row table:style-name="ro1">
          <table:table-cell office:value-type="float" office:value="58207" calcext:value-type="float">
            <text:p>58207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643</text:p>
          </table:table-cell>
          <table:table-cell office:value-type="float" office:value="485.64" calcext:value-type="float">
            <text:p>485.6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5.709991455078" calcext:value-type="float">
            <text:p>485.709991455078000</text:p>
          </table:table-cell>
          <table:table-cell office:value-type="float" office:value="6.99914550781386" calcext:value-type="float">
            <text:p>7</text:p>
          </table:table-cell>
          <table:table-cell table:style-name="ce1" table:formula="of:=ABS([.K604])" office:value-type="float" office:value="6.99914550781386" calcext:value-type="float">
            <text:p>7</text:p>
          </table:table-cell>
          <table:table-cell/>
        </table:table-row>
        <table:table-row table:style-name="ro1">
          <table:table-cell office:value-type="float" office:value="58211" calcext:value-type="float">
            <text:p>5821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2</text:p>
          </table:table-cell>
          <table:table-cell office:value-type="float" office:value="481.67" calcext:value-type="float">
            <text:p>481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1.690002441406" calcext:value-type="float">
            <text:p>481.690002441406000</text:p>
          </table:table-cell>
          <table:table-cell office:value-type="float" office:value="2.00024414062341" calcext:value-type="float">
            <text:p>2</text:p>
          </table:table-cell>
          <table:table-cell table:style-name="ce1" table:formula="of:=ABS([.K605])" office:value-type="float" office:value="2.00024414062341" calcext:value-type="float">
            <text:p>2</text:p>
          </table:table-cell>
          <table:table-cell/>
        </table:table-row>
        <table:table-row table:style-name="ro1">
          <table:table-cell office:value-type="float" office:value="58201" calcext:value-type="float">
            <text:p>58201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641</text:p>
          </table:table-cell>
          <table:table-cell office:value-type="float" office:value="482.26" calcext:value-type="float">
            <text:p>482.2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2.290008544922" calcext:value-type="float">
            <text:p>482.290008544922000</text:p>
          </table:table-cell>
          <table:table-cell office:value-type="float" office:value="3.00085449218841" calcext:value-type="float">
            <text:p>3</text:p>
          </table:table-cell>
          <table:table-cell table:style-name="ce1" table:formula="of:=ABS([.K606])" office:value-type="float" office:value="3.00085449218841" calcext:value-type="float">
            <text:p>3</text:p>
          </table:table-cell>
          <table:table-cell/>
        </table:table-row>
        <table:table-row table:style-name="ro1">
          <table:table-cell office:value-type="float" office:value="58204" calcext:value-type="float">
            <text:p>58204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640</text:p>
          </table:table-cell>
          <table:table-cell office:value-type="float" office:value="465.69" calcext:value-type="float">
            <text:p>465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790008544922" calcext:value-type="float">
            <text:p>465.790008544922000</text:p>
          </table:table-cell>
          <table:table-cell office:value-type="float" office:value="10.0008544921877" calcext:value-type="float">
            <text:p>10</text:p>
          </table:table-cell>
          <table:table-cell table:style-name="ce1" table:formula="of:=ABS([.K607])" office:value-type="float" office:value="10.0008544921877" calcext:value-type="float">
            <text:p>10</text:p>
          </table:table-cell>
          <table:table-cell/>
        </table:table-row>
        <table:table-row table:style-name="ro1">
          <table:table-cell office:value-type="float" office:value="58203" calcext:value-type="float">
            <text:p>58203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639</text:p>
          </table:table-cell>
          <table:table-cell office:value-type="float" office:value="465.97" calcext:value-type="float">
            <text:p>465.9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290008544922" calcext:value-type="float">
            <text:p>466.290008544922000</text:p>
          </table:table-cell>
          <table:table-cell office:value-type="float" office:value="32.0008544921848" calcext:value-type="float">
            <text:p>32</text:p>
          </table:table-cell>
          <table:table-cell table:style-name="ce1" table:formula="of:=ABS([.K608])" office:value-type="float" office:value="32.0008544921848" calcext:value-type="float">
            <text:p>32</text:p>
          </table:table-cell>
          <table:table-cell/>
        </table:table-row>
        <table:table-row table:style-name="ro1">
          <table:table-cell office:value-type="float" office:value="58206" calcext:value-type="float">
            <text:p>58206</text:p>
          </table:table-cell>
          <table:table-cell table:style-name="ce2" office:value-type="string" calcext:value-type="string">
            <text:p>351</text:p>
          </table:table-cell>
          <table:table-cell table:style-name="ce2" office:value-type="string" calcext:value-type="string">
            <text:p>638</text:p>
          </table:table-cell>
          <table:table-cell office:value-type="float" office:value="470.85" calcext:value-type="float">
            <text:p>470.8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0.869995117188" calcext:value-type="float">
            <text:p>470.869995117188000</text:p>
          </table:table-cell>
          <table:table-cell office:value-type="float" office:value="1.99951171874773" calcext:value-type="float">
            <text:p>2</text:p>
          </table:table-cell>
          <table:table-cell table:style-name="ce1" table:formula="of:=ABS([.K609])" office:value-type="float" office:value="1.99951171874773" calcext:value-type="float">
            <text:p>2</text:p>
          </table:table-cell>
          <table:table-cell/>
        </table:table-row>
        <table:table-row table:style-name="ro1">
          <table:table-cell office:value-type="float" office:value="58199" calcext:value-type="float">
            <text:p>58199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637</text:p>
          </table:table-cell>
          <table:table-cell office:value-type="float" office:value="467.03" calcext:value-type="float">
            <text:p>467.0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029998779297" calcext:value-type="float">
            <text:p>467.029998779297000</text:p>
          </table:table-cell>
          <table:table-cell office:value-type="float" office:value="-0.000122070309772" calcext:value-type="float">
            <text:p>0</text:p>
          </table:table-cell>
          <table:table-cell table:style-name="ce1" table:formula="of:=ABS([.K610])" office:value-type="float" office:value="0.000122070309772" calcext:value-type="float">
            <text:p>0</text:p>
          </table:table-cell>
          <table:table-cell/>
        </table:table-row>
        <table:table-row table:style-name="ro1">
          <table:table-cell office:value-type="float" office:value="58197" calcext:value-type="float">
            <text:p>58197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636</text:p>
          </table:table-cell>
          <table:table-cell office:value-type="float" office:value="466.61" calcext:value-type="float">
            <text:p>466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880004882812" calcext:value-type="float">
            <text:p>466.880004882812000</text:p>
          </table:table-cell>
          <table:table-cell office:value-type="float" office:value="27.0004882812486" calcext:value-type="float">
            <text:p>27</text:p>
          </table:table-cell>
          <table:table-cell table:style-name="ce1" table:formula="of:=ABS([.K611])" office:value-type="float" office:value="27.0004882812486" calcext:value-type="float">
            <text:p>27</text:p>
          </table:table-cell>
          <table:table-cell/>
        </table:table-row>
        <table:table-row table:style-name="ro1">
          <table:table-cell office:value-type="float" office:value="58198" calcext:value-type="float">
            <text:p>58198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string" calcext:value-type="string">
            <text:p>635</text:p>
          </table:table-cell>
          <table:table-cell office:value-type="float" office:value="470.59" calcext:value-type="float">
            <text:p>470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0.809997558594" calcext:value-type="float">
            <text:p>470.809997558594000</text:p>
          </table:table-cell>
          <table:table-cell office:value-type="float" office:value="21.9997558593775" calcext:value-type="float">
            <text:p>22</text:p>
          </table:table-cell>
          <table:table-cell table:style-name="ce1" table:formula="of:=ABS([.K612])" office:value-type="float" office:value="21.9997558593775" calcext:value-type="float">
            <text:p>22</text:p>
          </table:table-cell>
          <table:table-cell/>
        </table:table-row>
        <table:table-row table:style-name="ro1">
          <table:table-cell office:value-type="float" office:value="58200" calcext:value-type="float">
            <text:p>58200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634</text:p>
          </table:table-cell>
          <table:table-cell office:value-type="float" office:value="460.12" calcext:value-type="float">
            <text:p>460.1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0.299987792969" calcext:value-type="float">
            <text:p>460.299987792969000</text:p>
          </table:table-cell>
          <table:table-cell office:value-type="float" office:value="17.9987792968745" calcext:value-type="float">
            <text:p>18</text:p>
          </table:table-cell>
          <table:table-cell table:style-name="ce1" table:formula="of:=ABS([.K613])" office:value-type="float" office:value="17.9987792968745" calcext:value-type="float">
            <text:p>18</text:p>
          </table:table-cell>
          <table:table-cell/>
        </table:table-row>
        <table:table-row table:style-name="ro1">
          <table:table-cell office:value-type="float" office:value="58192" calcext:value-type="float">
            <text:p>58192</text:p>
          </table:table-cell>
          <table:table-cell table:style-name="ce2" office:value-type="string" calcext:value-type="string">
            <text:p>492</text:p>
          </table:table-cell>
          <table:table-cell table:style-name="ce2" office:value-type="string" calcext:value-type="string">
            <text:p>633</text:p>
          </table:table-cell>
          <table:table-cell office:value-type="float" office:value="457.216" calcext:value-type="float">
            <text:p>457.21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329986572266" calcext:value-type="float">
            <text:p>457.329986572266000</text:p>
          </table:table-cell>
          <table:table-cell office:value-type="float" office:value="11.3986572265617" calcext:value-type="float">
            <text:p>11</text:p>
          </table:table-cell>
          <table:table-cell table:style-name="ce1" table:formula="of:=ABS([.K614])" office:value-type="float" office:value="11.3986572265617" calcext:value-type="float">
            <text:p>11</text:p>
          </table:table-cell>
          <table:table-cell/>
        </table:table-row>
        <table:table-row table:style-name="ro1">
          <table:table-cell office:value-type="float" office:value="58190" calcext:value-type="float">
            <text:p>58190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632</text:p>
          </table:table-cell>
          <table:table-cell office:value-type="float" office:value="464.23" calcext:value-type="float">
            <text:p>464.2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239990234375" calcext:value-type="float">
            <text:p>464.239990234375000</text:p>
          </table:table-cell>
          <table:table-cell office:value-type="float" office:value="0.999023437498181" calcext:value-type="float">
            <text:p>1</text:p>
          </table:table-cell>
          <table:table-cell table:style-name="ce1" table:formula="of:=ABS([.K615])" office:value-type="float" office:value="0.999023437498181" calcext:value-type="float">
            <text:p>1</text:p>
          </table:table-cell>
          <table:table-cell/>
        </table:table-row>
        <table:table-row table:style-name="ro1">
          <table:table-cell office:value-type="float" office:value="58191" calcext:value-type="float">
            <text:p>58191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631</text:p>
          </table:table-cell>
          <table:table-cell office:value-type="float" office:value="451.74" calcext:value-type="float">
            <text:p>451.7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1.970001220703" calcext:value-type="float">
            <text:p>451.970001220703000</text:p>
          </table:table-cell>
          <table:table-cell office:value-type="float" office:value="23.0001220703116" calcext:value-type="float">
            <text:p>23</text:p>
          </table:table-cell>
          <table:table-cell table:style-name="ce1" table:formula="of:=ABS([.K616])" office:value-type="float" office:value="23.0001220703116" calcext:value-type="float">
            <text:p>23</text:p>
          </table:table-cell>
          <table:table-cell/>
        </table:table-row>
        <table:table-row table:style-name="ro1">
          <table:table-cell office:value-type="float" office:value="58196" calcext:value-type="float">
            <text:p>58196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628</text:p>
          </table:table-cell>
          <table:table-cell office:value-type="float" office:value="450.77" calcext:value-type="float">
            <text:p>450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40.010009765625" calcext:value-type="float">
            <text:p>440.010009765625000</text:p>
          </table:table-cell>
          <table:table-cell office:value-type="float" office:value="-1075.9990234375" calcext:value-type="float">
            <text:p>-1076</text:p>
          </table:table-cell>
          <table:table-cell table:style-name="ce1" table:formula="of:=ABS([.K617])" office:value-type="float" office:value="1075.9990234375" calcext:value-type="float">
            <text:p>1076</text:p>
          </table:table-cell>
          <table:table-cell/>
        </table:table-row>
        <table:table-row table:style-name="ro1">
          <table:table-cell office:value-type="float" office:value="42012" calcext:value-type="float">
            <text:p>42012</text:p>
          </table:table-cell>
          <table:table-cell table:style-name="ce2" office:value-type="string" calcext:value-type="string">
            <text:p>24590829</text:p>
          </table:table-cell>
          <table:table-cell table:style-name="ce2" office:value-type="string" calcext:value-type="string">
            <text:p>627</text:p>
          </table:table-cell>
          <table:table-cell office:value-type="float" office:value="494.81" calcext:value-type="float">
            <text:p>494.8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269989013672" calcext:value-type="float">
            <text:p>494.269989013672000</text:p>
          </table:table-cell>
          <table:table-cell office:value-type="float" office:value="-54.0010986328127" calcext:value-type="float">
            <text:p>-54</text:p>
          </table:table-cell>
          <table:table-cell table:style-name="ce1" table:formula="of:=ABS([.K618])" office:value-type="float" office:value="54.0010986328127" calcext:value-type="float">
            <text:p>54</text:p>
          </table:table-cell>
          <table:table-cell/>
        </table:table-row>
        <table:table-row table:style-name="ro1">
          <table:table-cell office:value-type="float" office:value="58187" calcext:value-type="float">
            <text:p>58187</text:p>
          </table:table-cell>
          <table:table-cell table:style-name="ce2" office:value-type="string" calcext:value-type="string">
            <text:p>829</text:p>
          </table:table-cell>
          <table:table-cell table:style-name="ce2" office:value-type="string" calcext:value-type="string">
            <text:p>627</text:p>
          </table:table-cell>
          <table:table-cell office:value-type="float" office:value="494.81" calcext:value-type="float">
            <text:p>494.8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269989013672" calcext:value-type="float">
            <text:p>494.269989013672000</text:p>
          </table:table-cell>
          <table:table-cell office:value-type="float" office:value="-54.0010986328127" calcext:value-type="float">
            <text:p>-54</text:p>
          </table:table-cell>
          <table:table-cell table:style-name="ce1" table:formula="of:=ABS([.K619])" office:value-type="float" office:value="54.0010986328127" calcext:value-type="float">
            <text:p>54</text:p>
          </table:table-cell>
          <table:table-cell/>
        </table:table-row>
        <table:table-row table:style-name="ro1">
          <table:table-cell office:value-type="float" office:value="58182" calcext:value-type="float">
            <text:p>58182</text:p>
          </table:table-cell>
          <table:table-cell table:style-name="ce2" office:value-type="string" calcext:value-type="string">
            <text:p>643</text:p>
          </table:table-cell>
          <table:table-cell table:style-name="ce2" office:value-type="string" calcext:value-type="string">
            <text:p>621</text:p>
          </table:table-cell>
          <table:table-cell office:value-type="float" office:value="474.791" calcext:value-type="float">
            <text:p>474.79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4.769989013672" calcext:value-type="float">
            <text:p>474.769989013672000</text:p>
          </table:table-cell>
          <table:table-cell office:value-type="float" office:value="-2.10109863281218" calcext:value-type="float">
            <text:p>-2</text:p>
          </table:table-cell>
          <table:table-cell table:style-name="ce1" table:formula="of:=ABS([.K620])" office:value-type="float" office:value="2.10109863281218" calcext:value-type="float">
            <text:p>2</text:p>
          </table:table-cell>
          <table:table-cell/>
        </table:table-row>
        <table:table-row table:style-name="ro1">
          <table:table-cell office:value-type="float" office:value="58179" calcext:value-type="float">
            <text:p>58179</text:p>
          </table:table-cell>
          <table:table-cell table:style-name="ce2" office:value-type="string" calcext:value-type="string">
            <text:p>840</text:p>
          </table:table-cell>
          <table:table-cell table:style-name="ce2" office:value-type="string" calcext:value-type="string">
            <text:p>619</text:p>
          </table:table-cell>
          <table:table-cell office:value-type="float" office:value="489.33" calcext:value-type="float">
            <text:p>489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9.359985351562" calcext:value-type="float">
            <text:p>489.359985351562000</text:p>
          </table:table-cell>
          <table:table-cell office:value-type="float" office:value="2.99853515625159" calcext:value-type="float">
            <text:p>3</text:p>
          </table:table-cell>
          <table:table-cell table:style-name="ce1" table:formula="of:=ABS([.K621])" office:value-type="float" office:value="2.99853515625159" calcext:value-type="float">
            <text:p>3</text:p>
          </table:table-cell>
          <table:table-cell/>
        </table:table-row>
        <table:table-row table:style-name="ro1">
          <table:table-cell office:value-type="float" office:value="58168" calcext:value-type="float">
            <text:p>58168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617</text:p>
          </table:table-cell>
          <table:table-cell office:value-type="float" office:value="484.6" calcext:value-type="float">
            <text:p>484.6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4.709991455078" calcext:value-type="float">
            <text:p>484.709991455078000</text:p>
          </table:table-cell>
          <table:table-cell office:value-type="float" office:value="10.9991455078102" calcext:value-type="float">
            <text:p>11</text:p>
          </table:table-cell>
          <table:table-cell table:style-name="ce1" table:formula="of:=ABS([.K622])" office:value-type="float" office:value="10.9991455078102" calcext:value-type="float">
            <text:p>11</text:p>
          </table:table-cell>
          <table:table-cell/>
        </table:table-row>
        <table:table-row table:style-name="ro1">
          <table:table-cell office:value-type="float" office:value="58174" calcext:value-type="float">
            <text:p>58174</text:p>
          </table:table-cell>
          <table:table-cell table:style-name="ce2" office:value-type="string" calcext:value-type="string">
            <text:p>214</text:p>
          </table:table-cell>
          <table:table-cell table:style-name="ce2" office:value-type="string" calcext:value-type="string">
            <text:p>615</text:p>
          </table:table-cell>
          <table:table-cell office:value-type="float" office:value="477.51" calcext:value-type="float">
            <text:p>477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7.570007324219" calcext:value-type="float">
            <text:p>477.570007324219000</text:p>
          </table:table-cell>
          <table:table-cell office:value-type="float" office:value="6.00073242187591" calcext:value-type="float">
            <text:p>6</text:p>
          </table:table-cell>
          <table:table-cell table:style-name="ce1" table:formula="of:=ABS([.K623])" office:value-type="float" office:value="6.00073242187591" calcext:value-type="float">
            <text:p>6</text:p>
          </table:table-cell>
          <table:table-cell/>
        </table:table-row>
        <table:table-row table:style-name="ro1">
          <table:table-cell office:value-type="float" office:value="58170" calcext:value-type="float">
            <text:p>58170</text:p>
          </table:table-cell>
          <table:table-cell table:style-name="ce2" office:value-type="string" calcext:value-type="string">
            <text:p>233</text:p>
          </table:table-cell>
          <table:table-cell table:style-name="ce2" office:value-type="string" calcext:value-type="string">
            <text:p>614</text:p>
          </table:table-cell>
          <table:table-cell office:value-type="float" office:value="470.33" calcext:value-type="float">
            <text:p>470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0.290008544922" calcext:value-type="float">
            <text:p>470.290008544922000</text:p>
          </table:table-cell>
          <table:table-cell office:value-type="float" office:value="-3.99914550781091" calcext:value-type="float">
            <text:p>-4</text:p>
          </table:table-cell>
          <table:table-cell table:style-name="ce1" table:formula="of:=ABS([.K624])" office:value-type="float" office:value="3.99914550781091" calcext:value-type="float">
            <text:p>4</text:p>
          </table:table-cell>
          <table:table-cell/>
        </table:table-row>
        <table:table-row table:style-name="ro1">
          <table:table-cell office:value-type="float" office:value="58169" calcext:value-type="float">
            <text:p>58169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613</text:p>
          </table:table-cell>
          <table:table-cell office:value-type="float" office:value="474.67" calcext:value-type="float">
            <text:p>474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4.839996337891" calcext:value-type="float">
            <text:p>474.839996337891000</text:p>
          </table:table-cell>
          <table:table-cell office:value-type="float" office:value="16.9996337890609" calcext:value-type="float">
            <text:p>17</text:p>
          </table:table-cell>
          <table:table-cell table:style-name="ce1" table:formula="of:=ABS([.K625])" office:value-type="float" office:value="16.9996337890609" calcext:value-type="float">
            <text:p>17</text:p>
          </table:table-cell>
          <table:table-cell/>
        </table:table-row>
        <table:table-row table:style-name="ro1">
          <table:table-cell office:value-type="float" office:value="58177" calcext:value-type="float">
            <text:p>58177</text:p>
          </table:table-cell>
          <table:table-cell table:style-name="ce2" office:value-type="string" calcext:value-type="string">
            <text:p>831</text:p>
          </table:table-cell>
          <table:table-cell table:style-name="ce2" office:value-type="string" calcext:value-type="string">
            <text:p>612</text:p>
          </table:table-cell>
          <table:table-cell office:value-type="float" office:value="467.75" calcext:value-type="float">
            <text:p>467.7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880004882812" calcext:value-type="float">
            <text:p>467.880004882812000</text:p>
          </table:table-cell>
          <table:table-cell office:value-type="float" office:value="13.00048828125" calcext:value-type="float">
            <text:p>13</text:p>
          </table:table-cell>
          <table:table-cell table:style-name="ce1" table:formula="of:=ABS([.K626])" office:value-type="float" office:value="13.00048828125" calcext:value-type="float">
            <text:p>13</text:p>
          </table:table-cell>
          <table:table-cell/>
        </table:table-row>
        <table:table-row table:style-name="ro1">
          <table:table-cell office:value-type="float" office:value="58167" calcext:value-type="float">
            <text:p>58167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611</text:p>
          </table:table-cell>
          <table:table-cell office:value-type="float" office:value="465" calcext:value-type="float">
            <text:p>465.0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109985351562" calcext:value-type="float">
            <text:p>465.109985351562000</text:p>
          </table:table-cell>
          <table:table-cell office:value-type="float" office:value="10.99853515625" calcext:value-type="float">
            <text:p>11</text:p>
          </table:table-cell>
          <table:table-cell table:style-name="ce1" table:formula="of:=ABS([.K627])" office:value-type="float" office:value="10.99853515625" calcext:value-type="float">
            <text:p>11</text:p>
          </table:table-cell>
          <table:table-cell/>
        </table:table-row>
        <table:table-row table:style-name="ro1">
          <table:table-cell office:value-type="float" office:value="58241" calcext:value-type="float">
            <text:p>58241</text:p>
          </table:table-cell>
          <table:table-cell table:style-name="ce2" office:value-type="string" calcext:value-type="string">
            <text:p>193</text:p>
          </table:table-cell>
          <table:table-cell table:style-name="ce2" office:value-type="string" calcext:value-type="string">
            <text:p>610</text:p>
          </table:table-cell>
          <table:table-cell office:value-type="float" office:value="464.2" calcext:value-type="float">
            <text:p>464.2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299987792969" calcext:value-type="float">
            <text:p>464.299987792969000</text:p>
          </table:table-cell>
          <table:table-cell office:value-type="float" office:value="9.99877929687614" calcext:value-type="float">
            <text:p>10</text:p>
          </table:table-cell>
          <table:table-cell table:style-name="ce1" table:formula="of:=ABS([.K628])" office:value-type="float" office:value="9.99877929687614" calcext:value-type="float">
            <text:p>10</text:p>
          </table:table-cell>
          <table:table-cell/>
        </table:table-row>
        <table:table-row table:style-name="ro1">
          <table:table-cell office:value-type="float" office:value="58227" calcext:value-type="float">
            <text:p>58227</text:p>
          </table:table-cell>
          <table:table-cell table:style-name="ce2" office:value-type="string" calcext:value-type="string">
            <text:p>192</text:p>
          </table:table-cell>
          <table:table-cell table:style-name="ce2" office:value-type="string" calcext:value-type="string">
            <text:p>609</text:p>
          </table:table-cell>
          <table:table-cell office:value-type="float" office:value="464.71" calcext:value-type="float">
            <text:p>464.7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75" calcext:value-type="float">
            <text:p>464.750000000000000</text:p>
          </table:table-cell>
          <table:table-cell office:value-type="float" office:value="4.00000000000205" calcext:value-type="float">
            <text:p>4</text:p>
          </table:table-cell>
          <table:table-cell table:style-name="ce1" table:formula="of:=ABS([.K629])" office:value-type="float" office:value="4.00000000000205" calcext:value-type="float">
            <text:p>4</text:p>
          </table:table-cell>
          <table:table-cell/>
        </table:table-row>
        <table:table-row table:style-name="ro1">
          <table:table-cell office:value-type="float" office:value="58163" calcext:value-type="float">
            <text:p>58163</text:p>
          </table:table-cell>
          <table:table-cell table:style-name="ce2" office:value-type="string" calcext:value-type="string">
            <text:p>191</text:p>
          </table:table-cell>
          <table:table-cell table:style-name="ce2" office:value-type="string" calcext:value-type="string">
            <text:p>608</text:p>
          </table:table-cell>
          <table:table-cell office:value-type="float" office:value="465.55" calcext:value-type="float">
            <text:p>465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5.559997558594" calcext:value-type="float">
            <text:p>465.559997558594000</text:p>
          </table:table-cell>
          <table:table-cell office:value-type="float" office:value="0.999755859373863" calcext:value-type="float">
            <text:p>1</text:p>
          </table:table-cell>
          <table:table-cell table:style-name="ce1" table:formula="of:=ABS([.K630])" office:value-type="float" office:value="0.999755859373863" calcext:value-type="float">
            <text:p>1</text:p>
          </table:table-cell>
          <table:table-cell/>
        </table:table-row>
        <table:table-row table:style-name="ro1">
          <table:table-cell office:value-type="float" office:value="58221" calcext:value-type="float">
            <text:p>58221</text:p>
          </table:table-cell>
          <table:table-cell table:style-name="ce2" office:value-type="string" calcext:value-type="string">
            <text:p>203</text:p>
          </table:table-cell>
          <table:table-cell table:style-name="ce2" office:value-type="string" calcext:value-type="string">
            <text:p>607</text:p>
          </table:table-cell>
          <table:table-cell office:value-type="float" office:value="480.94" calcext:value-type="float">
            <text:p>480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0.980010986328" calcext:value-type="float">
            <text:p>480.980010986328000</text:p>
          </table:table-cell>
          <table:table-cell office:value-type="float" office:value="4.00109863281273" calcext:value-type="float">
            <text:p>4</text:p>
          </table:table-cell>
          <table:table-cell table:style-name="ce1" table:formula="of:=ABS([.K631])" office:value-type="float" office:value="4.00109863281273" calcext:value-type="float">
            <text:p>4</text:p>
          </table:table-cell>
          <table:table-cell/>
        </table:table-row>
        <table:table-row table:style-name="ro1">
          <table:table-cell office:value-type="float" office:value="58171" calcext:value-type="float">
            <text:p>58171</text:p>
          </table:table-cell>
          <table:table-cell table:style-name="ce2" office:value-type="string" calcext:value-type="string">
            <text:p>228</text:p>
          </table:table-cell>
          <table:table-cell table:style-name="ce2" office:value-type="string" calcext:value-type="string">
            <text:p>606</text:p>
          </table:table-cell>
          <table:table-cell office:value-type="float" office:value="468.95" calcext:value-type="float">
            <text:p>468.9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130004882812" calcext:value-type="float">
            <text:p>469.130004882812000</text:p>
          </table:table-cell>
          <table:table-cell office:value-type="float" office:value="18.0004882812511" calcext:value-type="float">
            <text:p>18</text:p>
          </table:table-cell>
          <table:table-cell table:style-name="ce1" table:formula="of:=ABS([.K632])" office:value-type="float" office:value="18.0004882812511" calcext:value-type="float">
            <text:p>18</text:p>
          </table:table-cell>
          <table:table-cell/>
        </table:table-row>
        <table:table-row table:style-name="ro1">
          <table:table-cell office:value-type="float" office:value="58164" calcext:value-type="float">
            <text:p>58164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604</text:p>
          </table:table-cell>
          <table:table-cell office:value-type="float" office:value="467.98" calcext:value-type="float">
            <text:p>467.9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8.100006103516" calcext:value-type="float">
            <text:p>468.100006103516000</text:p>
          </table:table-cell>
          <table:table-cell office:value-type="float" office:value="12.0006103515607" calcext:value-type="float">
            <text:p>12</text:p>
          </table:table-cell>
          <table:table-cell table:style-name="ce1" table:formula="of:=ABS([.K633])" office:value-type="float" office:value="12.0006103515607" calcext:value-type="float">
            <text:p>12</text:p>
          </table:table-cell>
          <table:table-cell/>
        </table:table-row>
        <table:table-row table:style-name="ro1">
          <table:table-cell office:value-type="float" office:value="58161" calcext:value-type="float">
            <text:p>58161</text:p>
          </table:table-cell>
          <table:table-cell table:style-name="ce2" office:value-type="string" calcext:value-type="string">
            <text:p>224</text:p>
          </table:table-cell>
          <table:table-cell table:style-name="ce2" office:value-type="string" calcext:value-type="string">
            <text:p>603</text:p>
          </table:table-cell>
          <table:table-cell office:value-type="float" office:value="466.18" calcext:value-type="float">
            <text:p>466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6.489990234375" calcext:value-type="float">
            <text:p>466.489990234375000</text:p>
          </table:table-cell>
          <table:table-cell office:value-type="float" office:value="30.9990234374993" calcext:value-type="float">
            <text:p>31</text:p>
          </table:table-cell>
          <table:table-cell table:style-name="ce1" table:formula="of:=ABS([.K634])" office:value-type="float" office:value="30.9990234374993" calcext:value-type="float">
            <text:p>31</text:p>
          </table:table-cell>
          <table:table-cell/>
        </table:table-row>
        <table:table-row table:style-name="ro1">
          <table:table-cell office:value-type="float" office:value="58160" calcext:value-type="float">
            <text:p>58160</text:p>
          </table:table-cell>
          <table:table-cell table:style-name="ce2" office:value-type="string" calcext:value-type="string">
            <text:p>225</text:p>
          </table:table-cell>
          <table:table-cell table:style-name="ce2" office:value-type="string" calcext:value-type="string">
            <text:p>602</text:p>
          </table:table-cell>
          <table:table-cell office:value-type="float" office:value="469.06" calcext:value-type="float">
            <text:p>469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25" calcext:value-type="float">
            <text:p>469.250000000000000</text:p>
          </table:table-cell>
          <table:table-cell office:value-type="float" office:value="18.9999999999998" calcext:value-type="float">
            <text:p>19</text:p>
          </table:table-cell>
          <table:table-cell table:style-name="ce1" table:formula="of:=ABS([.K635])" office:value-type="float" office:value="18.9999999999998" calcext:value-type="float">
            <text:p>19</text:p>
          </table:table-cell>
          <table:table-cell/>
        </table:table-row>
        <table:table-row table:style-name="ro1">
          <table:table-cell office:value-type="float" office:value="58158" calcext:value-type="float">
            <text:p>58158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601</text:p>
          </table:table-cell>
          <table:table-cell office:value-type="float" office:value="473.84" calcext:value-type="float">
            <text:p>473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940002441406" calcext:value-type="float">
            <text:p>473.940002441406000</text:p>
          </table:table-cell>
          <table:table-cell office:value-type="float" office:value="10.0002441406275" calcext:value-type="float">
            <text:p>10</text:p>
          </table:table-cell>
          <table:table-cell table:style-name="ce1" table:formula="of:=ABS([.K636])" office:value-type="float" office:value="10.0002441406275" calcext:value-type="float">
            <text:p>10</text:p>
          </table:table-cell>
          <table:table-cell/>
        </table:table-row>
        <table:table-row table:style-name="ro1">
          <table:table-cell office:value-type="float" office:value="58165" calcext:value-type="float">
            <text:p>58165</text:p>
          </table:table-cell>
          <table:table-cell table:style-name="ce2" office:value-type="string" calcext:value-type="string">
            <text:p>189</text:p>
          </table:table-cell>
          <table:table-cell table:style-name="ce2" office:value-type="string" calcext:value-type="string">
            <text:p>600</text:p>
          </table:table-cell>
          <table:table-cell office:value-type="float" office:value="471.1" calcext:value-type="float">
            <text:p>471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1.380004882812" calcext:value-type="float">
            <text:p>471.380004882812000</text:p>
          </table:table-cell>
          <table:table-cell office:value-type="float" office:value="28.0004882812477" calcext:value-type="float">
            <text:p>28</text:p>
          </table:table-cell>
          <table:table-cell table:style-name="ce1" table:formula="of:=ABS([.K637])" office:value-type="float" office:value="28.0004882812477" calcext:value-type="float">
            <text:p>28</text:p>
          </table:table-cell>
          <table:table-cell/>
        </table:table-row>
        <table:table-row table:style-name="ro1">
          <table:table-cell office:value-type="float" office:value="58162" calcext:value-type="float">
            <text:p>58162</text:p>
          </table:table-cell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598</text:p>
          </table:table-cell>
          <table:table-cell office:value-type="float" office:value="482.73" calcext:value-type="float">
            <text:p>482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2.910003662109" calcext:value-type="float">
            <text:p>482.910003662109000</text:p>
          </table:table-cell>
          <table:table-cell office:value-type="float" office:value="18.0003662109357" calcext:value-type="float">
            <text:p>18</text:p>
          </table:table-cell>
          <table:table-cell table:style-name="ce1" table:formula="of:=ABS([.K638])" office:value-type="float" office:value="18.0003662109357" calcext:value-type="float">
            <text:p>18</text:p>
          </table:table-cell>
          <table:table-cell/>
        </table:table-row>
        <table:table-row table:style-name="ro1">
          <table:table-cell office:value-type="float" office:value="58157" calcext:value-type="float">
            <text:p>58157</text:p>
          </table:table-cell>
          <table:table-cell table:style-name="ce2" office:value-type="string" calcext:value-type="string">
            <text:p>143</text:p>
          </table:table-cell>
          <table:table-cell table:style-name="ce2" office:value-type="string" calcext:value-type="string">
            <text:p>597</text:p>
          </table:table-cell>
          <table:table-cell office:value-type="float" office:value="488.36" calcext:value-type="float">
            <text:p>488.3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8.399993896484" calcext:value-type="float">
            <text:p>488.399993896484000</text:p>
          </table:table-cell>
          <table:table-cell office:value-type="float" office:value="3.99938964843614" calcext:value-type="float">
            <text:p>4</text:p>
          </table:table-cell>
          <table:table-cell table:style-name="ce1" table:formula="of:=ABS([.K639])" office:value-type="float" office:value="3.99938964843614" calcext:value-type="float">
            <text:p>4</text:p>
          </table:table-cell>
          <table:table-cell/>
        </table:table-row>
        <table:table-row table:style-name="ro1">
          <table:table-cell office:value-type="float" office:value="58218" calcext:value-type="float">
            <text:p>58218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596</text:p>
          </table:table-cell>
          <table:table-cell office:value-type="float" office:value="476.06" calcext:value-type="float">
            <text:p>476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6.149993896484" calcext:value-type="float">
            <text:p>476.149993896484000</text:p>
          </table:table-cell>
          <table:table-cell office:value-type="float" office:value="8.99938964843727" calcext:value-type="float">
            <text:p>9</text:p>
          </table:table-cell>
          <table:table-cell table:style-name="ce1" table:formula="of:=ABS([.K640])" office:value-type="float" office:value="8.99938964843727" calcext:value-type="float">
            <text:p>9</text:p>
          </table:table-cell>
          <table:table-cell/>
        </table:table-row>
        <table:table-row table:style-name="ro1">
          <table:table-cell office:value-type="float" office:value="58166" calcext:value-type="float">
            <text:p>58166</text:p>
          </table:table-cell>
          <table:table-cell table:style-name="ce2" office:value-type="string" calcext:value-type="string">
            <text:p>188</text:p>
          </table:table-cell>
          <table:table-cell table:style-name="ce2" office:value-type="string" calcext:value-type="string">
            <text:p>595</text:p>
          </table:table-cell>
          <table:table-cell office:value-type="float" office:value="478.25" calcext:value-type="float">
            <text:p>478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8.279998779297" calcext:value-type="float">
            <text:p>478.279998779297000</text:p>
          </table:table-cell>
          <table:table-cell office:value-type="float" office:value="2.9998779296875" calcext:value-type="float">
            <text:p>3</text:p>
          </table:table-cell>
          <table:table-cell table:style-name="ce1" table:formula="of:=ABS([.K641])" office:value-type="float" office:value="2.9998779296875" calcext:value-type="float">
            <text:p>3</text:p>
          </table:table-cell>
          <table:table-cell/>
        </table:table-row>
        <table:table-row table:style-name="ro1">
          <table:table-cell office:value-type="float" office:value="58156" calcext:value-type="float">
            <text:p>58156</text:p>
          </table:table-cell>
          <table:table-cell table:style-name="ce2" office:value-type="string" calcext:value-type="string">
            <text:p>346</text:p>
          </table:table-cell>
          <table:table-cell table:style-name="ce2" office:value-type="string" calcext:value-type="string">
            <text:p>594</text:p>
          </table:table-cell>
          <table:table-cell office:value-type="float" office:value="488.62" calcext:value-type="float">
            <text:p>488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8.540008544922" calcext:value-type="float">
            <text:p>488.540008544922000</text:p>
          </table:table-cell>
          <table:table-cell office:value-type="float" office:value="-7.99914550781295" calcext:value-type="float">
            <text:p>-8</text:p>
          </table:table-cell>
          <table:table-cell table:style-name="ce1" table:formula="of:=ABS([.K642])" office:value-type="float" office:value="7.99914550781295" calcext:value-type="float">
            <text:p>8</text:p>
          </table:table-cell>
          <table:table-cell/>
        </table:table-row>
        <table:table-row table:style-name="ro1">
          <table:table-cell office:value-type="float" office:value="58232" calcext:value-type="float">
            <text:p>58232</text:p>
          </table:table-cell>
          <table:table-cell table:style-name="ce2" office:value-type="string" calcext:value-type="string">
            <text:p>199</text:p>
          </table:table-cell>
          <table:table-cell table:style-name="ce2" office:value-type="string" calcext:value-type="string">
            <text:p>593</text:p>
          </table:table-cell>
          <table:table-cell office:value-type="float" office:value="480.09" calcext:value-type="float">
            <text:p>480.0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9.809997558594" calcext:value-type="float">
            <text:p>479.809997558594000</text:p>
          </table:table-cell>
          <table:table-cell office:value-type="float" office:value="-28.0002441406225" calcext:value-type="float">
            <text:p>-28</text:p>
          </table:table-cell>
          <table:table-cell table:style-name="ce1" table:formula="of:=ABS([.K643])" office:value-type="float" office:value="28.0002441406225" calcext:value-type="float">
            <text:p>28</text:p>
          </table:table-cell>
          <table:table-cell/>
        </table:table-row>
        <table:table-row table:style-name="ro1">
          <table:table-cell office:value-type="float" office:value="58118" calcext:value-type="float">
            <text:p>58118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562</text:p>
          </table:table-cell>
          <table:table-cell office:value-type="float" office:value="487.87" calcext:value-type="float">
            <text:p>487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7.869995117188" calcext:value-type="float">
            <text:p>487.869995117188000</text:p>
          </table:table-cell>
          <table:table-cell office:value-type="float" office:value="-0.000488281250455" calcext:value-type="float">
            <text:p>0</text:p>
          </table:table-cell>
          <table:table-cell table:style-name="ce1" table:formula="of:=ABS([.K644])" office:value-type="float" office:value="0.000488281250455" calcext:value-type="float">
            <text:p>0</text:p>
          </table:table-cell>
          <table:table-cell/>
        </table:table-row>
        <table:table-row table:style-name="ro1">
          <table:table-cell office:value-type="float" office:value="58117" calcext:value-type="float">
            <text:p>58117</text:p>
          </table:table-cell>
          <table:table-cell table:style-name="ce2" office:value-type="string" calcext:value-type="string">
            <text:p>147</text:p>
          </table:table-cell>
          <table:table-cell table:style-name="ce2" office:value-type="string" calcext:value-type="string">
            <text:p>561</text:p>
          </table:table-cell>
          <table:table-cell office:value-type="float" office:value="486.11" calcext:value-type="float">
            <text:p>486.1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6.519989013672" calcext:value-type="float">
            <text:p>486.519989013672000</text:p>
          </table:table-cell>
          <table:table-cell office:value-type="float" office:value="40.9989013671861" calcext:value-type="float">
            <text:p>41</text:p>
          </table:table-cell>
          <table:table-cell table:style-name="ce1" table:formula="of:=ABS([.K645])" office:value-type="float" office:value="40.9989013671861" calcext:value-type="float">
            <text:p>41</text:p>
          </table:table-cell>
          <table:table-cell/>
        </table:table-row>
        <table:table-row table:style-name="ro1">
          <table:table-cell office:value-type="float" office:value="58155" calcext:value-type="float">
            <text:p>58155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560</text:p>
          </table:table-cell>
          <table:table-cell office:value-type="float" office:value="479.62" calcext:value-type="float">
            <text:p>479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9.809997558594" calcext:value-type="float">
            <text:p>479.809997558594000</text:p>
          </table:table-cell>
          <table:table-cell office:value-type="float" office:value="18.9997558593745" calcext:value-type="float">
            <text:p>19</text:p>
          </table:table-cell>
          <table:table-cell table:style-name="ce1" table:formula="of:=ABS([.K646])" office:value-type="float" office:value="18.9997558593745" calcext:value-type="float">
            <text:p>19</text:p>
          </table:table-cell>
          <table:table-cell/>
        </table:table-row>
        <table:table-row table:style-name="ro1">
          <table:table-cell office:value-type="float" office:value="58113" calcext:value-type="float">
            <text:p>58113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559</text:p>
          </table:table-cell>
          <table:table-cell office:value-type="float" office:value="467" calcext:value-type="float">
            <text:p>467.0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25" calcext:value-type="float">
            <text:p>467.250000000000000</text:p>
          </table:table-cell>
          <table:table-cell office:value-type="float" office:value="25" calcext:value-type="float">
            <text:p>25</text:p>
          </table:table-cell>
          <table:table-cell table:style-name="ce1" table:formula="of:=ABS([.K647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8111" calcext:value-type="float">
            <text:p>58111</text:p>
          </table:table-cell>
          <table:table-cell table:style-name="ce2" office:value-type="string" calcext:value-type="string">
            <text:p>156</text:p>
          </table:table-cell>
          <table:table-cell table:style-name="ce2" office:value-type="string" calcext:value-type="string">
            <text:p>558</text:p>
          </table:table-cell>
          <table:table-cell office:value-type="float" office:value="469.59" calcext:value-type="float">
            <text:p>469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609985351562" calcext:value-type="float">
            <text:p>469.609985351562000</text:p>
          </table:table-cell>
          <table:table-cell office:value-type="float" office:value="1.9985351562525" calcext:value-type="float">
            <text:p>2</text:p>
          </table:table-cell>
          <table:table-cell table:style-name="ce1" table:formula="of:=ABS([.K648])" office:value-type="float" office:value="1.9985351562525" calcext:value-type="float">
            <text:p>2</text:p>
          </table:table-cell>
          <table:table-cell/>
        </table:table-row>
        <table:table-row table:style-name="ro1">
          <table:table-cell office:value-type="float" office:value="58107" calcext:value-type="float">
            <text:p>58107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557</text:p>
          </table:table-cell>
          <table:table-cell office:value-type="float" office:value="473.83" calcext:value-type="float">
            <text:p>473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820007324219" calcext:value-type="float">
            <text:p>473.820007324219000</text:p>
          </table:table-cell>
          <table:table-cell office:value-type="float" office:value="-0.999267578123408" calcext:value-type="float">
            <text:p>-1</text:p>
          </table:table-cell>
          <table:table-cell table:style-name="ce1" table:formula="of:=ABS([.K649])" office:value-type="float" office:value="0.999267578123408" calcext:value-type="float">
            <text:p>1</text:p>
          </table:table-cell>
          <table:table-cell/>
        </table:table-row>
        <table:table-row table:style-name="ro1">
          <table:table-cell office:value-type="float" office:value="58110" calcext:value-type="float">
            <text:p>58110</text:p>
          </table:table-cell>
          <table:table-cell table:style-name="ce2" office:value-type="string" calcext:value-type="string">
            <text:p>129</text:p>
          </table:table-cell>
          <table:table-cell table:style-name="ce2" office:value-type="string" calcext:value-type="string">
            <text:p>556</text:p>
          </table:table-cell>
          <table:table-cell office:value-type="float" office:value="462.79" calcext:value-type="float">
            <text:p>462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720001220703" calcext:value-type="float">
            <text:p>462.720001220703000</text:p>
          </table:table-cell>
          <table:table-cell office:value-type="float" office:value="-6.99987792968955" calcext:value-type="float">
            <text:p>-7</text:p>
          </table:table-cell>
          <table:table-cell table:style-name="ce1" table:formula="of:=ABS([.K650])" office:value-type="float" office:value="6.99987792968955" calcext:value-type="float">
            <text:p>7</text:p>
          </table:table-cell>
          <table:table-cell/>
        </table:table-row>
        <table:table-row table:style-name="ro1">
          <table:table-cell office:value-type="float" office:value="58108" calcext:value-type="float">
            <text:p>58108</text:p>
          </table:table-cell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555</text:p>
          </table:table-cell>
          <table:table-cell office:value-type="float" office:value="462.1" calcext:value-type="float">
            <text:p>462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140014648438" calcext:value-type="float">
            <text:p>462.140014648438000</text:p>
          </table:table-cell>
          <table:table-cell office:value-type="float" office:value="4.00146484374773" calcext:value-type="float">
            <text:p>4</text:p>
          </table:table-cell>
          <table:table-cell table:style-name="ce1" table:formula="of:=ABS([.K651])" office:value-type="float" office:value="4.00146484374773" calcext:value-type="float">
            <text:p>4</text:p>
          </table:table-cell>
          <table:table-cell/>
        </table:table-row>
        <table:table-row table:style-name="ro1">
          <table:table-cell office:value-type="float" office:value="58105" calcext:value-type="float">
            <text:p>58105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553</text:p>
          </table:table-cell>
          <table:table-cell office:value-type="float" office:value="469.95" calcext:value-type="float">
            <text:p>469.9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880004882812" calcext:value-type="float">
            <text:p>469.880004882812000</text:p>
          </table:table-cell>
          <table:table-cell office:value-type="float" office:value="-6.99951171874886" calcext:value-type="float">
            <text:p>-7</text:p>
          </table:table-cell>
          <table:table-cell table:style-name="ce1" table:formula="of:=ABS([.K652])" office:value-type="float" office:value="6.99951171874886" calcext:value-type="float">
            <text:p>7</text:p>
          </table:table-cell>
          <table:table-cell/>
        </table:table-row>
        <table:table-row table:style-name="ro1">
          <table:table-cell office:value-type="float" office:value="58144" calcext:value-type="float">
            <text:p>58144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552</text:p>
          </table:table-cell>
          <table:table-cell office:value-type="float" office:value="462.56" calcext:value-type="float">
            <text:p>462.5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679992675781" calcext:value-type="float">
            <text:p>462.679992675781000</text:p>
          </table:table-cell>
          <table:table-cell office:value-type="float" office:value="11.9992675781248" calcext:value-type="float">
            <text:p>12</text:p>
          </table:table-cell>
          <table:table-cell table:style-name="ce1" table:formula="of:=ABS([.K653])" office:value-type="float" office:value="11.9992675781248" calcext:value-type="float">
            <text:p>12</text:p>
          </table:table-cell>
          <table:table-cell/>
        </table:table-row>
        <table:table-row table:style-name="ro1">
          <table:table-cell office:value-type="float" office:value="58102" calcext:value-type="float">
            <text:p>58102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551</text:p>
          </table:table-cell>
          <table:table-cell office:value-type="float" office:value="467.39" calcext:value-type="float">
            <text:p>467.3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700012207031" calcext:value-type="float">
            <text:p>467.700012207031000</text:p>
          </table:table-cell>
          <table:table-cell office:value-type="float" office:value="31.0012207031264" calcext:value-type="float">
            <text:p>31</text:p>
          </table:table-cell>
          <table:table-cell table:style-name="ce1" table:formula="of:=ABS([.K654])" office:value-type="float" office:value="31.0012207031264" calcext:value-type="float">
            <text:p>31</text:p>
          </table:table-cell>
          <table:table-cell/>
        </table:table-row>
        <table:table-row table:style-name="ro1">
          <table:table-cell office:value-type="float" office:value="58142" calcext:value-type="float">
            <text:p>58142</text:p>
          </table:table-cell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550</text:p>
          </table:table-cell>
          <table:table-cell office:value-type="float" office:value="458.21" calcext:value-type="float">
            <text:p>458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8.380004882812" calcext:value-type="float">
            <text:p>458.380004882812000</text:p>
          </table:table-cell>
          <table:table-cell office:value-type="float" office:value="17.000488281252" calcext:value-type="float">
            <text:p>17</text:p>
          </table:table-cell>
          <table:table-cell table:style-name="ce1" table:formula="of:=ABS([.K655])" office:value-type="float" office:value="17.000488281252" calcext:value-type="float">
            <text:p>17</text:p>
          </table:table-cell>
          <table:table-cell/>
        </table:table-row>
        <table:table-row table:style-name="ro1">
          <table:table-cell office:value-type="float" office:value="58096" calcext:value-type="float">
            <text:p>58096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549</text:p>
          </table:table-cell>
          <table:table-cell office:value-type="float" office:value="457.18" calcext:value-type="float">
            <text:p>457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420013427734" calcext:value-type="float">
            <text:p>457.420013427734000</text:p>
          </table:table-cell>
          <table:table-cell office:value-type="float" office:value="24.0013427734368" calcext:value-type="float">
            <text:p>24</text:p>
          </table:table-cell>
          <table:table-cell table:style-name="ce1" table:formula="of:=ABS([.K656])" office:value-type="float" office:value="24.0013427734368" calcext:value-type="float">
            <text:p>24</text:p>
          </table:table-cell>
          <table:table-cell/>
        </table:table-row>
        <table:table-row table:style-name="ro1">
          <table:table-cell office:value-type="float" office:value="58095" calcext:value-type="float">
            <text:p>58095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548</text:p>
          </table:table-cell>
          <table:table-cell office:value-type="float" office:value="459.22" calcext:value-type="float">
            <text:p>459.2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9.399993896484" calcext:value-type="float">
            <text:p>459.399993896484000</text:p>
          </table:table-cell>
          <table:table-cell office:value-type="float" office:value="17.9993896484348" calcext:value-type="float">
            <text:p>18</text:p>
          </table:table-cell>
          <table:table-cell table:style-name="ce1" table:formula="of:=ABS([.K657])" office:value-type="float" office:value="17.9993896484348" calcext:value-type="float">
            <text:p>18</text:p>
          </table:table-cell>
          <table:table-cell/>
        </table:table-row>
        <table:table-row table:style-name="ro1">
          <table:table-cell office:value-type="float" office:value="57924" calcext:value-type="float">
            <text:p>57924</text:p>
          </table:table-cell>
          <table:table-cell table:style-name="ce2" office:value-type="string" calcext:value-type="string">
            <text:p>377</text:p>
          </table:table-cell>
          <table:table-cell table:style-name="ce2" office:value-type="string" calcext:value-type="string">
            <text:p>774</text:p>
          </table:table-cell>
          <table:table-cell office:value-type="float" office:value="535.19" calcext:value-type="float">
            <text:p>535.190</text:p>
          </table:table-cell>
          <table:table-cell office:value-type="float" office:value="535.19" calcext:value-type="float">
            <text:p>535.19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4.190002441406" calcext:value-type="float">
            <text:p>534.190002441406000</text:p>
          </table:table-cell>
          <table:table-cell office:value-type="float" office:value="-99.9997558593805" calcext:value-type="float">
            <text:p>-100</text:p>
          </table:table-cell>
          <table:table-cell table:style-name="ce1" table:formula="of:=ABS([.K658])" office:value-type="float" office:value="99.9997558593805" calcext:value-type="float">
            <text:p>100</text:p>
          </table:table-cell>
          <table:table-cell/>
        </table:table-row>
        <table:table-row table:style-name="ro1">
          <table:table-cell office:value-type="float" office:value="42251" calcext:value-type="float">
            <text:p>42251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770</text:p>
          </table:table-cell>
          <table:table-cell office:value-type="float" office:value="428.7" calcext:value-type="float">
            <text:p>428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850006103516" calcext:value-type="float">
            <text:p>428.850006103516000</text:p>
          </table:table-cell>
          <table:table-cell office:value-type="float" office:value="15.0006103515636" calcext:value-type="float">
            <text:p>15</text:p>
          </table:table-cell>
          <table:table-cell table:style-name="ce1" table:formula="of:=ABS([.K659])" office:value-type="float" office:value="15.0006103515636" calcext:value-type="float">
            <text:p>15</text:p>
          </table:table-cell>
          <table:table-cell/>
        </table:table-row>
        <table:table-row table:style-name="ro1">
          <table:table-cell office:value-type="float" office:value="58350" calcext:value-type="float">
            <text:p>58350</text:p>
          </table:table-cell>
          <table:table-cell table:style-name="ce2" office:value-type="string" calcext:value-type="string">
            <text:p>24540021</text:p>
          </table:table-cell>
          <table:table-cell table:style-name="ce2" office:value-type="string" calcext:value-type="string">
            <text:p>770</text:p>
          </table:table-cell>
          <table:table-cell office:value-type="float" office:value="428.7" calcext:value-type="float">
            <text:p>428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850006103516" calcext:value-type="float">
            <text:p>428.850006103516000</text:p>
          </table:table-cell>
          <table:table-cell office:value-type="float" office:value="15.0006103515636" calcext:value-type="float">
            <text:p>15</text:p>
          </table:table-cell>
          <table:table-cell table:style-name="ce1" table:formula="of:=ABS([.K660])" office:value-type="float" office:value="15.0006103515636" calcext:value-type="float">
            <text:p>15</text:p>
          </table:table-cell>
          <table:table-cell/>
        </table:table-row>
        <table:table-row table:style-name="ro1">
          <table:table-cell office:value-type="float" office:value="58353" calcext:value-type="float">
            <text:p>58353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68</text:p>
          </table:table-cell>
          <table:table-cell office:value-type="float" office:value="427.62" calcext:value-type="float">
            <text:p>427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7.769989013672" calcext:value-type="float">
            <text:p>427.769989013672000</text:p>
          </table:table-cell>
          <table:table-cell office:value-type="float" office:value="14.998901367187" calcext:value-type="float">
            <text:p>15</text:p>
          </table:table-cell>
          <table:table-cell table:style-name="ce1" table:formula="of:=ABS([.K661])" office:value-type="float" office:value="14.998901367187" calcext:value-type="float">
            <text:p>15</text:p>
          </table:table-cell>
          <table:table-cell/>
        </table:table-row>
        <table:table-row table:style-name="ro1">
          <table:table-cell office:value-type="float" office:value="42249" calcext:value-type="float">
            <text:p>42249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766</text:p>
          </table:table-cell>
          <table:table-cell office:value-type="float" office:value="428.31" calcext:value-type="float">
            <text:p>428.3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549987792969" calcext:value-type="float">
            <text:p>428.549987792969000</text:p>
          </table:table-cell>
          <table:table-cell office:value-type="float" office:value="23.9987792968748" calcext:value-type="float">
            <text:p>24</text:p>
          </table:table-cell>
          <table:table-cell table:style-name="ce1" table:formula="of:=ABS([.K662])" office:value-type="float" office:value="23.9987792968748" calcext:value-type="float">
            <text:p>24</text:p>
          </table:table-cell>
          <table:table-cell/>
        </table:table-row>
        <table:table-row table:style-name="ro1">
          <table:table-cell office:value-type="float" office:value="58349" calcext:value-type="float">
            <text:p>58349</text:p>
          </table:table-cell>
          <table:table-cell table:style-name="ce2" office:value-type="string" calcext:value-type="string">
            <text:p>24540001</text:p>
          </table:table-cell>
          <table:table-cell table:style-name="ce2" office:value-type="string" calcext:value-type="string">
            <text:p>766</text:p>
          </table:table-cell>
          <table:table-cell office:value-type="float" office:value="428.31" calcext:value-type="float">
            <text:p>428.3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549987792969" calcext:value-type="float">
            <text:p>428.549987792969000</text:p>
          </table:table-cell>
          <table:table-cell office:value-type="float" office:value="23.9987792968748" calcext:value-type="float">
            <text:p>24</text:p>
          </table:table-cell>
          <table:table-cell table:style-name="ce1" table:formula="of:=ABS([.K663])" office:value-type="float" office:value="23.9987792968748" calcext:value-type="float">
            <text:p>24</text:p>
          </table:table-cell>
          <table:table-cell/>
        </table:table-row>
        <table:table-row table:style-name="ro1">
          <table:table-cell office:value-type="float" office:value="42240" calcext:value-type="float">
            <text:p>42240</text:p>
          </table:table-cell>
          <table:table-cell table:style-name="ce2" office:value-type="string" calcext:value-type="string">
            <text:p>24590821</text:p>
          </table:table-cell>
          <table:table-cell table:style-name="ce2" office:value-type="string" calcext:value-type="string">
            <text:p>765</text:p>
          </table:table-cell>
          <table:table-cell office:value-type="float" office:value="428.41" calcext:value-type="float">
            <text:p>428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40002441406" calcext:value-type="float">
            <text:p>428.440002441406000</text:p>
          </table:table-cell>
          <table:table-cell office:value-type="float" office:value="3.0002441406225" calcext:value-type="float">
            <text:p>3</text:p>
          </table:table-cell>
          <table:table-cell table:style-name="ce1" table:formula="of:=ABS([.K664])" office:value-type="float" office:value="3.0002441406225" calcext:value-type="float">
            <text:p>3</text:p>
          </table:table-cell>
          <table:table-cell/>
        </table:table-row>
        <table:table-row table:style-name="ro1">
          <table:table-cell office:value-type="float" office:value="58345" calcext:value-type="float">
            <text:p>58345</text:p>
          </table:table-cell>
          <table:table-cell table:style-name="ce2" office:value-type="string" calcext:value-type="string">
            <text:p>821</text:p>
          </table:table-cell>
          <table:table-cell table:style-name="ce2" office:value-type="string" calcext:value-type="string">
            <text:p>765</text:p>
          </table:table-cell>
          <table:table-cell office:value-type="float" office:value="428.41" calcext:value-type="float">
            <text:p>428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40002441406" calcext:value-type="float">
            <text:p>428.440002441406000</text:p>
          </table:table-cell>
          <table:table-cell office:value-type="float" office:value="3.0002441406225" calcext:value-type="float">
            <text:p>3</text:p>
          </table:table-cell>
          <table:table-cell table:style-name="ce1" table:formula="of:=ABS([.K665])" office:value-type="float" office:value="3.0002441406225" calcext:value-type="float">
            <text:p>3</text:p>
          </table:table-cell>
          <table:table-cell/>
        </table:table-row>
        <table:table-row table:style-name="ro1">
          <table:table-cell office:value-type="float" office:value="58347" calcext:value-type="float">
            <text:p>5834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764</text:p>
          </table:table-cell>
          <table:table-cell office:value-type="float" office:value="428.01" calcext:value-type="float">
            <text:p>428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059997558594" calcext:value-type="float">
            <text:p>428.059997558594000</text:p>
          </table:table-cell>
          <table:table-cell office:value-type="float" office:value="4.99975585937591" calcext:value-type="float">
            <text:p>5</text:p>
          </table:table-cell>
          <table:table-cell table:style-name="ce1" table:formula="of:=ABS([.K666])" office:value-type="float" office:value="4.99975585937591" calcext:value-type="float">
            <text:p>5</text:p>
          </table:table-cell>
          <table:table-cell/>
        </table:table-row>
        <table:table-row table:style-name="ro1">
          <table:table-cell office:value-type="float" office:value="58354" calcext:value-type="float">
            <text:p>58354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763</text:p>
          </table:table-cell>
          <table:table-cell office:value-type="float" office:value="428.05" calcext:value-type="float">
            <text:p>428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059997558594" calcext:value-type="float">
            <text:p>428.059997558594000</text:p>
          </table:table-cell>
          <table:table-cell office:value-type="float" office:value="0.999755859373863" calcext:value-type="float">
            <text:p>1</text:p>
          </table:table-cell>
          <table:table-cell table:style-name="ce1" table:formula="of:=ABS([.K667])" office:value-type="float" office:value="0.999755859373863" calcext:value-type="float">
            <text:p>1</text:p>
          </table:table-cell>
          <table:table-cell/>
        </table:table-row>
        <table:table-row table:style-name="ro1">
          <table:table-cell office:value-type="float" office:value="42230" calcext:value-type="float">
            <text:p>42230</text:p>
          </table:table-cell>
          <table:table-cell table:style-name="ce2" office:value-type="string" calcext:value-type="string">
            <text:p>24590820</text:p>
          </table:table-cell>
          <table:table-cell table:style-name="ce2" office:value-type="string" calcext:value-type="string">
            <text:p>762</text:p>
          </table:table-cell>
          <table:table-cell office:value-type="float" office:value="428.21" calcext:value-type="float">
            <text:p>428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69989013672" calcext:value-type="float">
            <text:p>428.269989013672000</text:p>
          </table:table-cell>
          <table:table-cell office:value-type="float" office:value="5.99890136718955" calcext:value-type="float">
            <text:p>6</text:p>
          </table:table-cell>
          <table:table-cell table:style-name="ce1" table:formula="of:=ABS([.K668])" office:value-type="float" office:value="5.99890136718955" calcext:value-type="float">
            <text:p>6</text:p>
          </table:table-cell>
          <table:table-cell/>
        </table:table-row>
        <table:table-row table:style-name="ro1">
          <table:table-cell office:value-type="float" office:value="58348" calcext:value-type="float">
            <text:p>58348</text:p>
          </table:table-cell>
          <table:table-cell table:style-name="ce2" office:value-type="string" calcext:value-type="string">
            <text:p>820</text:p>
          </table:table-cell>
          <table:table-cell table:style-name="ce2" office:value-type="string" calcext:value-type="string">
            <text:p>762</text:p>
          </table:table-cell>
          <table:table-cell office:value-type="float" office:value="428.21" calcext:value-type="float">
            <text:p>428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269989013672" calcext:value-type="float">
            <text:p>428.269989013672000</text:p>
          </table:table-cell>
          <table:table-cell office:value-type="float" office:value="5.99890136718955" calcext:value-type="float">
            <text:p>6</text:p>
          </table:table-cell>
          <table:table-cell table:style-name="ce1" table:formula="of:=ABS([.K669])" office:value-type="float" office:value="5.99890136718955" calcext:value-type="float">
            <text:p>6</text:p>
          </table:table-cell>
          <table:table-cell/>
        </table:table-row>
        <table:table-row table:style-name="ro1">
          <table:table-cell office:value-type="float" office:value="42229" calcext:value-type="float">
            <text:p>42229</text:p>
          </table:table-cell>
          <table:table-cell table:style-name="ce2" office:value-type="string" calcext:value-type="string">
            <text:p>24590819</text:p>
          </table:table-cell>
          <table:table-cell table:style-name="ce2" office:value-type="string" calcext:value-type="string">
            <text:p>761</text:p>
          </table:table-cell>
          <table:table-cell office:value-type="float" office:value="428.32" calcext:value-type="float">
            <text:p>428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20013427734" calcext:value-type="float">
            <text:p>428.420013427734000</text:p>
          </table:table-cell>
          <table:table-cell office:value-type="float" office:value="10.0013427734382" calcext:value-type="float">
            <text:p>10</text:p>
          </table:table-cell>
          <table:table-cell table:style-name="ce1" table:formula="of:=ABS([.K670])" office:value-type="float" office:value="10.0013427734382" calcext:value-type="float">
            <text:p>10</text:p>
          </table:table-cell>
          <table:table-cell/>
        </table:table-row>
        <table:table-row table:style-name="ro1">
          <table:table-cell office:value-type="float" office:value="58343" calcext:value-type="float">
            <text:p>58343</text:p>
          </table:table-cell>
          <table:table-cell table:style-name="ce2" office:value-type="string" calcext:value-type="string">
            <text:p>819</text:p>
          </table:table-cell>
          <table:table-cell table:style-name="ce2" office:value-type="string" calcext:value-type="string">
            <text:p>761</text:p>
          </table:table-cell>
          <table:table-cell office:value-type="float" office:value="428.32" calcext:value-type="float">
            <text:p>428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420013427734" calcext:value-type="float">
            <text:p>428.420013427734000</text:p>
          </table:table-cell>
          <table:table-cell office:value-type="float" office:value="10.0013427734382" calcext:value-type="float">
            <text:p>10</text:p>
          </table:table-cell>
          <table:table-cell table:style-name="ce1" table:formula="of:=ABS([.K671])" office:value-type="float" office:value="10.0013427734382" calcext:value-type="float">
            <text:p>10</text:p>
          </table:table-cell>
          <table:table-cell/>
        </table:table-row>
        <table:table-row table:style-name="ro1">
          <table:table-cell office:value-type="float" office:value="58346" calcext:value-type="float">
            <text:p>5834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760</text:p>
          </table:table-cell>
          <table:table-cell office:value-type="float" office:value="428.31" calcext:value-type="float">
            <text:p>428.3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359985351562" calcext:value-type="float">
            <text:p>428.359985351562000</text:p>
          </table:table-cell>
          <table:table-cell office:value-type="float" office:value="4.99853515624977" calcext:value-type="float">
            <text:p>5</text:p>
          </table:table-cell>
          <table:table-cell table:style-name="ce1" table:formula="of:=ABS([.K672])" office:value-type="float" office:value="4.99853515624977" calcext:value-type="float">
            <text:p>5</text:p>
          </table:table-cell>
          <table:table-cell/>
        </table:table-row>
        <table:table-row table:style-name="ro1">
          <table:table-cell office:value-type="float" office:value="42190" calcext:value-type="float">
            <text:p>42190</text:p>
          </table:table-cell>
          <table:table-cell table:style-name="ce2" office:value-type="string" calcext:value-type="string">
            <text:p>24590475</text:p>
          </table:table-cell>
          <table:table-cell table:style-name="ce2" office:value-type="string" calcext:value-type="string">
            <text:p>757</text:p>
          </table:table-cell>
          <table:table-cell office:value-type="float" office:value="428.35" calcext:value-type="float">
            <text:p>428.3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559997558594" calcext:value-type="float">
            <text:p>428.559997558594000</text:p>
          </table:table-cell>
          <table:table-cell office:value-type="float" office:value="20.9997558593727" calcext:value-type="float">
            <text:p>21</text:p>
          </table:table-cell>
          <table:table-cell table:style-name="ce1" table:formula="of:=ABS([.K673])" office:value-type="float" office:value="20.9997558593727" calcext:value-type="float">
            <text:p>21</text:p>
          </table:table-cell>
          <table:table-cell/>
        </table:table-row>
        <table:table-row table:style-name="ro1">
          <table:table-cell office:value-type="float" office:value="58342" calcext:value-type="float">
            <text:p>58342</text:p>
          </table:table-cell>
          <table:table-cell table:style-name="ce2" office:value-type="string" calcext:value-type="string">
            <text:p>475</text:p>
          </table:table-cell>
          <table:table-cell table:style-name="ce2" office:value-type="string" calcext:value-type="string">
            <text:p>757</text:p>
          </table:table-cell>
          <table:table-cell office:value-type="float" office:value="428.35" calcext:value-type="float">
            <text:p>428.3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559997558594" calcext:value-type="float">
            <text:p>428.559997558594000</text:p>
          </table:table-cell>
          <table:table-cell office:value-type="float" office:value="20.9997558593727" calcext:value-type="float">
            <text:p>21</text:p>
          </table:table-cell>
          <table:table-cell table:style-name="ce1" table:formula="of:=ABS([.K674])" office:value-type="float" office:value="20.9997558593727" calcext:value-type="float">
            <text:p>21</text:p>
          </table:table-cell>
          <table:table-cell/>
        </table:table-row>
        <table:table-row table:style-name="ro1">
          <table:table-cell office:value-type="float" office:value="42189" calcext:value-type="float">
            <text:p>42189</text:p>
          </table:table-cell>
          <table:table-cell table:style-name="ce2" office:value-type="string" calcext:value-type="string">
            <text:p>24590474</text:p>
          </table:table-cell>
          <table:table-cell table:style-name="ce2" office:value-type="string" calcext:value-type="string">
            <text:p>756</text:p>
          </table:table-cell>
          <table:table-cell office:value-type="float" office:value="428.444" calcext:value-type="float">
            <text:p>428.44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670013427734" calcext:value-type="float">
            <text:p>428.670013427734000</text:p>
          </table:table-cell>
          <table:table-cell office:value-type="float" office:value="22.6013427734358" calcext:value-type="float">
            <text:p>23</text:p>
          </table:table-cell>
          <table:table-cell table:style-name="ce1" table:formula="of:=ABS([.K675])" office:value-type="float" office:value="22.6013427734358" calcext:value-type="float">
            <text:p>23</text:p>
          </table:table-cell>
          <table:table-cell/>
        </table:table-row>
        <table:table-row table:style-name="ro1">
          <table:table-cell office:value-type="float" office:value="58336" calcext:value-type="float">
            <text:p>5833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756</text:p>
          </table:table-cell>
          <table:table-cell office:value-type="float" office:value="428.444" calcext:value-type="float">
            <text:p>428.44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28.670013427734" calcext:value-type="float">
            <text:p>428.670013427734000</text:p>
          </table:table-cell>
          <table:table-cell office:value-type="float" office:value="22.6013427734358" calcext:value-type="float">
            <text:p>23</text:p>
          </table:table-cell>
          <table:table-cell table:style-name="ce1" table:formula="of:=ABS([.K676])" office:value-type="float" office:value="22.6013427734358" calcext:value-type="float">
            <text:p>23</text:p>
          </table:table-cell>
          <table:table-cell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style-name="ce2" office:value-type="string" calcext:value-type="string">
            <text:p>339</text:p>
          </table:table-cell>
          <table:table-cell table:style-name="ce2" office:value-type="string" calcext:value-type="string">
            <text:p>468</text:p>
          </table:table-cell>
          <table:table-cell office:value-type="float" office:value="522.06" calcext:value-type="float">
            <text:p>522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2" calcext:value-type="float">
            <text:p>522.000000000000000</text:p>
          </table:table-cell>
          <table:table-cell office:value-type="float" office:value="-5.99999999999454" calcext:value-type="float">
            <text:p>-6</text:p>
          </table:table-cell>
          <table:table-cell table:style-name="ce1" table:formula="of:=ABS([.K677])" office:value-type="float" office:value="5.99999999999454" calcext:value-type="float">
            <text:p>6</text:p>
          </table:table-cell>
          <table:table-cell/>
        </table:table-row>
        <table:table-row table:style-name="ro1">
          <table:table-cell office:value-type="float" office:value="57997" calcext:value-type="float">
            <text:p>57997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467</text:p>
          </table:table-cell>
          <table:table-cell office:value-type="float" office:value="522.37" calcext:value-type="float">
            <text:p>522.3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2.5" calcext:value-type="float">
            <text:p>522.500000000000000</text:p>
          </table:table-cell>
          <table:table-cell office:value-type="float" office:value="12.9999999999995" calcext:value-type="float">
            <text:p>13</text:p>
          </table:table-cell>
          <table:table-cell table:style-name="ce1" table:formula="of:=ABS([.K678])" office:value-type="float" office:value="12.9999999999995" calcext:value-type="float">
            <text:p>13</text:p>
          </table:table-cell>
          <table:table-cell/>
        </table:table-row>
        <table:table-row table:style-name="ro1">
          <table:table-cell office:value-type="float" office:value="57988" calcext:value-type="float">
            <text:p>57988</text:p>
          </table:table-cell>
          <table:table-cell table:style-name="ce2" office:value-type="string" calcext:value-type="string">
            <text:p>338</text:p>
          </table:table-cell>
          <table:table-cell table:style-name="ce2" office:value-type="string" calcext:value-type="string">
            <text:p>466</text:p>
          </table:table-cell>
          <table:table-cell office:value-type="float" office:value="523.45" calcext:value-type="float">
            <text:p>523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3.539978027344" calcext:value-type="float">
            <text:p>523.539978027344000</text:p>
          </table:table-cell>
          <table:table-cell office:value-type="float" office:value="8.99780273437045" calcext:value-type="float">
            <text:p>9</text:p>
          </table:table-cell>
          <table:table-cell table:style-name="ce1" table:formula="of:=ABS([.K679])" office:value-type="float" office:value="8.99780273437045" calcext:value-type="float">
            <text:p>9</text:p>
          </table:table-cell>
          <table:table-cell/>
        </table:table-row>
        <table:table-row table:style-name="ro1">
          <table:table-cell office:value-type="float" office:value="58051" calcext:value-type="float">
            <text:p>58051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465</text:p>
          </table:table-cell>
          <table:table-cell office:value-type="float" office:value="519.01" calcext:value-type="float">
            <text:p>519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9.070007324219" calcext:value-type="float">
            <text:p>519.070007324219000</text:p>
          </table:table-cell>
          <table:table-cell office:value-type="float" office:value="6.00073242187591" calcext:value-type="float">
            <text:p>6</text:p>
          </table:table-cell>
          <table:table-cell table:style-name="ce1" table:formula="of:=ABS([.K680])" office:value-type="float" office:value="6.00073242187591" calcext:value-type="float">
            <text:p>6</text:p>
          </table:table-cell>
          <table:table-cell/>
        </table:table-row>
        <table:table-row table:style-name="ro1">
          <table:table-cell office:value-type="float" office:value="58045" calcext:value-type="float">
            <text:p>58045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464</text:p>
          </table:table-cell>
          <table:table-cell office:value-type="float" office:value="496.572" calcext:value-type="float">
            <text:p>496.57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6.549987792969" calcext:value-type="float">
            <text:p>496.549987792969000</text:p>
          </table:table-cell>
          <table:table-cell office:value-type="float" office:value="-2.20122070312527" calcext:value-type="float">
            <text:p>-2</text:p>
          </table:table-cell>
          <table:table-cell table:style-name="ce1" table:formula="of:=ABS([.K681])" office:value-type="float" office:value="2.20122070312527" calcext:value-type="float">
            <text:p>2</text:p>
          </table:table-cell>
          <table:table-cell/>
        </table:table-row>
        <table:table-row table:style-name="ro1">
          <table:table-cell office:value-type="float" office:value="58047" calcext:value-type="float">
            <text:p>58047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463</text:p>
          </table:table-cell>
          <table:table-cell office:value-type="float" office:value="483.87" calcext:value-type="float">
            <text:p>483.8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3.920013427734" calcext:value-type="float">
            <text:p>483.920013427734000</text:p>
          </table:table-cell>
          <table:table-cell office:value-type="float" office:value="5.00134277343705" calcext:value-type="float">
            <text:p>5</text:p>
          </table:table-cell>
          <table:table-cell table:style-name="ce1" table:formula="of:=ABS([.K682])" office:value-type="float" office:value="5.00134277343705" calcext:value-type="float">
            <text:p>5</text:p>
          </table:table-cell>
          <table:table-cell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style-name="ce2" office:value-type="string" calcext:value-type="string">
            <text:p>360</text:p>
          </table:table-cell>
          <table:table-cell table:style-name="ce2" office:value-type="string" calcext:value-type="string">
            <text:p>462</text:p>
          </table:table-cell>
          <table:table-cell office:value-type="float" office:value="498.195" calcext:value-type="float">
            <text:p>498.19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8.290008544922" calcext:value-type="float">
            <text:p>498.290008544922000</text:p>
          </table:table-cell>
          <table:table-cell office:value-type="float" office:value="9.50085449218818" calcext:value-type="float">
            <text:p>10</text:p>
          </table:table-cell>
          <table:table-cell table:style-name="ce1" table:formula="of:=ABS([.K683])" office:value-type="float" office:value="9.50085449218818" calcext:value-type="float">
            <text:p>10</text:p>
          </table:table-cell>
          <table:table-cell/>
        </table:table-row>
        <table:table-row table:style-name="ro1">
          <table:table-cell office:value-type="float" office:value="57992" calcext:value-type="float">
            <text:p>57992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460</text:p>
          </table:table-cell>
          <table:table-cell office:value-type="float" office:value="515.7" calcext:value-type="float">
            <text:p>515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5.719970703125" calcext:value-type="float">
            <text:p>515.719970703125000</text:p>
          </table:table-cell>
          <table:table-cell office:value-type="float" office:value="1.99707031249545" calcext:value-type="float">
            <text:p>2</text:p>
          </table:table-cell>
          <table:table-cell table:style-name="ce1" table:formula="of:=ABS([.K684])" office:value-type="float" office:value="1.99707031249545" calcext:value-type="float">
            <text:p>2</text:p>
          </table:table-cell>
          <table:table-cell/>
        </table:table-row>
        <table:table-row table:style-name="ro1">
          <table:table-cell office:value-type="float" office:value="57993" calcext:value-type="float">
            <text:p>57993</text:p>
          </table:table-cell>
          <table:table-cell table:style-name="ce2" office:value-type="string" calcext:value-type="string">
            <text:p>365</text:p>
          </table:table-cell>
          <table:table-cell table:style-name="ce2" office:value-type="string" calcext:value-type="string">
            <text:p>459</text:p>
          </table:table-cell>
          <table:table-cell office:value-type="float" office:value="515.71" calcext:value-type="float">
            <text:p>515.7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5.690002441406" calcext:value-type="float">
            <text:p>515.690002441406000</text:p>
          </table:table-cell>
          <table:table-cell office:value-type="float" office:value="-1.99975585937864" calcext:value-type="float">
            <text:p>-2</text:p>
          </table:table-cell>
          <table:table-cell table:style-name="ce1" table:formula="of:=ABS([.K685])" office:value-type="float" office:value="1.99975585937864" calcext:value-type="float">
            <text:p>2</text:p>
          </table:table-cell>
          <table:table-cell/>
        </table:table-row>
        <table:table-row table:style-name="ro1">
          <table:table-cell office:value-type="float" office:value="58040" calcext:value-type="float">
            <text:p>58040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457</text:p>
          </table:table-cell>
          <table:table-cell office:value-type="float" office:value="474.99" calcext:value-type="float">
            <text:p>474.9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5.209991455078" calcext:value-type="float">
            <text:p>475.209991455078000</text:p>
          </table:table-cell>
          <table:table-cell office:value-type="float" office:value="21.9991455078116" calcext:value-type="float">
            <text:p>22</text:p>
          </table:table-cell>
          <table:table-cell table:style-name="ce1" table:formula="of:=ABS([.K686])" office:value-type="float" office:value="21.9991455078116" calcext:value-type="float">
            <text:p>22</text:p>
          </table:table-cell>
          <table:table-cell/>
        </table:table-row>
        <table:table-row table:style-name="ro1">
          <table:table-cell office:value-type="float" office:value="58042" calcext:value-type="float">
            <text:p>58042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456</text:p>
          </table:table-cell>
          <table:table-cell office:value-type="float" office:value="496.91" calcext:value-type="float">
            <text:p>496.9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7.019989013672" calcext:value-type="float">
            <text:p>497.019989013672000</text:p>
          </table:table-cell>
          <table:table-cell office:value-type="float" office:value="10.998901367185" calcext:value-type="float">
            <text:p>11</text:p>
          </table:table-cell>
          <table:table-cell table:style-name="ce1" table:formula="of:=ABS([.K687])" office:value-type="float" office:value="10.998901367185" calcext:value-type="float">
            <text:p>11</text:p>
          </table:table-cell>
          <table:table-cell/>
        </table:table-row>
        <table:table-row table:style-name="ro1">
          <table:table-cell office:value-type="float" office:value="57981" calcext:value-type="float">
            <text:p>57981</text:p>
          </table:table-cell>
          <table:table-cell table:style-name="ce2" office:value-type="string" calcext:value-type="string">
            <text:p>363</text:p>
          </table:table-cell>
          <table:table-cell table:style-name="ce2" office:value-type="string" calcext:value-type="string">
            <text:p>455</text:p>
          </table:table-cell>
          <table:table-cell office:value-type="float" office:value="516.959" calcext:value-type="float">
            <text:p>516.95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7.039978027344" calcext:value-type="float">
            <text:p>517.039978027344000</text:p>
          </table:table-cell>
          <table:table-cell office:value-type="float" office:value="8.09780273438037" calcext:value-type="float">
            <text:p>8</text:p>
          </table:table-cell>
          <table:table-cell table:style-name="ce1" table:formula="of:=ABS([.K688])" office:value-type="float" office:value="8.09780273438037" calcext:value-type="float">
            <text:p>8</text:p>
          </table:table-cell>
          <table:table-cell/>
        </table:table-row>
        <table:table-row table:style-name="ro1">
          <table:table-cell office:value-type="float" office:value="57986" calcext:value-type="float">
            <text:p>57986</text:p>
          </table:table-cell>
          <table:table-cell table:style-name="ce2" office:value-type="string" calcext:value-type="string">
            <text:p>362</text:p>
          </table:table-cell>
          <table:table-cell table:style-name="ce2" office:value-type="string" calcext:value-type="string">
            <text:p>454</text:p>
          </table:table-cell>
          <table:table-cell office:value-type="float" office:value="516.32" calcext:value-type="float">
            <text:p>516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6.330017089844" calcext:value-type="float">
            <text:p>516.330017089844000</text:p>
          </table:table-cell>
          <table:table-cell office:value-type="float" office:value="1.00170898437" calcext:value-type="float">
            <text:p>1</text:p>
          </table:table-cell>
          <table:table-cell table:style-name="ce1" table:formula="of:=ABS([.K689])" office:value-type="float" office:value="1.00170898437" calcext:value-type="float">
            <text:p>1</text:p>
          </table:table-cell>
          <table:table-cell/>
        </table:table-row>
        <table:table-row table:style-name="ro1">
          <table:table-cell office:value-type="float" office:value="58041" calcext:value-type="float">
            <text:p>58041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453</text:p>
          </table:table-cell>
          <table:table-cell office:value-type="float" office:value="477.16" calcext:value-type="float">
            <text:p>477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7.470001220703" calcext:value-type="float">
            <text:p>477.470001220703000</text:p>
          </table:table-cell>
          <table:table-cell office:value-type="float" office:value="31.00012207031" calcext:value-type="float">
            <text:p>31</text:p>
          </table:table-cell>
          <table:table-cell table:style-name="ce1" table:formula="of:=ABS([.K690])" office:value-type="float" office:value="31.00012207031" calcext:value-type="float">
            <text:p>31</text:p>
          </table:table-cell>
          <table:table-cell/>
        </table:table-row>
        <table:table-row table:style-name="ro1">
          <table:table-cell office:value-type="float" office:value="41919" calcext:value-type="float">
            <text:p>41919</text:p>
          </table:table-cell>
          <table:table-cell table:style-name="ce2" office:value-type="string" calcext:value-type="string">
            <text:p>24590817</text:p>
          </table:table-cell>
          <table:table-cell table:style-name="ce2" office:value-type="string" calcext:value-type="string">
            <text:p>452</text:p>
          </table:table-cell>
          <table:table-cell office:value-type="float" office:value="546.55" calcext:value-type="float">
            <text:p>546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6.630004882812" calcext:value-type="float">
            <text:p>546.630004882812000</text:p>
          </table:table-cell>
          <table:table-cell office:value-type="float" office:value="8.00048828125455" calcext:value-type="float">
            <text:p>8</text:p>
          </table:table-cell>
          <table:table-cell table:style-name="ce1" table:formula="of:=ABS([.K691])" office:value-type="float" office:value="8.00048828125455" calcext:value-type="float">
            <text:p>8</text:p>
          </table:table-cell>
          <table:table-cell/>
        </table:table-row>
        <table:table-row table:style-name="ro1">
          <table:table-cell office:value-type="float" office:value="58033" calcext:value-type="float">
            <text:p>58033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452</text:p>
          </table:table-cell>
          <table:table-cell office:value-type="float" office:value="546.55" calcext:value-type="float">
            <text:p>546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6.630004882812" calcext:value-type="float">
            <text:p>546.630004882812000</text:p>
          </table:table-cell>
          <table:table-cell office:value-type="float" office:value="8.00048828125455" calcext:value-type="float">
            <text:p>8</text:p>
          </table:table-cell>
          <table:table-cell table:style-name="ce1" table:formula="of:=ABS([.K692])" office:value-type="float" office:value="8.00048828125455" calcext:value-type="float">
            <text:p>8</text:p>
          </table:table-cell>
          <table:table-cell/>
        </table:table-row>
        <table:table-row table:style-name="ro1">
          <table:table-cell office:value-type="float" office:value="58024" calcext:value-type="float">
            <text:p>58024</text:p>
          </table:table-cell>
          <table:table-cell table:style-name="ce2" office:value-type="string" calcext:value-type="string">
            <text:p>752</text:p>
          </table:table-cell>
          <table:table-cell table:style-name="ce2" office:value-type="string" calcext:value-type="string">
            <text:p>451</text:p>
          </table:table-cell>
          <table:table-cell office:value-type="float" office:value="533.933" calcext:value-type="float">
            <text:p>533.93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3.890014648438" calcext:value-type="float">
            <text:p>533.890014648438000</text:p>
          </table:table-cell>
          <table:table-cell office:value-type="float" office:value="-4.29853515624927" calcext:value-type="float">
            <text:p>-4</text:p>
          </table:table-cell>
          <table:table-cell table:style-name="ce1" table:formula="of:=ABS([.K693])" office:value-type="float" office:value="4.29853515624927" calcext:value-type="float">
            <text:p>4</text:p>
          </table:table-cell>
          <table:table-cell/>
        </table:table-row>
        <table:table-row table:style-name="ro1">
          <table:table-cell office:value-type="float" office:value="58026" calcext:value-type="float">
            <text:p>58026</text:p>
          </table:table-cell>
          <table:table-cell table:style-name="ce2" office:value-type="string" calcext:value-type="string">
            <text:p>846</text:p>
          </table:table-cell>
          <table:table-cell table:style-name="ce2" office:value-type="string" calcext:value-type="string">
            <text:p>450</text:p>
          </table:table-cell>
          <table:table-cell office:value-type="float" office:value="548.77" calcext:value-type="float">
            <text:p>548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8.719970703125" calcext:value-type="float">
            <text:p>548.719970703125000</text:p>
          </table:table-cell>
          <table:table-cell office:value-type="float" office:value="-5.00292968749818" calcext:value-type="float">
            <text:p>-5</text:p>
          </table:table-cell>
          <table:table-cell table:style-name="ce1" table:formula="of:=ABS([.K694])" office:value-type="float" office:value="5.00292968749818" calcext:value-type="float">
            <text:p>5</text:p>
          </table:table-cell>
          <table:table-cell/>
        </table:table-row>
        <table:table-row table:style-name="ro1">
          <table:table-cell office:value-type="float" office:value="58027" calcext:value-type="float">
            <text:p>58027</text:p>
          </table:table-cell>
          <table:table-cell table:style-name="ce2" office:value-type="string" calcext:value-type="string">
            <text:p>847</text:p>
          </table:table-cell>
          <table:table-cell table:style-name="ce2" office:value-type="string" calcext:value-type="string">
            <text:p>449</text:p>
          </table:table-cell>
          <table:table-cell office:value-type="float" office:value="542.08" calcext:value-type="float">
            <text:p>542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2.049987792969" calcext:value-type="float">
            <text:p>542.049987792969000</text:p>
          </table:table-cell>
          <table:table-cell office:value-type="float" office:value="-3.00122070312909" calcext:value-type="float">
            <text:p>-3</text:p>
          </table:table-cell>
          <table:table-cell table:style-name="ce1" table:formula="of:=ABS([.K695])" office:value-type="float" office:value="3.00122070312909" calcext:value-type="float">
            <text:p>3</text:p>
          </table:table-cell>
          <table:table-cell/>
        </table:table-row>
        <table:table-row table:style-name="ro1">
          <table:table-cell office:value-type="float" office:value="58028" calcext:value-type="float">
            <text:p>58028</text:p>
          </table:table-cell>
          <table:table-cell table:style-name="ce2" office:value-type="string" calcext:value-type="string">
            <text:p>848</text:p>
          </table:table-cell>
          <table:table-cell table:style-name="ce2" office:value-type="string" calcext:value-type="string">
            <text:p>448</text:p>
          </table:table-cell>
          <table:table-cell office:value-type="float" office:value="534.76" calcext:value-type="float">
            <text:p>534.7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4.700012207031" calcext:value-type="float">
            <text:p>534.700012207031000</text:p>
          </table:table-cell>
          <table:table-cell office:value-type="float" office:value="-5.99877929687409" calcext:value-type="float">
            <text:p>-6</text:p>
          </table:table-cell>
          <table:table-cell table:style-name="ce1" table:formula="of:=ABS([.K696])" office:value-type="float" office:value="5.99877929687409" calcext:value-type="float">
            <text:p>6</text:p>
          </table:table-cell>
          <table:table-cell/>
        </table:table-row>
        <table:table-row table:style-name="ro1">
          <table:table-cell office:value-type="float" office:value="58016" calcext:value-type="float">
            <text:p>58016</text:p>
          </table:table-cell>
          <table:table-cell table:style-name="ce2" office:value-type="string" calcext:value-type="string">
            <text:p>283</text:p>
          </table:table-cell>
          <table:table-cell table:style-name="ce2" office:value-type="string" calcext:value-type="string">
            <text:p>447</text:p>
          </table:table-cell>
          <table:table-cell office:value-type="float" office:value="527.22" calcext:value-type="float">
            <text:p>527.2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7.150024414062" calcext:value-type="float">
            <text:p>527.150024414062000</text:p>
          </table:table-cell>
          <table:table-cell office:value-type="float" office:value="-6.99755859375273" calcext:value-type="float">
            <text:p>-7</text:p>
          </table:table-cell>
          <table:table-cell table:style-name="ce1" table:formula="of:=ABS([.K697])" office:value-type="float" office:value="6.99755859375273" calcext:value-type="float">
            <text:p>7</text:p>
          </table:table-cell>
          <table:table-cell/>
        </table:table-row>
        <table:table-row table:style-name="ro1">
          <table:table-cell office:value-type="float" office:value="58017" calcext:value-type="float">
            <text:p>58017</text:p>
          </table:table-cell>
          <table:table-cell table:style-name="ce2" office:value-type="string" calcext:value-type="string">
            <text:p>282</text:p>
          </table:table-cell>
          <table:table-cell table:style-name="ce2" office:value-type="string" calcext:value-type="string">
            <text:p>445</text:p>
          </table:table-cell>
          <table:table-cell office:value-type="float" office:value="526.98" calcext:value-type="float">
            <text:p>526.9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960021972656" calcext:value-type="float">
            <text:p>526.960021972656000</text:p>
          </table:table-cell>
          <table:table-cell office:value-type="float" office:value="-1.99780273437682" calcext:value-type="float">
            <text:p>-2</text:p>
          </table:table-cell>
          <table:table-cell table:style-name="ce1" table:formula="of:=ABS([.K698])" office:value-type="float" office:value="1.99780273437682" calcext:value-type="float">
            <text:p>2</text:p>
          </table:table-cell>
          <table:table-cell/>
        </table:table-row>
        <table:table-row table:style-name="ro1">
          <table:table-cell office:value-type="float" office:value="58015" calcext:value-type="float">
            <text:p>58015</text:p>
          </table:table-cell>
          <table:table-cell table:style-name="ce2" office:value-type="string" calcext:value-type="string">
            <text:p>299</text:p>
          </table:table-cell>
          <table:table-cell table:style-name="ce2" office:value-type="string" calcext:value-type="string">
            <text:p>444</text:p>
          </table:table-cell>
          <table:table-cell office:value-type="float" office:value="529.52" calcext:value-type="float">
            <text:p>529.5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9.450012207031" calcext:value-type="float">
            <text:p>529.450012207031000</text:p>
          </table:table-cell>
          <table:table-cell office:value-type="float" office:value="-6.99877929687318" calcext:value-type="float">
            <text:p>-7</text:p>
          </table:table-cell>
          <table:table-cell table:style-name="ce1" table:formula="of:=ABS([.K699])" office:value-type="float" office:value="6.99877929687318" calcext:value-type="float">
            <text:p>7</text:p>
          </table:table-cell>
          <table:table-cell/>
        </table:table-row>
        <table:table-row table:style-name="ro1">
          <table:table-cell office:value-type="float" office:value="58098" calcext:value-type="float">
            <text:p>5809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547</text:p>
          </table:table-cell>
          <table:table-cell office:value-type="float" office:value="458.08" calcext:value-type="float">
            <text:p>458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7.910003662109" calcext:value-type="float">
            <text:p>457.910003662109000</text:p>
          </table:table-cell>
          <table:table-cell office:value-type="float" office:value="-16.9996337890609" calcext:value-type="float">
            <text:p>-17</text:p>
          </table:table-cell>
          <table:table-cell table:style-name="ce1" table:formula="of:=ABS([.K700])" office:value-type="float" office:value="16.9996337890609" calcext:value-type="float">
            <text:p>17</text:p>
          </table:table-cell>
          <table:table-cell/>
        </table:table-row>
        <table:table-row table:style-name="ro1">
          <table:table-cell office:value-type="float" office:value="58093" calcext:value-type="float">
            <text:p>58093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546</text:p>
          </table:table-cell>
          <table:table-cell office:value-type="float" office:value="455.19" calcext:value-type="float">
            <text:p>455.1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55.230010986328" calcext:value-type="float">
            <text:p>455.230010986328000</text:p>
          </table:table-cell>
          <table:table-cell office:value-type="float" office:value="4.00109863281273" calcext:value-type="float">
            <text:p>4</text:p>
          </table:table-cell>
          <table:table-cell table:style-name="ce1" table:formula="of:=ABS([.K701])" office:value-type="float" office:value="4.00109863281273" calcext:value-type="float">
            <text:p>4</text:p>
          </table:table-cell>
          <table:table-cell/>
        </table:table-row>
        <table:table-row table:style-name="ro1">
          <table:table-cell office:value-type="float" office:value="41953" calcext:value-type="float">
            <text:p>41953</text:p>
          </table:table-cell>
          <table:table-cell table:style-name="ce2" office:value-type="string" calcext:value-type="string">
            <text:p>24590719</text:p>
          </table:table-cell>
          <table:table-cell table:style-name="ce2" office:value-type="string" calcext:value-type="string">
            <text:p>545</text:p>
          </table:table-cell>
          <table:table-cell office:value-type="float" office:value="511.037" calcext:value-type="float">
            <text:p>511.0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1.730010986328" calcext:value-type="float">
            <text:p>511.730010986328000</text:p>
          </table:table-cell>
          <table:table-cell office:value-type="float" office:value="69.3010986328147" calcext:value-type="float">
            <text:p>69</text:p>
          </table:table-cell>
          <table:table-cell table:style-name="ce1" table:formula="of:=ABS([.K702])" office:value-type="float" office:value="69.3010986328147" calcext:value-type="float">
            <text:p>69</text:p>
          </table:table-cell>
          <table:table-cell/>
        </table:table-row>
        <table:table-row table:style-name="ro1">
          <table:table-cell office:value-type="float" office:value="58138" calcext:value-type="float">
            <text:p>58138</text:p>
          </table:table-cell>
          <table:table-cell table:style-name="ce2" office:value-type="string" calcext:value-type="string">
            <text:p>719</text:p>
          </table:table-cell>
          <table:table-cell table:style-name="ce2" office:value-type="string" calcext:value-type="string">
            <text:p>545</text:p>
          </table:table-cell>
          <table:table-cell office:value-type="float" office:value="511.037" calcext:value-type="float">
            <text:p>511.0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1.730010986328" calcext:value-type="float">
            <text:p>511.730010986328000</text:p>
          </table:table-cell>
          <table:table-cell office:value-type="float" office:value="69.3010986328147" calcext:value-type="float">
            <text:p>69</text:p>
          </table:table-cell>
          <table:table-cell table:style-name="ce1" table:formula="of:=ABS([.K703])" office:value-type="float" office:value="69.3010986328147" calcext:value-type="float">
            <text:p>69</text:p>
          </table:table-cell>
          <table:table-cell/>
        </table:table-row>
        <table:table-row table:style-name="ro1">
          <table:table-cell office:value-type="float" office:value="41954" calcext:value-type="float">
            <text:p>41954</text:p>
          </table:table-cell>
          <table:table-cell table:style-name="ce2" office:value-type="string" calcext:value-type="string">
            <text:p>24590810</text:p>
          </table:table-cell>
          <table:table-cell table:style-name="ce2" office:value-type="string" calcext:value-type="string">
            <text:p>544</text:p>
          </table:table-cell>
          <table:table-cell office:value-type="float" office:value="526.66" calcext:value-type="float">
            <text:p>526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559997558594" calcext:value-type="float">
            <text:p>526.559997558594000</text:p>
          </table:table-cell>
          <table:table-cell office:value-type="float" office:value="-10.0002441406218" calcext:value-type="float">
            <text:p>-10</text:p>
          </table:table-cell>
          <table:table-cell table:style-name="ce1" table:formula="of:=ABS([.K704])" office:value-type="float" office:value="10.0002441406218" calcext:value-type="float">
            <text:p>10</text:p>
          </table:table-cell>
          <table:table-cell/>
        </table:table-row>
        <table:table-row table:style-name="ro1">
          <table:table-cell office:value-type="float" office:value="58087" calcext:value-type="float">
            <text:p>58087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string" calcext:value-type="string">
            <text:p>544</text:p>
          </table:table-cell>
          <table:table-cell office:value-type="float" office:value="526.66" calcext:value-type="float">
            <text:p>526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559997558594" calcext:value-type="float">
            <text:p>526.559997558594000</text:p>
          </table:table-cell>
          <table:table-cell office:value-type="float" office:value="-10.0002441406218" calcext:value-type="float">
            <text:p>-10</text:p>
          </table:table-cell>
          <table:table-cell table:style-name="ce1" table:formula="of:=ABS([.K705])" office:value-type="float" office:value="10.0002441406218" calcext:value-type="float">
            <text:p>10</text:p>
          </table:table-cell>
          <table:table-cell/>
        </table:table-row>
        <table:table-row table:style-name="ro1">
          <table:table-cell office:value-type="float" office:value="58134" calcext:value-type="float">
            <text:p>58134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string" calcext:value-type="string">
            <text:p>543</text:p>
          </table:table-cell>
          <table:table-cell office:value-type="float" office:value="511.793" calcext:value-type="float">
            <text:p>511.79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2.070007324219" calcext:value-type="float">
            <text:p>512.070007324219000</text:p>
          </table:table-cell>
          <table:table-cell office:value-type="float" office:value="27.7007324218744" calcext:value-type="float">
            <text:p>28</text:p>
          </table:table-cell>
          <table:table-cell table:style-name="ce1" table:formula="of:=ABS([.K706])" office:value-type="float" office:value="27.7007324218744" calcext:value-type="float">
            <text:p>28</text:p>
          </table:table-cell>
          <table:table-cell/>
        </table:table-row>
        <table:table-row table:style-name="ro1">
          <table:table-cell office:value-type="float" office:value="58135" calcext:value-type="float">
            <text:p>58135</text:p>
          </table:table-cell>
          <table:table-cell table:style-name="ce2" office:value-type="string" calcext:value-type="string">
            <text:p>301</text:p>
          </table:table-cell>
          <table:table-cell table:style-name="ce2" office:value-type="string" calcext:value-type="string">
            <text:p>542</text:p>
          </table:table-cell>
          <table:table-cell office:value-type="float" office:value="511.52" calcext:value-type="float">
            <text:p>511.5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1.769989013672" calcext:value-type="float">
            <text:p>511.769989013672000</text:p>
          </table:table-cell>
          <table:table-cell office:value-type="float" office:value="24.9989013671893" calcext:value-type="float">
            <text:p>25</text:p>
          </table:table-cell>
          <table:table-cell table:style-name="ce1" table:formula="of:=ABS([.K707])" office:value-type="float" office:value="24.9989013671893" calcext:value-type="float">
            <text:p>25</text:p>
          </table:table-cell>
          <table:table-cell/>
        </table:table-row>
        <table:table-row table:style-name="ro1">
          <table:table-cell office:value-type="float" office:value="58137" calcext:value-type="float">
            <text:p>58137</text:p>
          </table:table-cell>
          <table:table-cell table:style-name="ce2" office:value-type="string" calcext:value-type="string">
            <text:p>754</text:p>
          </table:table-cell>
          <table:table-cell table:style-name="ce2" office:value-type="string" calcext:value-type="string">
            <text:p>541</text:p>
          </table:table-cell>
          <table:table-cell office:value-type="float" office:value="511.438" calcext:value-type="float">
            <text:p>511.43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1.709991455078" calcext:value-type="float">
            <text:p>511.709991455078000</text:p>
          </table:table-cell>
          <table:table-cell office:value-type="float" office:value="27.1991455078137" calcext:value-type="float">
            <text:p>27</text:p>
          </table:table-cell>
          <table:table-cell table:style-name="ce1" table:formula="of:=ABS([.K708])" office:value-type="float" office:value="27.1991455078137" calcext:value-type="float">
            <text:p>27</text:p>
          </table:table-cell>
          <table:table-cell/>
        </table:table-row>
        <table:table-row table:style-name="ro1">
          <table:table-cell office:value-type="float" office:value="58085" calcext:value-type="float">
            <text:p>58085</text:p>
          </table:table-cell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540</text:p>
          </table:table-cell>
          <table:table-cell office:value-type="float" office:value="516.28" calcext:value-type="float">
            <text:p>516.2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6.489990234375" calcext:value-type="float">
            <text:p>516.489990234375000</text:p>
          </table:table-cell>
          <table:table-cell office:value-type="float" office:value="20.9990234375027" calcext:value-type="float">
            <text:p>21</text:p>
          </table:table-cell>
          <table:table-cell table:style-name="ce1" table:formula="of:=ABS([.K709])" office:value-type="float" office:value="20.9990234375027" calcext:value-type="float">
            <text:p>21</text:p>
          </table:table-cell>
          <table:table-cell/>
        </table:table-row>
        <table:table-row table:style-name="ro1">
          <table:table-cell office:value-type="float" office:value="58077" calcext:value-type="float">
            <text:p>58077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string" calcext:value-type="string">
            <text:p>537</text:p>
          </table:table-cell>
          <table:table-cell office:value-type="float" office:value="508.676" calcext:value-type="float">
            <text:p>508.67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8.660003662109" calcext:value-type="float">
            <text:p>508.660003662109000</text:p>
          </table:table-cell>
          <table:table-cell office:value-type="float" office:value="-1.59963378906127" calcext:value-type="float">
            <text:p>-2</text:p>
          </table:table-cell>
          <table:table-cell table:style-name="ce1" table:formula="of:=ABS([.K710])" office:value-type="float" office:value="1.59963378906127" calcext:value-type="float">
            <text:p>2</text:p>
          </table:table-cell>
          <table:table-cell/>
        </table:table-row>
        <table:table-row table:style-name="ro1">
          <table:table-cell office:value-type="float" office:value="58127" calcext:value-type="float">
            <text:p>58127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535</text:p>
          </table:table-cell>
          <table:table-cell office:value-type="float" office:value="482.55" calcext:value-type="float">
            <text:p>482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2.619995117188" calcext:value-type="float">
            <text:p>482.619995117188000</text:p>
          </table:table-cell>
          <table:table-cell office:value-type="float" office:value="6.99951171874886" calcext:value-type="float">
            <text:p>7</text:p>
          </table:table-cell>
          <table:table-cell table:style-name="ce1" table:formula="of:=ABS([.K711])" office:value-type="float" office:value="6.99951171874886" calcext:value-type="float">
            <text:p>7</text:p>
          </table:table-cell>
          <table:table-cell/>
        </table:table-row>
        <table:table-row table:style-name="ro1">
          <table:table-cell office:value-type="float" office:value="58126" calcext:value-type="float">
            <text:p>58126</text:p>
          </table:table-cell>
          <table:table-cell table:style-name="ce2" office:value-type="string" calcext:value-type="string">
            <text:p>222</text:p>
          </table:table-cell>
          <table:table-cell table:style-name="ce2" office:value-type="string" calcext:value-type="string">
            <text:p>534</text:p>
          </table:table-cell>
          <table:table-cell office:value-type="float" office:value="491.42" calcext:value-type="float">
            <text:p>491.4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1.390014648438" calcext:value-type="float">
            <text:p>491.390014648438000</text:p>
          </table:table-cell>
          <table:table-cell office:value-type="float" office:value="-2.99853515625159" calcext:value-type="float">
            <text:p>-3</text:p>
          </table:table-cell>
          <table:table-cell table:style-name="ce1" table:formula="of:=ABS([.K712])" office:value-type="float" office:value="2.99853515625159" calcext:value-type="float">
            <text:p>3</text:p>
          </table:table-cell>
          <table:table-cell/>
        </table:table-row>
        <table:table-row table:style-name="ro1">
          <table:table-cell office:value-type="float" office:value="58076" calcext:value-type="float">
            <text:p>58076</text:p>
          </table:table-cell>
          <table:table-cell table:style-name="ce2" office:value-type="string" calcext:value-type="string">
            <text:p>162</text:p>
          </table:table-cell>
          <table:table-cell table:style-name="ce2" office:value-type="string" calcext:value-type="string">
            <text:p>532</text:p>
          </table:table-cell>
          <table:table-cell office:value-type="float" office:value="488.71" calcext:value-type="float">
            <text:p>488.7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8.950012207031" calcext:value-type="float">
            <text:p>488.950012207031000</text:p>
          </table:table-cell>
          <table:table-cell office:value-type="float" office:value="24.001220703127" calcext:value-type="float">
            <text:p>24</text:p>
          </table:table-cell>
          <table:table-cell table:style-name="ce1" table:formula="of:=ABS([.K713])" office:value-type="float" office:value="24.001220703127" calcext:value-type="float">
            <text:p>24</text:p>
          </table:table-cell>
          <table:table-cell/>
        </table:table-row>
        <table:table-row table:style-name="ro1">
          <table:table-cell office:value-type="float" office:value="58060" calcext:value-type="float">
            <text:p>58060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531</text:p>
          </table:table-cell>
          <table:table-cell office:value-type="float" office:value="494.93" calcext:value-type="float">
            <text:p>494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880004882812" calcext:value-type="float">
            <text:p>494.880004882812000</text:p>
          </table:table-cell>
          <table:table-cell office:value-type="float" office:value="-4.99951171875068" calcext:value-type="float">
            <text:p>-5</text:p>
          </table:table-cell>
          <table:table-cell table:style-name="ce1" table:formula="of:=ABS([.K714])" office:value-type="float" office:value="4.99951171875068" calcext:value-type="float">
            <text:p>5</text:p>
          </table:table-cell>
          <table:table-cell/>
        </table:table-row>
        <table:table-row table:style-name="ro1">
          <table:table-cell office:value-type="float" office:value="58062" calcext:value-type="float">
            <text:p>58062</text:p>
          </table:table-cell>
          <table:table-cell table:style-name="ce2" office:value-type="string" calcext:value-type="string">
            <text:p>221</text:p>
          </table:table-cell>
          <table:table-cell table:style-name="ce2" office:value-type="string" calcext:value-type="string">
            <text:p>530</text:p>
          </table:table-cell>
          <table:table-cell office:value-type="float" office:value="489.29" calcext:value-type="float">
            <text:p>489.2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9.529998779297" calcext:value-type="float">
            <text:p>489.529998779297000</text:p>
          </table:table-cell>
          <table:table-cell office:value-type="float" office:value="23.9998779296855" calcext:value-type="float">
            <text:p>24</text:p>
          </table:table-cell>
          <table:table-cell table:style-name="ce1" table:formula="of:=ABS([.K715])" office:value-type="float" office:value="23.9998779296855" calcext:value-type="float">
            <text:p>24</text:p>
          </table:table-cell>
          <table:table-cell/>
        </table:table-row>
        <table:table-row table:style-name="ro1">
          <table:table-cell office:value-type="float" office:value="58065" calcext:value-type="float">
            <text:p>58065</text:p>
          </table:table-cell>
          <table:table-cell table:style-name="ce2" office:value-type="string" calcext:value-type="string">
            <text:p>220</text:p>
          </table:table-cell>
          <table:table-cell table:style-name="ce2" office:value-type="string" calcext:value-type="string">
            <text:p>529</text:p>
          </table:table-cell>
          <table:table-cell office:value-type="float" office:value="485.06" calcext:value-type="float">
            <text:p>485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5.179992675781" calcext:value-type="float">
            <text:p>485.179992675781000</text:p>
          </table:table-cell>
          <table:table-cell office:value-type="float" office:value="11.9992675781248" calcext:value-type="float">
            <text:p>12</text:p>
          </table:table-cell>
          <table:table-cell table:style-name="ce1" table:formula="of:=ABS([.K716])" office:value-type="float" office:value="11.9992675781248" calcext:value-type="float">
            <text:p>12</text:p>
          </table:table-cell>
          <table:table-cell/>
        </table:table-row>
        <table:table-row table:style-name="ro1">
          <table:table-cell office:value-type="float" office:value="58115" calcext:value-type="float">
            <text:p>58115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528</text:p>
          </table:table-cell>
          <table:table-cell office:value-type="float" office:value="484.82" calcext:value-type="float">
            <text:p>484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5.109985351562" calcext:value-type="float">
            <text:p>485.109985351562000</text:p>
          </table:table-cell>
          <table:table-cell office:value-type="float" office:value="28.9985351562507" calcext:value-type="float">
            <text:p>29</text:p>
          </table:table-cell>
          <table:table-cell table:style-name="ce1" table:formula="of:=ABS([.K717])" office:value-type="float" office:value="28.9985351562507" calcext:value-type="float">
            <text:p>29</text:p>
          </table:table-cell>
          <table:table-cell/>
        </table:table-row>
        <table:table-row table:style-name="ro1">
          <table:table-cell office:value-type="float" office:value="58116" calcext:value-type="float">
            <text:p>58116</text:p>
          </table:table-cell>
          <table:table-cell table:style-name="ce2" office:value-type="string" calcext:value-type="string">
            <text:p>148</text:p>
          </table:table-cell>
          <table:table-cell table:style-name="ce2" office:value-type="string" calcext:value-type="string">
            <text:p>527</text:p>
          </table:table-cell>
          <table:table-cell office:value-type="float" office:value="492.17" calcext:value-type="float">
            <text:p>492.1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2.559997558594" calcext:value-type="float">
            <text:p>492.559997558594000</text:p>
          </table:table-cell>
          <table:table-cell office:value-type="float" office:value="38.9997558593734" calcext:value-type="float">
            <text:p>39</text:p>
          </table:table-cell>
          <table:table-cell table:style-name="ce1" table:formula="of:=ABS([.K718])" office:value-type="float" office:value="38.9997558593734" calcext:value-type="float">
            <text:p>39</text:p>
          </table:table-cell>
          <table:table-cell/>
        </table:table-row>
        <table:table-row table:style-name="ro1">
          <table:table-cell office:value-type="float" office:value="58064" calcext:value-type="float">
            <text:p>58064</text:p>
          </table:table-cell>
          <table:table-cell table:style-name="ce2" office:value-type="string" calcext:value-type="string">
            <text:p>139</text:p>
          </table:table-cell>
          <table:table-cell table:style-name="ce2" office:value-type="string" calcext:value-type="string">
            <text:p>526</text:p>
          </table:table-cell>
          <table:table-cell office:value-type="float" office:value="491.75" calcext:value-type="float">
            <text:p>491.7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2.029998779297" calcext:value-type="float">
            <text:p>492.029998779297000</text:p>
          </table:table-cell>
          <table:table-cell office:value-type="float" office:value="27.9998779296875" calcext:value-type="float">
            <text:p>28</text:p>
          </table:table-cell>
          <table:table-cell table:style-name="ce1" table:formula="of:=ABS([.K719])" office:value-type="float" office:value="27.9998779296875" calcext:value-type="float">
            <text:p>28</text:p>
          </table:table-cell>
          <table:table-cell/>
        </table:table-row>
        <table:table-row table:style-name="ro1">
          <table:table-cell office:value-type="float" office:value="58114" calcext:value-type="float">
            <text:p>58114</text:p>
          </table:table-cell>
          <table:table-cell table:style-name="ce2" office:value-type="string" calcext:value-type="string">
            <text:p>157</text:p>
          </table:table-cell>
          <table:table-cell table:style-name="ce2" office:value-type="string" calcext:value-type="string">
            <text:p>525</text:p>
          </table:table-cell>
          <table:table-cell office:value-type="float" office:value="474.34" calcext:value-type="float">
            <text:p>474.3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4.410003662109" calcext:value-type="float">
            <text:p>474.410003662109000</text:p>
          </table:table-cell>
          <table:table-cell office:value-type="float" office:value="7.00036621094" calcext:value-type="float">
            <text:p>7</text:p>
          </table:table-cell>
          <table:table-cell table:style-name="ce1" table:formula="of:=ABS([.K720])" office:value-type="float" office:value="7.00036621094" calcext:value-type="float">
            <text:p>7</text:p>
          </table:table-cell>
          <table:table-cell/>
        </table:table-row>
        <table:table-row table:style-name="ro1">
          <table:table-cell office:value-type="float" office:value="58056" calcext:value-type="float">
            <text:p>58056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524</text:p>
          </table:table-cell>
          <table:table-cell office:value-type="float" office:value="496.25" calcext:value-type="float">
            <text:p>496.2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6.089996337891" calcext:value-type="float">
            <text:p>496.089996337891000</text:p>
          </table:table-cell>
          <table:table-cell office:value-type="float" office:value="-16.0003662109375" calcext:value-type="float">
            <text:p>-16</text:p>
          </table:table-cell>
          <table:table-cell table:style-name="ce1" table:formula="of:=ABS([.K721])" office:value-type="float" office:value="16.0003662109375" calcext:value-type="float">
            <text:p>16</text:p>
          </table:table-cell>
          <table:table-cell/>
        </table:table-row>
        <table:table-row table:style-name="ro1">
          <table:table-cell office:value-type="float" office:value="58053" calcext:value-type="float">
            <text:p>58053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523</text:p>
          </table:table-cell>
          <table:table-cell office:value-type="float" office:value="483.59" calcext:value-type="float">
            <text:p>483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3.679992675781" calcext:value-type="float">
            <text:p>483.679992675781000</text:p>
          </table:table-cell>
          <table:table-cell office:value-type="float" office:value="8.9992675781275" calcext:value-type="float">
            <text:p>9</text:p>
          </table:table-cell>
          <table:table-cell table:style-name="ce1" table:formula="of:=ABS([.K722])" office:value-type="float" office:value="8.9992675781275" calcext:value-type="float">
            <text:p>9</text:p>
          </table:table-cell>
          <table:table-cell/>
        </table:table-row>
        <table:table-row table:style-name="ro1">
          <table:table-cell office:value-type="float" office:value="58057" calcext:value-type="float">
            <text:p>5805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522</text:p>
          </table:table-cell>
          <table:table-cell office:value-type="float" office:value="500.791" calcext:value-type="float">
            <text:p>500.79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0.950012207031" calcext:value-type="float">
            <text:p>500.950012207031000</text:p>
          </table:table-cell>
          <table:table-cell office:value-type="float" office:value="15.9012207031253" calcext:value-type="float">
            <text:p>16</text:p>
          </table:table-cell>
          <table:table-cell table:style-name="ce1" table:formula="of:=ABS([.K723])" office:value-type="float" office:value="15.9012207031253" calcext:value-type="float">
            <text:p>16</text:p>
          </table:table-cell>
          <table:table-cell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style-name="ce2" office:value-type="string" calcext:value-type="string">
            <text:p>130</text:p>
          </table:table-cell>
          <table:table-cell table:style-name="ce2" office:value-type="string" calcext:value-type="string">
            <text:p>520</text:p>
          </table:table-cell>
          <table:table-cell office:value-type="float" office:value="464.06" calcext:value-type="float">
            <text:p>464.0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299987792969" calcext:value-type="float">
            <text:p>464.299987792969000</text:p>
          </table:table-cell>
          <table:table-cell office:value-type="float" office:value="23.9987792968748" calcext:value-type="float">
            <text:p>24</text:p>
          </table:table-cell>
          <table:table-cell table:style-name="ce1" table:formula="of:=ABS([.K724])" office:value-type="float" office:value="23.9987792968748" calcext:value-type="float">
            <text:p>24</text:p>
          </table:table-cell>
          <table:table-cell/>
        </table:table-row>
        <table:table-row table:style-name="ro1">
          <table:table-cell office:value-type="float" office:value="58050" calcext:value-type="float">
            <text:p>58050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519</text:p>
          </table:table-cell>
          <table:table-cell office:value-type="float" office:value="481.75" calcext:value-type="float">
            <text:p>481.7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1.880004882812" calcext:value-type="float">
            <text:p>481.880004882812000</text:p>
          </table:table-cell>
          <table:table-cell office:value-type="float" office:value="13.00048828125" calcext:value-type="float">
            <text:p>13</text:p>
          </table:table-cell>
          <table:table-cell table:style-name="ce1" table:formula="of:=ABS([.K725])" office:value-type="float" office:value="13.00048828125" calcext:value-type="float">
            <text:p>13</text:p>
          </table:table-cell>
          <table:table-cell/>
        </table:table-row>
        <table:table-row table:style-name="ro1">
          <table:table-cell office:value-type="float" office:value="58049" calcext:value-type="float">
            <text:p>58049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518</text:p>
          </table:table-cell>
          <table:table-cell office:value-type="float" office:value="480.49" calcext:value-type="float">
            <text:p>480.4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0.399993896484" calcext:value-type="float">
            <text:p>480.399993896484000</text:p>
          </table:table-cell>
          <table:table-cell office:value-type="float" office:value="-9.00061035156341" calcext:value-type="float">
            <text:p>-9</text:p>
          </table:table-cell>
          <table:table-cell table:style-name="ce1" table:formula="of:=ABS([.K726])" office:value-type="float" office:value="9.00061035156341" calcext:value-type="float">
            <text:p>9</text:p>
          </table:table-cell>
          <table:table-cell/>
        </table:table-row>
        <table:table-row table:style-name="ro1">
          <table:table-cell office:value-type="float" office:value="58054" calcext:value-type="float">
            <text:p>58054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517</text:p>
          </table:table-cell>
          <table:table-cell office:value-type="float" office:value="473.94" calcext:value-type="float">
            <text:p>473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4.299987792969" calcext:value-type="float">
            <text:p>474.299987792969000</text:p>
          </table:table-cell>
          <table:table-cell office:value-type="float" office:value="35.9987792968752" calcext:value-type="float">
            <text:p>36</text:p>
          </table:table-cell>
          <table:table-cell table:style-name="ce1" table:formula="of:=ABS([.K727])" office:value-type="float" office:value="35.9987792968752" calcext:value-type="float">
            <text:p>36</text:p>
          </table:table-cell>
          <table:table-cell/>
        </table:table-row>
        <table:table-row table:style-name="ro1">
          <table:table-cell office:value-type="float" office:value="58106" calcext:value-type="float">
            <text:p>58106</text:p>
          </table:table-cell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516</text:p>
          </table:table-cell>
          <table:table-cell office:value-type="float" office:value="462.89" calcext:value-type="float">
            <text:p>462.8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2.799987792969" calcext:value-type="float">
            <text:p>462.799987792969000</text:p>
          </table:table-cell>
          <table:table-cell office:value-type="float" office:value="-9.00122070312364" calcext:value-type="float">
            <text:p>-9</text:p>
          </table:table-cell>
          <table:table-cell table:style-name="ce1" table:formula="of:=ABS([.K728])" office:value-type="float" office:value="9.00122070312364" calcext:value-type="float">
            <text:p>9</text:p>
          </table:table-cell>
          <table:table-cell/>
        </table:table-row>
        <table:table-row table:style-name="ro1">
          <table:table-cell office:value-type="float" office:value="58104" calcext:value-type="float">
            <text:p>58104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515</text:p>
          </table:table-cell>
          <table:table-cell office:value-type="float" office:value="465.05" calcext:value-type="float">
            <text:p>465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4.940002441406" calcext:value-type="float">
            <text:p>464.940002441406000</text:p>
          </table:table-cell>
          <table:table-cell office:value-type="float" office:value="-10.9997558593761" calcext:value-type="float">
            <text:p>-11</text:p>
          </table:table-cell>
          <table:table-cell table:style-name="ce1" table:formula="of:=ABS([.K729])" office:value-type="float" office:value="10.9997558593761" calcext:value-type="float">
            <text:p>11</text:p>
          </table:table-cell>
          <table:table-cell/>
        </table:table-row>
        <table:table-row table:style-name="ro1">
          <table:table-cell office:value-type="float" office:value="58101" calcext:value-type="float">
            <text:p>58101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514</text:p>
          </table:table-cell>
          <table:table-cell office:value-type="float" office:value="467.42" calcext:value-type="float">
            <text:p>467.4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7.579986572266" calcext:value-type="float">
            <text:p>467.579986572266000</text:p>
          </table:table-cell>
          <table:table-cell office:value-type="float" office:value="15.9986572265609" calcext:value-type="float">
            <text:p>16</text:p>
          </table:table-cell>
          <table:table-cell table:style-name="ce1" table:formula="of:=ABS([.K730])" office:value-type="float" office:value="15.9986572265609" calcext:value-type="float">
            <text:p>16</text:p>
          </table:table-cell>
          <table:table-cell/>
        </table:table-row>
        <table:table-row table:style-name="ro1">
          <table:table-cell office:value-type="float" office:value="58100" calcext:value-type="float">
            <text:p>581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513</text:p>
          </table:table-cell>
          <table:table-cell office:value-type="float" office:value="468.93" calcext:value-type="float">
            <text:p>468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8.890014648438" calcext:value-type="float">
            <text:p>468.890014648438000</text:p>
          </table:table-cell>
          <table:table-cell office:value-type="float" office:value="-3.99853515625068" calcext:value-type="float">
            <text:p>-4</text:p>
          </table:table-cell>
          <table:table-cell table:style-name="ce1" table:formula="of:=ABS([.K731])" office:value-type="float" office:value="3.99853515625068" calcext:value-type="float">
            <text:p>4</text:p>
          </table:table-cell>
          <table:table-cell/>
        </table:table-row>
        <table:table-row table:style-name="ro1">
          <table:table-cell office:value-type="float" office:value="58043" calcext:value-type="float">
            <text:p>58043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512</text:p>
          </table:table-cell>
          <table:table-cell office:value-type="float" office:value="469.99" calcext:value-type="float">
            <text:p>469.9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69.970001220703" calcext:value-type="float">
            <text:p>469.970001220703000</text:p>
          </table:table-cell>
          <table:table-cell office:value-type="float" office:value="-1.99987792968841" calcext:value-type="float">
            <text:p>-2</text:p>
          </table:table-cell>
          <table:table-cell table:style-name="ce1" table:formula="of:=ABS([.K732])" office:value-type="float" office:value="1.99987792968841" calcext:value-type="float">
            <text:p>2</text:p>
          </table:table-cell>
          <table:table-cell/>
        </table:table-row>
        <table:table-row table:style-name="ro1">
          <table:table-cell office:value-type="float" office:value="58039" calcext:value-type="float">
            <text:p>58039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511</text:p>
          </table:table-cell>
          <table:table-cell office:value-type="float" office:value="473.7" calcext:value-type="float">
            <text:p>473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3.75" calcext:value-type="float">
            <text:p>473.750000000000000</text:p>
          </table:table-cell>
          <table:table-cell office:value-type="float" office:value="5.00000000000114" calcext:value-type="float">
            <text:p>5</text:p>
          </table:table-cell>
          <table:table-cell table:style-name="ce1" table:formula="of:=ABS([.K733])" office:value-type="float" office:value="5.00000000000114" calcext:value-type="float">
            <text:p>5</text:p>
          </table:table-cell>
          <table:table-cell/>
        </table:table-row>
        <table:table-row table:style-name="ro1">
          <table:table-cell office:value-type="float" office:value="58094" calcext:value-type="float">
            <text:p>58094</text:p>
          </table:table-cell>
          <table:table-cell table:style-name="ce2" office:value-type="string" calcext:value-type="string">
            <text:p>837</text:p>
          </table:table-cell>
          <table:table-cell table:style-name="ce2" office:value-type="string" calcext:value-type="string">
            <text:p>510</text:p>
          </table:table-cell>
          <table:table-cell office:value-type="float" office:value="482.4" calcext:value-type="float">
            <text:p>482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82.329986572266" calcext:value-type="float">
            <text:p>482.329986572266000</text:p>
          </table:table-cell>
          <table:table-cell office:value-type="float" office:value="-7.00134277343523" calcext:value-type="float">
            <text:p>-7</text:p>
          </table:table-cell>
          <table:table-cell table:style-name="ce1" table:formula="of:=ABS([.K734])" office:value-type="float" office:value="7.00134277343523" calcext:value-type="float">
            <text:p>7</text:p>
          </table:table-cell>
          <table:table-cell/>
        </table:table-row>
        <table:table-row table:style-name="ro1">
          <table:table-cell office:value-type="float" office:value="58099" calcext:value-type="float">
            <text:p>58099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509</text:p>
          </table:table-cell>
          <table:table-cell office:value-type="float" office:value="471.16" calcext:value-type="float">
            <text:p>471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71.100006103516" calcext:value-type="float">
            <text:p>471.100006103516000</text:p>
          </table:table-cell>
          <table:table-cell office:value-type="float" office:value="-5.99938964844" calcext:value-type="float">
            <text:p>-6</text:p>
          </table:table-cell>
          <table:table-cell table:style-name="ce1" table:formula="of:=ABS([.K735])" office:value-type="float" office:value="5.99938964844" calcext:value-type="float">
            <text:p>6</text:p>
          </table:table-cell>
          <table:table-cell/>
        </table:table-row>
        <table:table-row table:style-name="ro1">
          <table:table-cell office:value-type="float" office:value="41934" calcext:value-type="float">
            <text:p>41934</text:p>
          </table:table-cell>
          <table:table-cell table:style-name="ce2" office:value-type="string" calcext:value-type="string">
            <text:p>24590816</text:p>
          </table:table-cell>
          <table:table-cell table:style-name="ce2" office:value-type="string" calcext:value-type="string">
            <text:p>507</text:p>
          </table:table-cell>
          <table:table-cell office:value-type="float" office:value="552.38" calcext:value-type="float">
            <text:p>552.3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52.349975585938" calcext:value-type="float">
            <text:p>552.349975585938000</text:p>
          </table:table-cell>
          <table:table-cell office:value-type="float" office:value="-3.00244140624955" calcext:value-type="float">
            <text:p>-3</text:p>
          </table:table-cell>
          <table:table-cell table:style-name="ce1" table:formula="of:=ABS([.K736])" office:value-type="float" office:value="3.00244140624955" calcext:value-type="float">
            <text:p>3</text:p>
          </table:table-cell>
          <table:table-cell/>
        </table:table-row>
        <table:table-row table:style-name="ro1">
          <table:table-cell office:value-type="float" office:value="58031" calcext:value-type="float">
            <text:p>58031</text:p>
          </table:table-cell>
          <table:table-cell table:style-name="ce2" office:value-type="string" calcext:value-type="string">
            <text:p>816</text:p>
          </table:table-cell>
          <table:table-cell table:style-name="ce2" office:value-type="string" calcext:value-type="string">
            <text:p>507</text:p>
          </table:table-cell>
          <table:table-cell office:value-type="float" office:value="552.38" calcext:value-type="float">
            <text:p>552.3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52.349975585938" calcext:value-type="float">
            <text:p>552.349975585938000</text:p>
          </table:table-cell>
          <table:table-cell office:value-type="float" office:value="-3.00244140624955" calcext:value-type="float">
            <text:p>-3</text:p>
          </table:table-cell>
          <table:table-cell table:style-name="ce1" table:formula="of:=ABS([.K737])" office:value-type="float" office:value="3.00244140624955" calcext:value-type="float">
            <text:p>3</text:p>
          </table:table-cell>
          <table:table-cell/>
        </table:table-row>
        <table:table-row table:style-name="ro1">
          <table:table-cell office:value-type="float" office:value="41933" calcext:value-type="float">
            <text:p>41933</text:p>
          </table:table-cell>
          <table:table-cell table:style-name="ce2" office:value-type="string" calcext:value-type="string">
            <text:p>24590815</text:p>
          </table:table-cell>
          <table:table-cell table:style-name="ce2" office:value-type="string" calcext:value-type="string">
            <text:p>506</text:p>
          </table:table-cell>
          <table:table-cell office:value-type="float" office:value="550.46" calcext:value-type="float">
            <text:p>550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50.280029296875" calcext:value-type="float">
            <text:p>550.280029296875000</text:p>
          </table:table-cell>
          <table:table-cell office:value-type="float" office:value="-17.9970703125036" calcext:value-type="float">
            <text:p>-18</text:p>
          </table:table-cell>
          <table:table-cell table:style-name="ce1" table:formula="of:=ABS([.K738])" office:value-type="float" office:value="17.9970703125036" calcext:value-type="float">
            <text:p>18</text:p>
          </table:table-cell>
          <table:table-cell/>
        </table:table-row>
        <table:table-row table:style-name="ro1">
          <table:table-cell office:value-type="float" office:value="58032" calcext:value-type="float">
            <text:p>58032</text:p>
          </table:table-cell>
          <table:table-cell table:style-name="ce2" office:value-type="string" calcext:value-type="string">
            <text:p>815</text:p>
          </table:table-cell>
          <table:table-cell table:style-name="ce2" office:value-type="string" calcext:value-type="string">
            <text:p>506</text:p>
          </table:table-cell>
          <table:table-cell office:value-type="float" office:value="550.46" calcext:value-type="float">
            <text:p>550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50.280029296875" calcext:value-type="float">
            <text:p>550.280029296875000</text:p>
          </table:table-cell>
          <table:table-cell office:value-type="float" office:value="-17.9970703125036" calcext:value-type="float">
            <text:p>-18</text:p>
          </table:table-cell>
          <table:table-cell table:style-name="ce1" table:formula="of:=ABS([.K739])" office:value-type="float" office:value="17.9970703125036" calcext:value-type="float">
            <text:p>18</text:p>
          </table:table-cell>
          <table:table-cell/>
        </table:table-row>
        <table:table-row table:style-name="ro1">
          <table:table-cell office:value-type="float" office:value="41929" calcext:value-type="float">
            <text:p>41929</text:p>
          </table:table-cell>
          <table:table-cell table:style-name="ce2" office:value-type="string" calcext:value-type="string">
            <text:p>24590812</text:p>
          </table:table-cell>
          <table:table-cell table:style-name="ce2" office:value-type="string" calcext:value-type="string">
            <text:p>505</text:p>
          </table:table-cell>
          <table:table-cell office:value-type="float" office:value="541.43" calcext:value-type="float">
            <text:p>541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1.369995117188" calcext:value-type="float">
            <text:p>541.369995117188000</text:p>
          </table:table-cell>
          <table:table-cell office:value-type="float" office:value="-6.000488281245" calcext:value-type="float">
            <text:p>-6</text:p>
          </table:table-cell>
          <table:table-cell table:style-name="ce1" table:formula="of:=ABS([.K740])" office:value-type="float" office:value="6.000488281245" calcext:value-type="float">
            <text:p>6</text:p>
          </table:table-cell>
          <table:table-cell/>
        </table:table-row>
        <table:table-row table:style-name="ro1">
          <table:table-cell office:value-type="float" office:value="58089" calcext:value-type="float">
            <text:p>58089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string" calcext:value-type="string">
            <text:p>505</text:p>
          </table:table-cell>
          <table:table-cell office:value-type="float" office:value="541.43" calcext:value-type="float">
            <text:p>541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1.369995117188" calcext:value-type="float">
            <text:p>541.369995117188000</text:p>
          </table:table-cell>
          <table:table-cell office:value-type="float" office:value="-6.000488281245" calcext:value-type="float">
            <text:p>-6</text:p>
          </table:table-cell>
          <table:table-cell table:style-name="ce1" table:formula="of:=ABS([.K741])" office:value-type="float" office:value="6.000488281245" calcext:value-type="float">
            <text:p>6</text:p>
          </table:table-cell>
          <table:table-cell/>
        </table:table-row>
        <table:table-row table:style-name="ro1">
          <table:table-cell office:value-type="float" office:value="41931" calcext:value-type="float">
            <text:p>41931</text:p>
          </table:table-cell>
          <table:table-cell table:style-name="ce2" office:value-type="string" calcext:value-type="string">
            <text:p>24590813</text:p>
          </table:table-cell>
          <table:table-cell table:style-name="ce2" office:value-type="string" calcext:value-type="string">
            <text:p>504</text:p>
          </table:table-cell>
          <table:table-cell office:value-type="float" office:value="541.45" calcext:value-type="float">
            <text:p>541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1.320007324219" calcext:value-type="float">
            <text:p>541.320007324219000</text:p>
          </table:table-cell>
          <table:table-cell office:value-type="float" office:value="-12.9992675781295" calcext:value-type="float">
            <text:p>-13</text:p>
          </table:table-cell>
          <table:table-cell table:style-name="ce1" table:formula="of:=ABS([.K742])" office:value-type="float" office:value="12.9992675781295" calcext:value-type="float">
            <text:p>13</text:p>
          </table:table-cell>
          <table:table-cell/>
        </table:table-row>
        <table:table-row table:style-name="ro1">
          <table:table-cell office:value-type="float" office:value="58092" calcext:value-type="float">
            <text:p>58092</text:p>
          </table:table-cell>
          <table:table-cell table:style-name="ce2" office:value-type="string" calcext:value-type="string">
            <text:p>813</text:p>
          </table:table-cell>
          <table:table-cell table:style-name="ce2" office:value-type="string" calcext:value-type="string">
            <text:p>504</text:p>
          </table:table-cell>
          <table:table-cell office:value-type="float" office:value="541.45" calcext:value-type="float">
            <text:p>541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1.320007324219" calcext:value-type="float">
            <text:p>541.320007324219000</text:p>
          </table:table-cell>
          <table:table-cell office:value-type="float" office:value="-12.9992675781295" calcext:value-type="float">
            <text:p>-13</text:p>
          </table:table-cell>
          <table:table-cell table:style-name="ce1" table:formula="of:=ABS([.K743])" office:value-type="float" office:value="12.9992675781295" calcext:value-type="float">
            <text:p>13</text:p>
          </table:table-cell>
          <table:table-cell/>
        </table:table-row>
        <table:table-row table:style-name="ro1">
          <table:table-cell office:value-type="float" office:value="58029" calcext:value-type="float">
            <text:p>58029</text:p>
          </table:table-cell>
          <table:table-cell table:style-name="ce2" office:value-type="string" calcext:value-type="string">
            <text:p>751</text:p>
          </table:table-cell>
          <table:table-cell table:style-name="ce2" office:value-type="string" calcext:value-type="string">
            <text:p>502</text:p>
          </table:table-cell>
          <table:table-cell office:value-type="float" office:value="538.626" calcext:value-type="float">
            <text:p>538.62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8.570007324219" calcext:value-type="float">
            <text:p>538.570007324219000</text:p>
          </table:table-cell>
          <table:table-cell office:value-type="float" office:value="-5.59926757812264" calcext:value-type="float">
            <text:p>-6</text:p>
          </table:table-cell>
          <table:table-cell table:style-name="ce1" table:formula="of:=ABS([.K744])" office:value-type="float" office:value="5.59926757812264" calcext:value-type="float">
            <text:p>6</text:p>
          </table:table-cell>
          <table:table-cell/>
        </table:table-row>
        <table:table-row table:style-name="ro1">
          <table:table-cell office:value-type="float" office:value="41928" calcext:value-type="float">
            <text:p>41928</text:p>
          </table:table-cell>
          <table:table-cell table:style-name="ce2" office:value-type="string" calcext:value-type="string">
            <text:p>24590811</text:p>
          </table:table-cell>
          <table:table-cell table:style-name="ce2" office:value-type="string" calcext:value-type="string">
            <text:p>501</text:p>
          </table:table-cell>
          <table:table-cell office:value-type="float" office:value="535.98" calcext:value-type="float">
            <text:p>535.9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5.760009765625" calcext:value-type="float">
            <text:p>535.760009765625000</text:p>
          </table:table-cell>
          <table:table-cell office:value-type="float" office:value="-21.9990234375018" calcext:value-type="float">
            <text:p>-22</text:p>
          </table:table-cell>
          <table:table-cell table:style-name="ce1" table:formula="of:=ABS([.K745])" office:value-type="float" office:value="21.9990234375018" calcext:value-type="float">
            <text:p>22</text:p>
          </table:table-cell>
          <table:table-cell/>
        </table:table-row>
        <table:table-row table:style-name="ro1">
          <table:table-cell office:value-type="float" office:value="58090" calcext:value-type="float">
            <text:p>58090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string" calcext:value-type="string">
            <text:p>501</text:p>
          </table:table-cell>
          <table:table-cell office:value-type="float" office:value="535.98" calcext:value-type="float">
            <text:p>535.9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5.760009765625" calcext:value-type="float">
            <text:p>535.760009765625000</text:p>
          </table:table-cell>
          <table:table-cell office:value-type="float" office:value="-21.9990234375018" calcext:value-type="float">
            <text:p>-22</text:p>
          </table:table-cell>
          <table:table-cell table:style-name="ce1" table:formula="of:=ABS([.K746])" office:value-type="float" office:value="21.9990234375018" calcext:value-type="float">
            <text:p>22</text:p>
          </table:table-cell>
          <table:table-cell/>
        </table:table-row>
        <table:table-row table:style-name="ro1">
          <table:table-cell office:value-type="float" office:value="58083" calcext:value-type="float">
            <text:p>58083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string" calcext:value-type="string">
            <text:p>500</text:p>
          </table:table-cell>
          <table:table-cell office:value-type="float" office:value="535.67" calcext:value-type="float">
            <text:p>535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5.669982910156" calcext:value-type="float">
            <text:p>535.669982910156000</text:p>
          </table:table-cell>
          <table:table-cell office:value-type="float" office:value="-0.001708984370907" calcext:value-type="float">
            <text:p>0</text:p>
          </table:table-cell>
          <table:table-cell table:style-name="ce1" table:formula="of:=ABS([.K747])" office:value-type="float" office:value="0.001708984370907" calcext:value-type="float">
            <text:p>0</text:p>
          </table:table-cell>
          <table:table-cell/>
        </table:table-row>
        <table:table-row table:style-name="ro1">
          <table:table-cell office:value-type="float" office:value="58084" calcext:value-type="float">
            <text:p>58084</text:p>
          </table:table-cell>
          <table:table-cell table:style-name="ce2" office:value-type="string" calcext:value-type="string">
            <text:p>304</text:p>
          </table:table-cell>
          <table:table-cell table:style-name="ce2" office:value-type="string" calcext:value-type="string">
            <text:p>499</text:p>
          </table:table-cell>
          <table:table-cell office:value-type="float" office:value="525.88" calcext:value-type="float">
            <text:p>525.8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5.880004882812" calcext:value-type="float">
            <text:p>525.880004882812000</text:p>
          </table:table-cell>
          <table:table-cell office:value-type="float" office:value="0.000488281250455" calcext:value-type="float">
            <text:p>0</text:p>
          </table:table-cell>
          <table:table-cell table:style-name="ce1" table:formula="of:=ABS([.K748])" office:value-type="float" office:value="0.000488281250455" calcext:value-type="float">
            <text:p>0</text:p>
          </table:table-cell>
          <table:table-cell/>
        </table:table-row>
        <table:table-row table:style-name="ro1">
          <table:table-cell office:value-type="float" office:value="58086" calcext:value-type="float">
            <text:p>58086</text:p>
          </table:table-cell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498</text:p>
          </table:table-cell>
          <table:table-cell office:value-type="float" office:value="533.93" calcext:value-type="float">
            <text:p>533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3.890014648438" calcext:value-type="float">
            <text:p>533.890014648438000</text:p>
          </table:table-cell>
          <table:table-cell office:value-type="float" office:value="-3.998535156245" calcext:value-type="float">
            <text:p>-4</text:p>
          </table:table-cell>
          <table:table-cell table:style-name="ce1" table:formula="of:=ABS([.K749])" office:value-type="float" office:value="3.998535156245" calcext:value-type="float">
            <text:p>4</text:p>
          </table:table-cell>
          <table:table-cell/>
        </table:table-row>
        <table:table-row table:style-name="ro1">
          <table:table-cell office:value-type="float" office:value="58078" calcext:value-type="float">
            <text:p>58078</text:p>
          </table:table-cell>
          <table:table-cell table:style-name="ce2" office:value-type="string" calcext:value-type="string">
            <text:p>280</text:p>
          </table:table-cell>
          <table:table-cell table:style-name="ce2" office:value-type="string" calcext:value-type="string">
            <text:p>496</text:p>
          </table:table-cell>
          <table:table-cell office:value-type="float" office:value="519.02" calcext:value-type="float">
            <text:p>519.0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9.200012207031" calcext:value-type="float">
            <text:p>519.200012207031000</text:p>
          </table:table-cell>
          <table:table-cell office:value-type="float" office:value="18.0012207031268" calcext:value-type="float">
            <text:p>18</text:p>
          </table:table-cell>
          <table:table-cell table:style-name="ce1" table:formula="of:=ABS([.K750])" office:value-type="float" office:value="18.0012207031268" calcext:value-type="float">
            <text:p>18</text:p>
          </table:table-cell>
          <table:table-cell/>
        </table:table-row>
        <table:table-row table:style-name="ro1">
          <table:table-cell office:value-type="float" office:value="58021" calcext:value-type="float">
            <text:p>58021</text:p>
          </table:table-cell>
          <table:table-cell table:style-name="ce2" office:value-type="string" calcext:value-type="string">
            <text:p>735</text:p>
          </table:table-cell>
          <table:table-cell table:style-name="ce2" office:value-type="string" calcext:value-type="string">
            <text:p>495</text:p>
          </table:table-cell>
          <table:table-cell office:value-type="float" office:value="522.457" calcext:value-type="float">
            <text:p>522.45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2.460021972656" calcext:value-type="float">
            <text:p>522.460021972656000</text:p>
          </table:table-cell>
          <table:table-cell office:value-type="float" office:value="0.302197265625637" calcext:value-type="float">
            <text:p>0</text:p>
          </table:table-cell>
          <table:table-cell table:style-name="ce1" table:formula="of:=ABS([.K751])" office:value-type="float" office:value="0.302197265625637" calcext:value-type="float">
            <text:p>0</text:p>
          </table:table-cell>
          <table:table-cell/>
        </table:table-row>
        <table:table-row table:style-name="ro1">
          <table:table-cell office:value-type="float" office:value="58022" calcext:value-type="float">
            <text:p>58022</text:p>
          </table:table-cell>
          <table:table-cell table:style-name="ce2" office:value-type="string" calcext:value-type="string">
            <text:p>849</text:p>
          </table:table-cell>
          <table:table-cell table:style-name="ce2" office:value-type="string" calcext:value-type="string">
            <text:p>494</text:p>
          </table:table-cell>
          <table:table-cell office:value-type="float" office:value="522.96" calcext:value-type="float">
            <text:p>522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2.940002441406" calcext:value-type="float">
            <text:p>522.940002441406000</text:p>
          </table:table-cell>
          <table:table-cell office:value-type="float" office:value="-1.99975585937864" calcext:value-type="float">
            <text:p>-2</text:p>
          </table:table-cell>
          <table:table-cell table:style-name="ce1" table:formula="of:=ABS([.K752])" office:value-type="float" office:value="1.99975585937864" calcext:value-type="float">
            <text:p>2</text:p>
          </table:table-cell>
          <table:table-cell/>
        </table:table-row>
        <table:table-row table:style-name="ro1">
          <table:table-cell office:value-type="float" office:value="58079" calcext:value-type="float">
            <text:p>58079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string" calcext:value-type="string">
            <text:p>493</text:p>
          </table:table-cell>
          <table:table-cell office:value-type="float" office:value="526.495" calcext:value-type="float">
            <text:p>526.49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619995117188" calcext:value-type="float">
            <text:p>526.619995117188000</text:p>
          </table:table-cell>
          <table:table-cell office:value-type="float" office:value="12.4995117187495" calcext:value-type="float">
            <text:p>12</text:p>
          </table:table-cell>
          <table:table-cell table:style-name="ce1" table:formula="of:=ABS([.K753])" office:value-type="float" office:value="12.4995117187495" calcext:value-type="float">
            <text:p>12</text:p>
          </table:table-cell>
          <table:table-cell/>
        </table:table-row>
        <table:table-row table:style-name="ro1">
          <table:table-cell office:value-type="float" office:value="58013" calcext:value-type="float">
            <text:p>58013</text:p>
          </table:table-cell>
          <table:table-cell table:style-name="ce2" office:value-type="string" calcext:value-type="string">
            <text:p>387</text:p>
          </table:table-cell>
          <table:table-cell table:style-name="ce2" office:value-type="string" calcext:value-type="string">
            <text:p>484</text:p>
          </table:table-cell>
          <table:table-cell office:value-type="float" office:value="502.68" calcext:value-type="float">
            <text:p>502.6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2.799987792969" calcext:value-type="float">
            <text:p>502.799987792969000</text:p>
          </table:table-cell>
          <table:table-cell office:value-type="float" office:value="11.9987792968743" calcext:value-type="float">
            <text:p>12</text:p>
          </table:table-cell>
          <table:table-cell table:style-name="ce1" table:formula="of:=ABS([.K754])" office:value-type="float" office:value="11.9987792968743" calcext:value-type="float">
            <text:p>12</text:p>
          </table:table-cell>
          <table:table-cell/>
        </table:table-row>
        <table:table-row table:style-name="ro1">
          <table:table-cell office:value-type="float" office:value="58003" calcext:value-type="float">
            <text:p>58003</text:p>
          </table:table-cell>
          <table:table-cell table:style-name="ce2" office:value-type="string" calcext:value-type="string">
            <text:p>391</text:p>
          </table:table-cell>
          <table:table-cell table:style-name="ce2" office:value-type="string" calcext:value-type="string">
            <text:p>482</text:p>
          </table:table-cell>
          <table:table-cell office:value-type="float" office:value="507.17" calcext:value-type="float">
            <text:p>507.1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7.260009765625" calcext:value-type="float">
            <text:p>507.260009765625000</text:p>
          </table:table-cell>
          <table:table-cell office:value-type="float" office:value="9.00097656249841" calcext:value-type="float">
            <text:p>9</text:p>
          </table:table-cell>
          <table:table-cell table:style-name="ce1" table:formula="of:=ABS([.K755])" office:value-type="float" office:value="9.00097656249841" calcext:value-type="float">
            <text:p>9</text:p>
          </table:table-cell>
          <table:table-cell/>
        </table:table-row>
        <table:table-row table:style-name="ro1">
          <table:table-cell office:value-type="float" office:value="58010" calcext:value-type="float">
            <text:p>58010</text:p>
          </table:table-cell>
          <table:table-cell table:style-name="ce2" office:value-type="string" calcext:value-type="string">
            <text:p>343</text:p>
          </table:table-cell>
          <table:table-cell table:style-name="ce2" office:value-type="string" calcext:value-type="string">
            <text:p>481</text:p>
          </table:table-cell>
          <table:table-cell office:value-type="float" office:value="503.02" calcext:value-type="float">
            <text:p>503.0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3.059997558594" calcext:value-type="float">
            <text:p>503.059997558594000</text:p>
          </table:table-cell>
          <table:table-cell office:value-type="float" office:value="3.99975585937682" calcext:value-type="float">
            <text:p>4</text:p>
          </table:table-cell>
          <table:table-cell table:style-name="ce1" table:formula="of:=ABS([.K756])" office:value-type="float" office:value="3.99975585937682" calcext:value-type="float">
            <text:p>4</text:p>
          </table:table-cell>
          <table:table-cell/>
        </table:table-row>
        <table:table-row table:style-name="ro1">
          <table:table-cell office:value-type="float" office:value="58063" calcext:value-type="float">
            <text:p>58063</text:p>
          </table:table-cell>
          <table:table-cell table:style-name="ce2" office:value-type="string" calcext:value-type="string">
            <text:p>335</text:p>
          </table:table-cell>
          <table:table-cell table:style-name="ce2" office:value-type="string" calcext:value-type="string">
            <text:p>480</text:p>
          </table:table-cell>
          <table:table-cell office:value-type="float" office:value="505.57" calcext:value-type="float">
            <text:p>505.5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5.600006103516" calcext:value-type="float">
            <text:p>505.600006103516000</text:p>
          </table:table-cell>
          <table:table-cell office:value-type="float" office:value="3.00061035156318" calcext:value-type="float">
            <text:p>3</text:p>
          </table:table-cell>
          <table:table-cell table:style-name="ce1" table:formula="of:=ABS([.K757])" office:value-type="float" office:value="3.00061035156318" calcext:value-type="float">
            <text:p>3</text:p>
          </table:table-cell>
          <table:table-cell/>
        </table:table-row>
        <table:table-row table:style-name="ro1">
          <table:table-cell office:value-type="float" office:value="58074" calcext:value-type="float">
            <text:p>58074</text:p>
          </table:table-cell>
          <table:table-cell table:style-name="ce2" office:value-type="string" calcext:value-type="string">
            <text:p>389</text:p>
          </table:table-cell>
          <table:table-cell table:style-name="ce2" office:value-type="string" calcext:value-type="string">
            <text:p>479</text:p>
          </table:table-cell>
          <table:table-cell office:value-type="float" office:value="491.79" calcext:value-type="float">
            <text:p>491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1.859985351562" calcext:value-type="float">
            <text:p>491.859985351562000</text:p>
          </table:table-cell>
          <table:table-cell office:value-type="float" office:value="6.99853515624795" calcext:value-type="float">
            <text:p>7</text:p>
          </table:table-cell>
          <table:table-cell table:style-name="ce1" table:formula="of:=ABS([.K758])" office:value-type="float" office:value="6.99853515624795" calcext:value-type="float">
            <text:p>7</text:p>
          </table:table-cell>
          <table:table-cell/>
        </table:table-row>
        <table:table-row table:style-name="ro1">
          <table:table-cell office:value-type="float" office:value="58075" calcext:value-type="float">
            <text:p>58075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478</text:p>
          </table:table-cell>
          <table:table-cell office:value-type="float" office:value="494.43" calcext:value-type="float">
            <text:p>494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494.470001220703" calcext:value-type="float">
            <text:p>494.470001220703000</text:p>
          </table:table-cell>
          <table:table-cell office:value-type="float" office:value="4.00012207031182" calcext:value-type="float">
            <text:p>4</text:p>
          </table:table-cell>
          <table:table-cell table:style-name="ce1" table:formula="of:=ABS([.K759])" office:value-type="float" office:value="4.00012207031182" calcext:value-type="float">
            <text:p>4</text:p>
          </table:table-cell>
          <table:table-cell/>
        </table:table-row>
        <table:table-row table:style-name="ro1">
          <table:table-cell office:value-type="float" office:value="58061" calcext:value-type="float">
            <text:p>58061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string" calcext:value-type="string">
            <text:p>477</text:p>
          </table:table-cell>
          <table:table-cell office:value-type="float" office:value="501.05" calcext:value-type="float">
            <text:p>501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1.079986572266" calcext:value-type="float">
            <text:p>501.079986572266000</text:p>
          </table:table-cell>
          <table:table-cell office:value-type="float" office:value="2.99865722656136" calcext:value-type="float">
            <text:p>3</text:p>
          </table:table-cell>
          <table:table-cell table:style-name="ce1" table:formula="of:=ABS([.K760])" office:value-type="float" office:value="2.99865722656136" calcext:value-type="float">
            <text:p>3</text:p>
          </table:table-cell>
          <table:table-cell/>
        </table:table-row>
        <table:table-row table:style-name="ro1">
          <table:table-cell office:value-type="float" office:value="58059" calcext:value-type="float">
            <text:p>58059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string" calcext:value-type="string">
            <text:p>476</text:p>
          </table:table-cell>
          <table:table-cell office:value-type="float" office:value="506.18" calcext:value-type="float">
            <text:p>506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6.369995117188" calcext:value-type="float">
            <text:p>506.369995117188000</text:p>
          </table:table-cell>
          <table:table-cell office:value-type="float" office:value="18.9995117187493" calcext:value-type="float">
            <text:p>19</text:p>
          </table:table-cell>
          <table:table-cell table:style-name="ce1" table:formula="of:=ABS([.K761])" office:value-type="float" office:value="18.9995117187493" calcext:value-type="float">
            <text:p>19</text:p>
          </table:table-cell>
          <table:table-cell/>
        </table:table-row>
        <table:table-row table:style-name="ro1">
          <table:table-cell office:value-type="float" office:value="58008" calcext:value-type="float">
            <text:p>58008</text:p>
          </table:table-cell>
          <table:table-cell table:style-name="ce2" office:value-type="string" calcext:value-type="string">
            <text:p>334</text:p>
          </table:table-cell>
          <table:table-cell table:style-name="ce2" office:value-type="string" calcext:value-type="string">
            <text:p>475</text:p>
          </table:table-cell>
          <table:table-cell office:value-type="float" office:value="509.1" calcext:value-type="float">
            <text:p>509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9.429992675781" calcext:value-type="float">
            <text:p>509.429992675781000</text:p>
          </table:table-cell>
          <table:table-cell office:value-type="float" office:value="32.9992675781227" calcext:value-type="float">
            <text:p>33</text:p>
          </table:table-cell>
          <table:table-cell table:style-name="ce1" table:formula="of:=ABS([.K762])" office:value-type="float" office:value="32.9992675781227" calcext:value-type="float">
            <text:p>33</text:p>
          </table:table-cell>
          <table:table-cell/>
        </table:table-row>
        <table:table-row table:style-name="ro1">
          <table:table-cell office:value-type="float" office:value="58058" calcext:value-type="float">
            <text:p>58058</text:p>
          </table:table-cell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474</text:p>
          </table:table-cell>
          <table:table-cell office:value-type="float" office:value="512.04" calcext:value-type="float">
            <text:p>512.0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2.059997558594" calcext:value-type="float">
            <text:p>512.059997558594000</text:p>
          </table:table-cell>
          <table:table-cell office:value-type="float" office:value="1.99975585937864" calcext:value-type="float">
            <text:p>2</text:p>
          </table:table-cell>
          <table:table-cell table:style-name="ce1" table:formula="of:=ABS([.K763])" office:value-type="float" office:value="1.99975585937864" calcext:value-type="float">
            <text:p>2</text:p>
          </table:table-cell>
          <table:table-cell/>
        </table:table-row>
        <table:table-row table:style-name="ro1">
          <table:table-cell office:value-type="float" office:value="58052" calcext:value-type="float">
            <text:p>58052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473</text:p>
          </table:table-cell>
          <table:table-cell office:value-type="float" office:value="511.61" calcext:value-type="float">
            <text:p>511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1.769989013672" calcext:value-type="float">
            <text:p>511.769989013672000</text:p>
          </table:table-cell>
          <table:table-cell office:value-type="float" office:value="15.9989013671861" calcext:value-type="float">
            <text:p>16</text:p>
          </table:table-cell>
          <table:table-cell table:style-name="ce1" table:formula="of:=ABS([.K764])" office:value-type="float" office:value="15.9989013671861" calcext:value-type="float">
            <text:p>16</text:p>
          </table:table-cell>
          <table:table-cell/>
        </table:table-row>
        <table:table-row table:style-name="ro1">
          <table:table-cell office:value-type="float" office:value="58055" calcext:value-type="float">
            <text:p>58055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472</text:p>
          </table:table-cell>
          <table:table-cell office:value-type="float" office:value="506.878" calcext:value-type="float">
            <text:p>506.87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06.899993896484" calcext:value-type="float">
            <text:p>506.899993896484000</text:p>
          </table:table-cell>
          <table:table-cell office:value-type="float" office:value="2.19938964843891" calcext:value-type="float">
            <text:p>2</text:p>
          </table:table-cell>
          <table:table-cell table:style-name="ce1" table:formula="of:=ABS([.K765])" office:value-type="float" office:value="2.19938964843891" calcext:value-type="float">
            <text:p>2</text:p>
          </table:table-cell>
          <table:table-cell/>
        </table:table-row>
        <table:table-row table:style-name="ro1">
          <table:table-cell office:value-type="float" office:value="58001" calcext:value-type="float">
            <text:p>58001</text:p>
          </table:table-cell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471</text:p>
          </table:table-cell>
          <table:table-cell office:value-type="float" office:value="514.46" calcext:value-type="float">
            <text:p>514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4.530029296875" calcext:value-type="float">
            <text:p>514.530029296875000</text:p>
          </table:table-cell>
          <table:table-cell office:value-type="float" office:value="7.00292968749636" calcext:value-type="float">
            <text:p>7</text:p>
          </table:table-cell>
          <table:table-cell table:style-name="ce1" table:formula="of:=ABS([.K766])" office:value-type="float" office:value="7.00292968749636" calcext:value-type="float">
            <text:p>7</text:p>
          </table:table-cell>
          <table:table-cell/>
        </table:table-row>
        <table:table-row table:style-name="ro1">
          <table:table-cell office:value-type="float" office:value="57994" calcext:value-type="float">
            <text:p>57994</text:p>
          </table:table-cell>
          <table:table-cell table:style-name="ce2" office:value-type="string" calcext:value-type="string">
            <text:p>331</text:p>
          </table:table-cell>
          <table:table-cell table:style-name="ce2" office:value-type="string" calcext:value-type="string">
            <text:p>470</text:p>
          </table:table-cell>
          <table:table-cell office:value-type="float" office:value="515.27" calcext:value-type="float">
            <text:p>515.2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5.440002441406" calcext:value-type="float">
            <text:p>515.440002441406000</text:p>
          </table:table-cell>
          <table:table-cell office:value-type="float" office:value="17.0002441406268" calcext:value-type="float">
            <text:p>17</text:p>
          </table:table-cell>
          <table:table-cell table:style-name="ce1" table:formula="of:=ABS([.K767])" office:value-type="float" office:value="17.0002441406268" calcext:value-type="float">
            <text:p>17</text:p>
          </table:table-cell>
          <table:table-cell/>
        </table:table-row>
        <table:table-row table:style-name="ro1">
          <table:table-cell office:value-type="float" office:value="57990" calcext:value-type="float">
            <text:p>57990</text:p>
          </table:table-cell>
          <table:table-cell table:style-name="ce2" office:value-type="string" calcext:value-type="string">
            <text:p>366</text:p>
          </table:table-cell>
          <table:table-cell table:style-name="ce2" office:value-type="string" calcext:value-type="string">
            <text:p>469</text:p>
          </table:table-cell>
          <table:table-cell office:value-type="float" office:value="520.23" calcext:value-type="float">
            <text:p>520.2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0.289978027344" calcext:value-type="float">
            <text:p>520.289978027344000</text:p>
          </table:table-cell>
          <table:table-cell office:value-type="float" office:value="5.99780273437318" calcext:value-type="float">
            <text:p>6</text:p>
          </table:table-cell>
          <table:table-cell table:style-name="ce1" table:formula="of:=ABS([.K768])" office:value-type="float" office:value="5.99780273437318" calcext:value-type="float">
            <text:p>6</text:p>
          </table:table-cell>
          <table:table-cell/>
        </table:table-row>
        <table:table-row table:style-name="ro1">
          <table:table-cell office:value-type="float" office:value="58011" calcext:value-type="float">
            <text:p>58011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442</text:p>
          </table:table-cell>
          <table:table-cell office:value-type="float" office:value="517.72" calcext:value-type="float">
            <text:p>517.7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7.72998046875" calcext:value-type="float">
            <text:p>517.729980468750000</text:p>
          </table:table-cell>
          <table:table-cell office:value-type="float" office:value="0.998046874997272" calcext:value-type="float">
            <text:p>1</text:p>
          </table:table-cell>
          <table:table-cell table:style-name="ce1" table:formula="of:=ABS([.K769])" office:value-type="float" office:value="0.998046874997272" calcext:value-type="float">
            <text:p>1</text:p>
          </table:table-cell>
          <table:table-cell/>
        </table:table-row>
        <table:table-row table:style-name="ro1">
          <table:table-cell office:value-type="float" office:value="57957" calcext:value-type="float">
            <text:p>57957</text:p>
          </table:table-cell>
          <table:table-cell table:style-name="ce2" office:value-type="string" calcext:value-type="string">
            <text:p>408</text:p>
          </table:table-cell>
          <table:table-cell table:style-name="ce2" office:value-type="string" calcext:value-type="string">
            <text:p>441</text:p>
          </table:table-cell>
          <table:table-cell office:value-type="float" office:value="528.24" calcext:value-type="float">
            <text:p>528.2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8.25" calcext:value-type="float">
            <text:p>528.250000000000000</text:p>
          </table:table-cell>
          <table:table-cell office:value-type="float" office:value="0.999999999999091" calcext:value-type="float">
            <text:p>1</text:p>
          </table:table-cell>
          <table:table-cell table:style-name="ce1" table:formula="of:=ABS([.K770])" office:value-type="float" office:value="0.999999999999091" calcext:value-type="float">
            <text:p>1</text:p>
          </table:table-cell>
          <table:table-cell/>
        </table:table-row>
        <table:table-row table:style-name="ro1">
          <table:table-cell office:value-type="float" office:value="58007" calcext:value-type="float">
            <text:p>58007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440</text:p>
          </table:table-cell>
          <table:table-cell office:value-type="float" office:value="531.51" calcext:value-type="float">
            <text:p>531.5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1.489990234375" calcext:value-type="float">
            <text:p>531.489990234375000</text:p>
          </table:table-cell>
          <table:table-cell office:value-type="float" office:value="-2.00097656249909" calcext:value-type="float">
            <text:p>-2</text:p>
          </table:table-cell>
          <table:table-cell table:style-name="ce1" table:formula="of:=ABS([.K771])" office:value-type="float" office:value="2.00097656249909" calcext:value-type="float">
            <text:p>2</text:p>
          </table:table-cell>
          <table:table-cell/>
        </table:table-row>
        <table:table-row table:style-name="ro1">
          <table:table-cell office:value-type="float" office:value="58005" calcext:value-type="float">
            <text:p>58005</text:p>
          </table:table-cell>
          <table:table-cell table:style-name="ce2" office:value-type="string" calcext:value-type="string">
            <text:p>392</text:p>
          </table:table-cell>
          <table:table-cell table:style-name="ce2" office:value-type="string" calcext:value-type="string">
            <text:p>439</text:p>
          </table:table-cell>
          <table:table-cell office:value-type="float" office:value="511.589" calcext:value-type="float">
            <text:p>511.58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1.579986572266" calcext:value-type="float">
            <text:p>511.579986572266000</text:p>
          </table:table-cell>
          <table:table-cell office:value-type="float" office:value="-0.901342773437364" calcext:value-type="float">
            <text:p>-1</text:p>
          </table:table-cell>
          <table:table-cell table:style-name="ce1" table:formula="of:=ABS([.K772])" office:value-type="float" office:value="0.901342773437364" calcext:value-type="float">
            <text:p>1</text:p>
          </table:table-cell>
          <table:table-cell/>
        </table:table-row>
        <table:table-row table:style-name="ro1">
          <table:table-cell office:value-type="float" office:value="58012" calcext:value-type="float">
            <text:p>58012</text:p>
          </table:table-cell>
          <table:table-cell table:style-name="ce2" office:value-type="string" calcext:value-type="string">
            <text:p>386</text:p>
          </table:table-cell>
          <table:table-cell table:style-name="ce2" office:value-type="string" calcext:value-type="string">
            <text:p>438</text:p>
          </table:table-cell>
          <table:table-cell office:value-type="float" office:value="510.56" calcext:value-type="float">
            <text:p>510.5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0.510009765625" calcext:value-type="float">
            <text:p>510.510009765625000</text:p>
          </table:table-cell>
          <table:table-cell office:value-type="float" office:value="-4.99902343750023" calcext:value-type="float">
            <text:p>-5</text:p>
          </table:table-cell>
          <table:table-cell table:style-name="ce1" table:formula="of:=ABS([.K773])" office:value-type="float" office:value="4.99902343750023" calcext:value-type="float">
            <text:p>5</text:p>
          </table:table-cell>
          <table:table-cell/>
        </table:table-row>
        <table:table-row table:style-name="ro1">
          <table:table-cell office:value-type="float" office:value="57958" calcext:value-type="float">
            <text:p>57958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437</text:p>
          </table:table-cell>
          <table:table-cell office:value-type="float" office:value="533.001" calcext:value-type="float">
            <text:p>533.00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2.890014648438" calcext:value-type="float">
            <text:p>532.890014648438000</text:p>
          </table:table-cell>
          <table:table-cell office:value-type="float" office:value="-11.0985351562476" calcext:value-type="float">
            <text:p>-11</text:p>
          </table:table-cell>
          <table:table-cell table:style-name="ce1" table:formula="of:=ABS([.K774])" office:value-type="float" office:value="11.0985351562476" calcext:value-type="float">
            <text:p>11</text:p>
          </table:table-cell>
          <table:table-cell/>
        </table:table-row>
        <table:table-row table:style-name="ro1">
          <table:table-cell office:value-type="float" office:value="57998" calcext:value-type="float">
            <text:p>57998</text:p>
          </table:table-cell>
          <table:table-cell table:style-name="ce2" office:value-type="string" calcext:value-type="string">
            <text:p>395</text:p>
          </table:table-cell>
          <table:table-cell table:style-name="ce2" office:value-type="string" calcext:value-type="string">
            <text:p>436</text:p>
          </table:table-cell>
          <table:table-cell office:value-type="float" office:value="518.59" calcext:value-type="float">
            <text:p>518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8.650024414062" calcext:value-type="float">
            <text:p>518.650024414062000</text:p>
          </table:table-cell>
          <table:table-cell office:value-type="float" office:value="6.00244140624682" calcext:value-type="float">
            <text:p>6</text:p>
          </table:table-cell>
          <table:table-cell table:style-name="ce1" table:formula="of:=ABS([.K775])" office:value-type="float" office:value="6.00244140624682" calcext:value-type="float">
            <text:p>6</text:p>
          </table:table-cell>
          <table:table-cell/>
        </table:table-row>
        <table:table-row table:style-name="ro1">
          <table:table-cell office:value-type="float" office:value="57960" calcext:value-type="float">
            <text:p>57960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435</text:p>
          </table:table-cell>
          <table:table-cell office:value-type="float" office:value="535.787" calcext:value-type="float">
            <text:p>535.78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5.809997558594" calcext:value-type="float">
            <text:p>535.809997558594000</text:p>
          </table:table-cell>
          <table:table-cell office:value-type="float" office:value="2.29975585937154" calcext:value-type="float">
            <text:p>2</text:p>
          </table:table-cell>
          <table:table-cell table:style-name="ce1" table:formula="of:=ABS([.K776])" office:value-type="float" office:value="2.29975585937154" calcext:value-type="float">
            <text:p>2</text:p>
          </table:table-cell>
          <table:table-cell/>
        </table:table-row>
        <table:table-row table:style-name="ro1">
          <table:table-cell office:value-type="float" office:value="58009" calcext:value-type="float">
            <text:p>58009</text:p>
          </table:table-cell>
          <table:table-cell table:style-name="ce2" office:value-type="string" calcext:value-type="string">
            <text:p>394</text:p>
          </table:table-cell>
          <table:table-cell table:style-name="ce2" office:value-type="string" calcext:value-type="string">
            <text:p>434</text:p>
          </table:table-cell>
          <table:table-cell office:value-type="float" office:value="516.306" calcext:value-type="float">
            <text:p>516.30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6.280029296875" calcext:value-type="float">
            <text:p>516.280029296875000</text:p>
          </table:table-cell>
          <table:table-cell office:value-type="float" office:value="-2.597070312504" calcext:value-type="float">
            <text:p>-3</text:p>
          </table:table-cell>
          <table:table-cell table:style-name="ce1" table:formula="of:=ABS([.K777])" office:value-type="float" office:value="2.597070312504" calcext:value-type="float">
            <text:p>3</text:p>
          </table:table-cell>
          <table:table-cell/>
        </table:table-row>
        <table:table-row table:style-name="ro1">
          <table:table-cell office:value-type="float" office:value="57999" calcext:value-type="float">
            <text:p>57999</text:p>
          </table:table-cell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433</text:p>
          </table:table-cell>
          <table:table-cell office:value-type="float" office:value="512.9" calcext:value-type="float">
            <text:p>512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3.169982910156" calcext:value-type="float">
            <text:p>513.169982910156000</text:p>
          </table:table-cell>
          <table:table-cell office:value-type="float" office:value="26.9982910156273" calcext:value-type="float">
            <text:p>27</text:p>
          </table:table-cell>
          <table:table-cell table:style-name="ce1" table:formula="of:=ABS([.K778])" office:value-type="float" office:value="26.9982910156273" calcext:value-type="float">
            <text:p>27</text:p>
          </table:table-cell>
          <table:table-cell/>
        </table:table-row>
        <table:table-row table:style-name="ro1">
          <table:table-cell office:value-type="float" office:value="58006" calcext:value-type="float">
            <text:p>58006</text:p>
          </table:table-cell>
          <table:table-cell table:style-name="ce2" office:value-type="string" calcext:value-type="string">
            <text:p>393</text:p>
          </table:table-cell>
          <table:table-cell table:style-name="ce2" office:value-type="string" calcext:value-type="string">
            <text:p>432</text:p>
          </table:table-cell>
          <table:table-cell office:value-type="float" office:value="514.778" calcext:value-type="float">
            <text:p>514.77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4.739990234375" calcext:value-type="float">
            <text:p>514.739990234375000</text:p>
          </table:table-cell>
          <table:table-cell office:value-type="float" office:value="-3.800976562502" calcext:value-type="float">
            <text:p>-4</text:p>
          </table:table-cell>
          <table:table-cell table:style-name="ce1" table:formula="of:=ABS([.K779])" office:value-type="float" office:value="3.800976562502" calcext:value-type="float">
            <text:p>4</text:p>
          </table:table-cell>
          <table:table-cell/>
        </table:table-row>
        <table:table-row table:style-name="ro1">
          <table:table-cell office:value-type="float" office:value="58000" calcext:value-type="float">
            <text:p>58000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431</text:p>
          </table:table-cell>
          <table:table-cell office:value-type="float" office:value="520.65" calcext:value-type="float">
            <text:p>520.6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0.630004882812" calcext:value-type="float">
            <text:p>520.630004882812000</text:p>
          </table:table-cell>
          <table:table-cell office:value-type="float" office:value="-1.99951171874773" calcext:value-type="float">
            <text:p>-2</text:p>
          </table:table-cell>
          <table:table-cell table:style-name="ce1" table:formula="of:=ABS([.K780])" office:value-type="float" office:value="1.99951171874773" calcext:value-type="float">
            <text:p>2</text:p>
          </table:table-cell>
          <table:table-cell/>
        </table:table-row>
        <table:table-row table:style-name="ro1">
          <table:table-cell office:value-type="float" office:value="58002" calcext:value-type="float">
            <text:p>58002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430</text:p>
          </table:table-cell>
          <table:table-cell office:value-type="float" office:value="525.32" calcext:value-type="float">
            <text:p>525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5.219970703125" calcext:value-type="float">
            <text:p>525.219970703125000</text:p>
          </table:table-cell>
          <table:table-cell office:value-type="float" office:value="-10.002929687505" calcext:value-type="float">
            <text:p>-10</text:p>
          </table:table-cell>
          <table:table-cell table:style-name="ce1" table:formula="of:=ABS([.K781])" office:value-type="float" office:value="10.002929687505" calcext:value-type="float">
            <text:p>10</text:p>
          </table:table-cell>
          <table:table-cell/>
        </table:table-row>
        <table:table-row table:style-name="ro1">
          <table:table-cell office:value-type="float" office:value="57946" calcext:value-type="float">
            <text:p>57946</text:p>
          </table:table-cell>
          <table:table-cell table:style-name="ce2" office:value-type="string" calcext:value-type="string">
            <text:p>399</text:p>
          </table:table-cell>
          <table:table-cell table:style-name="ce2" office:value-type="string" calcext:value-type="string">
            <text:p>429</text:p>
          </table:table-cell>
          <table:table-cell office:value-type="float" office:value="527.35" calcext:value-type="float">
            <text:p>527.3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7.5" calcext:value-type="float">
            <text:p>527.500000000000000</text:p>
          </table:table-cell>
          <table:table-cell office:value-type="float" office:value="14.9999999999977" calcext:value-type="float">
            <text:p>15</text:p>
          </table:table-cell>
          <table:table-cell table:style-name="ce1" table:formula="of:=ABS([.K782])" office:value-type="float" office:value="14.9999999999977" calcext:value-type="float">
            <text:p>15</text:p>
          </table:table-cell>
          <table:table-cell/>
        </table:table-row>
        <table:table-row table:style-name="ro1">
          <table:table-cell office:value-type="float" office:value="57995" calcext:value-type="float">
            <text:p>57995</text:p>
          </table:table-cell>
          <table:table-cell table:style-name="ce2" office:value-type="string" calcext:value-type="string">
            <text:p>330</text:p>
          </table:table-cell>
          <table:table-cell table:style-name="ce2" office:value-type="string" calcext:value-type="string">
            <text:p>428</text:p>
          </table:table-cell>
          <table:table-cell office:value-type="float" office:value="516.01" calcext:value-type="float">
            <text:p>516.0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16.130004882812" calcext:value-type="float">
            <text:p>516.130004882812000</text:p>
          </table:table-cell>
          <table:table-cell office:value-type="float" office:value="12.0004882812509" calcext:value-type="float">
            <text:p>12</text:p>
          </table:table-cell>
          <table:table-cell table:style-name="ce1" table:formula="of:=ABS([.K783])" office:value-type="float" office:value="12.0004882812509" calcext:value-type="float">
            <text:p>12</text:p>
          </table:table-cell>
          <table:table-cell/>
        </table:table-row>
        <table:table-row table:style-name="ro1">
          <table:table-cell office:value-type="float" office:value="57945" calcext:value-type="float">
            <text:p>57945</text:p>
          </table:table-cell>
          <table:table-cell table:style-name="ce2" office:value-type="string" calcext:value-type="string">
            <text:p>329</text:p>
          </table:table-cell>
          <table:table-cell table:style-name="ce2" office:value-type="string" calcext:value-type="string">
            <text:p>427</text:p>
          </table:table-cell>
          <table:table-cell office:value-type="float" office:value="526.08" calcext:value-type="float">
            <text:p>526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070007324219" calcext:value-type="float">
            <text:p>526.070007324219000</text:p>
          </table:table-cell>
          <table:table-cell office:value-type="float" office:value="-0.999267578129093" calcext:value-type="float">
            <text:p>-1</text:p>
          </table:table-cell>
          <table:table-cell table:style-name="ce1" table:formula="of:=ABS([.K784])" office:value-type="float" office:value="0.999267578129093" calcext:value-type="float">
            <text:p>1</text:p>
          </table:table-cell>
          <table:table-cell/>
        </table:table-row>
        <table:table-row table:style-name="ro1">
          <table:table-cell office:value-type="float" office:value="57991" calcext:value-type="float">
            <text:p>57991</text:p>
          </table:table-cell>
          <table:table-cell table:style-name="ce2" office:value-type="string" calcext:value-type="string">
            <text:p>336</text:p>
          </table:table-cell>
          <table:table-cell table:style-name="ce2" office:value-type="string" calcext:value-type="string">
            <text:p>426</text:p>
          </table:table-cell>
          <table:table-cell office:value-type="float" office:value="526.48" calcext:value-type="float">
            <text:p>526.4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52001953125" calcext:value-type="float">
            <text:p>526.520019531250000</text:p>
          </table:table-cell>
          <table:table-cell office:value-type="float" office:value="4.00195312499818" calcext:value-type="float">
            <text:p>4</text:p>
          </table:table-cell>
          <table:table-cell table:style-name="ce1" table:formula="of:=ABS([.K785])" office:value-type="float" office:value="4.00195312499818" calcext:value-type="float">
            <text:p>4</text:p>
          </table:table-cell>
          <table:table-cell/>
        </table:table-row>
        <table:table-row table:style-name="ro1">
          <table:table-cell office:value-type="float" office:value="57973" calcext:value-type="float">
            <text:p>57973</text:p>
          </table:table-cell>
          <table:table-cell table:style-name="ce2" office:value-type="string" calcext:value-type="string">
            <text:p>845</text:p>
          </table:table-cell>
          <table:table-cell table:style-name="ce2" office:value-type="string" calcext:value-type="string">
            <text:p>425</text:p>
          </table:table-cell>
          <table:table-cell office:value-type="float" office:value="551.69" calcext:value-type="float">
            <text:p>551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51.820007324219" calcext:value-type="float">
            <text:p>551.820007324219000</text:p>
          </table:table-cell>
          <table:table-cell office:value-type="float" office:value="13.0007324218695" calcext:value-type="float">
            <text:p>13</text:p>
          </table:table-cell>
          <table:table-cell table:style-name="ce1" table:formula="of:=ABS([.K786])" office:value-type="float" office:value="13.0007324218695" calcext:value-type="float">
            <text:p>13</text:p>
          </table:table-cell>
          <table:table-cell/>
        </table:table-row>
        <table:table-row table:style-name="ro1">
          <table:table-cell office:value-type="float" office:value="57971" calcext:value-type="float">
            <text:p>57971</text:p>
          </table:table-cell>
          <table:table-cell table:style-name="ce2" office:value-type="string" calcext:value-type="string">
            <text:p>384</text:p>
          </table:table-cell>
          <table:table-cell table:style-name="ce2" office:value-type="string" calcext:value-type="string">
            <text:p>424</text:p>
          </table:table-cell>
          <table:table-cell office:value-type="float" office:value="523.36" calcext:value-type="float">
            <text:p>523.3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3.400024414062" calcext:value-type="float">
            <text:p>523.400024414062000</text:p>
          </table:table-cell>
          <table:table-cell office:value-type="float" office:value="4.00244140624864" calcext:value-type="float">
            <text:p>4</text:p>
          </table:table-cell>
          <table:table-cell table:style-name="ce1" table:formula="of:=ABS([.K787])" office:value-type="float" office:value="4.00244140624864" calcext:value-type="float">
            <text:p>4</text:p>
          </table:table-cell>
          <table:table-cell/>
        </table:table-row>
        <table:table-row table:style-name="ro1">
          <table:table-cell office:value-type="float" office:value="57972" calcext:value-type="float">
            <text:p>57972</text:p>
          </table:table-cell>
          <table:table-cell table:style-name="ce2" office:value-type="string" calcext:value-type="string">
            <text:p>383</text:p>
          </table:table-cell>
          <table:table-cell table:style-name="ce2" office:value-type="string" calcext:value-type="string">
            <text:p>423</text:p>
          </table:table-cell>
          <table:table-cell office:value-type="float" office:value="528.11" calcext:value-type="float">
            <text:p>528.1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8.049987792969" calcext:value-type="float">
            <text:p>528.049987792969000</text:p>
          </table:table-cell>
          <table:table-cell office:value-type="float" office:value="-6.00122070312636" calcext:value-type="float">
            <text:p>-6</text:p>
          </table:table-cell>
          <table:table-cell table:style-name="ce1" table:formula="of:=ABS([.K788])" office:value-type="float" office:value="6.00122070312636" calcext:value-type="float">
            <text:p>6</text:p>
          </table:table-cell>
          <table:table-cell/>
        </table:table-row>
        <table:table-row table:style-name="ro1">
          <table:table-cell office:value-type="float" office:value="57970" calcext:value-type="float">
            <text:p>57970</text:p>
          </table:table-cell>
          <table:table-cell table:style-name="ce2" office:value-type="string" calcext:value-type="string">
            <text:p>416</text:p>
          </table:table-cell>
          <table:table-cell table:style-name="ce2" office:value-type="string" calcext:value-type="string">
            <text:p>422</text:p>
          </table:table-cell>
          <table:table-cell office:value-type="float" office:value="534.77" calcext:value-type="float">
            <text:p>534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4.710021972656" calcext:value-type="float">
            <text:p>534.710021972656000</text:p>
          </table:table-cell>
          <table:table-cell office:value-type="float" office:value="-5.99780273437318" calcext:value-type="float">
            <text:p>-6</text:p>
          </table:table-cell>
          <table:table-cell table:style-name="ce1" table:formula="of:=ABS([.K789])" office:value-type="float" office:value="5.99780273437318" calcext:value-type="float">
            <text:p>6</text:p>
          </table:table-cell>
          <table:table-cell/>
        </table:table-row>
        <table:table-row table:style-name="ro1">
          <table:table-cell office:value-type="float" office:value="57969" calcext:value-type="float">
            <text:p>57969</text:p>
          </table:table-cell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421</text:p>
          </table:table-cell>
          <table:table-cell office:value-type="float" office:value="529.903" calcext:value-type="float">
            <text:p>529.9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9.890014648438" calcext:value-type="float">
            <text:p>529.890014648438000</text:p>
          </table:table-cell>
          <table:table-cell office:value-type="float" office:value="-1.298535156252" calcext:value-type="float">
            <text:p>-1</text:p>
          </table:table-cell>
          <table:table-cell table:style-name="ce1" table:formula="of:=ABS([.K790])" office:value-type="float" office:value="1.298535156252" calcext:value-type="float">
            <text:p>1</text:p>
          </table:table-cell>
          <table:table-cell/>
        </table:table-row>
        <table:table-row table:style-name="ro1">
          <table:table-cell office:value-type="float" office:value="57967" calcext:value-type="float">
            <text:p>57967</text:p>
          </table:table-cell>
          <table:table-cell table:style-name="ce2" office:value-type="string" calcext:value-type="string">
            <text:p>413</text:p>
          </table:table-cell>
          <table:table-cell table:style-name="ce2" office:value-type="string" calcext:value-type="string">
            <text:p>420</text:p>
          </table:table-cell>
          <table:table-cell office:value-type="float" office:value="533.763" calcext:value-type="float">
            <text:p>533.76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3.77001953125" calcext:value-type="float">
            <text:p>533.770019531250000</text:p>
          </table:table-cell>
          <table:table-cell office:value-type="float" office:value="0.701953124996635" calcext:value-type="float">
            <text:p>1</text:p>
          </table:table-cell>
          <table:table-cell table:style-name="ce1" table:formula="of:=ABS([.K791])" office:value-type="float" office:value="0.701953124996635" calcext:value-type="float">
            <text:p>1</text:p>
          </table:table-cell>
          <table:table-cell/>
        </table:table-row>
        <table:table-row table:style-name="ro1">
          <table:table-cell office:value-type="float" office:value="57968" calcext:value-type="float">
            <text:p>57968</text:p>
          </table:table-cell>
          <table:table-cell table:style-name="ce2" office:value-type="string" calcext:value-type="string">
            <text:p>417</text:p>
          </table:table-cell>
          <table:table-cell table:style-name="ce2" office:value-type="string" calcext:value-type="string">
            <text:p>419</text:p>
          </table:table-cell>
          <table:table-cell office:value-type="float" office:value="538.16" calcext:value-type="float">
            <text:p>538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8.080017089844" calcext:value-type="float">
            <text:p>538.080017089844000</text:p>
          </table:table-cell>
          <table:table-cell office:value-type="float" office:value="-7.99829101562182" calcext:value-type="float">
            <text:p>-8</text:p>
          </table:table-cell>
          <table:table-cell table:style-name="ce1" table:formula="of:=ABS([.K792])" office:value-type="float" office:value="7.99829101562182" calcext:value-type="float">
            <text:p>8</text:p>
          </table:table-cell>
          <table:table-cell/>
        </table:table-row>
        <table:table-row table:style-name="ro1">
          <table:table-cell office:value-type="float" office:value="57964" calcext:value-type="float">
            <text:p>57964</text:p>
          </table:table-cell>
          <table:table-cell table:number-columns-repeated="2" table:style-name="ce2" office:value-type="string" calcext:value-type="string">
            <text:p>418</text:p>
          </table:table-cell>
          <table:table-cell office:value-type="float" office:value="540.95" calcext:value-type="float">
            <text:p>540.9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1" calcext:value-type="float">
            <text:p>541.000000000000000</text:p>
          </table:table-cell>
          <table:table-cell office:value-type="float" office:value="4.99999999999545" calcext:value-type="float">
            <text:p>5</text:p>
          </table:table-cell>
          <table:table-cell table:style-name="ce1" table:formula="of:=ABS([.K793])" office:value-type="float" office:value="4.99999999999545" calcext:value-type="float">
            <text:p>5</text:p>
          </table:table-cell>
          <table:table-cell/>
        </table:table-row>
        <table:table-row table:style-name="ro1">
          <table:table-cell office:value-type="float" office:value="57963" calcext:value-type="float">
            <text:p>57963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string" calcext:value-type="string">
            <text:p>417</text:p>
          </table:table-cell>
          <table:table-cell office:value-type="float" office:value="541.7" calcext:value-type="float">
            <text:p>541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1.590026855469" calcext:value-type="float">
            <text:p>541.590026855469000</text:p>
          </table:table-cell>
          <table:table-cell office:value-type="float" office:value="-10.9973144531295" calcext:value-type="float">
            <text:p>-11</text:p>
          </table:table-cell>
          <table:table-cell table:style-name="ce1" table:formula="of:=ABS([.K794])" office:value-type="float" office:value="10.9973144531295" calcext:value-type="float">
            <text:p>11</text:p>
          </table:table-cell>
          <table:table-cell/>
        </table:table-row>
        <table:table-row table:style-name="ro1">
          <table:table-cell office:value-type="float" office:value="57961" calcext:value-type="float">
            <text:p>57961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416</text:p>
          </table:table-cell>
          <table:table-cell office:value-type="float" office:value="542.42" calcext:value-type="float">
            <text:p>542.4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2.469970703125" calcext:value-type="float">
            <text:p>542.469970703125000</text:p>
          </table:table-cell>
          <table:table-cell office:value-type="float" office:value="4.99707031250409" calcext:value-type="float">
            <text:p>5</text:p>
          </table:table-cell>
          <table:table-cell table:style-name="ce1" table:formula="of:=ABS([.K795])" office:value-type="float" office:value="4.99707031250409" calcext:value-type="float">
            <text:p>5</text:p>
          </table:table-cell>
          <table:table-cell/>
        </table:table-row>
        <table:table-row table:style-name="ro1">
          <table:table-cell office:value-type="float" office:value="57959" calcext:value-type="float">
            <text:p>57959</text:p>
          </table:table-cell>
          <table:table-cell table:style-name="ce2" office:value-type="string" calcext:value-type="string">
            <text:p>421</text:p>
          </table:table-cell>
          <table:table-cell table:style-name="ce2" office:value-type="string" calcext:value-type="string">
            <text:p>415</text:p>
          </table:table-cell>
          <table:table-cell office:value-type="float" office:value="545.23" calcext:value-type="float">
            <text:p>545.2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5.039978027344" calcext:value-type="float">
            <text:p>545.039978027344000</text:p>
          </table:table-cell>
          <table:table-cell office:value-type="float" office:value="-19.0021972656268" calcext:value-type="float">
            <text:p>-19</text:p>
          </table:table-cell>
          <table:table-cell table:style-name="ce1" table:formula="of:=ABS([.K796])" office:value-type="float" office:value="19.0021972656268" calcext:value-type="float">
            <text:p>19</text:p>
          </table:table-cell>
          <table:table-cell/>
        </table:table-row>
        <table:table-row table:style-name="ro1">
          <table:table-cell office:value-type="float" office:value="57956" calcext:value-type="float">
            <text:p>57956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414</text:p>
          </table:table-cell>
          <table:table-cell office:value-type="float" office:value="551.87" calcext:value-type="float">
            <text:p>551.870</text:p>
          </table:table-cell>
          <table:table-cell office:value-type="float" office:value="551.87" calcext:value-type="float">
            <text:p>551.87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50.700012207031" calcext:value-type="float">
            <text:p>550.700012207031000</text:p>
          </table:table-cell>
          <table:table-cell office:value-type="float" office:value="-116.998779296875" calcext:value-type="float">
            <text:p>-117</text:p>
          </table:table-cell>
          <table:table-cell table:style-name="ce1" table:formula="of:=ABS([.K797])" office:value-type="float" office:value="116.998779296875" calcext:value-type="float">
            <text:p>117</text:p>
          </table:table-cell>
          <table:table-cell/>
        </table:table-row>
        <table:table-row table:style-name="ro1">
          <table:table-cell office:value-type="float" office:value="57955" calcext:value-type="float">
            <text:p>57955</text:p>
          </table:table-cell>
          <table:table-cell table:style-name="ce2" office:value-type="string" calcext:value-type="string">
            <text:p>374</text:p>
          </table:table-cell>
          <table:table-cell table:style-name="ce2" office:value-type="string" calcext:value-type="string">
            <text:p>413</text:p>
          </table:table-cell>
          <table:table-cell office:value-type="float" office:value="546.3" calcext:value-type="float">
            <text:p>546.300</text:p>
          </table:table-cell>
          <table:table-cell office:value-type="float" office:value="546.3" calcext:value-type="float">
            <text:p>546.3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6.099975585938" calcext:value-type="float">
            <text:p>546.099975585938000</text:p>
          </table:table-cell>
          <table:table-cell office:value-type="float" office:value="-20.0024414062455" calcext:value-type="float">
            <text:p>-20</text:p>
          </table:table-cell>
          <table:table-cell table:style-name="ce1" table:formula="of:=ABS([.K798])" office:value-type="float" office:value="20.0024414062455" calcext:value-type="float">
            <text:p>20</text:p>
          </table:table-cell>
          <table:table-cell/>
        </table:table-row>
        <table:table-row table:style-name="ro1">
          <table:table-cell office:value-type="float" office:value="57954" calcext:value-type="float">
            <text:p>57954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412</text:p>
          </table:table-cell>
          <table:table-cell office:value-type="float" office:value="547.62" calcext:value-type="float">
            <text:p>547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7.570007324219" calcext:value-type="float">
            <text:p>547.570007324219000</text:p>
          </table:table-cell>
          <table:table-cell office:value-type="float" office:value="-4.99926757812545" calcext:value-type="float">
            <text:p>-5</text:p>
          </table:table-cell>
          <table:table-cell table:style-name="ce1" table:formula="of:=ABS([.K799])" office:value-type="float" office:value="4.99926757812545" calcext:value-type="float">
            <text:p>5</text:p>
          </table:table-cell>
          <table:table-cell/>
        </table:table-row>
        <table:table-row table:style-name="ro1">
          <table:table-cell office:value-type="float" office:value="57951" calcext:value-type="float">
            <text:p>57951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411</text:p>
          </table:table-cell>
          <table:table-cell office:value-type="float" office:value="547.77" calcext:value-type="float">
            <text:p>547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7.859985351562" calcext:value-type="float">
            <text:p>547.859985351562000</text:p>
          </table:table-cell>
          <table:table-cell office:value-type="float" office:value="8.99853515625182" calcext:value-type="float">
            <text:p>9</text:p>
          </table:table-cell>
          <table:table-cell table:style-name="ce1" table:formula="of:=ABS([.K800])" office:value-type="float" office:value="8.99853515625182" calcext:value-type="float">
            <text:p>9</text:p>
          </table:table-cell>
          <table:table-cell/>
        </table:table-row>
        <table:table-row table:style-name="ro1">
          <table:table-cell office:value-type="float" office:value="41930" calcext:value-type="float">
            <text:p>41930</text:p>
          </table:table-cell>
          <table:table-cell table:style-name="ce2" office:value-type="string" calcext:value-type="string">
            <text:p>24590814</text:p>
          </table:table-cell>
          <table:table-cell table:style-name="ce2" office:value-type="string" calcext:value-type="string">
            <text:p>772</text:p>
          </table:table-cell>
          <table:table-cell office:value-type="float" office:value="544.83" calcext:value-type="float">
            <text:p>544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4.820007324219" calcext:value-type="float">
            <text:p>544.820007324219000</text:p>
          </table:table-cell>
          <table:table-cell office:value-type="float" office:value="-0.999267578129093" calcext:value-type="float">
            <text:p>-1</text:p>
          </table:table-cell>
          <table:table-cell table:style-name="ce1" table:formula="of:=ABS([.K801])" office:value-type="float" office:value="0.999267578129093" calcext:value-type="float">
            <text:p>1</text:p>
          </table:table-cell>
          <table:table-cell/>
        </table:table-row>
        <table:table-row table:style-name="ro1">
          <table:table-cell office:value-type="float" office:value="58091" calcext:value-type="float">
            <text:p>58091</text:p>
          </table:table-cell>
          <table:table-cell table:style-name="ce2" office:value-type="string" calcext:value-type="string">
            <text:p>814</text:p>
          </table:table-cell>
          <table:table-cell table:style-name="ce2" office:value-type="string" calcext:value-type="string">
            <text:p>772</text:p>
          </table:table-cell>
          <table:table-cell office:value-type="float" office:value="544.83" calcext:value-type="float">
            <text:p>544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4.820007324219" calcext:value-type="float">
            <text:p>544.820007324219000</text:p>
          </table:table-cell>
          <table:table-cell office:value-type="float" office:value="-0.999267578129093" calcext:value-type="float">
            <text:p>-1</text:p>
          </table:table-cell>
          <table:table-cell table:style-name="ce1" table:formula="of:=ABS([.K802])" office:value-type="float" office:value="0.999267578129093" calcext:value-type="float">
            <text:p>1</text:p>
          </table:table-cell>
          <table:table-cell/>
        </table:table-row>
        <table:table-row table:style-name="ro1">
          <table:table-cell office:value-type="float" office:value="57953" calcext:value-type="float">
            <text:p>57953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410</text:p>
          </table:table-cell>
          <table:table-cell office:value-type="float" office:value="537.92" calcext:value-type="float">
            <text:p>537.9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7.97998046875" calcext:value-type="float">
            <text:p>537.979980468750000</text:p>
          </table:table-cell>
          <table:table-cell office:value-type="float" office:value="5.99804687500409" calcext:value-type="float">
            <text:p>6</text:p>
          </table:table-cell>
          <table:table-cell table:style-name="ce1" table:formula="of:=ABS([.K803])" office:value-type="float" office:value="5.99804687500409" calcext:value-type="float">
            <text:p>6</text:p>
          </table:table-cell>
          <table:table-cell/>
        </table:table-row>
        <table:table-row table:style-name="ro1">
          <table:table-cell office:value-type="float" office:value="57965" calcext:value-type="float">
            <text:p>57965</text:p>
          </table:table-cell>
          <table:table-cell table:style-name="ce2" office:value-type="string" calcext:value-type="string">
            <text:p>415</text:p>
          </table:table-cell>
          <table:table-cell table:style-name="ce2" office:value-type="string" calcext:value-type="string">
            <text:p>409</text:p>
          </table:table-cell>
          <table:table-cell office:value-type="float" office:value="537.14" calcext:value-type="float">
            <text:p>537.1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7" calcext:value-type="float">
            <text:p>537.000000000000000</text:p>
          </table:table-cell>
          <table:table-cell office:value-type="float" office:value="-13.9999999999986" calcext:value-type="float">
            <text:p>-14</text:p>
          </table:table-cell>
          <table:table-cell table:style-name="ce1" table:formula="of:=ABS([.K804])" office:value-type="float" office:value="13.9999999999986" calcext:value-type="float">
            <text:p>14</text:p>
          </table:table-cell>
          <table:table-cell/>
        </table:table-row>
        <table:table-row table:style-name="ro1">
          <table:table-cell office:value-type="float" office:value="57966" calcext:value-type="float">
            <text:p>57966</text:p>
          </table:table-cell>
          <table:table-cell table:style-name="ce2" office:value-type="string" calcext:value-type="string">
            <text:p>414</text:p>
          </table:table-cell>
          <table:table-cell table:style-name="ce2" office:value-type="string" calcext:value-type="string">
            <text:p>408</text:p>
          </table:table-cell>
          <table:table-cell office:value-type="float" office:value="539.6" calcext:value-type="float">
            <text:p>539.6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9.5" calcext:value-type="float">
            <text:p>539.500000000000000</text:p>
          </table:table-cell>
          <table:table-cell office:value-type="float" office:value="-10.0000000000023" calcext:value-type="float">
            <text:p>-10</text:p>
          </table:table-cell>
          <table:table-cell table:style-name="ce1" table:formula="of:=ABS([.K805])" office:value-type="float" office:value="10.0000000000023" calcext:value-type="float">
            <text:p>10</text:p>
          </table:table-cell>
          <table:table-cell/>
        </table:table-row>
        <table:table-row table:style-name="ro1">
          <table:table-cell office:value-type="float" office:value="57943" calcext:value-type="float">
            <text:p>57943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407</text:p>
          </table:table-cell>
          <table:table-cell office:value-type="float" office:value="537.8" calcext:value-type="float">
            <text:p>537.800</text:p>
          </table:table-cell>
          <table:table-cell office:value-type="float" office:value="537.8" calcext:value-type="float">
            <text:p>537.8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7.070007324219" calcext:value-type="float">
            <text:p>537.070007324219000</text:p>
          </table:table-cell>
          <table:table-cell office:value-type="float" office:value="-72.9992675781205" calcext:value-type="float">
            <text:p>-73</text:p>
          </table:table-cell>
          <table:table-cell table:style-name="ce1" table:formula="of:=ABS([.K806])" office:value-type="float" office:value="72.9992675781205" calcext:value-type="float">
            <text:p>73</text:p>
          </table:table-cell>
          <table:table-cell/>
        </table:table-row>
        <table:table-row table:style-name="ro1">
          <table:table-cell office:value-type="float" office:value="57942" calcext:value-type="float">
            <text:p>57942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406</text:p>
          </table:table-cell>
          <table:table-cell office:value-type="float" office:value="530.86" calcext:value-type="float">
            <text:p>530.8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0.859985351562" calcext:value-type="float">
            <text:p>530.859985351562000</text:p>
          </table:table-cell>
          <table:table-cell office:value-type="float" office:value="-0.001464843751364" calcext:value-type="float">
            <text:p>0</text:p>
          </table:table-cell>
          <table:table-cell table:style-name="ce1" table:formula="of:=ABS([.K807])" office:value-type="float" office:value="0.001464843751364" calcext:value-type="float">
            <text:p>0</text:p>
          </table:table-cell>
          <table:table-cell/>
        </table:table-row>
        <table:table-row table:style-name="ro1">
          <table:table-cell office:value-type="float" office:value="57949" calcext:value-type="float">
            <text:p>57949</text:p>
          </table:table-cell>
          <table:table-cell table:number-columns-repeated="2" table:style-name="ce2" office:value-type="string" calcext:value-type="string">
            <text:p>405</text:p>
          </table:table-cell>
          <table:table-cell office:value-type="float" office:value="541.17" calcext:value-type="float">
            <text:p>541.1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1.159973144531" calcext:value-type="float">
            <text:p>541.159973144531000</text:p>
          </table:table-cell>
          <table:table-cell office:value-type="float" office:value="-1.00268554687091" calcext:value-type="float">
            <text:p>-1</text:p>
          </table:table-cell>
          <table:table-cell table:style-name="ce1" table:formula="of:=ABS([.K808])" office:value-type="float" office:value="1.00268554687091" calcext:value-type="float">
            <text:p>1</text:p>
          </table:table-cell>
          <table:table-cell/>
        </table:table-row>
        <table:table-row table:style-name="ro1">
          <table:table-cell office:value-type="float" office:value="57947" calcext:value-type="float">
            <text:p>57947</text:p>
          </table:table-cell>
          <table:table-cell table:style-name="ce2" office:value-type="string" calcext:value-type="string">
            <text:p>371</text:p>
          </table:table-cell>
          <table:table-cell table:style-name="ce2" office:value-type="string" calcext:value-type="string">
            <text:p>404</text:p>
          </table:table-cell>
          <table:table-cell office:value-type="float" office:value="549.65" calcext:value-type="float">
            <text:p>549.650</text:p>
          </table:table-cell>
          <table:table-cell office:value-type="float" office:value="549.65" calcext:value-type="float">
            <text:p>549.65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9.650024414062" calcext:value-type="float">
            <text:p>549.650024414062000</text:p>
          </table:table-cell>
          <table:table-cell office:value-type="float" office:value="0.002441406252274" calcext:value-type="float">
            <text:p>0</text:p>
          </table:table-cell>
          <table:table-cell table:style-name="ce1" table:formula="of:=ABS([.K809])" office:value-type="float" office:value="0.002441406252274" calcext:value-type="float">
            <text:p>0</text:p>
          </table:table-cell>
          <table:table-cell/>
        </table:table-row>
        <table:table-row table:style-name="ro1">
          <table:table-cell office:value-type="float" office:value="57952" calcext:value-type="float">
            <text:p>57952</text:p>
          </table:table-cell>
          <table:table-cell table:style-name="ce2" office:value-type="string" calcext:value-type="string">
            <text:p>407</text:p>
          </table:table-cell>
          <table:table-cell table:style-name="ce2" office:value-type="string" calcext:value-type="string">
            <text:p>403</text:p>
          </table:table-cell>
          <table:table-cell office:value-type="float" office:value="538.756" calcext:value-type="float">
            <text:p>538.75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8.700012207031" calcext:value-type="float">
            <text:p>538.700012207031000</text:p>
          </table:table-cell>
          <table:table-cell office:value-type="float" office:value="-5.59877929687218" calcext:value-type="float">
            <text:p>-6</text:p>
          </table:table-cell>
          <table:table-cell table:style-name="ce1" table:formula="of:=ABS([.K810])" office:value-type="float" office:value="5.59877929687218" calcext:value-type="float">
            <text:p>6</text:p>
          </table:table-cell>
          <table:table-cell/>
        </table:table-row>
        <table:table-row table:style-name="ro1">
          <table:table-cell office:value-type="float" office:value="57948" calcext:value-type="float">
            <text:p>57948</text:p>
          </table:table-cell>
          <table:table-cell table:style-name="ce2" office:value-type="string" calcext:value-type="string">
            <text:p>372</text:p>
          </table:table-cell>
          <table:table-cell table:style-name="ce2" office:value-type="string" calcext:value-type="string">
            <text:p>401</text:p>
          </table:table-cell>
          <table:table-cell office:value-type="float" office:value="551.18" calcext:value-type="float">
            <text:p>551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51.200012207031" calcext:value-type="float">
            <text:p>551.200012207031000</text:p>
          </table:table-cell>
          <table:table-cell office:value-type="float" office:value="2.00122070313" calcext:value-type="float">
            <text:p>2</text:p>
          </table:table-cell>
          <table:table-cell table:style-name="ce1" table:formula="of:=ABS([.K811])" office:value-type="float" office:value="2.00122070313" calcext:value-type="float">
            <text:p>2</text:p>
          </table:table-cell>
          <table:table-cell/>
        </table:table-row>
        <table:table-row table:style-name="ro1">
          <table:table-cell office:value-type="float" office:value="57950" calcext:value-type="float">
            <text:p>57950</text:p>
          </table:table-cell>
          <table:table-cell table:style-name="ce2" office:value-type="string" calcext:value-type="string">
            <text:p>406</text:p>
          </table:table-cell>
          <table:table-cell table:style-name="ce2" office:value-type="string" calcext:value-type="string">
            <text:p>400</text:p>
          </table:table-cell>
          <table:table-cell office:value-type="float" office:value="546.43" calcext:value-type="float">
            <text:p>546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6.369995117188" calcext:value-type="float">
            <text:p>546.369995117188000</text:p>
          </table:table-cell>
          <table:table-cell office:value-type="float" office:value="-6.000488281245" calcext:value-type="float">
            <text:p>-6</text:p>
          </table:table-cell>
          <table:table-cell table:style-name="ce1" table:formula="of:=ABS([.K812])" office:value-type="float" office:value="6.000488281245" calcext:value-type="float">
            <text:p>6</text:p>
          </table:table-cell>
          <table:table-cell/>
        </table:table-row>
        <table:table-row table:style-name="ro1">
          <table:table-cell office:value-type="float" office:value="57937" calcext:value-type="float">
            <text:p>57937</text:p>
          </table:table-cell>
          <table:table-cell table:style-name="ce2" office:value-type="string" calcext:value-type="string">
            <text:p>316</text:p>
          </table:table-cell>
          <table:table-cell table:style-name="ce2" office:value-type="string" calcext:value-type="string">
            <text:p>399</text:p>
          </table:table-cell>
          <table:table-cell office:value-type="float" office:value="539.69" calcext:value-type="float">
            <text:p>539.690</text:p>
          </table:table-cell>
          <table:table-cell office:value-type="float" office:value="539.69" calcext:value-type="float">
            <text:p>539.69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9.619995117188" calcext:value-type="float">
            <text:p>539.619995117188000</text:p>
          </table:table-cell>
          <table:table-cell office:value-type="float" office:value="-7.00048828125546" calcext:value-type="float">
            <text:p>-7</text:p>
          </table:table-cell>
          <table:table-cell table:style-name="ce1" table:formula="of:=ABS([.K813])" office:value-type="float" office:value="7.00048828125546" calcext:value-type="float">
            <text:p>7</text:p>
          </table:table-cell>
          <table:table-cell/>
        </table:table-row>
        <table:table-row table:style-name="ro1">
          <table:table-cell office:value-type="float" office:value="57944" calcext:value-type="float">
            <text:p>57944</text:p>
          </table:table-cell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397</text:p>
          </table:table-cell>
          <table:table-cell office:value-type="float" office:value="531.43" calcext:value-type="float">
            <text:p>531.4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0.940002441406" calcext:value-type="float">
            <text:p>530.940002441406000</text:p>
          </table:table-cell>
          <table:table-cell office:value-type="float" office:value="-48.99975585937" calcext:value-type="float">
            <text:p>-49</text:p>
          </table:table-cell>
          <table:table-cell table:style-name="ce1" table:formula="of:=ABS([.K814])" office:value-type="float" office:value="48.99975585937" calcext:value-type="float">
            <text:p>49</text:p>
          </table:table-cell>
          <table:table-cell/>
        </table:table-row>
        <table:table-row table:style-name="ro1">
          <table:table-cell office:value-type="float" office:value="57940" calcext:value-type="float">
            <text:p>57940</text:p>
          </table:table-cell>
          <table:table-cell table:style-name="ce2" office:value-type="string" calcext:value-type="string">
            <text:p>397</text:p>
          </table:table-cell>
          <table:table-cell table:style-name="ce2" office:value-type="string" calcext:value-type="string">
            <text:p>396</text:p>
          </table:table-cell>
          <table:table-cell office:value-type="float" office:value="532.29" calcext:value-type="float">
            <text:p>532.2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2.210021972656" calcext:value-type="float">
            <text:p>532.210021972656000</text:p>
          </table:table-cell>
          <table:table-cell office:value-type="float" office:value="-7.99780273437136" calcext:value-type="float">
            <text:p>-8</text:p>
          </table:table-cell>
          <table:table-cell table:style-name="ce1" table:formula="of:=ABS([.K815])" office:value-type="float" office:value="7.99780273437136" calcext:value-type="float">
            <text:p>8</text:p>
          </table:table-cell>
          <table:table-cell/>
        </table:table-row>
        <table:table-row table:style-name="ro1">
          <table:table-cell office:value-type="float" office:value="57936" calcext:value-type="float">
            <text:p>57936</text:p>
          </table:table-cell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395</text:p>
          </table:table-cell>
          <table:table-cell office:value-type="float" office:value="527.55" calcext:value-type="float">
            <text:p>527.5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7.289978027344" calcext:value-type="float">
            <text:p>527.289978027344000</text:p>
          </table:table-cell>
          <table:table-cell office:value-type="float" office:value="-26.0021972656205" calcext:value-type="float">
            <text:p>-26</text:p>
          </table:table-cell>
          <table:table-cell table:style-name="ce1" table:formula="of:=ABS([.K816])" office:value-type="float" office:value="26.0021972656205" calcext:value-type="float">
            <text:p>26</text:p>
          </table:table-cell>
          <table:table-cell/>
        </table:table-row>
        <table:table-row table:style-name="ro1">
          <table:table-cell office:value-type="float" office:value="57935" calcext:value-type="float">
            <text:p>57935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394</text:p>
          </table:table-cell>
          <table:table-cell office:value-type="float" office:value="530.89" calcext:value-type="float">
            <text:p>530.8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0.349975585938" calcext:value-type="float">
            <text:p>530.349975585938000</text:p>
          </table:table-cell>
          <table:table-cell office:value-type="float" office:value="-54.0024414062486" calcext:value-type="float">
            <text:p>-54</text:p>
          </table:table-cell>
          <table:table-cell table:style-name="ce1" table:formula="of:=ABS([.K817])" office:value-type="float" office:value="54.0024414062486" calcext:value-type="float">
            <text:p>54</text:p>
          </table:table-cell>
          <table:table-cell/>
        </table:table-row>
        <table:table-row table:style-name="ro1">
          <table:table-cell office:value-type="float" office:value="57927" calcext:value-type="float">
            <text:p>57927</text:p>
          </table:table-cell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393</text:p>
          </table:table-cell>
          <table:table-cell office:value-type="float" office:value="537.796" calcext:value-type="float">
            <text:p>537.79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7.809997558594" calcext:value-type="float">
            <text:p>537.809997558594000</text:p>
          </table:table-cell>
          <table:table-cell office:value-type="float" office:value="1.39975585937009" calcext:value-type="float">
            <text:p>1</text:p>
          </table:table-cell>
          <table:table-cell table:style-name="ce1" table:formula="of:=ABS([.K818])" office:value-type="float" office:value="1.39975585937009" calcext:value-type="float">
            <text:p>1</text:p>
          </table:table-cell>
          <table:table-cell/>
        </table:table-row>
        <table:table-row table:style-name="ro1">
          <table:table-cell office:value-type="float" office:value="57926" calcext:value-type="float">
            <text:p>57926</text:p>
          </table:table-cell>
          <table:table-cell table:style-name="ce2" office:value-type="string" calcext:value-type="string">
            <text:p>381</text:p>
          </table:table-cell>
          <table:table-cell table:style-name="ce2" office:value-type="string" calcext:value-type="string">
            <text:p>392</text:p>
          </table:table-cell>
          <table:table-cell office:value-type="float" office:value="526.5" calcext:value-type="float">
            <text:p>526.5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26.419982910156" calcext:value-type="float">
            <text:p>526.419982910156000</text:p>
          </table:table-cell>
          <table:table-cell office:value-type="float" office:value="-8.001708984375" calcext:value-type="float">
            <text:p>-8</text:p>
          </table:table-cell>
          <table:table-cell table:style-name="ce1" table:formula="of:=ABS([.K819])" office:value-type="float" office:value="8.001708984375" calcext:value-type="float">
            <text:p>8</text:p>
          </table:table-cell>
          <table:table-cell/>
        </table:table-row>
        <table:table-row table:style-name="ro1">
          <table:table-cell office:value-type="float" office:value="57925" calcext:value-type="float">
            <text:p>57925</text:p>
          </table:table-cell>
          <table:table-cell table:style-name="ce2" office:value-type="string" calcext:value-type="string">
            <text:p>376</text:p>
          </table:table-cell>
          <table:table-cell table:style-name="ce2" office:value-type="string" calcext:value-type="string">
            <text:p>391</text:p>
          </table:table-cell>
          <table:table-cell office:value-type="float" office:value="547.15" calcext:value-type="float">
            <text:p>547.1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7.239990234375" calcext:value-type="float">
            <text:p>547.239990234375000</text:p>
          </table:table-cell>
          <table:table-cell office:value-type="float" office:value="8.99902343750227" calcext:value-type="float">
            <text:p>9</text:p>
          </table:table-cell>
          <table:table-cell table:style-name="ce1" table:formula="of:=ABS([.K820])" office:value-type="float" office:value="8.99902343750227" calcext:value-type="float">
            <text:p>9</text:p>
          </table:table-cell>
          <table:table-cell/>
        </table:table-row>
        <table:table-row table:style-name="ro1">
          <table:table-cell office:value-type="float" office:value="57929" calcext:value-type="float">
            <text:p>57929</text:p>
          </table:table-cell>
          <table:table-cell table:style-name="ce2" office:value-type="string" calcext:value-type="string">
            <text:p>378</text:p>
          </table:table-cell>
          <table:table-cell table:style-name="ce2" office:value-type="string" calcext:value-type="string">
            <text:p>389</text:p>
          </table:table-cell>
          <table:table-cell office:value-type="float" office:value="534.26" calcext:value-type="float">
            <text:p>534.260</text:p>
          </table:table-cell>
          <table:table-cell office:value-type="float" office:value="534.26" calcext:value-type="float">
            <text:p>534.26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33.880004882812" calcext:value-type="float">
            <text:p>533.880004882812000</text:p>
          </table:table-cell>
          <table:table-cell office:value-type="float" office:value="-37.9995117187491" calcext:value-type="float">
            <text:p>-38</text:p>
          </table:table-cell>
          <table:table-cell table:style-name="ce1" table:formula="of:=ABS([.K821])" office:value-type="float" office:value="37.9995117187491" calcext:value-type="float">
            <text:p>38</text:p>
          </table:table-cell>
          <table:table-cell/>
        </table:table-row>
        <table:table-row table:style-name="ro1">
          <table:table-cell office:value-type="float" office:value="57923" calcext:value-type="float">
            <text:p>57923</text:p>
          </table:table-cell>
          <table:table-cell table:style-name="ce2" office:value-type="string" calcext:value-type="string">
            <text:p>375</text:p>
          </table:table-cell>
          <table:table-cell table:style-name="ce2" office:value-type="string" calcext:value-type="string">
            <text:p>388</text:p>
          </table:table-cell>
          <table:table-cell office:value-type="float" office:value="547.47" calcext:value-type="float">
            <text:p>547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7-10-24</text:p>
          </table:table-cell>
          <table:table-cell office:value-type="float" office:value="547.419982910156" calcext:value-type="float">
            <text:p>547.419982910156000</text:p>
          </table:table-cell>
          <table:table-cell office:value-type="float" office:value="-5.00170898437773" calcext:value-type="float">
            <text:p>-5</text:p>
          </table:table-cell>
          <table:table-cell table:style-name="ce1" table:formula="of:=ABS([.K822])" office:value-type="float" office:value="5.00170898437773" calcext:value-type="float">
            <text:p>5</text:p>
          </table:table-cell>
          <table:table-cell/>
        </table:table-row>
        <table:table-row table:style-name="ro1">
          <table:table-cell office:value-type="float" office:value="42274" calcext:value-type="float">
            <text:p>42274</text:p>
          </table:table-cell>
          <table:table-cell table:number-columns-repeated="2" table:style-name="ce2" office:value-type="string" calcext:value-type="string">
            <text:p>6</text:p>
          </table:table-cell>
          <table:table-cell office:value-type="float" office:value="427.28" calcext:value-type="float">
            <text:p>427.2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420013427734" calcext:value-type="float">
            <text:p>427.420013427734000</text:p>
          </table:table-cell>
          <table:table-cell office:value-type="float" office:value="14.0013427734402" calcext:value-type="float">
            <text:p>14</text:p>
          </table:table-cell>
          <table:table-cell table:style-name="ce1" table:formula="of:=ABS([.K823])" office:value-type="float" office:value="14.0013427734402" calcext:value-type="float">
            <text:p>14</text:p>
          </table:table-cell>
          <table:table-cell/>
        </table:table-row>
        <table:table-row table:style-name="ro1">
          <table:table-cell office:value-type="float" office:value="42273" calcext:value-type="float">
            <text:p>42273</text:p>
          </table:table-cell>
          <table:table-cell table:number-columns-repeated="2" table:style-name="ce2" office:value-type="string" calcext:value-type="string">
            <text:p>7</text:p>
          </table:table-cell>
          <table:table-cell office:value-type="float" office:value="427.33" calcext:value-type="float">
            <text:p>427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510009765625" calcext:value-type="float">
            <text:p>427.510009765625000</text:p>
          </table:table-cell>
          <table:table-cell office:value-type="float" office:value="18.0009765625016" calcext:value-type="float">
            <text:p>18</text:p>
          </table:table-cell>
          <table:table-cell table:style-name="ce1" table:formula="of:=ABS([.K824])" office:value-type="float" office:value="18.0009765625016" calcext:value-type="float">
            <text:p>18</text:p>
          </table:table-cell>
          <table:table-cell/>
        </table:table-row>
        <table:table-row table:style-name="ro1">
          <table:table-cell office:value-type="float" office:value="42272" calcext:value-type="float">
            <text:p>42272</text:p>
          </table:table-cell>
          <table:table-cell table:number-columns-repeated="2" table:style-name="ce2" office:value-type="string" calcext:value-type="string">
            <text:p>27</text:p>
          </table:table-cell>
          <table:table-cell office:value-type="float" office:value="426.73" calcext:value-type="float">
            <text:p>426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6.929992675781" calcext:value-type="float">
            <text:p>426.929992675781000</text:p>
          </table:table-cell>
          <table:table-cell office:value-type="float" office:value="19.9992675781232" calcext:value-type="float">
            <text:p>20</text:p>
          </table:table-cell>
          <table:table-cell table:style-name="ce1" table:formula="of:=ABS([.K825])" office:value-type="float" office:value="19.9992675781232" calcext:value-type="float">
            <text:p>20</text:p>
          </table:table-cell>
          <table:table-cell/>
        </table:table-row>
        <table:table-row table:style-name="ro1">
          <table:table-cell office:value-type="float" office:value="42271" calcext:value-type="float">
            <text:p>42271</text:p>
          </table:table-cell>
          <table:table-cell table:number-columns-repeated="2" table:style-name="ce2" office:value-type="string" calcext:value-type="string">
            <text:p>26</text:p>
          </table:table-cell>
          <table:table-cell office:value-type="float" office:value="427.48" calcext:value-type="float">
            <text:p>427.4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5" calcext:value-type="float">
            <text:p>427.500000000000000</text:p>
          </table:table-cell>
          <table:table-cell office:value-type="float" office:value="1.99999999999818" calcext:value-type="float">
            <text:p>2</text:p>
          </table:table-cell>
          <table:table-cell table:style-name="ce1" table:formula="of:=ABS([.K826])" office:value-type="float" office:value="1.99999999999818" calcext:value-type="float">
            <text:p>2</text:p>
          </table:table-cell>
          <table:table-cell/>
        </table:table-row>
        <table:table-row table:style-name="ro1">
          <table:table-cell office:value-type="float" office:value="42270" calcext:value-type="float">
            <text:p>42270</text:p>
          </table:table-cell>
          <table:table-cell table:number-columns-repeated="2" table:style-name="ce2" office:value-type="string" calcext:value-type="string">
            <text:p>5</text:p>
          </table:table-cell>
          <table:table-cell office:value-type="float" office:value="427.96" calcext:value-type="float">
            <text:p>427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049987792969" calcext:value-type="float">
            <text:p>428.049987792969000</text:p>
          </table:table-cell>
          <table:table-cell office:value-type="float" office:value="8.99877929687705" calcext:value-type="float">
            <text:p>9</text:p>
          </table:table-cell>
          <table:table-cell table:style-name="ce1" table:formula="of:=ABS([.K827])" office:value-type="float" office:value="8.99877929687705" calcext:value-type="float">
            <text:p>9</text:p>
          </table:table-cell>
          <table:table-cell/>
        </table:table-row>
        <table:table-row table:style-name="ro1">
          <table:table-cell office:value-type="float" office:value="42269" calcext:value-type="float">
            <text:p>42269</text:p>
          </table:table-cell>
          <table:table-cell table:number-columns-repeated="2" table:style-name="ce2" office:value-type="string" calcext:value-type="string">
            <text:p>25</text:p>
          </table:table-cell>
          <table:table-cell office:value-type="float" office:value="427.34" calcext:value-type="float">
            <text:p>427.3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440002441406" calcext:value-type="float">
            <text:p>427.440002441406000</text:p>
          </table:table-cell>
          <table:table-cell office:value-type="float" office:value="10.0002441406275" calcext:value-type="float">
            <text:p>10</text:p>
          </table:table-cell>
          <table:table-cell table:style-name="ce1" table:formula="of:=ABS([.K828])" office:value-type="float" office:value="10.0002441406275" calcext:value-type="float">
            <text:p>10</text:p>
          </table:table-cell>
          <table:table-cell/>
        </table:table-row>
        <table:table-row table:style-name="ro1">
          <table:table-cell office:value-type="float" office:value="42268" calcext:value-type="float">
            <text:p>42268</text:p>
          </table:table-cell>
          <table:table-cell table:number-columns-repeated="2" table:style-name="ce2" office:value-type="string" calcext:value-type="string">
            <text:p>359</text:p>
          </table:table-cell>
          <table:table-cell office:value-type="float" office:value="426.682" calcext:value-type="float">
            <text:p>426.68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6.850006103516" calcext:value-type="float">
            <text:p>426.850006103516000</text:p>
          </table:table-cell>
          <table:table-cell office:value-type="float" office:value="16.8006103515609" calcext:value-type="float">
            <text:p>17</text:p>
          </table:table-cell>
          <table:table-cell table:style-name="ce1" table:formula="of:=ABS([.K829])" office:value-type="float" office:value="16.8006103515609" calcext:value-type="float">
            <text:p>17</text:p>
          </table:table-cell>
          <table:table-cell/>
        </table:table-row>
        <table:table-row table:style-name="ro1">
          <table:table-cell office:value-type="float" office:value="42267" calcext:value-type="float">
            <text:p>42267</text:p>
          </table:table-cell>
          <table:table-cell table:number-columns-repeated="2" table:style-name="ce2" office:value-type="string" calcext:value-type="string">
            <text:p>4</text:p>
          </table:table-cell>
          <table:table-cell office:value-type="float" office:value="427.88" calcext:value-type="float">
            <text:p>427.8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929992675781" calcext:value-type="float">
            <text:p>427.929992675781000</text:p>
          </table:table-cell>
          <table:table-cell office:value-type="float" office:value="4.99926757812545" calcext:value-type="float">
            <text:p>5</text:p>
          </table:table-cell>
          <table:table-cell table:style-name="ce1" table:formula="of:=ABS([.K830])" office:value-type="float" office:value="4.99926757812545" calcext:value-type="float">
            <text:p>5</text:p>
          </table:table-cell>
          <table:table-cell/>
        </table:table-row>
        <table:table-row table:style-name="ro1">
          <table:table-cell office:value-type="float" office:value="42265" calcext:value-type="float">
            <text:p>42265</text:p>
          </table:table-cell>
          <table:table-cell table:number-columns-repeated="2" table:style-name="ce2" office:value-type="string" calcext:value-type="string">
            <text:p>24</text:p>
          </table:table-cell>
          <table:table-cell office:value-type="float" office:value="427.08" calcext:value-type="float">
            <text:p>427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019989013672" calcext:value-type="float">
            <text:p>427.019989013672000</text:p>
          </table:table-cell>
          <table:table-cell office:value-type="float" office:value="-6.00109863281091" calcext:value-type="float">
            <text:p>-6</text:p>
          </table:table-cell>
          <table:table-cell table:style-name="ce1" table:formula="of:=ABS([.K831])" office:value-type="float" office:value="6.00109863281091" calcext:value-type="float">
            <text:p>6</text:p>
          </table:table-cell>
          <table:table-cell/>
        </table:table-row>
        <table:table-row table:style-name="ro1">
          <table:table-cell office:value-type="float" office:value="42264" calcext:value-type="float">
            <text:p>42264</text:p>
          </table:table-cell>
          <table:table-cell table:number-columns-repeated="2" table:style-name="ce2" office:value-type="string" calcext:value-type="string">
            <text:p>23</text:p>
          </table:table-cell>
          <table:table-cell office:value-type="float" office:value="427.31" calcext:value-type="float">
            <text:p>427.3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299987792969" calcext:value-type="float">
            <text:p>427.299987792969000</text:p>
          </table:table-cell>
          <table:table-cell office:value-type="float" office:value="-1.00122070312523" calcext:value-type="float">
            <text:p>-1</text:p>
          </table:table-cell>
          <table:table-cell table:style-name="ce1" table:formula="of:=ABS([.K832])" office:value-type="float" office:value="1.00122070312523" calcext:value-type="float">
            <text:p>1</text:p>
          </table:table-cell>
          <table:table-cell/>
        </table:table-row>
        <table:table-row table:style-name="ro1">
          <table:table-cell office:value-type="float" office:value="42263" calcext:value-type="float">
            <text:p>42263</text:p>
          </table:table-cell>
          <table:table-cell table:number-columns-repeated="2" table:style-name="ce2" office:value-type="string" calcext:value-type="string">
            <text:p>357</text:p>
          </table:table-cell>
          <table:table-cell office:value-type="float" office:value="426.955" calcext:value-type="float">
            <text:p>426.95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200012207031" calcext:value-type="float">
            <text:p>427.200012207031000</text:p>
          </table:table-cell>
          <table:table-cell office:value-type="float" office:value="24.5012207031266" calcext:value-type="float">
            <text:p>25</text:p>
          </table:table-cell>
          <table:table-cell table:style-name="ce1" table:formula="of:=ABS([.K833])" office:value-type="float" office:value="24.5012207031266" calcext:value-type="float">
            <text:p>25</text:p>
          </table:table-cell>
          <table:table-cell/>
        </table:table-row>
        <table:table-row table:style-name="ro1">
          <table:table-cell office:value-type="float" office:value="42266" calcext:value-type="float">
            <text:p>42266</text:p>
          </table:table-cell>
          <table:table-cell table:number-columns-repeated="2" table:style-name="ce2" office:value-type="string" calcext:value-type="string">
            <text:p>358</text:p>
          </table:table-cell>
          <table:table-cell office:value-type="float" office:value="426.717" calcext:value-type="float">
            <text:p>426.71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6.779998779297" calcext:value-type="float">
            <text:p>426.779998779297000</text:p>
          </table:table-cell>
          <table:table-cell office:value-type="float" office:value="6.29987792968905" calcext:value-type="float">
            <text:p>6</text:p>
          </table:table-cell>
          <table:table-cell table:style-name="ce1" table:formula="of:=ABS([.K834])" office:value-type="float" office:value="6.29987792968905" calcext:value-type="float">
            <text:p>6</text:p>
          </table:table-cell>
          <table:table-cell/>
        </table:table-row>
        <table:table-row table:style-name="ro1">
          <table:table-cell office:value-type="float" office:value="42262" calcext:value-type="float">
            <text:p>42262</text:p>
          </table:table-cell>
          <table:table-cell table:number-columns-repeated="2" table:style-name="ce2" office:value-type="string" calcext:value-type="string">
            <text:p>8</text:p>
          </table:table-cell>
          <table:table-cell office:value-type="float" office:value="427.02" calcext:value-type="float">
            <text:p>427.0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309997558594" calcext:value-type="float">
            <text:p>427.309997558594000</text:p>
          </table:table-cell>
          <table:table-cell office:value-type="float" office:value="28.9997558593768" calcext:value-type="float">
            <text:p>29</text:p>
          </table:table-cell>
          <table:table-cell table:style-name="ce1" table:formula="of:=ABS([.K835])" office:value-type="float" office:value="28.9997558593768" calcext:value-type="float">
            <text:p>29</text:p>
          </table:table-cell>
          <table:table-cell/>
        </table:table-row>
        <table:table-row table:style-name="ro1">
          <table:table-cell office:value-type="float" office:value="42261" calcext:value-type="float">
            <text:p>42261</text:p>
          </table:table-cell>
          <table:table-cell table:number-columns-repeated="2" table:style-name="ce2" office:value-type="string" calcext:value-type="string">
            <text:p>10</text:p>
          </table:table-cell>
          <table:table-cell office:value-type="float" office:value="427.37" calcext:value-type="float">
            <text:p>427.3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380004882812" calcext:value-type="float">
            <text:p>427.380004882812000</text:p>
          </table:table-cell>
          <table:table-cell office:value-type="float" office:value="1.00048828124955" calcext:value-type="float">
            <text:p>1</text:p>
          </table:table-cell>
          <table:table-cell table:style-name="ce1" table:formula="of:=ABS([.K836])" office:value-type="float" office:value="1.00048828124955" calcext:value-type="float">
            <text:p>1</text:p>
          </table:table-cell>
          <table:table-cell/>
        </table:table-row>
        <table:table-row table:style-name="ro1">
          <table:table-cell office:value-type="float" office:value="42260" calcext:value-type="float">
            <text:p>42260</text:p>
          </table:table-cell>
          <table:table-cell table:number-columns-repeated="2" table:style-name="ce2" office:value-type="string" calcext:value-type="string">
            <text:p>9</text:p>
          </table:table-cell>
          <table:table-cell office:value-type="float" office:value="427.07" calcext:value-type="float">
            <text:p>427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359985351562" calcext:value-type="float">
            <text:p>427.359985351562000</text:p>
          </table:table-cell>
          <table:table-cell office:value-type="float" office:value="28.9985351562507" calcext:value-type="float">
            <text:p>29</text:p>
          </table:table-cell>
          <table:table-cell table:style-name="ce1" table:formula="of:=ABS([.K837])" office:value-type="float" office:value="28.9985351562507" calcext:value-type="float">
            <text:p>29</text:p>
          </table:table-cell>
          <table:table-cell/>
        </table:table-row>
        <table:table-row table:style-name="ro1">
          <table:table-cell office:value-type="float" office:value="42259" calcext:value-type="float">
            <text:p>42259</text:p>
          </table:table-cell>
          <table:table-cell table:number-columns-repeated="2" table:style-name="ce2" office:value-type="string" calcext:value-type="string">
            <text:p>31</text:p>
          </table:table-cell>
          <table:table-cell office:value-type="float" office:value="428.26" calcext:value-type="float">
            <text:p>428.2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230010986328" calcext:value-type="float">
            <text:p>428.230010986328000</text:p>
          </table:table-cell>
          <table:table-cell office:value-type="float" office:value="-2.99890136718659" calcext:value-type="float">
            <text:p>-3</text:p>
          </table:table-cell>
          <table:table-cell table:style-name="ce1" table:formula="of:=ABS([.K838])" office:value-type="float" office:value="2.99890136718659" calcext:value-type="float">
            <text:p>3</text:p>
          </table:table-cell>
          <table:table-cell/>
        </table:table-row>
        <table:table-row table:style-name="ro1">
          <table:table-cell office:value-type="float" office:value="42258" calcext:value-type="float">
            <text:p>42258</text:p>
          </table:table-cell>
          <table:table-cell table:number-columns-repeated="2" table:style-name="ce2" office:value-type="string" calcext:value-type="string">
            <text:p>36</text:p>
          </table:table-cell>
          <table:table-cell office:value-type="float" office:value="427.62" calcext:value-type="float">
            <text:p>427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679992675781" calcext:value-type="float">
            <text:p>427.679992675781000</text:p>
          </table:table-cell>
          <table:table-cell office:value-type="float" office:value="5.99926757812455" calcext:value-type="float">
            <text:p>6</text:p>
          </table:table-cell>
          <table:table-cell table:style-name="ce1" table:formula="of:=ABS([.K839])" office:value-type="float" office:value="5.99926757812455" calcext:value-type="float">
            <text:p>6</text:p>
          </table:table-cell>
          <table:table-cell/>
        </table:table-row>
        <table:table-row table:style-name="ro1">
          <table:table-cell office:value-type="float" office:value="42257" calcext:value-type="float">
            <text:p>42257</text:p>
          </table:table-cell>
          <table:table-cell table:number-columns-repeated="2" table:style-name="ce2" office:value-type="string" calcext:value-type="string">
            <text:p>30</text:p>
          </table:table-cell>
          <table:table-cell office:value-type="float" office:value="428.09" calcext:value-type="float">
            <text:p>428.0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119995117188" calcext:value-type="float">
            <text:p>428.119995117188000</text:p>
          </table:table-cell>
          <table:table-cell office:value-type="float" office:value="2.9995117187525" calcext:value-type="float">
            <text:p>3</text:p>
          </table:table-cell>
          <table:table-cell table:style-name="ce1" table:formula="of:=ABS([.K840])" office:value-type="float" office:value="2.9995117187525" calcext:value-type="float">
            <text:p>3</text:p>
          </table:table-cell>
          <table:table-cell/>
        </table:table-row>
        <table:table-row table:style-name="ro1">
          <table:table-cell office:value-type="float" office:value="42256" calcext:value-type="float">
            <text:p>42256</text:p>
          </table:table-cell>
          <table:table-cell table:number-columns-repeated="2" table:style-name="ce2" office:value-type="string" calcext:value-type="string">
            <text:p>29</text:p>
          </table:table-cell>
          <table:table-cell office:value-type="float" office:value="428.19" calcext:value-type="float">
            <text:p>428.1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299987792969" calcext:value-type="float">
            <text:p>428.299987792969000</text:p>
          </table:table-cell>
          <table:table-cell office:value-type="float" office:value="10.9987792968752" calcext:value-type="float">
            <text:p>11</text:p>
          </table:table-cell>
          <table:table-cell table:style-name="ce1" table:formula="of:=ABS([.K841])" office:value-type="float" office:value="10.9987792968752" calcext:value-type="float">
            <text:p>11</text:p>
          </table:table-cell>
          <table:table-cell/>
        </table:table-row>
        <table:table-row table:style-name="ro1">
          <table:table-cell office:value-type="float" office:value="42255" calcext:value-type="float">
            <text:p>42255</text:p>
          </table:table-cell>
          <table:table-cell table:number-columns-repeated="2" table:style-name="ce2" office:value-type="string" calcext:value-type="string">
            <text:p>3</text:p>
          </table:table-cell>
          <table:table-cell office:value-type="float" office:value="428.04" calcext:value-type="float">
            <text:p>428.0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040008544922" calcext:value-type="float">
            <text:p>428.040008544922000</text:p>
          </table:table-cell>
          <table:table-cell office:value-type="float" office:value="0.000854492185454" calcext:value-type="float">
            <text:p>0</text:p>
          </table:table-cell>
          <table:table-cell table:style-name="ce1" table:formula="of:=ABS([.K842])" office:value-type="float" office:value="0.000854492185454" calcext:value-type="float">
            <text:p>0</text:p>
          </table:table-cell>
          <table:table-cell/>
        </table:table-row>
        <table:table-row table:style-name="ro1">
          <table:table-cell office:value-type="float" office:value="42253" calcext:value-type="float">
            <text:p>42253</text:p>
          </table:table-cell>
          <table:table-cell table:number-columns-repeated="2" table:style-name="ce2" office:value-type="string" calcext:value-type="string">
            <text:p>28</text:p>
          </table:table-cell>
          <table:table-cell office:value-type="float" office:value="427.93" calcext:value-type="float">
            <text:p>427.9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019989013672" calcext:value-type="float">
            <text:p>428.019989013672000</text:p>
          </table:table-cell>
          <table:table-cell office:value-type="float" office:value="8.99890136718682" calcext:value-type="float">
            <text:p>9</text:p>
          </table:table-cell>
          <table:table-cell table:style-name="ce1" table:formula="of:=ABS([.K843])" office:value-type="float" office:value="8.99890136718682" calcext:value-type="float">
            <text:p>9</text:p>
          </table:table-cell>
          <table:table-cell/>
        </table:table-row>
        <table:table-row table:style-name="ro1">
          <table:table-cell office:value-type="float" office:value="42252" calcext:value-type="float">
            <text:p>42252</text:p>
          </table:table-cell>
          <table:table-cell table:number-columns-repeated="2" table:style-name="ce2" office:value-type="string" calcext:value-type="string">
            <text:p>2</text:p>
          </table:table-cell>
          <table:table-cell office:value-type="float" office:value="428.39" calcext:value-type="float">
            <text:p>428.3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380004882812" calcext:value-type="float">
            <text:p>428.380004882812000</text:p>
          </table:table-cell>
          <table:table-cell office:value-type="float" office:value="-0.999511718748636" calcext:value-type="float">
            <text:p>-1</text:p>
          </table:table-cell>
          <table:table-cell table:style-name="ce1" table:formula="of:=ABS([.K844])" office:value-type="float" office:value="0.999511718748636" calcext:value-type="float">
            <text:p>1</text:p>
          </table:table-cell>
          <table:table-cell/>
        </table:table-row>
        <table:table-row table:style-name="ro1">
          <table:table-cell office:value-type="float" office:value="42250" calcext:value-type="float">
            <text:p>42250</text:p>
          </table:table-cell>
          <table:table-cell table:number-columns-repeated="2" table:style-name="ce2" office:value-type="string" calcext:value-type="string">
            <text:p>368</text:p>
          </table:table-cell>
          <table:table-cell office:value-type="float" office:value="428.41" calcext:value-type="float">
            <text:p>428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679992675781" calcext:value-type="float">
            <text:p>428.679992675781000</text:p>
          </table:table-cell>
          <table:table-cell office:value-type="float" office:value="26.9992675781225" calcext:value-type="float">
            <text:p>27</text:p>
          </table:table-cell>
          <table:table-cell table:style-name="ce1" table:formula="of:=ABS([.K845])" office:value-type="float" office:value="26.9992675781225" calcext:value-type="float">
            <text:p>27</text:p>
          </table:table-cell>
          <table:table-cell/>
        </table:table-row>
        <table:table-row table:style-name="ro1">
          <table:table-cell office:value-type="float" office:value="58352" calcext:value-type="float">
            <text:p>58352</text:p>
          </table:table-cell>
          <table:table-cell table:style-name="ce2" office:value-type="string" calcext:value-type="string">
            <text:p>24540368</text:p>
          </table:table-cell>
          <table:table-cell table:style-name="ce2" office:value-type="string" calcext:value-type="string">
            <text:p>368</text:p>
          </table:table-cell>
          <table:table-cell office:value-type="float" office:value="428.41" calcext:value-type="float">
            <text:p>428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679992675781" calcext:value-type="float">
            <text:p>428.679992675781000</text:p>
          </table:table-cell>
          <table:table-cell office:value-type="float" office:value="26.9992675781225" calcext:value-type="float">
            <text:p>27</text:p>
          </table:table-cell>
          <table:table-cell table:style-name="ce1" table:formula="of:=ABS([.K846])" office:value-type="float" office:value="26.9992675781225" calcext:value-type="float">
            <text:p>27</text:p>
          </table:table-cell>
          <table:table-cell/>
        </table:table-row>
        <table:table-row table:style-name="ro1">
          <table:table-cell office:value-type="float" office:value="42248" calcext:value-type="float">
            <text:p>42248</text:p>
          </table:table-cell>
          <table:table-cell table:number-columns-repeated="2" table:style-name="ce2" office:value-type="string" calcext:value-type="string">
            <text:p>22</text:p>
          </table:table-cell>
          <table:table-cell office:value-type="float" office:value="427.39" calcext:value-type="float">
            <text:p>427.3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540008544922" calcext:value-type="float">
            <text:p>427.540008544922000</text:p>
          </table:table-cell>
          <table:table-cell office:value-type="float" office:value="15.0008544921889" calcext:value-type="float">
            <text:p>15</text:p>
          </table:table-cell>
          <table:table-cell table:style-name="ce1" table:formula="of:=ABS([.K847])" office:value-type="float" office:value="15.0008544921889" calcext:value-type="float">
            <text:p>15</text:p>
          </table:table-cell>
          <table:table-cell/>
        </table:table-row>
        <table:table-row table:style-name="ro1">
          <table:table-cell office:value-type="float" office:value="58351" calcext:value-type="float">
            <text:p>58351</text:p>
          </table:table-cell>
          <table:table-cell table:style-name="ce2" office:value-type="string" calcext:value-type="string">
            <text:p>24540022</text:p>
          </table:table-cell>
          <table:table-cell table:style-name="ce2" office:value-type="string" calcext:value-type="string">
            <text:p>22</text:p>
          </table:table-cell>
          <table:table-cell office:value-type="float" office:value="427.39" calcext:value-type="float">
            <text:p>427.3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540008544922" calcext:value-type="float">
            <text:p>427.540008544922000</text:p>
          </table:table-cell>
          <table:table-cell office:value-type="float" office:value="15.0008544921889" calcext:value-type="float">
            <text:p>15</text:p>
          </table:table-cell>
          <table:table-cell table:style-name="ce1" table:formula="of:=ABS([.K848])" office:value-type="float" office:value="15.0008544921889" calcext:value-type="float">
            <text:p>15</text:p>
          </table:table-cell>
          <table:table-cell/>
        </table:table-row>
        <table:table-row table:style-name="ro1">
          <table:table-cell office:value-type="float" office:value="42247" calcext:value-type="float">
            <text:p>42247</text:p>
          </table:table-cell>
          <table:table-cell table:number-columns-repeated="2" table:style-name="ce2" office:value-type="string" calcext:value-type="string">
            <text:p>241</text:p>
          </table:table-cell>
          <table:table-cell office:value-type="float" office:value="427.021" calcext:value-type="float">
            <text:p>427.02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299987792969" calcext:value-type="float">
            <text:p>427.299987792969000</text:p>
          </table:table-cell>
          <table:table-cell office:value-type="float" office:value="27.8987792968735" calcext:value-type="float">
            <text:p>28</text:p>
          </table:table-cell>
          <table:table-cell table:style-name="ce1" table:formula="of:=ABS([.K849])" office:value-type="float" office:value="27.8987792968735" calcext:value-type="float">
            <text:p>28</text:p>
          </table:table-cell>
          <table:table-cell/>
        </table:table-row>
        <table:table-row table:style-name="ro1">
          <table:table-cell office:value-type="float" office:value="42246" calcext:value-type="float">
            <text:p>42246</text:p>
          </table:table-cell>
          <table:table-cell table:number-columns-repeated="2" table:style-name="ce2" office:value-type="string" calcext:value-type="string">
            <text:p>11</text:p>
          </table:table-cell>
          <table:table-cell office:value-type="float" office:value="427.32" calcext:value-type="float">
            <text:p>427.3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359985351562" calcext:value-type="float">
            <text:p>427.359985351562000</text:p>
          </table:table-cell>
          <table:table-cell office:value-type="float" office:value="3.99853515625068" calcext:value-type="float">
            <text:p>4</text:p>
          </table:table-cell>
          <table:table-cell table:style-name="ce1" table:formula="of:=ABS([.K850])" office:value-type="float" office:value="3.99853515625068" calcext:value-type="float">
            <text:p>4</text:p>
          </table:table-cell>
          <table:table-cell/>
        </table:table-row>
        <table:table-row table:style-name="ro1">
          <table:table-cell office:value-type="float" office:value="42245" calcext:value-type="float">
            <text:p>42245</text:p>
          </table:table-cell>
          <table:table-cell table:number-columns-repeated="2" table:style-name="ce2" office:value-type="string" calcext:value-type="string">
            <text:p>355</text:p>
          </table:table-cell>
          <table:table-cell office:value-type="float" office:value="427.774" calcext:value-type="float">
            <text:p>427.77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970001220703" calcext:value-type="float">
            <text:p>427.970001220703000</text:p>
          </table:table-cell>
          <table:table-cell office:value-type="float" office:value="19.6001220703124" calcext:value-type="float">
            <text:p>20</text:p>
          </table:table-cell>
          <table:table-cell table:style-name="ce1" table:formula="of:=ABS([.K851])" office:value-type="float" office:value="19.6001220703124" calcext:value-type="float">
            <text:p>20</text:p>
          </table:table-cell>
          <table:table-cell/>
        </table:table-row>
        <table:table-row table:style-name="ro1">
          <table:table-cell office:value-type="float" office:value="42244" calcext:value-type="float">
            <text:p>42244</text:p>
          </table:table-cell>
          <table:table-cell table:number-columns-repeated="2" table:style-name="ce2" office:value-type="string" calcext:value-type="string">
            <text:p>35</text:p>
          </table:table-cell>
          <table:table-cell office:value-type="float" office:value="428.14" calcext:value-type="float">
            <text:p>428.1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269989013672" calcext:value-type="float">
            <text:p>428.269989013672000</text:p>
          </table:table-cell>
          <table:table-cell office:value-type="float" office:value="12.9989013671889" calcext:value-type="float">
            <text:p>13</text:p>
          </table:table-cell>
          <table:table-cell table:style-name="ce1" table:formula="of:=ABS([.K852])" office:value-type="float" office:value="12.9989013671889" calcext:value-type="float">
            <text:p>13</text:p>
          </table:table-cell>
          <table:table-cell/>
        </table:table-row>
        <table:table-row table:style-name="ro1">
          <table:table-cell office:value-type="float" office:value="42243" calcext:value-type="float">
            <text:p>42243</text:p>
          </table:table-cell>
          <table:table-cell table:number-columns-repeated="2" table:style-name="ce2" office:value-type="string" calcext:value-type="string">
            <text:p>34</text:p>
          </table:table-cell>
          <table:table-cell office:value-type="float" office:value="427.37" calcext:value-type="float">
            <text:p>427.3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480010986328" calcext:value-type="float">
            <text:p>427.480010986328000</text:p>
          </table:table-cell>
          <table:table-cell office:value-type="float" office:value="11.001098632812" calcext:value-type="float">
            <text:p>11</text:p>
          </table:table-cell>
          <table:table-cell table:style-name="ce1" table:formula="of:=ABS([.K853])" office:value-type="float" office:value="11.001098632812" calcext:value-type="float">
            <text:p>11</text:p>
          </table:table-cell>
          <table:table-cell/>
        </table:table-row>
        <table:table-row table:style-name="ro1">
          <table:table-cell office:value-type="float" office:value="42242" calcext:value-type="float">
            <text:p>42242</text:p>
          </table:table-cell>
          <table:table-cell table:number-columns-repeated="2" table:style-name="ce2" office:value-type="string" calcext:value-type="string">
            <text:p>33</text:p>
          </table:table-cell>
          <table:table-cell office:value-type="float" office:value="427.48" calcext:value-type="float">
            <text:p>427.4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640014648438" calcext:value-type="float">
            <text:p>427.640014648438000</text:p>
          </table:table-cell>
          <table:table-cell office:value-type="float" office:value="16.0014648437482" calcext:value-type="float">
            <text:p>16</text:p>
          </table:table-cell>
          <table:table-cell table:style-name="ce1" table:formula="of:=ABS([.K854])" office:value-type="float" office:value="16.0014648437482" calcext:value-type="float">
            <text:p>16</text:p>
          </table:table-cell>
          <table:table-cell/>
        </table:table-row>
        <table:table-row table:style-name="ro1">
          <table:table-cell office:value-type="float" office:value="42241" calcext:value-type="float">
            <text:p>42241</text:p>
          </table:table-cell>
          <table:table-cell table:number-columns-repeated="2" table:style-name="ce2" office:value-type="string" calcext:value-type="string">
            <text:p>32</text:p>
          </table:table-cell>
          <table:table-cell office:value-type="float" office:value="427.61" calcext:value-type="float">
            <text:p>427.6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679992675781" calcext:value-type="float">
            <text:p>427.679992675781000</text:p>
          </table:table-cell>
          <table:table-cell office:value-type="float" office:value="6.99926757812364" calcext:value-type="float">
            <text:p>7</text:p>
          </table:table-cell>
          <table:table-cell table:style-name="ce1" table:formula="of:=ABS([.K855])" office:value-type="float" office:value="6.99926757812364" calcext:value-type="float">
            <text:p>7</text:p>
          </table:table-cell>
          <table:table-cell/>
        </table:table-row>
        <table:table-row table:style-name="ro1">
          <table:table-cell office:value-type="float" office:value="42239" calcext:value-type="float">
            <text:p>42239</text:p>
          </table:table-cell>
          <table:table-cell table:number-columns-repeated="2" table:style-name="ce2" office:value-type="string" calcext:value-type="string">
            <text:p>356</text:p>
          </table:table-cell>
          <table:table-cell office:value-type="float" office:value="427.82" calcext:value-type="float">
            <text:p>427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850006103516" calcext:value-type="float">
            <text:p>427.850006103516000</text:p>
          </table:table-cell>
          <table:table-cell office:value-type="float" office:value="3.00061035156318" calcext:value-type="float">
            <text:p>3</text:p>
          </table:table-cell>
          <table:table-cell table:style-name="ce1" table:formula="of:=ABS([.K856])" office:value-type="float" office:value="3.00061035156318" calcext:value-type="float">
            <text:p>3</text:p>
          </table:table-cell>
          <table:table-cell/>
        </table:table-row>
        <table:table-row table:style-name="ro1">
          <table:table-cell office:value-type="float" office:value="42235" calcext:value-type="float">
            <text:p>42235</text:p>
          </table:table-cell>
          <table:table-cell table:number-columns-repeated="2" table:style-name="ce2" office:value-type="string" calcext:value-type="string">
            <text:p>244</text:p>
          </table:table-cell>
          <table:table-cell office:value-type="float" office:value="427.897" calcext:value-type="float">
            <text:p>427.89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019989013672" calcext:value-type="float">
            <text:p>428.019989013672000</text:p>
          </table:table-cell>
          <table:table-cell office:value-type="float" office:value="12.2989013671884" calcext:value-type="float">
            <text:p>12</text:p>
          </table:table-cell>
          <table:table-cell table:style-name="ce1" table:formula="of:=ABS([.K857])" office:value-type="float" office:value="12.2989013671884" calcext:value-type="float">
            <text:p>12</text:p>
          </table:table-cell>
          <table:table-cell/>
        </table:table-row>
        <table:table-row table:style-name="ro1">
          <table:table-cell office:value-type="float" office:value="42234" calcext:value-type="float">
            <text:p>42234</text:p>
          </table:table-cell>
          <table:table-cell table:number-columns-repeated="2" table:style-name="ce2" office:value-type="string" calcext:value-type="string">
            <text:p>245</text:p>
          </table:table-cell>
          <table:table-cell office:value-type="float" office:value="427.489" calcext:value-type="float">
            <text:p>427.48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5" calcext:value-type="float">
            <text:p>427.500000000000000</text:p>
          </table:table-cell>
          <table:table-cell office:value-type="float" office:value="1.10000000000241" calcext:value-type="float">
            <text:p>1</text:p>
          </table:table-cell>
          <table:table-cell table:style-name="ce1" table:formula="of:=ABS([.K858])" office:value-type="float" office:value="1.10000000000241" calcext:value-type="float">
            <text:p>1</text:p>
          </table:table-cell>
          <table:table-cell/>
        </table:table-row>
        <table:table-row table:style-name="ro1">
          <table:table-cell office:value-type="float" office:value="42232" calcext:value-type="float">
            <text:p>42232</text:p>
          </table:table-cell>
          <table:table-cell table:number-columns-repeated="2" table:style-name="ce2" office:value-type="string" calcext:value-type="string">
            <text:p>246</text:p>
          </table:table-cell>
          <table:table-cell office:value-type="float" office:value="427.27" calcext:value-type="float">
            <text:p>427.2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7.429992675781" calcext:value-type="float">
            <text:p>427.429992675781000</text:p>
          </table:table-cell>
          <table:table-cell office:value-type="float" office:value="15.9992675781268" calcext:value-type="float">
            <text:p>16</text:p>
          </table:table-cell>
          <table:table-cell table:style-name="ce1" table:formula="of:=ABS([.K859])" office:value-type="float" office:value="15.9992675781268" calcext:value-type="float">
            <text:p>16</text:p>
          </table:table-cell>
          <table:table-cell/>
        </table:table-row>
        <table:table-row table:style-name="ro1">
          <table:table-cell office:value-type="float" office:value="42231" calcext:value-type="float">
            <text:p>42231</text:p>
          </table:table-cell>
          <table:table-cell table:number-columns-repeated="2" table:style-name="ce2" office:value-type="string" calcext:value-type="string">
            <text:p>242</text:p>
          </table:table-cell>
          <table:table-cell office:value-type="float" office:value="427.84" calcext:value-type="float">
            <text:p>427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109985351562" calcext:value-type="float">
            <text:p>428.109985351562000</text:p>
          </table:table-cell>
          <table:table-cell office:value-type="float" office:value="26.9985351562525" calcext:value-type="float">
            <text:p>27</text:p>
          </table:table-cell>
          <table:table-cell table:style-name="ce1" table:formula="of:=ABS([.K860])" office:value-type="float" office:value="26.9985351562525" calcext:value-type="float">
            <text:p>27</text:p>
          </table:table-cell>
          <table:table-cell/>
        </table:table-row>
        <table:table-row table:style-name="ro1">
          <table:table-cell office:value-type="float" office:value="58341" calcext:value-type="float">
            <text:p>58341</text:p>
          </table:table-cell>
          <table:table-cell table:style-name="ce2" office:value-type="string" calcext:value-type="string">
            <text:p>24540242</text:p>
          </table:table-cell>
          <table:table-cell table:style-name="ce2" office:value-type="string" calcext:value-type="string">
            <text:p>242</text:p>
          </table:table-cell>
          <table:table-cell office:value-type="float" office:value="427.84" calcext:value-type="float">
            <text:p>427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109985351562" calcext:value-type="float">
            <text:p>428.109985351562000</text:p>
          </table:table-cell>
          <table:table-cell office:value-type="float" office:value="26.9985351562525" calcext:value-type="float">
            <text:p>27</text:p>
          </table:table-cell>
          <table:table-cell table:style-name="ce1" table:formula="of:=ABS([.K861])" office:value-type="float" office:value="26.9985351562525" calcext:value-type="float">
            <text:p>27</text:p>
          </table:table-cell>
          <table:table-cell/>
        </table:table-row>
        <table:table-row table:style-name="ro1">
          <table:table-cell office:value-type="float" office:value="42221" calcext:value-type="float">
            <text:p>42221</text:p>
          </table:table-cell>
          <table:table-cell table:number-columns-repeated="2" table:style-name="ce2" office:value-type="string" calcext:value-type="string">
            <text:p>233</text:p>
          </table:table-cell>
          <table:table-cell office:value-type="float" office:value="431.663" calcext:value-type="float">
            <text:p>431.66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839996337891" calcext:value-type="float">
            <text:p>431.839996337891000</text:p>
          </table:table-cell>
          <table:table-cell office:value-type="float" office:value="17.6996337890614" calcext:value-type="float">
            <text:p>18</text:p>
          </table:table-cell>
          <table:table-cell table:style-name="ce1" table:formula="of:=ABS([.K862])" office:value-type="float" office:value="17.6996337890614" calcext:value-type="float">
            <text:p>18</text:p>
          </table:table-cell>
          <table:table-cell/>
        </table:table-row>
        <table:table-row table:style-name="ro1">
          <table:table-cell office:value-type="float" office:value="42222" calcext:value-type="float">
            <text:p>42222</text:p>
          </table:table-cell>
          <table:table-cell table:number-columns-repeated="2" table:style-name="ce2" office:value-type="string" calcext:value-type="string">
            <text:p>265</text:p>
          </table:table-cell>
          <table:table-cell office:value-type="float" office:value="436.328" calcext:value-type="float">
            <text:p>436.32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5.489990234375" calcext:value-type="float">
            <text:p>435.489990234375000</text:p>
          </table:table-cell>
          <table:table-cell office:value-type="float" office:value="-83.8009765624975" calcext:value-type="float">
            <text:p>-84</text:p>
          </table:table-cell>
          <table:table-cell table:style-name="ce1" table:formula="of:=ABS([.K863])" office:value-type="float" office:value="83.8009765624975" calcext:value-type="float">
            <text:p>84</text:p>
          </table:table-cell>
          <table:table-cell/>
        </table:table-row>
        <table:table-row table:style-name="ro1">
          <table:table-cell office:value-type="float" office:value="42227" calcext:value-type="float">
            <text:p>42227</text:p>
          </table:table-cell>
          <table:table-cell table:number-columns-repeated="2" table:style-name="ce2" office:value-type="string" calcext:value-type="string">
            <text:p>266</text:p>
          </table:table-cell>
          <table:table-cell office:value-type="float" office:value="436.429" calcext:value-type="float">
            <text:p>436.42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6.339996337891" calcext:value-type="float">
            <text:p>436.339996337891000</text:p>
          </table:table-cell>
          <table:table-cell office:value-type="float" office:value="-8.90036621093486" calcext:value-type="float">
            <text:p>-9</text:p>
          </table:table-cell>
          <table:table-cell table:style-name="ce1" table:formula="of:=ABS([.K864])" office:value-type="float" office:value="8.90036621093486" calcext:value-type="float">
            <text:p>9</text:p>
          </table:table-cell>
          <table:table-cell/>
        </table:table-row>
        <table:table-row table:style-name="ro1">
          <table:table-cell office:value-type="float" office:value="42238" calcext:value-type="float">
            <text:p>42238</text:p>
          </table:table-cell>
          <table:table-cell table:number-columns-repeated="2" table:style-name="ce2" office:value-type="string" calcext:value-type="string">
            <text:p>256</text:p>
          </table:table-cell>
          <table:table-cell office:value-type="float" office:value="428.24" calcext:value-type="float">
            <text:p>428.2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380004882812" calcext:value-type="float">
            <text:p>428.380004882812000</text:p>
          </table:table-cell>
          <table:table-cell office:value-type="float" office:value="14.0004882812491" calcext:value-type="float">
            <text:p>14</text:p>
          </table:table-cell>
          <table:table-cell table:style-name="ce1" table:formula="of:=ABS([.K865])" office:value-type="float" office:value="14.0004882812491" calcext:value-type="float">
            <text:p>14</text:p>
          </table:table-cell>
          <table:table-cell/>
        </table:table-row>
        <table:table-row table:style-name="ro1">
          <table:table-cell office:value-type="float" office:value="42237" calcext:value-type="float">
            <text:p>42237</text:p>
          </table:table-cell>
          <table:table-cell table:number-columns-repeated="2" table:style-name="ce2" office:value-type="string" calcext:value-type="string">
            <text:p>257</text:p>
          </table:table-cell>
          <table:table-cell office:value-type="float" office:value="428.169" calcext:value-type="float">
            <text:p>428.16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320007324219" calcext:value-type="float">
            <text:p>428.320007324219000</text:p>
          </table:table-cell>
          <table:table-cell office:value-type="float" office:value="15.1007324218767" calcext:value-type="float">
            <text:p>15</text:p>
          </table:table-cell>
          <table:table-cell table:style-name="ce1" table:formula="of:=ABS([.K866])" office:value-type="float" office:value="15.1007324218767" calcext:value-type="float">
            <text:p>15</text:p>
          </table:table-cell>
          <table:table-cell/>
        </table:table-row>
        <table:table-row table:style-name="ro1">
          <table:table-cell office:value-type="float" office:value="42210" calcext:value-type="float">
            <text:p>42210</text:p>
          </table:table-cell>
          <table:table-cell table:number-columns-repeated="2" table:style-name="ce2" office:value-type="string" calcext:value-type="string">
            <text:p>237</text:p>
          </table:table-cell>
          <table:table-cell office:value-type="float" office:value="430.216" calcext:value-type="float">
            <text:p>430.21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0.429992675781" calcext:value-type="float">
            <text:p>430.429992675781000</text:p>
          </table:table-cell>
          <table:table-cell office:value-type="float" office:value="21.3992675781242" calcext:value-type="float">
            <text:p>21</text:p>
          </table:table-cell>
          <table:table-cell table:style-name="ce1" table:formula="of:=ABS([.K867])" office:value-type="float" office:value="21.3992675781242" calcext:value-type="float">
            <text:p>21</text:p>
          </table:table-cell>
          <table:table-cell/>
        </table:table-row>
        <table:table-row table:style-name="ro1">
          <table:table-cell office:value-type="float" office:value="42215" calcext:value-type="float">
            <text:p>42215</text:p>
          </table:table-cell>
          <table:table-cell table:number-columns-repeated="2" table:style-name="ce2" office:value-type="string" calcext:value-type="string">
            <text:p>236</text:p>
          </table:table-cell>
          <table:table-cell office:value-type="float" office:value="431.024" calcext:value-type="float">
            <text:p>431.02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570007324219" calcext:value-type="float">
            <text:p>431.570007324219000</text:p>
          </table:table-cell>
          <table:table-cell office:value-type="float" office:value="54.6007324218749" calcext:value-type="float">
            <text:p>55</text:p>
          </table:table-cell>
          <table:table-cell table:style-name="ce1" table:formula="of:=ABS([.K868])" office:value-type="float" office:value="54.6007324218749" calcext:value-type="float">
            <text:p>55</text:p>
          </table:table-cell>
          <table:table-cell/>
        </table:table-row>
        <table:table-row table:style-name="ro1">
          <table:table-cell office:value-type="float" office:value="42236" calcext:value-type="float">
            <text:p>42236</text:p>
          </table:table-cell>
          <table:table-cell table:number-columns-repeated="2" table:style-name="ce2" office:value-type="string" calcext:value-type="string">
            <text:p>258</text:p>
          </table:table-cell>
          <table:table-cell office:value-type="float" office:value="427.994" calcext:value-type="float">
            <text:p>427.99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059997558594" calcext:value-type="float">
            <text:p>428.059997558594000</text:p>
          </table:table-cell>
          <table:table-cell office:value-type="float" office:value="6.59975585937218" calcext:value-type="float">
            <text:p>7</text:p>
          </table:table-cell>
          <table:table-cell table:style-name="ce1" table:formula="of:=ABS([.K869])" office:value-type="float" office:value="6.59975585937218" calcext:value-type="float">
            <text:p>7</text:p>
          </table:table-cell>
          <table:table-cell/>
        </table:table-row>
        <table:table-row table:style-name="ro1">
          <table:table-cell office:value-type="float" office:value="42217" calcext:value-type="float">
            <text:p>42217</text:p>
          </table:table-cell>
          <table:table-cell table:number-columns-repeated="2" table:style-name="ce2" office:value-type="string" calcext:value-type="string">
            <text:p>235</text:p>
          </table:table-cell>
          <table:table-cell office:value-type="float" office:value="430.103" calcext:value-type="float">
            <text:p>430.1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0.130004882812" calcext:value-type="float">
            <text:p>430.130004882812000</text:p>
          </table:table-cell>
          <table:table-cell office:value-type="float" office:value="2.70048828124914" calcext:value-type="float">
            <text:p>3</text:p>
          </table:table-cell>
          <table:table-cell table:style-name="ce1" table:formula="of:=ABS([.K870])" office:value-type="float" office:value="2.70048828124914" calcext:value-type="float">
            <text:p>3</text:p>
          </table:table-cell>
          <table:table-cell/>
        </table:table-row>
        <table:table-row table:style-name="ro1">
          <table:table-cell office:value-type="float" office:value="42216" calcext:value-type="float">
            <text:p>42216</text:p>
          </table:table-cell>
          <table:table-cell table:number-columns-repeated="2" table:style-name="ce2" office:value-type="string" calcext:value-type="string">
            <text:p>261</text:p>
          </table:table-cell>
          <table:table-cell office:value-type="float" office:value="433.542" calcext:value-type="float">
            <text:p>433.54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3.700012207031" calcext:value-type="float">
            <text:p>433.700012207031000</text:p>
          </table:table-cell>
          <table:table-cell office:value-type="float" office:value="15.8012207031277" calcext:value-type="float">
            <text:p>16</text:p>
          </table:table-cell>
          <table:table-cell table:style-name="ce1" table:formula="of:=ABS([.K871])" office:value-type="float" office:value="15.8012207031277" calcext:value-type="float">
            <text:p>16</text:p>
          </table:table-cell>
          <table:table-cell/>
        </table:table-row>
        <table:table-row table:style-name="ro1">
          <table:table-cell office:value-type="float" office:value="42214" calcext:value-type="float">
            <text:p>42214</text:p>
          </table:table-cell>
          <table:table-cell table:number-columns-repeated="2" table:style-name="ce2" office:value-type="string" calcext:value-type="string">
            <text:p>254</text:p>
          </table:table-cell>
          <table:table-cell office:value-type="float" office:value="429.452" calcext:value-type="float">
            <text:p>429.45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9.440002441406" calcext:value-type="float">
            <text:p>429.440002441406000</text:p>
          </table:table-cell>
          <table:table-cell office:value-type="float" office:value="-1.19975585937482" calcext:value-type="float">
            <text:p>-1</text:p>
          </table:table-cell>
          <table:table-cell table:style-name="ce1" table:formula="of:=ABS([.K872])" office:value-type="float" office:value="1.19975585937482" calcext:value-type="float">
            <text:p>1</text:p>
          </table:table-cell>
          <table:table-cell/>
        </table:table-row>
        <table:table-row table:style-name="ro1">
          <table:table-cell office:value-type="float" office:value="42213" calcext:value-type="float">
            <text:p>42213</text:p>
          </table:table-cell>
          <table:table-cell table:number-columns-repeated="2" table:style-name="ce2" office:value-type="string" calcext:value-type="string">
            <text:p>255</text:p>
          </table:table-cell>
          <table:table-cell office:value-type="float" office:value="432.326" calcext:value-type="float">
            <text:p>432.32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390014648438" calcext:value-type="float">
            <text:p>432.390014648438000</text:p>
          </table:table-cell>
          <table:table-cell office:value-type="float" office:value="6.40146484374782" calcext:value-type="float">
            <text:p>6</text:p>
          </table:table-cell>
          <table:table-cell table:style-name="ce1" table:formula="of:=ABS([.K873])" office:value-type="float" office:value="6.40146484374782" calcext:value-type="float">
            <text:p>6</text:p>
          </table:table-cell>
          <table:table-cell/>
        </table:table-row>
        <table:table-row table:style-name="ro1">
          <table:table-cell office:value-type="float" office:value="42209" calcext:value-type="float">
            <text:p>42209</text:p>
          </table:table-cell>
          <table:table-cell table:number-columns-repeated="2" table:style-name="ce2" office:value-type="string" calcext:value-type="string">
            <text:p>259</text:p>
          </table:table-cell>
          <table:table-cell office:value-type="float" office:value="434.467" calcext:value-type="float">
            <text:p>434.4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739990234375" calcext:value-type="float">
            <text:p>431.739990234375000</text:p>
          </table:table-cell>
          <table:table-cell office:value-type="float" office:value="-272.700976562498" calcext:value-type="float">
            <text:p>-273</text:p>
          </table:table-cell>
          <table:table-cell table:style-name="ce1" table:formula="of:=ABS([.K874])" office:value-type="float" office:value="272.700976562498" calcext:value-type="float">
            <text:p>273</text:p>
          </table:table-cell>
          <table:table-cell/>
        </table:table-row>
        <table:table-row table:style-name="ro1">
          <table:table-cell office:value-type="float" office:value="42207" calcext:value-type="float">
            <text:p>42207</text:p>
          </table:table-cell>
          <table:table-cell table:number-columns-repeated="2" table:style-name="ce2" office:value-type="string" calcext:value-type="string">
            <text:p>231</text:p>
          </table:table-cell>
          <table:table-cell office:value-type="float" office:value="439.593" calcext:value-type="float">
            <text:p>439.59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9.850006103516" calcext:value-type="float">
            <text:p>439.850006103516000</text:p>
          </table:table-cell>
          <table:table-cell office:value-type="float" office:value="25.7006103515607" calcext:value-type="float">
            <text:p>26</text:p>
          </table:table-cell>
          <table:table-cell table:style-name="ce1" table:formula="of:=ABS([.K875])" office:value-type="float" office:value="25.7006103515607" calcext:value-type="float">
            <text:p>26</text:p>
          </table:table-cell>
          <table:table-cell/>
        </table:table-row>
        <table:table-row table:style-name="ro1">
          <table:table-cell office:value-type="float" office:value="42206" calcext:value-type="float">
            <text:p>42206</text:p>
          </table:table-cell>
          <table:table-cell table:number-columns-repeated="2" table:style-name="ce2" office:value-type="string" calcext:value-type="string">
            <text:p>232</text:p>
          </table:table-cell>
          <table:table-cell office:value-type="float" office:value="432.353" calcext:value-type="float">
            <text:p>432.35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549987792969" calcext:value-type="float">
            <text:p>432.549987792969000</text:p>
          </table:table-cell>
          <table:table-cell office:value-type="float" office:value="19.6987792968741" calcext:value-type="float">
            <text:p>20</text:p>
          </table:table-cell>
          <table:table-cell table:style-name="ce1" table:formula="of:=ABS([.K876])" office:value-type="float" office:value="19.6987792968741" calcext:value-type="float">
            <text:p>20</text:p>
          </table:table-cell>
          <table:table-cell/>
        </table:table-row>
        <table:table-row table:style-name="ro1">
          <table:table-cell office:value-type="float" office:value="42205" calcext:value-type="float">
            <text:p>42205</text:p>
          </table:table-cell>
          <table:table-cell table:number-columns-repeated="2" table:style-name="ce2" office:value-type="string" calcext:value-type="string">
            <text:p>238</text:p>
          </table:table-cell>
          <table:table-cell office:value-type="float" office:value="432.512" calcext:value-type="float">
            <text:p>432.51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529998779297" calcext:value-type="float">
            <text:p>432.529998779297000</text:p>
          </table:table-cell>
          <table:table-cell office:value-type="float" office:value="1.79987792968745" calcext:value-type="float">
            <text:p>2</text:p>
          </table:table-cell>
          <table:table-cell table:style-name="ce1" table:formula="of:=ABS([.K877])" office:value-type="float" office:value="1.79987792968745" calcext:value-type="float">
            <text:p>2</text:p>
          </table:table-cell>
          <table:table-cell/>
        </table:table-row>
        <table:table-row table:style-name="ro1">
          <table:table-cell office:value-type="float" office:value="42204" calcext:value-type="float">
            <text:p>42204</text:p>
          </table:table-cell>
          <table:table-cell table:number-columns-repeated="2" table:style-name="ce2" office:value-type="string" calcext:value-type="string">
            <text:p>326</text:p>
          </table:table-cell>
          <table:table-cell office:value-type="float" office:value="432.493" calcext:value-type="float">
            <text:p>432.49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720001220703" calcext:value-type="float">
            <text:p>432.720001220703000</text:p>
          </table:table-cell>
          <table:table-cell office:value-type="float" office:value="22.700122070313" calcext:value-type="float">
            <text:p>23</text:p>
          </table:table-cell>
          <table:table-cell table:style-name="ce1" table:formula="of:=ABS([.K878])" office:value-type="float" office:value="22.700122070313" calcext:value-type="float">
            <text:p>23</text:p>
          </table:table-cell>
          <table:table-cell/>
        </table:table-row>
        <table:table-row table:style-name="ro1">
          <table:table-cell office:value-type="float" office:value="42200" calcext:value-type="float">
            <text:p>42200</text:p>
          </table:table-cell>
          <table:table-cell table:number-columns-repeated="2" table:style-name="ce2" office:value-type="string" calcext:value-type="string">
            <text:p>275</text:p>
          </table:table-cell>
          <table:table-cell office:value-type="float" office:value="432.194" calcext:value-type="float">
            <text:p>432.19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959991455078" calcext:value-type="float">
            <text:p>431.959991455078000</text:p>
          </table:table-cell>
          <table:table-cell office:value-type="float" office:value="-23.4008544921892" calcext:value-type="float">
            <text:p>-23</text:p>
          </table:table-cell>
          <table:table-cell table:style-name="ce1" table:formula="of:=ABS([.K879])" office:value-type="float" office:value="23.4008544921892" calcext:value-type="float">
            <text:p>23</text:p>
          </table:table-cell>
          <table:table-cell/>
        </table:table-row>
        <table:table-row table:style-name="ro1">
          <table:table-cell office:value-type="float" office:value="42203" calcext:value-type="float">
            <text:p>42203</text:p>
          </table:table-cell>
          <table:table-cell table:number-columns-repeated="2" table:style-name="ce2" office:value-type="string" calcext:value-type="string">
            <text:p>240</text:p>
          </table:table-cell>
          <table:table-cell office:value-type="float" office:value="430.84" calcext:value-type="float">
            <text:p>430.8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049987792969" calcext:value-type="float">
            <text:p>431.049987792969000</text:p>
          </table:table-cell>
          <table:table-cell office:value-type="float" office:value="20.9987792968775" calcext:value-type="float">
            <text:p>21</text:p>
          </table:table-cell>
          <table:table-cell table:style-name="ce1" table:formula="of:=ABS([.K880])" office:value-type="float" office:value="20.9987792968775" calcext:value-type="float">
            <text:p>21</text:p>
          </table:table-cell>
          <table:table-cell/>
        </table:table-row>
        <table:table-row table:style-name="ro1">
          <table:table-cell office:value-type="float" office:value="42202" calcext:value-type="float">
            <text:p>42202</text:p>
          </table:table-cell>
          <table:table-cell table:number-columns-repeated="2" table:style-name="ce2" office:value-type="string" calcext:value-type="string">
            <text:p>276</text:p>
          </table:table-cell>
          <table:table-cell office:value-type="float" office:value="432.781" calcext:value-type="float">
            <text:p>432.78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839996337891" calcext:value-type="float">
            <text:p>432.839996337891000</text:p>
          </table:table-cell>
          <table:table-cell office:value-type="float" office:value="5.89963378906191" calcext:value-type="float">
            <text:p>6</text:p>
          </table:table-cell>
          <table:table-cell table:style-name="ce1" table:formula="of:=ABS([.K881])" office:value-type="float" office:value="5.89963378906191" calcext:value-type="float">
            <text:p>6</text:p>
          </table:table-cell>
          <table:table-cell/>
        </table:table-row>
        <table:table-row table:style-name="ro1">
          <table:table-cell office:value-type="float" office:value="42197" calcext:value-type="float">
            <text:p>42197</text:p>
          </table:table-cell>
          <table:table-cell table:number-columns-repeated="2" table:style-name="ce2" office:value-type="string" calcext:value-type="string">
            <text:p>277</text:p>
          </table:table-cell>
          <table:table-cell office:value-type="float" office:value="433.172" calcext:value-type="float">
            <text:p>433.17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970001220703" calcext:value-type="float">
            <text:p>431.970001220703000</text:p>
          </table:table-cell>
          <table:table-cell office:value-type="float" office:value="-120.19987792969" calcext:value-type="float">
            <text:p>-120</text:p>
          </table:table-cell>
          <table:table-cell table:style-name="ce1" table:formula="of:=ABS([.K882])" office:value-type="float" office:value="120.19987792969" calcext:value-type="float">
            <text:p>120</text:p>
          </table:table-cell>
          <table:table-cell/>
        </table:table-row>
        <table:table-row table:style-name="ro1">
          <table:table-cell office:value-type="float" office:value="42195" calcext:value-type="float">
            <text:p>42195</text:p>
          </table:table-cell>
          <table:table-cell table:number-columns-repeated="2" table:style-name="ce2" office:value-type="string" calcext:value-type="string">
            <text:p>239</text:p>
          </table:table-cell>
          <table:table-cell office:value-type="float" office:value="428.545" calcext:value-type="float">
            <text:p>428.54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690002441406" calcext:value-type="float">
            <text:p>428.690002441406000</text:p>
          </table:table-cell>
          <table:table-cell office:value-type="float" office:value="14.5002441406234" calcext:value-type="float">
            <text:p>15</text:p>
          </table:table-cell>
          <table:table-cell table:style-name="ce1" table:formula="of:=ABS([.K883])" office:value-type="float" office:value="14.5002441406234" calcext:value-type="float">
            <text:p>15</text:p>
          </table:table-cell>
          <table:table-cell/>
        </table:table-row>
        <table:table-row table:style-name="ro1">
          <table:table-cell office:value-type="float" office:value="42194" calcext:value-type="float">
            <text:p>42194</text:p>
          </table:table-cell>
          <table:table-cell table:number-columns-repeated="2" table:style-name="ce2" office:value-type="string" calcext:value-type="string">
            <text:p>251</text:p>
          </table:table-cell>
          <table:table-cell office:value-type="float" office:value="430.818" calcext:value-type="float">
            <text:p>430.81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470001220703" calcext:value-type="float">
            <text:p>431.470001220703000</text:p>
          </table:table-cell>
          <table:table-cell office:value-type="float" office:value="65.2001220703141" calcext:value-type="float">
            <text:p>65</text:p>
          </table:table-cell>
          <table:table-cell table:style-name="ce1" table:formula="of:=ABS([.K884])" office:value-type="float" office:value="65.2001220703141" calcext:value-type="float">
            <text:p>65</text:p>
          </table:table-cell>
          <table:table-cell/>
        </table:table-row>
        <table:table-row table:style-name="ro1">
          <table:table-cell office:value-type="float" office:value="42193" calcext:value-type="float">
            <text:p>42193</text:p>
          </table:table-cell>
          <table:table-cell table:number-columns-repeated="2" table:style-name="ce2" office:value-type="string" calcext:value-type="string">
            <text:p>224</text:p>
          </table:table-cell>
          <table:table-cell office:value-type="float" office:value="428.605" calcext:value-type="float">
            <text:p>428.60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630004882812" calcext:value-type="float">
            <text:p>428.630004882812000</text:p>
          </table:table-cell>
          <table:table-cell office:value-type="float" office:value="2.50048828124818" calcext:value-type="float">
            <text:p>3</text:p>
          </table:table-cell>
          <table:table-cell table:style-name="ce1" table:formula="of:=ABS([.K885])" office:value-type="float" office:value="2.50048828124818" calcext:value-type="float">
            <text:p>3</text:p>
          </table:table-cell>
          <table:table-cell/>
        </table:table-row>
        <table:table-row table:style-name="ro1">
          <table:table-cell office:value-type="float" office:value="42192" calcext:value-type="float">
            <text:p>42192</text:p>
          </table:table-cell>
          <table:table-cell table:number-columns-repeated="2" table:style-name="ce2" office:value-type="string" calcext:value-type="string">
            <text:p>243</text:p>
          </table:table-cell>
          <table:table-cell office:value-type="float" office:value="428.252" calcext:value-type="float">
            <text:p>428.25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480010986328" calcext:value-type="float">
            <text:p>428.480010986328000</text:p>
          </table:table-cell>
          <table:table-cell office:value-type="float" office:value="22.8010986328115" calcext:value-type="float">
            <text:p>23</text:p>
          </table:table-cell>
          <table:table-cell table:style-name="ce1" table:formula="of:=ABS([.K886])" office:value-type="float" office:value="22.8010986328115" calcext:value-type="float">
            <text:p>23</text:p>
          </table:table-cell>
          <table:table-cell/>
        </table:table-row>
        <table:table-row table:style-name="ro1">
          <table:table-cell office:value-type="float" office:value="58344" calcext:value-type="float">
            <text:p>58344</text:p>
          </table:table-cell>
          <table:table-cell table:style-name="ce2" office:value-type="string" calcext:value-type="string">
            <text:p>24540243</text:p>
          </table:table-cell>
          <table:table-cell table:style-name="ce2" office:value-type="string" calcext:value-type="string">
            <text:p>243</text:p>
          </table:table-cell>
          <table:table-cell office:value-type="float" office:value="428.252" calcext:value-type="float">
            <text:p>428.25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28.480010986328" calcext:value-type="float">
            <text:p>428.480010986328000</text:p>
          </table:table-cell>
          <table:table-cell office:value-type="float" office:value="22.8010986328115" calcext:value-type="float">
            <text:p>23</text:p>
          </table:table-cell>
          <table:table-cell table:style-name="ce1" table:formula="of:=ABS([.K887])" office:value-type="float" office:value="22.8010986328115" calcext:value-type="float">
            <text:p>23</text:p>
          </table:table-cell>
          <table:table-cell/>
        </table:table-row>
        <table:table-row table:style-name="ro1">
          <table:table-cell office:value-type="float" office:value="42183" calcext:value-type="float">
            <text:p>42183</text:p>
          </table:table-cell>
          <table:table-cell table:number-columns-repeated="2" table:style-name="ce2" office:value-type="string" calcext:value-type="string">
            <text:p>263</text:p>
          </table:table-cell>
          <table:table-cell office:value-type="float" office:value="456.114" calcext:value-type="float">
            <text:p>456.11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5.950012207031" calcext:value-type="float">
            <text:p>455.950012207031000</text:p>
          </table:table-cell>
          <table:table-cell office:value-type="float" office:value="-16.3987792968726" calcext:value-type="float">
            <text:p>-16</text:p>
          </table:table-cell>
          <table:table-cell table:style-name="ce1" table:formula="of:=ABS([.K888])" office:value-type="float" office:value="16.3987792968726" calcext:value-type="float">
            <text:p>16</text:p>
          </table:table-cell>
          <table:table-cell/>
        </table:table-row>
        <table:table-row table:style-name="ro1">
          <table:table-cell office:value-type="float" office:value="42224" calcext:value-type="float">
            <text:p>42224</text:p>
          </table:table-cell>
          <table:table-cell table:number-columns-repeated="2" table:style-name="ce2" office:value-type="string" calcext:value-type="string">
            <text:p>268</text:p>
          </table:table-cell>
          <table:table-cell office:value-type="float" office:value="437.265" calcext:value-type="float">
            <text:p>437.26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7.380004882812" calcext:value-type="float">
            <text:p>437.380004882812000</text:p>
          </table:table-cell>
          <table:table-cell office:value-type="float" office:value="11.5004882812514" calcext:value-type="float">
            <text:p>12</text:p>
          </table:table-cell>
          <table:table-cell table:style-name="ce1" table:formula="of:=ABS([.K889])" office:value-type="float" office:value="11.5004882812514" calcext:value-type="float">
            <text:p>12</text:p>
          </table:table-cell>
          <table:table-cell/>
        </table:table-row>
        <table:table-row table:style-name="ro1">
          <table:table-cell office:value-type="float" office:value="42211" calcext:value-type="float">
            <text:p>42211</text:p>
          </table:table-cell>
          <table:table-cell table:number-columns-repeated="2" table:style-name="ce2" office:value-type="string" calcext:value-type="string">
            <text:p>260</text:p>
          </table:table-cell>
          <table:table-cell office:value-type="float" office:value="438.076" calcext:value-type="float">
            <text:p>438.07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8.320007324219" calcext:value-type="float">
            <text:p>438.320007324219000</text:p>
          </table:table-cell>
          <table:table-cell office:value-type="float" office:value="24.4007324218728" calcext:value-type="float">
            <text:p>24</text:p>
          </table:table-cell>
          <table:table-cell table:style-name="ce1" table:formula="of:=ABS([.K890])" office:value-type="float" office:value="24.4007324218728" calcext:value-type="float">
            <text:p>24</text:p>
          </table:table-cell>
          <table:table-cell/>
        </table:table-row>
        <table:table-row table:style-name="ro1">
          <table:table-cell office:value-type="float" office:value="42201" calcext:value-type="float">
            <text:p>42201</text:p>
          </table:table-cell>
          <table:table-cell table:number-columns-repeated="2" table:style-name="ce2" office:value-type="string" calcext:value-type="string">
            <text:p>278</text:p>
          </table:table-cell>
          <table:table-cell office:value-type="float" office:value="438.772" calcext:value-type="float">
            <text:p>438.77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8.920013427734" calcext:value-type="float">
            <text:p>438.920013427734000</text:p>
          </table:table-cell>
          <table:table-cell office:value-type="float" office:value="14.8013427734384" calcext:value-type="float">
            <text:p>15</text:p>
          </table:table-cell>
          <table:table-cell table:style-name="ce1" table:formula="of:=ABS([.K891])" office:value-type="float" office:value="14.8013427734384" calcext:value-type="float">
            <text:p>15</text:p>
          </table:table-cell>
          <table:table-cell/>
        </table:table-row>
        <table:table-row table:style-name="ro1">
          <table:table-cell office:value-type="float" office:value="42208" calcext:value-type="float">
            <text:p>42208</text:p>
          </table:table-cell>
          <table:table-cell table:number-columns-repeated="2" table:style-name="ce2" office:value-type="string" calcext:value-type="string">
            <text:p>230</text:p>
          </table:table-cell>
          <table:table-cell office:value-type="float" office:value="442.245" calcext:value-type="float">
            <text:p>442.24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2.369995117188" calcext:value-type="float">
            <text:p>442.369995117188000</text:p>
          </table:table-cell>
          <table:table-cell office:value-type="float" office:value="12.4995117187495" calcext:value-type="float">
            <text:p>12</text:p>
          </table:table-cell>
          <table:table-cell table:style-name="ce1" table:formula="of:=ABS([.K892])" office:value-type="float" office:value="12.4995117187495" calcext:value-type="float">
            <text:p>12</text:p>
          </table:table-cell>
          <table:table-cell/>
        </table:table-row>
        <table:table-row table:style-name="ro1">
          <table:table-cell office:value-type="float" office:value="42181" calcext:value-type="float">
            <text:p>42181</text:p>
          </table:table-cell>
          <table:table-cell table:number-columns-repeated="2" table:style-name="ce2" office:value-type="string" calcext:value-type="string">
            <text:p>229</text:p>
          </table:table-cell>
          <table:table-cell office:value-type="float" office:value="443.13" calcext:value-type="float">
            <text:p>443.1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3.299987792969" calcext:value-type="float">
            <text:p>443.299987792969000</text:p>
          </table:table-cell>
          <table:table-cell office:value-type="float" office:value="16.9987792968755" calcext:value-type="float">
            <text:p>17</text:p>
          </table:table-cell>
          <table:table-cell table:style-name="ce1" table:formula="of:=ABS([.K893])" office:value-type="float" office:value="16.9987792968755" calcext:value-type="float">
            <text:p>17</text:p>
          </table:table-cell>
          <table:table-cell/>
        </table:table-row>
        <table:table-row table:style-name="ro1">
          <table:table-cell office:value-type="float" office:value="42179" calcext:value-type="float">
            <text:p>42179</text:p>
          </table:table-cell>
          <table:table-cell table:number-columns-repeated="2" table:style-name="ce2" office:value-type="string" calcext:value-type="string">
            <text:p>279</text:p>
          </table:table-cell>
          <table:table-cell office:value-type="float" office:value="446.195" calcext:value-type="float">
            <text:p>446.19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6.350006103516" calcext:value-type="float">
            <text:p>446.350006103516000</text:p>
          </table:table-cell>
          <table:table-cell office:value-type="float" office:value="15.5006103515632" calcext:value-type="float">
            <text:p>16</text:p>
          </table:table-cell>
          <table:table-cell table:style-name="ce1" table:formula="of:=ABS([.K894])" office:value-type="float" office:value="15.5006103515632" calcext:value-type="float">
            <text:p>16</text:p>
          </table:table-cell>
          <table:table-cell/>
        </table:table-row>
        <table:table-row table:style-name="ro1">
          <table:table-cell office:value-type="float" office:value="42177" calcext:value-type="float">
            <text:p>42177</text:p>
          </table:table-cell>
          <table:table-cell table:number-columns-repeated="2" table:style-name="ce2" office:value-type="string" calcext:value-type="string">
            <text:p>280</text:p>
          </table:table-cell>
          <table:table-cell office:value-type="float" office:value="442.653" calcext:value-type="float">
            <text:p>442.65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2.679992675781" calcext:value-type="float">
            <text:p>442.679992675781000</text:p>
          </table:table-cell>
          <table:table-cell office:value-type="float" office:value="2.699267578123" calcext:value-type="float">
            <text:p>3</text:p>
          </table:table-cell>
          <table:table-cell table:style-name="ce1" table:formula="of:=ABS([.K895])" office:value-type="float" office:value="2.699267578123" calcext:value-type="float">
            <text:p>3</text:p>
          </table:table-cell>
          <table:table-cell/>
        </table:table-row>
        <table:table-row table:style-name="ro1">
          <table:table-cell office:value-type="float" office:value="42196" calcext:value-type="float">
            <text:p>42196</text:p>
          </table:table-cell>
          <table:table-cell table:number-columns-repeated="2" table:style-name="ce2" office:value-type="string" calcext:value-type="string">
            <text:p>274</text:p>
          </table:table-cell>
          <table:table-cell office:value-type="float" office:value="432.572" calcext:value-type="float">
            <text:p>432.57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690002441406" calcext:value-type="float">
            <text:p>432.690002441406000</text:p>
          </table:table-cell>
          <table:table-cell office:value-type="float" office:value="11.8002441406247" calcext:value-type="float">
            <text:p>12</text:p>
          </table:table-cell>
          <table:table-cell table:style-name="ce1" table:formula="of:=ABS([.K896])" office:value-type="float" office:value="11.8002441406247" calcext:value-type="float">
            <text:p>12</text:p>
          </table:table-cell>
          <table:table-cell/>
        </table:table-row>
        <table:table-row table:style-name="ro1">
          <table:table-cell office:value-type="float" office:value="42176" calcext:value-type="float">
            <text:p>42176</text:p>
          </table:table-cell>
          <table:table-cell table:number-columns-repeated="2" table:style-name="ce2" office:value-type="string" calcext:value-type="string">
            <text:p>290</text:p>
          </table:table-cell>
          <table:table-cell office:value-type="float" office:value="434.962" calcext:value-type="float">
            <text:p>434.96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5.089996337891" calcext:value-type="float">
            <text:p>435.089996337891000</text:p>
          </table:table-cell>
          <table:table-cell office:value-type="float" office:value="12.7996337890636" calcext:value-type="float">
            <text:p>13</text:p>
          </table:table-cell>
          <table:table-cell table:style-name="ce1" table:formula="of:=ABS([.K897])" office:value-type="float" office:value="12.7996337890636" calcext:value-type="float">
            <text:p>13</text:p>
          </table:table-cell>
          <table:table-cell/>
        </table:table-row>
        <table:table-row table:style-name="ro1">
          <table:table-cell office:value-type="float" office:value="42175" calcext:value-type="float">
            <text:p>42175</text:p>
          </table:table-cell>
          <table:table-cell table:number-columns-repeated="2" table:style-name="ce2" office:value-type="string" calcext:value-type="string">
            <text:p>273</text:p>
          </table:table-cell>
          <table:table-cell office:value-type="float" office:value="436.301" calcext:value-type="float">
            <text:p>436.30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6.369995117188" calcext:value-type="float">
            <text:p>436.369995117188000</text:p>
          </table:table-cell>
          <table:table-cell office:value-type="float" office:value="6.89951171875123" calcext:value-type="float">
            <text:p>7</text:p>
          </table:table-cell>
          <table:table-cell table:style-name="ce1" table:formula="of:=ABS([.K898])" office:value-type="float" office:value="6.89951171875123" calcext:value-type="float">
            <text:p>7</text:p>
          </table:table-cell>
          <table:table-cell/>
        </table:table-row>
        <table:table-row table:style-name="ro1">
          <table:table-cell office:value-type="float" office:value="42174" calcext:value-type="float">
            <text:p>42174</text:p>
          </table:table-cell>
          <table:table-cell table:number-columns-repeated="2" table:style-name="ce2" office:value-type="string" calcext:value-type="string">
            <text:p>272</text:p>
          </table:table-cell>
          <table:table-cell office:value-type="float" office:value="439.254" calcext:value-type="float">
            <text:p>439.25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9.359985351562" calcext:value-type="float">
            <text:p>439.359985351562000</text:p>
          </table:table-cell>
          <table:table-cell office:value-type="float" office:value="10.5985351562481" calcext:value-type="float">
            <text:p>11</text:p>
          </table:table-cell>
          <table:table-cell table:style-name="ce1" table:formula="of:=ABS([.K899])" office:value-type="float" office:value="10.5985351562481" calcext:value-type="float">
            <text:p>11</text:p>
          </table:table-cell>
          <table:table-cell/>
        </table:table-row>
        <table:table-row table:style-name="ro1">
          <table:table-cell office:value-type="float" office:value="42173" calcext:value-type="float">
            <text:p>42173</text:p>
          </table:table-cell>
          <table:table-cell table:number-columns-repeated="2" table:style-name="ce2" office:value-type="string" calcext:value-type="string">
            <text:p>271</text:p>
          </table:table-cell>
          <table:table-cell office:value-type="float" office:value="440.736" calcext:value-type="float">
            <text:p>440.73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0.880004882812" calcext:value-type="float">
            <text:p>440.880004882812000</text:p>
          </table:table-cell>
          <table:table-cell office:value-type="float" office:value="14.400488281251" calcext:value-type="float">
            <text:p>14</text:p>
          </table:table-cell>
          <table:table-cell table:style-name="ce1" table:formula="of:=ABS([.K900])" office:value-type="float" office:value="14.400488281251" calcext:value-type="float">
            <text:p>14</text:p>
          </table:table-cell>
          <table:table-cell/>
        </table:table-row>
        <table:table-row table:style-name="ro1">
          <table:table-cell office:value-type="float" office:value="42172" calcext:value-type="float">
            <text:p>42172</text:p>
          </table:table-cell>
          <table:table-cell table:number-columns-repeated="2" table:style-name="ce2" office:value-type="string" calcext:value-type="string">
            <text:p>270</text:p>
          </table:table-cell>
          <table:table-cell office:value-type="float" office:value="441.493" calcext:value-type="float">
            <text:p>441.49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1.579986572266" calcext:value-type="float">
            <text:p>441.579986572266000</text:p>
          </table:table-cell>
          <table:table-cell office:value-type="float" office:value="8.698657226563" calcext:value-type="float">
            <text:p>9</text:p>
          </table:table-cell>
          <table:table-cell table:style-name="ce1" table:formula="of:=ABS([.K901])" office:value-type="float" office:value="8.698657226563" calcext:value-type="float">
            <text:p>9</text:p>
          </table:table-cell>
          <table:table-cell/>
        </table:table-row>
        <table:table-row table:style-name="ro1">
          <table:table-cell office:value-type="float" office:value="42171" calcext:value-type="float">
            <text:p>42171</text:p>
          </table:table-cell>
          <table:table-cell table:number-columns-repeated="2" table:style-name="ce2" office:value-type="string" calcext:value-type="string">
            <text:p>291</text:p>
          </table:table-cell>
          <table:table-cell office:value-type="float" office:value="432.727" calcext:value-type="float">
            <text:p>432.72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760009765625" calcext:value-type="float">
            <text:p>432.760009765625000</text:p>
          </table:table-cell>
          <table:table-cell office:value-type="float" office:value="3.30097656250246" calcext:value-type="float">
            <text:p>3</text:p>
          </table:table-cell>
          <table:table-cell table:style-name="ce1" table:formula="of:=ABS([.K902])" office:value-type="float" office:value="3.30097656250246" calcext:value-type="float">
            <text:p>3</text:p>
          </table:table-cell>
          <table:table-cell/>
        </table:table-row>
        <table:table-row table:style-name="ro1">
          <table:table-cell office:value-type="float" office:value="42169" calcext:value-type="float">
            <text:p>42169</text:p>
          </table:table-cell>
          <table:table-cell table:number-columns-repeated="2" table:style-name="ce2" office:value-type="string" calcext:value-type="string">
            <text:p>289</text:p>
          </table:table-cell>
          <table:table-cell office:value-type="float" office:value="431.654" calcext:value-type="float">
            <text:p>431.65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809997558594" calcext:value-type="float">
            <text:p>431.809997558594000</text:p>
          </table:table-cell>
          <table:table-cell office:value-type="float" office:value="15.5997558593754" calcext:value-type="float">
            <text:p>16</text:p>
          </table:table-cell>
          <table:table-cell table:style-name="ce1" table:formula="of:=ABS([.K903])" office:value-type="float" office:value="15.5997558593754" calcext:value-type="float">
            <text:p>16</text:p>
          </table:table-cell>
          <table:table-cell/>
        </table:table-row>
        <table:table-row table:style-name="ro1">
          <table:table-cell office:value-type="float" office:value="42168" calcext:value-type="float">
            <text:p>42168</text:p>
          </table:table-cell>
          <table:table-cell table:number-columns-repeated="2" table:style-name="ce2" office:value-type="string" calcext:value-type="string">
            <text:p>285</text:p>
          </table:table-cell>
          <table:table-cell office:value-type="float" office:value="435.028" calcext:value-type="float">
            <text:p>435.02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5.190002441406" calcext:value-type="float">
            <text:p>435.190002441406000</text:p>
          </table:table-cell>
          <table:table-cell office:value-type="float" office:value="16.200244140623" calcext:value-type="float">
            <text:p>16</text:p>
          </table:table-cell>
          <table:table-cell table:style-name="ce1" table:formula="of:=ABS([.K904])" office:value-type="float" office:value="16.200244140623" calcext:value-type="float">
            <text:p>16</text:p>
          </table:table-cell>
          <table:table-cell/>
        </table:table-row>
        <table:table-row table:style-name="ro1">
          <table:table-cell office:value-type="float" office:value="42167" calcext:value-type="float">
            <text:p>42167</text:p>
          </table:table-cell>
          <table:table-cell table:number-columns-repeated="2" table:style-name="ce2" office:value-type="string" calcext:value-type="string">
            <text:p>286</text:p>
          </table:table-cell>
          <table:table-cell office:value-type="float" office:value="433.608" calcext:value-type="float">
            <text:p>433.60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3.779998779297" calcext:value-type="float">
            <text:p>433.779998779297000</text:p>
          </table:table-cell>
          <table:table-cell office:value-type="float" office:value="17.1998779296871" calcext:value-type="float">
            <text:p>17</text:p>
          </table:table-cell>
          <table:table-cell table:style-name="ce1" table:formula="of:=ABS([.K905])" office:value-type="float" office:value="17.1998779296871" calcext:value-type="float">
            <text:p>17</text:p>
          </table:table-cell>
          <table:table-cell/>
        </table:table-row>
        <table:table-row table:style-name="ro1">
          <table:table-cell office:value-type="float" office:value="42166" calcext:value-type="float">
            <text:p>42166</text:p>
          </table:table-cell>
          <table:table-cell table:number-columns-repeated="2" table:style-name="ce2" office:value-type="string" calcext:value-type="string">
            <text:p>287</text:p>
          </table:table-cell>
          <table:table-cell office:value-type="float" office:value="430.534" calcext:value-type="float">
            <text:p>430.53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0.690002441406" calcext:value-type="float">
            <text:p>430.690002441406000</text:p>
          </table:table-cell>
          <table:table-cell office:value-type="float" office:value="15.6002441406258" calcext:value-type="float">
            <text:p>16</text:p>
          </table:table-cell>
          <table:table-cell table:style-name="ce1" table:formula="of:=ABS([.K906])" office:value-type="float" office:value="15.6002441406258" calcext:value-type="float">
            <text:p>16</text:p>
          </table:table-cell>
          <table:table-cell/>
        </table:table-row>
        <table:table-row table:style-name="ro1">
          <table:table-cell office:value-type="float" office:value="42165" calcext:value-type="float">
            <text:p>42165</text:p>
          </table:table-cell>
          <table:table-cell table:number-columns-repeated="2" table:style-name="ce2" office:value-type="string" calcext:value-type="string">
            <text:p>288</text:p>
          </table:table-cell>
          <table:table-cell office:value-type="float" office:value="431.142" calcext:value-type="float">
            <text:p>431.14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299987792969" calcext:value-type="float">
            <text:p>431.299987792969000</text:p>
          </table:table-cell>
          <table:table-cell office:value-type="float" office:value="15.7987792968754" calcext:value-type="float">
            <text:p>16</text:p>
          </table:table-cell>
          <table:table-cell table:style-name="ce1" table:formula="of:=ABS([.K907])" office:value-type="float" office:value="15.7987792968754" calcext:value-type="float">
            <text:p>16</text:p>
          </table:table-cell>
          <table:table-cell/>
        </table:table-row>
        <table:table-row table:style-name="ro1">
          <table:table-cell office:value-type="float" office:value="42164" calcext:value-type="float">
            <text:p>42164</text:p>
          </table:table-cell>
          <table:table-cell table:number-columns-repeated="2" table:style-name="ce2" office:value-type="string" calcext:value-type="string">
            <text:p>250</text:p>
          </table:table-cell>
          <table:table-cell office:value-type="float" office:value="430.85" calcext:value-type="float">
            <text:p>430.8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0.950012207031" calcext:value-type="float">
            <text:p>430.950012207031000</text:p>
          </table:table-cell>
          <table:table-cell office:value-type="float" office:value="10.0012207031227" calcext:value-type="float">
            <text:p>10</text:p>
          </table:table-cell>
          <table:table-cell table:style-name="ce1" table:formula="of:=ABS([.K908])" office:value-type="float" office:value="10.0012207031227" calcext:value-type="float">
            <text:p>10</text:p>
          </table:table-cell>
          <table:table-cell/>
        </table:table-row>
        <table:table-row table:style-name="ro1">
          <table:table-cell office:value-type="float" office:value="42163" calcext:value-type="float">
            <text:p>42163</text:p>
          </table:table-cell>
          <table:table-cell table:number-columns-repeated="2" table:style-name="ce2" office:value-type="string" calcext:value-type="string">
            <text:p>226</text:p>
          </table:table-cell>
          <table:table-cell office:value-type="float" office:value="431.606" calcext:value-type="float">
            <text:p>431.60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769989013672" calcext:value-type="float">
            <text:p>431.769989013672000</text:p>
          </table:table-cell>
          <table:table-cell office:value-type="float" office:value="16.398901367188" calcext:value-type="float">
            <text:p>16</text:p>
          </table:table-cell>
          <table:table-cell table:style-name="ce1" table:formula="of:=ABS([.K909])" office:value-type="float" office:value="16.398901367188" calcext:value-type="float">
            <text:p>16</text:p>
          </table:table-cell>
          <table:table-cell/>
        </table:table-row>
        <table:table-row table:style-name="ro1">
          <table:table-cell office:value-type="float" office:value="42162" calcext:value-type="float">
            <text:p>42162</text:p>
          </table:table-cell>
          <table:table-cell table:number-columns-repeated="2" table:style-name="ce2" office:value-type="string" calcext:value-type="string">
            <text:p>342</text:p>
          </table:table-cell>
          <table:table-cell office:value-type="float" office:value="432.159" calcext:value-type="float">
            <text:p>432.15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320007324219" calcext:value-type="float">
            <text:p>432.320007324219000</text:p>
          </table:table-cell>
          <table:table-cell office:value-type="float" office:value="16.1007324218758" calcext:value-type="float">
            <text:p>16</text:p>
          </table:table-cell>
          <table:table-cell table:style-name="ce1" table:formula="of:=ABS([.K910])" office:value-type="float" office:value="16.1007324218758" calcext:value-type="float">
            <text:p>16</text:p>
          </table:table-cell>
          <table:table-cell/>
        </table:table-row>
        <table:table-row table:style-name="ro1">
          <table:table-cell office:value-type="float" office:value="42161" calcext:value-type="float">
            <text:p>42161</text:p>
          </table:table-cell>
          <table:table-cell table:number-columns-repeated="2" table:style-name="ce2" office:value-type="string" calcext:value-type="string">
            <text:p>225</text:p>
          </table:table-cell>
          <table:table-cell office:value-type="float" office:value="431.099" calcext:value-type="float">
            <text:p>431.09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130004882812" calcext:value-type="float">
            <text:p>432.130004882812000</text:p>
          </table:table-cell>
          <table:table-cell office:value-type="float" office:value="103.100488281251" calcext:value-type="float">
            <text:p>103</text:p>
          </table:table-cell>
          <table:table-cell table:style-name="ce1" table:formula="of:=ABS([.K911])" office:value-type="float" office:value="103.100488281251" calcext:value-type="float">
            <text:p>103</text:p>
          </table:table-cell>
          <table:table-cell/>
        </table:table-row>
        <table:table-row table:style-name="ro1">
          <table:table-cell office:value-type="float" office:value="42160" calcext:value-type="float">
            <text:p>42160</text:p>
          </table:table-cell>
          <table:table-cell table:number-columns-repeated="2" table:style-name="ce2" office:value-type="string" calcext:value-type="string">
            <text:p>345</text:p>
          </table:table-cell>
          <table:table-cell office:value-type="float" office:value="432.012" calcext:value-type="float">
            <text:p>432.01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170013427734" calcext:value-type="float">
            <text:p>432.170013427734000</text:p>
          </table:table-cell>
          <table:table-cell office:value-type="float" office:value="15.8013427734375" calcext:value-type="float">
            <text:p>16</text:p>
          </table:table-cell>
          <table:table-cell table:style-name="ce1" table:formula="of:=ABS([.K912])" office:value-type="float" office:value="15.8013427734375" calcext:value-type="float">
            <text:p>16</text:p>
          </table:table-cell>
          <table:table-cell/>
        </table:table-row>
        <table:table-row table:style-name="ro1">
          <table:table-cell office:value-type="float" office:value="42158" calcext:value-type="float">
            <text:p>42158</text:p>
          </table:table-cell>
          <table:table-cell table:number-columns-repeated="2" table:style-name="ce2" office:value-type="string" calcext:value-type="string">
            <text:p>249</text:p>
          </table:table-cell>
          <table:table-cell office:value-type="float" office:value="429.742" calcext:value-type="float">
            <text:p>429.74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0.040008544922" calcext:value-type="float">
            <text:p>430.040008544922000</text:p>
          </table:table-cell>
          <table:table-cell office:value-type="float" office:value="29.8008544921856" calcext:value-type="float">
            <text:p>30</text:p>
          </table:table-cell>
          <table:table-cell table:style-name="ce1" table:formula="of:=ABS([.K913])" office:value-type="float" office:value="29.8008544921856" calcext:value-type="float">
            <text:p>30</text:p>
          </table:table-cell>
          <table:table-cell/>
        </table:table-row>
        <table:table-row table:style-name="ro1">
          <table:table-cell office:value-type="float" office:value="42157" calcext:value-type="float">
            <text:p>42157</text:p>
          </table:table-cell>
          <table:table-cell table:number-columns-repeated="2" table:style-name="ce2" office:value-type="string" calcext:value-type="string">
            <text:p>346</text:p>
          </table:table-cell>
          <table:table-cell office:value-type="float" office:value="432.348" calcext:value-type="float">
            <text:p>432.34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559997558594" calcext:value-type="float">
            <text:p>432.559997558594000</text:p>
          </table:table-cell>
          <table:table-cell office:value-type="float" office:value="21.1997558593737" calcext:value-type="float">
            <text:p>21</text:p>
          </table:table-cell>
          <table:table-cell table:style-name="ce1" table:formula="of:=ABS([.K914])" office:value-type="float" office:value="21.1997558593737" calcext:value-type="float">
            <text:p>21</text:p>
          </table:table-cell>
          <table:table-cell/>
        </table:table-row>
        <table:table-row table:style-name="ro1">
          <table:table-cell office:value-type="float" office:value="42156" calcext:value-type="float">
            <text:p>42156</text:p>
          </table:table-cell>
          <table:table-cell table:number-columns-repeated="2" table:style-name="ce2" office:value-type="string" calcext:value-type="string">
            <text:p>248</text:p>
          </table:table-cell>
          <table:table-cell office:value-type="float" office:value="431.325" calcext:value-type="float">
            <text:p>431.32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359985351562" calcext:value-type="float">
            <text:p>431.359985351562000</text:p>
          </table:table-cell>
          <table:table-cell office:value-type="float" office:value="3.49853515625114" calcext:value-type="float">
            <text:p>3</text:p>
          </table:table-cell>
          <table:table-cell table:style-name="ce1" table:formula="of:=ABS([.K915])" office:value-type="float" office:value="3.49853515625114" calcext:value-type="float">
            <text:p>3</text:p>
          </table:table-cell>
          <table:table-cell/>
        </table:table-row>
        <table:table-row table:style-name="ro1">
          <table:table-cell office:value-type="float" office:value="42155" calcext:value-type="float">
            <text:p>42155</text:p>
          </table:table-cell>
          <table:table-cell table:number-columns-repeated="2" table:style-name="ce2" office:value-type="string" calcext:value-type="string">
            <text:p>247</text:p>
          </table:table-cell>
          <table:table-cell office:value-type="float" office:value="431.23" calcext:value-type="float">
            <text:p>431.2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410003662109" calcext:value-type="float">
            <text:p>431.410003662109000</text:p>
          </table:table-cell>
          <table:table-cell office:value-type="float" office:value="18.0003662109357" calcext:value-type="float">
            <text:p>18</text:p>
          </table:table-cell>
          <table:table-cell table:style-name="ce1" table:formula="of:=ABS([.K916])" office:value-type="float" office:value="18.0003662109357" calcext:value-type="float">
            <text:p>18</text:p>
          </table:table-cell>
          <table:table-cell/>
        </table:table-row>
        <table:table-row table:style-name="ro1">
          <table:table-cell office:value-type="float" office:value="42154" calcext:value-type="float">
            <text:p>42154</text:p>
          </table:table-cell>
          <table:table-cell table:number-columns-repeated="2" table:style-name="ce2" office:value-type="string" calcext:value-type="string">
            <text:p>348</text:p>
          </table:table-cell>
          <table:table-cell office:value-type="float" office:value="431.5" calcext:value-type="float">
            <text:p>431.5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1.670013427734" calcext:value-type="float">
            <text:p>431.670013427734000</text:p>
          </table:table-cell>
          <table:table-cell office:value-type="float" office:value="17.0013427734375" calcext:value-type="float">
            <text:p>17</text:p>
          </table:table-cell>
          <table:table-cell table:style-name="ce1" table:formula="of:=ABS([.K917])" office:value-type="float" office:value="17.0013427734375" calcext:value-type="float">
            <text:p>17</text:p>
          </table:table-cell>
          <table:table-cell/>
        </table:table-row>
        <table:table-row table:style-name="ro1">
          <table:table-cell office:value-type="float" office:value="42150" calcext:value-type="float">
            <text:p>42150</text:p>
          </table:table-cell>
          <table:table-cell table:number-columns-repeated="2" table:style-name="ce2" office:value-type="string" calcext:value-type="string">
            <text:p>25130847</text:p>
          </table:table-cell>
          <table:table-cell office:value-type="float" office:value="455.63" calcext:value-type="float">
            <text:p>455.6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5.459991455078" calcext:value-type="float">
            <text:p>455.459991455078000</text:p>
          </table:table-cell>
          <table:table-cell office:value-type="float" office:value="-17.000854492187" calcext:value-type="float">
            <text:p>-17</text:p>
          </table:table-cell>
          <table:table-cell table:style-name="ce1" table:formula="of:=ABS([.K918])" office:value-type="float" office:value="17.000854492187" calcext:value-type="float">
            <text:p>17</text:p>
          </table:table-cell>
          <table:table-cell/>
        </table:table-row>
        <table:table-row table:style-name="ro1">
          <table:table-cell office:value-type="float" office:value="42148" calcext:value-type="float">
            <text:p>42148</text:p>
          </table:table-cell>
          <table:table-cell table:number-columns-repeated="2" table:style-name="ce2" office:value-type="string" calcext:value-type="string">
            <text:p>210</text:p>
          </table:table-cell>
          <table:table-cell office:value-type="float" office:value="455.019" calcext:value-type="float">
            <text:p>455.01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5.149993896484" calcext:value-type="float">
            <text:p>455.149993896484000</text:p>
          </table:table-cell>
          <table:table-cell office:value-type="float" office:value="13.099389648437" calcext:value-type="float">
            <text:p>13</text:p>
          </table:table-cell>
          <table:table-cell table:style-name="ce1" table:formula="of:=ABS([.K919])" office:value-type="float" office:value="13.099389648437" calcext:value-type="float">
            <text:p>13</text:p>
          </table:table-cell>
          <table:table-cell/>
        </table:table-row>
        <table:table-row table:style-name="ro1">
          <table:table-cell office:value-type="float" office:value="42147" calcext:value-type="float">
            <text:p>42147</text:p>
          </table:table-cell>
          <table:table-cell table:number-columns-repeated="2" table:style-name="ce2" office:value-type="string" calcext:value-type="string">
            <text:p>211</text:p>
          </table:table-cell>
          <table:table-cell office:value-type="float" office:value="454.255" calcext:value-type="float">
            <text:p>454.25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4.440002441406" calcext:value-type="float">
            <text:p>454.440002441406000</text:p>
          </table:table-cell>
          <table:table-cell office:value-type="float" office:value="18.5002441406255" calcext:value-type="float">
            <text:p>19</text:p>
          </table:table-cell>
          <table:table-cell table:style-name="ce1" table:formula="of:=ABS([.K920])" office:value-type="float" office:value="18.5002441406255" calcext:value-type="float">
            <text:p>19</text:p>
          </table:table-cell>
          <table:table-cell/>
        </table:table-row>
        <table:table-row table:style-name="ro1">
          <table:table-cell office:value-type="float" office:value="42146" calcext:value-type="float">
            <text:p>42146</text:p>
          </table:table-cell>
          <table:table-cell table:number-columns-repeated="2" table:style-name="ce2" office:value-type="string" calcext:value-type="string">
            <text:p>212</text:p>
          </table:table-cell>
          <table:table-cell office:value-type="float" office:value="454.337" calcext:value-type="float">
            <text:p>454.3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4.549987792969" calcext:value-type="float">
            <text:p>454.549987792969000</text:p>
          </table:table-cell>
          <table:table-cell office:value-type="float" office:value="21.2987792968761" calcext:value-type="float">
            <text:p>21</text:p>
          </table:table-cell>
          <table:table-cell table:style-name="ce1" table:formula="of:=ABS([.K921])" office:value-type="float" office:value="21.2987792968761" calcext:value-type="float">
            <text:p>21</text:p>
          </table:table-cell>
          <table:table-cell/>
        </table:table-row>
        <table:table-row table:style-name="ro1">
          <table:table-cell office:value-type="float" office:value="42145" calcext:value-type="float">
            <text:p>42145</text:p>
          </table:table-cell>
          <table:table-cell table:number-columns-repeated="2" table:style-name="ce2" office:value-type="string" calcext:value-type="string">
            <text:p>293</text:p>
          </table:table-cell>
          <table:table-cell office:value-type="float" office:value="453.944" calcext:value-type="float">
            <text:p>453.94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4.160003662109" calcext:value-type="float">
            <text:p>454.160003662109000</text:p>
          </table:table-cell>
          <table:table-cell office:value-type="float" office:value="21.6003662109358" calcext:value-type="float">
            <text:p>22</text:p>
          </table:table-cell>
          <table:table-cell table:style-name="ce1" table:formula="of:=ABS([.K922])" office:value-type="float" office:value="21.6003662109358" calcext:value-type="float">
            <text:p>22</text:p>
          </table:table-cell>
          <table:table-cell/>
        </table:table-row>
        <table:table-row table:style-name="ro1">
          <table:table-cell office:value-type="float" office:value="42144" calcext:value-type="float">
            <text:p>42144</text:p>
          </table:table-cell>
          <table:table-cell table:number-columns-repeated="2" table:style-name="ce2" office:value-type="string" calcext:value-type="string">
            <text:p>294</text:p>
          </table:table-cell>
          <table:table-cell office:value-type="float" office:value="454.487" calcext:value-type="float">
            <text:p>454.48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4.690002441406" calcext:value-type="float">
            <text:p>454.690002441406000</text:p>
          </table:table-cell>
          <table:table-cell office:value-type="float" office:value="20.3002441406227" calcext:value-type="float">
            <text:p>20</text:p>
          </table:table-cell>
          <table:table-cell table:style-name="ce1" table:formula="of:=ABS([.K923])" office:value-type="float" office:value="20.3002441406227" calcext:value-type="float">
            <text:p>20</text:p>
          </table:table-cell>
          <table:table-cell/>
        </table:table-row>
        <table:table-row table:style-name="ro1">
          <table:table-cell office:value-type="float" office:value="42143" calcext:value-type="float">
            <text:p>42143</text:p>
          </table:table-cell>
          <table:table-cell table:number-columns-repeated="2" table:style-name="ce2" office:value-type="string" calcext:value-type="string">
            <text:p>269</text:p>
          </table:table-cell>
          <table:table-cell office:value-type="float" office:value="438.819" calcext:value-type="float">
            <text:p>438.81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8.989990234375" calcext:value-type="float">
            <text:p>438.989990234375000</text:p>
          </table:table-cell>
          <table:table-cell office:value-type="float" office:value="17.0990234374983" calcext:value-type="float">
            <text:p>17</text:p>
          </table:table-cell>
          <table:table-cell table:style-name="ce1" table:formula="of:=ABS([.K924])" office:value-type="float" office:value="17.0990234374983" calcext:value-type="float">
            <text:p>17</text:p>
          </table:table-cell>
          <table:table-cell/>
        </table:table-row>
        <table:table-row table:style-name="ro1">
          <table:table-cell office:value-type="float" office:value="42142" calcext:value-type="float">
            <text:p>42142</text:p>
          </table:table-cell>
          <table:table-cell table:number-columns-repeated="2" table:style-name="ce2" office:value-type="string" calcext:value-type="string">
            <text:p>213</text:p>
          </table:table-cell>
          <table:table-cell office:value-type="float" office:value="455.719" calcext:value-type="float">
            <text:p>455.71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5.769989013672" calcext:value-type="float">
            <text:p>455.769989013672000</text:p>
          </table:table-cell>
          <table:table-cell office:value-type="float" office:value="5.09890136718809" calcext:value-type="float">
            <text:p>5</text:p>
          </table:table-cell>
          <table:table-cell table:style-name="ce1" table:formula="of:=ABS([.K925])" office:value-type="float" office:value="5.09890136718809" calcext:value-type="float">
            <text:p>5</text:p>
          </table:table-cell>
          <table:table-cell/>
        </table:table-row>
        <table:table-row table:style-name="ro1">
          <table:table-cell office:value-type="float" office:value="42141" calcext:value-type="float">
            <text:p>42141</text:p>
          </table:table-cell>
          <table:table-cell table:number-columns-repeated="2" table:style-name="ce2" office:value-type="string" calcext:value-type="string">
            <text:p>298</text:p>
          </table:table-cell>
          <table:table-cell office:value-type="float" office:value="442.523" calcext:value-type="float">
            <text:p>442.52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2.660003662109" calcext:value-type="float">
            <text:p>442.660003662109000</text:p>
          </table:table-cell>
          <table:table-cell office:value-type="float" office:value="13.700366210935" calcext:value-type="float">
            <text:p>14</text:p>
          </table:table-cell>
          <table:table-cell table:style-name="ce1" table:formula="of:=ABS([.K926])" office:value-type="float" office:value="13.700366210935" calcext:value-type="float">
            <text:p>14</text:p>
          </table:table-cell>
          <table:table-cell/>
        </table:table-row>
        <table:table-row table:style-name="ro1">
          <table:table-cell office:value-type="float" office:value="42139" calcext:value-type="float">
            <text:p>42139</text:p>
          </table:table-cell>
          <table:table-cell table:number-columns-repeated="2" table:style-name="ce2" office:value-type="string" calcext:value-type="string">
            <text:p>327</text:p>
          </table:table-cell>
          <table:table-cell office:value-type="float" office:value="439.355" calcext:value-type="float">
            <text:p>439.35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9.399993896484" calcext:value-type="float">
            <text:p>439.399993896484000</text:p>
          </table:table-cell>
          <table:table-cell office:value-type="float" office:value="4.49938964843568" calcext:value-type="float">
            <text:p>4</text:p>
          </table:table-cell>
          <table:table-cell table:style-name="ce1" table:formula="of:=ABS([.K927])" office:value-type="float" office:value="4.49938964843568" calcext:value-type="float">
            <text:p>4</text:p>
          </table:table-cell>
          <table:table-cell/>
        </table:table-row>
        <table:table-row table:style-name="ro1">
          <table:table-cell office:value-type="float" office:value="42138" calcext:value-type="float">
            <text:p>42138</text:p>
          </table:table-cell>
          <table:table-cell table:number-columns-repeated="2" table:style-name="ce2" office:value-type="string" calcext:value-type="string">
            <text:p>297</text:p>
          </table:table-cell>
          <table:table-cell office:value-type="float" office:value="440.332" calcext:value-type="float">
            <text:p>440.33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0.470001220703" calcext:value-type="float">
            <text:p>440.470001220703000</text:p>
          </table:table-cell>
          <table:table-cell office:value-type="float" office:value="13.8001220703131" calcext:value-type="float">
            <text:p>14</text:p>
          </table:table-cell>
          <table:table-cell table:style-name="ce1" table:formula="of:=ABS([.K928])" office:value-type="float" office:value="13.8001220703131" calcext:value-type="float">
            <text:p>14</text:p>
          </table:table-cell>
          <table:table-cell/>
        </table:table-row>
        <table:table-row table:style-name="ro1">
          <table:table-cell office:value-type="float" office:value="42137" calcext:value-type="float">
            <text:p>42137</text:p>
          </table:table-cell>
          <table:table-cell table:number-columns-repeated="2" table:style-name="ce2" office:value-type="string" calcext:value-type="string">
            <text:p>284</text:p>
          </table:table-cell>
          <table:table-cell office:value-type="float" office:value="436.837" calcext:value-type="float">
            <text:p>436.8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6.980010986328" calcext:value-type="float">
            <text:p>436.980010986328000</text:p>
          </table:table-cell>
          <table:table-cell office:value-type="float" office:value="14.3010986328136" calcext:value-type="float">
            <text:p>14</text:p>
          </table:table-cell>
          <table:table-cell table:style-name="ce1" table:formula="of:=ABS([.K929])" office:value-type="float" office:value="14.3010986328136" calcext:value-type="float">
            <text:p>14</text:p>
          </table:table-cell>
          <table:table-cell/>
        </table:table-row>
        <table:table-row table:style-name="ro1">
          <table:table-cell office:value-type="float" office:value="42136" calcext:value-type="float">
            <text:p>42136</text:p>
          </table:table-cell>
          <table:table-cell table:number-columns-repeated="2" table:style-name="ce2" office:value-type="string" calcext:value-type="string">
            <text:p>283</text:p>
          </table:table-cell>
          <table:table-cell office:value-type="float" office:value="438.024" calcext:value-type="float">
            <text:p>438.02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8.200012207031" calcext:value-type="float">
            <text:p>438.200012207031000</text:p>
          </table:table-cell>
          <table:table-cell office:value-type="float" office:value="17.6012207031249" calcext:value-type="float">
            <text:p>18</text:p>
          </table:table-cell>
          <table:table-cell table:style-name="ce1" table:formula="of:=ABS([.K930])" office:value-type="float" office:value="17.6012207031249" calcext:value-type="float">
            <text:p>18</text:p>
          </table:table-cell>
          <table:table-cell/>
        </table:table-row>
        <table:table-row table:style-name="ro1">
          <table:table-cell office:value-type="float" office:value="42135" calcext:value-type="float">
            <text:p>42135</text:p>
          </table:table-cell>
          <table:table-cell table:number-columns-repeated="2" table:style-name="ce2" office:value-type="string" calcext:value-type="string">
            <text:p>317</text:p>
          </table:table-cell>
          <table:table-cell office:value-type="float" office:value="441.205" calcext:value-type="float">
            <text:p>441.20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1.320007324219" calcext:value-type="float">
            <text:p>441.320007324219000</text:p>
          </table:table-cell>
          <table:table-cell office:value-type="float" office:value="11.5007324218766" calcext:value-type="float">
            <text:p>12</text:p>
          </table:table-cell>
          <table:table-cell table:style-name="ce1" table:formula="of:=ABS([.K931])" office:value-type="float" office:value="11.5007324218766" calcext:value-type="float">
            <text:p>12</text:p>
          </table:table-cell>
          <table:table-cell/>
        </table:table-row>
        <table:table-row table:style-name="ro1">
          <table:table-cell office:value-type="float" office:value="42133" calcext:value-type="float">
            <text:p>42133</text:p>
          </table:table-cell>
          <table:table-cell table:number-columns-repeated="2" table:style-name="ce2" office:value-type="string" calcext:value-type="string">
            <text:p>340</text:p>
          </table:table-cell>
          <table:table-cell office:value-type="float" office:value="445.16" calcext:value-type="float">
            <text:p>445.1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5.209991455078" calcext:value-type="float">
            <text:p>445.209991455078000</text:p>
          </table:table-cell>
          <table:table-cell office:value-type="float" office:value="4.99914550781" calcext:value-type="float">
            <text:p>5</text:p>
          </table:table-cell>
          <table:table-cell table:style-name="ce1" table:formula="of:=ABS([.K932])" office:value-type="float" office:value="4.99914550781" calcext:value-type="float">
            <text:p>5</text:p>
          </table:table-cell>
          <table:table-cell/>
        </table:table-row>
        <table:table-row table:style-name="ro1">
          <table:table-cell office:value-type="float" office:value="42132" calcext:value-type="float">
            <text:p>42132</text:p>
          </table:table-cell>
          <table:table-cell table:number-columns-repeated="2" table:style-name="ce2" office:value-type="string" calcext:value-type="string">
            <text:p>350</text:p>
          </table:table-cell>
          <table:table-cell office:value-type="float" office:value="434.637" calcext:value-type="float">
            <text:p>434.6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4.820007324219" calcext:value-type="float">
            <text:p>434.820007324219000</text:p>
          </table:table-cell>
          <table:table-cell office:value-type="float" office:value="18.300732421875" calcext:value-type="float">
            <text:p>18</text:p>
          </table:table-cell>
          <table:table-cell table:style-name="ce1" table:formula="of:=ABS([.K933])" office:value-type="float" office:value="18.300732421875" calcext:value-type="float">
            <text:p>18</text:p>
          </table:table-cell>
          <table:table-cell/>
        </table:table-row>
        <table:table-row table:style-name="ro1">
          <table:table-cell office:value-type="float" office:value="42127" calcext:value-type="float">
            <text:p>42127</text:p>
          </table:table-cell>
          <table:table-cell table:number-columns-repeated="2" table:style-name="ce2" office:value-type="string" calcext:value-type="string">
            <text:p>329</text:p>
          </table:table-cell>
          <table:table-cell office:value-type="float" office:value="442.348" calcext:value-type="float">
            <text:p>442.34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2.420013427734" calcext:value-type="float">
            <text:p>442.420013427734000</text:p>
          </table:table-cell>
          <table:table-cell office:value-type="float" office:value="7.20134277343618" calcext:value-type="float">
            <text:p>7</text:p>
          </table:table-cell>
          <table:table-cell table:style-name="ce1" table:formula="of:=ABS([.K934])" office:value-type="float" office:value="7.20134277343618" calcext:value-type="float">
            <text:p>7</text:p>
          </table:table-cell>
          <table:table-cell/>
        </table:table-row>
        <table:table-row table:style-name="ro1">
          <table:table-cell office:value-type="float" office:value="42126" calcext:value-type="float">
            <text:p>42126</text:p>
          </table:table-cell>
          <table:table-cell table:number-columns-repeated="2" table:style-name="ce2" office:value-type="string" calcext:value-type="string">
            <text:p>369</text:p>
          </table:table-cell>
          <table:table-cell office:value-type="float" office:value="438.94" calcext:value-type="float">
            <text:p>438.9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9.010009765625" calcext:value-type="float">
            <text:p>439.010009765625000</text:p>
          </table:table-cell>
          <table:table-cell office:value-type="float" office:value="7.00097656250023" calcext:value-type="float">
            <text:p>7</text:p>
          </table:table-cell>
          <table:table-cell table:style-name="ce1" table:formula="of:=ABS([.K935])" office:value-type="float" office:value="7.00097656250023" calcext:value-type="float">
            <text:p>7</text:p>
          </table:table-cell>
          <table:table-cell/>
        </table:table-row>
        <table:table-row table:style-name="ro1">
          <table:table-cell office:value-type="float" office:value="42159" calcext:value-type="float">
            <text:p>42159</text:p>
          </table:table-cell>
          <table:table-cell table:number-columns-repeated="2" table:style-name="ce2" office:value-type="string" calcext:value-type="string">
            <text:p>343</text:p>
          </table:table-cell>
          <table:table-cell office:value-type="float" office:value="432.563" calcext:value-type="float">
            <text:p>432.56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880004882812" calcext:value-type="float">
            <text:p>432.880004882812000</text:p>
          </table:table-cell>
          <table:table-cell office:value-type="float" office:value="31.7004882812512" calcext:value-type="float">
            <text:p>32</text:p>
          </table:table-cell>
          <table:table-cell table:style-name="ce1" table:formula="of:=ABS([.K936])" office:value-type="float" office:value="31.7004882812512" calcext:value-type="float">
            <text:p>32</text:p>
          </table:table-cell>
          <table:table-cell/>
        </table:table-row>
        <table:table-row table:style-name="ro1">
          <table:table-cell office:value-type="float" office:value="42125" calcext:value-type="float">
            <text:p>42125</text:p>
          </table:table-cell>
          <table:table-cell table:number-columns-repeated="2" table:style-name="ce2" office:value-type="string" calcext:value-type="string">
            <text:p>341</text:p>
          </table:table-cell>
          <table:table-cell office:value-type="float" office:value="446.95" calcext:value-type="float">
            <text:p>446.9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7.049987792969" calcext:value-type="float">
            <text:p>447.049987792969000</text:p>
          </table:table-cell>
          <table:table-cell office:value-type="float" office:value="9.99877929687614" calcext:value-type="float">
            <text:p>10</text:p>
          </table:table-cell>
          <table:table-cell table:style-name="ce1" table:formula="of:=ABS([.K937])" office:value-type="float" office:value="9.99877929687614" calcext:value-type="float">
            <text:p>10</text:p>
          </table:table-cell>
          <table:table-cell/>
        </table:table-row>
        <table:table-row table:style-name="ro1">
          <table:table-cell office:value-type="float" office:value="42124" calcext:value-type="float">
            <text:p>42124</text:p>
          </table:table-cell>
          <table:table-cell table:number-columns-repeated="2" table:style-name="ce2" office:value-type="string" calcext:value-type="string">
            <text:p>344</text:p>
          </table:table-cell>
          <table:table-cell office:value-type="float" office:value="436.838" calcext:value-type="float">
            <text:p>436.83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6.75" calcext:value-type="float">
            <text:p>436.750000000000000</text:p>
          </table:table-cell>
          <table:table-cell office:value-type="float" office:value="-8.80000000000223" calcext:value-type="float">
            <text:p>-9</text:p>
          </table:table-cell>
          <table:table-cell table:style-name="ce1" table:formula="of:=ABS([.K938])" office:value-type="float" office:value="8.80000000000223" calcext:value-type="float">
            <text:p>9</text:p>
          </table:table-cell>
          <table:table-cell/>
        </table:table-row>
        <table:table-row table:style-name="ro1">
          <table:table-cell office:value-type="float" office:value="42123" calcext:value-type="float">
            <text:p>42123</text:p>
          </table:table-cell>
          <table:table-cell table:number-columns-repeated="2" table:style-name="ce2" office:value-type="string" calcext:value-type="string">
            <text:p>227</text:p>
          </table:table-cell>
          <table:table-cell office:value-type="float" office:value="447.812" calcext:value-type="float">
            <text:p>447.81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7.839996337891" calcext:value-type="float">
            <text:p>447.839996337891000</text:p>
          </table:table-cell>
          <table:table-cell office:value-type="float" office:value="2.79963378906132" calcext:value-type="float">
            <text:p>3</text:p>
          </table:table-cell>
          <table:table-cell table:style-name="ce1" table:formula="of:=ABS([.K939])" office:value-type="float" office:value="2.79963378906132" calcext:value-type="float">
            <text:p>3</text:p>
          </table:table-cell>
          <table:table-cell/>
        </table:table-row>
        <table:table-row table:style-name="ro1">
          <table:table-cell office:value-type="float" office:value="42122" calcext:value-type="float">
            <text:p>42122</text:p>
          </table:table-cell>
          <table:table-cell table:number-columns-repeated="2" table:style-name="ce2" office:value-type="string" calcext:value-type="string">
            <text:p>347</text:p>
          </table:table-cell>
          <table:table-cell office:value-type="float" office:value="432.148" calcext:value-type="float">
            <text:p>432.14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459991455078" calcext:value-type="float">
            <text:p>432.459991455078000</text:p>
          </table:table-cell>
          <table:table-cell office:value-type="float" office:value="31.19914550781" calcext:value-type="float">
            <text:p>31</text:p>
          </table:table-cell>
          <table:table-cell table:style-name="ce1" table:formula="of:=ABS([.K940])" office:value-type="float" office:value="31.19914550781" calcext:value-type="float">
            <text:p>31</text:p>
          </table:table-cell>
          <table:table-cell/>
        </table:table-row>
        <table:table-row table:style-name="ro1">
          <table:table-cell office:value-type="float" office:value="42120" calcext:value-type="float">
            <text:p>42120</text:p>
          </table:table-cell>
          <table:table-cell table:number-columns-repeated="2" table:style-name="ce2" office:value-type="string" calcext:value-type="string">
            <text:p>228</text:p>
          </table:table-cell>
          <table:table-cell office:value-type="float" office:value="453.684" calcext:value-type="float">
            <text:p>453.68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3.829986572266" calcext:value-type="float">
            <text:p>453.829986572266000</text:p>
          </table:table-cell>
          <table:table-cell office:value-type="float" office:value="14.5986572265599" calcext:value-type="float">
            <text:p>15</text:p>
          </table:table-cell>
          <table:table-cell table:style-name="ce1" table:formula="of:=ABS([.K941])" office:value-type="float" office:value="14.5986572265599" calcext:value-type="float">
            <text:p>15</text:p>
          </table:table-cell>
          <table:table-cell/>
        </table:table-row>
        <table:table-row table:style-name="ro1">
          <table:table-cell office:value-type="float" office:value="42119" calcext:value-type="float">
            <text:p>42119</text:p>
          </table:table-cell>
          <table:table-cell table:number-columns-repeated="2" table:style-name="ce2" office:value-type="string" calcext:value-type="string">
            <text:p>349</text:p>
          </table:table-cell>
          <table:table-cell office:value-type="float" office:value="432.028" calcext:value-type="float">
            <text:p>432.02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32.230010986328" calcext:value-type="float">
            <text:p>432.230010986328000</text:p>
          </table:table-cell>
          <table:table-cell office:value-type="float" office:value="20.2010986328105" calcext:value-type="float">
            <text:p>20</text:p>
          </table:table-cell>
          <table:table-cell table:style-name="ce1" table:formula="of:=ABS([.K942])" office:value-type="float" office:value="20.2010986328105" calcext:value-type="float">
            <text:p>20</text:p>
          </table:table-cell>
          <table:table-cell/>
        </table:table-row>
        <table:table-row table:style-name="ro1">
          <table:table-cell office:value-type="float" office:value="42151" calcext:value-type="float">
            <text:p>42151</text:p>
          </table:table-cell>
          <table:table-cell table:number-columns-repeated="2" table:style-name="ce2" office:value-type="string" calcext:value-type="string">
            <text:p>25130853</text:p>
          </table:table-cell>
          <table:table-cell office:value-type="float" office:value="461.269" calcext:value-type="float">
            <text:p>461.269</text:p>
          </table:table-cell>
          <table:table-cell office:value-type="float" office:value="461.27" calcext:value-type="float">
            <text:p>461.27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0.760009765625" calcext:value-type="float">
            <text:p>460.760009765625000</text:p>
          </table:table-cell>
          <table:table-cell office:value-type="float" office:value="-50.8990234375005" calcext:value-type="float">
            <text:p>-51</text:p>
          </table:table-cell>
          <table:table-cell table:style-name="ce1" table:formula="of:=ABS([.K943])" office:value-type="float" office:value="50.8990234375005" calcext:value-type="float">
            <text:p>51</text:p>
          </table:table-cell>
          <table:table-cell/>
        </table:table-row>
        <table:table-row table:style-name="ro1">
          <table:table-cell office:value-type="float" office:value="42113" calcext:value-type="float">
            <text:p>42113</text:p>
          </table:table-cell>
          <table:table-cell table:number-columns-repeated="2" table:style-name="ce2" office:value-type="string" calcext:value-type="string">
            <text:p>25130855</text:p>
          </table:table-cell>
          <table:table-cell office:value-type="float" office:value="467.477" calcext:value-type="float">
            <text:p>467.477</text:p>
          </table:table-cell>
          <table:table-cell office:value-type="float" office:value="467.48" calcext:value-type="float">
            <text:p>467.48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6.899993896484" calcext:value-type="float">
            <text:p>466.899993896484000</text:p>
          </table:table-cell>
          <table:table-cell office:value-type="float" office:value="-57.70061035156" calcext:value-type="float">
            <text:p>-58</text:p>
          </table:table-cell>
          <table:table-cell table:style-name="ce1" table:formula="of:=ABS([.K944])" office:value-type="float" office:value="57.70061035156" calcext:value-type="float">
            <text:p>58</text:p>
          </table:table-cell>
          <table:table-cell/>
        </table:table-row>
        <table:table-row table:style-name="ro1">
          <table:table-cell office:value-type="float" office:value="42111" calcext:value-type="float">
            <text:p>42111</text:p>
          </table:table-cell>
          <table:table-cell table:number-columns-repeated="2" table:style-name="ce2" office:value-type="string" calcext:value-type="string">
            <text:p>198</text:p>
          </table:table-cell>
          <table:table-cell office:value-type="float" office:value="485.02" calcext:value-type="float">
            <text:p>485.0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85.029998779297" calcext:value-type="float">
            <text:p>485.029998779297000</text:p>
          </table:table-cell>
          <table:table-cell office:value-type="float" office:value="0.999877929689319" calcext:value-type="float">
            <text:p>1</text:p>
          </table:table-cell>
          <table:table-cell table:style-name="ce1" table:formula="of:=ABS([.K945])" office:value-type="float" office:value="0.999877929689319" calcext:value-type="float">
            <text:p>1</text:p>
          </table:table-cell>
          <table:table-cell/>
        </table:table-row>
        <table:table-row table:style-name="ro1">
          <table:table-cell office:value-type="float" office:value="42108" calcext:value-type="float">
            <text:p>42108</text:p>
          </table:table-cell>
          <table:table-cell table:number-columns-repeated="2" table:style-name="ce2" office:value-type="string" calcext:value-type="string">
            <text:p>305</text:p>
          </table:table-cell>
          <table:table-cell office:value-type="float" office:value="456.598" calcext:value-type="float">
            <text:p>456.59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6.720001220703" calcext:value-type="float">
            <text:p>456.720001220703000</text:p>
          </table:table-cell>
          <table:table-cell office:value-type="float" office:value="12.2001220703112" calcext:value-type="float">
            <text:p>12</text:p>
          </table:table-cell>
          <table:table-cell table:style-name="ce1" table:formula="of:=ABS([.K946])" office:value-type="float" office:value="12.2001220703112" calcext:value-type="float">
            <text:p>12</text:p>
          </table:table-cell>
          <table:table-cell/>
        </table:table-row>
        <table:table-row table:style-name="ro1">
          <table:table-cell office:value-type="float" office:value="42106" calcext:value-type="float">
            <text:p>42106</text:p>
          </table:table-cell>
          <table:table-cell table:number-columns-repeated="2" table:style-name="ce2" office:value-type="string" calcext:value-type="string">
            <text:p>295</text:p>
          </table:table-cell>
          <table:table-cell office:value-type="float" office:value="450.69" calcext:value-type="float">
            <text:p>450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0.839996337891" calcext:value-type="float">
            <text:p>450.839996337891000</text:p>
          </table:table-cell>
          <table:table-cell office:value-type="float" office:value="14.9996337890627" calcext:value-type="float">
            <text:p>15</text:p>
          </table:table-cell>
          <table:table-cell table:style-name="ce1" table:formula="of:=ABS([.K947])" office:value-type="float" office:value="14.9996337890627" calcext:value-type="float">
            <text:p>15</text:p>
          </table:table-cell>
          <table:table-cell/>
        </table:table-row>
        <table:table-row table:style-name="ro1">
          <table:table-cell office:value-type="float" office:value="42109" calcext:value-type="float">
            <text:p>42109</text:p>
          </table:table-cell>
          <table:table-cell table:number-columns-repeated="2" table:style-name="ce2" office:value-type="string" calcext:value-type="string">
            <text:p>306</text:p>
          </table:table-cell>
          <table:table-cell office:value-type="float" office:value="452.505" calcext:value-type="float">
            <text:p>452.50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2.609985351562" calcext:value-type="float">
            <text:p>452.609985351562000</text:p>
          </table:table-cell>
          <table:table-cell office:value-type="float" office:value="10.4985351562505" calcext:value-type="float">
            <text:p>10</text:p>
          </table:table-cell>
          <table:table-cell table:style-name="ce1" table:formula="of:=ABS([.K948])" office:value-type="float" office:value="10.4985351562505" calcext:value-type="float">
            <text:p>10</text:p>
          </table:table-cell>
          <table:table-cell/>
        </table:table-row>
        <table:table-row table:style-name="ro1">
          <table:table-cell office:value-type="float" office:value="42102" calcext:value-type="float">
            <text:p>42102</text:p>
          </table:table-cell>
          <table:table-cell table:number-columns-repeated="2" table:style-name="ce2" office:value-type="string" calcext:value-type="string">
            <text:p>307</text:p>
          </table:table-cell>
          <table:table-cell office:value-type="float" office:value="448.788" calcext:value-type="float">
            <text:p>448.78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8.910003662109" calcext:value-type="float">
            <text:p>448.910003662109000</text:p>
          </table:table-cell>
          <table:table-cell office:value-type="float" office:value="12.2003662109364" calcext:value-type="float">
            <text:p>12</text:p>
          </table:table-cell>
          <table:table-cell table:style-name="ce1" table:formula="of:=ABS([.K949])" office:value-type="float" office:value="12.2003662109364" calcext:value-type="float">
            <text:p>12</text:p>
          </table:table-cell>
          <table:table-cell/>
        </table:table-row>
        <table:table-row table:style-name="ro1">
          <table:table-cell office:value-type="float" office:value="42104" calcext:value-type="float">
            <text:p>42104</text:p>
          </table:table-cell>
          <table:table-cell table:number-columns-repeated="2" table:style-name="ce2" office:value-type="string" calcext:value-type="string">
            <text:p>296</text:p>
          </table:table-cell>
          <table:table-cell office:value-type="float" office:value="445.942" calcext:value-type="float">
            <text:p>445.94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5.959991455078" calcext:value-type="float">
            <text:p>445.959991455078000</text:p>
          </table:table-cell>
          <table:table-cell office:value-type="float" office:value="1.79914550781177" calcext:value-type="float">
            <text:p>2</text:p>
          </table:table-cell>
          <table:table-cell table:style-name="ce1" table:formula="of:=ABS([.K950])" office:value-type="float" office:value="1.79914550781177" calcext:value-type="float">
            <text:p>2</text:p>
          </table:table-cell>
          <table:table-cell/>
        </table:table-row>
        <table:table-row table:style-name="ro1">
          <table:table-cell office:value-type="float" office:value="42103" calcext:value-type="float">
            <text:p>42103</text:p>
          </table:table-cell>
          <table:table-cell table:number-columns-repeated="2" table:style-name="ce2" office:value-type="string" calcext:value-type="string">
            <text:p>328</text:p>
          </table:table-cell>
          <table:table-cell office:value-type="float" office:value="441.73" calcext:value-type="float">
            <text:p>441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1.790008544922" calcext:value-type="float">
            <text:p>441.790008544922000</text:p>
          </table:table-cell>
          <table:table-cell office:value-type="float" office:value="6.00085449218568" calcext:value-type="float">
            <text:p>6</text:p>
          </table:table-cell>
          <table:table-cell table:style-name="ce1" table:formula="of:=ABS([.K951])" office:value-type="float" office:value="6.00085449218568" calcext:value-type="float">
            <text:p>6</text:p>
          </table:table-cell>
          <table:table-cell/>
        </table:table-row>
        <table:table-row table:style-name="ro1">
          <table:table-cell office:value-type="float" office:value="42100" calcext:value-type="float">
            <text:p>42100</text:p>
          </table:table-cell>
          <table:table-cell table:number-columns-repeated="2" table:style-name="ce2" office:value-type="string" calcext:value-type="string">
            <text:p>316</text:p>
          </table:table-cell>
          <table:table-cell office:value-type="float" office:value="445.137" calcext:value-type="float">
            <text:p>445.1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5.140014648438" calcext:value-type="float">
            <text:p>445.140014648438000</text:p>
          </table:table-cell>
          <table:table-cell office:value-type="float" office:value="0.301464843749955" calcext:value-type="float">
            <text:p>0</text:p>
          </table:table-cell>
          <table:table-cell table:style-name="ce1" table:formula="of:=ABS([.K952])" office:value-type="float" office:value="0.301464843749955" calcext:value-type="float">
            <text:p>0</text:p>
          </table:table-cell>
          <table:table-cell/>
        </table:table-row>
        <table:table-row table:style-name="ro1">
          <table:table-cell office:value-type="float" office:value="42099" calcext:value-type="float">
            <text:p>42099</text:p>
          </table:table-cell>
          <table:table-cell table:number-columns-repeated="2" table:style-name="ce2" office:value-type="string" calcext:value-type="string">
            <text:p>314</text:p>
          </table:table-cell>
          <table:table-cell office:value-type="float" office:value="447.246" calcext:value-type="float">
            <text:p>447.24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7.359985351562" calcext:value-type="float">
            <text:p>447.359985351562000</text:p>
          </table:table-cell>
          <table:table-cell office:value-type="float" office:value="11.3985351562519" calcext:value-type="float">
            <text:p>11</text:p>
          </table:table-cell>
          <table:table-cell table:style-name="ce1" table:formula="of:=ABS([.K953])" office:value-type="float" office:value="11.3985351562519" calcext:value-type="float">
            <text:p>11</text:p>
          </table:table-cell>
          <table:table-cell/>
        </table:table-row>
        <table:table-row table:style-name="ro1">
          <table:table-cell office:value-type="float" office:value="42098" calcext:value-type="float">
            <text:p>42098</text:p>
          </table:table-cell>
          <table:table-cell table:number-columns-repeated="2" table:style-name="ce2" office:value-type="string" calcext:value-type="string">
            <text:p>309</text:p>
          </table:table-cell>
          <table:table-cell office:value-type="float" office:value="449.027" calcext:value-type="float">
            <text:p>449.02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9.010009765625" calcext:value-type="float">
            <text:p>449.010009765625000</text:p>
          </table:table-cell>
          <table:table-cell office:value-type="float" office:value="-1.69902343749868" calcext:value-type="float">
            <text:p>-2</text:p>
          </table:table-cell>
          <table:table-cell table:style-name="ce1" table:formula="of:=ABS([.K954])" office:value-type="float" office:value="1.69902343749868" calcext:value-type="float">
            <text:p>2</text:p>
          </table:table-cell>
          <table:table-cell/>
        </table:table-row>
        <table:table-row table:style-name="ro1">
          <table:table-cell office:value-type="float" office:value="42097" calcext:value-type="float">
            <text:p>42097</text:p>
          </table:table-cell>
          <table:table-cell table:number-columns-repeated="2" table:style-name="ce2" office:value-type="string" calcext:value-type="string">
            <text:p>308</text:p>
          </table:table-cell>
          <table:table-cell office:value-type="float" office:value="446.346" calcext:value-type="float">
            <text:p>446.34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6.399993896484" calcext:value-type="float">
            <text:p>446.399993896484000</text:p>
          </table:table-cell>
          <table:table-cell office:value-type="float" office:value="5.39938964843714" calcext:value-type="float">
            <text:p>5</text:p>
          </table:table-cell>
          <table:table-cell table:style-name="ce1" table:formula="of:=ABS([.K955])" office:value-type="float" office:value="5.39938964843714" calcext:value-type="float">
            <text:p>5</text:p>
          </table:table-cell>
          <table:table-cell/>
        </table:table-row>
        <table:table-row table:style-name="ro1">
          <table:table-cell office:value-type="float" office:value="42096" calcext:value-type="float">
            <text:p>42096</text:p>
          </table:table-cell>
          <table:table-cell table:number-columns-repeated="2" table:style-name="ce2" office:value-type="string" calcext:value-type="string">
            <text:p>303</text:p>
          </table:table-cell>
          <table:table-cell office:value-type="float" office:value="444.66" calcext:value-type="float">
            <text:p>444.6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4.760009765625" calcext:value-type="float">
            <text:p>444.760009765625000</text:p>
          </table:table-cell>
          <table:table-cell office:value-type="float" office:value="10.0009765624975" calcext:value-type="float">
            <text:p>10</text:p>
          </table:table-cell>
          <table:table-cell table:style-name="ce1" table:formula="of:=ABS([.K956])" office:value-type="float" office:value="10.0009765624975" calcext:value-type="float">
            <text:p>10</text:p>
          </table:table-cell>
          <table:table-cell/>
        </table:table-row>
        <table:table-row table:style-name="ro1">
          <table:table-cell office:value-type="float" office:value="42095" calcext:value-type="float">
            <text:p>42095</text:p>
          </table:table-cell>
          <table:table-cell table:number-columns-repeated="2" table:style-name="ce2" office:value-type="string" calcext:value-type="string">
            <text:p>302</text:p>
          </table:table-cell>
          <table:table-cell office:value-type="float" office:value="444.103" calcext:value-type="float">
            <text:p>444.1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4.239990234375" calcext:value-type="float">
            <text:p>444.239990234375000</text:p>
          </table:table-cell>
          <table:table-cell office:value-type="float" office:value="13.6990234374991" calcext:value-type="float">
            <text:p>14</text:p>
          </table:table-cell>
          <table:table-cell table:style-name="ce1" table:formula="of:=ABS([.K957])" office:value-type="float" office:value="13.6990234374991" calcext:value-type="float">
            <text:p>14</text:p>
          </table:table-cell>
          <table:table-cell/>
        </table:table-row>
        <table:table-row table:style-name="ro1">
          <table:table-cell office:value-type="float" office:value="42094" calcext:value-type="float">
            <text:p>42094</text:p>
          </table:table-cell>
          <table:table-cell table:number-columns-repeated="2" table:style-name="ce2" office:value-type="string" calcext:value-type="string">
            <text:p>332</text:p>
          </table:table-cell>
          <table:table-cell office:value-type="float" office:value="446.666" calcext:value-type="float">
            <text:p>446.66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6.779998779297" calcext:value-type="float">
            <text:p>446.779998779297000</text:p>
          </table:table-cell>
          <table:table-cell office:value-type="float" office:value="11.3998779296878" calcext:value-type="float">
            <text:p>11</text:p>
          </table:table-cell>
          <table:table-cell table:style-name="ce1" table:formula="of:=ABS([.K958])" office:value-type="float" office:value="11.3998779296878" calcext:value-type="float">
            <text:p>11</text:p>
          </table:table-cell>
          <table:table-cell/>
        </table:table-row>
        <table:table-row table:style-name="ro1">
          <table:table-cell office:value-type="float" office:value="42134" calcext:value-type="float">
            <text:p>42134</text:p>
          </table:table-cell>
          <table:table-cell table:number-columns-repeated="2" table:style-name="ce2" office:value-type="string" calcext:value-type="string">
            <text:p>318</text:p>
          </table:table-cell>
          <table:table-cell office:value-type="float" office:value="444.033" calcext:value-type="float">
            <text:p>444.03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4.200012207031" calcext:value-type="float">
            <text:p>444.200012207031000</text:p>
          </table:table-cell>
          <table:table-cell office:value-type="float" office:value="16.7012207031235" calcext:value-type="float">
            <text:p>17</text:p>
          </table:table-cell>
          <table:table-cell table:style-name="ce1" table:formula="of:=ABS([.K959])" office:value-type="float" office:value="16.7012207031235" calcext:value-type="float">
            <text:p>17</text:p>
          </table:table-cell>
          <table:table-cell/>
        </table:table-row>
        <table:table-row table:style-name="ro1">
          <table:table-cell office:value-type="float" office:value="42092" calcext:value-type="float">
            <text:p>42092</text:p>
          </table:table-cell>
          <table:table-cell table:number-columns-repeated="2" table:style-name="ce2" office:value-type="string" calcext:value-type="string">
            <text:p>301</text:p>
          </table:table-cell>
          <table:table-cell office:value-type="float" office:value="447.137" calcext:value-type="float">
            <text:p>447.1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7.209991455078" calcext:value-type="float">
            <text:p>447.209991455078000</text:p>
          </table:table-cell>
          <table:table-cell office:value-type="float" office:value="7.29914550781245" calcext:value-type="float">
            <text:p>7</text:p>
          </table:table-cell>
          <table:table-cell table:style-name="ce1" table:formula="of:=ABS([.K960])" office:value-type="float" office:value="7.29914550781245" calcext:value-type="float">
            <text:p>7</text:p>
          </table:table-cell>
          <table:table-cell/>
        </table:table-row>
        <table:table-row table:style-name="ro1">
          <table:table-cell office:value-type="float" office:value="42091" calcext:value-type="float">
            <text:p>42091</text:p>
          </table:table-cell>
          <table:table-cell table:number-columns-repeated="2" table:style-name="ce2" office:value-type="string" calcext:value-type="string">
            <text:p>320</text:p>
          </table:table-cell>
          <table:table-cell office:value-type="float" office:value="449.243" calcext:value-type="float">
            <text:p>449.24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9.269989013672" calcext:value-type="float">
            <text:p>449.269989013672000</text:p>
          </table:table-cell>
          <table:table-cell office:value-type="float" office:value="2.698901367188" calcext:value-type="float">
            <text:p>3</text:p>
          </table:table-cell>
          <table:table-cell table:style-name="ce1" table:formula="of:=ABS([.K961])" office:value-type="float" office:value="2.698901367188" calcext:value-type="float">
            <text:p>3</text:p>
          </table:table-cell>
          <table:table-cell/>
        </table:table-row>
        <table:table-row table:style-name="ro1">
          <table:table-cell office:value-type="float" office:value="42090" calcext:value-type="float">
            <text:p>42090</text:p>
          </table:table-cell>
          <table:table-cell table:number-columns-repeated="2" table:style-name="ce2" office:value-type="string" calcext:value-type="string">
            <text:p>319</text:p>
          </table:table-cell>
          <table:table-cell office:value-type="float" office:value="449.085" calcext:value-type="float">
            <text:p>449.08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9.140014648438" calcext:value-type="float">
            <text:p>449.140014648438000</text:p>
          </table:table-cell>
          <table:table-cell office:value-type="float" office:value="5.50146484375205" calcext:value-type="float">
            <text:p>6</text:p>
          </table:table-cell>
          <table:table-cell table:style-name="ce1" table:formula="of:=ABS([.K962])" office:value-type="float" office:value="5.50146484375205" calcext:value-type="float">
            <text:p>6</text:p>
          </table:table-cell>
          <table:table-cell/>
        </table:table-row>
        <table:table-row table:style-name="ro1">
          <table:table-cell office:value-type="float" office:value="42089" calcext:value-type="float">
            <text:p>42089</text:p>
          </table:table-cell>
          <table:table-cell table:number-columns-repeated="2" table:style-name="ce2" office:value-type="string" calcext:value-type="string">
            <text:p>300</text:p>
          </table:table-cell>
          <table:table-cell office:value-type="float" office:value="453.558" calcext:value-type="float">
            <text:p>453.55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3.489990234375" calcext:value-type="float">
            <text:p>453.489990234375000</text:p>
          </table:table-cell>
          <table:table-cell office:value-type="float" office:value="-6.80097656249927" calcext:value-type="float">
            <text:p>-7</text:p>
          </table:table-cell>
          <table:table-cell table:style-name="ce1" table:formula="of:=ABS([.K963])" office:value-type="float" office:value="6.80097656249927" calcext:value-type="float">
            <text:p>7</text:p>
          </table:table-cell>
          <table:table-cell/>
        </table:table-row>
        <table:table-row table:style-name="ro1">
          <table:table-cell office:value-type="float" office:value="42088" calcext:value-type="float">
            <text:p>42088</text:p>
          </table:table-cell>
          <table:table-cell table:number-columns-repeated="2" table:style-name="ce2" office:value-type="string" calcext:value-type="string">
            <text:p>330</text:p>
          </table:table-cell>
          <table:table-cell office:value-type="float" office:value="448.383" calcext:value-type="float">
            <text:p>448.38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8.399993896484" calcext:value-type="float">
            <text:p>448.399993896484000</text:p>
          </table:table-cell>
          <table:table-cell office:value-type="float" office:value="1.69938964843936" calcext:value-type="float">
            <text:p>2</text:p>
          </table:table-cell>
          <table:table-cell table:style-name="ce1" table:formula="of:=ABS([.K964])" office:value-type="float" office:value="1.69938964843936" calcext:value-type="float">
            <text:p>2</text:p>
          </table:table-cell>
          <table:table-cell/>
        </table:table-row>
        <table:table-row table:style-name="ro1">
          <table:table-cell office:value-type="float" office:value="42085" calcext:value-type="float">
            <text:p>42085</text:p>
          </table:table-cell>
          <table:table-cell table:number-columns-repeated="2" table:style-name="ce2" office:value-type="string" calcext:value-type="string">
            <text:p>324</text:p>
          </table:table-cell>
          <table:table-cell office:value-type="float" office:value="452.532" calcext:value-type="float">
            <text:p>452.53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2.640014648438" calcext:value-type="float">
            <text:p>452.640014648438000</text:p>
          </table:table-cell>
          <table:table-cell office:value-type="float" office:value="10.8014648437518" calcext:value-type="float">
            <text:p>11</text:p>
          </table:table-cell>
          <table:table-cell table:style-name="ce1" table:formula="of:=ABS([.K965])" office:value-type="float" office:value="10.8014648437518" calcext:value-type="float">
            <text:p>11</text:p>
          </table:table-cell>
          <table:table-cell/>
        </table:table-row>
        <table:table-row table:style-name="ro1">
          <table:table-cell office:value-type="float" office:value="42084" calcext:value-type="float">
            <text:p>42084</text:p>
          </table:table-cell>
          <table:table-cell table:number-columns-repeated="2" table:style-name="ce2" office:value-type="string" calcext:value-type="string">
            <text:p>323</text:p>
          </table:table-cell>
          <table:table-cell office:value-type="float" office:value="453.567" calcext:value-type="float">
            <text:p>453.5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3.720001220703" calcext:value-type="float">
            <text:p>453.720001220703000</text:p>
          </table:table-cell>
          <table:table-cell office:value-type="float" office:value="15.3001220703118" calcext:value-type="float">
            <text:p>15</text:p>
          </table:table-cell>
          <table:table-cell table:style-name="ce1" table:formula="of:=ABS([.K966])" office:value-type="float" office:value="15.3001220703118" calcext:value-type="float">
            <text:p>15</text:p>
          </table:table-cell>
          <table:table-cell/>
        </table:table-row>
        <table:table-row table:style-name="ro1">
          <table:table-cell office:value-type="float" office:value="42083" calcext:value-type="float">
            <text:p>42083</text:p>
          </table:table-cell>
          <table:table-cell table:number-columns-repeated="2" table:style-name="ce2" office:value-type="string" calcext:value-type="string">
            <text:p>322</text:p>
          </table:table-cell>
          <table:table-cell office:value-type="float" office:value="451.746" calcext:value-type="float">
            <text:p>451.74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1.880004882812" calcext:value-type="float">
            <text:p>451.880004882812000</text:p>
          </table:table-cell>
          <table:table-cell office:value-type="float" office:value="13.4004882812519" calcext:value-type="float">
            <text:p>13</text:p>
          </table:table-cell>
          <table:table-cell table:style-name="ce1" table:formula="of:=ABS([.K967])" office:value-type="float" office:value="13.4004882812519" calcext:value-type="float">
            <text:p>13</text:p>
          </table:table-cell>
          <table:table-cell/>
        </table:table-row>
        <table:table-row table:style-name="ro1">
          <table:table-cell office:value-type="float" office:value="42082" calcext:value-type="float">
            <text:p>42082</text:p>
          </table:table-cell>
          <table:table-cell table:number-columns-repeated="2" table:style-name="ce2" office:value-type="string" calcext:value-type="string">
            <text:p>321</text:p>
          </table:table-cell>
          <table:table-cell office:value-type="float" office:value="449.45" calcext:value-type="float">
            <text:p>449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49.619995117188" calcext:value-type="float">
            <text:p>449.619995117188000</text:p>
          </table:table-cell>
          <table:table-cell office:value-type="float" office:value="16.9995117187511" calcext:value-type="float">
            <text:p>17</text:p>
          </table:table-cell>
          <table:table-cell table:style-name="ce1" table:formula="of:=ABS([.K968])" office:value-type="float" office:value="16.9995117187511" calcext:value-type="float">
            <text:p>17</text:p>
          </table:table-cell>
          <table:table-cell/>
        </table:table-row>
        <table:table-row table:style-name="ro1">
          <table:table-cell office:value-type="float" office:value="42081" calcext:value-type="float">
            <text:p>42081</text:p>
          </table:table-cell>
          <table:table-cell table:number-columns-repeated="2" table:style-name="ce2" office:value-type="string" calcext:value-type="string">
            <text:p>299</text:p>
          </table:table-cell>
          <table:table-cell office:value-type="float" office:value="456.918" calcext:value-type="float">
            <text:p>456.91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7.059997558594" calcext:value-type="float">
            <text:p>457.059997558594000</text:p>
          </table:table-cell>
          <table:table-cell office:value-type="float" office:value="14.1997558593744" calcext:value-type="float">
            <text:p>14</text:p>
          </table:table-cell>
          <table:table-cell table:style-name="ce1" table:formula="of:=ABS([.K969])" office:value-type="float" office:value="14.1997558593744" calcext:value-type="float">
            <text:p>14</text:p>
          </table:table-cell>
          <table:table-cell/>
        </table:table-row>
        <table:table-row table:style-name="ro1">
          <table:table-cell office:value-type="float" office:value="42080" calcext:value-type="float">
            <text:p>42080</text:p>
          </table:table-cell>
          <table:table-cell table:number-columns-repeated="2" table:style-name="ce2" office:value-type="string" calcext:value-type="string">
            <text:p>223</text:p>
          </table:table-cell>
          <table:table-cell office:value-type="float" office:value="454.484" calcext:value-type="float">
            <text:p>454.484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4.649993896484" calcext:value-type="float">
            <text:p>454.649993896484000</text:p>
          </table:table-cell>
          <table:table-cell office:value-type="float" office:value="16.5993896484395" calcext:value-type="float">
            <text:p>17</text:p>
          </table:table-cell>
          <table:table-cell table:style-name="ce1" table:formula="of:=ABS([.K970])" office:value-type="float" office:value="16.5993896484395" calcext:value-type="float">
            <text:p>17</text:p>
          </table:table-cell>
          <table:table-cell/>
        </table:table-row>
        <table:table-row table:style-name="ro1">
          <table:table-cell office:value-type="float" office:value="42079" calcext:value-type="float">
            <text:p>42079</text:p>
          </table:table-cell>
          <table:table-cell table:number-columns-repeated="2" table:style-name="ce2" office:value-type="string" calcext:value-type="string">
            <text:p>222</text:p>
          </table:table-cell>
          <table:table-cell office:value-type="float" office:value="459.768" calcext:value-type="float">
            <text:p>459.76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9.869995117188" calcext:value-type="float">
            <text:p>459.869995117188000</text:p>
          </table:table-cell>
          <table:table-cell office:value-type="float" office:value="10.1995117187528" calcext:value-type="float">
            <text:p>10</text:p>
          </table:table-cell>
          <table:table-cell table:style-name="ce1" table:formula="of:=ABS([.K971])" office:value-type="float" office:value="10.1995117187528" calcext:value-type="float">
            <text:p>10</text:p>
          </table:table-cell>
          <table:table-cell/>
        </table:table-row>
        <table:table-row table:style-name="ro1">
          <table:table-cell office:value-type="float" office:value="42076" calcext:value-type="float">
            <text:p>42076</text:p>
          </table:table-cell>
          <table:table-cell table:number-columns-repeated="2" table:style-name="ce2" office:value-type="string" calcext:value-type="string">
            <text:p>335</text:p>
          </table:table-cell>
          <table:table-cell office:value-type="float" office:value="460.228" calcext:value-type="float">
            <text:p>460.22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0.260009765625" calcext:value-type="float">
            <text:p>460.260009765625000</text:p>
          </table:table-cell>
          <table:table-cell office:value-type="float" office:value="3.20097656249914" calcext:value-type="float">
            <text:p>3</text:p>
          </table:table-cell>
          <table:table-cell table:style-name="ce1" table:formula="of:=ABS([.K972])" office:value-type="float" office:value="3.20097656249914" calcext:value-type="float">
            <text:p>3</text:p>
          </table:table-cell>
          <table:table-cell/>
        </table:table-row>
        <table:table-row table:style-name="ro1">
          <table:table-cell office:value-type="float" office:value="42110" calcext:value-type="float">
            <text:p>42110</text:p>
          </table:table-cell>
          <table:table-cell table:number-columns-repeated="2" table:style-name="ce2" office:value-type="string" calcext:value-type="string">
            <text:p>25130857</text:p>
          </table:table-cell>
          <table:table-cell office:value-type="float" office:value="474.72" calcext:value-type="float">
            <text:p>474.720</text:p>
          </table:table-cell>
          <table:table-cell office:value-type="float" office:value="474.72" calcext:value-type="float">
            <text:p>474.72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74.579986572266" calcext:value-type="float">
            <text:p>474.579986572266000</text:p>
          </table:table-cell>
          <table:table-cell office:value-type="float" office:value="-14.0013427734402" calcext:value-type="float">
            <text:p>-14</text:p>
          </table:table-cell>
          <table:table-cell table:style-name="ce1" table:formula="of:=ABS([.K973])" office:value-type="float" office:value="14.0013427734402" calcext:value-type="float">
            <text:p>14</text:p>
          </table:table-cell>
          <table:table-cell/>
        </table:table-row>
        <table:table-row table:style-name="ro1">
          <table:table-cell office:value-type="float" office:value="42074" calcext:value-type="float">
            <text:p>42074</text:p>
          </table:table-cell>
          <table:table-cell table:number-columns-repeated="2" table:style-name="ce2" office:value-type="string" calcext:value-type="string">
            <text:p>25130859</text:p>
          </table:table-cell>
          <table:table-cell office:value-type="float" office:value="484.881" calcext:value-type="float">
            <text:p>484.881</text:p>
          </table:table-cell>
          <table:table-cell office:value-type="float" office:value="484.88" calcext:value-type="float">
            <text:p>484.88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84.880004882812" calcext:value-type="float">
            <text:p>484.880004882812000</text:p>
          </table:table-cell>
          <table:table-cell office:value-type="float" office:value="-0.099511718747181" calcext:value-type="float">
            <text:p>0</text:p>
          </table:table-cell>
          <table:table-cell table:style-name="ce1" table:formula="of:=ABS([.K974])" office:value-type="float" office:value="0.099511718747181" calcext:value-type="float">
            <text:p>0</text:p>
          </table:table-cell>
          <table:table-cell/>
        </table:table-row>
        <table:table-row table:style-name="ro1">
          <table:table-cell office:value-type="float" office:value="42073" calcext:value-type="float">
            <text:p>42073</text:p>
          </table:table-cell>
          <table:table-cell table:number-columns-repeated="2" table:style-name="ce2" office:value-type="string" calcext:value-type="string">
            <text:p>25130860</text:p>
          </table:table-cell>
          <table:table-cell office:value-type="float" office:value="488.079" calcext:value-type="float">
            <text:p>488.079</text:p>
          </table:table-cell>
          <table:table-cell office:value-type="float" office:value="488.08" calcext:value-type="float">
            <text:p>488.08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87.959991455078" calcext:value-type="float">
            <text:p>487.959991455078000</text:p>
          </table:table-cell>
          <table:table-cell office:value-type="float" office:value="-11.9008544921883" calcext:value-type="float">
            <text:p>-12</text:p>
          </table:table-cell>
          <table:table-cell table:style-name="ce1" table:formula="of:=ABS([.K975])" office:value-type="float" office:value="11.9008544921883" calcext:value-type="float">
            <text:p>12</text:p>
          </table:table-cell>
          <table:table-cell/>
        </table:table-row>
        <table:table-row table:style-name="ro1">
          <table:table-cell office:value-type="float" office:value="42063" calcext:value-type="float">
            <text:p>42063</text:p>
          </table:table-cell>
          <table:table-cell table:number-columns-repeated="2" table:style-name="ce2" office:value-type="string" calcext:value-type="string">
            <text:p>195</text:p>
          </table:table-cell>
          <table:table-cell office:value-type="float" office:value="492.26" calcext:value-type="float">
            <text:p>492.2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2.339996337891" calcext:value-type="float">
            <text:p>492.339996337891000</text:p>
          </table:table-cell>
          <table:table-cell office:value-type="float" office:value="7.99963378906341" calcext:value-type="float">
            <text:p>8</text:p>
          </table:table-cell>
          <table:table-cell table:style-name="ce1" table:formula="of:=ABS([.K976])" office:value-type="float" office:value="7.99963378906341" calcext:value-type="float">
            <text:p>8</text:p>
          </table:table-cell>
          <table:table-cell/>
        </table:table-row>
        <table:table-row table:style-name="ro1">
          <table:table-cell office:value-type="float" office:value="42069" calcext:value-type="float">
            <text:p>42069</text:p>
          </table:table-cell>
          <table:table-cell table:number-columns-repeated="2" table:style-name="ce2" office:value-type="string" calcext:value-type="string">
            <text:p>197</text:p>
          </table:table-cell>
          <table:table-cell office:value-type="float" office:value="490.5" calcext:value-type="float">
            <text:p>490.5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0.510009765625" calcext:value-type="float">
            <text:p>490.510009765625000</text:p>
          </table:table-cell>
          <table:table-cell office:value-type="float" office:value="1.0009765625" calcext:value-type="float">
            <text:p>1</text:p>
          </table:table-cell>
          <table:table-cell table:style-name="ce1" table:formula="of:=ABS([.K977])" office:value-type="float" office:value="1.0009765625" calcext:value-type="float">
            <text:p>1</text:p>
          </table:table-cell>
          <table:table-cell/>
        </table:table-row>
        <table:table-row table:style-name="ro1">
          <table:table-cell office:value-type="float" office:value="42066" calcext:value-type="float">
            <text:p>42066</text:p>
          </table:table-cell>
          <table:table-cell table:number-columns-repeated="2" table:style-name="ce2" office:value-type="string" calcext:value-type="string">
            <text:p>196</text:p>
          </table:table-cell>
          <table:table-cell office:value-type="float" office:value="496.49" calcext:value-type="float">
            <text:p>496.4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6.640014648438" calcext:value-type="float">
            <text:p>496.640014648438000</text:p>
          </table:table-cell>
          <table:table-cell office:value-type="float" office:value="15.0014648437491" calcext:value-type="float">
            <text:p>15</text:p>
          </table:table-cell>
          <table:table-cell table:style-name="ce1" table:formula="of:=ABS([.K978])" office:value-type="float" office:value="15.0014648437491" calcext:value-type="float">
            <text:p>15</text:p>
          </table:table-cell>
          <table:table-cell/>
        </table:table-row>
        <table:table-row table:style-name="ro1">
          <table:table-cell office:value-type="float" office:value="42059" calcext:value-type="float">
            <text:p>42059</text:p>
          </table:table-cell>
          <table:table-cell table:number-columns-repeated="2" table:style-name="ce2" office:value-type="string" calcext:value-type="string">
            <text:p>178</text:p>
          </table:table-cell>
          <table:table-cell office:value-type="float" office:value="488.45" calcext:value-type="float">
            <text:p>488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88.549987792969" calcext:value-type="float">
            <text:p>488.549987792969000</text:p>
          </table:table-cell>
          <table:table-cell office:value-type="float" office:value="9.99877929687614" calcext:value-type="float">
            <text:p>10</text:p>
          </table:table-cell>
          <table:table-cell table:style-name="ce1" table:formula="of:=ABS([.K979])" office:value-type="float" office:value="9.99877929687614" calcext:value-type="float">
            <text:p>10</text:p>
          </table:table-cell>
          <table:table-cell/>
        </table:table-row>
        <table:table-row table:style-name="ro1">
          <table:table-cell office:value-type="float" office:value="42058" calcext:value-type="float">
            <text:p>42058</text:p>
          </table:table-cell>
          <table:table-cell table:number-columns-repeated="2" table:style-name="ce2" office:value-type="string" calcext:value-type="string">
            <text:p>101</text:p>
          </table:table-cell>
          <table:table-cell office:value-type="float" office:value="480.501" calcext:value-type="float">
            <text:p>480.501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80.600006103516" calcext:value-type="float">
            <text:p>480.600006103516000</text:p>
          </table:table-cell>
          <table:table-cell office:value-type="float" office:value="9.90061035156486" calcext:value-type="float">
            <text:p>10</text:p>
          </table:table-cell>
          <table:table-cell table:style-name="ce1" table:formula="of:=ABS([.K980])" office:value-type="float" office:value="9.90061035156486" calcext:value-type="float">
            <text:p>10</text:p>
          </table:table-cell>
          <table:table-cell/>
        </table:table-row>
        <table:table-row table:style-name="ro1">
          <table:table-cell office:value-type="float" office:value="42061" calcext:value-type="float">
            <text:p>42061</text:p>
          </table:table-cell>
          <table:table-cell table:number-columns-repeated="2" table:style-name="ce2" office:value-type="string" calcext:value-type="string">
            <text:p>109</text:p>
          </table:table-cell>
          <table:table-cell office:value-type="float" office:value="497.21" calcext:value-type="float">
            <text:p>497.2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7.329986572266" calcext:value-type="float">
            <text:p>497.329986572266000</text:p>
          </table:table-cell>
          <table:table-cell office:value-type="float" office:value="11.9986572265645" calcext:value-type="float">
            <text:p>12</text:p>
          </table:table-cell>
          <table:table-cell table:style-name="ce1" table:formula="of:=ABS([.K981])" office:value-type="float" office:value="11.9986572265645" calcext:value-type="float">
            <text:p>12</text:p>
          </table:table-cell>
          <table:table-cell/>
        </table:table-row>
        <table:table-row table:style-name="ro1">
          <table:table-cell office:value-type="float" office:value="42060" calcext:value-type="float">
            <text:p>42060</text:p>
          </table:table-cell>
          <table:table-cell table:number-columns-repeated="2" table:style-name="ce2" office:value-type="string" calcext:value-type="string">
            <text:p>108</text:p>
          </table:table-cell>
          <table:table-cell office:value-type="float" office:value="492.46" calcext:value-type="float">
            <text:p>492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2.519989013672" calcext:value-type="float">
            <text:p>492.519989013672000</text:p>
          </table:table-cell>
          <table:table-cell office:value-type="float" office:value="5.99890136718955" calcext:value-type="float">
            <text:p>6</text:p>
          </table:table-cell>
          <table:table-cell table:style-name="ce1" table:formula="of:=ABS([.K982])" office:value-type="float" office:value="5.99890136718955" calcext:value-type="float">
            <text:p>6</text:p>
          </table:table-cell>
          <table:table-cell/>
        </table:table-row>
        <table:table-row table:style-name="ro1">
          <table:table-cell office:value-type="float" office:value="42105" calcext:value-type="float">
            <text:p>42105</text:p>
          </table:table-cell>
          <table:table-cell table:number-columns-repeated="2" table:style-name="ce2" office:value-type="string" calcext:value-type="string">
            <text:p>304</text:p>
          </table:table-cell>
          <table:table-cell office:value-type="float" office:value="461.867" calcext:value-type="float">
            <text:p>461.86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1.820007324219" calcext:value-type="float">
            <text:p>461.820007324219000</text:p>
          </table:table-cell>
          <table:table-cell office:value-type="float" office:value="-4.69926757812686" calcext:value-type="float">
            <text:p>-5</text:p>
          </table:table-cell>
          <table:table-cell table:style-name="ce1" table:formula="of:=ABS([.K983])" office:value-type="float" office:value="4.69926757812686" calcext:value-type="float">
            <text:p>5</text:p>
          </table:table-cell>
          <table:table-cell/>
        </table:table-row>
        <table:table-row table:style-name="ro1">
          <table:table-cell office:value-type="float" office:value="42049" calcext:value-type="float">
            <text:p>42049</text:p>
          </table:table-cell>
          <table:table-cell table:number-columns-repeated="2" table:style-name="ce2" office:value-type="string" calcext:value-type="string">
            <text:p>193</text:p>
          </table:table-cell>
          <table:table-cell office:value-type="float" office:value="464.07" calcext:value-type="float">
            <text:p>464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4.079986572266" calcext:value-type="float">
            <text:p>464.079986572266000</text:p>
          </table:table-cell>
          <table:table-cell office:value-type="float" office:value="0.998657226563182" calcext:value-type="float">
            <text:p>1</text:p>
          </table:table-cell>
          <table:table-cell table:style-name="ce1" table:formula="of:=ABS([.K984])" office:value-type="float" office:value="0.998657226563182" calcext:value-type="float">
            <text:p>1</text:p>
          </table:table-cell>
          <table:table-cell/>
        </table:table-row>
        <table:table-row table:style-name="ro1">
          <table:table-cell office:value-type="float" office:value="42048" calcext:value-type="float">
            <text:p>42048</text:p>
          </table:table-cell>
          <table:table-cell table:number-columns-repeated="2" table:style-name="ce2" office:value-type="string" calcext:value-type="string">
            <text:p>104</text:p>
          </table:table-cell>
          <table:table-cell office:value-type="float" office:value="466.569" calcext:value-type="float">
            <text:p>466.56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6.640014648438" calcext:value-type="float">
            <text:p>466.640014648438000</text:p>
          </table:table-cell>
          <table:table-cell office:value-type="float" office:value="7.10146484374832" calcext:value-type="float">
            <text:p>7</text:p>
          </table:table-cell>
          <table:table-cell table:style-name="ce1" table:formula="of:=ABS([.K985])" office:value-type="float" office:value="7.10146484374832" calcext:value-type="float">
            <text:p>7</text:p>
          </table:table-cell>
          <table:table-cell/>
        </table:table-row>
        <table:table-row table:style-name="ro1">
          <table:table-cell office:value-type="float" office:value="42057" calcext:value-type="float">
            <text:p>42057</text:p>
          </table:table-cell>
          <table:table-cell table:number-columns-repeated="2" table:style-name="ce2" office:value-type="string" calcext:value-type="string">
            <text:p>177</text:p>
          </table:table-cell>
          <table:table-cell office:value-type="float" office:value="478.07" calcext:value-type="float">
            <text:p>478.0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78.160003662109" calcext:value-type="float">
            <text:p>478.160003662109000</text:p>
          </table:table-cell>
          <table:table-cell office:value-type="float" office:value="9.00036621093818" calcext:value-type="float">
            <text:p>9</text:p>
          </table:table-cell>
          <table:table-cell table:style-name="ce1" table:formula="of:=ABS([.K986])" office:value-type="float" office:value="9.00036621093818" calcext:value-type="float">
            <text:p>9</text:p>
          </table:table-cell>
          <table:table-cell/>
        </table:table-row>
        <table:table-row table:style-name="ro1">
          <table:table-cell office:value-type="float" office:value="42055" calcext:value-type="float">
            <text:p>42055</text:p>
          </table:table-cell>
          <table:table-cell table:number-columns-repeated="2" table:style-name="ce2" office:value-type="string" calcext:value-type="string">
            <text:p>103</text:p>
          </table:table-cell>
          <table:table-cell office:value-type="float" office:value="469.996" calcext:value-type="float">
            <text:p>469.99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70.049987792969" calcext:value-type="float">
            <text:p>470.049987792969000</text:p>
          </table:table-cell>
          <table:table-cell office:value-type="float" office:value="5.39877929687691" calcext:value-type="float">
            <text:p>5</text:p>
          </table:table-cell>
          <table:table-cell table:style-name="ce1" table:formula="of:=ABS([.K987])" office:value-type="float" office:value="5.39877929687691" calcext:value-type="float">
            <text:p>5</text:p>
          </table:table-cell>
          <table:table-cell/>
        </table:table-row>
        <table:table-row table:style-name="ro1">
          <table:table-cell office:value-type="float" office:value="42054" calcext:value-type="float">
            <text:p>42054</text:p>
          </table:table-cell>
          <table:table-cell table:number-columns-repeated="2" table:style-name="ce2" office:value-type="string" calcext:value-type="string">
            <text:p>102</text:p>
          </table:table-cell>
          <table:table-cell office:value-type="float" office:value="469.79" calcext:value-type="float">
            <text:p>469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9.899993896484" calcext:value-type="float">
            <text:p>469.899993896484000</text:p>
          </table:table-cell>
          <table:table-cell office:value-type="float" office:value="10.9993896484355" calcext:value-type="float">
            <text:p>11</text:p>
          </table:table-cell>
          <table:table-cell table:style-name="ce1" table:formula="of:=ABS([.K988])" office:value-type="float" office:value="10.9993896484355" calcext:value-type="float">
            <text:p>11</text:p>
          </table:table-cell>
          <table:table-cell/>
        </table:table-row>
        <table:table-row table:style-name="ro1">
          <table:table-cell office:value-type="float" office:value="42045" calcext:value-type="float">
            <text:p>42045</text:p>
          </table:table-cell>
          <table:table-cell table:number-columns-repeated="2" table:style-name="ce2" office:value-type="string" calcext:value-type="string">
            <text:p>312</text:p>
          </table:table-cell>
          <table:table-cell office:value-type="float" office:value="459.228" calcext:value-type="float">
            <text:p>459.22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9.269989013672" calcext:value-type="float">
            <text:p>459.269989013672000</text:p>
          </table:table-cell>
          <table:table-cell office:value-type="float" office:value="4.19890136718664" calcext:value-type="float">
            <text:p>4</text:p>
          </table:table-cell>
          <table:table-cell table:style-name="ce1" table:formula="of:=ABS([.K989])" office:value-type="float" office:value="4.19890136718664" calcext:value-type="float">
            <text:p>4</text:p>
          </table:table-cell>
          <table:table-cell/>
        </table:table-row>
        <table:table-row table:style-name="ro1">
          <table:table-cell office:value-type="float" office:value="42043" calcext:value-type="float">
            <text:p>42043</text:p>
          </table:table-cell>
          <table:table-cell table:number-columns-repeated="2" table:style-name="ce2" office:value-type="string" calcext:value-type="string">
            <text:p>94</text:p>
          </table:table-cell>
          <table:table-cell office:value-type="float" office:value="481.67" calcext:value-type="float">
            <text:p>481.6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81.869995117188" calcext:value-type="float">
            <text:p>481.869995117188000</text:p>
          </table:table-cell>
          <table:table-cell office:value-type="float" office:value="19.9995117187484" calcext:value-type="float">
            <text:p>20</text:p>
          </table:table-cell>
          <table:table-cell table:style-name="ce1" table:formula="of:=ABS([.K990])" office:value-type="float" office:value="19.9995117187484" calcext:value-type="float">
            <text:p>20</text:p>
          </table:table-cell>
          <table:table-cell/>
        </table:table-row>
        <table:table-row table:style-name="ro1">
          <table:table-cell office:value-type="float" office:value="42051" calcext:value-type="float">
            <text:p>42051</text:p>
          </table:table-cell>
          <table:table-cell table:number-columns-repeated="2" table:style-name="ce2" office:value-type="string" calcext:value-type="string">
            <text:p>105</text:p>
          </table:table-cell>
          <table:table-cell office:value-type="float" office:value="469.612" calcext:value-type="float">
            <text:p>469.612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9.690002441406" calcext:value-type="float">
            <text:p>469.690002441406000</text:p>
          </table:table-cell>
          <table:table-cell office:value-type="float" office:value="7.80024414062268" calcext:value-type="float">
            <text:p>8</text:p>
          </table:table-cell>
          <table:table-cell table:style-name="ce1" table:formula="of:=ABS([.K991])" office:value-type="float" office:value="7.80024414062268" calcext:value-type="float">
            <text:p>8</text:p>
          </table:table-cell>
          <table:table-cell/>
        </table:table-row>
        <table:table-row table:style-name="ro1">
          <table:table-cell office:value-type="float" office:value="42050" calcext:value-type="float">
            <text:p>42050</text:p>
          </table:table-cell>
          <table:table-cell table:number-columns-repeated="2" table:style-name="ce2" office:value-type="string" calcext:value-type="string">
            <text:p>310</text:p>
          </table:table-cell>
          <table:table-cell office:value-type="float" office:value="451.703" calcext:value-type="float">
            <text:p>451.7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1.769989013672" calcext:value-type="float">
            <text:p>451.769989013672000</text:p>
          </table:table-cell>
          <table:table-cell office:value-type="float" office:value="6.69890136719005" calcext:value-type="float">
            <text:p>7</text:p>
          </table:table-cell>
          <table:table-cell table:style-name="ce1" table:formula="of:=ABS([.K992])" office:value-type="float" office:value="6.69890136719005" calcext:value-type="float">
            <text:p>7</text:p>
          </table:table-cell>
          <table:table-cell/>
        </table:table-row>
        <table:table-row table:style-name="ro1">
          <table:table-cell office:value-type="float" office:value="42047" calcext:value-type="float">
            <text:p>42047</text:p>
          </table:table-cell>
          <table:table-cell table:number-columns-repeated="2" table:style-name="ce2" office:value-type="string" calcext:value-type="string">
            <text:p>194</text:p>
          </table:table-cell>
          <table:table-cell office:value-type="float" office:value="457.83" calcext:value-type="float">
            <text:p>457.8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7.859985351562" calcext:value-type="float">
            <text:p>457.859985351562000</text:p>
          </table:table-cell>
          <table:table-cell office:value-type="float" office:value="2.99853515625159" calcext:value-type="float">
            <text:p>3</text:p>
          </table:table-cell>
          <table:table-cell table:style-name="ce1" table:formula="of:=ABS([.K993])" office:value-type="float" office:value="2.99853515625159" calcext:value-type="float">
            <text:p>3</text:p>
          </table:table-cell>
          <table:table-cell/>
        </table:table-row>
        <table:table-row table:style-name="ro1">
          <table:table-cell office:value-type="float" office:value="42078" calcext:value-type="float">
            <text:p>42078</text:p>
          </table:table-cell>
          <table:table-cell table:number-columns-repeated="2" table:style-name="ce2" office:value-type="string" calcext:value-type="string">
            <text:p>333</text:p>
          </table:table-cell>
          <table:table-cell office:value-type="float" office:value="456.375" calcext:value-type="float">
            <text:p>456.37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6.450012207031" calcext:value-type="float">
            <text:p>456.450012207031000</text:p>
          </table:table-cell>
          <table:table-cell office:value-type="float" office:value="7.501220703125" calcext:value-type="float">
            <text:p>8</text:p>
          </table:table-cell>
          <table:table-cell table:style-name="ce1" table:formula="of:=ABS([.K994])" office:value-type="float" office:value="7.501220703125" calcext:value-type="float">
            <text:p>8</text:p>
          </table:table-cell>
          <table:table-cell/>
        </table:table-row>
        <table:table-row table:style-name="ro1">
          <table:table-cell office:value-type="float" office:value="42077" calcext:value-type="float">
            <text:p>42077</text:p>
          </table:table-cell>
          <table:table-cell table:number-columns-repeated="2" table:style-name="ce2" office:value-type="string" calcext:value-type="string">
            <text:p>337</text:p>
          </table:table-cell>
          <table:table-cell office:value-type="float" office:value="460.925" calcext:value-type="float">
            <text:p>460.92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0.959991455078" calcext:value-type="float">
            <text:p>460.959991455078000</text:p>
          </table:table-cell>
          <table:table-cell office:value-type="float" office:value="3.49914550781136" calcext:value-type="float">
            <text:p>3</text:p>
          </table:table-cell>
          <table:table-cell table:style-name="ce1" table:formula="of:=ABS([.K995])" office:value-type="float" office:value="3.49914550781136" calcext:value-type="float">
            <text:p>3</text:p>
          </table:table-cell>
          <table:table-cell/>
        </table:table-row>
        <table:table-row table:style-name="ro1">
          <table:table-cell office:value-type="float" office:value="58307" calcext:value-type="float">
            <text:p>58307</text:p>
          </table:table-cell>
          <table:table-cell table:style-name="ce2" office:value-type="string" calcext:value-type="string">
            <text:p>24540337</text:p>
          </table:table-cell>
          <table:table-cell table:style-name="ce2" office:value-type="string" calcext:value-type="string">
            <text:p>337</text:p>
          </table:table-cell>
          <table:table-cell office:value-type="float" office:value="460.925" calcext:value-type="float">
            <text:p>460.925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0.959991455078" calcext:value-type="float">
            <text:p>460.959991455078000</text:p>
          </table:table-cell>
          <table:table-cell office:value-type="float" office:value="3.49914550781136" calcext:value-type="float">
            <text:p>3</text:p>
          </table:table-cell>
          <table:table-cell table:style-name="ce1" table:formula="of:=ABS([.K996])" office:value-type="float" office:value="3.49914550781136" calcext:value-type="float">
            <text:p>3</text:p>
          </table:table-cell>
          <table:table-cell/>
        </table:table-row>
        <table:table-row table:style-name="ro1">
          <table:table-cell office:value-type="float" office:value="42042" calcext:value-type="float">
            <text:p>42042</text:p>
          </table:table-cell>
          <table:table-cell table:number-columns-repeated="2" table:style-name="ce2" office:value-type="string" calcext:value-type="string">
            <text:p>220</text:p>
          </table:table-cell>
          <table:table-cell office:value-type="float" office:value="457.003" calcext:value-type="float">
            <text:p>457.00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7.089996337891" calcext:value-type="float">
            <text:p>457.089996337891000</text:p>
          </table:table-cell>
          <table:table-cell office:value-type="float" office:value="8.69963378906391" calcext:value-type="float">
            <text:p>9</text:p>
          </table:table-cell>
          <table:table-cell table:style-name="ce1" table:formula="of:=ABS([.K997])" office:value-type="float" office:value="8.69963378906391" calcext:value-type="float">
            <text:p>9</text:p>
          </table:table-cell>
          <table:table-cell/>
        </table:table-row>
        <table:table-row table:style-name="ro1">
          <table:table-cell office:value-type="float" office:value="42041" calcext:value-type="float">
            <text:p>42041</text:p>
          </table:table-cell>
          <table:table-cell table:number-columns-repeated="2" table:style-name="ce2" office:value-type="string" calcext:value-type="string">
            <text:p>334</text:p>
          </table:table-cell>
          <table:table-cell office:value-type="float" office:value="455.539" calcext:value-type="float">
            <text:p>455.539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5.450012207031" calcext:value-type="float">
            <text:p>455.450012207031000</text:p>
          </table:table-cell>
          <table:table-cell office:value-type="float" office:value="-8.89877929687373" calcext:value-type="float">
            <text:p>-9</text:p>
          </table:table-cell>
          <table:table-cell table:style-name="ce1" table:formula="of:=ABS([.K998])" office:value-type="float" office:value="8.89877929687373" calcext:value-type="float">
            <text:p>9</text:p>
          </table:table-cell>
          <table:table-cell/>
        </table:table-row>
        <table:table-row table:style-name="ro1">
          <table:table-cell office:value-type="float" office:value="42040" calcext:value-type="float">
            <text:p>42040</text:p>
          </table:table-cell>
          <table:table-cell table:number-columns-repeated="2" table:style-name="ce2" office:value-type="string" calcext:value-type="string">
            <text:p>93</text:p>
          </table:table-cell>
          <table:table-cell office:value-type="float" office:value="479.79" calcext:value-type="float">
            <text:p>479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79.929992675781" calcext:value-type="float">
            <text:p>479.929992675781000</text:p>
          </table:table-cell>
          <table:table-cell office:value-type="float" office:value="13.999267578123" calcext:value-type="float">
            <text:p>14</text:p>
          </table:table-cell>
          <table:table-cell table:style-name="ce1" table:formula="of:=ABS([.K999])" office:value-type="float" office:value="13.999267578123" calcext:value-type="float">
            <text:p>14</text:p>
          </table:table-cell>
          <table:table-cell/>
        </table:table-row>
        <table:table-row table:style-name="ro1">
          <table:table-cell office:value-type="float" office:value="58254" calcext:value-type="float">
            <text:p>58254</text:p>
          </table:table-cell>
          <table:table-cell table:style-name="ce2" office:value-type="string" calcext:value-type="string">
            <text:p>24540093</text:p>
          </table:table-cell>
          <table:table-cell table:style-name="ce2" office:value-type="string" calcext:value-type="string">
            <text:p>93</text:p>
          </table:table-cell>
          <table:table-cell office:value-type="float" office:value="479.79" calcext:value-type="float">
            <text:p>479.7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79.929992675781" calcext:value-type="float">
            <text:p>479.929992675781000</text:p>
          </table:table-cell>
          <table:table-cell office:value-type="float" office:value="13.999267578123" calcext:value-type="float">
            <text:p>14</text:p>
          </table:table-cell>
          <table:table-cell table:style-name="ce1" table:formula="of:=ABS([.K1000])" office:value-type="float" office:value="13.999267578123" calcext:value-type="float">
            <text:p>14</text:p>
          </table:table-cell>
          <table:table-cell/>
        </table:table-row>
        <table:table-row table:style-name="ro1">
          <table:table-cell office:value-type="float" office:value="42038" calcext:value-type="float">
            <text:p>42038</text:p>
          </table:table-cell>
          <table:table-cell table:number-columns-repeated="2" table:style-name="ce2" office:value-type="string" calcext:value-type="string">
            <text:p>221</text:p>
          </table:table-cell>
          <table:table-cell office:value-type="float" office:value="459.198" calcext:value-type="float">
            <text:p>459.198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Bolzen_Rohr_Pfahl</text:p>
          </table:table-cell>
          <table:table-cell office:value-type="string" calcext:value-type="string">
            <text:p>Bolze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59.320007324219" calcext:value-type="float">
            <text:p>459.320007324219000</text:p>
          </table:table-cell>
          <table:table-cell office:value-type="float" office:value="12.2007324218771" calcext:value-type="float">
            <text:p>12</text:p>
          </table:table-cell>
          <table:table-cell table:style-name="ce1" table:formula="of:=ABS([.K1001])" office:value-type="float" office:value="12.2007324218771" calcext:value-type="float">
            <text:p>12</text:p>
          </table:table-cell>
          <table:table-cell/>
        </table:table-row>
        <table:table-row table:style-name="ro1">
          <table:table-cell office:value-type="float" office:value="42037" calcext:value-type="float">
            <text:p>42037</text:p>
          </table:table-cell>
          <table:table-cell table:number-columns-repeated="2" table:style-name="ce2" office:value-type="string" calcext:value-type="string">
            <text:p>336</text:p>
          </table:table-cell>
          <table:table-cell office:value-type="float" office:value="461.216" calcext:value-type="float">
            <text:p>461.21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1.25" calcext:value-type="float">
            <text:p>461.250000000000000</text:p>
          </table:table-cell>
          <table:table-cell office:value-type="float" office:value="3.39999999999918" calcext:value-type="float">
            <text:p>3</text:p>
          </table:table-cell>
          <table:table-cell table:style-name="ce1" table:formula="of:=ABS([.K1002])" office:value-type="float" office:value="3.39999999999918" calcext:value-type="float">
            <text:p>3</text:p>
          </table:table-cell>
          <table:table-cell/>
        </table:table-row>
        <table:table-row table:style-name="ro1">
          <table:table-cell office:value-type="float" office:value="58249" calcext:value-type="float">
            <text:p>58249</text:p>
          </table:table-cell>
          <table:table-cell table:style-name="ce2" office:value-type="string" calcext:value-type="string">
            <text:p>24540336</text:p>
          </table:table-cell>
          <table:table-cell table:style-name="ce2" office:value-type="string" calcext:value-type="string">
            <text:p>336</text:p>
          </table:table-cell>
          <table:table-cell office:value-type="float" office:value="461.216" calcext:value-type="float">
            <text:p>461.216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61.25" calcext:value-type="float">
            <text:p>461.250000000000000</text:p>
          </table:table-cell>
          <table:table-cell office:value-type="float" office:value="3.39999999999918" calcext:value-type="float">
            <text:p>3</text:p>
          </table:table-cell>
          <table:table-cell table:style-name="ce1" table:formula="of:=ABS([.K1003])" office:value-type="float" office:value="3.39999999999918" calcext:value-type="float">
            <text:p>3</text:p>
          </table:table-cell>
          <table:table-cell/>
        </table:table-row>
        <table:table-row table:style-name="ro1">
          <table:table-cell office:value-type="float" office:value="42035" calcext:value-type="float">
            <text:p>42035</text:p>
          </table:table-cell>
          <table:table-cell table:number-columns-repeated="2" table:style-name="ce2" office:value-type="string" calcext:value-type="string">
            <text:p>25130886</text:p>
          </table:table-cell>
          <table:table-cell office:value-type="float" office:value="506.377" calcext:value-type="float">
            <text:p>506.377</text:p>
          </table:table-cell>
          <table:table-cell office:value-type="float" office:value="506.38" calcext:value-type="float">
            <text:p>506.38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06.350006103516" calcext:value-type="float">
            <text:p>506.350006103516000</text:p>
          </table:table-cell>
          <table:table-cell office:value-type="float" office:value="-2.69938964843845" calcext:value-type="float">
            <text:p>-3</text:p>
          </table:table-cell>
          <table:table-cell table:style-name="ce1" table:formula="of:=ABS([.K1004])" office:value-type="float" office:value="2.69938964843845" calcext:value-type="float">
            <text:p>3</text:p>
          </table:table-cell>
          <table:table-cell/>
        </table:table-row>
        <table:table-row table:style-name="ro1">
          <table:table-cell office:value-type="float" office:value="42029" calcext:value-type="float">
            <text:p>42029</text:p>
          </table:table-cell>
          <table:table-cell table:number-columns-repeated="2" table:style-name="ce2" office:value-type="string" calcext:value-type="string">
            <text:p>111</text:p>
          </table:table-cell>
          <table:table-cell office:value-type="float" office:value="511.45" calcext:value-type="float">
            <text:p>511.4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11.519989013672" calcext:value-type="float">
            <text:p>511.519989013672000</text:p>
          </table:table-cell>
          <table:table-cell office:value-type="float" office:value="6.99890136718864" calcext:value-type="float">
            <text:p>7</text:p>
          </table:table-cell>
          <table:table-cell table:style-name="ce1" table:formula="of:=ABS([.K1005])" office:value-type="float" office:value="6.99890136718864" calcext:value-type="float">
            <text:p>7</text:p>
          </table:table-cell>
          <table:table-cell/>
        </table:table-row>
        <table:table-row table:style-name="ro1">
          <table:table-cell office:value-type="float" office:value="42031" calcext:value-type="float">
            <text:p>42031</text:p>
          </table:table-cell>
          <table:table-cell table:number-columns-repeated="2" table:style-name="ce2" office:value-type="string" calcext:value-type="string">
            <text:p>112</text:p>
          </table:table-cell>
          <table:table-cell office:value-type="float" office:value="515.05" calcext:value-type="float">
            <text:p>515.0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15.070007324219" calcext:value-type="float">
            <text:p>515.070007324219000</text:p>
          </table:table-cell>
          <table:table-cell office:value-type="float" office:value="2.00073242187955" calcext:value-type="float">
            <text:p>2</text:p>
          </table:table-cell>
          <table:table-cell table:style-name="ce1" table:formula="of:=ABS([.K1006])" office:value-type="float" office:value="2.00073242187955" calcext:value-type="float">
            <text:p>2</text:p>
          </table:table-cell>
          <table:table-cell/>
        </table:table-row>
        <table:table-row table:style-name="ro1">
          <table:table-cell office:value-type="float" office:value="42068" calcext:value-type="float">
            <text:p>42068</text:p>
          </table:table-cell>
          <table:table-cell table:number-columns-repeated="2" table:style-name="ce2" office:value-type="string" calcext:value-type="string">
            <text:p>25130862</text:p>
          </table:table-cell>
          <table:table-cell office:value-type="float" office:value="496.07" calcext:value-type="float">
            <text:p>496.070</text:p>
          </table:table-cell>
          <table:table-cell office:value-type="float" office:value="496.07" calcext:value-type="float">
            <text:p>496.07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5.160003662109" calcext:value-type="float">
            <text:p>495.160003662109000</text:p>
          </table:table-cell>
          <table:table-cell office:value-type="float" office:value="-90.9996337890618" calcext:value-type="float">
            <text:p>-91</text:p>
          </table:table-cell>
          <table:table-cell table:style-name="ce1" table:formula="of:=ABS([.K1007])" office:value-type="float" office:value="90.9996337890618" calcext:value-type="float">
            <text:p>91</text:p>
          </table:table-cell>
          <table:table-cell/>
        </table:table-row>
        <table:table-row table:style-name="ro1">
          <table:table-cell office:value-type="float" office:value="42062" calcext:value-type="float">
            <text:p>42062</text:p>
          </table:table-cell>
          <table:table-cell table:number-columns-repeated="2" table:style-name="ce2" office:value-type="string" calcext:value-type="string">
            <text:p>110</text:p>
          </table:table-cell>
          <table:table-cell office:value-type="float" office:value="501.96" calcext:value-type="float">
            <text:p>501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02.029998779297" calcext:value-type="float">
            <text:p>502.029998779297000</text:p>
          </table:table-cell>
          <table:table-cell office:value-type="float" office:value="6.99987792968955" calcext:value-type="float">
            <text:p>7</text:p>
          </table:table-cell>
          <table:table-cell table:style-name="ce1" table:formula="of:=ABS([.K1008])" office:value-type="float" office:value="6.99987792968955" calcext:value-type="float">
            <text:p>7</text:p>
          </table:table-cell>
          <table:table-cell/>
        </table:table-row>
        <table:table-row table:style-name="ro1">
          <table:table-cell office:value-type="float" office:value="42016" calcext:value-type="float">
            <text:p>42016</text:p>
          </table:table-cell>
          <table:table-cell table:number-columns-repeated="2" table:style-name="ce2" office:value-type="string" calcext:value-type="string">
            <text:p>96</text:p>
          </table:table-cell>
          <table:table-cell office:value-type="float" office:value="493.13" calcext:value-type="float">
            <text:p>493.1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3.059997558594" calcext:value-type="float">
            <text:p>493.059997558594000</text:p>
          </table:table-cell>
          <table:table-cell office:value-type="float" office:value="-7.00024414062455" calcext:value-type="float">
            <text:p>-7</text:p>
          </table:table-cell>
          <table:table-cell table:style-name="ce1" table:formula="of:=ABS([.K1009])" office:value-type="float" office:value="7.00024414062455" calcext:value-type="float">
            <text:p>7</text:p>
          </table:table-cell>
          <table:table-cell/>
        </table:table-row>
        <table:table-row table:style-name="ro1">
          <table:table-cell office:value-type="float" office:value="42015" calcext:value-type="float">
            <text:p>42015</text:p>
          </table:table-cell>
          <table:table-cell table:number-columns-repeated="2" table:style-name="ce2" office:value-type="string" calcext:value-type="string">
            <text:p>95</text:p>
          </table:table-cell>
          <table:table-cell office:value-type="float" office:value="488.62" calcext:value-type="float">
            <text:p>488.6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88.609985351562" calcext:value-type="float">
            <text:p>488.609985351562000</text:p>
          </table:table-cell>
          <table:table-cell office:value-type="float" office:value="-1.00146484375045" calcext:value-type="float">
            <text:p>-1</text:p>
          </table:table-cell>
          <table:table-cell table:style-name="ce1" table:formula="of:=ABS([.K1010])" office:value-type="float" office:value="1.00146484375045" calcext:value-type="float">
            <text:p>1</text:p>
          </table:table-cell>
          <table:table-cell/>
        </table:table-row>
        <table:table-row table:style-name="ro1">
          <table:table-cell office:value-type="float" office:value="42014" calcext:value-type="float">
            <text:p>42014</text:p>
          </table:table-cell>
          <table:table-cell table:number-columns-repeated="2" table:style-name="ce2" office:value-type="string" calcext:value-type="string">
            <text:p>106</text:p>
          </table:table-cell>
          <table:table-cell office:value-type="float" office:value="478.037" calcext:value-type="float">
            <text:p>478.03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78.089996337891" calcext:value-type="float">
            <text:p>478.089996337891000</text:p>
          </table:table-cell>
          <table:table-cell office:value-type="float" office:value="5.29963378906473" calcext:value-type="float">
            <text:p>5</text:p>
          </table:table-cell>
          <table:table-cell table:style-name="ce1" table:formula="of:=ABS([.K1011])" office:value-type="float" office:value="5.29963378906473" calcext:value-type="float">
            <text:p>5</text:p>
          </table:table-cell>
          <table:table-cell/>
        </table:table-row>
        <table:table-row table:style-name="ro1">
          <table:table-cell office:value-type="float" office:value="42013" calcext:value-type="float">
            <text:p>42013</text:p>
          </table:table-cell>
          <table:table-cell table:number-columns-repeated="2" table:style-name="ce2" office:value-type="string" calcext:value-type="string">
            <text:p>107</text:p>
          </table:table-cell>
          <table:table-cell office:value-type="float" office:value="492.263" calcext:value-type="float">
            <text:p>492.263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492.220001220703" calcext:value-type="float">
            <text:p>492.220001220703000</text:p>
          </table:table-cell>
          <table:table-cell office:value-type="float" office:value="-4.29987792968518" calcext:value-type="float">
            <text:p>-4</text:p>
          </table:table-cell>
          <table:table-cell table:style-name="ce1" table:formula="of:=ABS([.K1012])" office:value-type="float" office:value="4.29987792968518" calcext:value-type="float">
            <text:p>4</text:p>
          </table:table-cell>
          <table:table-cell/>
        </table:table-row>
        <table:table-row table:style-name="ro1">
          <table:table-cell office:value-type="float" office:value="42007" calcext:value-type="float">
            <text:p>42007</text:p>
          </table:table-cell>
          <table:table-cell table:number-columns-repeated="2" table:style-name="ce2" office:value-type="string" calcext:value-type="string">
            <text:p>25130893</text:p>
          </table:table-cell>
          <table:table-cell office:value-type="float" office:value="527.57" calcext:value-type="float">
            <text:p>527.570</text:p>
          </table:table-cell>
          <table:table-cell office:value-type="float" office:value="527.57" calcext:value-type="float">
            <text:p>527.57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27.070007324219" calcext:value-type="float">
            <text:p>527.070007324219000</text:p>
          </table:table-cell>
          <table:table-cell office:value-type="float" office:value="-49.99926757813" calcext:value-type="float">
            <text:p>-50</text:p>
          </table:table-cell>
          <table:table-cell table:style-name="ce1" table:formula="of:=ABS([.K1013])" office:value-type="float" office:value="49.99926757813" calcext:value-type="float">
            <text:p>50</text:p>
          </table:table-cell>
          <table:table-cell/>
        </table:table-row>
        <table:table-row table:style-name="ro1">
          <table:table-cell office:value-type="float" office:value="42011" calcext:value-type="float">
            <text:p>42011</text:p>
          </table:table-cell>
          <table:table-cell table:number-columns-repeated="2" table:style-name="ce2" office:value-type="string" calcext:value-type="string">
            <text:p>25130890</text:p>
          </table:table-cell>
          <table:table-cell office:value-type="float" office:value="518.73" calcext:value-type="float">
            <text:p>518.730</text:p>
          </table:table-cell>
          <table:table-cell office:value-type="float" office:value="518.73" calcext:value-type="float">
            <text:p>518.73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18.330017089844" calcext:value-type="float">
            <text:p>518.330017089844000</text:p>
          </table:table-cell>
          <table:table-cell office:value-type="float" office:value="-39.9982910156268" calcext:value-type="float">
            <text:p>-40</text:p>
          </table:table-cell>
          <table:table-cell table:style-name="ce1" table:formula="of:=ABS([.K1014])" office:value-type="float" office:value="39.9982910156268" calcext:value-type="float">
            <text:p>40</text:p>
          </table:table-cell>
          <table:table-cell/>
        </table:table-row>
        <table:table-row table:style-name="ro1">
          <table:table-cell office:value-type="float" office:value="42010" calcext:value-type="float">
            <text:p>42010</text:p>
          </table:table-cell>
          <table:table-cell table:number-columns-repeated="2" table:style-name="ce2" office:value-type="string" calcext:value-type="string">
            <text:p>25130891</text:p>
          </table:table-cell>
          <table:table-cell office:value-type="float" office:value="522.29" calcext:value-type="float">
            <text:p>522.290</text:p>
          </table:table-cell>
          <table:table-cell office:value-type="float" office:value="522.29" calcext:value-type="float">
            <text:p>522.29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21.780029296875" calcext:value-type="float">
            <text:p>521.780029296875000</text:p>
          </table:table-cell>
          <table:table-cell office:value-type="float" office:value="-50.9970703124964" calcext:value-type="float">
            <text:p>-51</text:p>
          </table:table-cell>
          <table:table-cell table:style-name="ce1" table:formula="of:=ABS([.K1015])" office:value-type="float" office:value="50.9970703124964" calcext:value-type="float">
            <text:p>51</text:p>
          </table:table-cell>
          <table:table-cell/>
        </table:table-row>
        <table:table-row table:style-name="ro1">
          <table:table-cell office:value-type="float" office:value="42009" calcext:value-type="float">
            <text:p>42009</text:p>
          </table:table-cell>
          <table:table-cell table:number-columns-repeated="2" table:style-name="ce2" office:value-type="string" calcext:value-type="string">
            <text:p>114</text:p>
          </table:table-cell>
          <table:table-cell office:value-type="float" office:value="523.2" calcext:value-type="float">
            <text:p>523.2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23.159973144531" calcext:value-type="float">
            <text:p>523.159973144531000</text:p>
          </table:table-cell>
          <table:table-cell office:value-type="float" office:value="-4.00268554687955" calcext:value-type="float">
            <text:p>-4</text:p>
          </table:table-cell>
          <table:table-cell table:style-name="ce1" table:formula="of:=ABS([.K1016])" office:value-type="float" office:value="4.00268554687955" calcext:value-type="float">
            <text:p>4</text:p>
          </table:table-cell>
          <table:table-cell/>
        </table:table-row>
        <table:table-row table:style-name="ro1">
          <table:table-cell office:value-type="float" office:value="42008" calcext:value-type="float">
            <text:p>42008</text:p>
          </table:table-cell>
          <table:table-cell table:number-columns-repeated="2" table:style-name="ce2" office:value-type="string" calcext:value-type="string">
            <text:p>25130892</text:p>
          </table:table-cell>
          <table:table-cell office:value-type="float" office:value="524.9" calcext:value-type="float">
            <text:p>524.900</text:p>
          </table:table-cell>
          <table:table-cell office:value-type="float" office:value="524.9" calcext:value-type="float">
            <text:p>524.9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24.380004882812" calcext:value-type="float">
            <text:p>524.380004882812000</text:p>
          </table:table-cell>
          <table:table-cell office:value-type="float" office:value="-51.9995117187477" calcext:value-type="float">
            <text:p>-52</text:p>
          </table:table-cell>
          <table:table-cell table:style-name="ce1" table:formula="of:=ABS([.K1017])" office:value-type="float" office:value="51.9995117187477" calcext:value-type="float">
            <text:p>52</text:p>
          </table:table-cell>
          <table:table-cell/>
        </table:table-row>
        <table:table-row table:style-name="ro1">
          <table:table-cell office:value-type="float" office:value="42004" calcext:value-type="float">
            <text:p>42004</text:p>
          </table:table-cell>
          <table:table-cell table:number-columns-repeated="2" table:style-name="ce2" office:value-type="string" calcext:value-type="string">
            <text:p>113</text:p>
          </table:table-cell>
          <table:table-cell office:value-type="float" office:value="517.11" calcext:value-type="float">
            <text:p>517.1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17.140014648438" calcext:value-type="float">
            <text:p>517.140014648438000</text:p>
          </table:table-cell>
          <table:table-cell office:value-type="float" office:value="3.00146484374864" calcext:value-type="float">
            <text:p>3</text:p>
          </table:table-cell>
          <table:table-cell table:style-name="ce1" table:formula="of:=ABS([.K1018])" office:value-type="float" office:value="3.00146484374864" calcext:value-type="float">
            <text:p>3</text:p>
          </table:table-cell>
          <table:table-cell/>
        </table:table-row>
        <table:table-row table:style-name="ro1">
          <table:table-cell office:value-type="float" office:value="42003" calcext:value-type="float">
            <text:p>42003</text:p>
          </table:table-cell>
          <table:table-cell table:number-columns-repeated="2" table:style-name="ce2" office:value-type="string" calcext:value-type="string">
            <text:p>137</text:p>
          </table:table-cell>
          <table:table-cell office:value-type="float" office:value="525.99" calcext:value-type="float">
            <text:p>525.9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26.070007324219" calcext:value-type="float">
            <text:p>526.070007324219000</text:p>
          </table:table-cell>
          <table:table-cell office:value-type="float" office:value="8.00073242187409" calcext:value-type="float">
            <text:p>8</text:p>
          </table:table-cell>
          <table:table-cell table:style-name="ce1" table:formula="of:=ABS([.K1019])" office:value-type="float" office:value="8.00073242187409" calcext:value-type="float">
            <text:p>8</text:p>
          </table:table-cell>
          <table:table-cell/>
        </table:table-row>
        <table:table-row table:style-name="ro1">
          <table:table-cell office:value-type="float" office:value="42028" calcext:value-type="float">
            <text:p>42028</text:p>
          </table:table-cell>
          <table:table-cell table:number-columns-repeated="2" table:style-name="ce2" office:value-type="string" calcext:value-type="string">
            <text:p>203</text:p>
          </table:table-cell>
          <table:table-cell office:value-type="float" office:value="515.59" calcext:value-type="float">
            <text:p>515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15.580017089844" calcext:value-type="float">
            <text:p>515.580017089844000</text:p>
          </table:table-cell>
          <table:table-cell office:value-type="float" office:value="-0.998291015628183" calcext:value-type="float">
            <text:p>-1</text:p>
          </table:table-cell>
          <table:table-cell table:style-name="ce1" table:formula="of:=ABS([.K1020])" office:value-type="float" office:value="0.998291015628183" calcext:value-type="float">
            <text:p>1</text:p>
          </table:table-cell>
          <table:table-cell/>
        </table:table-row>
        <table:table-row table:style-name="ro1">
          <table:table-cell office:value-type="float" office:value="42032" calcext:value-type="float">
            <text:p>42032</text:p>
          </table:table-cell>
          <table:table-cell table:number-columns-repeated="2" table:style-name="ce2" office:value-type="string" calcext:value-type="string">
            <text:p>25130889</text:p>
          </table:table-cell>
          <table:table-cell office:value-type="float" office:value="513.88" calcext:value-type="float">
            <text:p>513.880</text:p>
          </table:table-cell>
          <table:table-cell office:value-type="float" office:value="513.88" calcext:value-type="float">
            <text:p>513.88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13.419982910156" calcext:value-type="float">
            <text:p>513.419982910156000</text:p>
          </table:table-cell>
          <table:table-cell office:value-type="float" office:value="-46.0017089843745" calcext:value-type="float">
            <text:p>-46</text:p>
          </table:table-cell>
          <table:table-cell table:style-name="ce1" table:formula="of:=ABS([.K1021])" office:value-type="float" office:value="46.0017089843745" calcext:value-type="float">
            <text:p>46</text:p>
          </table:table-cell>
          <table:table-cell/>
        </table:table-row>
        <table:table-row table:style-name="ro1">
          <table:table-cell office:value-type="float" office:value="41988" calcext:value-type="float">
            <text:p>41988</text:p>
          </table:table-cell>
          <table:table-cell table:number-columns-repeated="2" table:style-name="ce2" office:value-type="string" calcext:value-type="string">
            <text:p>25130899</text:p>
          </table:table-cell>
          <table:table-cell office:value-type="float" office:value="541.1" calcext:value-type="float">
            <text:p>541.1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0.400024414062" calcext:value-type="float">
            <text:p>540.400024414062000</text:p>
          </table:table-cell>
          <table:table-cell office:value-type="float" office:value="-69.9975585937523" calcext:value-type="float">
            <text:p>-70</text:p>
          </table:table-cell>
          <table:table-cell table:style-name="ce1" table:formula="of:=ABS([.K1022])" office:value-type="float" office:value="69.9975585937523" calcext:value-type="float">
            <text:p>70</text:p>
          </table:table-cell>
          <table:table-cell/>
        </table:table-row>
        <table:table-row table:style-name="ro1">
          <table:table-cell office:value-type="float" office:value="41982" calcext:value-type="float">
            <text:p>41982</text:p>
          </table:table-cell>
          <table:table-cell table:number-columns-repeated="2" table:style-name="ce2" office:value-type="string" calcext:value-type="string">
            <text:p>132</text:p>
          </table:table-cell>
          <table:table-cell office:value-type="float" office:value="541.96" calcext:value-type="float">
            <text:p>541.9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1.869995117188" calcext:value-type="float">
            <text:p>541.869995117188000</text:p>
          </table:table-cell>
          <table:table-cell office:value-type="float" office:value="-9.00048828125364" calcext:value-type="float">
            <text:p>-9</text:p>
          </table:table-cell>
          <table:table-cell table:style-name="ce1" table:formula="of:=ABS([.K1023])" office:value-type="float" office:value="9.00048828125364" calcext:value-type="float">
            <text:p>9</text:p>
          </table:table-cell>
          <table:table-cell/>
        </table:table-row>
        <table:table-row table:style-name="ro1">
          <table:table-cell office:value-type="float" office:value="41985" calcext:value-type="float">
            <text:p>41985</text:p>
          </table:table-cell>
          <table:table-cell table:number-columns-repeated="2" table:style-name="ce2" office:value-type="string" calcext:value-type="string">
            <text:p>131</text:p>
          </table:table-cell>
          <table:table-cell office:value-type="float" office:value="541.78" calcext:value-type="float">
            <text:p>541.7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1.690002441406" calcext:value-type="float">
            <text:p>541.690002441406000</text:p>
          </table:table-cell>
          <table:table-cell office:value-type="float" office:value="-8.99975585937227" calcext:value-type="float">
            <text:p>-9</text:p>
          </table:table-cell>
          <table:table-cell table:style-name="ce1" table:formula="of:=ABS([.K1024])" office:value-type="float" office:value="8.99975585937227" calcext:value-type="float">
            <text:p>9</text:p>
          </table:table-cell>
          <table:table-cell/>
        </table:table-row>
        <table:table-row table:style-name="ro1">
          <table:table-cell office:value-type="float" office:value="41983" calcext:value-type="float">
            <text:p>41983</text:p>
          </table:table-cell>
          <table:table-cell table:number-columns-repeated="2" table:style-name="ce2" office:value-type="string" calcext:value-type="string">
            <text:p>25130898</text:p>
          </table:table-cell>
          <table:table-cell office:value-type="float" office:value="539.49" calcext:value-type="float">
            <text:p>539.4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9.070007324219" calcext:value-type="float">
            <text:p>539.070007324219000</text:p>
          </table:table-cell>
          <table:table-cell office:value-type="float" office:value="-41.9992675781259" calcext:value-type="float">
            <text:p>-42</text:p>
          </table:table-cell>
          <table:table-cell table:style-name="ce1" table:formula="of:=ABS([.K1025])" office:value-type="float" office:value="41.9992675781259" calcext:value-type="float">
            <text:p>42</text:p>
          </table:table-cell>
          <table:table-cell/>
        </table:table-row>
        <table:table-row table:style-name="ro1">
          <table:table-cell office:value-type="float" office:value="41979" calcext:value-type="float">
            <text:p>41979</text:p>
          </table:table-cell>
          <table:table-cell table:number-columns-repeated="2" table:style-name="ce2" office:value-type="string" calcext:value-type="string">
            <text:p>152</text:p>
          </table:table-cell>
          <table:table-cell office:value-type="float" office:value="539.19" calcext:value-type="float">
            <text:p>539.1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9.090026855469" calcext:value-type="float">
            <text:p>539.090026855469000</text:p>
          </table:table-cell>
          <table:table-cell office:value-type="float" office:value="-9.99731445313046" calcext:value-type="float">
            <text:p>-10</text:p>
          </table:table-cell>
          <table:table-cell table:style-name="ce1" table:formula="of:=ABS([.K1026])" office:value-type="float" office:value="9.99731445313046" calcext:value-type="float">
            <text:p>10</text:p>
          </table:table-cell>
          <table:table-cell/>
        </table:table-row>
        <table:table-row table:style-name="ro1">
          <table:table-cell office:value-type="float" office:value="41978" calcext:value-type="float">
            <text:p>41978</text:p>
          </table:table-cell>
          <table:table-cell table:number-columns-repeated="2" table:style-name="ce2" office:value-type="string" calcext:value-type="string">
            <text:p>118</text:p>
          </table:table-cell>
          <table:table-cell office:value-type="float" office:value="542.03" calcext:value-type="float">
            <text:p>542.0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1.900024414062" calcext:value-type="float">
            <text:p>541.900024414062000</text:p>
          </table:table-cell>
          <table:table-cell office:value-type="float" office:value="-12.9975585937473" calcext:value-type="float">
            <text:p>-13</text:p>
          </table:table-cell>
          <table:table-cell table:style-name="ce1" table:formula="of:=ABS([.K1027])" office:value-type="float" office:value="12.9975585937473" calcext:value-type="float">
            <text:p>13</text:p>
          </table:table-cell>
          <table:table-cell/>
        </table:table-row>
        <table:table-row table:style-name="ro1">
          <table:table-cell office:value-type="float" office:value="41977" calcext:value-type="float">
            <text:p>41977</text:p>
          </table:table-cell>
          <table:table-cell table:number-columns-repeated="2" table:style-name="ce2" office:value-type="string" calcext:value-type="string">
            <text:p>116</text:p>
          </table:table-cell>
          <table:table-cell office:value-type="float" office:value="536.08" calcext:value-type="float">
            <text:p>536.0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6.030029296875" calcext:value-type="float">
            <text:p>536.030029296875000</text:p>
          </table:table-cell>
          <table:table-cell office:value-type="float" office:value="-4.99707031250409" calcext:value-type="float">
            <text:p>-5</text:p>
          </table:table-cell>
          <table:table-cell table:style-name="ce1" table:formula="of:=ABS([.K1028])" office:value-type="float" office:value="4.99707031250409" calcext:value-type="float">
            <text:p>5</text:p>
          </table:table-cell>
          <table:table-cell/>
        </table:table-row>
        <table:table-row table:style-name="ro1">
          <table:table-cell office:value-type="float" office:value="41976" calcext:value-type="float">
            <text:p>41976</text:p>
          </table:table-cell>
          <table:table-cell table:number-columns-repeated="2" table:style-name="ce2" office:value-type="string" calcext:value-type="string">
            <text:p>117</text:p>
          </table:table-cell>
          <table:table-cell office:value-type="float" office:value="538.7" calcext:value-type="float">
            <text:p>538.7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8.760009765625" calcext:value-type="float">
            <text:p>538.760009765625000</text:p>
          </table:table-cell>
          <table:table-cell office:value-type="float" office:value="6.00097656249545" calcext:value-type="float">
            <text:p>6</text:p>
          </table:table-cell>
          <table:table-cell table:style-name="ce1" table:formula="of:=ABS([.K1029])" office:value-type="float" office:value="6.00097656249545" calcext:value-type="float">
            <text:p>6</text:p>
          </table:table-cell>
          <table:table-cell/>
        </table:table-row>
        <table:table-row table:style-name="ro1">
          <table:table-cell office:value-type="float" office:value="41975" calcext:value-type="float">
            <text:p>41975</text:p>
          </table:table-cell>
          <table:table-cell table:number-columns-repeated="2" table:style-name="ce2" office:value-type="string" calcext:value-type="string">
            <text:p>25130895</text:p>
          </table:table-cell>
          <table:table-cell office:value-type="float" office:value="532.14" calcext:value-type="float">
            <text:p>532.140</text:p>
          </table:table-cell>
          <table:table-cell office:value-type="float" office:value="532.14" calcext:value-type="float">
            <text:p>532.14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1.849975585938" calcext:value-type="float">
            <text:p>531.849975585938000</text:p>
          </table:table-cell>
          <table:table-cell office:value-type="float" office:value="-29.0024414062486" calcext:value-type="float">
            <text:p>-29</text:p>
          </table:table-cell>
          <table:table-cell table:style-name="ce1" table:formula="of:=ABS([.K1030])" office:value-type="float" office:value="29.0024414062486" calcext:value-type="float">
            <text:p>29</text:p>
          </table:table-cell>
          <table:table-cell/>
        </table:table-row>
        <table:table-row table:style-name="ro1">
          <table:table-cell office:value-type="float" office:value="41974" calcext:value-type="float">
            <text:p>41974</text:p>
          </table:table-cell>
          <table:table-cell table:number-columns-repeated="2" table:style-name="ce2" office:value-type="string" calcext:value-type="string">
            <text:p>25130896</text:p>
          </table:table-cell>
          <table:table-cell office:value-type="float" office:value="534.85" calcext:value-type="float">
            <text:p>534.850</text:p>
          </table:table-cell>
          <table:table-cell office:value-type="float" office:value="534.85" calcext:value-type="float">
            <text:p>534.85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4.349975585938" calcext:value-type="float">
            <text:p>534.349975585938000</text:p>
          </table:table-cell>
          <table:table-cell office:value-type="float" office:value="-50.0024414062523" calcext:value-type="float">
            <text:p>-50</text:p>
          </table:table-cell>
          <table:table-cell table:style-name="ce1" table:formula="of:=ABS([.K1031])" office:value-type="float" office:value="50.0024414062523" calcext:value-type="float">
            <text:p>50</text:p>
          </table:table-cell>
          <table:table-cell/>
        </table:table-row>
        <table:table-row table:style-name="ro1">
          <table:table-cell office:value-type="float" office:value="42005" calcext:value-type="float">
            <text:p>42005</text:p>
          </table:table-cell>
          <table:table-cell table:number-columns-repeated="2" table:style-name="ce2" office:value-type="string" calcext:value-type="string">
            <text:p>25130894</text:p>
          </table:table-cell>
          <table:table-cell office:value-type="float" office:value="530.99" calcext:value-type="float">
            <text:p>530.990</text:p>
          </table:table-cell>
          <table:table-cell office:value-type="float" office:value="530.99" calcext:value-type="float">
            <text:p>530.99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0.309997558594" calcext:value-type="float">
            <text:p>530.309997558594000</text:p>
          </table:table-cell>
          <table:table-cell office:value-type="float" office:value="-68.0002441406259" calcext:value-type="float">
            <text:p>-68</text:p>
          </table:table-cell>
          <table:table-cell table:style-name="ce1" table:formula="of:=ABS([.K1032])" office:value-type="float" office:value="68.0002441406259" calcext:value-type="float">
            <text:p>68</text:p>
          </table:table-cell>
          <table:table-cell/>
        </table:table-row>
        <table:table-row table:style-name="ro1">
          <table:table-cell office:value-type="float" office:value="41980" calcext:value-type="float">
            <text:p>41980</text:p>
          </table:table-cell>
          <table:table-cell table:number-columns-repeated="2" table:style-name="ce2" office:value-type="string" calcext:value-type="string">
            <text:p>147</text:p>
          </table:table-cell>
          <table:table-cell office:value-type="float" office:value="534.5" calcext:value-type="float">
            <text:p>534.5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4.5" calcext:value-type="float">
            <text:p>534.500000000000000</text:p>
          </table:table-cell>
          <table:table-cell office:value-type="float" office:value="0" calcext:value-type="float">
            <text:p>0</text:p>
          </table:table-cell>
          <table:table-cell table:style-name="ce1" table:formula="of:=ABS([.K10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73" calcext:value-type="float">
            <text:p>41973</text:p>
          </table:table-cell>
          <table:table-cell table:number-columns-repeated="2" table:style-name="ce2" office:value-type="string" calcext:value-type="string">
            <text:p>148</text:p>
          </table:table-cell>
          <table:table-cell office:value-type="float" office:value="536.35" calcext:value-type="float">
            <text:p>536.3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6.380004882812" calcext:value-type="float">
            <text:p>536.380004882812000</text:p>
          </table:table-cell>
          <table:table-cell office:value-type="float" office:value="3.00048828124773" calcext:value-type="float">
            <text:p>3</text:p>
          </table:table-cell>
          <table:table-cell table:style-name="ce1" table:formula="of:=ABS([.K1034])" office:value-type="float" office:value="3.00048828124773" calcext:value-type="float">
            <text:p>3</text:p>
          </table:table-cell>
          <table:table-cell/>
        </table:table-row>
        <table:table-row table:style-name="ro1">
          <table:table-cell office:value-type="float" office:value="42006" calcext:value-type="float">
            <text:p>42006</text:p>
          </table:table-cell>
          <table:table-cell table:number-columns-repeated="2" table:style-name="ce2" office:value-type="string" calcext:value-type="string">
            <text:p>115</text:p>
          </table:table-cell>
          <table:table-cell office:value-type="float" office:value="530.82" calcext:value-type="float">
            <text:p>530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0.849975585938" calcext:value-type="float">
            <text:p>530.849975585938000</text:p>
          </table:table-cell>
          <table:table-cell office:value-type="float" office:value="2.997558593745" calcext:value-type="float">
            <text:p>3</text:p>
          </table:table-cell>
          <table:table-cell table:style-name="ce1" table:formula="of:=ABS([.K1035])" office:value-type="float" office:value="2.997558593745" calcext:value-type="float">
            <text:p>3</text:p>
          </table:table-cell>
          <table:table-cell/>
        </table:table-row>
        <table:table-row table:style-name="ro1">
          <table:table-cell office:value-type="float" office:value="41972" calcext:value-type="float">
            <text:p>41972</text:p>
          </table:table-cell>
          <table:table-cell table:number-columns-repeated="2" table:style-name="ce2" office:value-type="string" calcext:value-type="string">
            <text:p>138</text:p>
          </table:table-cell>
          <table:table-cell office:value-type="float" office:value="530.46" calcext:value-type="float">
            <text:p>530.46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0.450012207031" calcext:value-type="float">
            <text:p>530.450012207031000</text:p>
          </table:table-cell>
          <table:table-cell office:value-type="float" office:value="-0.998779296878638" calcext:value-type="float">
            <text:p>-1</text:p>
          </table:table-cell>
          <table:table-cell table:style-name="ce1" table:formula="of:=ABS([.K1036])" office:value-type="float" office:value="0.998779296878638" calcext:value-type="float">
            <text:p>1</text:p>
          </table:table-cell>
          <table:table-cell/>
        </table:table-row>
        <table:table-row table:style-name="ro1">
          <table:table-cell office:value-type="float" office:value="41968" calcext:value-type="float">
            <text:p>41968</text:p>
          </table:table-cell>
          <table:table-cell table:number-columns-repeated="2" table:style-name="ce2" office:value-type="string" calcext:value-type="string">
            <text:p>149</text:p>
          </table:table-cell>
          <table:table-cell office:value-type="float" office:value="539.18" calcext:value-type="float">
            <text:p>539.1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9.099975585938" calcext:value-type="float">
            <text:p>539.099975585938000</text:p>
          </table:table-cell>
          <table:table-cell office:value-type="float" office:value="-8.002441406245" calcext:value-type="float">
            <text:p>-8</text:p>
          </table:table-cell>
          <table:table-cell table:style-name="ce1" table:formula="of:=ABS([.K1037])" office:value-type="float" office:value="8.002441406245" calcext:value-type="float">
            <text:p>8</text:p>
          </table:table-cell>
          <table:table-cell/>
        </table:table-row>
        <table:table-row table:style-name="ro1">
          <table:table-cell office:value-type="float" office:value="41971" calcext:value-type="float">
            <text:p>41971</text:p>
          </table:table-cell>
          <table:table-cell table:number-columns-repeated="2" table:style-name="ce2" office:value-type="string" calcext:value-type="string">
            <text:p>139</text:p>
          </table:table-cell>
          <table:table-cell office:value-type="float" office:value="536.19" calcext:value-type="float">
            <text:p>536.1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6.119995117188" calcext:value-type="float">
            <text:p>536.119995117188000</text:p>
          </table:table-cell>
          <table:table-cell office:value-type="float" office:value="-7.00048828125546" calcext:value-type="float">
            <text:p>-7</text:p>
          </table:table-cell>
          <table:table-cell table:style-name="ce1" table:formula="of:=ABS([.K1038])" office:value-type="float" office:value="7.00048828125546" calcext:value-type="float">
            <text:p>7</text:p>
          </table:table-cell>
          <table:table-cell/>
        </table:table-row>
        <table:table-row table:style-name="ro1">
          <table:table-cell office:value-type="float" office:value="41967" calcext:value-type="float">
            <text:p>41967</text:p>
          </table:table-cell>
          <table:table-cell table:number-columns-repeated="2" table:style-name="ce2" office:value-type="string" calcext:value-type="string">
            <text:p>140</text:p>
          </table:table-cell>
          <table:table-cell office:value-type="float" office:value="538.65" calcext:value-type="float">
            <text:p>538.65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38.489990234375" calcext:value-type="float">
            <text:p>538.489990234375000</text:p>
          </table:table-cell>
          <table:table-cell office:value-type="float" office:value="-16.0009765624977" calcext:value-type="float">
            <text:p>-16</text:p>
          </table:table-cell>
          <table:table-cell table:style-name="ce1" table:formula="of:=ABS([.K1039])" office:value-type="float" office:value="16.0009765624977" calcext:value-type="float">
            <text:p>16</text:p>
          </table:table-cell>
          <table:table-cell/>
        </table:table-row>
        <table:table-row table:style-name="ro1">
          <table:table-cell office:value-type="float" office:value="41945" calcext:value-type="float">
            <text:p>41945</text:p>
          </table:table-cell>
          <table:table-cell table:number-columns-repeated="2" table:style-name="ce2" office:value-type="string" calcext:value-type="string">
            <text:p>119</text:p>
          </table:table-cell>
          <table:table-cell office:value-type="float" office:value="545.11" calcext:value-type="float">
            <text:p>545.1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5.059997558594" calcext:value-type="float">
            <text:p>545.059997558594000</text:p>
          </table:table-cell>
          <table:table-cell office:value-type="float" office:value="-5.00024414062636" calcext:value-type="float">
            <text:p>-5</text:p>
          </table:table-cell>
          <table:table-cell table:style-name="ce1" table:formula="of:=ABS([.K1040])" office:value-type="float" office:value="5.00024414062636" calcext:value-type="float">
            <text:p>5</text:p>
          </table:table-cell>
          <table:table-cell/>
        </table:table-row>
        <table:table-row table:style-name="ro1">
          <table:table-cell office:value-type="float" office:value="41944" calcext:value-type="float">
            <text:p>41944</text:p>
          </table:table-cell>
          <table:table-cell table:number-columns-repeated="2" table:style-name="ce2" office:value-type="string" calcext:value-type="string">
            <text:p>120</text:p>
          </table:table-cell>
          <table:table-cell office:value-type="float" office:value="546.47" calcext:value-type="float">
            <text:p>546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6.440002441406" calcext:value-type="float">
            <text:p>546.440002441406000</text:p>
          </table:table-cell>
          <table:table-cell office:value-type="float" office:value="-2.99975585937773" calcext:value-type="float">
            <text:p>-3</text:p>
          </table:table-cell>
          <table:table-cell table:style-name="ce1" table:formula="of:=ABS([.K1041])" office:value-type="float" office:value="2.99975585937773" calcext:value-type="float">
            <text:p>3</text:p>
          </table:table-cell>
          <table:table-cell/>
        </table:table-row>
        <table:table-row table:style-name="ro1">
          <table:table-cell office:value-type="float" office:value="41949" calcext:value-type="float">
            <text:p>41949</text:p>
          </table:table-cell>
          <table:table-cell table:number-columns-repeated="2" table:style-name="ce2" office:value-type="string" calcext:value-type="string">
            <text:p>136</text:p>
          </table:table-cell>
          <table:table-cell office:value-type="float" office:value="541.8" calcext:value-type="float">
            <text:p>541.8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1.830017089844" calcext:value-type="float">
            <text:p>541.830017089844000</text:p>
          </table:table-cell>
          <table:table-cell office:value-type="float" office:value="3.00170898437955" calcext:value-type="float">
            <text:p>3</text:p>
          </table:table-cell>
          <table:table-cell table:style-name="ce1" table:formula="of:=ABS([.K1042])" office:value-type="float" office:value="3.00170898437955" calcext:value-type="float">
            <text:p>3</text:p>
          </table:table-cell>
          <table:table-cell/>
        </table:table-row>
        <table:table-row table:style-name="ro1">
          <table:table-cell office:value-type="float" office:value="41951" calcext:value-type="float">
            <text:p>41951</text:p>
          </table:table-cell>
          <table:table-cell table:number-columns-repeated="2" table:style-name="ce2" office:value-type="string" calcext:value-type="string">
            <text:p>133</text:p>
          </table:table-cell>
          <table:table-cell office:value-type="float" office:value="542.347" calcext:value-type="float">
            <text:p>542.347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2.210021972656" calcext:value-type="float">
            <text:p>542.210021972656000</text:p>
          </table:table-cell>
          <table:table-cell office:value-type="float" office:value="-13.697802734373" calcext:value-type="float">
            <text:p>-14</text:p>
          </table:table-cell>
          <table:table-cell table:style-name="ce1" table:formula="of:=ABS([.K1043])" office:value-type="float" office:value="13.697802734373" calcext:value-type="float">
            <text:p>14</text:p>
          </table:table-cell>
          <table:table-cell/>
        </table:table-row>
        <table:table-row table:style-name="ro1">
          <table:table-cell office:value-type="float" office:value="41937" calcext:value-type="float">
            <text:p>41937</text:p>
          </table:table-cell>
          <table:table-cell table:number-columns-repeated="2" table:style-name="ce2" office:value-type="string" calcext:value-type="string">
            <text:p>143</text:p>
          </table:table-cell>
          <table:table-cell office:value-type="float" office:value="550.71" calcext:value-type="float">
            <text:p>550.7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50.739990234375" calcext:value-type="float">
            <text:p>550.739990234375000</text:p>
          </table:table-cell>
          <table:table-cell office:value-type="float" office:value="2.99902343749636" calcext:value-type="float">
            <text:p>3</text:p>
          </table:table-cell>
          <table:table-cell table:style-name="ce1" table:formula="of:=ABS([.K1044])" office:value-type="float" office:value="2.99902343749636" calcext:value-type="float">
            <text:p>3</text:p>
          </table:table-cell>
          <table:table-cell/>
        </table:table-row>
        <table:table-row table:style-name="ro1">
          <table:table-cell office:value-type="float" office:value="41936" calcext:value-type="float">
            <text:p>41936</text:p>
          </table:table-cell>
          <table:table-cell table:number-columns-repeated="2" table:style-name="ce2" office:value-type="string" calcext:value-type="string">
            <text:p>144</text:p>
          </table:table-cell>
          <table:table-cell office:value-type="float" office:value="548.33" calcext:value-type="float">
            <text:p>548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8.179992675781" calcext:value-type="float">
            <text:p>548.179992675781000</text:p>
          </table:table-cell>
          <table:table-cell office:value-type="float" office:value="-15.0007324218791" calcext:value-type="float">
            <text:p>-15</text:p>
          </table:table-cell>
          <table:table-cell table:style-name="ce1" table:formula="of:=ABS([.K1045])" office:value-type="float" office:value="15.0007324218791" calcext:value-type="float">
            <text:p>15</text:p>
          </table:table-cell>
          <table:table-cell/>
        </table:table-row>
        <table:table-row table:style-name="ro1">
          <table:table-cell office:value-type="float" office:value="41940" calcext:value-type="float">
            <text:p>41940</text:p>
          </table:table-cell>
          <table:table-cell table:number-columns-repeated="2" table:style-name="ce2" office:value-type="string" calcext:value-type="string">
            <text:p>145</text:p>
          </table:table-cell>
          <table:table-cell office:value-type="float" office:value="541.72" calcext:value-type="float">
            <text:p>541.7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1.830017089844" calcext:value-type="float">
            <text:p>541.830017089844000</text:p>
          </table:table-cell>
          <table:table-cell office:value-type="float" office:value="11.0017089843723" calcext:value-type="float">
            <text:p>11</text:p>
          </table:table-cell>
          <table:table-cell table:style-name="ce1" table:formula="of:=ABS([.K1046])" office:value-type="float" office:value="11.0017089843723" calcext:value-type="float">
            <text:p>11</text:p>
          </table:table-cell>
          <table:table-cell/>
        </table:table-row>
        <table:table-row table:style-name="ro1">
          <table:table-cell office:value-type="float" office:value="41948" calcext:value-type="float">
            <text:p>41948</text:p>
          </table:table-cell>
          <table:table-cell table:number-columns-repeated="2" table:style-name="ce2" office:value-type="string" calcext:value-type="string">
            <text:p>121</text:p>
          </table:table-cell>
          <table:table-cell office:value-type="float" office:value="549.09" calcext:value-type="float">
            <text:p>549.0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9.140014648438" calcext:value-type="float">
            <text:p>549.140014648438000</text:p>
          </table:table-cell>
          <table:table-cell office:value-type="float" office:value="5.00146484374682" calcext:value-type="float">
            <text:p>5</text:p>
          </table:table-cell>
          <table:table-cell table:style-name="ce1" table:formula="of:=ABS([.K1047])" office:value-type="float" office:value="5.00146484374682" calcext:value-type="float">
            <text:p>5</text:p>
          </table:table-cell>
          <table:table-cell/>
        </table:table-row>
        <table:table-row table:style-name="ro1">
          <table:table-cell office:value-type="float" office:value="41946" calcext:value-type="float">
            <text:p>41946</text:p>
          </table:table-cell>
          <table:table-cell table:number-columns-repeated="2" table:style-name="ce2" office:value-type="string" calcext:value-type="string">
            <text:p>153</text:p>
          </table:table-cell>
          <table:table-cell office:value-type="float" office:value="540.69" calcext:value-type="float">
            <text:p>540.6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0.679992675781" calcext:value-type="float">
            <text:p>540.679992675781000</text:p>
          </table:table-cell>
          <table:table-cell office:value-type="float" office:value="-1.00073242188046" calcext:value-type="float">
            <text:p>-1</text:p>
          </table:table-cell>
          <table:table-cell table:style-name="ce1" table:formula="of:=ABS([.K1048])" office:value-type="float" office:value="1.00073242188046" calcext:value-type="float">
            <text:p>1</text:p>
          </table:table-cell>
          <table:table-cell/>
        </table:table-row>
        <table:table-row table:style-name="ro1">
          <table:table-cell office:value-type="float" office:value="41943" calcext:value-type="float">
            <text:p>41943</text:p>
          </table:table-cell>
          <table:table-cell table:number-columns-repeated="2" table:style-name="ce2" office:value-type="string" calcext:value-type="string">
            <text:p>154</text:p>
          </table:table-cell>
          <table:table-cell office:value-type="float" office:value="546.81" calcext:value-type="float">
            <text:p>546.8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6.760009765625" calcext:value-type="float">
            <text:p>546.760009765625000</text:p>
          </table:table-cell>
          <table:table-cell office:value-type="float" office:value="-4.99902343749454" calcext:value-type="float">
            <text:p>-5</text:p>
          </table:table-cell>
          <table:table-cell table:style-name="ce1" table:formula="of:=ABS([.K1049])" office:value-type="float" office:value="4.99902343749454" calcext:value-type="float">
            <text:p>5</text:p>
          </table:table-cell>
          <table:table-cell/>
        </table:table-row>
        <table:table-row table:style-name="ro1">
          <table:table-cell office:value-type="float" office:value="41969" calcext:value-type="float">
            <text:p>41969</text:p>
          </table:table-cell>
          <table:table-cell table:number-columns-repeated="2" table:style-name="ce2" office:value-type="string" calcext:value-type="string">
            <text:p>146</text:p>
          </table:table-cell>
          <table:table-cell office:value-type="float" office:value="540.77" calcext:value-type="float">
            <text:p>540.7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0.710021972656" calcext:value-type="float">
            <text:p>540.710021972656000</text:p>
          </table:table-cell>
          <table:table-cell office:value-type="float" office:value="-5.99780273437318" calcext:value-type="float">
            <text:p>-6</text:p>
          </table:table-cell>
          <table:table-cell table:style-name="ce1" table:formula="of:=ABS([.K1050])" office:value-type="float" office:value="5.99780273437318" calcext:value-type="float">
            <text:p>6</text:p>
          </table:table-cell>
          <table:table-cell/>
        </table:table-row>
        <table:table-row table:style-name="ro1">
          <table:table-cell office:value-type="float" office:value="41965" calcext:value-type="float">
            <text:p>41965</text:p>
          </table:table-cell>
          <table:table-cell table:number-columns-repeated="2" table:style-name="ce2" office:value-type="string" calcext:value-type="string">
            <text:p>141</text:p>
          </table:table-cell>
          <table:table-cell office:value-type="float" office:value="541.39" calcext:value-type="float">
            <text:p>541.3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1.22998046875" calcext:value-type="float">
            <text:p>541.229980468750000</text:p>
          </table:table-cell>
          <table:table-cell office:value-type="float" office:value="-16.0019531249986" calcext:value-type="float">
            <text:p>-16</text:p>
          </table:table-cell>
          <table:table-cell table:style-name="ce1" table:formula="of:=ABS([.K1051])" office:value-type="float" office:value="16.0019531249986" calcext:value-type="float">
            <text:p>16</text:p>
          </table:table-cell>
          <table:table-cell/>
        </table:table-row>
        <table:table-row table:style-name="ro1">
          <table:table-cell office:value-type="float" office:value="41941" calcext:value-type="float">
            <text:p>41941</text:p>
          </table:table-cell>
          <table:table-cell table:number-columns-repeated="2" table:style-name="ce2" office:value-type="string" calcext:value-type="string">
            <text:p>150</text:p>
          </table:table-cell>
          <table:table-cell office:value-type="float" office:value="543.47" calcext:value-type="float">
            <text:p>543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3.390014648438" calcext:value-type="float">
            <text:p>543.390014648438000</text:p>
          </table:table-cell>
          <table:table-cell office:value-type="float" office:value="-7.99853515625273" calcext:value-type="float">
            <text:p>-8</text:p>
          </table:table-cell>
          <table:table-cell table:style-name="ce1" table:formula="of:=ABS([.K1052])" office:value-type="float" office:value="7.99853515625273" calcext:value-type="float">
            <text:p>8</text:p>
          </table:table-cell>
          <table:table-cell/>
        </table:table-row>
        <table:table-row table:style-name="ro1">
          <table:table-cell office:value-type="float" office:value="41932" calcext:value-type="float">
            <text:p>41932</text:p>
          </table:table-cell>
          <table:table-cell table:number-columns-repeated="2" table:style-name="ce2" office:value-type="string" calcext:value-type="string">
            <text:p>151</text:p>
          </table:table-cell>
          <table:table-cell office:value-type="float" office:value="546.59" calcext:value-type="float">
            <text:p>546.59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6.330017089844" calcext:value-type="float">
            <text:p>546.330017089844000</text:p>
          </table:table-cell>
          <table:table-cell office:value-type="float" office:value="-25.9982910156282" calcext:value-type="float">
            <text:p>-26</text:p>
          </table:table-cell>
          <table:table-cell table:style-name="ce1" table:formula="of:=ABS([.K1053])" office:value-type="float" office:value="25.9982910156282" calcext:value-type="float">
            <text:p>26</text:p>
          </table:table-cell>
          <table:table-cell/>
        </table:table-row>
        <table:table-row table:style-name="ro1">
          <table:table-cell office:value-type="float" office:value="41935" calcext:value-type="float">
            <text:p>41935</text:p>
          </table:table-cell>
          <table:table-cell table:number-columns-repeated="2" table:style-name="ce2" office:value-type="string" calcext:value-type="string">
            <text:p>142</text:p>
          </table:table-cell>
          <table:table-cell office:value-type="float" office:value="542.88" calcext:value-type="float">
            <text:p>542.88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2.650024414062" calcext:value-type="float">
            <text:p>542.650024414062000</text:p>
          </table:table-cell>
          <table:table-cell office:value-type="float" office:value="-22.9975585937495" calcext:value-type="float">
            <text:p>-23</text:p>
          </table:table-cell>
          <table:table-cell table:style-name="ce1" table:formula="of:=ABS([.K1054])" office:value-type="float" office:value="22.9975585937495" calcext:value-type="float">
            <text:p>23</text:p>
          </table:table-cell>
          <table:table-cell/>
        </table:table-row>
        <table:table-row table:style-name="ro1">
          <table:table-cell office:value-type="float" office:value="41923" calcext:value-type="float">
            <text:p>41923</text:p>
          </table:table-cell>
          <table:table-cell table:number-columns-repeated="2" table:style-name="ce2" office:value-type="string" calcext:value-type="string">
            <text:p>129</text:p>
          </table:table-cell>
          <table:table-cell office:value-type="float" office:value="548.41" calcext:value-type="float">
            <text:p>548.41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8.27001953125" calcext:value-type="float">
            <text:p>548.270019531250000</text:p>
          </table:table-cell>
          <table:table-cell office:value-type="float" office:value="-13.9980468749968" calcext:value-type="float">
            <text:p>-14</text:p>
          </table:table-cell>
          <table:table-cell table:style-name="ce1" table:formula="of:=ABS([.K1055])" office:value-type="float" office:value="13.9980468749968" calcext:value-type="float">
            <text:p>14</text:p>
          </table:table-cell>
          <table:table-cell/>
        </table:table-row>
        <table:table-row table:style-name="ro1">
          <table:table-cell office:value-type="float" office:value="41942" calcext:value-type="float">
            <text:p>41942</text:p>
          </table:table-cell>
          <table:table-cell table:number-columns-repeated="2" table:style-name="ce2" office:value-type="string" calcext:value-type="string">
            <text:p>155</text:p>
          </table:table-cell>
          <table:table-cell office:value-type="float" office:value="552.4" calcext:value-type="float">
            <text:p>552.4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52.330017089844" calcext:value-type="float">
            <text:p>552.330017089844000</text:p>
          </table:table-cell>
          <table:table-cell office:value-type="float" office:value="-6.99829101562273" calcext:value-type="float">
            <text:p>-7</text:p>
          </table:table-cell>
          <table:table-cell table:style-name="ce1" table:formula="of:=ABS([.K1056])" office:value-type="float" office:value="6.99829101562273" calcext:value-type="float">
            <text:p>7</text:p>
          </table:table-cell>
          <table:table-cell/>
        </table:table-row>
        <table:table-row table:style-name="ro1">
          <table:table-cell office:value-type="float" office:value="41922" calcext:value-type="float">
            <text:p>41922</text:p>
          </table:table-cell>
          <table:table-cell table:number-columns-repeated="2" table:style-name="ce2" office:value-type="string" calcext:value-type="string">
            <text:p>125</text:p>
          </table:table-cell>
          <table:table-cell office:value-type="float" office:value="551.73" calcext:value-type="float">
            <text:p>551.7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51.719970703125" calcext:value-type="float">
            <text:p>551.719970703125000</text:p>
          </table:table-cell>
          <table:table-cell office:value-type="float" office:value="-1.00292968750182" calcext:value-type="float">
            <text:p>-1</text:p>
          </table:table-cell>
          <table:table-cell table:style-name="ce1" table:formula="of:=ABS([.K1057])" office:value-type="float" office:value="1.00292968750182" calcext:value-type="float">
            <text:p>1</text:p>
          </table:table-cell>
          <table:table-cell/>
        </table:table-row>
        <table:table-row table:style-name="ro1">
          <table:table-cell office:value-type="float" office:value="41921" calcext:value-type="float">
            <text:p>41921</text:p>
          </table:table-cell>
          <table:table-cell table:number-columns-repeated="2" table:style-name="ce2" office:value-type="string" calcext:value-type="string">
            <text:p>124</text:p>
          </table:table-cell>
          <table:table-cell office:value-type="float" office:value="550.44" calcext:value-type="float">
            <text:p>550.44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50.340026855469" calcext:value-type="float">
            <text:p>550.340026855469000</text:p>
          </table:table-cell>
          <table:table-cell office:value-type="float" office:value="-9.99731445313046" calcext:value-type="float">
            <text:p>-10</text:p>
          </table:table-cell>
          <table:table-cell table:style-name="ce1" table:formula="of:=ABS([.K1058])" office:value-type="float" office:value="9.99731445313046" calcext:value-type="float">
            <text:p>10</text:p>
          </table:table-cell>
          <table:table-cell/>
        </table:table-row>
        <table:table-row table:style-name="ro1">
          <table:table-cell office:value-type="float" office:value="41924" calcext:value-type="float">
            <text:p>41924</text:p>
          </table:table-cell>
          <table:table-cell table:number-columns-repeated="2" table:style-name="ce2" office:value-type="string" calcext:value-type="string">
            <text:p>130</text:p>
          </table:table-cell>
          <table:table-cell office:value-type="float" office:value="552.82" calcext:value-type="float">
            <text:p>552.82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52.780029296875" calcext:value-type="float">
            <text:p>552.780029296875000</text:p>
          </table:table-cell>
          <table:table-cell office:value-type="float" office:value="-3.997070312505" calcext:value-type="float">
            <text:p>-4</text:p>
          </table:table-cell>
          <table:table-cell table:style-name="ce1" table:formula="of:=ABS([.K1059])" office:value-type="float" office:value="3.997070312505" calcext:value-type="float">
            <text:p>4</text:p>
          </table:table-cell>
          <table:table-cell/>
        </table:table-row>
        <table:table-row table:style-name="ro1">
          <table:table-cell office:value-type="float" office:value="41947" calcext:value-type="float">
            <text:p>41947</text:p>
          </table:table-cell>
          <table:table-cell table:number-columns-repeated="2" table:style-name="ce2" office:value-type="string" calcext:value-type="string">
            <text:p>122</text:p>
          </table:table-cell>
          <table:table-cell office:value-type="float" office:value="550.47" calcext:value-type="float">
            <text:p>550.47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50.570007324219" calcext:value-type="float">
            <text:p>550.570007324219000</text:p>
          </table:table-cell>
          <table:table-cell office:value-type="float" office:value="10.0007324218723" calcext:value-type="float">
            <text:p>10</text:p>
          </table:table-cell>
          <table:table-cell table:style-name="ce1" table:formula="of:=ABS([.K1060])" office:value-type="float" office:value="10.0007324218723" calcext:value-type="float">
            <text:p>10</text:p>
          </table:table-cell>
          <table:table-cell/>
        </table:table-row>
        <table:table-row table:style-name="ro1">
          <table:table-cell office:value-type="float" office:value="41938" calcext:value-type="float">
            <text:p>41938</text:p>
          </table:table-cell>
          <table:table-cell table:number-columns-repeated="2" table:style-name="ce2" office:value-type="string" calcext:value-type="string">
            <text:p>156</text:p>
          </table:table-cell>
          <table:table-cell office:value-type="float" office:value="552.9" calcext:value-type="float">
            <text:p>552.90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52.760009765625" calcext:value-type="float">
            <text:p>552.760009765625000</text:p>
          </table:table-cell>
          <table:table-cell office:value-type="float" office:value="-13.9990234374977" calcext:value-type="float">
            <text:p>-14</text:p>
          </table:table-cell>
          <table:table-cell table:style-name="ce1" table:formula="of:=ABS([.K1061])" office:value-type="float" office:value="13.9990234374977" calcext:value-type="float">
            <text:p>14</text:p>
          </table:table-cell>
          <table:table-cell/>
        </table:table-row>
        <table:table-row table:style-name="ro1">
          <table:table-cell office:value-type="float" office:value="41920" calcext:value-type="float">
            <text:p>41920</text:p>
          </table:table-cell>
          <table:table-cell table:number-columns-repeated="2" table:style-name="ce2" office:value-type="string" calcext:value-type="string">
            <text:p>123</text:p>
          </table:table-cell>
          <table:table-cell office:value-type="float" office:value="548.33" calcext:value-type="float">
            <text:p>548.330</text:p>
          </table:table-cell>
          <table:table-cell office:value-type="float" office:value="0" calcext:value-type="float">
            <text:p>0.000000000000000</text:p>
          </table:table-cell>
          <table:table-cell office:value-type="string" calcext:value-type="string">
            <text:p>Stein_Kunststoffzeichen</text:p>
          </table:table-cell>
          <table:table-cell office:value-type="string" calcext:value-type="string">
            <text:p>Stein</text:p>
          </table:table-cell>
          <table:table-cell table:number-columns-repeated="2" table:style-name="ce2" office:value-type="string" calcext:value-type="string">
            <text:p>1998-01-08</text:p>
          </table:table-cell>
          <table:table-cell office:value-type="float" office:value="548.359985351562" calcext:value-type="float">
            <text:p>548.359985351562000</text:p>
          </table:table-cell>
          <table:table-cell office:value-type="float" office:value="2.99853515624591" calcext:value-type="float">
            <text:p>3</text:p>
          </table:table-cell>
          <table:table-cell table:style-name="ce1" table:formula="of:=ABS([.K1062])" office:value-type="float" office:value="2.99853515624591" calcext:value-type="float">
            <text:p>3</text:p>
          </table:table-cell>
          <table:table-cell/>
        </table:table-row>
        <table:table-row table:style-name="ro1">
          <table:table-cell table:number-columns-repeated="10"/>
          <table:table-cell table:formula="of:=AVERAGE([.K1:.K1062])" office:value-type="float" office:value="1.89841637333" calcext:value-type="float">
            <text:p>2</text:p>
          </table:table-cell>
          <table:table-cell table:style-name="ce1" table:formula="of:=AVERAGE([.L1:.L1062])" office:value-type="float" office:value="15.3071901253163" calcext:value-type="float">
            <text:p>15</text:p>
          </table:table-cell>
          <table:table-cell office:value-type="string" calcext:value-type="string">
            <text:p>mittelwert</text:p>
          </table:table-cell>
        </table:table-row>
        <table:table-row table:style-name="ro1">
          <table:table-cell table:number-columns-repeated="11"/>
          <table:table-cell table:style-name="ce1" table:formula="of:=MEDIAN([.L2:.L1062])" office:value-type="float" office:value="9.00012207031295" calcext:value-type="float">
            <text:p>9</text:p>
          </table:table-cell>
          <table:table-cell office:value-type="string" calcext:value-type="string">
            <text:p>median</text:p>
          </table:table-cell>
        </table:table-row>
        <table:table-row table:style-name="ro1" table:number-rows-repeated="104751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20T18:29:06.323323085</dc:date>
    <meta:editing-duration>PT2M34S</meta:editing-duration>
    <meta:editing-cycles>3</meta:editing-cycles>
    <meta:document-statistic meta:table-count="1" meta:cell-count="12749" meta:object-count="0"/>
  </office:meta>
</office:document-meta>
</file>